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árok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Čas (s)</text:p>
          </table:table-cell>
          <table:table-cell office:value-type="string" table:style-name="ce1">
            <text:p>! CO</text:p>
          </table:table-cell>
          <table:table-cell office:value-type="string" table:style-name="ce1">
            <text:p>! CO2</text:p>
          </table:table-cell>
          <table:table-cell office:value-type="string" table:style-name="ce1">
            <text:p>! O2</text:p>
          </table:table-cell>
          <table:table-cell office:value-type="string" table:style-name="ce1">
            <text:p>! H2</text:p>
          </table:table-cell>
          <table:table-cell office:value-type="string" table:style-name="ce1">
            <text:p>Teplota spalín (°C)</text:p>
          </table:table-cell>
          <table:table-cell office:value-type="string" table:style-name="ce1">
            <text:p>! Tlak dymník</text:p>
          </table:table-cell>
          <table:table-cell office:value-type="string" table:style-name="ce1">
            <text:p>Výška trysky (cm)</text:p>
          </table:table-cell>
          <table:table-cell office:value-type="string" table:style-name="ce1">
            <text:p>! Prietok spalín</text:p>
          </table:table-cell>
          <table:table-cell office:value-type="string" table:style-name="ce1">
            <text:p>! O2 prietok</text:p>
          </table:table-cell>
          <table:table-cell office:value-type="string" table:style-name="ce1">
            <text:p>! O2 akumulované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386574029922501" table:style-name="ce1">
            <text:p>1.938657403</text:p>
          </table:table-cell>
          <table:table-cell office:value-type="float" office:value="20.478878021240199" table:style-name="ce1">
            <text:p>20.47887802</text:p>
          </table:table-cell>
          <table:table-cell office:value-type="float" office:value="0.34722220897674599" table:style-name="ce1">
            <text:p>0.347222209</text:p>
          </table:table-cell>
          <table:table-cell office:value-type="float" office:value="85.668403625488295" table:style-name="ce1">
            <text:p>85.66840363</text:p>
          </table:table-cell>
          <table:table-cell office:value-type="float" office:value="-53.24072265625" table:style-name="ce1">
            <text:p>-53.24072266</text:p>
          </table:table-cell>
          <table:table-cell office:value-type="float" office:value="170.6" table:style-name="ce1">
            <text:p>170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9386574029922501" table:style-name="ce1">
            <text:p>1.938657403</text:p>
          </table:table-cell>
          <table:table-cell office:value-type="float" office:value="20.464408874511701" table:style-name="ce1">
            <text:p>20.46440887</text:p>
          </table:table-cell>
          <table:table-cell office:value-type="float" office:value="0.34722220897674599" table:style-name="ce1">
            <text:p>0.347222209</text:p>
          </table:table-cell>
          <table:table-cell office:value-type="float" office:value="86.024307250976605" table:style-name="ce1">
            <text:p>86.02430725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69.8" table:style-name="ce1">
            <text:p>169.8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.88078701496124" table:style-name="ce1">
            <text:p>1.880787015</text:p>
          </table:table-cell>
          <table:table-cell office:value-type="float" office:value="20.4499416351318" table:style-name="ce1">
            <text:p>20.44994164</text:p>
          </table:table-cell>
          <table:table-cell office:value-type="float" office:value="0.35590279102325401" table:style-name="ce1">
            <text:p>0.355902791</text:p>
          </table:table-cell>
          <table:table-cell office:value-type="float" office:value="86.024307250976605" table:style-name="ce1">
            <text:p>86.02430725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67.9" table:style-name="ce1">
            <text:p>167.9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.85185182094574" table:style-name="ce1">
            <text:p>1.851851821</text:p>
          </table:table-cell>
          <table:table-cell office:value-type="float" office:value="20.522279739379901" table:style-name="ce1">
            <text:p>20.52227974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86.024307250976605" table:style-name="ce1">
            <text:p>86.02430725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65.3" table:style-name="ce1">
            <text:p>165.3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73611116409302" table:style-name="ce1">
            <text:p>1.736111164</text:p>
          </table:table-cell>
          <table:table-cell office:value-type="float" office:value="20.594617843627901" table:style-name="ce1">
            <text:p>20.59461784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86.380210876464801" table:style-name="ce1">
            <text:p>86.38021088</text:p>
          </table:table-cell>
          <table:table-cell office:value-type="float" office:value="-54.3981323242188" table:style-name="ce1">
            <text:p>-54.39813232</text:p>
          </table:table-cell>
          <table:table-cell office:value-type="float" office:value="162.80000000000001" table:style-name="ce1">
            <text:p>162.8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6203703880310101" table:style-name="ce1">
            <text:p>1.620370388</text:p>
          </table:table-cell>
          <table:table-cell office:value-type="float" office:value="20.7682285308838" table:style-name="ce1">
            <text:p>20.76822853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86.736114501953097" table:style-name="ce1">
            <text:p>86.7361145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60.19999999999999" table:style-name="ce1">
            <text:p>160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0.883970260620099" table:style-name="ce1">
            <text:p>20.88397026</text:p>
          </table:table-cell>
          <table:table-cell office:value-type="float" office:value="0.390625" table:style-name="ce1">
            <text:p>0.390625</text:p>
          </table:table-cell>
          <table:table-cell office:value-type="float" office:value="86.736114501953097" table:style-name="ce1">
            <text:p>86.7361145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57.6" table:style-name="ce1">
            <text:p>157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0.970775604248001" table:style-name="ce1">
            <text:p>20.9707756</text:p>
          </table:table-cell>
          <table:table-cell office:value-type="float" office:value="0.390625" table:style-name="ce1">
            <text:p>0.390625</text:p>
          </table:table-cell>
          <table:table-cell office:value-type="float" office:value="87.092010498046903" table:style-name="ce1">
            <text:p>87.0920105</text:p>
          </table:table-cell>
          <table:table-cell office:value-type="float" office:value="-56.13427734375" table:style-name="ce1">
            <text:p>-56.13427734</text:p>
          </table:table-cell>
          <table:table-cell office:value-type="float" office:value="155.1" table:style-name="ce1">
            <text:p>155.1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014177322387699" table:style-name="ce1">
            <text:p>21.01417732</text:p>
          </table:table-cell>
          <table:table-cell office:value-type="float" office:value="0.38628470897674599" table:style-name="ce1">
            <text:p>0.386284709</text:p>
          </table:table-cell>
          <table:table-cell office:value-type="float" office:value="87.447914123535199" table:style-name="ce1">
            <text:p>87.44791412</text:p>
          </table:table-cell>
          <table:table-cell office:value-type="float" office:value="-56.13427734375" table:style-name="ce1">
            <text:p>-56.13427734</text:p>
          </table:table-cell>
          <table:table-cell office:value-type="float" office:value="152.5" table:style-name="ce1">
            <text:p>152.5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0286464691162" table:style-name="ce1">
            <text:p>21.02864647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87.447914123535199" table:style-name="ce1">
            <text:p>87.44791412</text:p>
          </table:table-cell>
          <table:table-cell office:value-type="float" office:value="-56.13427734375" table:style-name="ce1">
            <text:p>-56.13427734</text:p>
          </table:table-cell>
          <table:table-cell office:value-type="float" office:value="149.9" table:style-name="ce1">
            <text:p>149.9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43113708496101" table:style-name="ce1">
            <text:p>21.04311371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87.803817749023395" table:style-name="ce1">
            <text:p>87.80381775</text:p>
          </table:table-cell>
          <table:table-cell office:value-type="float" office:value="-54.3981323242188" table:style-name="ce1">
            <text:p>-54.39813232</text:p>
          </table:table-cell>
          <table:table-cell office:value-type="float" office:value="147.30000000000001" table:style-name="ce1">
            <text:p>147.3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50346374511701" table:style-name="ce1">
            <text:p>21.05034637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88.159721374511705" table:style-name="ce1">
            <text:p>88.15972137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44.80000000000001" table:style-name="ce1">
            <text:p>144.8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43113708496101" table:style-name="ce1">
            <text:p>21.04311371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88.515625" table:style-name="ce1">
            <text:p>88.515625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42.19999999999999" table:style-name="ce1">
            <text:p>142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286464691162" table:style-name="ce1">
            <text:p>21.02864647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88.515625" table:style-name="ce1">
            <text:p>88.51562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39.69999999999999" table:style-name="ce1">
            <text:p>139.7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.6203703880310101" table:style-name="ce1">
            <text:p>1.620370388</text:p>
          </table:table-cell>
          <table:table-cell office:value-type="float" office:value="21.0286464691162" table:style-name="ce1">
            <text:p>21.02864647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88.871528625488295" table:style-name="ce1">
            <text:p>88.87152863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37.1" table:style-name="ce1">
            <text:p>137.1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21411895751999" table:style-name="ce1">
            <text:p>21.0214119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89.227432250976605" table:style-name="ce1">
            <text:p>89.22743225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34.5" table:style-name="ce1">
            <text:p>134.5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21411895751999" table:style-name="ce1">
            <text:p>21.0214119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89.583335876464801" table:style-name="ce1">
            <text:p>89.58333588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31.9" table:style-name="ce1">
            <text:p>131.9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21411895751999" table:style-name="ce1">
            <text:p>21.0214119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89.583335876464801" table:style-name="ce1">
            <text:p>89.58333588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9.30000000000001" table:style-name="ce1">
            <text:p>129.3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286464691162" table:style-name="ce1">
            <text:p>21.02864647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89.939239501953097" table:style-name="ce1">
            <text:p>89.9392395</text:p>
          </table:table-cell>
          <table:table-cell office:value-type="float" office:value="-46.875" table:style-name="ce1">
            <text:p>-46.875</text:p>
          </table:table-cell>
          <table:table-cell office:value-type="float" office:value="127.2" table:style-name="ce1">
            <text:p>127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.6203703880310101" table:style-name="ce1">
            <text:p>1.620370388</text:p>
          </table:table-cell>
          <table:table-cell office:value-type="float" office:value="21.043113708496101" table:style-name="ce1">
            <text:p>21.04311371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0.295135498046903" table:style-name="ce1">
            <text:p>90.2951355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5.8" table:style-name="ce1">
            <text:p>125.8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13" table:style-name="ce1">
            <text:p>113</text:p>
          </table:table-cell>
          <table:table-cell office:value-type="float" office:value="1.88333333333333" table:style-name="ce1">
            <text:p>1.883333333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43113708496101" table:style-name="ce1">
            <text:p>21.04311371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0.295135498046903" table:style-name="ce1">
            <text:p>90.2951355</text:p>
          </table:table-cell>
          <table:table-cell office:value-type="float" office:value="-45.138916015625" table:style-name="ce1">
            <text:p>-45.13891602</text:p>
          </table:table-cell>
          <table:table-cell office:value-type="float" office:value="124.9" table:style-name="ce1">
            <text:p>124.9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59" table:style-name="ce1">
            <text:p>159</text:p>
          </table:table-cell>
          <table:table-cell office:value-type="float" office:value="4.5333333333333297" table:style-name="ce1">
            <text:p>4.533333333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50346374511701" table:style-name="ce1">
            <text:p>21.05034637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0.651039123535199" table:style-name="ce1">
            <text:p>90.65103912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4.3" table:style-name="ce1">
            <text:p>124.3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75" table:style-name="ce1">
            <text:p>175</text:p>
          </table:table-cell>
          <table:table-cell office:value-type="float" office:value="7.45" table:style-name="ce1">
            <text:p>7.45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1.064815521240199" table:style-name="ce1">
            <text:p>21.06481552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1.006942749023395" table:style-name="ce1">
            <text:p>91.0069427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9" table:style-name="ce1">
            <text:p>123.9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77" table:style-name="ce1">
            <text:p>177</text:p>
          </table:table-cell>
          <table:table-cell office:value-type="float" office:value="10.4" table:style-name="ce1">
            <text:p>10.4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079282760620099" table:style-name="ce1">
            <text:p>21.07928276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1.362846374511705" table:style-name="ce1">
            <text:p>91.36284637</text:p>
          </table:table-cell>
          <table:table-cell office:value-type="float" office:value="-53.24072265625" table:style-name="ce1">
            <text:p>-53.24072266</text:p>
          </table:table-cell>
          <table:table-cell office:value-type="float" office:value="123.6" table:style-name="ce1">
            <text:p>123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71" table:style-name="ce1">
            <text:p>171</text:p>
          </table:table-cell>
          <table:table-cell office:value-type="float" office:value="13.25" table:style-name="ce1">
            <text:p>13.25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0865154266357" table:style-name="ce1">
            <text:p>21.08651543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1.71875" table:style-name="ce1">
            <text:p>91.71875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5" table:style-name="ce1">
            <text:p>123.5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63" table:style-name="ce1">
            <text:p>163</text:p>
          </table:table-cell>
          <table:table-cell office:value-type="float" office:value="15.966666666666701" table:style-name="ce1">
            <text:p>15.96666667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115451812744102" table:style-name="ce1">
            <text:p>21.11545181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1.71875" table:style-name="ce1">
            <text:p>91.71875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3" table:style-name="ce1">
            <text:p>123.3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55" table:style-name="ce1">
            <text:p>155</text:p>
          </table:table-cell>
          <table:table-cell office:value-type="float" office:value="18.55" table:style-name="ce1">
            <text:p>18.55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.5046296119689899" table:style-name="ce1">
            <text:p>1.504629612</text:p>
          </table:table-cell>
          <table:table-cell office:value-type="float" office:value="21.122684478759801" table:style-name="ce1">
            <text:p>21.12268448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2.074653625488295" table:style-name="ce1">
            <text:p>92.07465363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47" table:style-name="ce1">
            <text:p>147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.5046296119689899" table:style-name="ce1">
            <text:p>1.504629612</text:p>
          </table:table-cell>
          <table:table-cell office:value-type="float" office:value="21.129919052123999" table:style-name="ce1">
            <text:p>21.12991905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2.430557250976605" table:style-name="ce1">
            <text:p>92.4305572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41" table:style-name="ce1">
            <text:p>141</text:p>
          </table:table-cell>
          <table:table-cell office:value-type="float" office:value="23.35" table:style-name="ce1">
            <text:p>23.35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.5046296119689899" table:style-name="ce1">
            <text:p>1.504629612</text:p>
          </table:table-cell>
          <table:table-cell office:value-type="float" office:value="21.137153625488299" table:style-name="ce1">
            <text:p>21.13715363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2.430557250976605" table:style-name="ce1">
            <text:p>92.4305572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35" table:style-name="ce1">
            <text:p>135</text:p>
          </table:table-cell>
          <table:table-cell office:value-type="float" office:value="25.6" table:style-name="ce1">
            <text:p>25.6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.4756944179534901" table:style-name="ce1">
            <text:p>1.475694418</text:p>
          </table:table-cell>
          <table:table-cell office:value-type="float" office:value="21.1588535308838" table:style-name="ce1">
            <text:p>21.15885353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2.786460876464801" table:style-name="ce1">
            <text:p>92.78646088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31" table:style-name="ce1">
            <text:p>131</text:p>
          </table:table-cell>
          <table:table-cell office:value-type="float" office:value="27.783333333333299" table:style-name="ce1">
            <text:p>27.78333333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.4467592239379901" table:style-name="ce1">
            <text:p>1.446759224</text:p>
          </table:table-cell>
          <table:table-cell office:value-type="float" office:value="21.187789916992202" table:style-name="ce1">
            <text:p>21.18778992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3.142364501953097" table:style-name="ce1">
            <text:p>93.1423645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29" table:style-name="ce1">
            <text:p>129</text:p>
          </table:table-cell>
          <table:table-cell office:value-type="float" office:value="29.933333333333302" table:style-name="ce1">
            <text:p>29.93333333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.3599537611007699" table:style-name="ce1">
            <text:p>1.359953761</text:p>
          </table:table-cell>
          <table:table-cell office:value-type="float" office:value="21.202257156372099" table:style-name="ce1">
            <text:p>21.20225716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3.498260498046903" table:style-name="ce1">
            <text:p>93.498260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32" table:style-name="ce1">
            <text:p>132</text:p>
          </table:table-cell>
          <table:table-cell office:value-type="float" office:value="32.133333333333297" table:style-name="ce1">
            <text:p>32.13333333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.3310185670852701" table:style-name="ce1">
            <text:p>1.331018567</text:p>
          </table:table-cell>
          <table:table-cell office:value-type="float" office:value="21.238426208496101" table:style-name="ce1">
            <text:p>21.23842621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3.854164123535199" table:style-name="ce1">
            <text:p>93.85416412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43" table:style-name="ce1">
            <text:p>143</text:p>
          </table:table-cell>
          <table:table-cell office:value-type="float" office:value="34.516666666666701" table:style-name="ce1">
            <text:p>34.51666667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.3020833730697601" table:style-name="ce1">
            <text:p>1.302083373</text:p>
          </table:table-cell>
          <table:table-cell office:value-type="float" office:value="21.274595260620099" table:style-name="ce1">
            <text:p>21.27459526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3.854164123535199" table:style-name="ce1">
            <text:p>93.85416412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56" table:style-name="ce1">
            <text:p>156</text:p>
          </table:table-cell>
          <table:table-cell office:value-type="float" office:value="37.116666666666703" table:style-name="ce1">
            <text:p>37.11666667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.27314817905426" table:style-name="ce1">
            <text:p>1.273148179</text:p>
          </table:table-cell>
          <table:table-cell office:value-type="float" office:value="21.310764312744102" table:style-name="ce1">
            <text:p>21.31076431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4.210067749023395" table:style-name="ce1">
            <text:p>94.2100677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70" table:style-name="ce1">
            <text:p>170</text:p>
          </table:table-cell>
          <table:table-cell office:value-type="float" office:value="39.950000000000003" table:style-name="ce1">
            <text:p>39.95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.21527779102325" table:style-name="ce1">
            <text:p>1.215277791</text:p>
          </table:table-cell>
          <table:table-cell office:value-type="float" office:value="21.3541660308838" table:style-name="ce1">
            <text:p>21.35416603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4.565971374511705" table:style-name="ce1">
            <text:p>94.56597137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184" table:style-name="ce1">
            <text:p>184</text:p>
          </table:table-cell>
          <table:table-cell office:value-type="float" office:value="43.016666666666701" table:style-name="ce1">
            <text:p>43.01666667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.21527779102325" table:style-name="ce1">
            <text:p>1.215277791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4.565971374511705" table:style-name="ce1">
            <text:p>94.56597137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00" table:style-name="ce1">
            <text:p>200</text:p>
          </table:table-cell>
          <table:table-cell office:value-type="float" office:value="46.35" table:style-name="ce1">
            <text:p>46.35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.1863425970077499" table:style-name="ce1">
            <text:p>1.186342597</text:p>
          </table:table-cell>
          <table:table-cell office:value-type="float" office:value="21.404802322387699" table:style-name="ce1">
            <text:p>21.40480232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4.921875" table:style-name="ce1">
            <text:p>94.921875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11" table:style-name="ce1">
            <text:p>211</text:p>
          </table:table-cell>
          <table:table-cell office:value-type="float" office:value="49.866666666666703" table:style-name="ce1">
            <text:p>49.86666667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.1863425970077499" table:style-name="ce1">
            <text:p>1.186342597</text:p>
          </table:table-cell>
          <table:table-cell office:value-type="float" office:value="21.4192714691162" table:style-name="ce1">
            <text:p>21.41927147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5.277778625488295" table:style-name="ce1">
            <text:p>95.27777863</text:p>
          </table:table-cell>
          <table:table-cell office:value-type="float" office:value="-46.875" table:style-name="ce1">
            <text:p>-46.875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17" table:style-name="ce1">
            <text:p>217</text:p>
          </table:table-cell>
          <table:table-cell office:value-type="float" office:value="53.483333333333299" table:style-name="ce1">
            <text:p>53.48333333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.1574074029922501" table:style-name="ce1">
            <text:p>1.157407403</text:p>
          </table:table-cell>
          <table:table-cell office:value-type="float" office:value="21.440971374511701" table:style-name="ce1">
            <text:p>21.44097137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5.633682250976605" table:style-name="ce1">
            <text:p>95.63368225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19" table:style-name="ce1">
            <text:p>219</text:p>
          </table:table-cell>
          <table:table-cell office:value-type="float" office:value="57.133333333333297" table:style-name="ce1">
            <text:p>57.13333333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.1574074029922501" table:style-name="ce1">
            <text:p>1.157407403</text:p>
          </table:table-cell>
          <table:table-cell office:value-type="float" office:value="21.455440521240199" table:style-name="ce1">
            <text:p>21.45544052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5.633682250976605" table:style-name="ce1">
            <text:p>95.63368225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0" table:style-name="ce1">
            <text:p>220</text:p>
          </table:table-cell>
          <table:table-cell office:value-type="float" office:value="60.8" table:style-name="ce1">
            <text:p>60.8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.1574074029922501" table:style-name="ce1">
            <text:p>1.157407403</text:p>
          </table:table-cell>
          <table:table-cell office:value-type="float" office:value="21.455440521240199" table:style-name="ce1">
            <text:p>21.45544052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5.989585876464801" table:style-name="ce1">
            <text:p>95.98958588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1" table:style-name="ce1">
            <text:p>221</text:p>
          </table:table-cell>
          <table:table-cell office:value-type="float" office:value="64.483333333333306" table:style-name="ce1">
            <text:p>64.48333333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.1863425970077499" table:style-name="ce1">
            <text:p>1.186342597</text:p>
          </table:table-cell>
          <table:table-cell office:value-type="float" office:value="21.462673187255898" table:style-name="ce1">
            <text:p>21.46267319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5.989585876464801" table:style-name="ce1">
            <text:p>95.98958588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1" table:style-name="ce1">
            <text:p>221</text:p>
          </table:table-cell>
          <table:table-cell office:value-type="float" office:value="68.1666666666667" table:style-name="ce1">
            <text:p>68.16666667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1.21527779102325" table:style-name="ce1">
            <text:p>1.215277791</text:p>
          </table:table-cell>
          <table:table-cell office:value-type="float" office:value="21.455440521240199" table:style-name="ce1">
            <text:p>21.45544052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6.345489501953097" table:style-name="ce1">
            <text:p>96.3454895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2" table:style-name="ce1">
            <text:p>222</text:p>
          </table:table-cell>
          <table:table-cell office:value-type="float" office:value="71.866666666666703" table:style-name="ce1">
            <text:p>71.86666667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.21527779102325" table:style-name="ce1">
            <text:p>1.215277791</text:p>
          </table:table-cell>
          <table:table-cell office:value-type="float" office:value="21.448205947876001" table:style-name="ce1">
            <text:p>21.44820595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6.701385498046903" table:style-name="ce1">
            <text:p>96.7013855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4" table:style-name="ce1">
            <text:p>224</text:p>
          </table:table-cell>
          <table:table-cell office:value-type="float" office:value="75.599999999999994" table:style-name="ce1">
            <text:p>75.6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.3020833730697601" table:style-name="ce1">
            <text:p>1.302083373</text:p>
          </table:table-cell>
          <table:table-cell office:value-type="float" office:value="21.440971374511701" table:style-name="ce1">
            <text:p>21.44097137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7.057289123535199" table:style-name="ce1">
            <text:p>97.05728912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5" table:style-name="ce1">
            <text:p>225</text:p>
          </table:table-cell>
          <table:table-cell office:value-type="float" office:value="79.349999999999994" table:style-name="ce1">
            <text:p>79.35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.3020833730697601" table:style-name="ce1">
            <text:p>1.302083373</text:p>
          </table:table-cell>
          <table:table-cell office:value-type="float" office:value="21.404802322387699" table:style-name="ce1">
            <text:p>21.40480232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7.057289123535199" table:style-name="ce1">
            <text:p>97.05728912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8" table:style-name="ce1">
            <text:p>228</text:p>
          </table:table-cell>
          <table:table-cell office:value-type="float" office:value="83.15" table:style-name="ce1">
            <text:p>83.15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.3599537611007699" table:style-name="ce1">
            <text:p>1.359953761</text:p>
          </table:table-cell>
          <table:table-cell office:value-type="float" office:value="21.404802322387699" table:style-name="ce1">
            <text:p>21.40480232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7.413192749023395" table:style-name="ce1">
            <text:p>97.41319275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229" table:style-name="ce1">
            <text:p>229</text:p>
          </table:table-cell>
          <table:table-cell office:value-type="float" office:value="86.966666666666697" table:style-name="ce1">
            <text:p>86.96666667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.4467592239379901" table:style-name="ce1">
            <text:p>1.446759224</text:p>
          </table:table-cell>
          <table:table-cell office:value-type="float" office:value="21.4265041351318" table:style-name="ce1">
            <text:p>21.42650414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7.769096374511705" table:style-name="ce1">
            <text:p>97.76909637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23.2" table:style-name="ce1">
            <text:p>123.2</text:p>
          </table:table-cell>
          <table:table-cell office:value-type="float" office:value="76276.7734375" table:style-name="ce1">
            <text:p>76276.77344</text:p>
          </table:table-cell>
          <table:table-cell office:value-type="float" office:value="231" table:style-name="ce1">
            <text:p>231</text:p>
          </table:table-cell>
          <table:table-cell office:value-type="float" office:value="90.816666666666706" table:style-name="ce1">
            <text:p>90.81666667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1.4756944179534901" table:style-name="ce1">
            <text:p>1.475694418</text:p>
          </table:table-cell>
          <table:table-cell office:value-type="float" office:value="21.6796875" table:style-name="ce1">
            <text:p>21.6796875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97.769096374511705" table:style-name="ce1">
            <text:p>97.76909637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2" table:style-name="ce1">
            <text:p>123.2</text:p>
          </table:table-cell>
          <table:table-cell office:value-type="float" office:value="83532.796875" table:style-name="ce1">
            <text:p>83532.79688</text:p>
          </table:table-cell>
          <table:table-cell office:value-type="float" office:value="234" table:style-name="ce1">
            <text:p>234</text:p>
          </table:table-cell>
          <table:table-cell office:value-type="float" office:value="94.716666666666697" table:style-name="ce1">
            <text:p>94.71666667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.5625" table:style-name="ce1">
            <text:p>1.5625</text:p>
          </table:table-cell>
          <table:table-cell office:value-type="float" office:value="21.925636291503899" table:style-name="ce1">
            <text:p>21.92563629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98.125" table:style-name="ce1">
            <text:p>98.125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2" table:style-name="ce1">
            <text:p>123.2</text:p>
          </table:table-cell>
          <table:table-cell office:value-type="float" office:value="88842.09375" table:style-name="ce1">
            <text:p>88842.09375</text:p>
          </table:table-cell>
          <table:table-cell office:value-type="float" office:value="245" table:style-name="ce1">
            <text:p>245</text:p>
          </table:table-cell>
          <table:table-cell office:value-type="float" office:value="98.8" table:style-name="ce1">
            <text:p>98.8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.5914351940155" table:style-name="ce1">
            <text:p>1.591435194</text:p>
          </table:table-cell>
          <table:table-cell office:value-type="float" office:value="22.1354160308838" table:style-name="ce1">
            <text:p>22.13541603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8.480895996093807" table:style-name="ce1">
            <text:p>98.480896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2" table:style-name="ce1">
            <text:p>123.2</text:p>
          </table:table-cell>
          <table:table-cell office:value-type="float" office:value="90877.3125" table:style-name="ce1">
            <text:p>90877.3125</text:p>
          </table:table-cell>
          <table:table-cell office:value-type="float" office:value="264" table:style-name="ce1">
            <text:p>264</text:p>
          </table:table-cell>
          <table:table-cell office:value-type="float" office:value="103.2" table:style-name="ce1">
            <text:p>103.2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.6493055820465099" table:style-name="ce1">
            <text:p>1.649305582</text:p>
          </table:table-cell>
          <table:table-cell office:value-type="float" office:value="22.576677322387699" table:style-name="ce1">
            <text:p>22.57667732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98.836807250976605" table:style-name="ce1">
            <text:p>98.83680725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2" table:style-name="ce1">
            <text:p>123.2</text:p>
          </table:table-cell>
          <table:table-cell office:value-type="float" office:value="91585.21875" table:style-name="ce1">
            <text:p>91585.21875</text:p>
          </table:table-cell>
          <table:table-cell office:value-type="float" office:value="283" table:style-name="ce1">
            <text:p>283</text:p>
          </table:table-cell>
          <table:table-cell office:value-type="float" office:value="107.916666666667" table:style-name="ce1">
            <text:p>107.9166667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1.70717597007751" table:style-name="ce1">
            <text:p>1.70717597</text:p>
          </table:table-cell>
          <table:table-cell office:value-type="float" office:value="22.7141208648682" table:style-name="ce1">
            <text:p>22.71412086</text:p>
          </table:table-cell>
          <table:table-cell office:value-type="float" office:value="0.390625" table:style-name="ce1">
            <text:p>0.390625</text:p>
          </table:table-cell>
          <table:table-cell office:value-type="float" office:value="99.192703247070298" table:style-name="ce1">
            <text:p>99.19270325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23.2" table:style-name="ce1">
            <text:p>123.2</text:p>
          </table:table-cell>
          <table:table-cell office:value-type="float" office:value="92912.546875" table:style-name="ce1">
            <text:p>92912.54688</text:p>
          </table:table-cell>
          <table:table-cell office:value-type="float" office:value="303" table:style-name="ce1">
            <text:p>303</text:p>
          </table:table-cell>
          <table:table-cell office:value-type="float" office:value="112.966666666667" table:style-name="ce1">
            <text:p>112.9666667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1.70717597007751" table:style-name="ce1">
            <text:p>1.70717597</text:p>
          </table:table-cell>
          <table:table-cell office:value-type="float" office:value="22.967302322387699" table:style-name="ce1">
            <text:p>22.96730232</text:p>
          </table:table-cell>
          <table:table-cell office:value-type="float" office:value="0.39930555224418601" table:style-name="ce1">
            <text:p>0.399305552</text:p>
          </table:table-cell>
          <table:table-cell office:value-type="float" office:value="99.548614501953097" table:style-name="ce1">
            <text:p>99.5486145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23.2" table:style-name="ce1">
            <text:p>123.2</text:p>
          </table:table-cell>
          <table:table-cell office:value-type="float" office:value="90434.8828125" table:style-name="ce1">
            <text:p>90434.88281</text:p>
          </table:table-cell>
          <table:table-cell office:value-type="float" office:value="328" table:style-name="ce1">
            <text:p>328</text:p>
          </table:table-cell>
          <table:table-cell office:value-type="float" office:value="118.433333333333" table:style-name="ce1">
            <text:p>118.4333333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.73611116409302" table:style-name="ce1">
            <text:p>1.736111164</text:p>
          </table:table-cell>
          <table:table-cell office:value-type="float" office:value="23.1119785308838" table:style-name="ce1">
            <text:p>23.11197853</text:p>
          </table:table-cell>
          <table:table-cell office:value-type="float" office:value="0.40798610448837302" table:style-name="ce1">
            <text:p>0.407986104</text:p>
          </table:table-cell>
          <table:table-cell office:value-type="float" office:value="99.548614501953097" table:style-name="ce1">
            <text:p>99.548614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6629.890625" table:style-name="ce1">
            <text:p>86629.89063</text:p>
          </table:table-cell>
          <table:table-cell office:value-type="float" office:value="346" table:style-name="ce1">
            <text:p>346</text:p>
          </table:table-cell>
          <table:table-cell office:value-type="float" office:value="124.2" table:style-name="ce1">
            <text:p>124.2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.7650462388992301" table:style-name="ce1">
            <text:p>1.765046239</text:p>
          </table:table-cell>
          <table:table-cell office:value-type="float" office:value="23.336227416992202" table:style-name="ce1">
            <text:p>23.33622742</text:p>
          </table:table-cell>
          <table:table-cell office:value-type="float" office:value="0.40798610448837302" table:style-name="ce1">
            <text:p>0.407986104</text:p>
          </table:table-cell>
          <table:table-cell office:value-type="float" office:value="99.904510498046903" table:style-name="ce1">
            <text:p>99.9045105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23.2" table:style-name="ce1">
            <text:p>123.2</text:p>
          </table:table-cell>
          <table:table-cell office:value-type="float" office:value="80170.25" table:style-name="ce1">
            <text:p>80170.25</text:p>
          </table:table-cell>
          <table:table-cell office:value-type="float" office:value="364" table:style-name="ce1">
            <text:p>364</text:p>
          </table:table-cell>
          <table:table-cell office:value-type="float" office:value="130.26666666666699" table:style-name="ce1">
            <text:p>130.2666667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1.85185182094574" table:style-name="ce1">
            <text:p>1.851851821</text:p>
          </table:table-cell>
          <table:table-cell office:value-type="float" office:value="23.336227416992202" table:style-name="ce1">
            <text:p>23.33622742</text:p>
          </table:table-cell>
          <table:table-cell office:value-type="float" office:value="0.41232639551162698" table:style-name="ce1">
            <text:p>0.412326396</text:p>
          </table:table-cell>
          <table:table-cell office:value-type="float" office:value="100.26042175293" table:style-name="ce1">
            <text:p>100.2604218</text:p>
          </table:table-cell>
          <table:table-cell office:value-type="float" office:value="-45.7175903320313" table:style-name="ce1">
            <text:p>-45.71759033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383" table:style-name="ce1">
            <text:p>383</text:p>
          </table:table-cell>
          <table:table-cell office:value-type="float" office:value="136.65" table:style-name="ce1">
            <text:p>136.65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.88078701496124" table:style-name="ce1">
            <text:p>1.880787015</text:p>
          </table:table-cell>
          <table:table-cell office:value-type="float" office:value="23.509838104248001" table:style-name="ce1">
            <text:p>23.5098381</text:p>
          </table:table-cell>
          <table:table-cell office:value-type="float" office:value="0.41232639551162698" table:style-name="ce1">
            <text:p>0.412326396</text:p>
          </table:table-cell>
          <table:table-cell office:value-type="float" office:value="100.616317749023" table:style-name="ce1">
            <text:p>100.6163177</text:p>
          </table:table-cell>
          <table:table-cell office:value-type="float" office:value="-41.6666870117188" table:style-name="ce1">
            <text:p>-41.66668701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396" table:style-name="ce1">
            <text:p>396</text:p>
          </table:table-cell>
          <table:table-cell office:value-type="float" office:value="143.25" table:style-name="ce1">
            <text:p>143.25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1.90972220897675" table:style-name="ce1">
            <text:p>1.909722209</text:p>
          </table:table-cell>
          <table:table-cell office:value-type="float" office:value="23.647279739379901" table:style-name="ce1">
            <text:p>23.64727974</text:p>
          </table:table-cell>
          <table:table-cell office:value-type="float" office:value="0.41232639551162698" table:style-name="ce1">
            <text:p>0.412326396</text:p>
          </table:table-cell>
          <table:table-cell office:value-type="float" office:value="100.616317749023" table:style-name="ce1">
            <text:p>100.6163177</text:p>
          </table:table-cell>
          <table:table-cell office:value-type="float" office:value="-32.986083984375" table:style-name="ce1">
            <text:p>-32.98608398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400" table:style-name="ce1">
            <text:p>400</text:p>
          </table:table-cell>
          <table:table-cell office:value-type="float" office:value="149.916666666667" table:style-name="ce1">
            <text:p>149.9166667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.9386574029922501" table:style-name="ce1">
            <text:p>1.938657403</text:p>
          </table:table-cell>
          <table:table-cell office:value-type="float" office:value="23.777488708496101" table:style-name="ce1">
            <text:p>23.77748871</text:p>
          </table:table-cell>
          <table:table-cell office:value-type="float" office:value="0.41232639551162698" table:style-name="ce1">
            <text:p>0.412326396</text:p>
          </table:table-cell>
          <table:table-cell office:value-type="float" office:value="100.97222900390599" table:style-name="ce1">
            <text:p>100.972229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406" table:style-name="ce1">
            <text:p>406</text:p>
          </table:table-cell>
          <table:table-cell office:value-type="float" office:value="156.683333333333" table:style-name="ce1">
            <text:p>156.6833333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2.02546286582947" table:style-name="ce1">
            <text:p>2.025462866</text:p>
          </table:table-cell>
          <table:table-cell office:value-type="float" office:value="23.791955947876001" table:style-name="ce1">
            <text:p>23.79195595</text:p>
          </table:table-cell>
          <table:table-cell office:value-type="float" office:value="0.41666665673255898" table:style-name="ce1">
            <text:p>0.416666657</text:p>
          </table:table-cell>
          <table:table-cell office:value-type="float" office:value="101.328125" table:style-name="ce1">
            <text:p>101.328125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414" table:style-name="ce1">
            <text:p>414</text:p>
          </table:table-cell>
          <table:table-cell office:value-type="float" office:value="163.583333333333" table:style-name="ce1">
            <text:p>163.5833333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2.0833332538604701" table:style-name="ce1">
            <text:p>2.083333254</text:p>
          </table:table-cell>
          <table:table-cell office:value-type="float" office:value="23.922164916992202" table:style-name="ce1">
            <text:p>23.92216492</text:p>
          </table:table-cell>
          <table:table-cell office:value-type="float" office:value="0.41666665673255898" table:style-name="ce1">
            <text:p>0.416666657</text:p>
          </table:table-cell>
          <table:table-cell office:value-type="float" office:value="101.68402099609401" table:style-name="ce1">
            <text:p>101.684021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23.2" table:style-name="ce1">
            <text:p>123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420" table:style-name="ce1">
            <text:p>420</text:p>
          </table:table-cell>
          <table:table-cell office:value-type="float" office:value="170.583333333333" table:style-name="ce1">
            <text:p>170.5833333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2.1412036418914799" table:style-name="ce1">
            <text:p>2.141203642</text:p>
          </table:table-cell>
          <table:table-cell office:value-type="float" office:value="24.066841125488299" table:style-name="ce1">
            <text:p>24.06684113</text:p>
          </table:table-cell>
          <table:table-cell office:value-type="float" office:value="0.41666665673255898" table:style-name="ce1">
            <text:p>0.416666657</text:p>
          </table:table-cell>
          <table:table-cell office:value-type="float" office:value="102.039932250977" table:style-name="ce1">
            <text:p>102.0399323</text:p>
          </table:table-cell>
          <table:table-cell office:value-type="float" office:value="-34.1434936523438" table:style-name="ce1">
            <text:p>-34.14349365</text:p>
          </table:table-cell>
          <table:table-cell office:value-type="float" office:value="123.2" table:style-name="ce1">
            <text:p>123.2</text:p>
          </table:table-cell>
          <table:table-cell office:value-type="float" office:value="33979.4453125" table:style-name="ce1">
            <text:p>33979.44531</text:p>
          </table:table-cell>
          <table:table-cell office:value-type="float" office:value="423" table:style-name="ce1">
            <text:p>423</text:p>
          </table:table-cell>
          <table:table-cell office:value-type="float" office:value="177.63333333333301" table:style-name="ce1">
            <text:p>177.6333333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2.1701388359069802" table:style-name="ce1">
            <text:p>2.170138836</text:p>
          </table:table-cell>
          <table:table-cell office:value-type="float" office:value="24.1536464691162" table:style-name="ce1">
            <text:p>24.15364647</text:p>
          </table:table-cell>
          <table:table-cell office:value-type="float" office:value="0.42100694775581399" table:style-name="ce1">
            <text:p>0.421006948</text:p>
          </table:table-cell>
          <table:table-cell office:value-type="float" office:value="103.107635498047" table:style-name="ce1">
            <text:p>103.1076355</text:p>
          </table:table-cell>
          <table:table-cell office:value-type="float" office:value="-36.4583129882813" table:style-name="ce1">
            <text:p>-36.45831299</text:p>
          </table:table-cell>
          <table:table-cell office:value-type="float" office:value="123.2" table:style-name="ce1">
            <text:p>123.2</text:p>
          </table:table-cell>
          <table:table-cell office:value-type="float" office:value="52827.41796875" table:style-name="ce1">
            <text:p>52827.41797</text:p>
          </table:table-cell>
          <table:table-cell office:value-type="float" office:value="428" table:style-name="ce1">
            <text:p>428</text:p>
          </table:table-cell>
          <table:table-cell office:value-type="float" office:value="184.76666666666699" table:style-name="ce1">
            <text:p>184.7666667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.2858796119689901" table:style-name="ce1">
            <text:p>2.285879612</text:p>
          </table:table-cell>
          <table:table-cell office:value-type="float" office:value="24.240451812744102" table:style-name="ce1">
            <text:p>24.24045181</text:p>
          </table:table-cell>
          <table:table-cell office:value-type="float" office:value="0.4296875" table:style-name="ce1">
            <text:p>0.4296875</text:p>
          </table:table-cell>
          <table:table-cell office:value-type="float" office:value="104.17535400390599" table:style-name="ce1">
            <text:p>104.175354</text:p>
          </table:table-cell>
          <table:table-cell office:value-type="float" office:value="-41.6666870117188" table:style-name="ce1">
            <text:p>-41.66668701</text:p>
          </table:table-cell>
          <table:table-cell office:value-type="float" office:value="123.2" table:style-name="ce1">
            <text:p>123.2</text:p>
          </table:table-cell>
          <table:table-cell office:value-type="float" office:value="61499.25390625" table:style-name="ce1">
            <text:p>61499.25391</text:p>
          </table:table-cell>
          <table:table-cell office:value-type="float" office:value="431" table:style-name="ce1">
            <text:p>431</text:p>
          </table:table-cell>
          <table:table-cell office:value-type="float" office:value="191.95" table:style-name="ce1">
            <text:p>191.95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2.34375" table:style-name="ce1">
            <text:p>2.34375</text:p>
          </table:table-cell>
          <table:table-cell office:value-type="float" office:value="24.262153625488299" table:style-name="ce1">
            <text:p>24.26215363</text:p>
          </table:table-cell>
          <table:table-cell office:value-type="float" office:value="0.4296875" table:style-name="ce1">
            <text:p>0.4296875</text:p>
          </table:table-cell>
          <table:table-cell office:value-type="float" office:value="104.17535400390599" table:style-name="ce1">
            <text:p>104.175354</text:p>
          </table:table-cell>
          <table:table-cell office:value-type="float" office:value="-45.138916015625" table:style-name="ce1">
            <text:p>-45.13891602</text:p>
          </table:table-cell>
          <table:table-cell office:value-type="float" office:value="123.2" table:style-name="ce1">
            <text:p>123.2</text:p>
          </table:table-cell>
          <table:table-cell office:value-type="float" office:value="77427.1171875" table:style-name="ce1">
            <text:p>77427.11719</text:p>
          </table:table-cell>
          <table:table-cell office:value-type="float" office:value="435" table:style-name="ce1">
            <text:p>435</text:p>
          </table:table-cell>
          <table:table-cell office:value-type="float" office:value="199.2" table:style-name="ce1">
            <text:p>199.2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.3726851940154998" table:style-name="ce1">
            <text:p>2.372685194</text:p>
          </table:table-cell>
          <table:table-cell office:value-type="float" office:value="24.312789916992202" table:style-name="ce1">
            <text:p>24.31278992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105.954864501953" table:style-name="ce1">
            <text:p>105.9548645</text:p>
          </table:table-cell>
          <table:table-cell office:value-type="float" office:value="-49.7684936523438" table:style-name="ce1">
            <text:p>-49.76849365</text:p>
          </table:table-cell>
          <table:table-cell office:value-type="float" office:value="123.2" table:style-name="ce1">
            <text:p>123.2</text:p>
          </table:table-cell>
          <table:table-cell office:value-type="float" office:value="87514.765625" table:style-name="ce1">
            <text:p>87514.76563</text:p>
          </table:table-cell>
          <table:table-cell office:value-type="float" office:value="437" table:style-name="ce1">
            <text:p>437</text:p>
          </table:table-cell>
          <table:table-cell office:value-type="float" office:value="206.48333333333301" table:style-name="ce1">
            <text:p>206.4833333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2.4305555820465101" table:style-name="ce1">
            <text:p>2.430555582</text:p>
          </table:table-cell>
          <table:table-cell office:value-type="float" office:value="24.428529739379901" table:style-name="ce1">
            <text:p>24.42852974</text:p>
          </table:table-cell>
          <table:table-cell office:value-type="float" office:value="0.43836805224418601" table:style-name="ce1">
            <text:p>0.438368052</text:p>
          </table:table-cell>
          <table:table-cell office:value-type="float" office:value="108.09027099609401" table:style-name="ce1">
            <text:p>108.090271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23.2" table:style-name="ce1">
            <text:p>123.2</text:p>
          </table:table-cell>
          <table:table-cell office:value-type="float" office:value="96983" table:style-name="ce1">
            <text:p>96983</text:p>
          </table:table-cell>
          <table:table-cell office:value-type="float" office:value="439" table:style-name="ce1">
            <text:p>439</text:p>
          </table:table-cell>
          <table:table-cell office:value-type="float" office:value="213.8" table:style-name="ce1">
            <text:p>213.8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2.4594907760620099" table:style-name="ce1">
            <text:p>2.459490776</text:p>
          </table:table-cell>
          <table:table-cell office:value-type="float" office:value="24.450231552123999" table:style-name="ce1">
            <text:p>24.45023155</text:p>
          </table:table-cell>
          <table:table-cell office:value-type="float" office:value="0.43836805224418601" table:style-name="ce1">
            <text:p>0.438368052</text:p>
          </table:table-cell>
          <table:table-cell office:value-type="float" office:value="110.225692749023" table:style-name="ce1">
            <text:p>110.2256927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23.2" table:style-name="ce1">
            <text:p>123.2</text:p>
          </table:table-cell>
          <table:table-cell office:value-type="float" office:value="105212.3984375" table:style-name="ce1">
            <text:p>105212.3984</text:p>
          </table:table-cell>
          <table:table-cell office:value-type="float" office:value="442" table:style-name="ce1">
            <text:p>442</text:p>
          </table:table-cell>
          <table:table-cell office:value-type="float" office:value="221.166666666667" table:style-name="ce1">
            <text:p>221.1666667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.4594907760620099" table:style-name="ce1">
            <text:p>2.459490776</text:p>
          </table:table-cell>
          <table:table-cell office:value-type="float" office:value="24.457466125488299" table:style-name="ce1">
            <text:p>24.45746613</text:p>
          </table:table-cell>
          <table:table-cell office:value-type="float" office:value="0.44270834326744102" table:style-name="ce1">
            <text:p>0.442708343</text:p>
          </table:table-cell>
          <table:table-cell office:value-type="float" office:value="112.361114501953" table:style-name="ce1">
            <text:p>112.3611145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23.2" table:style-name="ce1">
            <text:p>123.2</text:p>
          </table:table-cell>
          <table:table-cell office:value-type="float" office:value="115034.5703125" table:style-name="ce1">
            <text:p>115034.5703</text:p>
          </table:table-cell>
          <table:table-cell office:value-type="float" office:value="444" table:style-name="ce1">
            <text:p>444</text:p>
          </table:table-cell>
          <table:table-cell office:value-type="float" office:value="228.566666666667" table:style-name="ce1">
            <text:p>228.5666667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2.4884259700775102" table:style-name="ce1">
            <text:p>2.48842597</text:p>
          </table:table-cell>
          <table:table-cell office:value-type="float" office:value="24.442996978759801" table:style-name="ce1">
            <text:p>24.44299698</text:p>
          </table:table-cell>
          <table:table-cell office:value-type="float" office:value="0.44270834326744102" table:style-name="ce1">
            <text:p>0.442708343</text:p>
          </table:table-cell>
          <table:table-cell office:value-type="float" office:value="114.852432250977" table:style-name="ce1">
            <text:p>114.8524323</text:p>
          </table:table-cell>
          <table:table-cell office:value-type="float" office:value="-62.5" table:style-name="ce1">
            <text:p>-62.5</text:p>
          </table:table-cell>
          <table:table-cell office:value-type="float" office:value="123.2" table:style-name="ce1">
            <text:p>123.2</text:p>
          </table:table-cell>
          <table:table-cell office:value-type="float" office:value="122556.0625" table:style-name="ce1">
            <text:p>122556.0625</text:p>
          </table:table-cell>
          <table:table-cell office:value-type="float" office:value="446" table:style-name="ce1">
            <text:p>446</text:p>
          </table:table-cell>
          <table:table-cell office:value-type="float" office:value="236" table:style-name="ce1">
            <text:p>236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2.4884259700775102" table:style-name="ce1">
            <text:p>2.48842597</text:p>
          </table:table-cell>
          <table:table-cell office:value-type="float" office:value="24.4068279266357" table:style-name="ce1">
            <text:p>24.40682793</text:p>
          </table:table-cell>
          <table:table-cell office:value-type="float" office:value="0.44270834326744102" table:style-name="ce1">
            <text:p>0.442708343</text:p>
          </table:table-cell>
          <table:table-cell office:value-type="float" office:value="117.69964599609401" table:style-name="ce1">
            <text:p>117.699646</text:p>
          </table:table-cell>
          <table:table-cell office:value-type="float" office:value="-62.5" table:style-name="ce1">
            <text:p>-62.5</text:p>
          </table:table-cell>
          <table:table-cell office:value-type="float" office:value="123.2" table:style-name="ce1">
            <text:p>123.2</text:p>
          </table:table-cell>
          <table:table-cell office:value-type="float" office:value="128042.3359375" table:style-name="ce1">
            <text:p>128042.3359</text:p>
          </table:table-cell>
          <table:table-cell office:value-type="float" office:value="446" table:style-name="ce1">
            <text:p>446</text:p>
          </table:table-cell>
          <table:table-cell office:value-type="float" office:value="243.433333333333" table:style-name="ce1">
            <text:p>243.4333333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2.5173611640930198" table:style-name="ce1">
            <text:p>2.517361164</text:p>
          </table:table-cell>
          <table:table-cell office:value-type="float" office:value="24.298322677612301" table:style-name="ce1">
            <text:p>24.29832268</text:p>
          </table:table-cell>
          <table:table-cell office:value-type="float" office:value="0.44270834326744102" table:style-name="ce1">
            <text:p>0.442708343</text:p>
          </table:table-cell>
          <table:table-cell office:value-type="float" office:value="120.90277099609401" table:style-name="ce1">
            <text:p>120.902771</text:p>
          </table:table-cell>
          <table:table-cell office:value-type="float" office:value="-65.393493652343807" table:style-name="ce1">
            <text:p>-65.39349365</text:p>
          </table:table-cell>
          <table:table-cell office:value-type="float" office:value="123.2" table:style-name="ce1">
            <text:p>123.2</text:p>
          </table:table-cell>
          <table:table-cell office:value-type="float" office:value="131581.859375" table:style-name="ce1">
            <text:p>131581.8594</text:p>
          </table:table-cell>
          <table:table-cell office:value-type="float" office:value="447" table:style-name="ce1">
            <text:p>447</text:p>
          </table:table-cell>
          <table:table-cell office:value-type="float" office:value="250.88333333333301" table:style-name="ce1">
            <text:p>250.8833333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2.5173611640930198" table:style-name="ce1">
            <text:p>2.517361164</text:p>
          </table:table-cell>
          <table:table-cell office:value-type="float" office:value="24.175346374511701" table:style-name="ce1">
            <text:p>24.17534637</text:p>
          </table:table-cell>
          <table:table-cell office:value-type="float" office:value="0.44270834326744102" table:style-name="ce1">
            <text:p>0.442708343</text:p>
          </table:table-cell>
          <table:table-cell office:value-type="float" office:value="125.88542175293" table:style-name="ce1">
            <text:p>125.8854218</text:p>
          </table:table-cell>
          <table:table-cell office:value-type="float" office:value="-68.86572265625" table:style-name="ce1">
            <text:p>-68.86572266</text:p>
          </table:table-cell>
          <table:table-cell office:value-type="float" office:value="123.2" table:style-name="ce1">
            <text:p>123.2</text:p>
          </table:table-cell>
          <table:table-cell office:value-type="float" office:value="135032.890625" table:style-name="ce1">
            <text:p>135032.8906</text:p>
          </table:table-cell>
          <table:table-cell office:value-type="float" office:value="448" table:style-name="ce1">
            <text:p>448</text:p>
          </table:table-cell>
          <table:table-cell office:value-type="float" office:value="258.35000000000002" table:style-name="ce1">
            <text:p>258.35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2.6041667461395299" table:style-name="ce1">
            <text:p>2.604166746</text:p>
          </table:table-cell>
          <table:table-cell office:value-type="float" office:value="24.103010177612301" table:style-name="ce1">
            <text:p>24.10301018</text:p>
          </table:table-cell>
          <table:table-cell office:value-type="float" office:value="0.43836805224418601" table:style-name="ce1">
            <text:p>0.438368052</text:p>
          </table:table-cell>
          <table:table-cell office:value-type="float" office:value="129.80035400390599" table:style-name="ce1">
            <text:p>129.800354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23.2" table:style-name="ce1">
            <text:p>123.2</text:p>
          </table:table-cell>
          <table:table-cell office:value-type="float" office:value="136448.703125" table:style-name="ce1">
            <text:p>136448.7031</text:p>
          </table:table-cell>
          <table:table-cell office:value-type="float" office:value="448" table:style-name="ce1">
            <text:p>448</text:p>
          </table:table-cell>
          <table:table-cell office:value-type="float" office:value="265.816666666667" table:style-name="ce1">
            <text:p>265.8166667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2.6331019401550302" table:style-name="ce1">
            <text:p>2.63310194</text:p>
          </table:table-cell>
          <table:table-cell office:value-type="float" office:value="23.972801208496101" table:style-name="ce1">
            <text:p>23.97280121</text:p>
          </table:table-cell>
          <table:table-cell office:value-type="float" office:value="0.43836805224418601" table:style-name="ce1">
            <text:p>0.438368052</text:p>
          </table:table-cell>
          <table:table-cell office:value-type="float" office:value="133.00347900390599" table:style-name="ce1">
            <text:p>133.003479</text:p>
          </table:table-cell>
          <table:table-cell office:value-type="float" office:value="-74.652770996093807" table:style-name="ce1">
            <text:p>-74.652771</text:p>
          </table:table-cell>
          <table:table-cell office:value-type="float" office:value="123.2" table:style-name="ce1">
            <text:p>123.2</text:p>
          </table:table-cell>
          <table:table-cell office:value-type="float" office:value="137510.5625" table:style-name="ce1">
            <text:p>137510.5625</text:p>
          </table:table-cell>
          <table:table-cell office:value-type="float" office:value="449" table:style-name="ce1">
            <text:p>449</text:p>
          </table:table-cell>
          <table:table-cell office:value-type="float" office:value="273.3" table:style-name="ce1">
            <text:p>273.3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2.7199075222015399" table:style-name="ce1">
            <text:p>2.719907522</text:p>
          </table:table-cell>
          <table:table-cell office:value-type="float" office:value="23.8353595733643" table:style-name="ce1">
            <text:p>23.83535957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136.91839599609401" table:style-name="ce1">
            <text:p>136.918396</text:p>
          </table:table-cell>
          <table:table-cell office:value-type="float" office:value="-76.388916015625" table:style-name="ce1">
            <text:p>-76.38891602</text:p>
          </table:table-cell>
          <table:table-cell office:value-type="float" office:value="123.2" table:style-name="ce1">
            <text:p>123.2</text:p>
          </table:table-cell>
          <table:table-cell office:value-type="float" office:value="141934.96875" table:style-name="ce1">
            <text:p>141934.9688</text:p>
          </table:table-cell>
          <table:table-cell office:value-type="float" office:value="449" table:style-name="ce1">
            <text:p>449</text:p>
          </table:table-cell>
          <table:table-cell office:value-type="float" office:value="280.78333333333302" table:style-name="ce1">
            <text:p>280.7833333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2.7777776718139702" table:style-name="ce1">
            <text:p>2.777777672</text:p>
          </table:table-cell>
          <table:table-cell office:value-type="float" office:value="23.755786895751999" table:style-name="ce1">
            <text:p>23.7557869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140.47743225097699" table:style-name="ce1">
            <text:p>140.4774323</text:p>
          </table:table-cell>
          <table:table-cell office:value-type="float" office:value="-77.546325683593807" table:style-name="ce1">
            <text:p>-77.54632568</text:p>
          </table:table-cell>
          <table:table-cell office:value-type="float" office:value="123.2" table:style-name="ce1">
            <text:p>123.2</text:p>
          </table:table-cell>
          <table:table-cell office:value-type="float" office:value="144855.078125" table:style-name="ce1">
            <text:p>144855.0781</text:p>
          </table:table-cell>
          <table:table-cell office:value-type="float" office:value="450" table:style-name="ce1">
            <text:p>450</text:p>
          </table:table-cell>
          <table:table-cell office:value-type="float" office:value="288.28333333333302" table:style-name="ce1">
            <text:p>288.2833333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2.8935184478759801" table:style-name="ce1">
            <text:p>2.893518448</text:p>
          </table:table-cell>
          <table:table-cell office:value-type="float" office:value="23.6906833648682" table:style-name="ce1">
            <text:p>23.69068336</text:p>
          </table:table-cell>
          <table:table-cell office:value-type="float" office:value="0.4296875" table:style-name="ce1">
            <text:p>0.4296875</text:p>
          </table:table-cell>
          <table:table-cell office:value-type="float" office:value="149.01910400390599" table:style-name="ce1">
            <text:p>149.019104</text:p>
          </table:table-cell>
          <table:table-cell office:value-type="float" office:value="-81.597229003906307" table:style-name="ce1">
            <text:p>-81.597229</text:p>
          </table:table-cell>
          <table:table-cell office:value-type="float" office:value="123.2" table:style-name="ce1">
            <text:p>123.2</text:p>
          </table:table-cell>
          <table:table-cell office:value-type="float" office:value="147332.75" table:style-name="ce1">
            <text:p>147332.75</text:p>
          </table:table-cell>
          <table:table-cell office:value-type="float" office:value="450" table:style-name="ce1">
            <text:p>450</text:p>
          </table:table-cell>
          <table:table-cell office:value-type="float" office:value="295.78333333333302" table:style-name="ce1">
            <text:p>295.7833333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.2118055820465101" table:style-name="ce1">
            <text:p>3.211805582</text:p>
          </table:table-cell>
          <table:table-cell office:value-type="float" office:value="23.546007156372099" table:style-name="ce1">
            <text:p>23.54600716</text:p>
          </table:table-cell>
          <table:table-cell office:value-type="float" office:value="0.42100694775581399" table:style-name="ce1">
            <text:p>0.421006948</text:p>
          </table:table-cell>
          <table:table-cell office:value-type="float" office:value="153.28993225097699" table:style-name="ce1">
            <text:p>153.2899323</text:p>
          </table:table-cell>
          <table:table-cell office:value-type="float" office:value="-82.754638671875" table:style-name="ce1">
            <text:p>-82.75463867</text:p>
          </table:table-cell>
          <table:table-cell office:value-type="float" office:value="123.2" table:style-name="ce1">
            <text:p>123.2</text:p>
          </table:table-cell>
          <table:table-cell office:value-type="float" office:value="149014.015625" table:style-name="ce1">
            <text:p>149014.0156</text:p>
          </table:table-cell>
          <table:table-cell office:value-type="float" office:value="451" table:style-name="ce1">
            <text:p>451</text:p>
          </table:table-cell>
          <table:table-cell office:value-type="float" office:value="303.3" table:style-name="ce1">
            <text:p>303.3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3.3564815521240199" table:style-name="ce1">
            <text:p>3.356481552</text:p>
          </table:table-cell>
          <table:table-cell office:value-type="float" office:value="23.328992843627901" table:style-name="ce1">
            <text:p>23.32899284</text:p>
          </table:table-cell>
          <table:table-cell office:value-type="float" office:value="0.39930555224418601" table:style-name="ce1">
            <text:p>0.399305552</text:p>
          </table:table-cell>
          <table:table-cell office:value-type="float" office:value="158.62847900390599" table:style-name="ce1">
            <text:p>158.628479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23.2" table:style-name="ce1">
            <text:p>123.2</text:p>
          </table:table-cell>
          <table:table-cell office:value-type="float" office:value="152376.578125" table:style-name="ce1">
            <text:p>152376.5781</text:p>
          </table:table-cell>
          <table:table-cell office:value-type="float" office:value="452" table:style-name="ce1">
            <text:p>452</text:p>
          </table:table-cell>
          <table:table-cell office:value-type="float" office:value="310.83333333333297" table:style-name="ce1">
            <text:p>310.8333333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4.3113427162170401" table:style-name="ce1">
            <text:p>4.311342716</text:p>
          </table:table-cell>
          <table:table-cell office:value-type="float" office:value="23.0396404266357" table:style-name="ce1">
            <text:p>23.03964043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163.61111450195301" table:style-name="ce1">
            <text:p>163.6111145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3.2" table:style-name="ce1">
            <text:p>123.2</text:p>
          </table:table-cell>
          <table:table-cell office:value-type="float" office:value="155296.671875" table:style-name="ce1">
            <text:p>155296.6719</text:p>
          </table:table-cell>
          <table:table-cell office:value-type="float" office:value="452" table:style-name="ce1">
            <text:p>452</text:p>
          </table:table-cell>
          <table:table-cell office:value-type="float" office:value="318.36666666666702" table:style-name="ce1">
            <text:p>318.3666667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5.0636572837829599" table:style-name="ce1">
            <text:p>5.063657284</text:p>
          </table:table-cell>
          <table:table-cell office:value-type="float" office:value="22.4537029266357" table:style-name="ce1">
            <text:p>22.45370293</text:p>
          </table:table-cell>
          <table:table-cell office:value-type="float" office:value="0.35590279102325401" table:style-name="ce1">
            <text:p>0.355902791</text:p>
          </table:table-cell>
          <table:table-cell office:value-type="float" office:value="167.88194274902301" table:style-name="ce1">
            <text:p>167.8819427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23.2" table:style-name="ce1">
            <text:p>123.2</text:p>
          </table:table-cell>
          <table:table-cell office:value-type="float" office:value="157862.828125" table:style-name="ce1">
            <text:p>157862.8281</text:p>
          </table:table-cell>
          <table:table-cell office:value-type="float" office:value="452" table:style-name="ce1">
            <text:p>452</text:p>
          </table:table-cell>
          <table:table-cell office:value-type="float" office:value="325.89999999999998" table:style-name="ce1">
            <text:p>325.9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21.701389312744102" table:style-name="ce1">
            <text:p>21.70138931</text:p>
          </table:table-cell>
          <table:table-cell office:value-type="float" office:value="0.34722220897674599" table:style-name="ce1">
            <text:p>0.347222209</text:p>
          </table:table-cell>
          <table:table-cell office:value-type="float" office:value="179.27082824707" table:style-name="ce1">
            <text:p>179.2708282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3.2" table:style-name="ce1">
            <text:p>123.2</text:p>
          </table:table-cell>
          <table:table-cell office:value-type="float" office:value="159898.0625" table:style-name="ce1">
            <text:p>159898.0625</text:p>
          </table:table-cell>
          <table:table-cell office:value-type="float" office:value="453" table:style-name="ce1">
            <text:p>453</text:p>
          </table:table-cell>
          <table:table-cell office:value-type="float" office:value="333.45" table:style-name="ce1">
            <text:p>333.45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7.8125" table:style-name="ce1">
            <text:p>7.8125</text:p>
          </table:table-cell>
          <table:table-cell office:value-type="float" office:value="20.225694656372099" table:style-name="ce1">
            <text:p>20.22569466</text:p>
          </table:table-cell>
          <table:table-cell office:value-type="float" office:value="0.26909720897674599" table:style-name="ce1">
            <text:p>0.269097209</text:p>
          </table:table-cell>
          <table:table-cell office:value-type="float" office:value="184.609375" table:style-name="ce1">
            <text:p>184.609375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3.2" table:style-name="ce1">
            <text:p>123.2</text:p>
          </table:table-cell>
          <table:table-cell office:value-type="float" office:value="161579.328125" table:style-name="ce1">
            <text:p>161579.3281</text:p>
          </table:table-cell>
          <table:table-cell office:value-type="float" office:value="453" table:style-name="ce1">
            <text:p>453</text:p>
          </table:table-cell>
          <table:table-cell office:value-type="float" office:value="341" table:style-name="ce1">
            <text:p>341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9.1145830154418999" table:style-name="ce1">
            <text:p>9.114583015</text:p>
          </table:table-cell>
          <table:table-cell office:value-type="float" office:value="18.981481552123999" table:style-name="ce1">
            <text:p>18.98148155</text:p>
          </table:table-cell>
          <table:table-cell office:value-type="float" office:value="0.1953125" table:style-name="ce1">
            <text:p>0.1953125</text:p>
          </table:table-cell>
          <table:table-cell office:value-type="float" office:value="191.37152099609401" table:style-name="ce1">
            <text:p>191.371521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23.2" table:style-name="ce1">
            <text:p>123.2</text:p>
          </table:table-cell>
          <table:table-cell office:value-type="float" office:value="161402.375" table:style-name="ce1">
            <text:p>161402.375</text:p>
          </table:table-cell>
          <table:table-cell office:value-type="float" office:value="453" table:style-name="ce1">
            <text:p>453</text:p>
          </table:table-cell>
          <table:table-cell office:value-type="float" office:value="348.55" table:style-name="ce1">
            <text:p>348.55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11.8923606872559" table:style-name="ce1">
            <text:p>11.89236069</text:p>
          </table:table-cell>
          <table:table-cell office:value-type="float" office:value="17.071760177612301" table:style-name="ce1">
            <text:p>17.07176018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202.76042175293" table:style-name="ce1">
            <text:p>202.7604218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3.2" table:style-name="ce1">
            <text:p>123.2</text:p>
          </table:table-cell>
          <table:table-cell office:value-type="float" office:value="160340.5" table:style-name="ce1">
            <text:p>160340.5</text:p>
          </table:table-cell>
          <table:table-cell office:value-type="float" office:value="454" table:style-name="ce1">
            <text:p>454</text:p>
          </table:table-cell>
          <table:table-cell office:value-type="float" office:value="356.11666666666702" table:style-name="ce1">
            <text:p>356.1166667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115740738809109" table:style-name="ce1">
            <text:p>0.115740739</text:p>
          </table:table-cell>
          <table:table-cell office:value-type="float" office:value="12.644676208496101" table:style-name="ce1">
            <text:p>12.64467621</text:p>
          </table:table-cell>
          <table:table-cell office:value-type="float" office:value="15.5598955154419" table:style-name="ce1">
            <text:p>15.55989552</text:p>
          </table:table-cell>
          <table:table-cell office:value-type="float" office:value="2.17013880610466E-2" table:style-name="ce1">
            <text:p>0.021701388</text:p>
          </table:table-cell>
          <table:table-cell office:value-type="float" office:value="210.59027099609401" table:style-name="ce1">
            <text:p>210.590271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3.2" table:style-name="ce1">
            <text:p>123.2</text:p>
          </table:table-cell>
          <table:table-cell office:value-type="float" office:value="159721.09375" table:style-name="ce1">
            <text:p>159721.0938</text:p>
          </table:table-cell>
          <table:table-cell office:value-type="float" office:value="454" table:style-name="ce1">
            <text:p>454</text:p>
          </table:table-cell>
          <table:table-cell office:value-type="float" office:value="363.683333333333" table:style-name="ce1">
            <text:p>363.6833333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14.612268447876" table:style-name="ce1">
            <text:p>14.61226845</text:p>
          </table:table-cell>
          <table:table-cell office:value-type="float" office:value="13.686342239379901" table:style-name="ce1">
            <text:p>13.68634224</text:p>
          </table:table-cell>
          <table:table-cell office:value-type="float" office:value="2.17013880610466E-2" table:style-name="ce1">
            <text:p>0.021701388</text:p>
          </table:table-cell>
          <table:table-cell office:value-type="float" office:value="216.640625" table:style-name="ce1">
            <text:p>216.640625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23.2" table:style-name="ce1">
            <text:p>123.2</text:p>
          </table:table-cell>
          <table:table-cell office:value-type="float" office:value="151049.25" table:style-name="ce1">
            <text:p>151049.25</text:p>
          </table:table-cell>
          <table:table-cell office:value-type="float" office:value="454" table:style-name="ce1">
            <text:p>454</text:p>
          </table:table-cell>
          <table:table-cell office:value-type="float" office:value="371.25" table:style-name="ce1">
            <text:p>371.25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12.811053276061999" table:style-name="ce1">
            <text:p>12.81105328</text:p>
          </table:table-cell>
          <table:table-cell office:value-type="float" office:value="1.73611119389534E-2" table:style-name="ce1">
            <text:p>0.017361112</text:p>
          </table:table-cell>
          <table:table-cell office:value-type="float" office:value="224.47048950195301" table:style-name="ce1">
            <text:p>224.4704895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23.2" table:style-name="ce1">
            <text:p>123.2</text:p>
          </table:table-cell>
          <table:table-cell office:value-type="float" office:value="145474.5" table:style-name="ce1">
            <text:p>145474.5</text:p>
          </table:table-cell>
          <table:table-cell office:value-type="float" office:value="455" table:style-name="ce1">
            <text:p>455</text:p>
          </table:table-cell>
          <table:table-cell office:value-type="float" office:value="378.83333333333297" table:style-name="ce1">
            <text:p>378.8333333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17.795139312744102" table:style-name="ce1">
            <text:p>17.79513931</text:p>
          </table:table-cell>
          <table:table-cell office:value-type="float" office:value="11.675347328186" table:style-name="ce1">
            <text:p>11.67534733</text:p>
          </table:table-cell>
          <table:table-cell office:value-type="float" office:value="1.73611119389534E-2" table:style-name="ce1">
            <text:p>0.017361112</text:p>
          </table:table-cell>
          <table:table-cell office:value-type="float" office:value="230.87673950195301" table:style-name="ce1">
            <text:p>230.8767395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3.2" table:style-name="ce1">
            <text:p>123.2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455" table:style-name="ce1">
            <text:p>455</text:p>
          </table:table-cell>
          <table:table-cell office:value-type="float" office:value="386.41666666666703" table:style-name="ce1">
            <text:p>386.4166667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20254629850387601" table:style-name="ce1">
            <text:p>0.202546299</text:p>
          </table:table-cell>
          <table:table-cell office:value-type="float" office:value="19.241897583007798" table:style-name="ce1">
            <text:p>19.24189758</text:p>
          </table:table-cell>
          <table:table-cell office:value-type="float" office:value="10.3732643127441" table:style-name="ce1">
            <text:p>10.37326431</text:p>
          </table:table-cell>
          <table:table-cell office:value-type="float" office:value="8.6805559694766998E-3" table:style-name="ce1">
            <text:p>0.008680556</text:p>
          </table:table-cell>
          <table:table-cell office:value-type="float" office:value="237.28298950195301" table:style-name="ce1">
            <text:p>237.2829895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23.2" table:style-name="ce1">
            <text:p>123.2</text:p>
          </table:table-cell>
          <table:table-cell office:value-type="float" office:value="135298.359375" table:style-name="ce1">
            <text:p>135298.3594</text:p>
          </table:table-cell>
          <table:table-cell office:value-type="float" office:value="452" table:style-name="ce1">
            <text:p>452</text:p>
          </table:table-cell>
          <table:table-cell office:value-type="float" office:value="393.95" table:style-name="ce1">
            <text:p>393.95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0.081018447876001" table:style-name="ce1">
            <text:p>20.08101845</text:p>
          </table:table-cell>
          <table:table-cell office:value-type="float" office:value="9.6209487915039098" table:style-name="ce1">
            <text:p>9.620948792</text:p>
          </table:table-cell>
          <table:table-cell office:value-type="float" office:value="3.90625E-2" table:style-name="ce1">
            <text:p>0.0390625</text:p>
          </table:table-cell>
          <table:table-cell office:value-type="float" office:value="237.28298950195301" table:style-name="ce1">
            <text:p>237.2829895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23.2" table:style-name="ce1">
            <text:p>123.2</text:p>
          </table:table-cell>
          <table:table-cell office:value-type="float" office:value="132289.765625" table:style-name="ce1">
            <text:p>132289.7656</text:p>
          </table:table-cell>
          <table:table-cell office:value-type="float" office:value="450" table:style-name="ce1">
            <text:p>450</text:p>
          </table:table-cell>
          <table:table-cell office:value-type="float" office:value="401.45" table:style-name="ce1">
            <text:p>401.45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0509259700775102" table:style-name="ce1">
            <text:p>0.405092597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8.6733217239379901" table:style-name="ce1">
            <text:p>8.673321724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252.58679199218801" table:style-name="ce1">
            <text:p>252.586792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3.2" table:style-name="ce1">
            <text:p>123.2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449" table:style-name="ce1">
            <text:p>449</text:p>
          </table:table-cell>
          <table:table-cell office:value-type="float" office:value="408.933333333333" table:style-name="ce1">
            <text:p>408.9333333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21.585647583007798" table:style-name="ce1">
            <text:p>21.58564758</text:p>
          </table:table-cell>
          <table:table-cell office:value-type="float" office:value="8.0584487915039098" table:style-name="ce1">
            <text:p>8.058448792</text:p>
          </table:table-cell>
          <table:table-cell office:value-type="float" office:value="6.9444447755813599E-2" table:style-name="ce1">
            <text:p>0.069444448</text:p>
          </table:table-cell>
          <table:table-cell office:value-type="float" office:value="268.24652099609398" table:style-name="ce1">
            <text:p>268.246521</text:p>
          </table:table-cell>
          <table:table-cell office:value-type="float" office:value="-91.4351806640625" table:style-name="ce1">
            <text:p>-91.43518066</text:p>
          </table:table-cell>
          <table:table-cell office:value-type="float" office:value="123.2" table:style-name="ce1">
            <text:p>123.2</text:p>
          </table:table-cell>
          <table:table-cell office:value-type="float" office:value="130254.5390625" table:style-name="ce1">
            <text:p>130254.5391</text:p>
          </table:table-cell>
          <table:table-cell office:value-type="float" office:value="449" table:style-name="ce1">
            <text:p>449</text:p>
          </table:table-cell>
          <table:table-cell office:value-type="float" office:value="416.41666666666703" table:style-name="ce1">
            <text:p>416.4166667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49189814925193798" table:style-name="ce1">
            <text:p>0.491898149</text:p>
          </table:table-cell>
          <table:table-cell office:value-type="float" office:value="22.251157760620099" table:style-name="ce1">
            <text:p>22.25115776</text:p>
          </table:table-cell>
          <table:table-cell office:value-type="float" office:value="7.2048611640930202" table:style-name="ce1">
            <text:p>7.204861164</text:p>
          </table:table-cell>
          <table:table-cell office:value-type="float" office:value="9.1145835816860199E-2" table:style-name="ce1">
            <text:p>0.091145836</text:p>
          </table:table-cell>
          <table:table-cell office:value-type="float" office:value="268.24652099609398" table:style-name="ce1">
            <text:p>268.246521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3.2" table:style-name="ce1">
            <text:p>123.2</text:p>
          </table:table-cell>
          <table:table-cell office:value-type="float" office:value="130520" table:style-name="ce1">
            <text:p>130520</text:p>
          </table:table-cell>
          <table:table-cell office:value-type="float" office:value="449" table:style-name="ce1">
            <text:p>449</text:p>
          </table:table-cell>
          <table:table-cell office:value-type="float" office:value="423.9" table:style-name="ce1">
            <text:p>423.9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549768507480621" table:style-name="ce1">
            <text:p>0.549768507</text:p>
          </table:table-cell>
          <table:table-cell office:value-type="float" office:value="22.8587970733643" table:style-name="ce1">
            <text:p>22.85879707</text:p>
          </table:table-cell>
          <table:table-cell office:value-type="float" office:value="7.0529513359069798" table:style-name="ce1">
            <text:p>7.052951336</text:p>
          </table:table-cell>
          <table:table-cell office:value-type="float" office:value="0.12586805224418601" table:style-name="ce1">
            <text:p>0.125868052</text:p>
          </table:table-cell>
          <table:table-cell office:value-type="float" office:value="275.36459350585898" table:style-name="ce1">
            <text:p>275.3645935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3.2" table:style-name="ce1">
            <text:p>123.2</text:p>
          </table:table-cell>
          <table:table-cell office:value-type="float" office:value="131404.875" table:style-name="ce1">
            <text:p>131404.875</text:p>
          </table:table-cell>
          <table:table-cell office:value-type="float" office:value="449" table:style-name="ce1">
            <text:p>449</text:p>
          </table:table-cell>
          <table:table-cell office:value-type="float" office:value="431.38333333333401" table:style-name="ce1">
            <text:p>431.3833333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57870370149612405" table:style-name="ce1">
            <text:p>0.578703701</text:p>
          </table:table-cell>
          <table:table-cell office:value-type="float" office:value="23.003471374511701" table:style-name="ce1">
            <text:p>23.00347137</text:p>
          </table:table-cell>
          <table:table-cell office:value-type="float" office:value="6.6623263359069798" table:style-name="ce1">
            <text:p>6.662326336</text:p>
          </table:table-cell>
          <table:table-cell office:value-type="float" office:value="0.16059027612209301" table:style-name="ce1">
            <text:p>0.160590276</text:p>
          </table:table-cell>
          <table:table-cell office:value-type="float" office:value="291.73611450195301" table:style-name="ce1">
            <text:p>291.7361145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3.2" table:style-name="ce1">
            <text:p>123.2</text:p>
          </table:table-cell>
          <table:table-cell office:value-type="float" office:value="133705.578125" table:style-name="ce1">
            <text:p>133705.5781</text:p>
          </table:table-cell>
          <table:table-cell office:value-type="float" office:value="449" table:style-name="ce1">
            <text:p>449</text:p>
          </table:table-cell>
          <table:table-cell office:value-type="float" office:value="438.86666666666702" table:style-name="ce1">
            <text:p>438.8666667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549768507480621" table:style-name="ce1">
            <text:p>0.549768507</text:p>
          </table:table-cell>
          <table:table-cell office:value-type="float" office:value="23.206018447876001" table:style-name="ce1">
            <text:p>23.20601845</text:p>
          </table:table-cell>
          <table:table-cell office:value-type="float" office:value="6.5610532760620099" table:style-name="ce1">
            <text:p>6.561053276</text:p>
          </table:table-cell>
          <table:table-cell office:value-type="float" office:value="0.20399305224418601" table:style-name="ce1">
            <text:p>0.203993052</text:p>
          </table:table-cell>
          <table:table-cell office:value-type="float" office:value="299.21008300781301" table:style-name="ce1">
            <text:p>299.210083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23.2" table:style-name="ce1">
            <text:p>123.2</text:p>
          </table:table-cell>
          <table:table-cell office:value-type="float" office:value="135386.859375" table:style-name="ce1">
            <text:p>135386.8594</text:p>
          </table:table-cell>
          <table:table-cell office:value-type="float" office:value="453" table:style-name="ce1">
            <text:p>453</text:p>
          </table:table-cell>
          <table:table-cell office:value-type="float" office:value="446.41666666666703" table:style-name="ce1">
            <text:p>446.4166667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549768507480621" table:style-name="ce1">
            <text:p>0.549768507</text:p>
          </table:table-cell>
          <table:table-cell office:value-type="float" office:value="23.263889312744102" table:style-name="ce1">
            <text:p>23.26388931</text:p>
          </table:table-cell>
          <table:table-cell office:value-type="float" office:value="6.5393519401550302" table:style-name="ce1">
            <text:p>6.53935194</text:p>
          </table:table-cell>
          <table:table-cell office:value-type="float" office:value="0.25607639551162698" table:style-name="ce1">
            <text:p>0.256076396</text:p>
          </table:table-cell>
          <table:table-cell office:value-type="float" office:value="308.46353149414102" table:style-name="ce1">
            <text:p>308.4635315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23.2" table:style-name="ce1">
            <text:p>123.2</text:p>
          </table:table-cell>
          <table:table-cell office:value-type="float" office:value="136891.140625" table:style-name="ce1">
            <text:p>136891.1406</text:p>
          </table:table-cell>
          <table:table-cell office:value-type="float" office:value="468" table:style-name="ce1">
            <text:p>468</text:p>
          </table:table-cell>
          <table:table-cell office:value-type="float" office:value="454.21666666666698" table:style-name="ce1">
            <text:p>454.2166667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49189814925193798" table:style-name="ce1">
            <text:p>0.491898149</text:p>
          </table:table-cell>
          <table:table-cell office:value-type="float" office:value="23.1770839691162" table:style-name="ce1">
            <text:p>23.17708397</text:p>
          </table:table-cell>
          <table:table-cell office:value-type="float" office:value="6.5248842239379901" table:style-name="ce1">
            <text:p>6.524884224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322.34375" table:style-name="ce1">
            <text:p>322.34375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23.2" table:style-name="ce1">
            <text:p>123.2</text:p>
          </table:table-cell>
          <table:table-cell office:value-type="float" office:value="145651.46875" table:style-name="ce1">
            <text:p>145651.4688</text:p>
          </table:table-cell>
          <table:table-cell office:value-type="float" office:value="485" table:style-name="ce1">
            <text:p>485</text:p>
          </table:table-cell>
          <table:table-cell office:value-type="float" office:value="462.3" table:style-name="ce1">
            <text:p>462.3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6296295523643499" table:style-name="ce1">
            <text:p>0.462962955</text:p>
          </table:table-cell>
          <table:table-cell office:value-type="float" office:value="23.032407760620099" table:style-name="ce1">
            <text:p>23.03240776</text:p>
          </table:table-cell>
          <table:table-cell office:value-type="float" office:value="6.6984953880310103" table:style-name="ce1">
            <text:p>6.698495388</text:p>
          </table:table-cell>
          <table:table-cell office:value-type="float" office:value="0.30815970897674599" table:style-name="ce1">
            <text:p>0.308159709</text:p>
          </table:table-cell>
          <table:table-cell office:value-type="float" office:value="333.73263549804699" table:style-name="ce1">
            <text:p>333.7326355</text:p>
          </table:table-cell>
          <table:table-cell office:value-type="float" office:value="-100.11572265625" table:style-name="ce1">
            <text:p>-100.1157227</text:p>
          </table:table-cell>
          <table:table-cell office:value-type="float" office:value="123.2" table:style-name="ce1">
            <text:p>123.2</text:p>
          </table:table-cell>
          <table:table-cell office:value-type="float" office:value="150075.875" table:style-name="ce1">
            <text:p>150075.875</text:p>
          </table:table-cell>
          <table:table-cell office:value-type="float" office:value="502" table:style-name="ce1">
            <text:p>502</text:p>
          </table:table-cell>
          <table:table-cell office:value-type="float" office:value="470.66666666666703" table:style-name="ce1">
            <text:p>470.6666667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40509259700775102" table:style-name="ce1">
            <text:p>0.405092597</text:p>
          </table:table-cell>
          <table:table-cell office:value-type="float" office:value="22.887731552123999" table:style-name="ce1">
            <text:p>22.88773155</text:p>
          </table:table-cell>
          <table:table-cell office:value-type="float" office:value="6.9155092239379901" table:style-name="ce1">
            <text:p>6.915509224</text:p>
          </table:table-cell>
          <table:table-cell office:value-type="float" office:value="0.32118055224418601" table:style-name="ce1">
            <text:p>0.321180552</text:p>
          </table:table-cell>
          <table:table-cell office:value-type="float" office:value="341.5625" table:style-name="ce1">
            <text:p>341.5625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23.2" table:style-name="ce1">
            <text:p>123.2</text:p>
          </table:table-cell>
          <table:table-cell office:value-type="float" office:value="152995.984375" table:style-name="ce1">
            <text:p>152995.9844</text:p>
          </table:table-cell>
          <table:table-cell office:value-type="float" office:value="516" table:style-name="ce1">
            <text:p>516</text:p>
          </table:table-cell>
          <table:table-cell office:value-type="float" office:value="479.26666666666699" table:style-name="ce1">
            <text:p>479.2666667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.34722220897674599" table:style-name="ce1">
            <text:p>0.347222209</text:p>
          </table:table-cell>
          <table:table-cell office:value-type="float" office:value="22.569444656372099" table:style-name="ce1">
            <text:p>22.56944466</text:p>
          </table:table-cell>
          <table:table-cell office:value-type="float" office:value="7.1252894401550302" table:style-name="ce1">
            <text:p>7.12528944</text:p>
          </table:table-cell>
          <table:table-cell office:value-type="float" office:value="0.34288194775581399" table:style-name="ce1">
            <text:p>0.342881948</text:p>
          </table:table-cell>
          <table:table-cell office:value-type="float" office:value="351.171875" table:style-name="ce1">
            <text:p>351.171875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23.2" table:style-name="ce1">
            <text:p>123.2</text:p>
          </table:table-cell>
          <table:table-cell office:value-type="float" office:value="154942.734375" table:style-name="ce1">
            <text:p>154942.7344</text:p>
          </table:table-cell>
          <table:table-cell office:value-type="float" office:value="525" table:style-name="ce1">
            <text:p>525</text:p>
          </table:table-cell>
          <table:table-cell office:value-type="float" office:value="488.01666666666699" table:style-name="ce1">
            <text:p>488.0166667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2.337963104248001" table:style-name="ce1">
            <text:p>22.3379631</text:p>
          </table:table-cell>
          <table:table-cell office:value-type="float" office:value="7.4942131042480504" table:style-name="ce1">
            <text:p>7.494213104</text:p>
          </table:table-cell>
          <table:table-cell office:value-type="float" office:value="0.35590279102325401" table:style-name="ce1">
            <text:p>0.355902791</text:p>
          </table:table-cell>
          <table:table-cell office:value-type="float" office:value="359.00173950195301" table:style-name="ce1">
            <text:p>359.0017395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3.2" table:style-name="ce1">
            <text:p>123.2</text:p>
          </table:table-cell>
          <table:table-cell office:value-type="float" office:value="155827.609375" table:style-name="ce1">
            <text:p>155827.6094</text:p>
          </table:table-cell>
          <table:table-cell office:value-type="float" office:value="525" table:style-name="ce1">
            <text:p>525</text:p>
          </table:table-cell>
          <table:table-cell office:value-type="float" office:value="496.76666666666699" table:style-name="ce1">
            <text:p>496.7666667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22.106481552123999" table:style-name="ce1">
            <text:p>22.10648155</text:p>
          </table:table-cell>
          <table:table-cell office:value-type="float" office:value="7.7546296119689897" table:style-name="ce1">
            <text:p>7.754629612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368.25521850585898" table:style-name="ce1">
            <text:p>368.2552185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23.2" table:style-name="ce1">
            <text:p>123.2</text:p>
          </table:table-cell>
          <table:table-cell office:value-type="float" office:value="154146.328125" table:style-name="ce1">
            <text:p>154146.3281</text:p>
          </table:table-cell>
          <table:table-cell office:value-type="float" office:value="525" table:style-name="ce1">
            <text:p>525</text:p>
          </table:table-cell>
          <table:table-cell office:value-type="float" office:value="505.51666666666699" table:style-name="ce1">
            <text:p>505.5166667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20254629850387601" table:style-name="ce1">
            <text:p>0.202546299</text:p>
          </table:table-cell>
          <table:table-cell office:value-type="float" office:value="21.903934478759801" table:style-name="ce1">
            <text:p>21.90393448</text:p>
          </table:table-cell>
          <table:table-cell office:value-type="float" office:value="8.0078125" table:style-name="ce1">
            <text:p>8.0078125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384.27084350585898" table:style-name="ce1">
            <text:p>384.2708435</text:p>
          </table:table-cell>
          <table:table-cell office:value-type="float" office:value="-96.643493652343807" table:style-name="ce1">
            <text:p>-96.64349365</text:p>
          </table:table-cell>
          <table:table-cell office:value-type="float" office:value="123.2" table:style-name="ce1">
            <text:p>123.2</text:p>
          </table:table-cell>
          <table:table-cell office:value-type="float" office:value="151226.21875" table:style-name="ce1">
            <text:p>151226.2188</text:p>
          </table:table-cell>
          <table:table-cell office:value-type="float" office:value="525" table:style-name="ce1">
            <text:p>525</text:p>
          </table:table-cell>
          <table:table-cell office:value-type="float" office:value="514.26666666666699" table:style-name="ce1">
            <text:p>514.2666667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1.6145839691162" table:style-name="ce1">
            <text:p>21.61458397</text:p>
          </table:table-cell>
          <table:table-cell office:value-type="float" office:value="8.1018514633178693" table:style-name="ce1">
            <text:p>8.101851463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394.23611450195301" table:style-name="ce1">
            <text:p>394.2361145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3.2" table:style-name="ce1">
            <text:p>123.2</text:p>
          </table:table-cell>
          <table:table-cell office:value-type="float" office:value="146978.796875" table:style-name="ce1">
            <text:p>146978.7969</text:p>
          </table:table-cell>
          <table:table-cell office:value-type="float" office:value="521" table:style-name="ce1">
            <text:p>521</text:p>
          </table:table-cell>
          <table:table-cell office:value-type="float" office:value="522.95000000000005" table:style-name="ce1">
            <text:p>522.95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21.440971374511701" table:style-name="ce1">
            <text:p>21.44097137</text:p>
          </table:table-cell>
          <table:table-cell office:value-type="float" office:value="8.3912038803100604" table:style-name="ce1">
            <text:p>8.39120388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01.71008300781301" table:style-name="ce1">
            <text:p>401.710083</text:p>
          </table:table-cell>
          <table:table-cell office:value-type="float" office:value="-96.643493652343807" table:style-name="ce1">
            <text:p>-96.64349365</text:p>
          </table:table-cell>
          <table:table-cell office:value-type="float" office:value="123.2" table:style-name="ce1">
            <text:p>123.2</text:p>
          </table:table-cell>
          <table:table-cell office:value-type="float" office:value="141669.515625" table:style-name="ce1">
            <text:p>141669.5156</text:p>
          </table:table-cell>
          <table:table-cell office:value-type="float" office:value="517" table:style-name="ce1">
            <text:p>517</text:p>
          </table:table-cell>
          <table:table-cell office:value-type="float" office:value="531.56666666666695" table:style-name="ce1">
            <text:p>531.5666667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21.325231552123999" table:style-name="ce1">
            <text:p>21.32523155</text:p>
          </table:table-cell>
          <table:table-cell office:value-type="float" office:value="8.4201393127441406" table:style-name="ce1">
            <text:p>8.420139313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09.18402099609398" table:style-name="ce1">
            <text:p>409.184021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3.2" table:style-name="ce1">
            <text:p>123.2</text:p>
          </table:table-cell>
          <table:table-cell office:value-type="float" office:value="136714.171875" table:style-name="ce1">
            <text:p>136714.1719</text:p>
          </table:table-cell>
          <table:table-cell office:value-type="float" office:value="514" table:style-name="ce1">
            <text:p>514</text:p>
          </table:table-cell>
          <table:table-cell office:value-type="float" office:value="540.13333333333401" table:style-name="ce1">
            <text:p>540.1333333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115740738809109" table:style-name="ce1">
            <text:p>0.115740739</text:p>
          </table:table-cell>
          <table:table-cell office:value-type="float" office:value="20.8912029266357" table:style-name="ce1">
            <text:p>20.89120293</text:p>
          </table:table-cell>
          <table:table-cell office:value-type="float" office:value="8.6009836196899396" table:style-name="ce1">
            <text:p>8.60098362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26.26736450195301" table:style-name="ce1">
            <text:p>426.2673645</text:p>
          </table:table-cell>
          <table:table-cell office:value-type="float" office:value="-94.328674316406307" table:style-name="ce1">
            <text:p>-94.32867432</text:p>
          </table:table-cell>
          <table:table-cell office:value-type="float" office:value="123.2" table:style-name="ce1">
            <text:p>123.2</text:p>
          </table:table-cell>
          <table:table-cell office:value-type="float" office:value="135032.890625" table:style-name="ce1">
            <text:p>135032.8906</text:p>
          </table:table-cell>
          <table:table-cell office:value-type="float" office:value="513" table:style-name="ce1">
            <text:p>513</text:p>
          </table:table-cell>
          <table:table-cell office:value-type="float" office:value="548.68333333333396" table:style-name="ce1">
            <text:p>548.6833333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62268447876001" table:style-name="ce1">
            <text:p>20.86226845</text:p>
          </table:table-cell>
          <table:table-cell office:value-type="float" office:value="8.6877889633178693" table:style-name="ce1">
            <text:p>8.687788963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33.74133300781301" table:style-name="ce1">
            <text:p>433.741333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3.2" table:style-name="ce1">
            <text:p>123.2</text:p>
          </table:table-cell>
          <table:table-cell office:value-type="float" office:value="133174.640625" table:style-name="ce1">
            <text:p>133174.6406</text:p>
          </table:table-cell>
          <table:table-cell office:value-type="float" office:value="513" table:style-name="ce1">
            <text:p>513</text:p>
          </table:table-cell>
          <table:table-cell office:value-type="float" office:value="557.23333333333403" table:style-name="ce1">
            <text:p>557.2333333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746528625488299" table:style-name="ce1">
            <text:p>20.74652863</text:p>
          </table:table-cell>
          <table:table-cell office:value-type="float" office:value="8.7167243957519496" table:style-name="ce1">
            <text:p>8.716724396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42.63888549804699" table:style-name="ce1">
            <text:p>442.6388855</text:p>
          </table:table-cell>
          <table:table-cell office:value-type="float" office:value="-94.328674316406307" table:style-name="ce1">
            <text:p>-94.32867432</text:p>
          </table:table-cell>
          <table:table-cell office:value-type="float" office:value="123.2" table:style-name="ce1">
            <text:p>123.2</text:p>
          </table:table-cell>
          <table:table-cell office:value-type="float" office:value="130873.953125" table:style-name="ce1">
            <text:p>130873.9531</text:p>
          </table:table-cell>
          <table:table-cell office:value-type="float" office:value="513" table:style-name="ce1">
            <text:p>513</text:p>
          </table:table-cell>
          <table:table-cell office:value-type="float" office:value="565.78333333333296" table:style-name="ce1">
            <text:p>565.7833333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04397583007798" table:style-name="ce1">
            <text:p>20.80439758</text:p>
          </table:table-cell>
          <table:table-cell office:value-type="float" office:value="8.7239580154418999" table:style-name="ce1">
            <text:p>8.723958015</text:p>
          </table:table-cell>
          <table:table-cell office:value-type="float" office:value="0.34288194775581399" table:style-name="ce1">
            <text:p>0.342881948</text:p>
          </table:table-cell>
          <table:table-cell office:value-type="float" office:value="456.875" table:style-name="ce1">
            <text:p>456.875</text:p>
          </table:table-cell>
          <table:table-cell office:value-type="float" office:value="-93.75" table:style-name="ce1">
            <text:p>-93.75</text:p>
          </table:table-cell>
          <table:table-cell office:value-type="float" office:value="123.2" table:style-name="ce1">
            <text:p>123.2</text:p>
          </table:table-cell>
          <table:table-cell office:value-type="float" office:value="129281.1640625" table:style-name="ce1">
            <text:p>129281.1641</text:p>
          </table:table-cell>
          <table:table-cell office:value-type="float" office:value="516" table:style-name="ce1">
            <text:p>516</text:p>
          </table:table-cell>
          <table:table-cell office:value-type="float" office:value="574.38333333333298" table:style-name="ce1">
            <text:p>574.3833333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8.7239580154418999" table:style-name="ce1">
            <text:p>8.723958015</text:p>
          </table:table-cell>
          <table:table-cell office:value-type="float" office:value="0.32986110448837302" table:style-name="ce1">
            <text:p>0.329861104</text:p>
          </table:table-cell>
          <table:table-cell office:value-type="float" office:value="465.77258300781301" table:style-name="ce1">
            <text:p>465.772583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3.2" table:style-name="ce1">
            <text:p>123.2</text:p>
          </table:table-cell>
          <table:table-cell office:value-type="float" office:value="129369.65625" table:style-name="ce1">
            <text:p>129369.6563</text:p>
          </table:table-cell>
          <table:table-cell office:value-type="float" office:value="520" table:style-name="ce1">
            <text:p>520</text:p>
          </table:table-cell>
          <table:table-cell office:value-type="float" office:value="583.04999999999995" table:style-name="ce1">
            <text:p>583.05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8.7167243957519496" table:style-name="ce1">
            <text:p>8.716724396</text:p>
          </table:table-cell>
          <table:table-cell office:value-type="float" office:value="0.32118055224418601" table:style-name="ce1">
            <text:p>0.321180552</text:p>
          </table:table-cell>
          <table:table-cell office:value-type="float" office:value="473.24652099609398" table:style-name="ce1">
            <text:p>473.246521</text:p>
          </table:table-cell>
          <table:table-cell office:value-type="float" office:value="-96.643493652343807" table:style-name="ce1">
            <text:p>-96.64349365</text:p>
          </table:table-cell>
          <table:table-cell office:value-type="float" office:value="123.2" table:style-name="ce1">
            <text:p>123.2</text:p>
          </table:table-cell>
          <table:table-cell office:value-type="float" office:value="130431.5078125" table:style-name="ce1">
            <text:p>130431.5078</text:p>
          </table:table-cell>
          <table:table-cell office:value-type="float" office:value="522" table:style-name="ce1">
            <text:p>522</text:p>
          </table:table-cell>
          <table:table-cell office:value-type="float" office:value="591.75" table:style-name="ce1">
            <text:p>591.75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8.6877889633178693" table:style-name="ce1">
            <text:p>8.687788963</text:p>
          </table:table-cell>
          <table:table-cell office:value-type="float" office:value="0.3125" table:style-name="ce1">
            <text:p>0.3125</text:p>
          </table:table-cell>
          <table:table-cell office:value-type="float" office:value="481.78820800781301" table:style-name="ce1">
            <text:p>481.788208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3.2" table:style-name="ce1">
            <text:p>123.2</text:p>
          </table:table-cell>
          <table:table-cell office:value-type="float" office:value="132378.25" table:style-name="ce1">
            <text:p>132378.25</text:p>
          </table:table-cell>
          <table:table-cell office:value-type="float" office:value="522" table:style-name="ce1">
            <text:p>522</text:p>
          </table:table-cell>
          <table:table-cell office:value-type="float" office:value="600.45000000000005" table:style-name="ce1">
            <text:p>600.45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804397583007798" table:style-name="ce1">
            <text:p>20.80439758</text:p>
          </table:table-cell>
          <table:table-cell office:value-type="float" office:value="8.6805553436279297" table:style-name="ce1">
            <text:p>8.680555344</text:p>
          </table:table-cell>
          <table:table-cell office:value-type="float" office:value="0.30815970897674599" table:style-name="ce1">
            <text:p>0.308159709</text:p>
          </table:table-cell>
          <table:table-cell office:value-type="float" office:value="488.55035400390602" table:style-name="ce1">
            <text:p>488.550354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3.2" table:style-name="ce1">
            <text:p>123.2</text:p>
          </table:table-cell>
          <table:table-cell office:value-type="float" office:value="135386.859375" table:style-name="ce1">
            <text:p>135386.8594</text:p>
          </table:table-cell>
          <table:table-cell office:value-type="float" office:value="522" table:style-name="ce1">
            <text:p>522</text:p>
          </table:table-cell>
          <table:table-cell office:value-type="float" office:value="609.15" table:style-name="ce1">
            <text:p>609.15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20.746528625488299" table:style-name="ce1">
            <text:p>20.74652863</text:p>
          </table:table-cell>
          <table:table-cell office:value-type="float" office:value="8.6877889633178693" table:style-name="ce1">
            <text:p>8.687788963</text:p>
          </table:table-cell>
          <table:table-cell office:value-type="float" office:value="0.3125" table:style-name="ce1">
            <text:p>0.3125</text:p>
          </table:table-cell>
          <table:table-cell office:value-type="float" office:value="495.3125" table:style-name="ce1">
            <text:p>495.3125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3.2" table:style-name="ce1">
            <text:p>123.2</text:p>
          </table:table-cell>
          <table:table-cell office:value-type="float" office:value="138837.890625" table:style-name="ce1">
            <text:p>138837.8906</text:p>
          </table:table-cell>
          <table:table-cell office:value-type="float" office:value="522" table:style-name="ce1">
            <text:p>522</text:p>
          </table:table-cell>
          <table:table-cell office:value-type="float" office:value="617.85" table:style-name="ce1">
            <text:p>617.85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20.746528625488299" table:style-name="ce1">
            <text:p>20.74652863</text:p>
          </table:table-cell>
          <table:table-cell office:value-type="float" office:value="8.8396987915039098" table:style-name="ce1">
            <text:p>8.839698792</text:p>
          </table:table-cell>
          <table:table-cell office:value-type="float" office:value="0.32118055224418601" table:style-name="ce1">
            <text:p>0.321180552</text:p>
          </table:table-cell>
          <table:table-cell office:value-type="float" office:value="510.26043701171898" table:style-name="ce1">
            <text:p>510.260437</text:p>
          </table:table-cell>
          <table:table-cell office:value-type="float" office:value="-94.328674316406307" table:style-name="ce1">
            <text:p>-94.32867432</text:p>
          </table:table-cell>
          <table:table-cell office:value-type="float" office:value="123.2" table:style-name="ce1">
            <text:p>123.2</text:p>
          </table:table-cell>
          <table:table-cell office:value-type="float" office:value="142377.40625" table:style-name="ce1">
            <text:p>142377.4063</text:p>
          </table:table-cell>
          <table:table-cell office:value-type="float" office:value="522" table:style-name="ce1">
            <text:p>522</text:p>
          </table:table-cell>
          <table:table-cell office:value-type="float" office:value="626.54999999999995" table:style-name="ce1">
            <text:p>626.55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20.283565521240199" table:style-name="ce1">
            <text:p>20.28356552</text:p>
          </table:table-cell>
          <table:table-cell office:value-type="float" office:value="9.0133104324340803" table:style-name="ce1">
            <text:p>9.013310432</text:p>
          </table:table-cell>
          <table:table-cell office:value-type="float" office:value="0.32986110448837302" table:style-name="ce1">
            <text:p>0.329861104</text:p>
          </table:table-cell>
          <table:table-cell office:value-type="float" office:value="518.44616699218795" table:style-name="ce1">
            <text:p>518.446167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23.2" table:style-name="ce1">
            <text:p>123.2</text:p>
          </table:table-cell>
          <table:table-cell office:value-type="float" office:value="145032.0625" table:style-name="ce1">
            <text:p>145032.0625</text:p>
          </table:table-cell>
          <table:table-cell office:value-type="float" office:value="522" table:style-name="ce1">
            <text:p>522</text:p>
          </table:table-cell>
          <table:table-cell office:value-type="float" office:value="635.25" table:style-name="ce1">
            <text:p>635.25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9.2954282760620099" table:style-name="ce1">
            <text:p>9.295428276</text:p>
          </table:table-cell>
          <table:table-cell office:value-type="float" office:value="0.34722220897674599" table:style-name="ce1">
            <text:p>0.347222209</text:p>
          </table:table-cell>
          <table:table-cell office:value-type="float" office:value="524.85241699218795" table:style-name="ce1">
            <text:p>524.852417</text:p>
          </table:table-cell>
          <table:table-cell office:value-type="float" office:value="-93.75" table:style-name="ce1">
            <text:p>-93.75</text:p>
          </table:table-cell>
          <table:table-cell office:value-type="float" office:value="123.2" table:style-name="ce1">
            <text:p>123.2</text:p>
          </table:table-cell>
          <table:table-cell office:value-type="float" office:value="147775.1875" table:style-name="ce1">
            <text:p>147775.1875</text:p>
          </table:table-cell>
          <table:table-cell office:value-type="float" office:value="522" table:style-name="ce1">
            <text:p>522</text:p>
          </table:table-cell>
          <table:table-cell office:value-type="float" office:value="643.95000000000005" table:style-name="ce1">
            <text:p>643.95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9.4835071563720703" table:style-name="ce1">
            <text:p>9.483507156</text:p>
          </table:table-cell>
          <table:table-cell office:value-type="float" office:value="0.35590279102325401" table:style-name="ce1">
            <text:p>0.355902791</text:p>
          </table:table-cell>
          <table:table-cell office:value-type="float" office:value="531.25866699218795" table:style-name="ce1">
            <text:p>531.258667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3.2" table:style-name="ce1">
            <text:p>123.2</text:p>
          </table:table-cell>
          <table:table-cell office:value-type="float" office:value="148837.046875" table:style-name="ce1">
            <text:p>148837.0469</text:p>
          </table:table-cell>
          <table:table-cell office:value-type="float" office:value="522" table:style-name="ce1">
            <text:p>522</text:p>
          </table:table-cell>
          <table:table-cell office:value-type="float" office:value="652.65" table:style-name="ce1">
            <text:p>652.65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19.675926208496101" table:style-name="ce1">
            <text:p>19.67592621</text:p>
          </table:table-cell>
          <table:table-cell office:value-type="float" office:value="9.5124425888061506" table:style-name="ce1">
            <text:p>9.512442589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545.138916015625" table:style-name="ce1">
            <text:p>545.138916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3.2" table:style-name="ce1">
            <text:p>123.2</text:p>
          </table:table-cell>
          <table:table-cell office:value-type="float" office:value="150164.375" table:style-name="ce1">
            <text:p>150164.375</text:p>
          </table:table-cell>
          <table:table-cell office:value-type="float" office:value="521" table:style-name="ce1">
            <text:p>521</text:p>
          </table:table-cell>
          <table:table-cell office:value-type="float" office:value="661.33333333333405" table:style-name="ce1">
            <text:p>661.3333333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19.675926208496101" table:style-name="ce1">
            <text:p>19.67592621</text:p>
          </table:table-cell>
          <table:table-cell office:value-type="float" office:value="9.6571178436279297" table:style-name="ce1">
            <text:p>9.657117844</text:p>
          </table:table-cell>
          <table:table-cell office:value-type="float" office:value="0.37326389551162698" table:style-name="ce1">
            <text:p>0.373263896</text:p>
          </table:table-cell>
          <table:table-cell office:value-type="float" office:value="551.189208984375" table:style-name="ce1">
            <text:p>551.189209</text:p>
          </table:table-cell>
          <table:table-cell office:value-type="float" office:value="-91.4351806640625" table:style-name="ce1">
            <text:p>-91.43518066</text:p>
          </table:table-cell>
          <table:table-cell office:value-type="float" office:value="123.2" table:style-name="ce1">
            <text:p>123.2</text:p>
          </table:table-cell>
          <table:table-cell office:value-type="float" office:value="155208.1875" table:style-name="ce1">
            <text:p>155208.1875</text:p>
          </table:table-cell>
          <table:table-cell office:value-type="float" office:value="519" table:style-name="ce1">
            <text:p>519</text:p>
          </table:table-cell>
          <table:table-cell office:value-type="float" office:value="669.98333333333403" table:style-name="ce1">
            <text:p>669.9833333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7870369404554402E-2" table:style-name="ce1">
            <text:p>0.057870369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9.6860532760620099" table:style-name="ce1">
            <text:p>9.686053276</text:p>
          </table:table-cell>
          <table:table-cell office:value-type="float" office:value="0.3515625" table:style-name="ce1">
            <text:p>0.3515625</text:p>
          </table:table-cell>
          <table:table-cell office:value-type="float" office:value="558.30731201171898" table:style-name="ce1">
            <text:p>558.307312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3.2" table:style-name="ce1">
            <text:p>123.2</text:p>
          </table:table-cell>
          <table:table-cell office:value-type="float" office:value="158570.734375" table:style-name="ce1">
            <text:p>158570.7344</text:p>
          </table:table-cell>
          <table:table-cell office:value-type="float" office:value="518" table:style-name="ce1">
            <text:p>518</text:p>
          </table:table-cell>
          <table:table-cell office:value-type="float" office:value="678.61666666666702" table:style-name="ce1">
            <text:p>678.6166667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9.6281824111938494" table:style-name="ce1">
            <text:p>9.628182411</text:p>
          </table:table-cell>
          <table:table-cell office:value-type="float" office:value="0.33420139551162698" table:style-name="ce1">
            <text:p>0.334201396</text:p>
          </table:table-cell>
          <table:table-cell office:value-type="float" office:value="564.357666015625" table:style-name="ce1">
            <text:p>564.357666</text:p>
          </table:table-cell>
          <table:table-cell office:value-type="float" office:value="-91.4351806640625" table:style-name="ce1">
            <text:p>-91.43518066</text:p>
          </table:table-cell>
          <table:table-cell office:value-type="float" office:value="123.2" table:style-name="ce1">
            <text:p>123.2</text:p>
          </table:table-cell>
          <table:table-cell office:value-type="float" office:value="161402.375" table:style-name="ce1">
            <text:p>161402.375</text:p>
          </table:table-cell>
          <table:table-cell office:value-type="float" office:value="516" table:style-name="ce1">
            <text:p>516</text:p>
          </table:table-cell>
          <table:table-cell office:value-type="float" office:value="687.21666666666704" table:style-name="ce1">
            <text:p>687.2166667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9.3460645675659197" table:style-name="ce1">
            <text:p>9.346064568</text:p>
          </table:table-cell>
          <table:table-cell office:value-type="float" office:value="0.30815970897674599" table:style-name="ce1">
            <text:p>0.308159709</text:p>
          </table:table-cell>
          <table:table-cell office:value-type="float" office:value="576.814208984375" table:style-name="ce1">
            <text:p>576.814209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23.2" table:style-name="ce1">
            <text:p>123.2</text:p>
          </table:table-cell>
          <table:table-cell office:value-type="float" office:value="163437.59375" table:style-name="ce1">
            <text:p>163437.5938</text:p>
          </table:table-cell>
          <table:table-cell office:value-type="float" office:value="517" table:style-name="ce1">
            <text:p>517</text:p>
          </table:table-cell>
          <table:table-cell office:value-type="float" office:value="695.83333333333405" table:style-name="ce1">
            <text:p>695.8333333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9.1869211196899396" table:style-name="ce1">
            <text:p>9.18692112</text:p>
          </table:table-cell>
          <table:table-cell office:value-type="float" office:value="0.30381944775581399" table:style-name="ce1">
            <text:p>0.303819448</text:p>
          </table:table-cell>
          <table:table-cell office:value-type="float" office:value="582.15277099609398" table:style-name="ce1">
            <text:p>582.152771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2.6" table:style-name="ce1">
            <text:p>122.6</text:p>
          </table:table-cell>
          <table:table-cell office:value-type="float" office:value="165826.765625" table:style-name="ce1">
            <text:p>165826.7656</text:p>
          </table:table-cell>
          <table:table-cell office:value-type="float" office:value="517" table:style-name="ce1">
            <text:p>517</text:p>
          </table:table-cell>
          <table:table-cell office:value-type="float" office:value="704.45" table:style-name="ce1">
            <text:p>704.45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1.238426208496101" table:style-name="ce1">
            <text:p>21.23842621</text:p>
          </table:table-cell>
          <table:table-cell office:value-type="float" office:value="8.9771413803100604" table:style-name="ce1">
            <text:p>8.97714138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588.55902099609398" table:style-name="ce1">
            <text:p>588.559021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22.1" table:style-name="ce1">
            <text:p>122.1</text:p>
          </table:table-cell>
          <table:table-cell office:value-type="float" office:value="167331.078125" table:style-name="ce1">
            <text:p>167331.0781</text:p>
          </table:table-cell>
          <table:table-cell office:value-type="float" office:value="523" table:style-name="ce1">
            <text:p>523</text:p>
          </table:table-cell>
          <table:table-cell office:value-type="float" office:value="713.16666666666697" table:style-name="ce1">
            <text:p>713.1666667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1828704476356501" table:style-name="ce1">
            <text:p>0.318287045</text:p>
          </table:table-cell>
          <table:table-cell office:value-type="float" office:value="21.730323791503899" table:style-name="ce1">
            <text:p>21.73032379</text:p>
          </table:table-cell>
          <table:table-cell office:value-type="float" office:value="8.6733217239379901" table:style-name="ce1">
            <text:p>8.673321724</text:p>
          </table:table-cell>
          <table:table-cell office:value-type="float" office:value="0.24739582836627999" table:style-name="ce1">
            <text:p>0.247395828</text:p>
          </table:table-cell>
          <table:table-cell office:value-type="float" office:value="593.54168701171898" table:style-name="ce1">
            <text:p>593.541687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21.8" table:style-name="ce1">
            <text:p>121.8</text:p>
          </table:table-cell>
          <table:table-cell office:value-type="float" office:value="166888.625" table:style-name="ce1">
            <text:p>166888.625</text:p>
          </table:table-cell>
          <table:table-cell office:value-type="float" office:value="535" table:style-name="ce1">
            <text:p>535</text:p>
          </table:table-cell>
          <table:table-cell office:value-type="float" office:value="722.08333333333405" table:style-name="ce1">
            <text:p>722.0833333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2.048610687255898" table:style-name="ce1">
            <text:p>22.04861069</text:p>
          </table:table-cell>
          <table:table-cell office:value-type="float" office:value="8.4997110366821307" table:style-name="ce1">
            <text:p>8.499711037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598.52429199218795" table:style-name="ce1">
            <text:p>598.524292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21.6" table:style-name="ce1">
            <text:p>121.6</text:p>
          </table:table-cell>
          <table:table-cell office:value-type="float" office:value="165649.796875" table:style-name="ce1">
            <text:p>165649.7969</text:p>
          </table:table-cell>
          <table:table-cell office:value-type="float" office:value="546" table:style-name="ce1">
            <text:p>546</text:p>
          </table:table-cell>
          <table:table-cell office:value-type="float" office:value="731.18333333333396" table:style-name="ce1">
            <text:p>731.1833333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22.193286895751999" table:style-name="ce1">
            <text:p>22.1932869</text:p>
          </table:table-cell>
          <table:table-cell office:value-type="float" office:value="8.2609949111938494" table:style-name="ce1">
            <text:p>8.260994911</text:p>
          </table:table-cell>
          <table:table-cell office:value-type="float" office:value="0.23871527612209301" table:style-name="ce1">
            <text:p>0.238715276</text:p>
          </table:table-cell>
          <table:table-cell office:value-type="float" office:value="609.55731201171898" table:style-name="ce1">
            <text:p>609.557312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21.4" table:style-name="ce1">
            <text:p>121.4</text:p>
          </table:table-cell>
          <table:table-cell office:value-type="float" office:value="162995.140625" table:style-name="ce1">
            <text:p>162995.1406</text:p>
          </table:table-cell>
          <table:table-cell office:value-type="float" office:value="548" table:style-name="ce1">
            <text:p>548</text:p>
          </table:table-cell>
          <table:table-cell office:value-type="float" office:value="740.31666666666695" table:style-name="ce1">
            <text:p>740.3166667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20254629850387601" table:style-name="ce1">
            <text:p>0.202546299</text:p>
          </table:table-cell>
          <table:table-cell office:value-type="float" office:value="22.309028625488299" table:style-name="ce1">
            <text:p>22.30902863</text:p>
          </table:table-cell>
          <table:table-cell office:value-type="float" office:value="8.2465276718139702" table:style-name="ce1">
            <text:p>8.246527672</text:p>
          </table:table-cell>
          <table:table-cell office:value-type="float" office:value="0.24305555224418601" table:style-name="ce1">
            <text:p>0.243055552</text:p>
          </table:table-cell>
          <table:table-cell office:value-type="float" office:value="615.251708984375" table:style-name="ce1">
            <text:p>615.251709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1.3" table:style-name="ce1">
            <text:p>121.3</text:p>
          </table:table-cell>
          <table:table-cell office:value-type="float" office:value="157597.375" table:style-name="ce1">
            <text:p>157597.375</text:p>
          </table:table-cell>
          <table:table-cell office:value-type="float" office:value="548" table:style-name="ce1">
            <text:p>548</text:p>
          </table:table-cell>
          <table:table-cell office:value-type="float" office:value="749.45" table:style-name="ce1">
            <text:p>749.45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2.4537029266357" table:style-name="ce1">
            <text:p>22.45370293</text:p>
          </table:table-cell>
          <table:table-cell office:value-type="float" office:value="8.203125" table:style-name="ce1">
            <text:p>8.203125</text:p>
          </table:table-cell>
          <table:table-cell office:value-type="float" office:value="0.24739582836627999" table:style-name="ce1">
            <text:p>0.247395828</text:p>
          </table:table-cell>
          <table:table-cell office:value-type="float" office:value="619.87847900390602" table:style-name="ce1">
            <text:p>619.878479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21.2" table:style-name="ce1">
            <text:p>121.2</text:p>
          </table:table-cell>
          <table:table-cell office:value-type="float" office:value="154057.84375" table:style-name="ce1">
            <text:p>154057.8438</text:p>
          </table:table-cell>
          <table:table-cell office:value-type="float" office:value="547" table:style-name="ce1">
            <text:p>547</text:p>
          </table:table-cell>
          <table:table-cell office:value-type="float" office:value="758.56666666666695" table:style-name="ce1">
            <text:p>758.5666667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2.685184478759801" table:style-name="ce1">
            <text:p>22.68518448</text:p>
          </table:table-cell>
          <table:table-cell office:value-type="float" office:value="8.1741895675659197" table:style-name="ce1">
            <text:p>8.174189568</text:p>
          </table:table-cell>
          <table:table-cell office:value-type="float" office:value="0.26475694775581399" table:style-name="ce1">
            <text:p>0.264756948</text:p>
          </table:table-cell>
          <table:table-cell office:value-type="float" office:value="624.14929199218795" table:style-name="ce1">
            <text:p>624.149292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21.2" table:style-name="ce1">
            <text:p>121.2</text:p>
          </table:table-cell>
          <table:table-cell office:value-type="float" office:value="149898.90625" table:style-name="ce1">
            <text:p>149898.9063</text:p>
          </table:table-cell>
          <table:table-cell office:value-type="float" office:value="546" table:style-name="ce1">
            <text:p>546</text:p>
          </table:table-cell>
          <table:table-cell office:value-type="float" office:value="767.66666666666697" table:style-name="ce1">
            <text:p>767.6666667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2.829860687255898" table:style-name="ce1">
            <text:p>22.82986069</text:p>
          </table:table-cell>
          <table:table-cell office:value-type="float" office:value="8.0584487915039098" table:style-name="ce1">
            <text:p>8.058448792</text:p>
          </table:table-cell>
          <table:table-cell office:value-type="float" office:value="0.26909720897674599" table:style-name="ce1">
            <text:p>0.269097209</text:p>
          </table:table-cell>
          <table:table-cell office:value-type="float" office:value="633.75866699218795" table:style-name="ce1">
            <text:p>633.758667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21.2" table:style-name="ce1">
            <text:p>121.2</text:p>
          </table:table-cell>
          <table:table-cell office:value-type="float" office:value="131493.375" table:style-name="ce1">
            <text:p>131493.375</text:p>
          </table:table-cell>
          <table:table-cell office:value-type="float" office:value="545" table:style-name="ce1">
            <text:p>545</text:p>
          </table:table-cell>
          <table:table-cell office:value-type="float" office:value="776.75000000000102" table:style-name="ce1">
            <text:p>776.75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3.032407760620099" table:style-name="ce1">
            <text:p>23.03240776</text:p>
          </table:table-cell>
          <table:table-cell office:value-type="float" office:value="7.8993053436279297" table:style-name="ce1">
            <text:p>7.899305344</text:p>
          </table:table-cell>
          <table:table-cell office:value-type="float" office:value="0.26909720897674599" table:style-name="ce1">
            <text:p>0.269097209</text:p>
          </table:table-cell>
          <table:table-cell office:value-type="float" office:value="637.673583984375" table:style-name="ce1">
            <text:p>637.673584</text:p>
          </table:table-cell>
          <table:table-cell office:value-type="float" office:value="-83.333312988281307" table:style-name="ce1">
            <text:p>-83.33331299</text:p>
          </table:table-cell>
          <table:table-cell office:value-type="float" office:value="121.2" table:style-name="ce1">
            <text:p>121.2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545" table:style-name="ce1">
            <text:p>545</text:p>
          </table:table-cell>
          <table:table-cell office:value-type="float" office:value="785.83333333333405" table:style-name="ce1">
            <text:p>785.8333333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3.1770839691162" table:style-name="ce1">
            <text:p>23.17708397</text:p>
          </table:table-cell>
          <table:table-cell office:value-type="float" office:value="7.7546296119689897" table:style-name="ce1">
            <text:p>7.754629612</text:p>
          </table:table-cell>
          <table:table-cell office:value-type="float" office:value="0.26475694775581399" table:style-name="ce1">
            <text:p>0.264756948</text:p>
          </table:table-cell>
          <table:table-cell office:value-type="float" office:value="642.65625" table:style-name="ce1">
            <text:p>642.65625</text:p>
          </table:table-cell>
          <table:table-cell office:value-type="float" office:value="-83.333312988281307" table:style-name="ce1">
            <text:p>-83.33331299</text:p>
          </table:table-cell>
          <table:table-cell office:value-type="float" office:value="121.2" table:style-name="ce1">
            <text:p>121.2</text:p>
          </table:table-cell>
          <table:table-cell office:value-type="float" office:value="120786.3046875" table:style-name="ce1">
            <text:p>120786.3047</text:p>
          </table:table-cell>
          <table:table-cell office:value-type="float" office:value="544" table:style-name="ce1">
            <text:p>544</text:p>
          </table:table-cell>
          <table:table-cell office:value-type="float" office:value="794.900000000001" table:style-name="ce1">
            <text:p>794.9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3.4375" table:style-name="ce1">
            <text:p>23.4375</text:p>
          </table:table-cell>
          <table:table-cell office:value-type="float" office:value="7.5231480598449698" table:style-name="ce1">
            <text:p>7.52314806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648.70660400390602" table:style-name="ce1">
            <text:p>648.706604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21.2" table:style-name="ce1">
            <text:p>121.2</text:p>
          </table:table-cell>
          <table:table-cell office:value-type="float" office:value="118751.0859375" table:style-name="ce1">
            <text:p>118751.0859</text:p>
          </table:table-cell>
          <table:table-cell office:value-type="float" office:value="544" table:style-name="ce1">
            <text:p>544</text:p>
          </table:table-cell>
          <table:table-cell office:value-type="float" office:value="803.96666666666704" table:style-name="ce1">
            <text:p>803.9666667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23.6979160308838" table:style-name="ce1">
            <text:p>23.69791603</text:p>
          </table:table-cell>
          <table:table-cell office:value-type="float" office:value="7.3857059478759801" table:style-name="ce1">
            <text:p>7.385705948</text:p>
          </table:table-cell>
          <table:table-cell office:value-type="float" office:value="0.25607639551162698" table:style-name="ce1">
            <text:p>0.256076396</text:p>
          </table:table-cell>
          <table:table-cell office:value-type="float" office:value="651.90972900390602" table:style-name="ce1">
            <text:p>651.909729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21.2" table:style-name="ce1">
            <text:p>121.2</text:p>
          </table:table-cell>
          <table:table-cell office:value-type="float" office:value="120343.8671875" table:style-name="ce1">
            <text:p>120343.8672</text:p>
          </table:table-cell>
          <table:table-cell office:value-type="float" office:value="543" table:style-name="ce1">
            <text:p>543</text:p>
          </table:table-cell>
          <table:table-cell office:value-type="float" office:value="813.01666666666699" table:style-name="ce1">
            <text:p>813.0166667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23.871528625488299" table:style-name="ce1">
            <text:p>23.87152863</text:p>
          </table:table-cell>
          <table:table-cell office:value-type="float" office:value="7.1976275444030797" table:style-name="ce1">
            <text:p>7.197627544</text:p>
          </table:table-cell>
          <table:table-cell office:value-type="float" office:value="0.25607639551162698" table:style-name="ce1">
            <text:p>0.256076396</text:p>
          </table:table-cell>
          <table:table-cell office:value-type="float" office:value="659.38366699218795" table:style-name="ce1">
            <text:p>659.383667</text:p>
          </table:table-cell>
          <table:table-cell office:value-type="float" office:value="-82.1759033203125" table:style-name="ce1">
            <text:p>-82.17590332</text:p>
          </table:table-cell>
          <table:table-cell office:value-type="float" office:value="121.2" table:style-name="ce1">
            <text:p>121.2</text:p>
          </table:table-cell>
          <table:table-cell office:value-type="float" office:value="123794.90625" table:style-name="ce1">
            <text:p>123794.9063</text:p>
          </table:table-cell>
          <table:table-cell office:value-type="float" office:value="542" table:style-name="ce1">
            <text:p>542</text:p>
          </table:table-cell>
          <table:table-cell office:value-type="float" office:value="822.05000000000098" table:style-name="ce1">
            <text:p>822.05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24.189815521240199" table:style-name="ce1">
            <text:p>24.18981552</text:p>
          </table:table-cell>
          <table:table-cell office:value-type="float" office:value="7.0457177162170401" table:style-name="ce1">
            <text:p>7.045717716</text:p>
          </table:table-cell>
          <table:table-cell office:value-type="float" office:value="0.24739582836627999" table:style-name="ce1">
            <text:p>0.247395828</text:p>
          </table:table-cell>
          <table:table-cell office:value-type="float" office:value="664.36633300781295" table:style-name="ce1">
            <text:p>664.366333</text:p>
          </table:table-cell>
          <table:table-cell office:value-type="float" office:value="-81.597229003906307" table:style-name="ce1">
            <text:p>-81.597229</text:p>
          </table:table-cell>
          <table:table-cell office:value-type="float" office:value="121.2" table:style-name="ce1">
            <text:p>121.2</text:p>
          </table:table-cell>
          <table:table-cell office:value-type="float" office:value="127068.9609375" table:style-name="ce1">
            <text:p>127068.9609</text:p>
          </table:table-cell>
          <table:table-cell office:value-type="float" office:value="542" table:style-name="ce1">
            <text:p>542</text:p>
          </table:table-cell>
          <table:table-cell office:value-type="float" office:value="831.08333333333405" table:style-name="ce1">
            <text:p>831.0833333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20254629850387601" table:style-name="ce1">
            <text:p>0.202546299</text:p>
          </table:table-cell>
          <table:table-cell office:value-type="float" office:value="24.363426208496101" table:style-name="ce1">
            <text:p>24.36342621</text:p>
          </table:table-cell>
          <table:table-cell office:value-type="float" office:value="6.9227428436279297" table:style-name="ce1">
            <text:p>6.922742844</text:p>
          </table:table-cell>
          <table:table-cell office:value-type="float" office:value="0.24739582836627999" table:style-name="ce1">
            <text:p>0.247395828</text:p>
          </table:table-cell>
          <table:table-cell office:value-type="float" office:value="667.92535400390602" table:style-name="ce1">
            <text:p>667.925354</text:p>
          </table:table-cell>
          <table:table-cell office:value-type="float" office:value="-82.754638671875" table:style-name="ce1">
            <text:p>-82.75463867</text:p>
          </table:table-cell>
          <table:table-cell office:value-type="float" office:value="121.2" table:style-name="ce1">
            <text:p>121.2</text:p>
          </table:table-cell>
          <table:table-cell office:value-type="float" office:value="133528.609375" table:style-name="ce1">
            <text:p>133528.6094</text:p>
          </table:table-cell>
          <table:table-cell office:value-type="float" office:value="542" table:style-name="ce1">
            <text:p>542</text:p>
          </table:table-cell>
          <table:table-cell office:value-type="float" office:value="840.11666666666702" table:style-name="ce1">
            <text:p>840.1166667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24.652778625488299" table:style-name="ce1">
            <text:p>24.65277863</text:p>
          </table:table-cell>
          <table:table-cell office:value-type="float" office:value="6.7997684478759801" table:style-name="ce1">
            <text:p>6.799768448</text:p>
          </table:table-cell>
          <table:table-cell office:value-type="float" office:value="0.25607639551162698" table:style-name="ce1">
            <text:p>0.256076396</text:p>
          </table:table-cell>
          <table:table-cell office:value-type="float" office:value="671.12847900390602" table:style-name="ce1">
            <text:p>671.128479</text:p>
          </table:table-cell>
          <table:table-cell office:value-type="float" office:value="-82.1759033203125" table:style-name="ce1">
            <text:p>-82.17590332</text:p>
          </table:table-cell>
          <table:table-cell office:value-type="float" office:value="121.2" table:style-name="ce1">
            <text:p>121.2</text:p>
          </table:table-cell>
          <table:table-cell office:value-type="float" office:value="142908.34375" table:style-name="ce1">
            <text:p>142908.3438</text:p>
          </table:table-cell>
          <table:table-cell office:value-type="float" office:value="544" table:style-name="ce1">
            <text:p>544</text:p>
          </table:table-cell>
          <table:table-cell office:value-type="float" office:value="849.18333333333396" table:style-name="ce1">
            <text:p>849.1833333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24.768518447876001" table:style-name="ce1">
            <text:p>24.76851845</text:p>
          </table:table-cell>
          <table:table-cell office:value-type="float" office:value="6.6478586196899396" table:style-name="ce1">
            <text:p>6.64785862</text:p>
          </table:table-cell>
          <table:table-cell office:value-type="float" office:value="0.26475694775581399" table:style-name="ce1">
            <text:p>0.264756948</text:p>
          </table:table-cell>
          <table:table-cell office:value-type="float" office:value="678.95831298828102" table:style-name="ce1">
            <text:p>678.958313</text:p>
          </table:table-cell>
          <table:table-cell office:value-type="float" office:value="-83.333312988281307" table:style-name="ce1">
            <text:p>-83.33331299</text:p>
          </table:table-cell>
          <table:table-cell office:value-type="float" office:value="121.2" table:style-name="ce1">
            <text:p>121.2</text:p>
          </table:table-cell>
          <table:table-cell office:value-type="float" office:value="151845.640625" table:style-name="ce1">
            <text:p>151845.6406</text:p>
          </table:table-cell>
          <table:table-cell office:value-type="float" office:value="548" table:style-name="ce1">
            <text:p>548</text:p>
          </table:table-cell>
          <table:table-cell office:value-type="float" office:value="858.31666666666695" table:style-name="ce1">
            <text:p>858.3166667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5" table:style-name="ce1">
            <text:p>25</text:p>
          </table:table-cell>
          <table:table-cell office:value-type="float" office:value="6.5248842239379901" table:style-name="ce1">
            <text:p>6.524884224</text:p>
          </table:table-cell>
          <table:table-cell office:value-type="float" office:value="0.26909720897674599" table:style-name="ce1">
            <text:p>0.269097209</text:p>
          </table:table-cell>
          <table:table-cell office:value-type="float" office:value="682.873291015625" table:style-name="ce1">
            <text:p>682.873291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1.2" table:style-name="ce1">
            <text:p>121.2</text:p>
          </table:table-cell>
          <table:table-cell office:value-type="float" office:value="155650.625" table:style-name="ce1">
            <text:p>155650.625</text:p>
          </table:table-cell>
          <table:table-cell office:value-type="float" office:value="547" table:style-name="ce1">
            <text:p>547</text:p>
          </table:table-cell>
          <table:table-cell office:value-type="float" office:value="867.43333333333396" table:style-name="ce1">
            <text:p>867.4333333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5.144676208496101" table:style-name="ce1">
            <text:p>25.14467621</text:p>
          </table:table-cell>
          <table:table-cell office:value-type="float" office:value="6.3440394401550302" table:style-name="ce1">
            <text:p>6.34403944</text:p>
          </table:table-cell>
          <table:table-cell office:value-type="float" office:value="0.26909720897674599" table:style-name="ce1">
            <text:p>0.269097209</text:p>
          </table:table-cell>
          <table:table-cell office:value-type="float" office:value="686.076416015625" table:style-name="ce1">
            <text:p>686.076416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21.2" table:style-name="ce1">
            <text:p>121.2</text:p>
          </table:table-cell>
          <table:table-cell office:value-type="float" office:value="160252.015625" table:style-name="ce1">
            <text:p>160252.0156</text:p>
          </table:table-cell>
          <table:table-cell office:value-type="float" office:value="547" table:style-name="ce1">
            <text:p>547</text:p>
          </table:table-cell>
          <table:table-cell office:value-type="float" office:value="876.55000000000098" table:style-name="ce1">
            <text:p>876.55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31828704476356501" table:style-name="ce1">
            <text:p>0.318287045</text:p>
          </table:table-cell>
          <table:table-cell office:value-type="float" office:value="25.2025470733643" table:style-name="ce1">
            <text:p>25.20254707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0.27777779102325401" table:style-name="ce1">
            <text:p>0.277777791</text:p>
          </table:table-cell>
          <table:table-cell office:value-type="float" office:value="689.279541015625" table:style-name="ce1">
            <text:p>689.279541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1.2" table:style-name="ce1">
            <text:p>121.2</text:p>
          </table:table-cell>
          <table:table-cell office:value-type="float" office:value="171843.96875" table:style-name="ce1">
            <text:p>171843.9688</text:p>
          </table:table-cell>
          <table:table-cell office:value-type="float" office:value="547" table:style-name="ce1">
            <text:p>547</text:p>
          </table:table-cell>
          <table:table-cell office:value-type="float" office:value="885.66666666666697" table:style-name="ce1">
            <text:p>885.6666667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25.318286895751999" table:style-name="ce1">
            <text:p>25.3182869</text:p>
          </table:table-cell>
          <table:table-cell office:value-type="float" office:value="6.19936323165894" table:style-name="ce1">
            <text:p>6.199363232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696.04168701171898" table:style-name="ce1">
            <text:p>696.041687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21.2" table:style-name="ce1">
            <text:p>121.2</text:p>
          </table:table-cell>
          <table:table-cell office:value-type="float" office:value="173613.71875" table:style-name="ce1">
            <text:p>173613.7188</text:p>
          </table:table-cell>
          <table:table-cell office:value-type="float" office:value="547" table:style-name="ce1">
            <text:p>547</text:p>
          </table:table-cell>
          <table:table-cell office:value-type="float" office:value="894.78333333333399" table:style-name="ce1">
            <text:p>894.7833333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31828704476356501" table:style-name="ce1">
            <text:p>0.318287045</text:p>
          </table:table-cell>
          <table:table-cell office:value-type="float" office:value="25.462963104248001" table:style-name="ce1">
            <text:p>25.4629631</text:p>
          </table:table-cell>
          <table:table-cell office:value-type="float" office:value="6.1414928436279297" table:style-name="ce1">
            <text:p>6.141492844</text:p>
          </table:table-cell>
          <table:table-cell office:value-type="float" office:value="0.28645834326744102" table:style-name="ce1">
            <text:p>0.286458343</text:p>
          </table:table-cell>
          <table:table-cell office:value-type="float" office:value="698.888916015625" table:style-name="ce1">
            <text:p>698.888916</text:p>
          </table:table-cell>
          <table:table-cell office:value-type="float" office:value="-94.328674316406307" table:style-name="ce1">
            <text:p>-94.32867432</text:p>
          </table:table-cell>
          <table:table-cell office:value-type="float" office:value="121.2" table:style-name="ce1">
            <text:p>121.2</text:p>
          </table:table-cell>
          <table:table-cell office:value-type="float" office:value="175118.015625" table:style-name="ce1">
            <text:p>175118.0156</text:p>
          </table:table-cell>
          <table:table-cell office:value-type="float" office:value="547" table:style-name="ce1">
            <text:p>547</text:p>
          </table:table-cell>
          <table:table-cell office:value-type="float" office:value="903.900000000001" table:style-name="ce1">
            <text:p>903.9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40509259700775102" table:style-name="ce1">
            <text:p>0.405092597</text:p>
          </table:table-cell>
          <table:table-cell office:value-type="float" office:value="25.636573791503899" table:style-name="ce1">
            <text:p>25.63657379</text:p>
          </table:table-cell>
          <table:table-cell office:value-type="float" office:value="6.0402197837829599" table:style-name="ce1">
            <text:p>6.040219784</text:p>
          </table:table-cell>
          <table:table-cell office:value-type="float" office:value="0.28645834326744102" table:style-name="ce1">
            <text:p>0.286458343</text:p>
          </table:table-cell>
          <table:table-cell office:value-type="float" office:value="702.44793701171898" table:style-name="ce1">
            <text:p>702.447937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21.2" table:style-name="ce1">
            <text:p>121.2</text:p>
          </table:table-cell>
          <table:table-cell office:value-type="float" office:value="176179.890625" table:style-name="ce1">
            <text:p>176179.8906</text:p>
          </table:table-cell>
          <table:table-cell office:value-type="float" office:value="546" table:style-name="ce1">
            <text:p>546</text:p>
          </table:table-cell>
          <table:table-cell office:value-type="float" office:value="913.00000000000102" table:style-name="ce1">
            <text:p>913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46296295523643499" table:style-name="ce1">
            <text:p>0.462962955</text:p>
          </table:table-cell>
          <table:table-cell office:value-type="float" office:value="25.868055343627901" table:style-name="ce1">
            <text:p>25.86805534</text:p>
          </table:table-cell>
          <table:table-cell office:value-type="float" office:value="5.91001176834106" table:style-name="ce1">
            <text:p>5.910011768</text:p>
          </table:table-cell>
          <table:table-cell office:value-type="float" office:value="0.28645834326744102" table:style-name="ce1">
            <text:p>0.286458343</text:p>
          </table:table-cell>
          <table:table-cell office:value-type="float" office:value="705.295166015625" table:style-name="ce1">
            <text:p>705.295166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21.2" table:style-name="ce1">
            <text:p>121.2</text:p>
          </table:table-cell>
          <table:table-cell office:value-type="float" office:value="176976.28125" table:style-name="ce1">
            <text:p>176976.2813</text:p>
          </table:table-cell>
          <table:table-cell office:value-type="float" office:value="546" table:style-name="ce1">
            <text:p>546</text:p>
          </table:table-cell>
          <table:table-cell office:value-type="float" office:value="922.10000000000105" table:style-name="ce1">
            <text:p>922.1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57870370149612405" table:style-name="ce1">
            <text:p>0.578703701</text:p>
          </table:table-cell>
          <table:table-cell office:value-type="float" office:value="26.157407760620099" table:style-name="ce1">
            <text:p>26.15740776</text:p>
          </table:table-cell>
          <table:table-cell office:value-type="float" office:value="5.5410881042480504" table:style-name="ce1">
            <text:p>5.541088104</text:p>
          </table:table-cell>
          <table:table-cell office:value-type="float" office:value="0.29079860448837302" table:style-name="ce1">
            <text:p>0.290798604</text:p>
          </table:table-cell>
          <table:table-cell office:value-type="float" office:value="710.27777099609398" table:style-name="ce1">
            <text:p>710.277771</text:p>
          </table:table-cell>
          <table:table-cell office:value-type="float" office:value="-100.11572265625" table:style-name="ce1">
            <text:p>-100.1157227</text:p>
          </table:table-cell>
          <table:table-cell office:value-type="float" office:value="121.2" table:style-name="ce1">
            <text:p>121.2</text:p>
          </table:table-cell>
          <table:table-cell office:value-type="float" office:value="177330.21875" table:style-name="ce1">
            <text:p>177330.2188</text:p>
          </table:table-cell>
          <table:table-cell office:value-type="float" office:value="545" table:style-name="ce1">
            <text:p>545</text:p>
          </table:table-cell>
          <table:table-cell office:value-type="float" office:value="931.18333333333396" table:style-name="ce1">
            <text:p>931.1833333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69444441795349099" table:style-name="ce1">
            <text:p>0.694444418</text:p>
          </table:table-cell>
          <table:table-cell office:value-type="float" office:value="26.3599529266357" table:style-name="ce1">
            <text:p>26.35995293</text:p>
          </table:table-cell>
          <table:table-cell office:value-type="float" office:value="5.3819446563720703" table:style-name="ce1">
            <text:p>5.381944656</text:p>
          </table:table-cell>
          <table:table-cell office:value-type="float" office:value="0.29079860448837302" table:style-name="ce1">
            <text:p>0.290798604</text:p>
          </table:table-cell>
          <table:table-cell office:value-type="float" office:value="712.76910400390602" table:style-name="ce1">
            <text:p>712.769104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21.2" table:style-name="ce1">
            <text:p>121.2</text:p>
          </table:table-cell>
          <table:table-cell office:value-type="float" office:value="176976.28125" table:style-name="ce1">
            <text:p>176976.2813</text:p>
          </table:table-cell>
          <table:table-cell office:value-type="float" office:value="548" table:style-name="ce1">
            <text:p>548</text:p>
          </table:table-cell>
          <table:table-cell office:value-type="float" office:value="940.31666666666695" table:style-name="ce1">
            <text:p>940.3166667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75231480598449696" table:style-name="ce1">
            <text:p>0.752314806</text:p>
          </table:table-cell>
          <table:table-cell office:value-type="float" office:value="26.736110687255898" table:style-name="ce1">
            <text:p>26.73611069</text:p>
          </table:table-cell>
          <table:table-cell office:value-type="float" office:value="5.1359953880310103" table:style-name="ce1">
            <text:p>5.135995388</text:p>
          </table:table-cell>
          <table:table-cell office:value-type="float" office:value="0.30381944775581399" table:style-name="ce1">
            <text:p>0.303819448</text:p>
          </table:table-cell>
          <table:table-cell office:value-type="float" office:value="715.26043701171898" table:style-name="ce1">
            <text:p>715.260437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21.2" table:style-name="ce1">
            <text:p>121.2</text:p>
          </table:table-cell>
          <table:table-cell office:value-type="float" office:value="176179.890625" table:style-name="ce1">
            <text:p>176179.8906</text:p>
          </table:table-cell>
          <table:table-cell office:value-type="float" office:value="548" table:style-name="ce1">
            <text:p>548</text:p>
          </table:table-cell>
          <table:table-cell office:value-type="float" office:value="949.45000000000095" table:style-name="ce1">
            <text:p>949.45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83912038803100597" table:style-name="ce1">
            <text:p>0.839120388</text:p>
          </table:table-cell>
          <table:table-cell office:value-type="float" office:value="26.938657760620099" table:style-name="ce1">
            <text:p>26.93865776</text:p>
          </table:table-cell>
          <table:table-cell office:value-type="float" office:value="4.9913196563720703" table:style-name="ce1">
            <text:p>4.991319656</text:p>
          </table:table-cell>
          <table:table-cell office:value-type="float" office:value="0.30815970897674599" table:style-name="ce1">
            <text:p>0.308159709</text:p>
          </table:table-cell>
          <table:table-cell office:value-type="float" office:value="718.107666015625" table:style-name="ce1">
            <text:p>718.107666</text:p>
          </table:table-cell>
          <table:table-cell office:value-type="float" office:value="-108.79632568359401" table:style-name="ce1">
            <text:p>-108.7963257</text:p>
          </table:table-cell>
          <table:table-cell office:value-type="float" office:value="121.2" table:style-name="ce1">
            <text:p>121.2</text:p>
          </table:table-cell>
          <table:table-cell office:value-type="float" office:value="175383.484375" table:style-name="ce1">
            <text:p>175383.4844</text:p>
          </table:table-cell>
          <table:table-cell office:value-type="float" office:value="548" table:style-name="ce1">
            <text:p>548</text:p>
          </table:table-cell>
          <table:table-cell office:value-type="float" office:value="958.58333333333405" table:style-name="ce1">
            <text:p>958.5833333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2592591047286998" table:style-name="ce1">
            <text:p>0.92592591</text:p>
          </table:table-cell>
          <table:table-cell office:value-type="float" office:value="27.112268447876001" table:style-name="ce1">
            <text:p>27.11226845</text:p>
          </table:table-cell>
          <table:table-cell office:value-type="float" office:value="4.7815394401550302" table:style-name="ce1">
            <text:p>4.78153944</text:p>
          </table:table-cell>
          <table:table-cell office:value-type="float" office:value="0.32552084326744102" table:style-name="ce1">
            <text:p>0.325520843</text:p>
          </table:table-cell>
          <table:table-cell office:value-type="float" office:value="719.88714599609398" table:style-name="ce1">
            <text:p>719.887146</text:p>
          </table:table-cell>
          <table:table-cell office:value-type="float" office:value="-111.111083984375" table:style-name="ce1">
            <text:p>-111.111084</text:p>
          </table:table-cell>
          <table:table-cell office:value-type="float" office:value="121.2" table:style-name="ce1">
            <text:p>121.2</text:p>
          </table:table-cell>
          <table:table-cell office:value-type="float" office:value="173879.1875" table:style-name="ce1">
            <text:p>173879.1875</text:p>
          </table:table-cell>
          <table:table-cell office:value-type="float" office:value="548" table:style-name="ce1">
            <text:p>548</text:p>
          </table:table-cell>
          <table:table-cell office:value-type="float" office:value="967.71666666666704" table:style-name="ce1">
            <text:p>967.7166667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.0127314329147299" table:style-name="ce1">
            <text:p>1.012731433</text:p>
          </table:table-cell>
          <table:table-cell office:value-type="float" office:value="27.314815521240199" table:style-name="ce1">
            <text:p>27.31481552</text:p>
          </table:table-cell>
          <table:table-cell office:value-type="float" office:value="4.7092013359069798" table:style-name="ce1">
            <text:p>4.709201336</text:p>
          </table:table-cell>
          <table:table-cell office:value-type="float" office:value="0.34288194775581399" table:style-name="ce1">
            <text:p>0.342881948</text:p>
          </table:table-cell>
          <table:table-cell office:value-type="float" office:value="722.02258300781295" table:style-name="ce1">
            <text:p>722.022583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21.2" table:style-name="ce1">
            <text:p>121.2</text:p>
          </table:table-cell>
          <table:table-cell office:value-type="float" office:value="173436.734375" table:style-name="ce1">
            <text:p>173436.7344</text:p>
          </table:table-cell>
          <table:table-cell office:value-type="float" office:value="548" table:style-name="ce1">
            <text:p>548</text:p>
          </table:table-cell>
          <table:table-cell office:value-type="float" office:value="976.85000000000105" table:style-name="ce1">
            <text:p>976.85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.12847220897675" table:style-name="ce1">
            <text:p>1.128472209</text:p>
          </table:table-cell>
          <table:table-cell office:value-type="float" office:value="27.488426208496101" table:style-name="ce1">
            <text:p>27.48842621</text:p>
          </table:table-cell>
          <table:table-cell office:value-type="float" office:value="4.5862269401550302" table:style-name="ce1">
            <text:p>4.58622694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724.157958984375" table:style-name="ce1">
            <text:p>724.157959</text:p>
          </table:table-cell>
          <table:table-cell office:value-type="float" office:value="-113.425903320313" table:style-name="ce1">
            <text:p>-113.4259033</text:p>
          </table:table-cell>
          <table:table-cell office:value-type="float" office:value="121.2" table:style-name="ce1">
            <text:p>121.2</text:p>
          </table:table-cell>
          <table:table-cell office:value-type="float" office:value="172728.859375" table:style-name="ce1">
            <text:p>172728.8594</text:p>
          </table:table-cell>
          <table:table-cell office:value-type="float" office:value="547" table:style-name="ce1">
            <text:p>547</text:p>
          </table:table-cell>
          <table:table-cell office:value-type="float" office:value="985.96666666666704" table:style-name="ce1">
            <text:p>985.9666667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1863425970077499" table:style-name="ce1">
            <text:p>1.186342597</text:p>
          </table:table-cell>
          <table:table-cell office:value-type="float" office:value="27.6041660308838" table:style-name="ce1">
            <text:p>27.60416603</text:p>
          </table:table-cell>
          <table:table-cell office:value-type="float" office:value="4.4198493957519496" table:style-name="ce1">
            <text:p>4.419849396</text:p>
          </table:table-cell>
          <table:table-cell office:value-type="float" office:value="0.37760415673255898" table:style-name="ce1">
            <text:p>0.377604157</text:p>
          </table:table-cell>
          <table:table-cell office:value-type="float" office:value="726.64929199218795" table:style-name="ce1">
            <text:p>726.649292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21.2" table:style-name="ce1">
            <text:p>121.2</text:p>
          </table:table-cell>
          <table:table-cell office:value-type="float" office:value="169366.296875" table:style-name="ce1">
            <text:p>169366.2969</text:p>
          </table:table-cell>
          <table:table-cell office:value-type="float" office:value="547" table:style-name="ce1">
            <text:p>547</text:p>
          </table:table-cell>
          <table:table-cell office:value-type="float" office:value="995.08333333333405" table:style-name="ce1">
            <text:p>995.0833333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.3020833730697601" table:style-name="ce1">
            <text:p>1.302083373</text:p>
          </table:table-cell>
          <table:table-cell office:value-type="float" office:value="27.777778625488299" table:style-name="ce1">
            <text:p>27.77777863</text:p>
          </table:table-cell>
          <table:table-cell office:value-type="float" office:value="4.4053821563720703" table:style-name="ce1">
            <text:p>4.405382156</text:p>
          </table:table-cell>
          <table:table-cell office:value-type="float" office:value="0.40798610448837302" table:style-name="ce1">
            <text:p>0.407986104</text:p>
          </table:table-cell>
          <table:table-cell office:value-type="float" office:value="729.49652099609398" table:style-name="ce1">
            <text:p>729.496521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21.2" table:style-name="ce1">
            <text:p>121.2</text:p>
          </table:table-cell>
          <table:table-cell office:value-type="float" office:value="165561.296875" table:style-name="ce1">
            <text:p>165561.2969</text:p>
          </table:table-cell>
          <table:table-cell office:value-type="float" office:value="547" table:style-name="ce1">
            <text:p>547</text:p>
          </table:table-cell>
          <table:table-cell office:value-type="float" office:value="1004.2" table:style-name="ce1">
            <text:p>1004.2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70717597007751" table:style-name="ce1">
            <text:p>1.70717597</text:p>
          </table:table-cell>
          <table:table-cell office:value-type="float" office:value="27.806713104248001" table:style-name="ce1">
            <text:p>27.8067131</text:p>
          </table:table-cell>
          <table:table-cell office:value-type="float" office:value="4.1304974555969203" table:style-name="ce1">
            <text:p>4.130497456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732.34375" table:style-name="ce1">
            <text:p>732.34375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21.2" table:style-name="ce1">
            <text:p>121.2</text:p>
          </table:table-cell>
          <table:table-cell office:value-type="float" office:value="162464.21875" table:style-name="ce1">
            <text:p>162464.2188</text:p>
          </table:table-cell>
          <table:table-cell office:value-type="float" office:value="546" table:style-name="ce1">
            <text:p>546</text:p>
          </table:table-cell>
          <table:table-cell office:value-type="float" office:value="1013.3" table:style-name="ce1">
            <text:p>1013.3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1701388359069802" table:style-name="ce1">
            <text:p>2.170138836</text:p>
          </table:table-cell>
          <table:table-cell office:value-type="float" office:value="28.1828708648682" table:style-name="ce1">
            <text:p>28.18287086</text:p>
          </table:table-cell>
          <table:table-cell office:value-type="float" office:value="3.9930555820465101" table:style-name="ce1">
            <text:p>3.993055582</text:p>
          </table:table-cell>
          <table:table-cell office:value-type="float" office:value="0.52083331346511796" table:style-name="ce1">
            <text:p>0.520833313</text:p>
          </table:table-cell>
          <table:table-cell office:value-type="float" office:value="734.83508300781295" table:style-name="ce1">
            <text:p>734.835083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21.2" table:style-name="ce1">
            <text:p>121.2</text:p>
          </table:table-cell>
          <table:table-cell office:value-type="float" office:value="159367.125" table:style-name="ce1">
            <text:p>159367.125</text:p>
          </table:table-cell>
          <table:table-cell office:value-type="float" office:value="548" table:style-name="ce1">
            <text:p>548</text:p>
          </table:table-cell>
          <table:table-cell office:value-type="float" office:value="1022.43333333333" table:style-name="ce1">
            <text:p>1022.433333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5752315521240199" table:style-name="ce1">
            <text:p>2.575231552</text:p>
          </table:table-cell>
          <table:table-cell office:value-type="float" office:value="28.3854160308838" table:style-name="ce1">
            <text:p>28.38541603</text:p>
          </table:table-cell>
          <table:table-cell office:value-type="float" office:value="3.6241319179534899" table:style-name="ce1">
            <text:p>3.624131918</text:p>
          </table:table-cell>
          <table:table-cell office:value-type="float" office:value="0.72048610448837302" table:style-name="ce1">
            <text:p>0.720486104</text:p>
          </table:table-cell>
          <table:table-cell office:value-type="float" office:value="739.81768798828102" table:style-name="ce1">
            <text:p>739.817688</text:p>
          </table:table-cell>
          <table:table-cell office:value-type="float" office:value="-114.004638671875" table:style-name="ce1">
            <text:p>-114.0046387</text:p>
          </table:table-cell>
          <table:table-cell office:value-type="float" office:value="121.2" table:style-name="ce1">
            <text:p>121.2</text:p>
          </table:table-cell>
          <table:table-cell office:value-type="float" office:value="156535.515625" table:style-name="ce1">
            <text:p>156535.5156</text:p>
          </table:table-cell>
          <table:table-cell office:value-type="float" office:value="549" table:style-name="ce1">
            <text:p>549</text:p>
          </table:table-cell>
          <table:table-cell office:value-type="float" office:value="1031.5833333333301" table:style-name="ce1">
            <text:p>1031.583333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2986111640930198" table:style-name="ce1">
            <text:p>3.298611164</text:p>
          </table:table-cell>
          <table:table-cell office:value-type="float" office:value="28.616897583007798" table:style-name="ce1">
            <text:p>28.61689758</text:p>
          </table:table-cell>
          <table:table-cell office:value-type="float" office:value="3.3564815521240199" table:style-name="ce1">
            <text:p>3.356481552</text:p>
          </table:table-cell>
          <table:table-cell office:value-type="float" office:value="0.7421875" table:style-name="ce1">
            <text:p>0.7421875</text:p>
          </table:table-cell>
          <table:table-cell office:value-type="float" office:value="742.30902099609398" table:style-name="ce1">
            <text:p>742.309021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21.2" table:style-name="ce1">
            <text:p>121.2</text:p>
          </table:table-cell>
          <table:table-cell office:value-type="float" office:value="153703.890625" table:style-name="ce1">
            <text:p>153703.8906</text:p>
          </table:table-cell>
          <table:table-cell office:value-type="float" office:value="548" table:style-name="ce1">
            <text:p>548</text:p>
          </table:table-cell>
          <table:table-cell office:value-type="float" office:value="1040.7166666666701" table:style-name="ce1">
            <text:p>1040.716667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.7615740299224898" table:style-name="ce1">
            <text:p>3.76157403</text:p>
          </table:table-cell>
          <table:table-cell office:value-type="float" office:value="28.790510177612301" table:style-name="ce1">
            <text:p>28.79051018</text:p>
          </table:table-cell>
          <table:table-cell office:value-type="float" office:value="3.3564815521240199" table:style-name="ce1">
            <text:p>3.356481552</text:p>
          </table:table-cell>
          <table:table-cell office:value-type="float" office:value="1.0416666269302399" table:style-name="ce1">
            <text:p>1.041666627</text:p>
          </table:table-cell>
          <table:table-cell office:value-type="float" office:value="745.15625" table:style-name="ce1">
            <text:p>745.15625</text:p>
          </table:table-cell>
          <table:table-cell office:value-type="float" office:value="-111.111083984375" table:style-name="ce1">
            <text:p>-111.111084</text:p>
          </table:table-cell>
          <table:table-cell office:value-type="float" office:value="121.2" table:style-name="ce1">
            <text:p>121.2</text:p>
          </table:table-cell>
          <table:table-cell office:value-type="float" office:value="153084.46875" table:style-name="ce1">
            <text:p>153084.4688</text:p>
          </table:table-cell>
          <table:table-cell office:value-type="float" office:value="548" table:style-name="ce1">
            <text:p>548</text:p>
          </table:table-cell>
          <table:table-cell office:value-type="float" office:value="1049.8499999999999" table:style-name="ce1">
            <text:p>1049.85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.1666665077209499" table:style-name="ce1">
            <text:p>4.166666508</text:p>
          </table:table-cell>
          <table:table-cell office:value-type="float" office:value="28.935184478759801" table:style-name="ce1">
            <text:p>28.93518448</text:p>
          </table:table-cell>
          <table:table-cell office:value-type="float" office:value="2.9803240299224898" table:style-name="ce1">
            <text:p>2.98032403</text:p>
          </table:table-cell>
          <table:table-cell office:value-type="float" office:value="1.1067708730697601" table:style-name="ce1">
            <text:p>1.106770873</text:p>
          </table:table-cell>
          <table:table-cell office:value-type="float" office:value="747.64758300781295" table:style-name="ce1">
            <text:p>747.647583</text:p>
          </table:table-cell>
          <table:table-cell office:value-type="float" office:value="-107.638916015625" table:style-name="ce1">
            <text:p>-107.638916</text:p>
          </table:table-cell>
          <table:table-cell office:value-type="float" office:value="121.2" table:style-name="ce1">
            <text:p>121.2</text:p>
          </table:table-cell>
          <table:table-cell office:value-type="float" office:value="152376.578125" table:style-name="ce1">
            <text:p>152376.5781</text:p>
          </table:table-cell>
          <table:table-cell office:value-type="float" office:value="548" table:style-name="ce1">
            <text:p>548</text:p>
          </table:table-cell>
          <table:table-cell office:value-type="float" office:value="1058.9833333333299" table:style-name="ce1">
            <text:p>1058.983333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5138888359069798" table:style-name="ce1">
            <text:p>4.513888836</text:p>
          </table:table-cell>
          <table:table-cell office:value-type="float" office:value="28.993055343627901" table:style-name="ce1">
            <text:p>28.99305534</text:p>
          </table:table-cell>
          <table:table-cell office:value-type="float" office:value="2.7054398059845002" table:style-name="ce1">
            <text:p>2.705439806</text:p>
          </table:table-cell>
          <table:table-cell office:value-type="float" office:value="1.17621529102325" table:style-name="ce1">
            <text:p>1.176215291</text:p>
          </table:table-cell>
          <table:table-cell office:value-type="float" office:value="752.63018798828102" table:style-name="ce1">
            <text:p>752.630188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21.2" table:style-name="ce1">
            <text:p>121.2</text:p>
          </table:table-cell>
          <table:table-cell office:value-type="float" office:value="151757.15625" table:style-name="ce1">
            <text:p>151757.1563</text:p>
          </table:table-cell>
          <table:table-cell office:value-type="float" office:value="548" table:style-name="ce1">
            <text:p>548</text:p>
          </table:table-cell>
          <table:table-cell office:value-type="float" office:value="1068.11666666667" table:style-name="ce1">
            <text:p>1068.116667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0925927162170401" table:style-name="ce1">
            <text:p>5.092592716</text:p>
          </table:table-cell>
          <table:table-cell office:value-type="float" office:value="29.050926208496101" table:style-name="ce1">
            <text:p>29.05092621</text:p>
          </table:table-cell>
          <table:table-cell office:value-type="float" office:value="2.7054398059845002" table:style-name="ce1">
            <text:p>2.705439806</text:p>
          </table:table-cell>
          <table:table-cell office:value-type="float" office:value="1.41059029102325" table:style-name="ce1">
            <text:p>1.410590291</text:p>
          </table:table-cell>
          <table:table-cell office:value-type="float" office:value="755.12152099609398" table:style-name="ce1">
            <text:p>755.121521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21.2" table:style-name="ce1">
            <text:p>121.2</text:p>
          </table:table-cell>
          <table:table-cell office:value-type="float" office:value="153261.453125" table:style-name="ce1">
            <text:p>153261.4531</text:p>
          </table:table-cell>
          <table:table-cell office:value-type="float" office:value="548" table:style-name="ce1">
            <text:p>548</text:p>
          </table:table-cell>
          <table:table-cell office:value-type="float" office:value="1077.25" table:style-name="ce1">
            <text:p>1077.25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5555553436279297" table:style-name="ce1">
            <text:p>5.555555344</text:p>
          </table:table-cell>
          <table:table-cell office:value-type="float" office:value="29.050926208496101" table:style-name="ce1">
            <text:p>29.05092621</text:p>
          </table:table-cell>
          <table:table-cell office:value-type="float" office:value="2.3292825222015399" table:style-name="ce1">
            <text:p>2.329282522</text:p>
          </table:table-cell>
          <table:table-cell office:value-type="float" office:value="1.6796875" table:style-name="ce1">
            <text:p>1.6796875</text:p>
          </table:table-cell>
          <table:table-cell office:value-type="float" office:value="757.96875" table:style-name="ce1">
            <text:p>757.96875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21.2" table:style-name="ce1">
            <text:p>121.2</text:p>
          </table:table-cell>
          <table:table-cell office:value-type="float" office:value="154146.328125" table:style-name="ce1">
            <text:p>154146.3281</text:p>
          </table:table-cell>
          <table:table-cell office:value-type="float" office:value="548" table:style-name="ce1">
            <text:p>548</text:p>
          </table:table-cell>
          <table:table-cell office:value-type="float" office:value="1086.38333333333" table:style-name="ce1">
            <text:p>1086.383333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6840276718139702" table:style-name="ce1">
            <text:p>6.684027672</text:p>
          </table:table-cell>
          <table:table-cell office:value-type="float" office:value="28.993055343627901" table:style-name="ce1">
            <text:p>28.99305534</text:p>
          </table:table-cell>
          <table:table-cell office:value-type="float" office:value="2.1846065521240199" table:style-name="ce1">
            <text:p>2.184606552</text:p>
          </table:table-cell>
          <table:table-cell office:value-type="float" office:value="2.2786457538604701" table:style-name="ce1">
            <text:p>2.278645754</text:p>
          </table:table-cell>
          <table:table-cell office:value-type="float" office:value="761.88366699218795" table:style-name="ce1">
            <text:p>761.883667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21.2" table:style-name="ce1">
            <text:p>121.2</text:p>
          </table:table-cell>
          <table:table-cell office:value-type="float" office:value="155739.109375" table:style-name="ce1">
            <text:p>155739.1094</text:p>
          </table:table-cell>
          <table:table-cell office:value-type="float" office:value="547" table:style-name="ce1">
            <text:p>547</text:p>
          </table:table-cell>
          <table:table-cell office:value-type="float" office:value="1095.5" table:style-name="ce1">
            <text:p>1095.5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.6967592239379901" table:style-name="ce1">
            <text:p>7.696759224</text:p>
          </table:table-cell>
          <table:table-cell office:value-type="float" office:value="28.935184478759801" table:style-name="ce1">
            <text:p>28.93518448</text:p>
          </table:table-cell>
          <table:table-cell office:value-type="float" office:value="1.93142366409302" table:style-name="ce1">
            <text:p>1.931423664</text:p>
          </table:table-cell>
          <table:table-cell office:value-type="float" office:value="2.2786457538604701" table:style-name="ce1">
            <text:p>2.278645754</text:p>
          </table:table-cell>
          <table:table-cell office:value-type="float" office:value="764.375" table:style-name="ce1">
            <text:p>764.375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21.2" table:style-name="ce1">
            <text:p>121.2</text:p>
          </table:table-cell>
          <table:table-cell office:value-type="float" office:value="161402.375" table:style-name="ce1">
            <text:p>161402.375</text:p>
          </table:table-cell>
          <table:table-cell office:value-type="float" office:value="547" table:style-name="ce1">
            <text:p>547</text:p>
          </table:table-cell>
          <table:table-cell office:value-type="float" office:value="1104.61666666667" table:style-name="ce1">
            <text:p>1104.616667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9.1145830154418999" table:style-name="ce1">
            <text:p>9.114583015</text:p>
          </table:table-cell>
          <table:table-cell office:value-type="float" office:value="28.819444656372099" table:style-name="ce1">
            <text:p>28.81944466</text:p>
          </table:table-cell>
          <table:table-cell office:value-type="float" office:value="1.80844902992249" table:style-name="ce1">
            <text:p>1.80844903</text:p>
          </table:table-cell>
          <table:table-cell office:value-type="float" office:value="3.359375" table:style-name="ce1">
            <text:p>3.359375</text:p>
          </table:table-cell>
          <table:table-cell office:value-type="float" office:value="770.78125" table:style-name="ce1">
            <text:p>770.78125</text:p>
          </table:table-cell>
          <table:table-cell office:value-type="float" office:value="-93.75" table:style-name="ce1">
            <text:p>-93.75</text:p>
          </table:table-cell>
          <table:table-cell office:value-type="float" office:value="121.2" table:style-name="ce1">
            <text:p>121.2</text:p>
          </table:table-cell>
          <table:table-cell office:value-type="float" office:value="164499.4375" table:style-name="ce1">
            <text:p>164499.4375</text:p>
          </table:table-cell>
          <table:table-cell office:value-type="float" office:value="547" table:style-name="ce1">
            <text:p>547</text:p>
          </table:table-cell>
          <table:table-cell office:value-type="float" office:value="1113.7333333333299" table:style-name="ce1">
            <text:p>1113.733333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.271990776061999" table:style-name="ce1">
            <text:p>10.27199078</text:p>
          </table:table-cell>
          <table:table-cell office:value-type="float" office:value="28.7037029266357" table:style-name="ce1">
            <text:p>28.70370293</text:p>
          </table:table-cell>
          <table:table-cell office:value-type="float" office:value="1.6420717239379901" table:style-name="ce1">
            <text:p>1.642071724</text:p>
          </table:table-cell>
          <table:table-cell office:value-type="float" office:value="4.2317709922790501" table:style-name="ce1">
            <text:p>4.231770992</text:p>
          </table:table-cell>
          <table:table-cell office:value-type="float" office:value="773.27258300781295" table:style-name="ce1">
            <text:p>773.272583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21.2" table:style-name="ce1">
            <text:p>121.2</text:p>
          </table:table-cell>
          <table:table-cell office:value-type="float" office:value="166092.234375" table:style-name="ce1">
            <text:p>166092.2344</text:p>
          </table:table-cell>
          <table:table-cell office:value-type="float" office:value="549" table:style-name="ce1">
            <text:p>549</text:p>
          </table:table-cell>
          <table:table-cell office:value-type="float" office:value="1122.88333333333" table:style-name="ce1">
            <text:p>1122.883333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.1979169845581" table:style-name="ce1">
            <text:p>11.19791698</text:p>
          </table:table-cell>
          <table:table-cell office:value-type="float" office:value="28.559028625488299" table:style-name="ce1">
            <text:p>28.55902863</text:p>
          </table:table-cell>
          <table:table-cell office:value-type="float" office:value="1.60590279102325" table:style-name="ce1">
            <text:p>1.605902791</text:p>
          </table:table-cell>
          <table:table-cell office:value-type="float" office:value="5.8246526718139702" table:style-name="ce1">
            <text:p>5.824652672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21.2" table:style-name="ce1">
            <text:p>121.2</text:p>
          </table:table-cell>
          <table:table-cell office:value-type="float" office:value="167685.015625" table:style-name="ce1">
            <text:p>167685.0156</text:p>
          </table:table-cell>
          <table:table-cell office:value-type="float" office:value="549" table:style-name="ce1">
            <text:p>549</text:p>
          </table:table-cell>
          <table:table-cell office:value-type="float" office:value="1132.0333333333299" table:style-name="ce1">
            <text:p>1132.033333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2.7893514633179" table:style-name="ce1">
            <text:p>12.78935146</text:p>
          </table:table-cell>
          <table:table-cell office:value-type="float" office:value="28.472221374511701" table:style-name="ce1">
            <text:p>28.47222137</text:p>
          </table:table-cell>
          <table:table-cell office:value-type="float" office:value="1.46122682094574" table:style-name="ce1">
            <text:p>1.461226821</text:p>
          </table:table-cell>
          <table:table-cell office:value-type="float" office:value="7.1440973281860396" table:style-name="ce1">
            <text:p>7.144097328</text:p>
          </table:table-cell>
          <table:table-cell office:value-type="float" office:value="779.67883300781295" table:style-name="ce1">
            <text:p>779.678833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21.2" table:style-name="ce1">
            <text:p>121.2</text:p>
          </table:table-cell>
          <table:table-cell office:value-type="float" office:value="168746.875" table:style-name="ce1">
            <text:p>168746.875</text:p>
          </table:table-cell>
          <table:table-cell office:value-type="float" office:value="549" table:style-name="ce1">
            <text:p>549</text:p>
          </table:table-cell>
          <table:table-cell office:value-type="float" office:value="1141.18333333333" table:style-name="ce1">
            <text:p>1141.183333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3.744213104248001" table:style-name="ce1">
            <text:p>13.7442131</text:p>
          </table:table-cell>
          <table:table-cell office:value-type="float" office:value="28.269676208496101" table:style-name="ce1">
            <text:p>28.26967621</text:p>
          </table:table-cell>
          <table:table-cell office:value-type="float" office:value="1.46122682094574" table:style-name="ce1">
            <text:p>1.461226821</text:p>
          </table:table-cell>
          <table:table-cell office:value-type="float" office:value="7.1440973281860396" table:style-name="ce1">
            <text:p>7.144097328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21.2" table:style-name="ce1">
            <text:p>121.2</text:p>
          </table:table-cell>
          <table:table-cell office:value-type="float" office:value="169808.734375" table:style-name="ce1">
            <text:p>169808.7344</text:p>
          </table:table-cell>
          <table:table-cell office:value-type="float" office:value="549" table:style-name="ce1">
            <text:p>549</text:p>
          </table:table-cell>
          <table:table-cell office:value-type="float" office:value="1150.3333333333301" table:style-name="ce1">
            <text:p>1150.333333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4.7858800888062" table:style-name="ce1">
            <text:p>14.78588009</text:p>
          </table:table-cell>
          <table:table-cell office:value-type="float" office:value="28.240739822387699" table:style-name="ce1">
            <text:p>28.24073982</text:p>
          </table:table-cell>
          <table:table-cell office:value-type="float" office:value="1.46122682094574" table:style-name="ce1">
            <text:p>1.461226821</text:p>
          </table:table-cell>
          <table:table-cell office:value-type="float" office:value="8.9366321563720703" table:style-name="ce1">
            <text:p>8.936632156</text:p>
          </table:table-cell>
          <table:table-cell office:value-type="float" office:value="790" table:style-name="ce1">
            <text:p>790</text:p>
          </table:table-cell>
          <table:table-cell office:value-type="float" office:value="-83.333312988281307" table:style-name="ce1">
            <text:p>-83.33331299</text:p>
          </table:table-cell>
          <table:table-cell office:value-type="float" office:value="121.2" table:style-name="ce1">
            <text:p>121.2</text:p>
          </table:table-cell>
          <table:table-cell office:value-type="float" office:value="170428.140625" table:style-name="ce1">
            <text:p>170428.1406</text:p>
          </table:table-cell>
          <table:table-cell office:value-type="float" office:value="549" table:style-name="ce1">
            <text:p>549</text:p>
          </table:table-cell>
          <table:table-cell office:value-type="float" office:value="1159.4833333333299" table:style-name="ce1">
            <text:p>1159.483333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5.075231552124" table:style-name="ce1">
            <text:p>15.07523155</text:p>
          </table:table-cell>
          <table:table-cell office:value-type="float" office:value="28.240739822387699" table:style-name="ce1">
            <text:p>28.24073982</text:p>
          </table:table-cell>
          <table:table-cell office:value-type="float" office:value="1.38888883590698" table:style-name="ce1">
            <text:p>1.388888836</text:p>
          </table:table-cell>
          <table:table-cell office:value-type="float" office:value="9.5789928436279297" table:style-name="ce1">
            <text:p>9.578992844</text:p>
          </table:table-cell>
          <table:table-cell office:value-type="float" office:value="793.91491699218795" table:style-name="ce1">
            <text:p>793.914917</text:p>
          </table:table-cell>
          <table:table-cell office:value-type="float" office:value="-82.1759033203125" table:style-name="ce1">
            <text:p>-82.17590332</text:p>
          </table:table-cell>
          <table:table-cell office:value-type="float" office:value="121.2" table:style-name="ce1">
            <text:p>121.2</text:p>
          </table:table-cell>
          <table:table-cell office:value-type="float" office:value="170782.109375" table:style-name="ce1">
            <text:p>170782.1094</text:p>
          </table:table-cell>
          <table:table-cell office:value-type="float" office:value="549" table:style-name="ce1">
            <text:p>549</text:p>
          </table:table-cell>
          <table:table-cell office:value-type="float" office:value="1168.63333333333" table:style-name="ce1">
            <text:p>1168.633333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5.046296119689901" table:style-name="ce1">
            <text:p>15.04629612</text:p>
          </table:table-cell>
          <table:table-cell office:value-type="float" office:value="28.3275470733643" table:style-name="ce1">
            <text:p>28.32754707</text:p>
          </table:table-cell>
          <table:table-cell office:value-type="float" office:value="1.3816550970077499" table:style-name="ce1">
            <text:p>1.381655097</text:p>
          </table:table-cell>
          <table:table-cell office:value-type="float" office:value="9.6875" table:style-name="ce1">
            <text:p>9.6875</text:p>
          </table:table-cell>
          <table:table-cell office:value-type="float" office:value="797.11804199218795" table:style-name="ce1">
            <text:p>797.118042</text:p>
          </table:table-cell>
          <table:table-cell office:value-type="float" office:value="-78.703674316406307" table:style-name="ce1">
            <text:p>-78.70367432</text:p>
          </table:table-cell>
          <table:table-cell office:value-type="float" office:value="120.7" table:style-name="ce1">
            <text:p>120.7</text:p>
          </table:table-cell>
          <table:table-cell office:value-type="float" office:value="170428.140625" table:style-name="ce1">
            <text:p>170428.1406</text:p>
          </table:table-cell>
          <table:table-cell office:value-type="float" office:value="547" table:style-name="ce1">
            <text:p>547</text:p>
          </table:table-cell>
          <table:table-cell office:value-type="float" office:value="1177.75" table:style-name="ce1">
            <text:p>1177.75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4.5833330154419" table:style-name="ce1">
            <text:p>14.58333302</text:p>
          </table:table-cell>
          <table:table-cell office:value-type="float" office:value="28.3854160308838" table:style-name="ce1">
            <text:p>28.38541603</text:p>
          </table:table-cell>
          <table:table-cell office:value-type="float" office:value="1.3744212388992301" table:style-name="ce1">
            <text:p>1.374421239</text:p>
          </table:table-cell>
          <table:table-cell office:value-type="float" office:value="9.6310768127441406" table:style-name="ce1">
            <text:p>9.631076813</text:p>
          </table:table-cell>
          <table:table-cell office:value-type="float" office:value="804.592041015625" table:style-name="ce1">
            <text:p>804.592041</text:p>
          </table:table-cell>
          <table:table-cell office:value-type="float" office:value="-76.388916015625" table:style-name="ce1">
            <text:p>-76.38891602</text:p>
          </table:table-cell>
          <table:table-cell office:value-type="float" office:value="120.3" table:style-name="ce1">
            <text:p>120.3</text:p>
          </table:table-cell>
          <table:table-cell office:value-type="float" office:value="169985.703125" table:style-name="ce1">
            <text:p>169985.7031</text:p>
          </table:table-cell>
          <table:table-cell office:value-type="float" office:value="547" table:style-name="ce1">
            <text:p>547</text:p>
          </table:table-cell>
          <table:table-cell office:value-type="float" office:value="1186.86666666667" table:style-name="ce1">
            <text:p>1186.866667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3.657407760620099" table:style-name="ce1">
            <text:p>13.65740776</text:p>
          </table:table-cell>
          <table:table-cell office:value-type="float" office:value="28.559028625488299" table:style-name="ce1">
            <text:p>28.55902863</text:p>
          </table:table-cell>
          <table:table-cell office:value-type="float" office:value="1.3527199029922501" table:style-name="ce1">
            <text:p>1.352719903</text:p>
          </table:table-cell>
          <table:table-cell office:value-type="float" office:value="9.4444446563720703" table:style-name="ce1">
            <text:p>9.444444656</text:p>
          </table:table-cell>
          <table:table-cell office:value-type="float" office:value="807.795166015625" table:style-name="ce1">
            <text:p>807.795166</text:p>
          </table:table-cell>
          <table:table-cell office:value-type="float" office:value="-76.388916015625" table:style-name="ce1">
            <text:p>-76.38891602</text:p>
          </table:table-cell>
          <table:table-cell office:value-type="float" office:value="120.1" table:style-name="ce1">
            <text:p>120.1</text:p>
          </table:table-cell>
          <table:table-cell office:value-type="float" office:value="169543.28125" table:style-name="ce1">
            <text:p>169543.2813</text:p>
          </table:table-cell>
          <table:table-cell office:value-type="float" office:value="547" table:style-name="ce1">
            <text:p>547</text:p>
          </table:table-cell>
          <table:table-cell office:value-type="float" office:value="1195.9833333333299" table:style-name="ce1">
            <text:p>1195.983333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2.876157760620099" table:style-name="ce1">
            <text:p>12.87615776</text:p>
          </table:table-cell>
          <table:table-cell office:value-type="float" office:value="28.790510177612301" table:style-name="ce1">
            <text:p>28.79051018</text:p>
          </table:table-cell>
          <table:table-cell office:value-type="float" office:value="1.3527199029922501" table:style-name="ce1">
            <text:p>1.352719903</text:p>
          </table:table-cell>
          <table:table-cell office:value-type="float" office:value="8.4592018127441406" table:style-name="ce1">
            <text:p>8.459201813</text:p>
          </table:table-cell>
          <table:table-cell office:value-type="float" office:value="810.998291015625" table:style-name="ce1">
            <text:p>810.998291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9.9" table:style-name="ce1">
            <text:p>119.9</text:p>
          </table:table-cell>
          <table:table-cell office:value-type="float" office:value="167773.5" table:style-name="ce1">
            <text:p>167773.5</text:p>
          </table:table-cell>
          <table:table-cell office:value-type="float" office:value="547" table:style-name="ce1">
            <text:p>547</text:p>
          </table:table-cell>
          <table:table-cell office:value-type="float" office:value="1205.0999999999999" table:style-name="ce1">
            <text:p>1205.1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1.7476854324341" table:style-name="ce1">
            <text:p>11.74768543</text:p>
          </table:table-cell>
          <table:table-cell office:value-type="float" office:value="28.9641208648682" table:style-name="ce1">
            <text:p>28.96412086</text:p>
          </table:table-cell>
          <table:table-cell office:value-type="float" office:value="1.3527199029922501" table:style-name="ce1">
            <text:p>1.352719903</text:p>
          </table:table-cell>
          <table:table-cell office:value-type="float" office:value="8.203125" table:style-name="ce1">
            <text:p>8.203125</text:p>
          </table:table-cell>
          <table:table-cell office:value-type="float" office:value="815.625" table:style-name="ce1">
            <text:p>815.625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9.8" table:style-name="ce1">
            <text:p>119.8</text:p>
          </table:table-cell>
          <table:table-cell office:value-type="float" office:value="166269.203125" table:style-name="ce1">
            <text:p>166269.2031</text:p>
          </table:table-cell>
          <table:table-cell office:value-type="float" office:value="546" table:style-name="ce1">
            <text:p>546</text:p>
          </table:table-cell>
          <table:table-cell office:value-type="float" office:value="1214.2" table:style-name="ce1">
            <text:p>1214.2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0.9664354324341" table:style-name="ce1">
            <text:p>10.96643543</text:p>
          </table:table-cell>
          <table:table-cell office:value-type="float" office:value="29.050926208496101" table:style-name="ce1">
            <text:p>29.05092621</text:p>
          </table:table-cell>
          <table:table-cell office:value-type="float" office:value="1.3527199029922501" table:style-name="ce1">
            <text:p>1.352719903</text:p>
          </table:table-cell>
          <table:table-cell office:value-type="float" office:value="6.5190973281860396" table:style-name="ce1">
            <text:p>6.519097328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9.7" table:style-name="ce1">
            <text:p>119.7</text:p>
          </table:table-cell>
          <table:table-cell office:value-type="float" office:value="164499.4375" table:style-name="ce1">
            <text:p>164499.4375</text:p>
          </table:table-cell>
          <table:table-cell office:value-type="float" office:value="549" table:style-name="ce1">
            <text:p>549</text:p>
          </table:table-cell>
          <table:table-cell office:value-type="float" office:value="1223.3499999999999" table:style-name="ce1">
            <text:p>1223.35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9.8958330154418999" table:style-name="ce1">
            <text:p>9.895833015</text:p>
          </table:table-cell>
          <table:table-cell office:value-type="float" office:value="29.340278625488299" table:style-name="ce1">
            <text:p>29.34027863</text:p>
          </table:table-cell>
          <table:table-cell office:value-type="float" office:value="1.3671875" table:style-name="ce1">
            <text:p>1.3671875</text:p>
          </table:table-cell>
          <table:table-cell office:value-type="float" office:value="5.9288196563720703" table:style-name="ce1">
            <text:p>5.928819656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67.708312988281307" table:style-name="ce1">
            <text:p>-67.70831299</text:p>
          </table:table-cell>
          <table:table-cell office:value-type="float" office:value="119.7" table:style-name="ce1">
            <text:p>119.7</text:p>
          </table:table-cell>
          <table:table-cell office:value-type="float" office:value="162552.703125" table:style-name="ce1">
            <text:p>162552.7031</text:p>
          </table:table-cell>
          <table:table-cell office:value-type="float" office:value="550" table:style-name="ce1">
            <text:p>550</text:p>
          </table:table-cell>
          <table:table-cell office:value-type="float" office:value="1232.5166666666701" table:style-name="ce1">
            <text:p>1232.516667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8.7384262084960902" table:style-name="ce1">
            <text:p>8.738426208</text:p>
          </table:table-cell>
          <table:table-cell office:value-type="float" office:value="29.542823791503899" table:style-name="ce1">
            <text:p>29.54282379</text:p>
          </table:table-cell>
          <table:table-cell office:value-type="float" office:value="1.3744212388992301" table:style-name="ce1">
            <text:p>1.374421239</text:p>
          </table:table-cell>
          <table:table-cell office:value-type="float" office:value="4.8220486640930202" table:style-name="ce1">
            <text:p>4.822048664</text:p>
          </table:table-cell>
          <table:table-cell office:value-type="float" office:value="825.59027099609398" table:style-name="ce1">
            <text:p>825.590271</text:p>
          </table:table-cell>
          <table:table-cell office:value-type="float" office:value="-64.8148193359375" table:style-name="ce1">
            <text:p>-64.81481934</text:p>
          </table:table-cell>
          <table:table-cell office:value-type="float" office:value="119.7" table:style-name="ce1">
            <text:p>119.7</text:p>
          </table:table-cell>
          <table:table-cell office:value-type="float" office:value="161048.40625" table:style-name="ce1">
            <text:p>161048.4063</text:p>
          </table:table-cell>
          <table:table-cell office:value-type="float" office:value="550" table:style-name="ce1">
            <text:p>550</text:p>
          </table:table-cell>
          <table:table-cell office:value-type="float" office:value="1241.68333333333" table:style-name="ce1">
            <text:p>1241.683333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7.66782426834106" table:style-name="ce1">
            <text:p>7.667824268</text:p>
          </table:table-cell>
          <table:table-cell office:value-type="float" office:value="29.6875" table:style-name="ce1">
            <text:p>29.6875</text:p>
          </table:table-cell>
          <table:table-cell office:value-type="float" office:value="1.3816550970077499" table:style-name="ce1">
            <text:p>1.381655097</text:p>
          </table:table-cell>
          <table:table-cell office:value-type="float" office:value="4.2925348281860396" table:style-name="ce1">
            <text:p>4.292534828</text:p>
          </table:table-cell>
          <table:table-cell office:value-type="float" office:value="828.79339599609398" table:style-name="ce1">
            <text:p>828.793396</text:p>
          </table:table-cell>
          <table:table-cell office:value-type="float" office:value="-63.0786743164063" table:style-name="ce1">
            <text:p>-63.07867432</text:p>
          </table:table-cell>
          <table:table-cell office:value-type="float" office:value="119.7" table:style-name="ce1">
            <text:p>119.7</text:p>
          </table:table-cell>
          <table:table-cell office:value-type="float" office:value="159367.125" table:style-name="ce1">
            <text:p>159367.125</text:p>
          </table:table-cell>
          <table:table-cell office:value-type="float" office:value="550" table:style-name="ce1">
            <text:p>550</text:p>
          </table:table-cell>
          <table:table-cell office:value-type="float" office:value="1250.8499999999999" table:style-name="ce1">
            <text:p>1250.85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7.0023150444030797" table:style-name="ce1">
            <text:p>7.002315044</text:p>
          </table:table-cell>
          <table:table-cell office:value-type="float" office:value="29.716434478759801" table:style-name="ce1">
            <text:p>29.71643448</text:p>
          </table:table-cell>
          <table:table-cell office:value-type="float" office:value="1.4033564329147299" table:style-name="ce1">
            <text:p>1.403356433</text:p>
          </table:table-cell>
          <table:table-cell office:value-type="float" office:value="3.7326388359069802" table:style-name="ce1">
            <text:p>3.732638836</text:p>
          </table:table-cell>
          <table:table-cell office:value-type="float" office:value="832.35241699218795" table:style-name="ce1">
            <text:p>832.352417</text:p>
          </table:table-cell>
          <table:table-cell office:value-type="float" office:value="-63.0786743164063" table:style-name="ce1">
            <text:p>-63.07867432</text:p>
          </table:table-cell>
          <table:table-cell office:value-type="float" office:value="119.7" table:style-name="ce1">
            <text:p>119.7</text:p>
          </table:table-cell>
          <table:table-cell office:value-type="float" office:value="157420.390625" table:style-name="ce1">
            <text:p>157420.3906</text:p>
          </table:table-cell>
          <table:table-cell office:value-type="float" office:value="550" table:style-name="ce1">
            <text:p>550</text:p>
          </table:table-cell>
          <table:table-cell office:value-type="float" office:value="1260.0166666666701" table:style-name="ce1">
            <text:p>1260.016667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.5104165077209499" table:style-name="ce1">
            <text:p>6.510416508</text:p>
          </table:table-cell>
          <table:table-cell office:value-type="float" office:value="29.803239822387699" table:style-name="ce1">
            <text:p>29.80323982</text:p>
          </table:table-cell>
          <table:table-cell office:value-type="float" office:value="1.5480324029922501" table:style-name="ce1">
            <text:p>1.548032403</text:p>
          </table:table-cell>
          <table:table-cell office:value-type="float" office:value="3.1640625" table:style-name="ce1">
            <text:p>3.1640625</text:p>
          </table:table-cell>
          <table:table-cell office:value-type="float" office:value="834.84375" table:style-name="ce1">
            <text:p>834.84375</text:p>
          </table:table-cell>
          <table:table-cell office:value-type="float" office:value="-61.9213256835938" table:style-name="ce1">
            <text:p>-61.92132568</text:p>
          </table:table-cell>
          <table:table-cell office:value-type="float" office:value="119.7" table:style-name="ce1">
            <text:p>119.7</text:p>
          </table:table-cell>
          <table:table-cell office:value-type="float" office:value="155296.671875" table:style-name="ce1">
            <text:p>155296.6719</text:p>
          </table:table-cell>
          <table:table-cell office:value-type="float" office:value="549" table:style-name="ce1">
            <text:p>549</text:p>
          </table:table-cell>
          <table:table-cell office:value-type="float" office:value="1269.1666666666699" table:style-name="ce1">
            <text:p>1269.166667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.5555553436279297" table:style-name="ce1">
            <text:p>5.555555344</text:p>
          </table:table-cell>
          <table:table-cell office:value-type="float" office:value="29.832176208496101" table:style-name="ce1">
            <text:p>29.83217621</text:p>
          </table:table-cell>
          <table:table-cell office:value-type="float" office:value="1.5552662611007699" table:style-name="ce1">
            <text:p>1.555266261</text:p>
          </table:table-cell>
          <table:table-cell office:value-type="float" office:value="2.5564236640930198" table:style-name="ce1">
            <text:p>2.556423664</text:p>
          </table:table-cell>
          <table:table-cell office:value-type="float" office:value="840.53820800781295" table:style-name="ce1">
            <text:p>840.538208</text:p>
          </table:table-cell>
          <table:table-cell office:value-type="float" office:value="-60.1851806640625" table:style-name="ce1">
            <text:p>-60.18518066</text:p>
          </table:table-cell>
          <table:table-cell office:value-type="float" office:value="119.7" table:style-name="ce1">
            <text:p>119.7</text:p>
          </table:table-cell>
          <table:table-cell office:value-type="float" office:value="153703.890625" table:style-name="ce1">
            <text:p>153703.8906</text:p>
          </table:table-cell>
          <table:table-cell office:value-type="float" office:value="548" table:style-name="ce1">
            <text:p>548</text:p>
          </table:table-cell>
          <table:table-cell office:value-type="float" office:value="1278.3" table:style-name="ce1">
            <text:p>1278.3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9768519401550302" table:style-name="ce1">
            <text:p>4.97685194</text:p>
          </table:table-cell>
          <table:table-cell office:value-type="float" office:value="29.918981552123999" table:style-name="ce1">
            <text:p>29.91898155</text:p>
          </table:table-cell>
          <table:table-cell office:value-type="float" office:value="1.6999421119689899" table:style-name="ce1">
            <text:p>1.699942112</text:p>
          </table:table-cell>
          <table:table-cell office:value-type="float" office:value="2.2960069179534899" table:style-name="ce1">
            <text:p>2.296006918</text:p>
          </table:table-cell>
          <table:table-cell office:value-type="float" office:value="842.673583984375" table:style-name="ce1">
            <text:p>842.673584</text:p>
          </table:table-cell>
          <table:table-cell office:value-type="float" office:value="-59.6065063476563" table:style-name="ce1">
            <text:p>-59.60650635</text:p>
          </table:table-cell>
          <table:table-cell office:value-type="float" office:value="119.7" table:style-name="ce1">
            <text:p>119.7</text:p>
          </table:table-cell>
          <table:table-cell office:value-type="float" office:value="152199.59375" table:style-name="ce1">
            <text:p>152199.5938</text:p>
          </table:table-cell>
          <table:table-cell office:value-type="float" office:value="549" table:style-name="ce1">
            <text:p>549</text:p>
          </table:table-cell>
          <table:table-cell office:value-type="float" office:value="1287.45" table:style-name="ce1">
            <text:p>1287.45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6296296119689897" table:style-name="ce1">
            <text:p>4.629629612</text:p>
          </table:table-cell>
          <table:table-cell office:value-type="float" office:value="30.005786895751999" table:style-name="ce1">
            <text:p>30.0057869</text:p>
          </table:table-cell>
          <table:table-cell office:value-type="float" office:value="1.8156828880310101" table:style-name="ce1">
            <text:p>1.815682888</text:p>
          </table:table-cell>
          <table:table-cell office:value-type="float" office:value="2.0182292461395299" table:style-name="ce1">
            <text:p>2.018229246</text:p>
          </table:table-cell>
          <table:table-cell office:value-type="float" office:value="845.876708984375" table:style-name="ce1">
            <text:p>845.876709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19.7" table:style-name="ce1">
            <text:p>119.7</text:p>
          </table:table-cell>
          <table:table-cell office:value-type="float" office:value="151314.71875" table:style-name="ce1">
            <text:p>151314.7188</text:p>
          </table:table-cell>
          <table:table-cell office:value-type="float" office:value="548" table:style-name="ce1">
            <text:p>548</text:p>
          </table:table-cell>
          <table:table-cell office:value-type="float" office:value="1296.5833333333401" table:style-name="ce1">
            <text:p>1296.583333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.3402776718139702" table:style-name="ce1">
            <text:p>4.340277672</text:p>
          </table:table-cell>
          <table:table-cell office:value-type="float" office:value="30.121528625488299" table:style-name="ce1">
            <text:p>30.12152863</text:p>
          </table:table-cell>
          <table:table-cell office:value-type="float" office:value="1.85908567905426" table:style-name="ce1">
            <text:p>1.859085679</text:p>
          </table:table-cell>
          <table:table-cell office:value-type="float" office:value="1.80121529102325" table:style-name="ce1">
            <text:p>1.801215291</text:p>
          </table:table-cell>
          <table:table-cell office:value-type="float" office:value="848.36804199218795" table:style-name="ce1">
            <text:p>848.368042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19.7" table:style-name="ce1">
            <text:p>119.7</text:p>
          </table:table-cell>
          <table:table-cell office:value-type="float" office:value="151314.71875" table:style-name="ce1">
            <text:p>151314.7188</text:p>
          </table:table-cell>
          <table:table-cell office:value-type="float" office:value="548" table:style-name="ce1">
            <text:p>548</text:p>
          </table:table-cell>
          <table:table-cell office:value-type="float" office:value="1305.7166666666701" table:style-name="ce1">
            <text:p>1305.716667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.0219907760620099" table:style-name="ce1">
            <text:p>4.021990776</text:p>
          </table:table-cell>
          <table:table-cell office:value-type="float" office:value="30.237268447876001" table:style-name="ce1">
            <text:p>30.23726845</text:p>
          </table:table-cell>
          <table:table-cell office:value-type="float" office:value="1.90972220897675" table:style-name="ce1">
            <text:p>1.909722209</text:p>
          </table:table-cell>
          <table:table-cell office:value-type="float" office:value="1.5234375" table:style-name="ce1">
            <text:p>1.5234375</text:p>
          </table:table-cell>
          <table:table-cell office:value-type="float" office:value="850.859375" table:style-name="ce1">
            <text:p>850.859375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19.7" table:style-name="ce1">
            <text:p>119.7</text:p>
          </table:table-cell>
          <table:table-cell office:value-type="float" office:value="151845.640625" table:style-name="ce1">
            <text:p>151845.6406</text:p>
          </table:table-cell>
          <table:table-cell office:value-type="float" office:value="548" table:style-name="ce1">
            <text:p>548</text:p>
          </table:table-cell>
          <table:table-cell office:value-type="float" office:value="1314.85" table:style-name="ce1">
            <text:p>1314.85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3.7326388359069802" table:style-name="ce1">
            <text:p>3.732638836</text:p>
          </table:table-cell>
          <table:table-cell office:value-type="float" office:value="30.353010177612301" table:style-name="ce1">
            <text:p>30.35301018</text:p>
          </table:table-cell>
          <table:table-cell office:value-type="float" office:value="1.9241898059845" table:style-name="ce1">
            <text:p>1.924189806</text:p>
          </table:table-cell>
          <table:table-cell office:value-type="float" office:value="1.33246529102325" table:style-name="ce1">
            <text:p>1.332465291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58.4490966796875" table:style-name="ce1">
            <text:p>-58.44909668</text:p>
          </table:table-cell>
          <table:table-cell office:value-type="float" office:value="119.7" table:style-name="ce1">
            <text:p>119.7</text:p>
          </table:table-cell>
          <table:table-cell office:value-type="float" office:value="152199.59375" table:style-name="ce1">
            <text:p>152199.5938</text:p>
          </table:table-cell>
          <table:table-cell office:value-type="float" office:value="547" table:style-name="ce1">
            <text:p>547</text:p>
          </table:table-cell>
          <table:table-cell office:value-type="float" office:value="1323.9666666666701" table:style-name="ce1">
            <text:p>1323.966667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.58796286582947" table:style-name="ce1">
            <text:p>3.587962866</text:p>
          </table:table-cell>
          <table:table-cell office:value-type="float" office:value="30.555555343627901" table:style-name="ce1">
            <text:p>30.55555534</text:p>
          </table:table-cell>
          <table:table-cell office:value-type="float" office:value="1.99652779102325" table:style-name="ce1">
            <text:p>1.996527791</text:p>
          </table:table-cell>
          <table:table-cell office:value-type="float" office:value="1.24565970897675" table:style-name="ce1">
            <text:p>1.245659709</text:p>
          </table:table-cell>
          <table:table-cell office:value-type="float" office:value="859.045166015625" table:style-name="ce1">
            <text:p>859.045166</text:p>
          </table:table-cell>
          <table:table-cell office:value-type="float" office:value="-57.2916870117188" table:style-name="ce1">
            <text:p>-57.29168701</text:p>
          </table:table-cell>
          <table:table-cell office:value-type="float" office:value="119.7" table:style-name="ce1">
            <text:p>119.7</text:p>
          </table:table-cell>
          <table:table-cell office:value-type="float" office:value="152199.59375" table:style-name="ce1">
            <text:p>152199.5938</text:p>
          </table:table-cell>
          <table:table-cell office:value-type="float" office:value="547" table:style-name="ce1">
            <text:p>547</text:p>
          </table:table-cell>
          <table:table-cell office:value-type="float" office:value="1333.0833333333401" table:style-name="ce1">
            <text:p>1333.083333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3.47222232818604" table:style-name="ce1">
            <text:p>3.472222328</text:p>
          </table:table-cell>
          <table:table-cell office:value-type="float" office:value="30.555555343627901" table:style-name="ce1">
            <text:p>30.55555534</text:p>
          </table:table-cell>
          <table:table-cell office:value-type="float" office:value="2.0037615299224898" table:style-name="ce1">
            <text:p>2.00376153</text:p>
          </table:table-cell>
          <table:table-cell office:value-type="float" office:value="1.1067708730697601" table:style-name="ce1">
            <text:p>1.106770873</text:p>
          </table:table-cell>
          <table:table-cell office:value-type="float" office:value="862.248291015625" table:style-name="ce1">
            <text:p>862.248291</text:p>
          </table:table-cell>
          <table:table-cell office:value-type="float" office:value="-56.13427734375" table:style-name="ce1">
            <text:p>-56.13427734</text:p>
          </table:table-cell>
          <table:table-cell office:value-type="float" office:value="119.7" table:style-name="ce1">
            <text:p>119.7</text:p>
          </table:table-cell>
          <table:table-cell office:value-type="float" office:value="152642.03125" table:style-name="ce1">
            <text:p>152642.0313</text:p>
          </table:table-cell>
          <table:table-cell office:value-type="float" office:value="546" table:style-name="ce1">
            <text:p>546</text:p>
          </table:table-cell>
          <table:table-cell office:value-type="float" office:value="1342.18333333334" table:style-name="ce1">
            <text:p>1342.183333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.3564815521240199" table:style-name="ce1">
            <text:p>3.356481552</text:p>
          </table:table-cell>
          <table:table-cell office:value-type="float" office:value="30.700231552123999" table:style-name="ce1">
            <text:p>30.70023155</text:p>
          </table:table-cell>
          <table:table-cell office:value-type="float" office:value="2.0399305820465101" table:style-name="ce1">
            <text:p>2.039930582</text:p>
          </table:table-cell>
          <table:table-cell office:value-type="float" office:value="1.08940970897675" table:style-name="ce1">
            <text:p>1.089409709</text:p>
          </table:table-cell>
          <table:table-cell office:value-type="float" office:value="864.73956298828102" table:style-name="ce1">
            <text:p>864.739563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19.7" table:style-name="ce1">
            <text:p>119.7</text:p>
          </table:table-cell>
          <table:table-cell office:value-type="float" office:value="153261.453125" table:style-name="ce1">
            <text:p>153261.4531</text:p>
          </table:table-cell>
          <table:table-cell office:value-type="float" office:value="547" table:style-name="ce1">
            <text:p>547</text:p>
          </table:table-cell>
          <table:table-cell office:value-type="float" office:value="1351.3" table:style-name="ce1">
            <text:p>1351.3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.2407407760620099" table:style-name="ce1">
            <text:p>3.240740776</text:p>
          </table:table-cell>
          <table:table-cell office:value-type="float" office:value="30.815971374511701" table:style-name="ce1">
            <text:p>30.81597137</text:p>
          </table:table-cell>
          <table:table-cell office:value-type="float" office:value="2.0688657760620099" table:style-name="ce1">
            <text:p>2.068865776</text:p>
          </table:table-cell>
          <table:table-cell office:value-type="float" office:value="1.01996529102325" table:style-name="ce1">
            <text:p>1.019965291</text:p>
          </table:table-cell>
          <table:table-cell office:value-type="float" office:value="869.72222900390602" table:style-name="ce1">
            <text:p>869.722229</text:p>
          </table:table-cell>
          <table:table-cell office:value-type="float" office:value="-54.3981323242188" table:style-name="ce1">
            <text:p>-54.39813232</text:p>
          </table:table-cell>
          <table:table-cell office:value-type="float" office:value="119.7" table:style-name="ce1">
            <text:p>119.7</text:p>
          </table:table-cell>
          <table:table-cell office:value-type="float" office:value="154146.328125" table:style-name="ce1">
            <text:p>154146.3281</text:p>
          </table:table-cell>
          <table:table-cell office:value-type="float" office:value="549" table:style-name="ce1">
            <text:p>549</text:p>
          </table:table-cell>
          <table:table-cell office:value-type="float" office:value="1360.45" table:style-name="ce1">
            <text:p>1360.45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.2118055820465101" table:style-name="ce1">
            <text:p>3.211805582</text:p>
          </table:table-cell>
          <table:table-cell office:value-type="float" office:value="30.960647583007798" table:style-name="ce1">
            <text:p>30.96064758</text:p>
          </table:table-cell>
          <table:table-cell office:value-type="float" office:value="2.0978009700775102" table:style-name="ce1">
            <text:p>2.09780097</text:p>
          </table:table-cell>
          <table:table-cell office:value-type="float" office:value="0.98090279102325395" table:style-name="ce1">
            <text:p>0.980902791</text:p>
          </table:table-cell>
          <table:table-cell office:value-type="float" office:value="871.857666015625" table:style-name="ce1">
            <text:p>871.857666</text:p>
          </table:table-cell>
          <table:table-cell office:value-type="float" office:value="-53.8194580078125" table:style-name="ce1">
            <text:p>-53.81945801</text:p>
          </table:table-cell>
          <table:table-cell office:value-type="float" office:value="119.7" table:style-name="ce1">
            <text:p>119.7</text:p>
          </table:table-cell>
          <table:table-cell office:value-type="float" office:value="154765.75" table:style-name="ce1">
            <text:p>154765.75</text:p>
          </table:table-cell>
          <table:table-cell office:value-type="float" office:value="550" table:style-name="ce1">
            <text:p>550</text:p>
          </table:table-cell>
          <table:table-cell office:value-type="float" office:value="1369.61666666667" table:style-name="ce1">
            <text:p>1369.616667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.2118055820465101" table:style-name="ce1">
            <text:p>3.211805582</text:p>
          </table:table-cell>
          <table:table-cell office:value-type="float" office:value="31.076389312744102" table:style-name="ce1">
            <text:p>31.07638931</text:p>
          </table:table-cell>
          <table:table-cell office:value-type="float" office:value="2.1122684478759801" table:style-name="ce1">
            <text:p>2.112268448</text:p>
          </table:table-cell>
          <table:table-cell office:value-type="float" office:value="0.95052081346511796" table:style-name="ce1">
            <text:p>0.950520813</text:p>
          </table:table-cell>
          <table:table-cell office:value-type="float" office:value="874.704833984375" table:style-name="ce1">
            <text:p>874.704834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19.7" table:style-name="ce1">
            <text:p>119.7</text:p>
          </table:table-cell>
          <table:table-cell office:value-type="float" office:value="155031.21875" table:style-name="ce1">
            <text:p>155031.2188</text:p>
          </table:table-cell>
          <table:table-cell office:value-type="float" office:value="549" table:style-name="ce1">
            <text:p>549</text:p>
          </table:table-cell>
          <table:table-cell office:value-type="float" office:value="1378.7666666666701" table:style-name="ce1">
            <text:p>1378.766667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.2407407760620099" table:style-name="ce1">
            <text:p>3.240740776</text:p>
          </table:table-cell>
          <table:table-cell office:value-type="float" office:value="31.221065521240199" table:style-name="ce1">
            <text:p>31.22106552</text:p>
          </table:table-cell>
          <table:table-cell office:value-type="float" office:value="2.1267361640930198" table:style-name="ce1">
            <text:p>2.126736164</text:p>
          </table:table-cell>
          <table:table-cell office:value-type="float" office:value="0.88541668653488204" table:style-name="ce1">
            <text:p>0.885416687</text:p>
          </table:table-cell>
          <table:table-cell office:value-type="float" office:value="876.84027099609398" table:style-name="ce1">
            <text:p>876.840271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19.7" table:style-name="ce1">
            <text:p>119.7</text:p>
          </table:table-cell>
          <table:table-cell office:value-type="float" office:value="154500.28125" table:style-name="ce1">
            <text:p>154500.2813</text:p>
          </table:table-cell>
          <table:table-cell office:value-type="float" office:value="550" table:style-name="ce1">
            <text:p>550</text:p>
          </table:table-cell>
          <table:table-cell office:value-type="float" office:value="1387.93333333334" table:style-name="ce1">
            <text:p>1387.933333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.3275463581085201" table:style-name="ce1">
            <text:p>3.327546358</text:p>
          </table:table-cell>
          <table:table-cell office:value-type="float" office:value="31.423610687255898" table:style-name="ce1">
            <text:p>31.42361069</text:p>
          </table:table-cell>
          <table:table-cell office:value-type="float" office:value="2.1267361640930198" table:style-name="ce1">
            <text:p>2.126736164</text:p>
          </table:table-cell>
          <table:table-cell office:value-type="float" office:value="0.87239581346511796" table:style-name="ce1">
            <text:p>0.872395813</text:p>
          </table:table-cell>
          <table:table-cell office:value-type="float" office:value="881.82293701171898" table:style-name="ce1">
            <text:p>881.822937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19.7" table:style-name="ce1">
            <text:p>119.7</text:p>
          </table:table-cell>
          <table:table-cell office:value-type="float" office:value="152819.015625" table:style-name="ce1">
            <text:p>152819.0156</text:p>
          </table:table-cell>
          <table:table-cell office:value-type="float" office:value="550" table:style-name="ce1">
            <text:p>550</text:p>
          </table:table-cell>
          <table:table-cell office:value-type="float" office:value="1397.1" table:style-name="ce1">
            <text:p>1397.1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.5011575222015399" table:style-name="ce1">
            <text:p>3.501157522</text:p>
          </table:table-cell>
          <table:table-cell office:value-type="float" office:value="31.655092239379901" table:style-name="ce1">
            <text:p>31.65509224</text:p>
          </table:table-cell>
          <table:table-cell office:value-type="float" office:value="2.1122684478759801" table:style-name="ce1">
            <text:p>2.112268448</text:p>
          </table:table-cell>
          <table:table-cell office:value-type="float" office:value="0.86371529102325395" table:style-name="ce1">
            <text:p>0.863715291</text:p>
          </table:table-cell>
          <table:table-cell office:value-type="float" office:value="883.95831298828102" table:style-name="ce1">
            <text:p>883.958313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19.7" table:style-name="ce1">
            <text:p>119.7</text:p>
          </table:table-cell>
          <table:table-cell office:value-type="float" office:value="151049.25" table:style-name="ce1">
            <text:p>151049.25</text:p>
          </table:table-cell>
          <table:table-cell office:value-type="float" office:value="550" table:style-name="ce1">
            <text:p>550</text:p>
          </table:table-cell>
          <table:table-cell office:value-type="float" office:value="1406.2666666666701" table:style-name="ce1">
            <text:p>1406.266667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.6168980598449698" table:style-name="ce1">
            <text:p>3.61689806</text:p>
          </table:table-cell>
          <table:table-cell office:value-type="float" office:value="31.8287029266357" table:style-name="ce1">
            <text:p>31.82870293</text:p>
          </table:table-cell>
          <table:table-cell office:value-type="float" office:value="2.10503482818604" table:style-name="ce1">
            <text:p>2.105034828</text:p>
          </table:table-cell>
          <table:table-cell office:value-type="float" office:value="0.84635418653488204" table:style-name="ce1">
            <text:p>0.846354187</text:p>
          </table:table-cell>
          <table:table-cell office:value-type="float" office:value="886.80554199218795" table:style-name="ce1">
            <text:p>886.805542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19.7" table:style-name="ce1">
            <text:p>119.7</text:p>
          </table:table-cell>
          <table:table-cell office:value-type="float" office:value="150518.328125" table:style-name="ce1">
            <text:p>150518.3281</text:p>
          </table:table-cell>
          <table:table-cell office:value-type="float" office:value="550" table:style-name="ce1">
            <text:p>550</text:p>
          </table:table-cell>
          <table:table-cell office:value-type="float" office:value="1415.43333333334" table:style-name="ce1">
            <text:p>1415.433333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.7326388359069802" table:style-name="ce1">
            <text:p>3.732638836</text:p>
          </table:table-cell>
          <table:table-cell office:value-type="float" office:value="31.9733791351318" table:style-name="ce1">
            <text:p>31.97337914</text:p>
          </table:table-cell>
          <table:table-cell office:value-type="float" office:value="2.0616319179534899" table:style-name="ce1">
            <text:p>2.061631918</text:p>
          </table:table-cell>
          <table:table-cell office:value-type="float" office:value="0.84201389551162698" table:style-name="ce1">
            <text:p>0.842013896</text:p>
          </table:table-cell>
          <table:table-cell office:value-type="float" office:value="888.58508300781295" table:style-name="ce1">
            <text:p>888.585083</text:p>
          </table:table-cell>
          <table:table-cell office:value-type="float" office:value="-48.611083984375" table:style-name="ce1">
            <text:p>-48.61108398</text:p>
          </table:table-cell>
          <table:table-cell office:value-type="float" office:value="119.7" table:style-name="ce1">
            <text:p>119.7</text:p>
          </table:table-cell>
          <table:table-cell office:value-type="float" office:value="149456.46875" table:style-name="ce1">
            <text:p>149456.4688</text:p>
          </table:table-cell>
          <table:table-cell office:value-type="float" office:value="550" table:style-name="ce1">
            <text:p>550</text:p>
          </table:table-cell>
          <table:table-cell office:value-type="float" office:value="1424.6" table:style-name="ce1">
            <text:p>1424.6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.7905092239379901" table:style-name="ce1">
            <text:p>3.790509224</text:p>
          </table:table-cell>
          <table:table-cell office:value-type="float" office:value="32.089118957519503" table:style-name="ce1">
            <text:p>32.08911896</text:p>
          </table:table-cell>
          <table:table-cell office:value-type="float" office:value="2.0182292461395299" table:style-name="ce1">
            <text:p>2.018229246</text:p>
          </table:table-cell>
          <table:table-cell office:value-type="float" office:value="0.84201389551162698" table:style-name="ce1">
            <text:p>0.842013896</text:p>
          </table:table-cell>
          <table:table-cell office:value-type="float" office:value="892.5" table:style-name="ce1">
            <text:p>892.5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9.7" table:style-name="ce1">
            <text:p>119.7</text:p>
          </table:table-cell>
          <table:table-cell office:value-type="float" office:value="147686.703125" table:style-name="ce1">
            <text:p>147686.7031</text:p>
          </table:table-cell>
          <table:table-cell office:value-type="float" office:value="549" table:style-name="ce1">
            <text:p>549</text:p>
          </table:table-cell>
          <table:table-cell office:value-type="float" office:value="1433.75" table:style-name="ce1">
            <text:p>1433.75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.9641203880310099" table:style-name="ce1">
            <text:p>3.964120388</text:p>
          </table:table-cell>
          <table:table-cell office:value-type="float" office:value="32.1469917297363" table:style-name="ce1">
            <text:p>32.14699173</text:p>
          </table:table-cell>
          <table:table-cell office:value-type="float" office:value="1.9820601940155" table:style-name="ce1">
            <text:p>1.982060194</text:p>
          </table:table-cell>
          <table:table-cell office:value-type="float" office:value="0.84201389551162698" table:style-name="ce1">
            <text:p>0.842013896</text:p>
          </table:table-cell>
          <table:table-cell office:value-type="float" office:value="894.99133300781295" table:style-name="ce1">
            <text:p>894.991333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9.7" table:style-name="ce1">
            <text:p>119.7</text:p>
          </table:table-cell>
          <table:table-cell office:value-type="float" office:value="146890.3125" table:style-name="ce1">
            <text:p>146890.3125</text:p>
          </table:table-cell>
          <table:table-cell office:value-type="float" office:value="549" table:style-name="ce1">
            <text:p>549</text:p>
          </table:table-cell>
          <table:table-cell office:value-type="float" office:value="1442.9" table:style-name="ce1">
            <text:p>1442.9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.3113427162170401" table:style-name="ce1">
            <text:p>4.311342716</text:p>
          </table:table-cell>
          <table:table-cell office:value-type="float" office:value="32.175926208496101" table:style-name="ce1">
            <text:p>32.17592621</text:p>
          </table:table-cell>
          <table:table-cell office:value-type="float" office:value="1.953125" table:style-name="ce1">
            <text:p>1.953125</text:p>
          </table:table-cell>
          <table:table-cell office:value-type="float" office:value="0.84635418653488204" table:style-name="ce1">
            <text:p>0.846354187</text:p>
          </table:table-cell>
          <table:table-cell office:value-type="float" office:value="897.126708984375" table:style-name="ce1">
            <text:p>897.126709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9.7" table:style-name="ce1">
            <text:p>119.7</text:p>
          </table:table-cell>
          <table:table-cell office:value-type="float" office:value="145916.9375" table:style-name="ce1">
            <text:p>145916.9375</text:p>
          </table:table-cell>
          <table:table-cell office:value-type="float" office:value="549" table:style-name="ce1">
            <text:p>549</text:p>
          </table:table-cell>
          <table:table-cell office:value-type="float" office:value="1452.05" table:style-name="ce1">
            <text:p>1452.05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.7453703880310103" table:style-name="ce1">
            <text:p>4.745370388</text:p>
          </table:table-cell>
          <table:table-cell office:value-type="float" office:value="32.262729644775398" table:style-name="ce1">
            <text:p>32.26272964</text:p>
          </table:table-cell>
          <table:table-cell office:value-type="float" office:value="1.9241898059845" table:style-name="ce1">
            <text:p>1.924189806</text:p>
          </table:table-cell>
          <table:table-cell office:value-type="float" office:value="0.85503470897674605" table:style-name="ce1">
            <text:p>0.855034709</text:p>
          </table:table-cell>
          <table:table-cell office:value-type="float" office:value="899.97393798828102" table:style-name="ce1">
            <text:p>899.973938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19.7" table:style-name="ce1">
            <text:p>119.7</text:p>
          </table:table-cell>
          <table:table-cell office:value-type="float" office:value="144589.609375" table:style-name="ce1">
            <text:p>144589.6094</text:p>
          </table:table-cell>
          <table:table-cell office:value-type="float" office:value="549" table:style-name="ce1">
            <text:p>549</text:p>
          </table:table-cell>
          <table:table-cell office:value-type="float" office:value="1461.2" table:style-name="ce1">
            <text:p>1461.2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.9479165077209499" table:style-name="ce1">
            <text:p>4.947916508</text:p>
          </table:table-cell>
          <table:table-cell office:value-type="float" office:value="32.320602416992202" table:style-name="ce1">
            <text:p>32.32060242</text:p>
          </table:table-cell>
          <table:table-cell office:value-type="float" office:value="1.9169560670852701" table:style-name="ce1">
            <text:p>1.916956067</text:p>
          </table:table-cell>
          <table:table-cell office:value-type="float" office:value="0.88541668653488204" table:style-name="ce1">
            <text:p>0.885416687</text:p>
          </table:table-cell>
          <table:table-cell office:value-type="float" office:value="902.109375" table:style-name="ce1">
            <text:p>902.109375</text:p>
          </table:table-cell>
          <table:table-cell office:value-type="float" office:value="-45.138916015625" table:style-name="ce1">
            <text:p>-45.13891602</text:p>
          </table:table-cell>
          <table:table-cell office:value-type="float" office:value="119.7" table:style-name="ce1">
            <text:p>119.7</text:p>
          </table:table-cell>
          <table:table-cell office:value-type="float" office:value="142908.34375" table:style-name="ce1">
            <text:p>142908.3438</text:p>
          </table:table-cell>
          <table:table-cell office:value-type="float" office:value="550" table:style-name="ce1">
            <text:p>550</text:p>
          </table:table-cell>
          <table:table-cell office:value-type="float" office:value="1470.36666666667" table:style-name="ce1">
            <text:p>1470.366667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.4108796119689897" table:style-name="ce1">
            <text:p>5.410879612</text:p>
          </table:table-cell>
          <table:table-cell office:value-type="float" office:value="32.378471374511697" table:style-name="ce1">
            <text:p>32.37847137</text:p>
          </table:table-cell>
          <table:table-cell office:value-type="float" office:value="1.8880208730697601" table:style-name="ce1">
            <text:p>1.888020873</text:p>
          </table:table-cell>
          <table:table-cell office:value-type="float" office:value="0.95486110448837302" table:style-name="ce1">
            <text:p>0.954861104</text:p>
          </table:table-cell>
          <table:table-cell office:value-type="float" office:value="906.736083984375" table:style-name="ce1">
            <text:p>906.736084</text:p>
          </table:table-cell>
          <table:table-cell office:value-type="float" office:value="-44.5601806640625" table:style-name="ce1">
            <text:p>-44.56018066</text:p>
          </table:table-cell>
          <table:table-cell office:value-type="float" office:value="119.7" table:style-name="ce1">
            <text:p>119.7</text:p>
          </table:table-cell>
          <table:table-cell office:value-type="float" office:value="141934.96875" table:style-name="ce1">
            <text:p>141934.9688</text:p>
          </table:table-cell>
          <table:table-cell office:value-type="float" office:value="549" table:style-name="ce1">
            <text:p>549</text:p>
          </table:table-cell>
          <table:table-cell office:value-type="float" office:value="1479.5166666666701" table:style-name="ce1">
            <text:p>1479.516667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.5266203880310103" table:style-name="ce1">
            <text:p>5.526620388</text:p>
          </table:table-cell>
          <table:table-cell office:value-type="float" office:value="32.581020355224602" table:style-name="ce1">
            <text:p>32.58102036</text:p>
          </table:table-cell>
          <table:table-cell office:value-type="float" office:value="1.8373842239379901" table:style-name="ce1">
            <text:p>1.837384224</text:p>
          </table:table-cell>
          <table:table-cell office:value-type="float" office:value="0.97222220897674605" table:style-name="ce1">
            <text:p>0.972222209</text:p>
          </table:table-cell>
          <table:table-cell office:value-type="float" office:value="909.22741699218795" table:style-name="ce1">
            <text:p>909.227417</text:p>
          </table:table-cell>
          <table:table-cell office:value-type="float" office:value="-43.9815063476563" table:style-name="ce1">
            <text:p>-43.98150635</text:p>
          </table:table-cell>
          <table:table-cell office:value-type="float" office:value="119.5" table:style-name="ce1">
            <text:p>119.5</text:p>
          </table:table-cell>
          <table:table-cell office:value-type="float" office:value="141492.53125" table:style-name="ce1">
            <text:p>141492.5313</text:p>
          </table:table-cell>
          <table:table-cell office:value-type="float" office:value="549" table:style-name="ce1">
            <text:p>549</text:p>
          </table:table-cell>
          <table:table-cell office:value-type="float" office:value="1488.6666666666699" table:style-name="ce1">
            <text:p>1488.666667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5.9895834922790501" table:style-name="ce1">
            <text:p>5.989583492</text:p>
          </table:table-cell>
          <table:table-cell office:value-type="float" office:value="32.725692749023402" table:style-name="ce1">
            <text:p>32.72569275</text:p>
          </table:table-cell>
          <table:table-cell office:value-type="float" office:value="1.70717597007751" table:style-name="ce1">
            <text:p>1.70717597</text:p>
          </table:table-cell>
          <table:table-cell office:value-type="float" office:value="1.0243055820465099" table:style-name="ce1">
            <text:p>1.024305582</text:p>
          </table:table-cell>
          <table:table-cell office:value-type="float" office:value="911.71875" table:style-name="ce1">
            <text:p>911.71875</text:p>
          </table:table-cell>
          <table:table-cell office:value-type="float" office:value="-43.9815063476563" table:style-name="ce1">
            <text:p>-43.98150635</text:p>
          </table:table-cell>
          <table:table-cell office:value-type="float" office:value="118.9" table:style-name="ce1">
            <text:p>118.9</text:p>
          </table:table-cell>
          <table:table-cell office:value-type="float" office:value="141227.0625" table:style-name="ce1">
            <text:p>141227.0625</text:p>
          </table:table-cell>
          <table:table-cell office:value-type="float" office:value="549" table:style-name="ce1">
            <text:p>549</text:p>
          </table:table-cell>
          <table:table-cell office:value-type="float" office:value="1497.81666666667" table:style-name="ce1">
            <text:p>1497.816667</text:p>
          </table:table-cell>
          <table:table-cell table:number-columns-repeated="1637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6.3657407760620099" table:style-name="ce1">
            <text:p>6.365740776</text:p>
          </table:table-cell>
          <table:table-cell office:value-type="float" office:value="32.899307250976598" table:style-name="ce1">
            <text:p>32.89930725</text:p>
          </table:table-cell>
          <table:table-cell office:value-type="float" office:value="1.6782407760620099" table:style-name="ce1">
            <text:p>1.678240776</text:p>
          </table:table-cell>
          <table:table-cell office:value-type="float" office:value="1.0677083730697601" table:style-name="ce1">
            <text:p>1.067708373</text:p>
          </table:table-cell>
          <table:table-cell office:value-type="float" office:value="913.85418701171898" table:style-name="ce1">
            <text:p>913.854187</text:p>
          </table:table-cell>
          <table:table-cell office:value-type="float" office:value="-42.8240966796875" table:style-name="ce1">
            <text:p>-42.82409668</text:p>
          </table:table-cell>
          <table:table-cell office:value-type="float" office:value="118.5" table:style-name="ce1">
            <text:p>118.5</text:p>
          </table:table-cell>
          <table:table-cell office:value-type="float" office:value="141315.5625" table:style-name="ce1">
            <text:p>141315.5625</text:p>
          </table:table-cell>
          <table:table-cell office:value-type="float" office:value="548" table:style-name="ce1">
            <text:p>548</text:p>
          </table:table-cell>
          <table:table-cell office:value-type="float" office:value="1506.95" table:style-name="ce1">
            <text:p>1506.95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6.5393519401550302" table:style-name="ce1">
            <text:p>6.53935194</text:p>
          </table:table-cell>
          <table:table-cell office:value-type="float" office:value="33.130786895752003" table:style-name="ce1">
            <text:p>33.1307869</text:p>
          </table:table-cell>
          <table:table-cell office:value-type="float" office:value="1.58420133590698" table:style-name="ce1">
            <text:p>1.584201336</text:p>
          </table:table-cell>
          <table:table-cell office:value-type="float" office:value="1.1024305820465099" table:style-name="ce1">
            <text:p>1.102430582</text:p>
          </table:table-cell>
          <table:table-cell office:value-type="float" office:value="916.345458984375" table:style-name="ce1">
            <text:p>916.345459</text:p>
          </table:table-cell>
          <table:table-cell office:value-type="float" office:value="-41.6666870117188" table:style-name="ce1">
            <text:p>-41.66668701</text:p>
          </table:table-cell>
          <table:table-cell office:value-type="float" office:value="118.2" table:style-name="ce1">
            <text:p>118.2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48" table:style-name="ce1">
            <text:p>548</text:p>
          </table:table-cell>
          <table:table-cell office:value-type="float" office:value="1516.0833333333401" table:style-name="ce1">
            <text:p>1516.083333</text:p>
          </table:table-cell>
          <table:table-cell table:number-columns-repeated="1637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6.6840276718139702" table:style-name="ce1">
            <text:p>6.684027672</text:p>
          </table:table-cell>
          <table:table-cell office:value-type="float" office:value="33.246528625488303" table:style-name="ce1">
            <text:p>33.24652863</text:p>
          </table:table-cell>
          <table:table-cell office:value-type="float" office:value="1.4973958730697601" table:style-name="ce1">
            <text:p>1.497395873</text:p>
          </table:table-cell>
          <table:table-cell office:value-type="float" office:value="1.12847220897675" table:style-name="ce1">
            <text:p>1.128472209</text:p>
          </table:table-cell>
          <table:table-cell office:value-type="float" office:value="919.904541015625" table:style-name="ce1">
            <text:p>919.904541</text:p>
          </table:table-cell>
          <table:table-cell office:value-type="float" office:value="-42.245361328125" table:style-name="ce1">
            <text:p>-42.24536133</text:p>
          </table:table-cell>
          <table:table-cell office:value-type="float" office:value="118" table:style-name="ce1">
            <text:p>118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48" table:style-name="ce1">
            <text:p>548</text:p>
          </table:table-cell>
          <table:table-cell office:value-type="float" office:value="1525.2166666666701" table:style-name="ce1">
            <text:p>1525.216667</text:p>
          </table:table-cell>
          <table:table-cell table:number-columns-repeated="1637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6.7129631042480504" table:style-name="ce1">
            <text:p>6.712963104</text:p>
          </table:table-cell>
          <table:table-cell office:value-type="float" office:value="33.304397583007798" table:style-name="ce1">
            <text:p>33.30439758</text:p>
          </table:table-cell>
          <table:table-cell office:value-type="float" office:value="1.4756944179534901" table:style-name="ce1">
            <text:p>1.475694418</text:p>
          </table:table-cell>
          <table:table-cell office:value-type="float" office:value="1.13715279102325" table:style-name="ce1">
            <text:p>1.137152791</text:p>
          </table:table-cell>
          <table:table-cell office:value-type="float" office:value="919.904541015625" table:style-name="ce1">
            <text:p>919.904541</text:p>
          </table:table-cell>
          <table:table-cell office:value-type="float" office:value="-41.0879516601563" table:style-name="ce1">
            <text:p>-41.08795166</text:p>
          </table:table-cell>
          <table:table-cell office:value-type="float" office:value="117.9" table:style-name="ce1">
            <text:p>117.9</text:p>
          </table:table-cell>
          <table:table-cell office:value-type="float" office:value="141669.515625" table:style-name="ce1">
            <text:p>141669.5156</text:p>
          </table:table-cell>
          <table:table-cell office:value-type="float" office:value="548" table:style-name="ce1">
            <text:p>548</text:p>
          </table:table-cell>
          <table:table-cell office:value-type="float" office:value="1534.35" table:style-name="ce1">
            <text:p>1534.35</text:p>
          </table:table-cell>
          <table:table-cell table:number-columns-repeated="1637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6.8576388359069798" table:style-name="ce1">
            <text:p>6.857638836</text:p>
          </table:table-cell>
          <table:table-cell office:value-type="float" office:value="33.333332061767599" table:style-name="ce1">
            <text:p>33.33333206</text:p>
          </table:table-cell>
          <table:table-cell office:value-type="float" office:value="1.4250578880310101" table:style-name="ce1">
            <text:p>1.425057888</text:p>
          </table:table-cell>
          <table:table-cell office:value-type="float" office:value="1.15451383590698" table:style-name="ce1">
            <text:p>1.154513836</text:p>
          </table:table-cell>
          <table:table-cell office:value-type="float" office:value="922.751708984375" table:style-name="ce1">
            <text:p>922.751709</text:p>
          </table:table-cell>
          <table:table-cell office:value-type="float" office:value="-38.7731323242188" table:style-name="ce1">
            <text:p>-38.77313232</text:p>
          </table:table-cell>
          <table:table-cell office:value-type="float" office:value="117.7" table:style-name="ce1">
            <text:p>117.7</text:p>
          </table:table-cell>
          <table:table-cell office:value-type="float" office:value="141492.53125" table:style-name="ce1">
            <text:p>141492.5313</text:p>
          </table:table-cell>
          <table:table-cell office:value-type="float" office:value="548" table:style-name="ce1">
            <text:p>548</text:p>
          </table:table-cell>
          <table:table-cell office:value-type="float" office:value="1543.4833333333399" table:style-name="ce1">
            <text:p>1543.483333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6.9733796119689897" table:style-name="ce1">
            <text:p>6.973379612</text:p>
          </table:table-cell>
          <table:table-cell office:value-type="float" office:value="33.449073791503899" table:style-name="ce1">
            <text:p>33.44907379</text:p>
          </table:table-cell>
          <table:table-cell office:value-type="float" office:value="1.4033564329147299" table:style-name="ce1">
            <text:p>1.403356433</text:p>
          </table:table-cell>
          <table:table-cell office:value-type="float" office:value="1.17621529102325" table:style-name="ce1">
            <text:p>1.176215291</text:p>
          </table:table-cell>
          <table:table-cell office:value-type="float" office:value="924.53125" table:style-name="ce1">
            <text:p>924.53125</text:p>
          </table:table-cell>
          <table:table-cell office:value-type="float" office:value="-36.4583129882813" table:style-name="ce1">
            <text:p>-36.45831299</text:p>
          </table:table-cell>
          <table:table-cell office:value-type="float" office:value="117.7" table:style-name="ce1">
            <text:p>117.7</text:p>
          </table:table-cell>
          <table:table-cell office:value-type="float" office:value="141227.0625" table:style-name="ce1">
            <text:p>141227.0625</text:p>
          </table:table-cell>
          <table:table-cell office:value-type="float" office:value="548" table:style-name="ce1">
            <text:p>548</text:p>
          </table:table-cell>
          <table:table-cell office:value-type="float" office:value="1552.61666666667" table:style-name="ce1">
            <text:p>1552.616667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7.2627315521240199" table:style-name="ce1">
            <text:p>7.262731552</text:p>
          </table:table-cell>
          <table:table-cell office:value-type="float" office:value="33.535881042480497" table:style-name="ce1">
            <text:p>33.53588104</text:p>
          </table:table-cell>
          <table:table-cell office:value-type="float" office:value="1.3527199029922501" table:style-name="ce1">
            <text:p>1.352719903</text:p>
          </table:table-cell>
          <table:table-cell office:value-type="float" office:value="1.1979166269302399" table:style-name="ce1">
            <text:p>1.197916627</text:p>
          </table:table-cell>
          <table:table-cell office:value-type="float" office:value="926.66668701171898" table:style-name="ce1">
            <text:p>926.666687</text:p>
          </table:table-cell>
          <table:table-cell office:value-type="float" office:value="-35.3009033203125" table:style-name="ce1">
            <text:p>-35.30090332</text:p>
          </table:table-cell>
          <table:table-cell office:value-type="float" office:value="117.7" table:style-name="ce1">
            <text:p>117.7</text:p>
          </table:table-cell>
          <table:table-cell office:value-type="float" office:value="141138.578125" table:style-name="ce1">
            <text:p>141138.5781</text:p>
          </table:table-cell>
          <table:table-cell office:value-type="float" office:value="548" table:style-name="ce1">
            <text:p>548</text:p>
          </table:table-cell>
          <table:table-cell office:value-type="float" office:value="1561.75" table:style-name="ce1">
            <text:p>1561.75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7.5520834922790501" table:style-name="ce1">
            <text:p>7.552083492</text:p>
          </table:table-cell>
          <table:table-cell office:value-type="float" office:value="33.622684478759801" table:style-name="ce1">
            <text:p>33.62268448</text:p>
          </table:table-cell>
          <table:table-cell office:value-type="float" office:value="1.3310185670852701" table:style-name="ce1">
            <text:p>1.331018567</text:p>
          </table:table-cell>
          <table:table-cell office:value-type="float" office:value="1.2196180820465099" table:style-name="ce1">
            <text:p>1.219618082</text:p>
          </table:table-cell>
          <table:table-cell office:value-type="float" office:value="928.09027099609398" table:style-name="ce1">
            <text:p>928.090271</text:p>
          </table:table-cell>
          <table:table-cell office:value-type="float" office:value="-35.3009033203125" table:style-name="ce1">
            <text:p>-35.30090332</text:p>
          </table:table-cell>
          <table:table-cell office:value-type="float" office:value="117.7" table:style-name="ce1">
            <text:p>117.7</text:p>
          </table:table-cell>
          <table:table-cell office:value-type="float" office:value="140607.640625" table:style-name="ce1">
            <text:p>140607.6406</text:p>
          </table:table-cell>
          <table:table-cell office:value-type="float" office:value="549" table:style-name="ce1">
            <text:p>549</text:p>
          </table:table-cell>
          <table:table-cell office:value-type="float" office:value="1570.9" table:style-name="ce1">
            <text:p>1570.9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7.8125" table:style-name="ce1">
            <text:p>7.8125</text:p>
          </table:table-cell>
          <table:table-cell office:value-type="float" office:value="33.7094917297363" table:style-name="ce1">
            <text:p>33.70949173</text:p>
          </table:table-cell>
          <table:table-cell office:value-type="float" office:value="1.3093171119689899" table:style-name="ce1">
            <text:p>1.309317112</text:p>
          </table:table-cell>
          <table:table-cell office:value-type="float" office:value="1.23263883590698" table:style-name="ce1">
            <text:p>1.232638836</text:p>
          </table:table-cell>
          <table:table-cell office:value-type="float" office:value="929.86981201171898" table:style-name="ce1">
            <text:p>929.869812</text:p>
          </table:table-cell>
          <table:table-cell office:value-type="float" office:value="-32.986083984375" table:style-name="ce1">
            <text:p>-32.98608398</text:p>
          </table:table-cell>
          <table:table-cell office:value-type="float" office:value="117.7" table:style-name="ce1">
            <text:p>117.7</text:p>
          </table:table-cell>
          <table:table-cell office:value-type="float" office:value="139811.265625" table:style-name="ce1">
            <text:p>139811.2656</text:p>
          </table:table-cell>
          <table:table-cell office:value-type="float" office:value="551" table:style-name="ce1">
            <text:p>551</text:p>
          </table:table-cell>
          <table:table-cell office:value-type="float" office:value="1580.0833333333401" table:style-name="ce1">
            <text:p>1580.083333</text:p>
          </table:table-cell>
          <table:table-cell table:number-columns-repeated="1637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8.1018514633178693" table:style-name="ce1">
            <text:p>8.101851463</text:p>
          </table:table-cell>
          <table:table-cell office:value-type="float" office:value="33.738426208496101" table:style-name="ce1">
            <text:p>33.73842621</text:p>
          </table:table-cell>
          <table:table-cell office:value-type="float" office:value="1.3020833730697601" table:style-name="ce1">
            <text:p>1.302083373</text:p>
          </table:table-cell>
          <table:table-cell office:value-type="float" office:value="1.24565970897675" table:style-name="ce1">
            <text:p>1.245659709</text:p>
          </table:table-cell>
          <table:table-cell office:value-type="float" office:value="931.29339599609398" table:style-name="ce1">
            <text:p>931.293396</text:p>
          </table:table-cell>
          <table:table-cell office:value-type="float" office:value="-32.986083984375" table:style-name="ce1">
            <text:p>-32.98608398</text:p>
          </table:table-cell>
          <table:table-cell office:value-type="float" office:value="117.7" table:style-name="ce1">
            <text:p>117.7</text:p>
          </table:table-cell>
          <table:table-cell office:value-type="float" office:value="138660.90625" table:style-name="ce1">
            <text:p>138660.9063</text:p>
          </table:table-cell>
          <table:table-cell office:value-type="float" office:value="551" table:style-name="ce1">
            <text:p>551</text:p>
          </table:table-cell>
          <table:table-cell office:value-type="float" office:value="1589.2666666666701" table:style-name="ce1">
            <text:p>1589.266667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.2754631042480504" table:style-name="ce1">
            <text:p>8.275463104</text:p>
          </table:table-cell>
          <table:table-cell office:value-type="float" office:value="33.767360687255902" table:style-name="ce1">
            <text:p>33.76736069</text:p>
          </table:table-cell>
          <table:table-cell office:value-type="float" office:value="1.26591432094574" table:style-name="ce1">
            <text:p>1.265914321</text:p>
          </table:table-cell>
          <table:table-cell office:value-type="float" office:value="1.24565970897675" table:style-name="ce1">
            <text:p>1.245659709</text:p>
          </table:table-cell>
          <table:table-cell office:value-type="float" office:value="932.361083984375" table:style-name="ce1">
            <text:p>932.361084</text:p>
          </table:table-cell>
          <table:table-cell office:value-type="float" office:value="-32.4074096679688" table:style-name="ce1">
            <text:p>-32.40740967</text:p>
          </table:table-cell>
          <table:table-cell office:value-type="float" office:value="117.7" table:style-name="ce1">
            <text:p>117.7</text:p>
          </table:table-cell>
          <table:table-cell office:value-type="float" office:value="137333.59375" table:style-name="ce1">
            <text:p>137333.5938</text:p>
          </table:table-cell>
          <table:table-cell office:value-type="float" office:value="551" table:style-name="ce1">
            <text:p>551</text:p>
          </table:table-cell>
          <table:table-cell office:value-type="float" office:value="1598.45" table:style-name="ce1">
            <text:p>1598.45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8.59375" table:style-name="ce1">
            <text:p>8.59375</text:p>
          </table:table-cell>
          <table:table-cell office:value-type="float" office:value="33.825229644775398" table:style-name="ce1">
            <text:p>33.82522964</text:p>
          </table:table-cell>
          <table:table-cell office:value-type="float" office:value="1.26591432094574" table:style-name="ce1">
            <text:p>1.265914321</text:p>
          </table:table-cell>
          <table:table-cell office:value-type="float" office:value="1.33246529102325" table:style-name="ce1">
            <text:p>1.332465291</text:p>
          </table:table-cell>
          <table:table-cell office:value-type="float" office:value="933.42883300781295" table:style-name="ce1">
            <text:p>933.428833</text:p>
          </table:table-cell>
          <table:table-cell office:value-type="float" office:value="-30.6713256835938" table:style-name="ce1">
            <text:p>-30.67132568</text:p>
          </table:table-cell>
          <table:table-cell office:value-type="float" office:value="117.7" table:style-name="ce1">
            <text:p>117.7</text:p>
          </table:table-cell>
          <table:table-cell office:value-type="float" office:value="135563.828125" table:style-name="ce1">
            <text:p>135563.8281</text:p>
          </table:table-cell>
          <table:table-cell office:value-type="float" office:value="551" table:style-name="ce1">
            <text:p>551</text:p>
          </table:table-cell>
          <table:table-cell office:value-type="float" office:value="1607.63333333334" table:style-name="ce1">
            <text:p>1607.633333</text:p>
          </table:table-cell>
          <table:table-cell table:number-columns-repeated="1637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8.8831014633178693" table:style-name="ce1">
            <text:p>8.883101463</text:p>
          </table:table-cell>
          <table:table-cell office:value-type="float" office:value="33.883102416992202" table:style-name="ce1">
            <text:p>33.88310242</text:p>
          </table:table-cell>
          <table:table-cell office:value-type="float" office:value="1.2080439329147299" table:style-name="ce1">
            <text:p>1.208043933</text:p>
          </table:table-cell>
          <table:table-cell office:value-type="float" office:value="1.36284720897675" table:style-name="ce1">
            <text:p>1.362847209</text:p>
          </table:table-cell>
          <table:table-cell office:value-type="float" office:value="933.42883300781295" table:style-name="ce1">
            <text:p>933.428833</text:p>
          </table:table-cell>
          <table:table-cell office:value-type="float" office:value="-29.513916015625" table:style-name="ce1">
            <text:p>-29.51391602</text:p>
          </table:table-cell>
          <table:table-cell office:value-type="float" office:value="117.7" table:style-name="ce1">
            <text:p>117.7</text:p>
          </table:table-cell>
          <table:table-cell office:value-type="float" office:value="134148.015625" table:style-name="ce1">
            <text:p>134148.0156</text:p>
          </table:table-cell>
          <table:table-cell office:value-type="float" office:value="551" table:style-name="ce1">
            <text:p>551</text:p>
          </table:table-cell>
          <table:table-cell office:value-type="float" office:value="1616.81666666667" table:style-name="ce1">
            <text:p>1616.816667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9.0856485366821307" table:style-name="ce1">
            <text:p>9.085648537</text:p>
          </table:table-cell>
          <table:table-cell office:value-type="float" office:value="33.912036895752003" table:style-name="ce1">
            <text:p>33.9120369</text:p>
          </table:table-cell>
          <table:table-cell office:value-type="float" office:value="1.171875" table:style-name="ce1">
            <text:p>1.171875</text:p>
          </table:table-cell>
          <table:table-cell office:value-type="float" office:value="1.40625" table:style-name="ce1">
            <text:p>1.40625</text:p>
          </table:table-cell>
          <table:table-cell office:value-type="float" office:value="934.49652099609398" table:style-name="ce1">
            <text:p>934.496521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17.7" table:style-name="ce1">
            <text:p>117.7</text:p>
          </table:table-cell>
          <table:table-cell office:value-type="float" office:value="132909.1875" table:style-name="ce1">
            <text:p>132909.1875</text:p>
          </table:table-cell>
          <table:table-cell office:value-type="float" office:value="550" table:style-name="ce1">
            <text:p>550</text:p>
          </table:table-cell>
          <table:table-cell office:value-type="float" office:value="1625.9833333333399" table:style-name="ce1">
            <text:p>1625.983333</text:p>
          </table:table-cell>
          <table:table-cell table:number-columns-repeated="1637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9.2881946563720703" table:style-name="ce1">
            <text:p>9.288194656</text:p>
          </table:table-cell>
          <table:table-cell office:value-type="float" office:value="34.027778625488303" table:style-name="ce1">
            <text:p>34.02777863</text:p>
          </table:table-cell>
          <table:table-cell office:value-type="float" office:value="1.1140046119689899" table:style-name="ce1">
            <text:p>1.114004612</text:p>
          </table:table-cell>
          <table:table-cell office:value-type="float" office:value="1.42795133590698" table:style-name="ce1">
            <text:p>1.427951336</text:p>
          </table:table-cell>
          <table:table-cell office:value-type="float" office:value="934.85241699218795" table:style-name="ce1">
            <text:p>934.852417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7.7" table:style-name="ce1">
            <text:p>117.7</text:p>
          </table:table-cell>
          <table:table-cell office:value-type="float" office:value="132643.71875" table:style-name="ce1">
            <text:p>132643.7188</text:p>
          </table:table-cell>
          <table:table-cell office:value-type="float" office:value="550" table:style-name="ce1">
            <text:p>550</text:p>
          </table:table-cell>
          <table:table-cell office:value-type="float" office:value="1635.15" table:style-name="ce1">
            <text:p>1635.15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9.4039354324340803" table:style-name="ce1">
            <text:p>9.403935432</text:p>
          </table:table-cell>
          <table:table-cell office:value-type="float" office:value="34.172454833984403" table:style-name="ce1">
            <text:p>34.17245483</text:p>
          </table:table-cell>
          <table:table-cell office:value-type="float" office:value="1.0850694179534901" table:style-name="ce1">
            <text:p>1.085069418</text:p>
          </table:table-cell>
          <table:table-cell office:value-type="float" office:value="1.44965279102325" table:style-name="ce1">
            <text:p>1.449652791</text:p>
          </table:table-cell>
          <table:table-cell office:value-type="float" office:value="935.564208984375" table:style-name="ce1">
            <text:p>935.564209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17.7" table:style-name="ce1">
            <text:p>117.7</text:p>
          </table:table-cell>
          <table:table-cell office:value-type="float" office:value="132201.28125" table:style-name="ce1">
            <text:p>132201.2813</text:p>
          </table:table-cell>
          <table:table-cell office:value-type="float" office:value="550" table:style-name="ce1">
            <text:p>550</text:p>
          </table:table-cell>
          <table:table-cell office:value-type="float" office:value="1644.31666666667" table:style-name="ce1">
            <text:p>1644.316667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9.4039354324340803" table:style-name="ce1">
            <text:p>9.403935432</text:p>
          </table:table-cell>
          <table:table-cell office:value-type="float" office:value="34.346065521240199" table:style-name="ce1">
            <text:p>34.34606552</text:p>
          </table:table-cell>
          <table:table-cell office:value-type="float" office:value="1.0561342239379901" table:style-name="ce1">
            <text:p>1.056134224</text:p>
          </table:table-cell>
          <table:table-cell office:value-type="float" office:value="1.4583333730697601" table:style-name="ce1">
            <text:p>1.458333373</text:p>
          </table:table-cell>
          <table:table-cell office:value-type="float" office:value="935.564208984375" table:style-name="ce1">
            <text:p>935.564209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7.7" table:style-name="ce1">
            <text:p>117.7</text:p>
          </table:table-cell>
          <table:table-cell office:value-type="float" office:value="132820.6875" table:style-name="ce1">
            <text:p>132820.6875</text:p>
          </table:table-cell>
          <table:table-cell office:value-type="float" office:value="550" table:style-name="ce1">
            <text:p>550</text:p>
          </table:table-cell>
          <table:table-cell office:value-type="float" office:value="1653.4833333333399" table:style-name="ce1">
            <text:p>1653.483333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9.375" table:style-name="ce1">
            <text:p>9.375</text:p>
          </table:table-cell>
          <table:table-cell office:value-type="float" office:value="34.4907417297363" table:style-name="ce1">
            <text:p>34.49074173</text:p>
          </table:table-cell>
          <table:table-cell office:value-type="float" office:value="1.0127314329147299" table:style-name="ce1">
            <text:p>1.012731433</text:p>
          </table:table-cell>
          <table:table-cell office:value-type="float" office:value="1.4539930820465099" table:style-name="ce1">
            <text:p>1.453993082</text:p>
          </table:table-cell>
          <table:table-cell office:value-type="float" office:value="935.564208984375" table:style-name="ce1">
            <text:p>935.564209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7.7" table:style-name="ce1">
            <text:p>117.7</text:p>
          </table:table-cell>
          <table:table-cell office:value-type="float" office:value="133528.609375" table:style-name="ce1">
            <text:p>133528.6094</text:p>
          </table:table-cell>
          <table:table-cell office:value-type="float" office:value="550" table:style-name="ce1">
            <text:p>550</text:p>
          </table:table-cell>
          <table:table-cell office:value-type="float" office:value="1662.65" table:style-name="ce1">
            <text:p>1662.65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9.375" table:style-name="ce1">
            <text:p>9.375</text:p>
          </table:table-cell>
          <table:table-cell office:value-type="float" office:value="34.635417938232401" table:style-name="ce1">
            <text:p>34.63541794</text:p>
          </table:table-cell>
          <table:table-cell office:value-type="float" office:value="0.99103009700775202" table:style-name="ce1">
            <text:p>0.991030097</text:p>
          </table:table-cell>
          <table:table-cell office:value-type="float" office:value="1.4366319179534901" table:style-name="ce1">
            <text:p>1.436631918</text:p>
          </table:table-cell>
          <table:table-cell office:value-type="float" office:value="935.564208984375" table:style-name="ce1">
            <text:p>935.564209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7.7" table:style-name="ce1">
            <text:p>117.7</text:p>
          </table:table-cell>
          <table:table-cell office:value-type="float" office:value="134413.484375" table:style-name="ce1">
            <text:p>134413.4844</text:p>
          </table:table-cell>
          <table:table-cell office:value-type="float" office:value="550" table:style-name="ce1">
            <text:p>550</text:p>
          </table:table-cell>
          <table:table-cell office:value-type="float" office:value="1671.81666666667" table:style-name="ce1">
            <text:p>1671.816667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9.4039354324340803" table:style-name="ce1">
            <text:p>9.403935432</text:p>
          </table:table-cell>
          <table:table-cell office:value-type="float" office:value="34.780094146728501" table:style-name="ce1">
            <text:p>34.78009415</text:p>
          </table:table-cell>
          <table:table-cell office:value-type="float" office:value="0.9765625" table:style-name="ce1">
            <text:p>0.9765625</text:p>
          </table:table-cell>
          <table:table-cell office:value-type="float" office:value="1.4322916269302399" table:style-name="ce1">
            <text:p>1.432291627</text:p>
          </table:table-cell>
          <table:table-cell office:value-type="float" office:value="935.20831298828102" table:style-name="ce1">
            <text:p>935.208313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7.7" table:style-name="ce1">
            <text:p>117.7</text:p>
          </table:table-cell>
          <table:table-cell office:value-type="float" office:value="134944.40625" table:style-name="ce1">
            <text:p>134944.4063</text:p>
          </table:table-cell>
          <table:table-cell office:value-type="float" office:value="550" table:style-name="ce1">
            <text:p>550</text:p>
          </table:table-cell>
          <table:table-cell office:value-type="float" office:value="1680.9833333333399" table:style-name="ce1">
            <text:p>1680.983333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9.4618053436279297" table:style-name="ce1">
            <text:p>9.461805344</text:p>
          </table:table-cell>
          <table:table-cell office:value-type="float" office:value="34.895832061767599" table:style-name="ce1">
            <text:p>34.89583206</text:p>
          </table:table-cell>
          <table:table-cell office:value-type="float" office:value="0.96932870149612405" table:style-name="ce1">
            <text:p>0.969328701</text:p>
          </table:table-cell>
          <table:table-cell office:value-type="float" office:value="1.42795133590698" table:style-name="ce1">
            <text:p>1.427951336</text:p>
          </table:table-cell>
          <table:table-cell office:value-type="float" office:value="935.20831298828102" table:style-name="ce1">
            <text:p>935.208313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7.7" table:style-name="ce1">
            <text:p>117.7</text:p>
          </table:table-cell>
          <table:table-cell office:value-type="float" office:value="135386.859375" table:style-name="ce1">
            <text:p>135386.8594</text:p>
          </table:table-cell>
          <table:table-cell office:value-type="float" office:value="550" table:style-name="ce1">
            <text:p>550</text:p>
          </table:table-cell>
          <table:table-cell office:value-type="float" office:value="1690.15" table:style-name="ce1">
            <text:p>1690.15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9.5196762084960902" table:style-name="ce1">
            <text:p>9.519676208</text:p>
          </table:table-cell>
          <table:table-cell office:value-type="float" office:value="35.127315521240199" table:style-name="ce1">
            <text:p>35.12731552</text:p>
          </table:table-cell>
          <table:table-cell office:value-type="float" office:value="0.940393507480621" table:style-name="ce1">
            <text:p>0.940393507</text:p>
          </table:table-cell>
          <table:table-cell office:value-type="float" office:value="1.42795133590698" table:style-name="ce1">
            <text:p>1.427951336</text:p>
          </table:table-cell>
          <table:table-cell office:value-type="float" office:value="935.20831298828102" table:style-name="ce1">
            <text:p>935.208313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7.7" table:style-name="ce1">
            <text:p>117.7</text:p>
          </table:table-cell>
          <table:table-cell office:value-type="float" office:value="135386.859375" table:style-name="ce1">
            <text:p>135386.8594</text:p>
          </table:table-cell>
          <table:table-cell office:value-type="float" office:value="550" table:style-name="ce1">
            <text:p>550</text:p>
          </table:table-cell>
          <table:table-cell office:value-type="float" office:value="1699.31666666667" table:style-name="ce1">
            <text:p>1699.316667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9.6932868957519496" table:style-name="ce1">
            <text:p>9.693286896</text:p>
          </table:table-cell>
          <table:table-cell office:value-type="float" office:value="35.2719917297363" table:style-name="ce1">
            <text:p>35.27199173</text:p>
          </table:table-cell>
          <table:table-cell office:value-type="float" office:value="0.93315970897674605" table:style-name="ce1">
            <text:p>0.933159709</text:p>
          </table:table-cell>
          <table:table-cell office:value-type="float" office:value="1.42795133590698" table:style-name="ce1">
            <text:p>1.427951336</text:p>
          </table:table-cell>
          <table:table-cell office:value-type="float" office:value="935.20831298828102" table:style-name="ce1">
            <text:p>935.208313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7.7" table:style-name="ce1">
            <text:p>117.7</text:p>
          </table:table-cell>
          <table:table-cell office:value-type="float" office:value="135121.390625" table:style-name="ce1">
            <text:p>135121.3906</text:p>
          </table:table-cell>
          <table:table-cell office:value-type="float" office:value="549" table:style-name="ce1">
            <text:p>549</text:p>
          </table:table-cell>
          <table:table-cell office:value-type="float" office:value="1708.4666666666701" table:style-name="ce1">
            <text:p>1708.466667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9.8090276718139702" table:style-name="ce1">
            <text:p>9.809027672</text:p>
          </table:table-cell>
          <table:table-cell office:value-type="float" office:value="35.358795166015597" table:style-name="ce1">
            <text:p>35.35879517</text:p>
          </table:table-cell>
          <table:table-cell office:value-type="float" office:value="0.90422451496124301" table:style-name="ce1">
            <text:p>0.904224515</text:p>
          </table:table-cell>
          <table:table-cell office:value-type="float" office:value="1.42795133590698" table:style-name="ce1">
            <text:p>1.427951336</text:p>
          </table:table-cell>
          <table:table-cell office:value-type="float" office:value="934.85241699218795" table:style-name="ce1">
            <text:p>934.852417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7.7" table:style-name="ce1">
            <text:p>117.7</text:p>
          </table:table-cell>
          <table:table-cell office:value-type="float" office:value="133971.03125" table:style-name="ce1">
            <text:p>133971.0313</text:p>
          </table:table-cell>
          <table:table-cell office:value-type="float" office:value="549" table:style-name="ce1">
            <text:p>549</text:p>
          </table:table-cell>
          <table:table-cell office:value-type="float" office:value="1717.61666666667" table:style-name="ce1">
            <text:p>1717.616667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9.8379631042480504" table:style-name="ce1">
            <text:p>9.837963104</text:p>
          </table:table-cell>
          <table:table-cell office:value-type="float" office:value="35.503471374511697" table:style-name="ce1">
            <text:p>35.50347137</text:p>
          </table:table-cell>
          <table:table-cell office:value-type="float" office:value="0.87528938055038497" table:style-name="ce1">
            <text:p>0.875289381</text:p>
          </table:table-cell>
          <table:table-cell office:value-type="float" office:value="1.44097220897675" table:style-name="ce1">
            <text:p>1.440972209</text:p>
          </table:table-cell>
          <table:table-cell office:value-type="float" office:value="934.140625" table:style-name="ce1">
            <text:p>934.140625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7.5" table:style-name="ce1">
            <text:p>117.5</text:p>
          </table:table-cell>
          <table:table-cell office:value-type="float" office:value="131847.328125" table:style-name="ce1">
            <text:p>131847.3281</text:p>
          </table:table-cell>
          <table:table-cell office:value-type="float" office:value="549" table:style-name="ce1">
            <text:p>549</text:p>
          </table:table-cell>
          <table:table-cell office:value-type="float" office:value="1726.7666666666701" table:style-name="ce1">
            <text:p>1726.766667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9.8668985366821307" table:style-name="ce1">
            <text:p>9.866898537</text:p>
          </table:table-cell>
          <table:table-cell office:value-type="float" office:value="35.561344146728501" table:style-name="ce1">
            <text:p>35.56134415</text:p>
          </table:table-cell>
          <table:table-cell office:value-type="float" office:value="0.83912038803100597" table:style-name="ce1">
            <text:p>0.839120388</text:p>
          </table:table-cell>
          <table:table-cell office:value-type="float" office:value="1.46267366409302" table:style-name="ce1">
            <text:p>1.462673664</text:p>
          </table:table-cell>
          <table:table-cell office:value-type="float" office:value="933.78472900390602" table:style-name="ce1">
            <text:p>933.784729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6.9" table:style-name="ce1">
            <text:p>116.9</text:p>
          </table:table-cell>
          <table:table-cell office:value-type="float" office:value="129989.0703125" table:style-name="ce1">
            <text:p>129989.0703</text:p>
          </table:table-cell>
          <table:table-cell office:value-type="float" office:value="549" table:style-name="ce1">
            <text:p>549</text:p>
          </table:table-cell>
          <table:table-cell office:value-type="float" office:value="1735.9166666666699" table:style-name="ce1">
            <text:p>1735.916667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9.8668985366821307" table:style-name="ce1">
            <text:p>9.866898537</text:p>
          </table:table-cell>
          <table:table-cell office:value-type="float" office:value="35.590278625488303" table:style-name="ce1">
            <text:p>35.59027863</text:p>
          </table:table-cell>
          <table:table-cell office:value-type="float" office:value="0.82465279102325395" table:style-name="ce1">
            <text:p>0.824652791</text:p>
          </table:table-cell>
          <table:table-cell office:value-type="float" office:value="1.46267366409302" table:style-name="ce1">
            <text:p>1.462673664</text:p>
          </table:table-cell>
          <table:table-cell office:value-type="float" office:value="932.361083984375" table:style-name="ce1">
            <text:p>932.361084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6.5" table:style-name="ce1">
            <text:p>116.5</text:p>
          </table:table-cell>
          <table:table-cell office:value-type="float" office:value="129192.6796875" table:style-name="ce1">
            <text:p>129192.6797</text:p>
          </table:table-cell>
          <table:table-cell office:value-type="float" office:value="549" table:style-name="ce1">
            <text:p>549</text:p>
          </table:table-cell>
          <table:table-cell office:value-type="float" office:value="1745.06666666667" table:style-name="ce1">
            <text:p>1745.066667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9.8379631042480504" table:style-name="ce1">
            <text:p>9.837963104</text:p>
          </table:table-cell>
          <table:table-cell office:value-type="float" office:value="35.619213104248097" table:style-name="ce1">
            <text:p>35.6192131</text:p>
          </table:table-cell>
          <table:table-cell office:value-type="float" office:value="0.82465279102325395" table:style-name="ce1">
            <text:p>0.824652791</text:p>
          </table:table-cell>
          <table:table-cell office:value-type="float" office:value="1.4583333730697601" table:style-name="ce1">
            <text:p>1.458333373</text:p>
          </table:table-cell>
          <table:table-cell office:value-type="float" office:value="931.29339599609398" table:style-name="ce1">
            <text:p>931.293396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6.2" table:style-name="ce1">
            <text:p>116.2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549" table:style-name="ce1">
            <text:p>549</text:p>
          </table:table-cell>
          <table:table-cell office:value-type="float" office:value="1754.2166666666701" table:style-name="ce1">
            <text:p>1754.216667</text:p>
          </table:table-cell>
          <table:table-cell table:number-columns-repeated="1637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9.8090276718139702" table:style-name="ce1">
            <text:p>9.809027672</text:p>
          </table:table-cell>
          <table:table-cell office:value-type="float" office:value="35.619213104248097" table:style-name="ce1">
            <text:p>35.6192131</text:p>
          </table:table-cell>
          <table:table-cell office:value-type="float" office:value="0.79571759700775202" table:style-name="ce1">
            <text:p>0.795717597</text:p>
          </table:table-cell>
          <table:table-cell office:value-type="float" office:value="1.4539930820465099" table:style-name="ce1">
            <text:p>1.453993082</text:p>
          </table:table-cell>
          <table:table-cell office:value-type="float" office:value="930.9375" table:style-name="ce1">
            <text:p>930.9375</text:p>
          </table:table-cell>
          <table:table-cell office:value-type="float" office:value="-29.513916015625" table:style-name="ce1">
            <text:p>-29.51391602</text:p>
          </table:table-cell>
          <table:table-cell office:value-type="float" office:value="116" table:style-name="ce1">
            <text:p>116</text:p>
          </table:table-cell>
          <table:table-cell office:value-type="float" office:value="123175.484375" table:style-name="ce1">
            <text:p>123175.4844</text:p>
          </table:table-cell>
          <table:table-cell office:value-type="float" office:value="549" table:style-name="ce1">
            <text:p>549</text:p>
          </table:table-cell>
          <table:table-cell office:value-type="float" office:value="1763.36666666667" table:style-name="ce1">
            <text:p>1763.366667</text:p>
          </table:table-cell>
          <table:table-cell table:number-columns-repeated="1637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.8090276718139702" table:style-name="ce1">
            <text:p>9.809027672</text:p>
          </table:table-cell>
          <table:table-cell office:value-type="float" office:value="35.590278625488303" table:style-name="ce1">
            <text:p>35.59027863</text:p>
          </table:table-cell>
          <table:table-cell office:value-type="float" office:value="0.79571759700775202" table:style-name="ce1">
            <text:p>0.795717597</text:p>
          </table:table-cell>
          <table:table-cell office:value-type="float" office:value="1.4366319179534901" table:style-name="ce1">
            <text:p>1.436631918</text:p>
          </table:table-cell>
          <table:table-cell office:value-type="float" office:value="929.513916015625" table:style-name="ce1">
            <text:p>929.513916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9" table:style-name="ce1">
            <text:p>115.9</text:p>
          </table:table-cell>
          <table:table-cell office:value-type="float" office:value="122113.6328125" table:style-name="ce1">
            <text:p>122113.6328</text:p>
          </table:table-cell>
          <table:table-cell office:value-type="float" office:value="549" table:style-name="ce1">
            <text:p>549</text:p>
          </table:table-cell>
          <table:table-cell office:value-type="float" office:value="1772.5166666666701" table:style-name="ce1">
            <text:p>1772.516667</text:p>
          </table:table-cell>
          <table:table-cell table:number-columns-repeated="1637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9.8379631042480504" table:style-name="ce1">
            <text:p>9.837963104</text:p>
          </table:table-cell>
          <table:table-cell office:value-type="float" office:value="35.619213104248097" table:style-name="ce1">
            <text:p>35.6192131</text:p>
          </table:table-cell>
          <table:table-cell office:value-type="float" office:value="0.79571759700775202" table:style-name="ce1">
            <text:p>0.795717597</text:p>
          </table:table-cell>
          <table:table-cell office:value-type="float" office:value="1.4192708730697601" table:style-name="ce1">
            <text:p>1.419270873</text:p>
          </table:table-cell>
          <table:table-cell office:value-type="float" office:value="928.09027099609398" table:style-name="ce1">
            <text:p>928.090271</text:p>
          </table:table-cell>
          <table:table-cell office:value-type="float" office:value="-31.25" table:style-name="ce1">
            <text:p>-31.25</text:p>
          </table:table-cell>
          <table:table-cell office:value-type="float" office:value="115.7" table:style-name="ce1">
            <text:p>115.7</text:p>
          </table:table-cell>
          <table:table-cell office:value-type="float" office:value="120963.2890625" table:style-name="ce1">
            <text:p>120963.2891</text:p>
          </table:table-cell>
          <table:table-cell office:value-type="float" office:value="549" table:style-name="ce1">
            <text:p>549</text:p>
          </table:table-cell>
          <table:table-cell office:value-type="float" office:value="1781.6666666666699" table:style-name="ce1">
            <text:p>1781.666667</text:p>
          </table:table-cell>
          <table:table-cell table:number-columns-repeated="1637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9.8379631042480504" table:style-name="ce1">
            <text:p>9.837963104</text:p>
          </table:table-cell>
          <table:table-cell office:value-type="float" office:value="35.619213104248097" table:style-name="ce1">
            <text:p>35.6192131</text:p>
          </table:table-cell>
          <table:table-cell office:value-type="float" office:value="0.80295139551162698" table:style-name="ce1">
            <text:p>0.802951396</text:p>
          </table:table-cell>
          <table:table-cell office:value-type="float" office:value="1.4149305820465099" table:style-name="ce1">
            <text:p>1.414930582</text:p>
          </table:table-cell>
          <table:table-cell office:value-type="float" office:value="926.66668701171898" table:style-name="ce1">
            <text:p>926.666687</text:p>
          </table:table-cell>
          <table:table-cell office:value-type="float" office:value="-33.5648193359375" table:style-name="ce1">
            <text:p>-33.56481934</text:p>
          </table:table-cell>
          <table:table-cell office:value-type="float" office:value="115.7" table:style-name="ce1">
            <text:p>115.7</text:p>
          </table:table-cell>
          <table:table-cell office:value-type="float" office:value="120697.8125" table:style-name="ce1">
            <text:p>120697.8125</text:p>
          </table:table-cell>
          <table:table-cell office:value-type="float" office:value="548" table:style-name="ce1">
            <text:p>548</text:p>
          </table:table-cell>
          <table:table-cell office:value-type="float" office:value="1790.80000000001" table:style-name="ce1">
            <text:p>1790.8</text:p>
          </table:table-cell>
          <table:table-cell table:number-columns-repeated="1637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9.8090276718139702" table:style-name="ce1">
            <text:p>9.809027672</text:p>
          </table:table-cell>
          <table:table-cell office:value-type="float" office:value="35.648147583007798" table:style-name="ce1">
            <text:p>35.64814758</text:p>
          </table:table-cell>
          <table:table-cell office:value-type="float" office:value="0.81018519401550304" table:style-name="ce1">
            <text:p>0.810185194</text:p>
          </table:table-cell>
          <table:table-cell office:value-type="float" office:value="1.3932291269302399" table:style-name="ce1">
            <text:p>1.393229127</text:p>
          </table:table-cell>
          <table:table-cell office:value-type="float" office:value="924.88714599609398" table:style-name="ce1">
            <text:p>924.887146</text:p>
          </table:table-cell>
          <table:table-cell office:value-type="float" office:value="-37.0370483398438" table:style-name="ce1">
            <text:p>-37.03704834</text:p>
          </table:table-cell>
          <table:table-cell office:value-type="float" office:value="115.7" table:style-name="ce1">
            <text:p>115.7</text:p>
          </table:table-cell>
          <table:table-cell office:value-type="float" office:value="121228.75" table:style-name="ce1">
            <text:p>121228.75</text:p>
          </table:table-cell>
          <table:table-cell office:value-type="float" office:value="548" table:style-name="ce1">
            <text:p>548</text:p>
          </table:table-cell>
          <table:table-cell office:value-type="float" office:value="1799.93333333334" table:style-name="ce1">
            <text:p>1799.933333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9.7511577606201207" table:style-name="ce1">
            <text:p>9.751157761</text:p>
          </table:table-cell>
          <table:table-cell office:value-type="float" office:value="35.734954833984403" table:style-name="ce1">
            <text:p>35.73495483</text:p>
          </table:table-cell>
          <table:table-cell office:value-type="float" office:value="0.81018519401550304" table:style-name="ce1">
            <text:p>0.810185194</text:p>
          </table:table-cell>
          <table:table-cell office:value-type="float" office:value="1.3671875" table:style-name="ce1">
            <text:p>1.3671875</text:p>
          </table:table-cell>
          <table:table-cell office:value-type="float" office:value="924.53125" table:style-name="ce1">
            <text:p>924.53125</text:p>
          </table:table-cell>
          <table:table-cell office:value-type="float" office:value="-43.9815063476563" table:style-name="ce1">
            <text:p>-43.98150635</text:p>
          </table:table-cell>
          <table:table-cell office:value-type="float" office:value="115.7" table:style-name="ce1">
            <text:p>115.7</text:p>
          </table:table-cell>
          <table:table-cell office:value-type="float" office:value="122290.6015625" table:style-name="ce1">
            <text:p>122290.6016</text:p>
          </table:table-cell>
          <table:table-cell office:value-type="float" office:value="549" table:style-name="ce1">
            <text:p>549</text:p>
          </table:table-cell>
          <table:table-cell office:value-type="float" office:value="1809.0833333333401" table:style-name="ce1">
            <text:p>1809.083333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9.7511577606201207" table:style-name="ce1">
            <text:p>9.751157761</text:p>
          </table:table-cell>
          <table:table-cell office:value-type="float" office:value="35.792823791503899" table:style-name="ce1">
            <text:p>35.79282379</text:p>
          </table:table-cell>
          <table:table-cell office:value-type="float" office:value="0.81018519401550304" table:style-name="ce1">
            <text:p>0.810185194</text:p>
          </table:table-cell>
          <table:table-cell office:value-type="float" office:value="1.3541666269302399" table:style-name="ce1">
            <text:p>1.354166627</text:p>
          </table:table-cell>
          <table:table-cell office:value-type="float" office:value="922.03991699218795" table:style-name="ce1">
            <text:p>922.039917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15.7" table:style-name="ce1">
            <text:p>115.7</text:p>
          </table:table-cell>
          <table:table-cell office:value-type="float" office:value="123883.390625" table:style-name="ce1">
            <text:p>123883.3906</text:p>
          </table:table-cell>
          <table:table-cell office:value-type="float" office:value="548" table:style-name="ce1">
            <text:p>548</text:p>
          </table:table-cell>
          <table:table-cell office:value-type="float" office:value="1818.2166666666701" table:style-name="ce1">
            <text:p>1818.216667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9.8090276718139702" table:style-name="ce1">
            <text:p>9.809027672</text:p>
          </table:table-cell>
          <table:table-cell office:value-type="float" office:value="35.879631042480497" table:style-name="ce1">
            <text:p>35.87963104</text:p>
          </table:table-cell>
          <table:table-cell office:value-type="float" office:value="0.81018519401550304" table:style-name="ce1">
            <text:p>0.810185194</text:p>
          </table:table-cell>
          <table:table-cell office:value-type="float" office:value="1.3411458730697601" table:style-name="ce1">
            <text:p>1.341145873</text:p>
          </table:table-cell>
          <table:table-cell office:value-type="float" office:value="920.61633300781295" table:style-name="ce1">
            <text:p>920.616333</text:p>
          </table:table-cell>
          <table:table-cell office:value-type="float" office:value="-70.023132324218807" table:style-name="ce1">
            <text:p>-70.02313232</text:p>
          </table:table-cell>
          <table:table-cell office:value-type="float" office:value="115.7" table:style-name="ce1">
            <text:p>115.7</text:p>
          </table:table-cell>
          <table:table-cell office:value-type="float" office:value="125387.6875" table:style-name="ce1">
            <text:p>125387.6875</text:p>
          </table:table-cell>
          <table:table-cell office:value-type="float" office:value="548" table:style-name="ce1">
            <text:p>548</text:p>
          </table:table-cell>
          <table:table-cell office:value-type="float" office:value="1827.3500000000099" table:style-name="ce1">
            <text:p>1827.35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9.8958330154418999" table:style-name="ce1">
            <text:p>9.895833015</text:p>
          </table:table-cell>
          <table:table-cell office:value-type="float" office:value="35.9375" table:style-name="ce1">
            <text:p>35.9375</text:p>
          </table:table-cell>
          <table:table-cell office:value-type="float" office:value="0.79571759700775202" table:style-name="ce1">
            <text:p>0.795717597</text:p>
          </table:table-cell>
          <table:table-cell office:value-type="float" office:value="1.328125" table:style-name="ce1">
            <text:p>1.328125</text:p>
          </table:table-cell>
          <table:table-cell office:value-type="float" office:value="918.125" table:style-name="ce1">
            <text:p>918.125</text:p>
          </table:table-cell>
          <table:table-cell office:value-type="float" office:value="-78.703674316406307" table:style-name="ce1">
            <text:p>-78.70367432</text:p>
          </table:table-cell>
          <table:table-cell office:value-type="float" office:value="115.7" table:style-name="ce1">
            <text:p>115.7</text:p>
          </table:table-cell>
          <table:table-cell office:value-type="float" office:value="126449.546875" table:style-name="ce1">
            <text:p>126449.5469</text:p>
          </table:table-cell>
          <table:table-cell office:value-type="float" office:value="548" table:style-name="ce1">
            <text:p>548</text:p>
          </table:table-cell>
          <table:table-cell office:value-type="float" office:value="1836.4833333333399" table:style-name="ce1">
            <text:p>1836.483333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0.1273145675659" table:style-name="ce1">
            <text:p>10.12731457</text:p>
          </table:table-cell>
          <table:table-cell office:value-type="float" office:value="35.995368957519503" table:style-name="ce1">
            <text:p>35.99536896</text:p>
          </table:table-cell>
          <table:table-cell office:value-type="float" office:value="0.78848379850387595" table:style-name="ce1">
            <text:p>0.788483799</text:p>
          </table:table-cell>
          <table:table-cell office:value-type="float" office:value="1.328125" table:style-name="ce1">
            <text:p>1.328125</text:p>
          </table:table-cell>
          <table:table-cell office:value-type="float" office:value="916.345458984375" table:style-name="ce1">
            <text:p>916.345459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15.7" table:style-name="ce1">
            <text:p>115.7</text:p>
          </table:table-cell>
          <table:table-cell office:value-type="float" office:value="126980.46875" table:style-name="ce1">
            <text:p>126980.4688</text:p>
          </table:table-cell>
          <table:table-cell office:value-type="float" office:value="548" table:style-name="ce1">
            <text:p>548</text:p>
          </table:table-cell>
          <table:table-cell office:value-type="float" office:value="1845.61666666667" table:style-name="ce1">
            <text:p>1845.616667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0.300926208496101" table:style-name="ce1">
            <text:p>10.30092621</text:p>
          </table:table-cell>
          <table:table-cell office:value-type="float" office:value="36.024307250976598" table:style-name="ce1">
            <text:p>36.02430725</text:p>
          </table:table-cell>
          <table:table-cell office:value-type="float" office:value="0.76678240299224898" table:style-name="ce1">
            <text:p>0.766782403</text:p>
          </table:table-cell>
          <table:table-cell office:value-type="float" office:value="1.3411458730697601" table:style-name="ce1">
            <text:p>1.341145873</text:p>
          </table:table-cell>
          <table:table-cell office:value-type="float" office:value="913.85418701171898" table:style-name="ce1">
            <text:p>913.854187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7" table:style-name="ce1">
            <text:p>115.7</text:p>
          </table:table-cell>
          <table:table-cell office:value-type="float" office:value="127068.9609375" table:style-name="ce1">
            <text:p>127068.9609</text:p>
          </table:table-cell>
          <table:table-cell office:value-type="float" office:value="547" table:style-name="ce1">
            <text:p>547</text:p>
          </table:table-cell>
          <table:table-cell office:value-type="float" office:value="1854.7333333333399" table:style-name="ce1">
            <text:p>1854.733333</text:p>
          </table:table-cell>
          <table:table-cell table:number-columns-repeated="16373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0.561342239379901" table:style-name="ce1">
            <text:p>10.56134224</text:p>
          </table:table-cell>
          <table:table-cell office:value-type="float" office:value="36.082176208496101" table:style-name="ce1">
            <text:p>36.08217621</text:p>
          </table:table-cell>
          <table:table-cell office:value-type="float" office:value="0.75231480598449696" table:style-name="ce1">
            <text:p>0.752314806</text:p>
          </table:table-cell>
          <table:table-cell office:value-type="float" office:value="1.3671875" table:style-name="ce1">
            <text:p>1.3671875</text:p>
          </table:table-cell>
          <table:table-cell office:value-type="float" office:value="911.71875" table:style-name="ce1">
            <text:p>911.71875</text:p>
          </table:table-cell>
          <table:table-cell office:value-type="float" office:value="-100.11572265625" table:style-name="ce1">
            <text:p>-100.1157227</text:p>
          </table:table-cell>
          <table:table-cell office:value-type="float" office:value="115.7" table:style-name="ce1">
            <text:p>115.7</text:p>
          </table:table-cell>
          <table:table-cell office:value-type="float" office:value="127422.9140625" table:style-name="ce1">
            <text:p>127422.9141</text:p>
          </table:table-cell>
          <table:table-cell office:value-type="float" office:value="548" table:style-name="ce1">
            <text:p>548</text:p>
          </table:table-cell>
          <table:table-cell office:value-type="float" office:value="1863.86666666667" table:style-name="ce1">
            <text:p>1863.866667</text:p>
          </table:table-cell>
          <table:table-cell table:number-columns-repeated="16373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0.8796300888062" table:style-name="ce1">
            <text:p>10.87963009</text:p>
          </table:table-cell>
          <table:table-cell office:value-type="float" office:value="36.140045166015597" table:style-name="ce1">
            <text:p>36.14004517</text:p>
          </table:table-cell>
          <table:table-cell office:value-type="float" office:value="0.72337961196899403" table:style-name="ce1">
            <text:p>0.723379612</text:p>
          </table:table-cell>
          <table:table-cell office:value-type="float" office:value="1.38888883590698" table:style-name="ce1">
            <text:p>1.388888836</text:p>
          </table:table-cell>
          <table:table-cell office:value-type="float" office:value="909.22741699218795" table:style-name="ce1">
            <text:p>909.227417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15.7" table:style-name="ce1">
            <text:p>115.7</text:p>
          </table:table-cell>
          <table:table-cell office:value-type="float" office:value="129369.65625" table:style-name="ce1">
            <text:p>129369.6563</text:p>
          </table:table-cell>
          <table:table-cell office:value-type="float" office:value="547" table:style-name="ce1">
            <text:p>547</text:p>
          </table:table-cell>
          <table:table-cell office:value-type="float" office:value="1872.9833333333399" table:style-name="ce1">
            <text:p>1872.983333</text:p>
          </table:table-cell>
          <table:table-cell table:number-columns-repeated="16373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1.024305343627899" table:style-name="ce1">
            <text:p>11.02430534</text:p>
          </table:table-cell>
          <table:table-cell office:value-type="float" office:value="36.168979644775398" table:style-name="ce1">
            <text:p>36.16897964</text:p>
          </table:table-cell>
          <table:table-cell office:value-type="float" office:value="0.70167821645736705" table:style-name="ce1">
            <text:p>0.701678216</text:p>
          </table:table-cell>
          <table:table-cell office:value-type="float" office:value="1.40625" table:style-name="ce1">
            <text:p>1.40625</text:p>
          </table:table-cell>
          <table:table-cell office:value-type="float" office:value="907.44793701171898" table:style-name="ce1">
            <text:p>907.447937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7" table:style-name="ce1">
            <text:p>115.7</text:p>
          </table:table-cell>
          <table:table-cell office:value-type="float" office:value="131050.9296875" table:style-name="ce1">
            <text:p>131050.9297</text:p>
          </table:table-cell>
          <table:table-cell office:value-type="float" office:value="548" table:style-name="ce1">
            <text:p>548</text:p>
          </table:table-cell>
          <table:table-cell office:value-type="float" office:value="1882.11666666667" table:style-name="ce1">
            <text:p>1882.116667</text:p>
          </table:table-cell>
          <table:table-cell table:number-columns-repeated="16373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1.313657760620099" table:style-name="ce1">
            <text:p>11.31365776</text:p>
          </table:table-cell>
          <table:table-cell office:value-type="float" office:value="36.197917938232401" table:style-name="ce1">
            <text:p>36.19791794</text:p>
          </table:table-cell>
          <table:table-cell office:value-type="float" office:value="0.69444441795349099" table:style-name="ce1">
            <text:p>0.694444418</text:p>
          </table:table-cell>
          <table:table-cell office:value-type="float" office:value="1.4322916269302399" table:style-name="ce1">
            <text:p>1.432291627</text:p>
          </table:table-cell>
          <table:table-cell office:value-type="float" office:value="905.66839599609398" table:style-name="ce1">
            <text:p>905.668396</text:p>
          </table:table-cell>
          <table:table-cell office:value-type="float" office:value="-86.226867675781307" table:style-name="ce1">
            <text:p>-86.22686768</text:p>
          </table:table-cell>
          <table:table-cell office:value-type="float" office:value="115.7" table:style-name="ce1">
            <text:p>115.7</text:p>
          </table:table-cell>
          <table:table-cell office:value-type="float" office:value="132201.28125" table:style-name="ce1">
            <text:p>132201.2813</text:p>
          </table:table-cell>
          <table:table-cell office:value-type="float" office:value="550" table:style-name="ce1">
            <text:p>550</text:p>
          </table:table-cell>
          <table:table-cell office:value-type="float" office:value="1891.2833333333399" table:style-name="ce1">
            <text:p>1891.283333</text:p>
          </table:table-cell>
          <table:table-cell table:number-columns-repeated="16373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1.71875" table:style-name="ce1">
            <text:p>11.71875</text:p>
          </table:table-cell>
          <table:table-cell office:value-type="float" office:value="36.197917938232401" table:style-name="ce1">
            <text:p>36.19791794</text:p>
          </table:table-cell>
          <table:table-cell office:value-type="float" office:value="0.67997688055038497" table:style-name="ce1">
            <text:p>0.679976881</text:p>
          </table:table-cell>
          <table:table-cell office:value-type="float" office:value="1.4539930820465099" table:style-name="ce1">
            <text:p>1.453993082</text:p>
          </table:table-cell>
          <table:table-cell office:value-type="float" office:value="903.532958984375" table:style-name="ce1">
            <text:p>903.532959</text:p>
          </table:table-cell>
          <table:table-cell office:value-type="float" office:value="-82.754638671875" table:style-name="ce1">
            <text:p>-82.75463867</text:p>
          </table:table-cell>
          <table:table-cell office:value-type="float" office:value="115.7" table:style-name="ce1">
            <text:p>115.7</text:p>
          </table:table-cell>
          <table:table-cell office:value-type="float" office:value="132466.734375" table:style-name="ce1">
            <text:p>132466.7344</text:p>
          </table:table-cell>
          <table:table-cell office:value-type="float" office:value="550" table:style-name="ce1">
            <text:p>550</text:p>
          </table:table-cell>
          <table:table-cell office:value-type="float" office:value="1900.45000000001" table:style-name="ce1">
            <text:p>1900.45</text:p>
          </table:table-cell>
          <table:table-cell table:number-columns-repeated="16373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2.4710645675659" table:style-name="ce1">
            <text:p>12.47106457</text:p>
          </table:table-cell>
          <table:table-cell office:value-type="float" office:value="36.197917938232401" table:style-name="ce1">
            <text:p>36.19791794</text:p>
          </table:table-cell>
          <table:table-cell office:value-type="float" office:value="0.65827548503875699" table:style-name="ce1">
            <text:p>0.658275485</text:p>
          </table:table-cell>
          <table:table-cell office:value-type="float" office:value="1.48003470897675" table:style-name="ce1">
            <text:p>1.480034709</text:p>
          </table:table-cell>
          <table:table-cell office:value-type="float" office:value="901.75347900390602" table:style-name="ce1">
            <text:p>901.753479</text:p>
          </table:table-cell>
          <table:table-cell office:value-type="float" office:value="-80.4398193359375" table:style-name="ce1">
            <text:p>-80.43981934</text:p>
          </table:table-cell>
          <table:table-cell office:value-type="float" office:value="115.7" table:style-name="ce1">
            <text:p>115.7</text:p>
          </table:table-cell>
          <table:table-cell office:value-type="float" office:value="132378.25" table:style-name="ce1">
            <text:p>132378.25</text:p>
          </table:table-cell>
          <table:table-cell office:value-type="float" office:value="550" table:style-name="ce1">
            <text:p>550</text:p>
          </table:table-cell>
          <table:table-cell office:value-type="float" office:value="1909.61666666667" table:style-name="ce1">
            <text:p>1909.616667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3.425926208496101" table:style-name="ce1">
            <text:p>13.42592621</text:p>
          </table:table-cell>
          <table:table-cell office:value-type="float" office:value="36.197917938232401" table:style-name="ce1">
            <text:p>36.19791794</text:p>
          </table:table-cell>
          <table:table-cell office:value-type="float" office:value="0.64380788803100597" table:style-name="ce1">
            <text:p>0.643807888</text:p>
          </table:table-cell>
          <table:table-cell office:value-type="float" office:value="1.54079866409302" table:style-name="ce1">
            <text:p>1.540798664</text:p>
          </table:table-cell>
          <table:table-cell office:value-type="float" office:value="900.329833984375" table:style-name="ce1">
            <text:p>900.329834</text:p>
          </table:table-cell>
          <table:table-cell office:value-type="float" office:value="-79.282409667968807" table:style-name="ce1">
            <text:p>-79.28240967</text:p>
          </table:table-cell>
          <table:table-cell office:value-type="float" office:value="115.7" table:style-name="ce1">
            <text:p>115.7</text:p>
          </table:table-cell>
          <table:table-cell office:value-type="float" office:value="131847.328125" table:style-name="ce1">
            <text:p>131847.3281</text:p>
          </table:table-cell>
          <table:table-cell office:value-type="float" office:value="550" table:style-name="ce1">
            <text:p>550</text:p>
          </table:table-cell>
          <table:table-cell office:value-type="float" office:value="1918.7833333333399" table:style-name="ce1">
            <text:p>1918.783333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4.0046300888062" table:style-name="ce1">
            <text:p>14.00463009</text:p>
          </table:table-cell>
          <table:table-cell office:value-type="float" office:value="36.140045166015597" table:style-name="ce1">
            <text:p>36.14004517</text:p>
          </table:table-cell>
          <table:table-cell office:value-type="float" office:value="0.61487269401550304" table:style-name="ce1">
            <text:p>0.614872694</text:p>
          </table:table-cell>
          <table:table-cell office:value-type="float" office:value="1.63628470897675" table:style-name="ce1">
            <text:p>1.636284709</text:p>
          </table:table-cell>
          <table:table-cell office:value-type="float" office:value="900.329833984375" table:style-name="ce1">
            <text:p>900.329834</text:p>
          </table:table-cell>
          <table:table-cell office:value-type="float" office:value="-78.703674316406307" table:style-name="ce1">
            <text:p>-78.70367432</text:p>
          </table:table-cell>
          <table:table-cell office:value-type="float" office:value="115.7" table:style-name="ce1">
            <text:p>115.7</text:p>
          </table:table-cell>
          <table:table-cell office:value-type="float" office:value="130608.4921875" table:style-name="ce1">
            <text:p>130608.4922</text:p>
          </table:table-cell>
          <table:table-cell office:value-type="float" office:value="550" table:style-name="ce1">
            <text:p>550</text:p>
          </table:table-cell>
          <table:table-cell office:value-type="float" office:value="1927.95000000001" table:style-name="ce1">
            <text:p>1927.95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36.082176208496101" table:style-name="ce1">
            <text:p>36.08217621</text:p>
          </table:table-cell>
          <table:table-cell office:value-type="float" office:value="0.60763889551162698" table:style-name="ce1">
            <text:p>0.607638896</text:p>
          </table:table-cell>
          <table:table-cell office:value-type="float" office:value="1.70138883590698" table:style-name="ce1">
            <text:p>1.701388836</text:p>
          </table:table-cell>
          <table:table-cell office:value-type="float" office:value="898.55035400390602" table:style-name="ce1">
            <text:p>898.550354</text:p>
          </table:table-cell>
          <table:table-cell office:value-type="float" office:value="-76.967590332031307" table:style-name="ce1">
            <text:p>-76.96759033</text:p>
          </table:table-cell>
          <table:table-cell office:value-type="float" office:value="115.7" table:style-name="ce1">
            <text:p>115.7</text:p>
          </table:table-cell>
          <table:table-cell office:value-type="float" office:value="129369.65625" table:style-name="ce1">
            <text:p>129369.6563</text:p>
          </table:table-cell>
          <table:table-cell office:value-type="float" office:value="550" table:style-name="ce1">
            <text:p>550</text:p>
          </table:table-cell>
          <table:table-cell office:value-type="float" office:value="1937.11666666667" table:style-name="ce1">
            <text:p>1937.116667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6.261573791503899" table:style-name="ce1">
            <text:p>16.26157379</text:p>
          </table:table-cell>
          <table:table-cell office:value-type="float" office:value="35.9375" table:style-name="ce1">
            <text:p>35.9375</text:p>
          </table:table-cell>
          <table:table-cell office:value-type="float" office:value="0.57870370149612405" table:style-name="ce1">
            <text:p>0.578703701</text:p>
          </table:table-cell>
          <table:table-cell office:value-type="float" office:value="1.74045133590698" table:style-name="ce1">
            <text:p>1.740451336</text:p>
          </table:table-cell>
          <table:table-cell office:value-type="float" office:value="896.77081298828102" table:style-name="ce1">
            <text:p>896.770813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7" table:style-name="ce1">
            <text:p>115.7</text:p>
          </table:table-cell>
          <table:table-cell office:value-type="float" office:value="128484.78125" table:style-name="ce1">
            <text:p>128484.7813</text:p>
          </table:table-cell>
          <table:table-cell office:value-type="float" office:value="549" table:style-name="ce1">
            <text:p>549</text:p>
          </table:table-cell>
          <table:table-cell office:value-type="float" office:value="1946.2666666666701" table:style-name="ce1">
            <text:p>1946.266667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35.879631042480497" table:style-name="ce1">
            <text:p>35.87963104</text:p>
          </table:table-cell>
          <table:table-cell office:value-type="float" office:value="0.55700230598449696" table:style-name="ce1">
            <text:p>0.557002306</text:p>
          </table:table-cell>
          <table:table-cell office:value-type="float" office:value="2.0052082538604701" table:style-name="ce1">
            <text:p>2.005208254</text:p>
          </table:table-cell>
          <table:table-cell office:value-type="float" office:value="894.99133300781295" table:style-name="ce1">
            <text:p>894.991333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7" table:style-name="ce1">
            <text:p>115.7</text:p>
          </table:table-cell>
          <table:table-cell office:value-type="float" office:value="127334.4296875" table:style-name="ce1">
            <text:p>127334.4297</text:p>
          </table:table-cell>
          <table:table-cell office:value-type="float" office:value="549" table:style-name="ce1">
            <text:p>549</text:p>
          </table:table-cell>
          <table:table-cell office:value-type="float" office:value="1955.4166666666699" table:style-name="ce1">
            <text:p>1955.416667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9.212963104248001" table:style-name="ce1">
            <text:p>19.2129631</text:p>
          </table:table-cell>
          <table:table-cell office:value-type="float" office:value="35.734954833984403" table:style-name="ce1">
            <text:p>35.73495483</text:p>
          </table:table-cell>
          <table:table-cell office:value-type="float" office:value="0.52083331346511796" table:style-name="ce1">
            <text:p>0.520833313</text:p>
          </table:table-cell>
          <table:table-cell office:value-type="float" office:value="2.1744792461395299" table:style-name="ce1">
            <text:p>2.174479246</text:p>
          </table:table-cell>
          <table:table-cell office:value-type="float" office:value="893.56768798828102" table:style-name="ce1">
            <text:p>893.567688</text:p>
          </table:table-cell>
          <table:table-cell office:value-type="float" office:value="-74.652770996093807" table:style-name="ce1">
            <text:p>-74.652771</text:p>
          </table:table-cell>
          <table:table-cell office:value-type="float" office:value="115.7" table:style-name="ce1">
            <text:p>115.7</text:p>
          </table:table-cell>
          <table:table-cell office:value-type="float" office:value="126715.0078125" table:style-name="ce1">
            <text:p>126715.0078</text:p>
          </table:table-cell>
          <table:table-cell office:value-type="float" office:value="549" table:style-name="ce1">
            <text:p>549</text:p>
          </table:table-cell>
          <table:table-cell office:value-type="float" office:value="1964.56666666667" table:style-name="ce1">
            <text:p>1964.566667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0.457176208496101" table:style-name="ce1">
            <text:p>20.45717621</text:p>
          </table:table-cell>
          <table:table-cell office:value-type="float" office:value="35.590278625488303" table:style-name="ce1">
            <text:p>35.59027863</text:p>
          </table:table-cell>
          <table:table-cell office:value-type="float" office:value="0.51359951496124301" table:style-name="ce1">
            <text:p>0.513599515</text:p>
          </table:table-cell>
          <table:table-cell office:value-type="float" office:value="2.41753482818604" table:style-name="ce1">
            <text:p>2.417534828</text:p>
          </table:table-cell>
          <table:table-cell office:value-type="float" office:value="891.78820800781295" table:style-name="ce1">
            <text:p>891.788208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5.7" table:style-name="ce1">
            <text:p>115.7</text:p>
          </table:table-cell>
          <table:table-cell office:value-type="float" office:value="125299.203125" table:style-name="ce1">
            <text:p>125299.2031</text:p>
          </table:table-cell>
          <table:table-cell office:value-type="float" office:value="549" table:style-name="ce1">
            <text:p>549</text:p>
          </table:table-cell>
          <table:table-cell office:value-type="float" office:value="1973.7166666666701" table:style-name="ce1">
            <text:p>1973.716667</text:p>
          </table:table-cell>
          <table:table-cell table:number-columns-repeated="16373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1.585647583007798" table:style-name="ce1">
            <text:p>21.58564758</text:p>
          </table:table-cell>
          <table:table-cell office:value-type="float" office:value="35.416667938232401" table:style-name="ce1">
            <text:p>35.41666794</text:p>
          </table:table-cell>
          <table:table-cell office:value-type="float" office:value="0.48466435074806202" table:style-name="ce1">
            <text:p>0.484664351</text:p>
          </table:table-cell>
          <table:table-cell office:value-type="float" office:value="2.6302082538604701" table:style-name="ce1">
            <text:p>2.630208254</text:p>
          </table:table-cell>
          <table:table-cell office:value-type="float" office:value="890.00866699218795" table:style-name="ce1">
            <text:p>890.008667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7" table:style-name="ce1">
            <text:p>115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549" table:style-name="ce1">
            <text:p>549</text:p>
          </table:table-cell>
          <table:table-cell office:value-type="float" office:value="1982.86666666667" table:style-name="ce1">
            <text:p>1982.866667</text:p>
          </table:table-cell>
          <table:table-cell table:number-columns-repeated="16373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3.061342239379901" table:style-name="ce1">
            <text:p>23.06134224</text:p>
          </table:table-cell>
          <table:table-cell office:value-type="float" office:value="35.0405082702637" table:style-name="ce1">
            <text:p>35.04050827</text:p>
          </table:table-cell>
          <table:table-cell office:value-type="float" office:value="0.470196753740311" table:style-name="ce1">
            <text:p>0.470196754</text:p>
          </table:table-cell>
          <table:table-cell office:value-type="float" office:value="2.8255207538604701" table:style-name="ce1">
            <text:p>2.825520754</text:p>
          </table:table-cell>
          <table:table-cell office:value-type="float" office:value="888.22918701171898" table:style-name="ce1">
            <text:p>888.229187</text:p>
          </table:table-cell>
          <table:table-cell office:value-type="float" office:value="-77.546325683593807" table:style-name="ce1">
            <text:p>-77.54632568</text:p>
          </table:table-cell>
          <table:table-cell office:value-type="float" office:value="115.7" table:style-name="ce1">
            <text:p>115.7</text:p>
          </table:table-cell>
          <table:table-cell office:value-type="float" office:value="120874.796875" table:style-name="ce1">
            <text:p>120874.7969</text:p>
          </table:table-cell>
          <table:table-cell office:value-type="float" office:value="549" table:style-name="ce1">
            <text:p>549</text:p>
          </table:table-cell>
          <table:table-cell office:value-type="float" office:value="1992.0166666666701" table:style-name="ce1">
            <text:p>1992.016667</text:p>
          </table:table-cell>
          <table:table-cell table:number-columns-repeated="16373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4.0162029266357" table:style-name="ce1">
            <text:p>24.01620293</text:p>
          </table:table-cell>
          <table:table-cell office:value-type="float" office:value="34.866897583007798" table:style-name="ce1">
            <text:p>34.86689758</text:p>
          </table:table-cell>
          <table:table-cell office:value-type="float" office:value="0.46296295523643499" table:style-name="ce1">
            <text:p>0.462962955</text:p>
          </table:table-cell>
          <table:table-cell office:value-type="float" office:value="2.96875" table:style-name="ce1">
            <text:p>2.96875</text:p>
          </table:table-cell>
          <table:table-cell office:value-type="float" office:value="886.80554199218795" table:style-name="ce1">
            <text:p>886.805542</text:p>
          </table:table-cell>
          <table:table-cell office:value-type="float" office:value="-82.754638671875" table:style-name="ce1">
            <text:p>-82.75463867</text:p>
          </table:table-cell>
          <table:table-cell office:value-type="float" office:value="115.7" table:style-name="ce1">
            <text:p>115.7</text:p>
          </table:table-cell>
          <table:table-cell office:value-type="float" office:value="120343.8671875" table:style-name="ce1">
            <text:p>120343.8672</text:p>
          </table:table-cell>
          <table:table-cell office:value-type="float" office:value="549" table:style-name="ce1">
            <text:p>549</text:p>
          </table:table-cell>
          <table:table-cell office:value-type="float" office:value="2001.1666666666699" table:style-name="ce1">
            <text:p>2001.166667</text:p>
          </table:table-cell>
          <table:table-cell table:number-columns-repeated="16373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5.636573791503899" table:style-name="ce1">
            <text:p>25.63657379</text:p>
          </table:table-cell>
          <table:table-cell office:value-type="float" office:value="34.635417938232401" table:style-name="ce1">
            <text:p>34.63541794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3.2552082538604701" table:style-name="ce1">
            <text:p>3.255208254</text:p>
          </table:table-cell>
          <table:table-cell office:value-type="float" office:value="885.02606201171898" table:style-name="ce1">
            <text:p>885.026062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5.7" table:style-name="ce1">
            <text:p>115.7</text:p>
          </table:table-cell>
          <table:table-cell office:value-type="float" office:value="119901.4296875" table:style-name="ce1">
            <text:p>119901.4297</text:p>
          </table:table-cell>
          <table:table-cell office:value-type="float" office:value="549" table:style-name="ce1">
            <text:p>549</text:p>
          </table:table-cell>
          <table:table-cell office:value-type="float" office:value="2010.31666666667" table:style-name="ce1">
            <text:p>2010.316667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6.909721374511701" table:style-name="ce1">
            <text:p>26.90972137</text:p>
          </table:table-cell>
          <table:table-cell office:value-type="float" office:value="34.432868957519503" table:style-name="ce1">
            <text:p>34.43286896</text:p>
          </table:table-cell>
          <table:table-cell office:value-type="float" office:value="0.43402779102325401" table:style-name="ce1">
            <text:p>0.434027791</text:p>
          </table:table-cell>
          <table:table-cell office:value-type="float" office:value="3.5199651718139702" table:style-name="ce1">
            <text:p>3.519965172</text:p>
          </table:table-cell>
          <table:table-cell office:value-type="float" office:value="883.60241699218795" table:style-name="ce1">
            <text:p>883.602417</text:p>
          </table:table-cell>
          <table:table-cell office:value-type="float" office:value="-93.75" table:style-name="ce1">
            <text:p>-93.75</text:p>
          </table:table-cell>
          <table:table-cell office:value-type="float" office:value="115.7" table:style-name="ce1">
            <text:p>115.7</text:p>
          </table:table-cell>
          <table:table-cell office:value-type="float" office:value="119989.9140625" table:style-name="ce1">
            <text:p>119989.9141</text:p>
          </table:table-cell>
          <table:table-cell office:value-type="float" office:value="549" table:style-name="ce1">
            <text:p>549</text:p>
          </table:table-cell>
          <table:table-cell office:value-type="float" office:value="2019.4666666666701" table:style-name="ce1">
            <text:p>2019.466667</text:p>
          </table:table-cell>
          <table:table-cell table:number-columns-repeated="16373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.690971374511701" table:style-name="ce1">
            <text:p>27.69097137</text:p>
          </table:table-cell>
          <table:table-cell office:value-type="float" office:value="34.056713104248097" table:style-name="ce1">
            <text:p>34.0567131</text:p>
          </table:table-cell>
          <table:table-cell office:value-type="float" office:value="0.41232639551162698" table:style-name="ce1">
            <text:p>0.412326396</text:p>
          </table:table-cell>
          <table:table-cell office:value-type="float" office:value="3.75" table:style-name="ce1">
            <text:p>3.75</text:p>
          </table:table-cell>
          <table:table-cell office:value-type="float" office:value="881.82293701171898" table:style-name="ce1">
            <text:p>881.822937</text:p>
          </table:table-cell>
          <table:table-cell office:value-type="float" office:value="-93.75" table:style-name="ce1">
            <text:p>-93.75</text:p>
          </table:table-cell>
          <table:table-cell office:value-type="float" office:value="115.7" table:style-name="ce1">
            <text:p>115.7</text:p>
          </table:table-cell>
          <table:table-cell office:value-type="float" office:value="119989.9140625" table:style-name="ce1">
            <text:p>119989.9141</text:p>
          </table:table-cell>
          <table:table-cell office:value-type="float" office:value="549" table:style-name="ce1">
            <text:p>549</text:p>
          </table:table-cell>
          <table:table-cell office:value-type="float" office:value="2028.61666666667" table:style-name="ce1">
            <text:p>2028.616667</text:p>
          </table:table-cell>
          <table:table-cell table:number-columns-repeated="16373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8.790510177612301" table:style-name="ce1">
            <text:p>28.79051018</text:p>
          </table:table-cell>
          <table:table-cell office:value-type="float" office:value="33.825229644775398" table:style-name="ce1">
            <text:p>33.82522964</text:p>
          </table:table-cell>
          <table:table-cell office:value-type="float" office:value="0.40509259700775102" table:style-name="ce1">
            <text:p>0.405092597</text:p>
          </table:table-cell>
          <table:table-cell office:value-type="float" office:value="4.0017361640930202" table:style-name="ce1">
            <text:p>4.001736164</text:p>
          </table:table-cell>
          <table:table-cell office:value-type="float" office:value="880.04339599609398" table:style-name="ce1">
            <text:p>880.043396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5.7" table:style-name="ce1">
            <text:p>115.7</text:p>
          </table:table-cell>
          <table:table-cell office:value-type="float" office:value="119812.9375" table:style-name="ce1">
            <text:p>119812.9375</text:p>
          </table:table-cell>
          <table:table-cell office:value-type="float" office:value="549" table:style-name="ce1">
            <text:p>549</text:p>
          </table:table-cell>
          <table:table-cell office:value-type="float" office:value="2037.7666666666701" table:style-name="ce1">
            <text:p>2037.766667</text:p>
          </table:table-cell>
          <table:table-cell table:number-columns-repeated="16373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9.398147583007798" table:style-name="ce1">
            <text:p>29.39814758</text:p>
          </table:table-cell>
          <table:table-cell office:value-type="float" office:value="33.564815521240199" table:style-name="ce1">
            <text:p>33.56481552</text:p>
          </table:table-cell>
          <table:table-cell office:value-type="float" office:value="0.40509259700775102" table:style-name="ce1">
            <text:p>0.405092597</text:p>
          </table:table-cell>
          <table:table-cell office:value-type="float" office:value="4.1883678436279297" table:style-name="ce1">
            <text:p>4.188367844</text:p>
          </table:table-cell>
          <table:table-cell office:value-type="float" office:value="880.04339599609398" table:style-name="ce1">
            <text:p>880.043396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7" table:style-name="ce1">
            <text:p>115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49" table:style-name="ce1">
            <text:p>549</text:p>
          </table:table-cell>
          <table:table-cell office:value-type="float" office:value="2046.9166666666699" table:style-name="ce1">
            <text:p>2046.916667</text:p>
          </table:table-cell>
          <table:table-cell table:number-columns-repeated="16373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0.237268447876001" table:style-name="ce1">
            <text:p>30.23726845</text:p>
          </table:table-cell>
          <table:table-cell office:value-type="float" office:value="33.449073791503899" table:style-name="ce1">
            <text:p>33.44907379</text:p>
          </table:table-cell>
          <table:table-cell office:value-type="float" office:value="0.39785879850387601" table:style-name="ce1">
            <text:p>0.397858799</text:p>
          </table:table-cell>
          <table:table-cell office:value-type="float" office:value="4.2274303436279297" table:style-name="ce1">
            <text:p>4.227430344</text:p>
          </table:table-cell>
          <table:table-cell office:value-type="float" office:value="878.61981201171898" table:style-name="ce1">
            <text:p>878.619812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7" table:style-name="ce1">
            <text:p>115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48" table:style-name="ce1">
            <text:p>548</text:p>
          </table:table-cell>
          <table:table-cell office:value-type="float" office:value="2056.0500000000102" table:style-name="ce1">
            <text:p>2056.05</text:p>
          </table:table-cell>
          <table:table-cell table:number-columns-repeated="16373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0.815971374511701" table:style-name="ce1">
            <text:p>30.81597137</text:p>
          </table:table-cell>
          <table:table-cell office:value-type="float" office:value="33.159721374511697" table:style-name="ce1">
            <text:p>33.15972137</text:p>
          </table:table-cell>
          <table:table-cell office:value-type="float" office:value="0.39785879850387601" table:style-name="ce1">
            <text:p>0.397858799</text:p>
          </table:table-cell>
          <table:table-cell office:value-type="float" office:value="4.3793401718139702" table:style-name="ce1">
            <text:p>4.379340172</text:p>
          </table:table-cell>
          <table:table-cell office:value-type="float" office:value="877.19616699218795" table:style-name="ce1">
            <text:p>877.196167</text:p>
          </table:table-cell>
          <table:table-cell office:value-type="float" office:value="-110.53240966796901" table:style-name="ce1">
            <text:p>-110.5324097</text:p>
          </table:table-cell>
          <table:table-cell office:value-type="float" office:value="115.7" table:style-name="ce1">
            <text:p>115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48" table:style-name="ce1">
            <text:p>548</text:p>
          </table:table-cell>
          <table:table-cell office:value-type="float" office:value="2065.1833333333402" table:style-name="ce1">
            <text:p>2065.183333</text:p>
          </table:table-cell>
          <table:table-cell table:number-columns-repeated="16373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1.684028625488299" table:style-name="ce1">
            <text:p>31.68402863</text:p>
          </table:table-cell>
          <table:table-cell office:value-type="float" office:value="32.957176208496101" table:style-name="ce1">
            <text:p>32.95717621</text:p>
          </table:table-cell>
          <table:table-cell office:value-type="float" office:value="0.390625" table:style-name="ce1">
            <text:p>0.390625</text:p>
          </table:table-cell>
          <table:table-cell office:value-type="float" office:value="4.4704861640930202" table:style-name="ce1">
            <text:p>4.470486164</text:p>
          </table:table-cell>
          <table:table-cell office:value-type="float" office:value="877.19616699218795" table:style-name="ce1">
            <text:p>877.196167</text:p>
          </table:table-cell>
          <table:table-cell office:value-type="float" office:value="-131.94445800781301" table:style-name="ce1">
            <text:p>-131.944458</text:p>
          </table:table-cell>
          <table:table-cell office:value-type="float" office:value="115.7" table:style-name="ce1">
            <text:p>115.7</text:p>
          </table:table-cell>
          <table:table-cell office:value-type="float" office:value="119812.9375" table:style-name="ce1">
            <text:p>119812.9375</text:p>
          </table:table-cell>
          <table:table-cell office:value-type="float" office:value="548" table:style-name="ce1">
            <text:p>548</text:p>
          </table:table-cell>
          <table:table-cell office:value-type="float" office:value="2074.3166666666698" table:style-name="ce1">
            <text:p>2074.316667</text:p>
          </table:table-cell>
          <table:table-cell table:number-columns-repeated="16373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2.667823791503899" table:style-name="ce1">
            <text:p>32.66782379</text:p>
          </table:table-cell>
          <table:table-cell office:value-type="float" office:value="32.725692749023402" table:style-name="ce1">
            <text:p>32.72569275</text:p>
          </table:table-cell>
          <table:table-cell office:value-type="float" office:value="0.390625" table:style-name="ce1">
            <text:p>0.390625</text:p>
          </table:table-cell>
          <table:table-cell office:value-type="float" office:value="4.53125" table:style-name="ce1">
            <text:p>4.53125</text:p>
          </table:table-cell>
          <table:table-cell office:value-type="float" office:value="875.060791015625" table:style-name="ce1">
            <text:p>875.060791</text:p>
          </table:table-cell>
          <table:table-cell office:value-type="float" office:value="-152.19909667968801" table:style-name="ce1">
            <text:p>-152.1990967</text:p>
          </table:table-cell>
          <table:table-cell office:value-type="float" office:value="115.7" table:style-name="ce1">
            <text:p>115.7</text:p>
          </table:table-cell>
          <table:table-cell office:value-type="float" office:value="120078.3984375" table:style-name="ce1">
            <text:p>120078.3984</text:p>
          </table:table-cell>
          <table:table-cell office:value-type="float" office:value="548" table:style-name="ce1">
            <text:p>548</text:p>
          </table:table-cell>
          <table:table-cell office:value-type="float" office:value="2083.4500000000098" table:style-name="ce1">
            <text:p>2083.45</text:p>
          </table:table-cell>
          <table:table-cell table:number-columns-repeated="16373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3.564815521240199" table:style-name="ce1">
            <text:p>33.56481552</text:p>
          </table:table-cell>
          <table:table-cell office:value-type="float" office:value="32.523147583007798" table:style-name="ce1">
            <text:p>32.52314758</text:p>
          </table:table-cell>
          <table:table-cell office:value-type="float" office:value="0.37615740299224898" table:style-name="ce1">
            <text:p>0.376157403</text:p>
          </table:table-cell>
          <table:table-cell office:value-type="float" office:value="4.6050348281860396" table:style-name="ce1">
            <text:p>4.605034828</text:p>
          </table:table-cell>
          <table:table-cell office:value-type="float" office:value="871.857666015625" table:style-name="ce1">
            <text:p>871.857666</text:p>
          </table:table-cell>
          <table:table-cell office:value-type="float" office:value="-166.66668701171901" table:style-name="ce1">
            <text:p>-166.666687</text:p>
          </table:table-cell>
          <table:table-cell office:value-type="float" office:value="115.7" table:style-name="ce1">
            <text:p>115.7</text:p>
          </table:table-cell>
          <table:table-cell office:value-type="float" office:value="122202.1171875" table:style-name="ce1">
            <text:p>122202.1172</text:p>
          </table:table-cell>
          <table:table-cell office:value-type="float" office:value="549" table:style-name="ce1">
            <text:p>549</text:p>
          </table:table-cell>
          <table:table-cell office:value-type="float" office:value="2092.6000000000099" table:style-name="ce1">
            <text:p>2092.6</text:p>
          </table:table-cell>
          <table:table-cell table:number-columns-repeated="16373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4.2592582702637" table:style-name="ce1">
            <text:p>34.25925827</text:p>
          </table:table-cell>
          <table:table-cell office:value-type="float" office:value="32.262729644775398" table:style-name="ce1">
            <text:p>32.26272964</text:p>
          </table:table-cell>
          <table:table-cell office:value-type="float" office:value="0.37615740299224898" table:style-name="ce1">
            <text:p>0.376157403</text:p>
          </table:table-cell>
          <table:table-cell office:value-type="float" office:value="4.7092013359069798" table:style-name="ce1">
            <text:p>4.709201336</text:p>
          </table:table-cell>
          <table:table-cell office:value-type="float" office:value="871.857666015625" table:style-name="ce1">
            <text:p>871.857666</text:p>
          </table:table-cell>
          <table:table-cell office:value-type="float" office:value="-177.08331298828099" table:style-name="ce1">
            <text:p>-177.083313</text:p>
          </table:table-cell>
          <table:table-cell office:value-type="float" office:value="115.7" table:style-name="ce1">
            <text:p>115.7</text:p>
          </table:table-cell>
          <table:table-cell office:value-type="float" office:value="123617.9296875" table:style-name="ce1">
            <text:p>123617.9297</text:p>
          </table:table-cell>
          <table:table-cell office:value-type="float" office:value="548" table:style-name="ce1">
            <text:p>548</text:p>
          </table:table-cell>
          <table:table-cell office:value-type="float" office:value="2101.7333333333399" table:style-name="ce1">
            <text:p>2101.733333</text:p>
          </table:table-cell>
          <table:table-cell table:number-columns-repeated="16373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4.866897583007798" table:style-name="ce1">
            <text:p>34.86689758</text:p>
          </table:table-cell>
          <table:table-cell office:value-type="float" office:value="32.118057250976598" table:style-name="ce1">
            <text:p>32.11805725</text:p>
          </table:table-cell>
          <table:table-cell office:value-type="float" office:value="0.37615740299224898" table:style-name="ce1">
            <text:p>0.376157403</text:p>
          </table:table-cell>
          <table:table-cell office:value-type="float" office:value="4.7352428436279297" table:style-name="ce1">
            <text:p>4.735242844</text:p>
          </table:table-cell>
          <table:table-cell office:value-type="float" office:value="870.43402099609398" table:style-name="ce1">
            <text:p>870.434021</text:p>
          </table:table-cell>
          <table:table-cell office:value-type="float" office:value="-178.24072265625" table:style-name="ce1">
            <text:p>-178.2407227</text:p>
          </table:table-cell>
          <table:table-cell office:value-type="float" office:value="115.7" table:style-name="ce1">
            <text:p>115.7</text:p>
          </table:table-cell>
          <table:table-cell office:value-type="float" office:value="124856.7578125" table:style-name="ce1">
            <text:p>124856.7578</text:p>
          </table:table-cell>
          <table:table-cell office:value-type="float" office:value="548" table:style-name="ce1">
            <text:p>548</text:p>
          </table:table-cell>
          <table:table-cell office:value-type="float" office:value="2110.86666666667" table:style-name="ce1">
            <text:p>2110.866667</text:p>
          </table:table-cell>
          <table:table-cell table:number-columns-repeated="16373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5.416667938232401" table:style-name="ce1">
            <text:p>35.41666794</text:p>
          </table:table-cell>
          <table:table-cell office:value-type="float" office:value="31.9733791351318" table:style-name="ce1">
            <text:p>31.97337914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.7526040077209499" table:style-name="ce1">
            <text:p>4.752604008</text:p>
          </table:table-cell>
          <table:table-cell office:value-type="float" office:value="868.654541015625" table:style-name="ce1">
            <text:p>868.654541</text:p>
          </table:table-cell>
          <table:table-cell office:value-type="float" office:value="-179.97686767578099" table:style-name="ce1">
            <text:p>-179.9768677</text:p>
          </table:table-cell>
          <table:table-cell office:value-type="float" office:value="115.7" table:style-name="ce1">
            <text:p>115.7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48" table:style-name="ce1">
            <text:p>548</text:p>
          </table:table-cell>
          <table:table-cell office:value-type="float" office:value="2120.00000000001" table:style-name="ce1">
            <text:p>2120</text:p>
          </table:table-cell>
          <table:table-cell table:number-columns-repeated="16373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5.850692749023402" table:style-name="ce1">
            <text:p>35.85069275</text:p>
          </table:table-cell>
          <table:table-cell office:value-type="float" office:value="31.799768447876001" table:style-name="ce1">
            <text:p>31.79976845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.7699651718139702" table:style-name="ce1">
            <text:p>4.769965172</text:p>
          </table:table-cell>
          <table:table-cell office:value-type="float" office:value="867.23089599609398" table:style-name="ce1">
            <text:p>867.230896</text:p>
          </table:table-cell>
          <table:table-cell office:value-type="float" office:value="-184.02777099609401" table:style-name="ce1">
            <text:p>-184.027771</text:p>
          </table:table-cell>
          <table:table-cell office:value-type="float" office:value="115.7" table:style-name="ce1">
            <text:p>115.7</text:p>
          </table:table-cell>
          <table:table-cell office:value-type="float" office:value="126184.0859375" table:style-name="ce1">
            <text:p>126184.0859</text:p>
          </table:table-cell>
          <table:table-cell office:value-type="float" office:value="548" table:style-name="ce1">
            <text:p>548</text:p>
          </table:table-cell>
          <table:table-cell office:value-type="float" office:value="2129.13333333334" table:style-name="ce1">
            <text:p>2129.133333</text:p>
          </table:table-cell>
          <table:table-cell table:number-columns-repeated="16373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6.168979644775398" table:style-name="ce1">
            <text:p>36.16897964</text:p>
          </table:table-cell>
          <table:table-cell office:value-type="float" office:value="31.655092239379901" table:style-name="ce1">
            <text:p>31.65509224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.8394098281860396" table:style-name="ce1">
            <text:p>4.839409828</text:p>
          </table:table-cell>
          <table:table-cell office:value-type="float" office:value="867.23089599609398" table:style-name="ce1">
            <text:p>867.230896</text:p>
          </table:table-cell>
          <table:table-cell office:value-type="float" office:value="-184.02777099609401" table:style-name="ce1">
            <text:p>-184.027771</text:p>
          </table:table-cell>
          <table:table-cell office:value-type="float" office:value="115.7" table:style-name="ce1">
            <text:p>115.7</text:p>
          </table:table-cell>
          <table:table-cell office:value-type="float" office:value="126184.0859375" table:style-name="ce1">
            <text:p>126184.0859</text:p>
          </table:table-cell>
          <table:table-cell office:value-type="float" office:value="550" table:style-name="ce1">
            <text:p>550</text:p>
          </table:table-cell>
          <table:table-cell office:value-type="float" office:value="2138.3000000000102" table:style-name="ce1">
            <text:p>2138.3</text:p>
          </table:table-cell>
          <table:table-cell table:number-columns-repeated="16373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6.371528625488303" table:style-name="ce1">
            <text:p>36.37152863</text:p>
          </table:table-cell>
          <table:table-cell office:value-type="float" office:value="31.597221374511701" table:style-name="ce1">
            <text:p>31.59722137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.8394098281860396" table:style-name="ce1">
            <text:p>4.839409828</text:p>
          </table:table-cell>
          <table:table-cell office:value-type="float" office:value="864.73956298828102" table:style-name="ce1">
            <text:p>864.739563</text:p>
          </table:table-cell>
          <table:table-cell office:value-type="float" office:value="-195.02313232421901" table:style-name="ce1">
            <text:p>-195.0231323</text:p>
          </table:table-cell>
          <table:table-cell office:value-type="float" office:value="115.7" table:style-name="ce1">
            <text:p>115.7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50" table:style-name="ce1">
            <text:p>550</text:p>
          </table:table-cell>
          <table:table-cell office:value-type="float" office:value="2147.4666666666699" table:style-name="ce1">
            <text:p>2147.466667</text:p>
          </table:table-cell>
          <table:table-cell table:number-columns-repeated="16373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6.863426208496101" table:style-name="ce1">
            <text:p>36.86342621</text:p>
          </table:table-cell>
          <table:table-cell office:value-type="float" office:value="31.5104160308838" table:style-name="ce1">
            <text:p>31.51041603</text:p>
          </table:table-cell>
          <table:table-cell office:value-type="float" office:value="0.36892360448837302" table:style-name="ce1">
            <text:p>0.368923604</text:p>
          </table:table-cell>
          <table:table-cell office:value-type="float" office:value="4.8828125" table:style-name="ce1">
            <text:p>4.8828125</text:p>
          </table:table-cell>
          <table:table-cell office:value-type="float" office:value="863.671875" table:style-name="ce1">
            <text:p>863.671875</text:p>
          </table:table-cell>
          <table:table-cell office:value-type="float" office:value="-206.01849365234401" table:style-name="ce1">
            <text:p>-206.0184937</text:p>
          </table:table-cell>
          <table:table-cell office:value-type="float" office:value="115.7" table:style-name="ce1">
            <text:p>115.7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550" table:style-name="ce1">
            <text:p>550</text:p>
          </table:table-cell>
          <table:table-cell office:value-type="float" office:value="2156.63333333334" table:style-name="ce1">
            <text:p>2156.633333</text:p>
          </table:table-cell>
          <table:table-cell table:number-columns-repeated="16373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7.239582061767599" table:style-name="ce1">
            <text:p>37.23958206</text:p>
          </table:table-cell>
          <table:table-cell office:value-type="float" office:value="31.394676208496101" table:style-name="ce1">
            <text:p>31.39467621</text:p>
          </table:table-cell>
          <table:table-cell office:value-type="float" office:value="0.36168980598449701" table:style-name="ce1">
            <text:p>0.361689806</text:p>
          </table:table-cell>
          <table:table-cell office:value-type="float" office:value="4.9045138359069798" table:style-name="ce1">
            <text:p>4.904513836</text:p>
          </table:table-cell>
          <table:table-cell office:value-type="float" office:value="861.892333984375" table:style-name="ce1">
            <text:p>861.892334</text:p>
          </table:table-cell>
          <table:table-cell office:value-type="float" office:value="-204.28240966796901" table:style-name="ce1">
            <text:p>-204.2824097</text:p>
          </table:table-cell>
          <table:table-cell office:value-type="float" office:value="115.7" table:style-name="ce1">
            <text:p>115.7</text:p>
          </table:table-cell>
          <table:table-cell office:value-type="float" office:value="123971.8828125" table:style-name="ce1">
            <text:p>123971.8828</text:p>
          </table:table-cell>
          <table:table-cell office:value-type="float" office:value="550" table:style-name="ce1">
            <text:p>550</text:p>
          </table:table-cell>
          <table:table-cell office:value-type="float" office:value="2165.8000000000102" table:style-name="ce1">
            <text:p>2165.8</text:p>
          </table:table-cell>
          <table:table-cell table:number-columns-repeated="16373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7.789352416992202" table:style-name="ce1">
            <text:p>37.78935242</text:p>
          </table:table-cell>
          <table:table-cell office:value-type="float" office:value="31.3078708648682" table:style-name="ce1">
            <text:p>31.30787086</text:p>
          </table:table-cell>
          <table:table-cell office:value-type="float" office:value="0.36168980598449701" table:style-name="ce1">
            <text:p>0.361689806</text:p>
          </table:table-cell>
          <table:table-cell office:value-type="float" office:value="4.9262151718139702" table:style-name="ce1">
            <text:p>4.926215172</text:p>
          </table:table-cell>
          <table:table-cell office:value-type="float" office:value="860.46875" table:style-name="ce1">
            <text:p>860.46875</text:p>
          </table:table-cell>
          <table:table-cell office:value-type="float" office:value="-203.125" table:style-name="ce1">
            <text:p>-203.125</text:p>
          </table:table-cell>
          <table:table-cell office:value-type="float" office:value="115.7" table:style-name="ce1">
            <text:p>115.7</text:p>
          </table:table-cell>
          <table:table-cell office:value-type="float" office:value="122733.046875" table:style-name="ce1">
            <text:p>122733.0469</text:p>
          </table:table-cell>
          <table:table-cell office:value-type="float" office:value="550" table:style-name="ce1">
            <text:p>550</text:p>
          </table:table-cell>
          <table:table-cell office:value-type="float" office:value="2174.9666666666699" table:style-name="ce1">
            <text:p>2174.966667</text:p>
          </table:table-cell>
          <table:table-cell table:number-columns-repeated="16373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8.3969917297363" table:style-name="ce1">
            <text:p>38.39699173</text:p>
          </table:table-cell>
          <table:table-cell office:value-type="float" office:value="31.25" table:style-name="ce1">
            <text:p>31.25</text:p>
          </table:table-cell>
          <table:table-cell office:value-type="float" office:value="0.354456007480621" table:style-name="ce1">
            <text:p>0.354456007</text:p>
          </table:table-cell>
          <table:table-cell office:value-type="float" office:value="5" table:style-name="ce1">
            <text:p>5</text:p>
          </table:table-cell>
          <table:table-cell office:value-type="float" office:value="858.33331298828102" table:style-name="ce1">
            <text:p>858.333313</text:p>
          </table:table-cell>
          <table:table-cell office:value-type="float" office:value="-210.06945800781301" table:style-name="ce1">
            <text:p>-210.069458</text:p>
          </table:table-cell>
          <table:table-cell office:value-type="float" office:value="115.7" table:style-name="ce1">
            <text:p>115.7</text:p>
          </table:table-cell>
          <table:table-cell office:value-type="float" office:value="122290.6015625" table:style-name="ce1">
            <text:p>122290.6016</text:p>
          </table:table-cell>
          <table:table-cell office:value-type="float" office:value="550" table:style-name="ce1">
            <text:p>550</text:p>
          </table:table-cell>
          <table:table-cell office:value-type="float" office:value="2184.13333333334" table:style-name="ce1">
            <text:p>2184.133333</text:p>
          </table:table-cell>
          <table:table-cell table:number-columns-repeated="16373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8.541667938232401" table:style-name="ce1">
            <text:p>38.54166794</text:p>
          </table:table-cell>
          <table:table-cell office:value-type="float" office:value="31.134260177612301" table:style-name="ce1">
            <text:p>31.13426018</text:p>
          </table:table-cell>
          <table:table-cell office:value-type="float" office:value="0.354456007480621" table:style-name="ce1">
            <text:p>0.354456007</text:p>
          </table:table-cell>
          <table:table-cell office:value-type="float" office:value="5.0520834922790501" table:style-name="ce1">
            <text:p>5.052083492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18.17132568359401" table:style-name="ce1">
            <text:p>-218.1713257</text:p>
          </table:table-cell>
          <table:table-cell office:value-type="float" office:value="115.7" table:style-name="ce1">
            <text:p>115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50" table:style-name="ce1">
            <text:p>550</text:p>
          </table:table-cell>
          <table:table-cell office:value-type="float" office:value="2193.3000000000102" table:style-name="ce1">
            <text:p>2193.3</text:p>
          </table:table-cell>
          <table:table-cell table:number-columns-repeated="16373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9.120368957519503" table:style-name="ce1">
            <text:p>39.12036896</text:p>
          </table:table-cell>
          <table:table-cell office:value-type="float" office:value="31.018518447876001" table:style-name="ce1">
            <text:p>31.01851845</text:p>
          </table:table-cell>
          <table:table-cell office:value-type="float" office:value="0.354456007480621" table:style-name="ce1">
            <text:p>0.354456007</text:p>
          </table:table-cell>
          <table:table-cell office:value-type="float" office:value="5.0954861640930202" table:style-name="ce1">
            <text:p>5.095486164</text:p>
          </table:table-cell>
          <table:table-cell office:value-type="float" office:value="854.77429199218795" table:style-name="ce1">
            <text:p>854.774292</text:p>
          </table:table-cell>
          <table:table-cell office:value-type="float" office:value="-234.95367431640599" table:style-name="ce1">
            <text:p>-234.9536743</text:p>
          </table:table-cell>
          <table:table-cell office:value-type="float" office:value="115.7" table:style-name="ce1">
            <text:p>115.7</text:p>
          </table:table-cell>
          <table:table-cell office:value-type="float" office:value="118751.0859375" table:style-name="ce1">
            <text:p>118751.0859</text:p>
          </table:table-cell>
          <table:table-cell office:value-type="float" office:value="550" table:style-name="ce1">
            <text:p>550</text:p>
          </table:table-cell>
          <table:table-cell office:value-type="float" office:value="2202.4666666666699" table:style-name="ce1">
            <text:p>2202.466667</text:p>
          </table:table-cell>
          <table:table-cell table:number-columns-repeated="16373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9.467594146728501" table:style-name="ce1">
            <text:p>39.46759415</text:p>
          </table:table-cell>
          <table:table-cell office:value-type="float" office:value="30.931713104248001" table:style-name="ce1">
            <text:p>30.9317131</text:p>
          </table:table-cell>
          <table:table-cell office:value-type="float" office:value="0.33998844027519198" table:style-name="ce1">
            <text:p>0.33998844</text:p>
          </table:table-cell>
          <table:table-cell office:value-type="float" office:value="5.1432290077209499" table:style-name="ce1">
            <text:p>5.143229008</text:p>
          </table:table-cell>
          <table:table-cell office:value-type="float" office:value="853.35070800781295" table:style-name="ce1">
            <text:p>853.350708</text:p>
          </table:table-cell>
          <table:table-cell office:value-type="float" office:value="-230.32409667968801" table:style-name="ce1">
            <text:p>-230.3240967</text:p>
          </table:table-cell>
          <table:table-cell office:value-type="float" office:value="115.7" table:style-name="ce1">
            <text:p>115.7</text:p>
          </table:table-cell>
          <table:table-cell office:value-type="float" office:value="118220.1484375" table:style-name="ce1">
            <text:p>118220.1484</text:p>
          </table:table-cell>
          <table:table-cell office:value-type="float" office:value="549" table:style-name="ce1">
            <text:p>549</text:p>
          </table:table-cell>
          <table:table-cell office:value-type="float" office:value="2211.61666666667" table:style-name="ce1">
            <text:p>2211.616667</text:p>
          </table:table-cell>
          <table:table-cell table:number-columns-repeated="16373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40.190971374511697" table:style-name="ce1">
            <text:p>40.19097137</text:p>
          </table:table-cell>
          <table:table-cell office:value-type="float" office:value="30.815971374511701" table:style-name="ce1">
            <text:p>30.81597137</text:p>
          </table:table-cell>
          <table:table-cell office:value-type="float" office:value="0.33998844027519198" table:style-name="ce1">
            <text:p>0.33998844</text:p>
          </table:table-cell>
          <table:table-cell office:value-type="float" office:value="5.2083334922790501" table:style-name="ce1">
            <text:p>5.208333492</text:p>
          </table:table-cell>
          <table:table-cell office:value-type="float" office:value="851.21527099609398" table:style-name="ce1">
            <text:p>851.215271</text:p>
          </table:table-cell>
          <table:table-cell office:value-type="float" office:value="-226.27313232421901" table:style-name="ce1">
            <text:p>-226.2731323</text:p>
          </table:table-cell>
          <table:table-cell office:value-type="float" office:value="115.7" table:style-name="ce1">
            <text:p>115.7</text:p>
          </table:table-cell>
          <table:table-cell office:value-type="float" office:value="118485.609375" table:style-name="ce1">
            <text:p>118485.6094</text:p>
          </table:table-cell>
          <table:table-cell office:value-type="float" office:value="550" table:style-name="ce1">
            <text:p>550</text:p>
          </table:table-cell>
          <table:table-cell office:value-type="float" office:value="2220.7833333333401" table:style-name="ce1">
            <text:p>2220.783333</text:p>
          </table:table-cell>
          <table:table-cell table:number-columns-repeated="16373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0.5092582702637" table:style-name="ce1">
            <text:p>40.50925827</text:p>
          </table:table-cell>
          <table:table-cell office:value-type="float" office:value="30.7291660308838" table:style-name="ce1">
            <text:p>30.72916603</text:p>
          </table:table-cell>
          <table:table-cell office:value-type="float" office:value="0.33275464177131697" table:style-name="ce1">
            <text:p>0.332754642</text:p>
          </table:table-cell>
          <table:table-cell office:value-type="float" office:value="5.2604165077209499" table:style-name="ce1">
            <text:p>5.260416508</text:p>
          </table:table-cell>
          <table:table-cell office:value-type="float" office:value="849.79168701171898" table:style-name="ce1">
            <text:p>849.791687</text:p>
          </table:table-cell>
          <table:table-cell office:value-type="float" office:value="-221.06481933593801" table:style-name="ce1">
            <text:p>-221.0648193</text:p>
          </table:table-cell>
          <table:table-cell office:value-type="float" office:value="115.7" table:style-name="ce1">
            <text:p>115.7</text:p>
          </table:table-cell>
          <table:table-cell office:value-type="float" office:value="118928.0546875" table:style-name="ce1">
            <text:p>118928.0547</text:p>
          </table:table-cell>
          <table:table-cell office:value-type="float" office:value="550" table:style-name="ce1">
            <text:p>550</text:p>
          </table:table-cell>
          <table:table-cell office:value-type="float" office:value="2229.9500000000098" table:style-name="ce1">
            <text:p>2229.95</text:p>
          </table:table-cell>
          <table:table-cell table:number-columns-repeated="16373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40.856479644775398" table:style-name="ce1">
            <text:p>40.85647964</text:p>
          </table:table-cell>
          <table:table-cell office:value-type="float" office:value="30.642360687255898" table:style-name="ce1">
            <text:p>30.64236069</text:p>
          </table:table-cell>
          <table:table-cell office:value-type="float" office:value="0.33275464177131697" table:style-name="ce1">
            <text:p>0.332754642</text:p>
          </table:table-cell>
          <table:table-cell office:value-type="float" office:value="5.3125" table:style-name="ce1">
            <text:p>5.3125</text:p>
          </table:table-cell>
          <table:table-cell office:value-type="float" office:value="848.01214599609398" table:style-name="ce1">
            <text:p>848.012146</text:p>
          </table:table-cell>
          <table:table-cell office:value-type="float" office:value="-223.379638671875" table:style-name="ce1">
            <text:p>-223.3796387</text:p>
          </table:table-cell>
          <table:table-cell office:value-type="float" office:value="115.4" table:style-name="ce1">
            <text:p>115.4</text:p>
          </table:table-cell>
          <table:table-cell office:value-type="float" office:value="119458.984375" table:style-name="ce1">
            <text:p>119458.9844</text:p>
          </table:table-cell>
          <table:table-cell office:value-type="float" office:value="550" table:style-name="ce1">
            <text:p>550</text:p>
          </table:table-cell>
          <table:table-cell office:value-type="float" office:value="2239.11666666667" table:style-name="ce1">
            <text:p>2239.116667</text:p>
          </table:table-cell>
          <table:table-cell table:number-columns-repeated="16373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1.059028625488303" table:style-name="ce1">
            <text:p>41.05902863</text:p>
          </table:table-cell>
          <table:table-cell office:value-type="float" office:value="30.555555343627901" table:style-name="ce1">
            <text:p>30.55555534</text:p>
          </table:table-cell>
          <table:table-cell office:value-type="float" office:value="0.32552084326744102" table:style-name="ce1">
            <text:p>0.325520843</text:p>
          </table:table-cell>
          <table:table-cell office:value-type="float" office:value="5.3689236640930202" table:style-name="ce1">
            <text:p>5.368923664</text:p>
          </table:table-cell>
          <table:table-cell office:value-type="float" office:value="847.30035400390602" table:style-name="ce1">
            <text:p>847.300354</text:p>
          </table:table-cell>
          <table:table-cell office:value-type="float" office:value="-218.75" table:style-name="ce1">
            <text:p>-218.75</text:p>
          </table:table-cell>
          <table:table-cell office:value-type="float" office:value="115.1" table:style-name="ce1">
            <text:p>115.1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50" table:style-name="ce1">
            <text:p>550</text:p>
          </table:table-cell>
          <table:table-cell office:value-type="float" office:value="2248.2833333333401" table:style-name="ce1">
            <text:p>2248.283333</text:p>
          </table:table-cell>
          <table:table-cell table:number-columns-repeated="16373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41.232639312744098" table:style-name="ce1">
            <text:p>41.23263931</text:p>
          </table:table-cell>
          <table:table-cell office:value-type="float" office:value="30.497684478759801" table:style-name="ce1">
            <text:p>30.49768448</text:p>
          </table:table-cell>
          <table:table-cell office:value-type="float" office:value="0.32552084326744102" table:style-name="ce1">
            <text:p>0.325520843</text:p>
          </table:table-cell>
          <table:table-cell office:value-type="float" office:value="5.4210071563720703" table:style-name="ce1">
            <text:p>5.421007156</text:p>
          </table:table-cell>
          <table:table-cell office:value-type="float" office:value="845.876708984375" table:style-name="ce1">
            <text:p>845.876709</text:p>
          </table:table-cell>
          <table:table-cell office:value-type="float" office:value="-212.38427734375" table:style-name="ce1">
            <text:p>-212.3842773</text:p>
          </table:table-cell>
          <table:table-cell office:value-type="float" office:value="115" table:style-name="ce1">
            <text:p>115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43" table:style-name="ce1">
            <text:p>543</text:p>
          </table:table-cell>
          <table:table-cell office:value-type="float" office:value="2257.3333333333399" table:style-name="ce1">
            <text:p>2257.333333</text:p>
          </table:table-cell>
          <table:table-cell table:number-columns-repeated="16373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1.782405853271499" table:style-name="ce1">
            <text:p>41.78240585</text:p>
          </table:table-cell>
          <table:table-cell office:value-type="float" office:value="30.497684478759801" table:style-name="ce1">
            <text:p>30.49768448</text:p>
          </table:table-cell>
          <table:table-cell office:value-type="float" office:value="0.32552084326744102" table:style-name="ce1">
            <text:p>0.325520843</text:p>
          </table:table-cell>
          <table:table-cell office:value-type="float" office:value="5.4470486640930202" table:style-name="ce1">
            <text:p>5.447048664</text:p>
          </table:table-cell>
          <table:table-cell office:value-type="float" office:value="844.453125" table:style-name="ce1">
            <text:p>844.453125</text:p>
          </table:table-cell>
          <table:table-cell office:value-type="float" office:value="-206.59722900390599" table:style-name="ce1">
            <text:p>-206.597229</text:p>
          </table:table-cell>
          <table:table-cell office:value-type="float" office:value="114.8" table:style-name="ce1">
            <text:p>114.8</text:p>
          </table:table-cell>
          <table:table-cell office:value-type="float" office:value="119547.46875" table:style-name="ce1">
            <text:p>119547.4688</text:p>
          </table:table-cell>
          <table:table-cell office:value-type="float" office:value="532" table:style-name="ce1">
            <text:p>532</text:p>
          </table:table-cell>
          <table:table-cell office:value-type="float" office:value="2266.2000000000098" table:style-name="ce1">
            <text:p>2266.2</text:p>
          </table:table-cell>
          <table:table-cell table:number-columns-repeated="16373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1.811344146728501" table:style-name="ce1">
            <text:p>41.81134415</text:p>
          </table:table-cell>
          <table:table-cell office:value-type="float" office:value="30.2083339691162" table:style-name="ce1">
            <text:p>30.20833397</text:p>
          </table:table-cell>
          <table:table-cell office:value-type="float" office:value="0.31828704476356501" table:style-name="ce1">
            <text:p>0.318287045</text:p>
          </table:table-cell>
          <table:table-cell office:value-type="float" office:value="5.4861111640930202" table:style-name="ce1">
            <text:p>5.486111164</text:p>
          </table:table-cell>
          <table:table-cell office:value-type="float" office:value="842.673583984375" table:style-name="ce1">
            <text:p>842.673584</text:p>
          </table:table-cell>
          <table:table-cell office:value-type="float" office:value="-214.69909667968801" table:style-name="ce1">
            <text:p>-214.6990967</text:p>
          </table:table-cell>
          <table:table-cell office:value-type="float" office:value="114.7" table:style-name="ce1">
            <text:p>114.7</text:p>
          </table:table-cell>
          <table:table-cell office:value-type="float" office:value="118928.0546875" table:style-name="ce1">
            <text:p>118928.0547</text:p>
          </table:table-cell>
          <table:table-cell office:value-type="float" office:value="521" table:style-name="ce1">
            <text:p>521</text:p>
          </table:table-cell>
          <table:table-cell office:value-type="float" office:value="2274.88333333334" table:style-name="ce1">
            <text:p>2274.883333</text:p>
          </table:table-cell>
          <table:table-cell table:number-columns-repeated="16373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3.142360687255902" table:style-name="ce1">
            <text:p>43.14236069</text:p>
          </table:table-cell>
          <table:table-cell office:value-type="float" office:value="30.121528625488299" table:style-name="ce1">
            <text:p>30.12152863</text:p>
          </table:table-cell>
          <table:table-cell office:value-type="float" office:value="0.31828704476356501" table:style-name="ce1">
            <text:p>0.318287045</text:p>
          </table:table-cell>
          <table:table-cell office:value-type="float" office:value="5.5295138359069798" table:style-name="ce1">
            <text:p>5.529513836</text:p>
          </table:table-cell>
          <table:table-cell office:value-type="float" office:value="842.31768798828102" table:style-name="ce1">
            <text:p>842.317688</text:p>
          </table:table-cell>
          <table:table-cell office:value-type="float" office:value="-215.27777099609401" table:style-name="ce1">
            <text:p>-215.277771</text:p>
          </table:table-cell>
          <table:table-cell office:value-type="float" office:value="114.7" table:style-name="ce1">
            <text:p>114.7</text:p>
          </table:table-cell>
          <table:table-cell office:value-type="float" office:value="118131.6640625" table:style-name="ce1">
            <text:p>118131.6641</text:p>
          </table:table-cell>
          <table:table-cell office:value-type="float" office:value="514" table:style-name="ce1">
            <text:p>514</text:p>
          </table:table-cell>
          <table:table-cell office:value-type="float" office:value="2283.4500000000098" table:style-name="ce1">
            <text:p>2283.45</text:p>
          </table:table-cell>
          <table:table-cell table:number-columns-repeated="16373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44.241897583007798" table:style-name="ce1">
            <text:p>44.24189758</text:p>
          </table:table-cell>
          <table:table-cell office:value-type="float" office:value="29.774305343627901" table:style-name="ce1">
            <text:p>29.77430534</text:p>
          </table:table-cell>
          <table:table-cell office:value-type="float" office:value="0.30381944775581399" table:style-name="ce1">
            <text:p>0.303819448</text:p>
          </table:table-cell>
          <table:table-cell office:value-type="float" office:value="5.5772571563720703" table:style-name="ce1">
            <text:p>5.577257156</text:p>
          </table:table-cell>
          <table:table-cell office:value-type="float" office:value="840.89410400390602" table:style-name="ce1">
            <text:p>840.894104</text:p>
          </table:table-cell>
          <table:table-cell office:value-type="float" office:value="-215.85650634765599" table:style-name="ce1">
            <text:p>-215.8565063</text:p>
          </table:table-cell>
          <table:table-cell office:value-type="float" office:value="114.7" table:style-name="ce1">
            <text:p>114.7</text:p>
          </table:table-cell>
          <table:table-cell office:value-type="float" office:value="117866.1953125" table:style-name="ce1">
            <text:p>117866.1953</text:p>
          </table:table-cell>
          <table:table-cell office:value-type="float" office:value="514" table:style-name="ce1">
            <text:p>514</text:p>
          </table:table-cell>
          <table:table-cell office:value-type="float" office:value="2292.0166666666701" table:style-name="ce1">
            <text:p>2292.016667</text:p>
          </table:table-cell>
          <table:table-cell table:number-columns-repeated="16373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5.543979644775398" table:style-name="ce1">
            <text:p>45.54397964</text:p>
          </table:table-cell>
          <table:table-cell office:value-type="float" office:value="29.369213104248001" table:style-name="ce1">
            <text:p>29.3692131</text:p>
          </table:table-cell>
          <table:table-cell office:value-type="float" office:value="0.28935185074806202" table:style-name="ce1">
            <text:p>0.289351851</text:p>
          </table:table-cell>
          <table:table-cell office:value-type="float" office:value="5.7595486640930202" table:style-name="ce1">
            <text:p>5.759548664</text:p>
          </table:table-cell>
          <table:table-cell office:value-type="float" office:value="839.11456298828102" table:style-name="ce1">
            <text:p>839.114563</text:p>
          </table:table-cell>
          <table:table-cell office:value-type="float" office:value="-216.43518066406301" table:style-name="ce1">
            <text:p>-216.4351807</text:p>
          </table:table-cell>
          <table:table-cell office:value-type="float" office:value="114.7" table:style-name="ce1">
            <text:p>114.7</text:p>
          </table:table-cell>
          <table:table-cell office:value-type="float" office:value="116715.8515625" table:style-name="ce1">
            <text:p>116715.8516</text:p>
          </table:table-cell>
          <table:table-cell office:value-type="float" office:value="514" table:style-name="ce1">
            <text:p>514</text:p>
          </table:table-cell>
          <table:table-cell office:value-type="float" office:value="2300.5833333333399" table:style-name="ce1">
            <text:p>2300.583333</text:p>
          </table:table-cell>
          <table:table-cell table:number-columns-repeated="16373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6.412036895752003" table:style-name="ce1">
            <text:p>46.4120369</text:p>
          </table:table-cell>
          <table:table-cell office:value-type="float" office:value="29.137731552123999" table:style-name="ce1">
            <text:p>29.13773155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5.8810763359069798" table:style-name="ce1">
            <text:p>5.881076336</text:p>
          </table:table-cell>
          <table:table-cell office:value-type="float" office:value="837.69097900390602" table:style-name="ce1">
            <text:p>837.690979</text:p>
          </table:table-cell>
          <table:table-cell office:value-type="float" office:value="-211.80554199218801" table:style-name="ce1">
            <text:p>-211.805542</text:p>
          </table:table-cell>
          <table:table-cell office:value-type="float" office:value="114.7" table:style-name="ce1">
            <text:p>114.7</text:p>
          </table:table-cell>
          <table:table-cell office:value-type="float" office:value="115919.4609375" table:style-name="ce1">
            <text:p>115919.4609</text:p>
          </table:table-cell>
          <table:table-cell office:value-type="float" office:value="515" table:style-name="ce1">
            <text:p>515</text:p>
          </table:table-cell>
          <table:table-cell office:value-type="float" office:value="2309.1666666666702" table:style-name="ce1">
            <text:p>2309.166667</text:p>
          </table:table-cell>
          <table:table-cell table:number-columns-repeated="16373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7.077545166015597" table:style-name="ce1">
            <text:p>47.07754517</text:p>
          </table:table-cell>
          <table:table-cell office:value-type="float" office:value="28.819444656372099" table:style-name="ce1">
            <text:p>28.81944466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5.9722223281860396" table:style-name="ce1">
            <text:p>5.972222328</text:p>
          </table:table-cell>
          <table:table-cell office:value-type="float" office:value="836.623291015625" table:style-name="ce1">
            <text:p>836.623291</text:p>
          </table:table-cell>
          <table:table-cell office:value-type="float" office:value="-208.91204833984401" table:style-name="ce1">
            <text:p>-208.9120483</text:p>
          </table:table-cell>
          <table:table-cell office:value-type="float" office:value="114.7" table:style-name="ce1">
            <text:p>114.7</text:p>
          </table:table-cell>
          <table:table-cell office:value-type="float" office:value="115477.015625" table:style-name="ce1">
            <text:p>115477.0156</text:p>
          </table:table-cell>
          <table:table-cell office:value-type="float" office:value="515" table:style-name="ce1">
            <text:p>515</text:p>
          </table:table-cell>
          <table:table-cell office:value-type="float" office:value="2317.75000000001" table:style-name="ce1">
            <text:p>2317.75</text:p>
          </table:table-cell>
          <table:table-cell table:number-columns-repeated="16373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7.482639312744098" table:style-name="ce1">
            <text:p>47.48263931</text:p>
          </table:table-cell>
          <table:table-cell office:value-type="float" office:value="28.7037029266357" table:style-name="ce1">
            <text:p>28.70370293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6.0286459922790501" table:style-name="ce1">
            <text:p>6.028645992</text:p>
          </table:table-cell>
          <table:table-cell office:value-type="float" office:value="836.267333984375" table:style-name="ce1">
            <text:p>836.267334</text:p>
          </table:table-cell>
          <table:table-cell office:value-type="float" office:value="-208.91204833984401" table:style-name="ce1">
            <text:p>-208.9120483</text:p>
          </table:table-cell>
          <table:table-cell office:value-type="float" office:value="114.7" table:style-name="ce1">
            <text:p>114.7</text:p>
          </table:table-cell>
          <table:table-cell office:value-type="float" office:value="115034.5703125" table:style-name="ce1">
            <text:p>115034.5703</text:p>
          </table:table-cell>
          <table:table-cell office:value-type="float" office:value="512" table:style-name="ce1">
            <text:p>512</text:p>
          </table:table-cell>
          <table:table-cell office:value-type="float" office:value="2326.2833333333401" table:style-name="ce1">
            <text:p>2326.283333</text:p>
          </table:table-cell>
          <table:table-cell table:number-columns-repeated="16373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8.061344146728501" table:style-name="ce1">
            <text:p>48.06134415</text:p>
          </table:table-cell>
          <table:table-cell office:value-type="float" office:value="28.6458339691162" table:style-name="ce1">
            <text:p>28.64583397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6.0850696563720703" table:style-name="ce1">
            <text:p>6.085069656</text:p>
          </table:table-cell>
          <table:table-cell office:value-type="float" office:value="835.19964599609398" table:style-name="ce1">
            <text:p>835.199646</text:p>
          </table:table-cell>
          <table:table-cell office:value-type="float" office:value="-213.54168701171901" table:style-name="ce1">
            <text:p>-213.541687</text:p>
          </table:table-cell>
          <table:table-cell office:value-type="float" office:value="114.7" table:style-name="ce1">
            <text:p>114.7</text:p>
          </table:table-cell>
          <table:table-cell office:value-type="float" office:value="114592.140625" table:style-name="ce1">
            <text:p>114592.1406</text:p>
          </table:table-cell>
          <table:table-cell office:value-type="float" office:value="509" table:style-name="ce1">
            <text:p>509</text:p>
          </table:table-cell>
          <table:table-cell office:value-type="float" office:value="2334.7666666666701" table:style-name="ce1">
            <text:p>2334.766667</text:p>
          </table:table-cell>
          <table:table-cell table:number-columns-repeated="16373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8.813655853271499" table:style-name="ce1">
            <text:p>48.81365585</text:p>
          </table:table-cell>
          <table:table-cell office:value-type="float" office:value="28.501157760620099" table:style-name="ce1">
            <text:p>28.50115776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6.0980901718139702" table:style-name="ce1">
            <text:p>6.098090172</text:p>
          </table:table-cell>
          <table:table-cell office:value-type="float" office:value="834.13195800781295" table:style-name="ce1">
            <text:p>834.131958</text:p>
          </table:table-cell>
          <table:table-cell office:value-type="float" office:value="-221.06481933593801" table:style-name="ce1">
            <text:p>-221.0648193</text:p>
          </table:table-cell>
          <table:table-cell office:value-type="float" office:value="114.7" table:style-name="ce1">
            <text:p>114.7</text:p>
          </table:table-cell>
          <table:table-cell office:value-type="float" office:value="114149.6953125" table:style-name="ce1">
            <text:p>114149.6953</text:p>
          </table:table-cell>
          <table:table-cell office:value-type="float" office:value="509" table:style-name="ce1">
            <text:p>509</text:p>
          </table:table-cell>
          <table:table-cell office:value-type="float" office:value="2343.25000000001" table:style-name="ce1">
            <text:p>2343.25</text:p>
          </table:table-cell>
          <table:table-cell table:number-columns-repeated="16373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9.392360687255902" table:style-name="ce1">
            <text:p>49.39236069</text:p>
          </table:table-cell>
          <table:table-cell office:value-type="float" office:value="28.356481552123999" table:style-name="ce1">
            <text:p>28.35648155</text:p>
          </table:table-cell>
          <table:table-cell office:value-type="float" office:value="0.28211805224418601" table:style-name="ce1">
            <text:p>0.282118052</text:p>
          </table:table-cell>
          <table:table-cell office:value-type="float" office:value="6.1284723281860396" table:style-name="ce1">
            <text:p>6.128472328</text:p>
          </table:table-cell>
          <table:table-cell office:value-type="float" office:value="832.35241699218795" table:style-name="ce1">
            <text:p>832.352417</text:p>
          </table:table-cell>
          <table:table-cell office:value-type="float" office:value="-223.379638671875" table:style-name="ce1">
            <text:p>-223.3796387</text:p>
          </table:table-cell>
          <table:table-cell office:value-type="float" office:value="114.7" table:style-name="ce1">
            <text:p>114.7</text:p>
          </table:table-cell>
          <table:table-cell office:value-type="float" office:value="113884.234375" table:style-name="ce1">
            <text:p>113884.2344</text:p>
          </table:table-cell>
          <table:table-cell office:value-type="float" office:value="510" table:style-name="ce1">
            <text:p>510</text:p>
          </table:table-cell>
          <table:table-cell office:value-type="float" office:value="2351.75000000001" table:style-name="ce1">
            <text:p>2351.75</text:p>
          </table:table-cell>
          <table:table-cell table:number-columns-repeated="16373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50.202545166015597" table:style-name="ce1">
            <text:p>50.20254517</text:p>
          </table:table-cell>
          <table:table-cell office:value-type="float" office:value="28.1828708648682" table:style-name="ce1">
            <text:p>28.18287086</text:p>
          </table:table-cell>
          <table:table-cell office:value-type="float" office:value="0.26765045523643499" table:style-name="ce1">
            <text:p>0.267650455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832.35241699218795" table:style-name="ce1">
            <text:p>832.352417</text:p>
          </table:table-cell>
          <table:table-cell office:value-type="float" office:value="-218.75" table:style-name="ce1">
            <text:p>-218.75</text:p>
          </table:table-cell>
          <table:table-cell office:value-type="float" office:value="114.7" table:style-name="ce1">
            <text:p>114.7</text:p>
          </table:table-cell>
          <table:table-cell office:value-type="float" office:value="113795.7421875" table:style-name="ce1">
            <text:p>113795.7422</text:p>
          </table:table-cell>
          <table:table-cell office:value-type="float" office:value="509" table:style-name="ce1">
            <text:p>509</text:p>
          </table:table-cell>
          <table:table-cell office:value-type="float" office:value="2360.2333333333399" table:style-name="ce1">
            <text:p>2360.233333</text:p>
          </table:table-cell>
          <table:table-cell table:number-columns-repeated="16373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51.273147583007798" table:style-name="ce1">
            <text:p>51.27314758</text:p>
          </table:table-cell>
          <table:table-cell office:value-type="float" office:value="27.980323791503899" table:style-name="ce1">
            <text:p>27.98032379</text:p>
          </table:table-cell>
          <table:table-cell office:value-type="float" office:value="0.26765045523643499" table:style-name="ce1">
            <text:p>0.267650455</text:p>
          </table:table-cell>
          <table:table-cell office:value-type="float" office:value="6.171875" table:style-name="ce1">
            <text:p>6.171875</text:p>
          </table:table-cell>
          <table:table-cell office:value-type="float" office:value="831.28472900390602" table:style-name="ce1">
            <text:p>831.284729</text:p>
          </table:table-cell>
          <table:table-cell office:value-type="float" office:value="-215.27777099609401" table:style-name="ce1">
            <text:p>-215.277771</text:p>
          </table:table-cell>
          <table:table-cell office:value-type="float" office:value="114.7" table:style-name="ce1">
            <text:p>114.7</text:p>
          </table:table-cell>
          <table:table-cell office:value-type="float" office:value="113707.2578125" table:style-name="ce1">
            <text:p>113707.2578</text:p>
          </table:table-cell>
          <table:table-cell office:value-type="float" office:value="506" table:style-name="ce1">
            <text:p>506</text:p>
          </table:table-cell>
          <table:table-cell office:value-type="float" office:value="2368.6666666666702" table:style-name="ce1">
            <text:p>2368.666667</text:p>
          </table:table-cell>
          <table:table-cell table:number-columns-repeated="16373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2.054397583007798" table:style-name="ce1">
            <text:p>52.05439758</text:p>
          </table:table-cell>
          <table:table-cell office:value-type="float" office:value="27.748842239379901" table:style-name="ce1">
            <text:p>27.74884224</text:p>
          </table:table-cell>
          <table:table-cell office:value-type="float" office:value="0.26765045523643499" table:style-name="ce1">
            <text:p>0.267650455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829.861083984375" table:style-name="ce1">
            <text:p>829.861084</text:p>
          </table:table-cell>
          <table:table-cell office:value-type="float" office:value="-233.79632568359401" table:style-name="ce1">
            <text:p>-233.7963257</text:p>
          </table:table-cell>
          <table:table-cell office:value-type="float" office:value="114.7" table:style-name="ce1">
            <text:p>114.7</text:p>
          </table:table-cell>
          <table:table-cell office:value-type="float" office:value="114149.6953125" table:style-name="ce1">
            <text:p>114149.6953</text:p>
          </table:table-cell>
          <table:table-cell office:value-type="float" office:value="505" table:style-name="ce1">
            <text:p>505</text:p>
          </table:table-cell>
          <table:table-cell office:value-type="float" office:value="2377.0833333333399" table:style-name="ce1">
            <text:p>2377.083333</text:p>
          </table:table-cell>
          <table:table-cell table:number-columns-repeated="16373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53.356479644775398" table:style-name="ce1">
            <text:p>53.35647964</text:p>
          </table:table-cell>
          <table:table-cell office:value-type="float" office:value="27.517360687255898" table:style-name="ce1">
            <text:p>27.51736069</text:p>
          </table:table-cell>
          <table:table-cell office:value-type="float" office:value="0.26041665673255898" table:style-name="ce1">
            <text:p>0.260416657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828.4375" table:style-name="ce1">
            <text:p>828.4375</text:p>
          </table:table-cell>
          <table:table-cell office:value-type="float" office:value="-226.27313232421901" table:style-name="ce1">
            <text:p>-226.2731323</text:p>
          </table:table-cell>
          <table:table-cell office:value-type="float" office:value="114.7" table:style-name="ce1">
            <text:p>114.7</text:p>
          </table:table-cell>
          <table:table-cell office:value-type="float" office:value="114592.140625" table:style-name="ce1">
            <text:p>114592.1406</text:p>
          </table:table-cell>
          <table:table-cell office:value-type="float" office:value="505" table:style-name="ce1">
            <text:p>505</text:p>
          </table:table-cell>
          <table:table-cell office:value-type="float" office:value="2385.50000000001" table:style-name="ce1">
            <text:p>2385.5</text:p>
          </table:table-cell>
          <table:table-cell table:number-columns-repeated="16373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54.282405853271499" table:style-name="ce1">
            <text:p>54.28240585</text:p>
          </table:table-cell>
          <table:table-cell office:value-type="float" office:value="27.314815521240199" table:style-name="ce1">
            <text:p>27.31481552</text:p>
          </table:table-cell>
          <table:table-cell office:value-type="float" office:value="0.25318285822868303" table:style-name="ce1">
            <text:p>0.253182858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827.013916015625" table:style-name="ce1">
            <text:p>827.013916</text:p>
          </table:table-cell>
          <table:table-cell office:value-type="float" office:value="-218.17132568359401" table:style-name="ce1">
            <text:p>-218.1713257</text:p>
          </table:table-cell>
          <table:table-cell office:value-type="float" office:value="114.7" table:style-name="ce1">
            <text:p>114.7</text:p>
          </table:table-cell>
          <table:table-cell office:value-type="float" office:value="114680.6328125" table:style-name="ce1">
            <text:p>114680.6328</text:p>
          </table:table-cell>
          <table:table-cell office:value-type="float" office:value="505" table:style-name="ce1">
            <text:p>505</text:p>
          </table:table-cell>
          <table:table-cell office:value-type="float" office:value="2393.9166666666702" table:style-name="ce1">
            <text:p>2393.916667</text:p>
          </table:table-cell>
          <table:table-cell table:number-columns-repeated="16373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5.005786895752003" table:style-name="ce1">
            <text:p>55.0057869</text:p>
          </table:table-cell>
          <table:table-cell office:value-type="float" office:value="27.170139312744102" table:style-name="ce1">
            <text:p>27.17013931</text:p>
          </table:table-cell>
          <table:table-cell office:value-type="float" office:value="0.25318285822868303" table:style-name="ce1">
            <text:p>0.253182858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827.013916015625" table:style-name="ce1">
            <text:p>827.013916</text:p>
          </table:table-cell>
          <table:table-cell office:value-type="float" office:value="-210.64813232421901" table:style-name="ce1">
            <text:p>-210.6481323</text:p>
          </table:table-cell>
          <table:table-cell office:value-type="float" office:value="114.7" table:style-name="ce1">
            <text:p>114.7</text:p>
          </table:table-cell>
          <table:table-cell office:value-type="float" office:value="115034.5703125" table:style-name="ce1">
            <text:p>115034.5703</text:p>
          </table:table-cell>
          <table:table-cell office:value-type="float" office:value="506" table:style-name="ce1">
            <text:p>506</text:p>
          </table:table-cell>
          <table:table-cell office:value-type="float" office:value="2402.3500000000099" table:style-name="ce1">
            <text:p>2402.35</text:p>
          </table:table-cell>
          <table:table-cell table:number-columns-repeated="16373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5.410881042480497" table:style-name="ce1">
            <text:p>55.41088104</text:p>
          </table:table-cell>
          <table:table-cell office:value-type="float" office:value="26.967592239379901" table:style-name="ce1">
            <text:p>26.96759224</text:p>
          </table:table-cell>
          <table:table-cell office:value-type="float" office:value="0.25318285822868303" table:style-name="ce1">
            <text:p>0.253182858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825.234375" table:style-name="ce1">
            <text:p>825.234375</text:p>
          </table:table-cell>
          <table:table-cell office:value-type="float" office:value="-215.27777099609401" table:style-name="ce1">
            <text:p>-215.277771</text:p>
          </table:table-cell>
          <table:table-cell office:value-type="float" office:value="114.7" table:style-name="ce1">
            <text:p>114.7</text:p>
          </table:table-cell>
          <table:table-cell office:value-type="float" office:value="114680.6328125" table:style-name="ce1">
            <text:p>114680.6328</text:p>
          </table:table-cell>
          <table:table-cell office:value-type="float" office:value="506" table:style-name="ce1">
            <text:p>506</text:p>
          </table:table-cell>
          <table:table-cell office:value-type="float" office:value="2410.7833333333401" table:style-name="ce1">
            <text:p>2410.783333</text:p>
          </table:table-cell>
          <table:table-cell table:number-columns-repeated="16373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56.018520355224602" table:style-name="ce1">
            <text:p>56.01852036</text:p>
          </table:table-cell>
          <table:table-cell office:value-type="float" office:value="26.8229160308838" table:style-name="ce1">
            <text:p>26.82291603</text:p>
          </table:table-cell>
          <table:table-cell office:value-type="float" office:value="0.24594907462596899" table:style-name="ce1">
            <text:p>0.245949075</text:p>
          </table:table-cell>
          <table:table-cell office:value-type="float" office:value="6.3888888359069798" table:style-name="ce1">
            <text:p>6.388888836</text:p>
          </table:table-cell>
          <table:table-cell office:value-type="float" office:value="824.16668701171898" table:style-name="ce1">
            <text:p>824.166687</text:p>
          </table:table-cell>
          <table:table-cell office:value-type="float" office:value="-212.38427734375" table:style-name="ce1">
            <text:p>-212.3842773</text:p>
          </table:table-cell>
          <table:table-cell office:value-type="float" office:value="114.7" table:style-name="ce1">
            <text:p>114.7</text:p>
          </table:table-cell>
          <table:table-cell office:value-type="float" office:value="114238.1875" table:style-name="ce1">
            <text:p>114238.1875</text:p>
          </table:table-cell>
          <table:table-cell office:value-type="float" office:value="504" table:style-name="ce1">
            <text:p>504</text:p>
          </table:table-cell>
          <table:table-cell office:value-type="float" office:value="2419.1833333333402" table:style-name="ce1">
            <text:p>2419.183333</text:p>
          </table:table-cell>
          <table:table-cell table:number-columns-repeated="16373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6.770832061767599" table:style-name="ce1">
            <text:p>56.77083206</text:p>
          </table:table-cell>
          <table:table-cell office:value-type="float" office:value="26.736110687255898" table:style-name="ce1">
            <text:p>26.73611069</text:p>
          </table:table-cell>
          <table:table-cell office:value-type="float" office:value="0.24594907462596899" table:style-name="ce1">
            <text:p>0.245949075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22.74304199218795" table:style-name="ce1">
            <text:p>822.743042</text:p>
          </table:table-cell>
          <table:table-cell office:value-type="float" office:value="-204.861083984375" table:style-name="ce1">
            <text:p>-204.861084</text:p>
          </table:table-cell>
          <table:table-cell office:value-type="float" office:value="114.7" table:style-name="ce1">
            <text:p>114.7</text:p>
          </table:table-cell>
          <table:table-cell office:value-type="float" office:value="113441.7890625" table:style-name="ce1">
            <text:p>113441.7891</text:p>
          </table:table-cell>
          <table:table-cell office:value-type="float" office:value="503" table:style-name="ce1">
            <text:p>503</text:p>
          </table:table-cell>
          <table:table-cell office:value-type="float" office:value="2427.5666666666698" table:style-name="ce1">
            <text:p>2427.566667</text:p>
          </table:table-cell>
          <table:table-cell table:number-columns-repeated="16373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7.204860687255902" table:style-name="ce1">
            <text:p>57.20486069</text:p>
          </table:table-cell>
          <table:table-cell office:value-type="float" office:value="26.533565521240199" table:style-name="ce1">
            <text:p>26.53356552</text:p>
          </table:table-cell>
          <table:table-cell office:value-type="float" office:value="0.24594907462596899" table:style-name="ce1">
            <text:p>0.245949075</text:p>
          </table:table-cell>
          <table:table-cell office:value-type="float" office:value="6.4236111640930202" table:style-name="ce1">
            <text:p>6.423611164</text:p>
          </table:table-cell>
          <table:table-cell office:value-type="float" office:value="822.03125" table:style-name="ce1">
            <text:p>822.03125</text:p>
          </table:table-cell>
          <table:table-cell office:value-type="float" office:value="-201.388916015625" table:style-name="ce1">
            <text:p>-201.388916</text:p>
          </table:table-cell>
          <table:table-cell office:value-type="float" office:value="114.7" table:style-name="ce1">
            <text:p>114.7</text:p>
          </table:table-cell>
          <table:table-cell office:value-type="float" office:value="112468.4296875" table:style-name="ce1">
            <text:p>112468.4297</text:p>
          </table:table-cell>
          <table:table-cell office:value-type="float" office:value="502" table:style-name="ce1">
            <text:p>502</text:p>
          </table:table-cell>
          <table:table-cell office:value-type="float" office:value="2435.9333333333402" table:style-name="ce1">
            <text:p>2435.933333</text:p>
          </table:table-cell>
          <table:table-cell table:number-columns-repeated="16373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58.043979644775398" table:style-name="ce1">
            <text:p>58.04397964</text:p>
          </table:table-cell>
          <table:table-cell office:value-type="float" office:value="26.446760177612301" table:style-name="ce1">
            <text:p>26.44676018</text:p>
          </table:table-cell>
          <table:table-cell office:value-type="float" office:value="0.24594907462596899" table:style-name="ce1">
            <text:p>0.245949075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822.03125" table:style-name="ce1">
            <text:p>822.03125</text:p>
          </table:table-cell>
          <table:table-cell office:value-type="float" office:value="-193.28704833984401" table:style-name="ce1">
            <text:p>-193.2870483</text:p>
          </table:table-cell>
          <table:table-cell office:value-type="float" office:value="114.7" table:style-name="ce1">
            <text:p>114.7</text:p>
          </table:table-cell>
          <table:table-cell office:value-type="float" office:value="111406.5625" table:style-name="ce1">
            <text:p>111406.5625</text:p>
          </table:table-cell>
          <table:table-cell office:value-type="float" office:value="502" table:style-name="ce1">
            <text:p>502</text:p>
          </table:table-cell>
          <table:table-cell office:value-type="float" office:value="2444.3000000000102" table:style-name="ce1">
            <text:p>2444.3</text:p>
          </table:table-cell>
          <table:table-cell table:number-columns-repeated="16373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8.4780082702637" table:style-name="ce1">
            <text:p>58.47800827</text:p>
          </table:table-cell>
          <table:table-cell office:value-type="float" office:value="26.3020839691162" table:style-name="ce1">
            <text:p>26.30208397</text:p>
          </table:table-cell>
          <table:table-cell office:value-type="float" office:value="0.231481477618217" table:style-name="ce1">
            <text:p>0.231481478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20.607666015625" table:style-name="ce1">
            <text:p>820.607666</text:p>
          </table:table-cell>
          <table:table-cell office:value-type="float" office:value="-194.44445800781301" table:style-name="ce1">
            <text:p>-194.444458</text:p>
          </table:table-cell>
          <table:table-cell office:value-type="float" office:value="114.7" table:style-name="ce1">
            <text:p>114.7</text:p>
          </table:table-cell>
          <table:table-cell office:value-type="float" office:value="110698.65625" table:style-name="ce1">
            <text:p>110698.6563</text:p>
          </table:table-cell>
          <table:table-cell office:value-type="float" office:value="501" table:style-name="ce1">
            <text:p>501</text:p>
          </table:table-cell>
          <table:table-cell office:value-type="float" office:value="2452.6500000000101" table:style-name="ce1">
            <text:p>2452.65</text:p>
          </table:table-cell>
          <table:table-cell table:number-columns-repeated="16373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59.230323791503899" table:style-name="ce1">
            <text:p>59.23032379</text:p>
          </table:table-cell>
          <table:table-cell office:value-type="float" office:value="26.099536895751999" table:style-name="ce1">
            <text:p>26.0995369</text:p>
          </table:table-cell>
          <table:table-cell office:value-type="float" office:value="0.231481477618217" table:style-name="ce1">
            <text:p>0.231481478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820.251708984375" table:style-name="ce1">
            <text:p>820.251709</text:p>
          </table:table-cell>
          <table:table-cell office:value-type="float" office:value="-194.44445800781301" table:style-name="ce1">
            <text:p>-194.444458</text:p>
          </table:table-cell>
          <table:table-cell office:value-type="float" office:value="114.7" table:style-name="ce1">
            <text:p>114.7</text:p>
          </table:table-cell>
          <table:table-cell office:value-type="float" office:value="109813.78125" table:style-name="ce1">
            <text:p>109813.7813</text:p>
          </table:table-cell>
          <table:table-cell office:value-type="float" office:value="501" table:style-name="ce1">
            <text:p>501</text:p>
          </table:table-cell>
          <table:table-cell office:value-type="float" office:value="2461.00000000001" table:style-name="ce1">
            <text:p>2461</text:p>
          </table:table-cell>
          <table:table-cell table:number-columns-repeated="16373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9.895832061767599" table:style-name="ce1">
            <text:p>59.89583206</text:p>
          </table:table-cell>
          <table:table-cell office:value-type="float" office:value="26.012731552123999" table:style-name="ce1">
            <text:p>26.01273155</text:p>
          </table:table-cell>
          <table:table-cell office:value-type="float" office:value="0.231481477618217" table:style-name="ce1">
            <text:p>0.231481478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19.18402099609398" table:style-name="ce1">
            <text:p>819.184021</text:p>
          </table:table-cell>
          <table:table-cell office:value-type="float" office:value="-192.70831298828099" table:style-name="ce1">
            <text:p>-192.708313</text:p>
          </table:table-cell>
          <table:table-cell office:value-type="float" office:value="114.7" table:style-name="ce1">
            <text:p>114.7</text:p>
          </table:table-cell>
          <table:table-cell office:value-type="float" office:value="109017.390625" table:style-name="ce1">
            <text:p>109017.3906</text:p>
          </table:table-cell>
          <table:table-cell office:value-type="float" office:value="502" table:style-name="ce1">
            <text:p>502</text:p>
          </table:table-cell>
          <table:table-cell office:value-type="float" office:value="2469.36666666667" table:style-name="ce1">
            <text:p>2469.366667</text:p>
          </table:table-cell>
          <table:table-cell table:number-columns-repeated="16373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60.445602416992202" table:style-name="ce1">
            <text:p>60.44560242</text:p>
          </table:table-cell>
          <table:table-cell office:value-type="float" office:value="25.810184478759801" table:style-name="ce1">
            <text:p>25.81018448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9.18402099609398" table:style-name="ce1">
            <text:p>819.184021</text:p>
          </table:table-cell>
          <table:table-cell office:value-type="float" office:value="-184.02777099609401" table:style-name="ce1">
            <text:p>-184.027771</text:p>
          </table:table-cell>
          <table:table-cell office:value-type="float" office:value="114.7" table:style-name="ce1">
            <text:p>114.7</text:p>
          </table:table-cell>
          <table:table-cell office:value-type="float" office:value="109017.390625" table:style-name="ce1">
            <text:p>109017.3906</text:p>
          </table:table-cell>
          <table:table-cell office:value-type="float" office:value="502" table:style-name="ce1">
            <text:p>502</text:p>
          </table:table-cell>
          <table:table-cell office:value-type="float" office:value="2477.7333333333399" table:style-name="ce1">
            <text:p>2477.733333</text:p>
          </table:table-cell>
          <table:table-cell table:number-columns-repeated="16373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60.619213104248097" table:style-name="ce1">
            <text:p>60.6192131</text:p>
          </table:table-cell>
          <table:table-cell office:value-type="float" office:value="25.752315521240199" table:style-name="ce1">
            <text:p>25.75231552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0625" table:style-name="ce1">
            <text:p>6.40625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171.875" table:style-name="ce1">
            <text:p>-171.875</text:p>
          </table:table-cell>
          <table:table-cell office:value-type="float" office:value="114.7" table:style-name="ce1">
            <text:p>114.7</text:p>
          </table:table-cell>
          <table:table-cell office:value-type="float" office:value="109459.8203125" table:style-name="ce1">
            <text:p>109459.8203</text:p>
          </table:table-cell>
          <table:table-cell office:value-type="float" office:value="502" table:style-name="ce1">
            <text:p>502</text:p>
          </table:table-cell>
          <table:table-cell office:value-type="float" office:value="2486.1000000000099" table:style-name="ce1">
            <text:p>2486.1</text:p>
          </table:table-cell>
          <table:table-cell table:number-columns-repeated="16373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60.648147583007798" table:style-name="ce1">
            <text:p>60.64814758</text:p>
          </table:table-cell>
          <table:table-cell office:value-type="float" office:value="25.665510177612301" table:style-name="ce1">
            <text:p>25.66551018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236111640930202" table:style-name="ce1">
            <text:p>6.423611164</text:p>
          </table:table-cell>
          <table:table-cell office:value-type="float" office:value="817.048583984375" table:style-name="ce1">
            <text:p>817.048584</text:p>
          </table:table-cell>
          <table:table-cell office:value-type="float" office:value="-166.66668701171901" table:style-name="ce1">
            <text:p>-166.666687</text:p>
          </table:table-cell>
          <table:table-cell office:value-type="float" office:value="114.7" table:style-name="ce1">
            <text:p>114.7</text:p>
          </table:table-cell>
          <table:table-cell office:value-type="float" office:value="109813.78125" table:style-name="ce1">
            <text:p>109813.7813</text:p>
          </table:table-cell>
          <table:table-cell office:value-type="float" office:value="502" table:style-name="ce1">
            <text:p>502</text:p>
          </table:table-cell>
          <table:table-cell office:value-type="float" office:value="2494.4666666666699" table:style-name="ce1">
            <text:p>2494.466667</text:p>
          </table:table-cell>
          <table:table-cell table:number-columns-repeated="16373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60.648147583007798" table:style-name="ce1">
            <text:p>60.64814758</text:p>
          </table:table-cell>
          <table:table-cell office:value-type="float" office:value="25.665510177612301" table:style-name="ce1">
            <text:p>25.66551018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816.33679199218795" table:style-name="ce1">
            <text:p>816.336792</text:p>
          </table:table-cell>
          <table:table-cell office:value-type="float" office:value="-155.09259033203099" table:style-name="ce1">
            <text:p>-155.0925903</text:p>
          </table:table-cell>
          <table:table-cell office:value-type="float" office:value="114.7" table:style-name="ce1">
            <text:p>114.7</text:p>
          </table:table-cell>
          <table:table-cell office:value-type="float" office:value="110610.1640625" table:style-name="ce1">
            <text:p>110610.1641</text:p>
          </table:table-cell>
          <table:table-cell office:value-type="float" office:value="502" table:style-name="ce1">
            <text:p>502</text:p>
          </table:table-cell>
          <table:table-cell office:value-type="float" office:value="2502.8333333333399" table:style-name="ce1">
            <text:p>2502.833333</text:p>
          </table:table-cell>
          <table:table-cell table:number-columns-repeated="16373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60.619213104248097" table:style-name="ce1">
            <text:p>60.6192131</text:p>
          </table:table-cell>
          <table:table-cell office:value-type="float" office:value="25.665510177612301" table:style-name="ce1">
            <text:p>25.66551018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453125" table:style-name="ce1">
            <text:p>6.4453125</text:p>
          </table:table-cell>
          <table:table-cell office:value-type="float" office:value="815.625" table:style-name="ce1">
            <text:p>815.625</text:p>
          </table:table-cell>
          <table:table-cell office:value-type="float" office:value="-146.99072265625" table:style-name="ce1">
            <text:p>-146.9907227</text:p>
          </table:table-cell>
          <table:table-cell office:value-type="float" office:value="114.7" table:style-name="ce1">
            <text:p>114.7</text:p>
          </table:table-cell>
          <table:table-cell office:value-type="float" office:value="111583.5390625" table:style-name="ce1">
            <text:p>111583.5391</text:p>
          </table:table-cell>
          <table:table-cell office:value-type="float" office:value="502" table:style-name="ce1">
            <text:p>502</text:p>
          </table:table-cell>
          <table:table-cell office:value-type="float" office:value="2511.2000000000098" table:style-name="ce1">
            <text:p>2511.2</text:p>
          </table:table-cell>
          <table:table-cell table:number-columns-repeated="16373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60.445602416992202" table:style-name="ce1">
            <text:p>60.44560242</text:p>
          </table:table-cell>
          <table:table-cell office:value-type="float" office:value="25.7233791351318" table:style-name="ce1">
            <text:p>25.72337914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814.201416015625" table:style-name="ce1">
            <text:p>814.201416</text:p>
          </table:table-cell>
          <table:table-cell office:value-type="float" office:value="-145.83331298828099" table:style-name="ce1">
            <text:p>-145.833313</text:p>
          </table:table-cell>
          <table:table-cell office:value-type="float" office:value="114.7" table:style-name="ce1">
            <text:p>114.7</text:p>
          </table:table-cell>
          <table:table-cell office:value-type="float" office:value="111495.0546875" table:style-name="ce1">
            <text:p>111495.0547</text:p>
          </table:table-cell>
          <table:table-cell office:value-type="float" office:value="502" table:style-name="ce1">
            <text:p>502</text:p>
          </table:table-cell>
          <table:table-cell office:value-type="float" office:value="2519.5666666666698" table:style-name="ce1">
            <text:p>2519.566667</text:p>
          </table:table-cell>
          <table:table-cell table:number-columns-repeated="16373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60.358795166015597" table:style-name="ce1">
            <text:p>60.35879517</text:p>
          </table:table-cell>
          <table:table-cell office:value-type="float" office:value="25.7233791351318" table:style-name="ce1">
            <text:p>25.72337914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5147571563720703" table:style-name="ce1">
            <text:p>6.514757156</text:p>
          </table:table-cell>
          <table:table-cell office:value-type="float" office:value="814.201416015625" table:style-name="ce1">
            <text:p>814.201416</text:p>
          </table:table-cell>
          <table:table-cell office:value-type="float" office:value="-139.46759033203099" table:style-name="ce1">
            <text:p>-139.4675903</text:p>
          </table:table-cell>
          <table:table-cell office:value-type="float" office:value="114.7" table:style-name="ce1">
            <text:p>114.7</text:p>
          </table:table-cell>
          <table:table-cell office:value-type="float" office:value="111141.1015625" table:style-name="ce1">
            <text:p>111141.1016</text:p>
          </table:table-cell>
          <table:table-cell office:value-type="float" office:value="502" table:style-name="ce1">
            <text:p>502</text:p>
          </table:table-cell>
          <table:table-cell office:value-type="float" office:value="2527.9333333333402" table:style-name="ce1">
            <text:p>2527.933333</text:p>
          </table:table-cell>
          <table:table-cell table:number-columns-repeated="16373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60.300926208496101" table:style-name="ce1">
            <text:p>60.30092621</text:p>
          </table:table-cell>
          <table:table-cell office:value-type="float" office:value="25.7233791351318" table:style-name="ce1">
            <text:p>25.72337914</text:p>
          </table:table-cell>
          <table:table-cell office:value-type="float" office:value="0.22424767911434201" table:style-name="ce1">
            <text:p>0.224247679</text:p>
          </table:table-cell>
          <table:table-cell office:value-type="float" office:value="6.5625" table:style-name="ce1">
            <text:p>6.5625</text:p>
          </table:table-cell>
          <table:table-cell office:value-type="float" office:value="812.77777099609398" table:style-name="ce1">
            <text:p>812.777771</text:p>
          </table:table-cell>
          <table:table-cell office:value-type="float" office:value="-148.72686767578099" table:style-name="ce1">
            <text:p>-148.7268677</text:p>
          </table:table-cell>
          <table:table-cell office:value-type="float" office:value="114.7" table:style-name="ce1">
            <text:p>114.7</text:p>
          </table:table-cell>
          <table:table-cell office:value-type="float" office:value="110698.65625" table:style-name="ce1">
            <text:p>110698.6563</text:p>
          </table:table-cell>
          <table:table-cell office:value-type="float" office:value="502" table:style-name="ce1">
            <text:p>502</text:p>
          </table:table-cell>
          <table:table-cell office:value-type="float" office:value="2536.3000000000102" table:style-name="ce1">
            <text:p>2536.3</text:p>
          </table:table-cell>
          <table:table-cell table:number-columns-repeated="16373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60.15625" table:style-name="ce1">
            <text:p>60.15625</text:p>
          </table:table-cell>
          <table:table-cell office:value-type="float" office:value="25.7233791351318" table:style-name="ce1">
            <text:p>25.72337914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6.6145834922790501" table:style-name="ce1">
            <text:p>6.614583492</text:p>
          </table:table-cell>
          <table:table-cell office:value-type="float" office:value="811.71008300781295" table:style-name="ce1">
            <text:p>811.710083</text:p>
          </table:table-cell>
          <table:table-cell office:value-type="float" office:value="-162.61572265625" table:style-name="ce1">
            <text:p>-162.6157227</text:p>
          </table:table-cell>
          <table:table-cell office:value-type="float" office:value="114.7" table:style-name="ce1">
            <text:p>114.7</text:p>
          </table:table-cell>
          <table:table-cell office:value-type="float" office:value="110344.703125" table:style-name="ce1">
            <text:p>110344.7031</text:p>
          </table:table-cell>
          <table:table-cell office:value-type="float" office:value="502" table:style-name="ce1">
            <text:p>502</text:p>
          </table:table-cell>
          <table:table-cell office:value-type="float" office:value="2544.6666666666702" table:style-name="ce1">
            <text:p>2544.666667</text:p>
          </table:table-cell>
          <table:table-cell table:number-columns-repeated="16373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60.0405082702637" table:style-name="ce1">
            <text:p>60.04050827</text:p>
          </table:table-cell>
          <table:table-cell office:value-type="float" office:value="25.752315521240199" table:style-name="ce1">
            <text:p>25.75231552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6.6449651718139702" table:style-name="ce1">
            <text:p>6.644965172</text:p>
          </table:table-cell>
          <table:table-cell office:value-type="float" office:value="809.93054199218795" table:style-name="ce1">
            <text:p>809.930542</text:p>
          </table:table-cell>
          <table:table-cell office:value-type="float" office:value="-160.879638671875" table:style-name="ce1">
            <text:p>-160.8796387</text:p>
          </table:table-cell>
          <table:table-cell office:value-type="float" office:value="114.7" table:style-name="ce1">
            <text:p>114.7</text:p>
          </table:table-cell>
          <table:table-cell office:value-type="float" office:value="109636.8046875" table:style-name="ce1">
            <text:p>109636.8047</text:p>
          </table:table-cell>
          <table:table-cell office:value-type="float" office:value="501" table:style-name="ce1">
            <text:p>501</text:p>
          </table:table-cell>
          <table:table-cell office:value-type="float" office:value="2553.0166666666701" table:style-name="ce1">
            <text:p>2553.016667</text:p>
          </table:table-cell>
          <table:table-cell table:number-columns-repeated="16373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59.895832061767599" table:style-name="ce1">
            <text:p>59.89583206</text:p>
          </table:table-cell>
          <table:table-cell office:value-type="float" office:value="25.752315521240199" table:style-name="ce1">
            <text:p>25.75231552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6.6666665077209499" table:style-name="ce1">
            <text:p>6.666666508</text:p>
          </table:table-cell>
          <table:table-cell office:value-type="float" office:value="809.93054199218795" table:style-name="ce1">
            <text:p>809.930542</text:p>
          </table:table-cell>
          <table:table-cell office:value-type="float" office:value="-149.30554199218801" table:style-name="ce1">
            <text:p>-149.305542</text:p>
          </table:table-cell>
          <table:table-cell office:value-type="float" office:value="114.7" table:style-name="ce1">
            <text:p>114.7</text:p>
          </table:table-cell>
          <table:table-cell office:value-type="float" office:value="108486.453125" table:style-name="ce1">
            <text:p>108486.4531</text:p>
          </table:table-cell>
          <table:table-cell office:value-type="float" office:value="500" table:style-name="ce1">
            <text:p>500</text:p>
          </table:table-cell>
          <table:table-cell office:value-type="float" office:value="2561.3500000000099" table:style-name="ce1">
            <text:p>2561.35</text:p>
          </table:table-cell>
          <table:table-cell table:number-columns-repeated="16373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59.664352416992202" table:style-name="ce1">
            <text:p>59.66435242</text:p>
          </table:table-cell>
          <table:table-cell office:value-type="float" office:value="25.78125" table:style-name="ce1">
            <text:p>25.78125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6.6927084922790501" table:style-name="ce1">
            <text:p>6.692708492</text:p>
          </table:table-cell>
          <table:table-cell office:value-type="float" office:value="808.86285400390602" table:style-name="ce1">
            <text:p>808.862854</text:p>
          </table:table-cell>
          <table:table-cell office:value-type="float" office:value="-144.09722900390599" table:style-name="ce1">
            <text:p>-144.097229</text:p>
          </table:table-cell>
          <table:table-cell office:value-type="float" office:value="114.7" table:style-name="ce1">
            <text:p>114.7</text:p>
          </table:table-cell>
          <table:table-cell office:value-type="float" office:value="106539.7109375" table:style-name="ce1">
            <text:p>106539.7109</text:p>
          </table:table-cell>
          <table:table-cell office:value-type="float" office:value="500" table:style-name="ce1">
            <text:p>500</text:p>
          </table:table-cell>
          <table:table-cell office:value-type="float" office:value="2569.6833333333402" table:style-name="ce1">
            <text:p>2569.683333</text:p>
          </table:table-cell>
          <table:table-cell table:number-columns-repeated="16373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59.4907417297363" table:style-name="ce1">
            <text:p>59.49074173</text:p>
          </table:table-cell>
          <table:table-cell office:value-type="float" office:value="25.810184478759801" table:style-name="ce1">
            <text:p>25.81018448</text:p>
          </table:table-cell>
          <table:table-cell office:value-type="float" office:value="0.217013895511627" table:style-name="ce1">
            <text:p>0.217013896</text:p>
          </table:table-cell>
          <table:table-cell office:value-type="float" office:value="6.6927084922790501" table:style-name="ce1">
            <text:p>6.692708492</text:p>
          </table:table-cell>
          <table:table-cell office:value-type="float" office:value="807.795166015625" table:style-name="ce1">
            <text:p>807.795166</text:p>
          </table:table-cell>
          <table:table-cell office:value-type="float" office:value="-145.83331298828099" table:style-name="ce1">
            <text:p>-145.833313</text:p>
          </table:table-cell>
          <table:table-cell office:value-type="float" office:value="114.7" table:style-name="ce1">
            <text:p>114.7</text:p>
          </table:table-cell>
          <table:table-cell office:value-type="float" office:value="104327.5078125" table:style-name="ce1">
            <text:p>104327.5078</text:p>
          </table:table-cell>
          <table:table-cell office:value-type="float" office:value="500" table:style-name="ce1">
            <text:p>500</text:p>
          </table:table-cell>
          <table:table-cell office:value-type="float" office:value="2578.0166666666701" table:style-name="ce1">
            <text:p>2578.016667</text:p>
          </table:table-cell>
          <table:table-cell table:number-columns-repeated="16373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59.346065521240199" table:style-name="ce1">
            <text:p>59.34606552</text:p>
          </table:table-cell>
          <table:table-cell office:value-type="float" office:value="25.868055343627901" table:style-name="ce1">
            <text:p>25.86805534</text:p>
          </table:table-cell>
          <table:table-cell office:value-type="float" office:value="0.20978009700775099" table:style-name="ce1">
            <text:p>0.209780097</text:p>
          </table:table-cell>
          <table:table-cell office:value-type="float" office:value="6.6840276718139702" table:style-name="ce1">
            <text:p>6.684027672</text:p>
          </table:table-cell>
          <table:table-cell office:value-type="float" office:value="807.795166015625" table:style-name="ce1">
            <text:p>807.795166</text:p>
          </table:table-cell>
          <table:table-cell office:value-type="float" office:value="-151.04168701171901" table:style-name="ce1">
            <text:p>-151.041687</text:p>
          </table:table-cell>
          <table:table-cell office:value-type="float" office:value="114.7" table:style-name="ce1">
            <text:p>114.7</text:p>
          </table:table-cell>
          <table:table-cell office:value-type="float" office:value="102823.2109375" table:style-name="ce1">
            <text:p>102823.2109</text:p>
          </table:table-cell>
          <table:table-cell office:value-type="float" office:value="500" table:style-name="ce1">
            <text:p>500</text:p>
          </table:table-cell>
          <table:table-cell office:value-type="float" office:value="2586.3500000000099" table:style-name="ce1">
            <text:p>2586.35</text:p>
          </table:table-cell>
          <table:table-cell table:number-columns-repeated="16373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59.201389312744098" table:style-name="ce1">
            <text:p>59.20138931</text:p>
          </table:table-cell>
          <table:table-cell office:value-type="float" office:value="25.896989822387699" table:style-name="ce1">
            <text:p>25.89698982</text:p>
          </table:table-cell>
          <table:table-cell office:value-type="float" office:value="0.20978009700775099" table:style-name="ce1">
            <text:p>0.209780097</text:p>
          </table:table-cell>
          <table:table-cell office:value-type="float" office:value="6.6493053436279297" table:style-name="ce1">
            <text:p>6.649305344</text:p>
          </table:table-cell>
          <table:table-cell office:value-type="float" office:value="806.37152099609398" table:style-name="ce1">
            <text:p>806.371521</text:p>
          </table:table-cell>
          <table:table-cell office:value-type="float" office:value="-149.88427734375" table:style-name="ce1">
            <text:p>-149.8842773</text:p>
          </table:table-cell>
          <table:table-cell office:value-type="float" office:value="114.7" table:style-name="ce1">
            <text:p>114.7</text:p>
          </table:table-cell>
          <table:table-cell office:value-type="float" office:value="101849.84375" table:style-name="ce1">
            <text:p>101849.8438</text:p>
          </table:table-cell>
          <table:table-cell office:value-type="float" office:value="500" table:style-name="ce1">
            <text:p>500</text:p>
          </table:table-cell>
          <table:table-cell office:value-type="float" office:value="2594.6833333333402" table:style-name="ce1">
            <text:p>2594.683333</text:p>
          </table:table-cell>
          <table:table-cell table:number-columns-repeated="16373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59.143520355224602" table:style-name="ce1">
            <text:p>59.14352036</text:p>
          </table:table-cell>
          <table:table-cell office:value-type="float" office:value="25.896989822387699" table:style-name="ce1">
            <text:p>25.89698982</text:p>
          </table:table-cell>
          <table:table-cell office:value-type="float" office:value="0.20978009700775099" table:style-name="ce1">
            <text:p>0.209780097</text:p>
          </table:table-cell>
          <table:table-cell office:value-type="float" office:value="6.5972223281860396" table:style-name="ce1">
            <text:p>6.597222328</text:p>
          </table:table-cell>
          <table:table-cell office:value-type="float" office:value="806.015625" table:style-name="ce1">
            <text:p>806.015625</text:p>
          </table:table-cell>
          <table:table-cell office:value-type="float" office:value="-137.73150634765599" table:style-name="ce1">
            <text:p>-137.7315063</text:p>
          </table:table-cell>
          <table:table-cell office:value-type="float" office:value="114.7" table:style-name="ce1">
            <text:p>114.7</text:p>
          </table:table-cell>
          <table:table-cell office:value-type="float" office:value="99549.15625" table:style-name="ce1">
            <text:p>99549.15625</text:p>
          </table:table-cell>
          <table:table-cell office:value-type="float" office:value="500" table:style-name="ce1">
            <text:p>500</text:p>
          </table:table-cell>
          <table:table-cell office:value-type="float" office:value="2603.0166666666701" table:style-name="ce1">
            <text:p>2603.016667</text:p>
          </table:table-cell>
          <table:table-cell table:number-columns-repeated="16373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59.085647583007798" table:style-name="ce1">
            <text:p>59.08564758</text:p>
          </table:table-cell>
          <table:table-cell office:value-type="float" office:value="25.868055343627901" table:style-name="ce1">
            <text:p>25.86805534</text:p>
          </table:table-cell>
          <table:table-cell office:value-type="float" office:value="0.20978009700775099" table:style-name="ce1">
            <text:p>0.209780097</text:p>
          </table:table-cell>
          <table:table-cell office:value-type="float" office:value="6.5755209922790501" table:style-name="ce1">
            <text:p>6.575520992</text:p>
          </table:table-cell>
          <table:table-cell office:value-type="float" office:value="805.65972900390602" table:style-name="ce1">
            <text:p>805.659729</text:p>
          </table:table-cell>
          <table:table-cell office:value-type="float" office:value="-135.41668701171901" table:style-name="ce1">
            <text:p>-135.416687</text:p>
          </table:table-cell>
          <table:table-cell office:value-type="float" office:value="114.7" table:style-name="ce1">
            <text:p>114.7</text:p>
          </table:table-cell>
          <table:table-cell office:value-type="float" office:value="99903.1015625" table:style-name="ce1">
            <text:p>99903.10156</text:p>
          </table:table-cell>
          <table:table-cell office:value-type="float" office:value="500" table:style-name="ce1">
            <text:p>500</text:p>
          </table:table-cell>
          <table:table-cell office:value-type="float" office:value="2611.3500000000099" table:style-name="ce1">
            <text:p>2611.35</text:p>
          </table:table-cell>
          <table:table-cell table:number-columns-repeated="16373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59.085647583007798" table:style-name="ce1">
            <text:p>59.08564758</text:p>
          </table:table-cell>
          <table:table-cell office:value-type="float" office:value="25.868055343627901" table:style-name="ce1">
            <text:p>25.86805534</text:p>
          </table:table-cell>
          <table:table-cell office:value-type="float" office:value="0.20978009700775099" table:style-name="ce1">
            <text:p>0.209780097</text:p>
          </table:table-cell>
          <table:table-cell office:value-type="float" office:value="6.5321178436279297" table:style-name="ce1">
            <text:p>6.532117844</text:p>
          </table:table-cell>
          <table:table-cell office:value-type="float" office:value="804.592041015625" table:style-name="ce1">
            <text:p>804.592041</text:p>
          </table:table-cell>
          <table:table-cell office:value-type="float" office:value="-126.736083984375" table:style-name="ce1">
            <text:p>-126.736084</text:p>
          </table:table-cell>
          <table:table-cell office:value-type="float" office:value="114.7" table:style-name="ce1">
            <text:p>114.7</text:p>
          </table:table-cell>
          <table:table-cell office:value-type="float" office:value="100168.5703125" table:style-name="ce1">
            <text:p>100168.5703</text:p>
          </table:table-cell>
          <table:table-cell office:value-type="float" office:value="500" table:style-name="ce1">
            <text:p>500</text:p>
          </table:table-cell>
          <table:table-cell office:value-type="float" office:value="2619.6833333333402" table:style-name="ce1">
            <text:p>2619.683333</text:p>
          </table:table-cell>
          <table:table-cell table:number-columns-repeated="16373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59.172454833984403" table:style-name="ce1">
            <text:p>59.17245483</text:p>
          </table:table-cell>
          <table:table-cell office:value-type="float" office:value="25.868055343627901" table:style-name="ce1">
            <text:p>25.86805534</text:p>
          </table:table-cell>
          <table:table-cell office:value-type="float" office:value="0.1953125" table:style-name="ce1">
            <text:p>0.1953125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3.52429199218795" table:style-name="ce1">
            <text:p>803.524292</text:p>
          </table:table-cell>
          <table:table-cell office:value-type="float" office:value="-140.04632568359401" table:style-name="ce1">
            <text:p>-140.0463257</text:p>
          </table:table-cell>
          <table:table-cell office:value-type="float" office:value="114.7" table:style-name="ce1">
            <text:p>114.7</text:p>
          </table:table-cell>
          <table:table-cell office:value-type="float" office:value="100345.546875" table:style-name="ce1">
            <text:p>100345.5469</text:p>
          </table:table-cell>
          <table:table-cell office:value-type="float" office:value="500" table:style-name="ce1">
            <text:p>500</text:p>
          </table:table-cell>
          <table:table-cell office:value-type="float" office:value="2628.0166666666701" table:style-name="ce1">
            <text:p>2628.016667</text:p>
          </table:table-cell>
          <table:table-cell table:number-columns-repeated="16373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59.172454833984403" table:style-name="ce1">
            <text:p>59.17245483</text:p>
          </table:table-cell>
          <table:table-cell office:value-type="float" office:value="25.810184478759801" table:style-name="ce1">
            <text:p>25.81018448</text:p>
          </table:table-cell>
          <table:table-cell office:value-type="float" office:value="0.1953125" table:style-name="ce1">
            <text:p>0.1953125</text:p>
          </table:table-cell>
          <table:table-cell office:value-type="float" office:value="6.4539928436279297" table:style-name="ce1">
            <text:p>6.453992844</text:p>
          </table:table-cell>
          <table:table-cell office:value-type="float" office:value="803.52429199218795" table:style-name="ce1">
            <text:p>803.524292</text:p>
          </table:table-cell>
          <table:table-cell office:value-type="float" office:value="-141.20367431640599" table:style-name="ce1">
            <text:p>-141.2036743</text:p>
          </table:table-cell>
          <table:table-cell office:value-type="float" office:value="114.7" table:style-name="ce1">
            <text:p>114.7</text:p>
          </table:table-cell>
          <table:table-cell office:value-type="float" office:value="100876.46875" table:style-name="ce1">
            <text:p>100876.4688</text:p>
          </table:table-cell>
          <table:table-cell office:value-type="float" office:value="500" table:style-name="ce1">
            <text:p>500</text:p>
          </table:table-cell>
          <table:table-cell office:value-type="float" office:value="2636.3500000000099" table:style-name="ce1">
            <text:p>2636.35</text:p>
          </table:table-cell>
          <table:table-cell table:number-columns-repeated="16373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59.346065521240199" table:style-name="ce1">
            <text:p>59.34606552</text:p>
          </table:table-cell>
          <table:table-cell office:value-type="float" office:value="25.78125" table:style-name="ce1">
            <text:p>25.78125</text:p>
          </table:table-cell>
          <table:table-cell office:value-type="float" office:value="0.1953125" table:style-name="ce1">
            <text:p>0.1953125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02.10070800781295" table:style-name="ce1">
            <text:p>802.100708</text:p>
          </table:table-cell>
          <table:table-cell office:value-type="float" office:value="-129.05090332031301" table:style-name="ce1">
            <text:p>-129.0509033</text:p>
          </table:table-cell>
          <table:table-cell office:value-type="float" office:value="114.7" table:style-name="ce1">
            <text:p>114.7</text:p>
          </table:table-cell>
          <table:table-cell office:value-type="float" office:value="101761.359375" table:style-name="ce1">
            <text:p>101761.3594</text:p>
          </table:table-cell>
          <table:table-cell office:value-type="float" office:value="500" table:style-name="ce1">
            <text:p>500</text:p>
          </table:table-cell>
          <table:table-cell office:value-type="float" office:value="2644.6833333333402" table:style-name="ce1">
            <text:p>2644.683333</text:p>
          </table:table-cell>
          <table:table-cell table:number-columns-repeated="16373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59.606479644775398" table:style-name="ce1">
            <text:p>59.60647964</text:p>
          </table:table-cell>
          <table:table-cell office:value-type="float" office:value="25.665510177612301" table:style-name="ce1">
            <text:p>25.66551018</text:p>
          </table:table-cell>
          <table:table-cell office:value-type="float" office:value="0.18807870149612399" table:style-name="ce1">
            <text:p>0.188078701</text:p>
          </table:table-cell>
          <table:table-cell office:value-type="float" office:value="6.3845486640930202" table:style-name="ce1">
            <text:p>6.384548664</text:p>
          </table:table-cell>
          <table:table-cell office:value-type="float" office:value="801.388916015625" table:style-name="ce1">
            <text:p>801.388916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4.7" table:style-name="ce1">
            <text:p>114.7</text:p>
          </table:table-cell>
          <table:table-cell office:value-type="float" office:value="102292.2890625" table:style-name="ce1">
            <text:p>102292.2891</text:p>
          </table:table-cell>
          <table:table-cell office:value-type="float" office:value="500" table:style-name="ce1">
            <text:p>500</text:p>
          </table:table-cell>
          <table:table-cell office:value-type="float" office:value="2653.0166666666701" table:style-name="ce1">
            <text:p>2653.016667</text:p>
          </table:table-cell>
          <table:table-cell table:number-columns-repeated="16373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59.895832061767599" table:style-name="ce1">
            <text:p>59.89583206</text:p>
          </table:table-cell>
          <table:table-cell office:value-type="float" office:value="25.607639312744102" table:style-name="ce1">
            <text:p>25.60763931</text:p>
          </table:table-cell>
          <table:table-cell office:value-type="float" office:value="0.18807870149612399" table:style-name="ce1">
            <text:p>0.188078701</text:p>
          </table:table-cell>
          <table:table-cell office:value-type="float" office:value="6.3845486640930202" table:style-name="ce1">
            <text:p>6.384548664</text:p>
          </table:table-cell>
          <table:table-cell office:value-type="float" office:value="801.032958984375" table:style-name="ce1">
            <text:p>801.032959</text:p>
          </table:table-cell>
          <table:table-cell office:value-type="float" office:value="-133.68054199218801" table:style-name="ce1">
            <text:p>-133.680542</text:p>
          </table:table-cell>
          <table:table-cell office:value-type="float" office:value="114.7" table:style-name="ce1">
            <text:p>114.7</text:p>
          </table:table-cell>
          <table:table-cell office:value-type="float" office:value="102823.2109375" table:style-name="ce1">
            <text:p>102823.2109</text:p>
          </table:table-cell>
          <table:table-cell office:value-type="float" office:value="500" table:style-name="ce1">
            <text:p>500</text:p>
          </table:table-cell>
          <table:table-cell office:value-type="float" office:value="2661.3500000000099" table:style-name="ce1">
            <text:p>2661.35</text:p>
          </table:table-cell>
          <table:table-cell table:number-columns-repeated="16373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60.011573791503899" table:style-name="ce1">
            <text:p>60.01157379</text:p>
          </table:table-cell>
          <table:table-cell office:value-type="float" office:value="25.5787029266357" table:style-name="ce1">
            <text:p>25.57870293</text:p>
          </table:table-cell>
          <table:table-cell office:value-type="float" office:value="0.18084490299224901" table:style-name="ce1">
            <text:p>0.180844903</text:p>
          </table:table-cell>
          <table:table-cell office:value-type="float" office:value="6.3888888359069798" table:style-name="ce1">
            <text:p>6.388888836</text:p>
          </table:table-cell>
          <table:table-cell office:value-type="float" office:value="799.96527099609398" table:style-name="ce1">
            <text:p>799.965271</text:p>
          </table:table-cell>
          <table:table-cell office:value-type="float" office:value="-137.15277099609401" table:style-name="ce1">
            <text:p>-137.152771</text:p>
          </table:table-cell>
          <table:table-cell office:value-type="float" office:value="114.7" table:style-name="ce1">
            <text:p>114.7</text:p>
          </table:table-cell>
          <table:table-cell office:value-type="float" office:value="104062.046875" table:style-name="ce1">
            <text:p>104062.0469</text:p>
          </table:table-cell>
          <table:table-cell office:value-type="float" office:value="500" table:style-name="ce1">
            <text:p>500</text:p>
          </table:table-cell>
          <table:table-cell office:value-type="float" office:value="2669.6833333333402" table:style-name="ce1">
            <text:p>2669.683333</text:p>
          </table:table-cell>
          <table:table-cell table:number-columns-repeated="16373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60.185184478759801" table:style-name="ce1">
            <text:p>60.18518448</text:p>
          </table:table-cell>
          <table:table-cell office:value-type="float" office:value="25.5208339691162" table:style-name="ce1">
            <text:p>25.52083397</text:p>
          </table:table-cell>
          <table:table-cell office:value-type="float" office:value="0.18084490299224901" table:style-name="ce1">
            <text:p>0.180844903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799.96527099609398" table:style-name="ce1">
            <text:p>799.965271</text:p>
          </table:table-cell>
          <table:table-cell office:value-type="float" office:value="-132.52313232421901" table:style-name="ce1">
            <text:p>-132.5231323</text:p>
          </table:table-cell>
          <table:table-cell office:value-type="float" office:value="114.7" table:style-name="ce1">
            <text:p>114.7</text:p>
          </table:table-cell>
          <table:table-cell office:value-type="float" office:value="103973.5625" table:style-name="ce1">
            <text:p>103973.5625</text:p>
          </table:table-cell>
          <table:table-cell office:value-type="float" office:value="500" table:style-name="ce1">
            <text:p>500</text:p>
          </table:table-cell>
          <table:table-cell office:value-type="float" office:value="2678.0166666666801" table:style-name="ce1">
            <text:p>2678.016667</text:p>
          </table:table-cell>
          <table:table-cell table:number-columns-repeated="16373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0.243057250976598" table:style-name="ce1">
            <text:p>60.24305725</text:p>
          </table:table-cell>
          <table:table-cell office:value-type="float" office:value="25.491897583007798" table:style-name="ce1">
            <text:p>25.49189758</text:p>
          </table:table-cell>
          <table:table-cell office:value-type="float" office:value="0.18084490299224901" table:style-name="ce1">
            <text:p>0.180844903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799.25347900390602" table:style-name="ce1">
            <text:p>799.253479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4.7" table:style-name="ce1">
            <text:p>114.7</text:p>
          </table:table-cell>
          <table:table-cell office:value-type="float" office:value="103442.6328125" table:style-name="ce1">
            <text:p>103442.6328</text:p>
          </table:table-cell>
          <table:table-cell office:value-type="float" office:value="500" table:style-name="ce1">
            <text:p>500</text:p>
          </table:table-cell>
          <table:table-cell office:value-type="float" office:value="2686.3500000000099" table:style-name="ce1">
            <text:p>2686.35</text:p>
          </table:table-cell>
          <table:table-cell table:number-columns-repeated="16373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60.619213104248097" table:style-name="ce1">
            <text:p>60.6192131</text:p>
          </table:table-cell>
          <table:table-cell office:value-type="float" office:value="25.434028625488299" table:style-name="ce1">
            <text:p>25.43402863</text:p>
          </table:table-cell>
          <table:table-cell office:value-type="float" office:value="0.18084490299224901" table:style-name="ce1">
            <text:p>0.180844903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799.25347900390602" table:style-name="ce1">
            <text:p>799.253479</text:p>
          </table:table-cell>
          <table:table-cell office:value-type="float" office:value="-109.375" table:style-name="ce1">
            <text:p>-109.375</text:p>
          </table:table-cell>
          <table:table-cell office:value-type="float" office:value="114.7" table:style-name="ce1">
            <text:p>114.7</text:p>
          </table:table-cell>
          <table:table-cell office:value-type="float" office:value="103000.1953125" table:style-name="ce1">
            <text:p>103000.1953</text:p>
          </table:table-cell>
          <table:table-cell office:value-type="float" office:value="500" table:style-name="ce1">
            <text:p>500</text:p>
          </table:table-cell>
          <table:table-cell office:value-type="float" office:value="2694.6833333333402" table:style-name="ce1">
            <text:p>2694.683333</text:p>
          </table:table-cell>
          <table:table-cell table:number-columns-repeated="16373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61.024307250976598" table:style-name="ce1">
            <text:p>61.02430725</text:p>
          </table:table-cell>
          <table:table-cell office:value-type="float" office:value="25.318286895751999" table:style-name="ce1">
            <text:p>25.3182869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798.185791015625" table:style-name="ce1">
            <text:p>798.185791</text:p>
          </table:table-cell>
          <table:table-cell office:value-type="float" office:value="-91.4351806640625" table:style-name="ce1">
            <text:p>-91.43518066</text:p>
          </table:table-cell>
          <table:table-cell office:value-type="float" office:value="114.7" table:style-name="ce1">
            <text:p>114.7</text:p>
          </table:table-cell>
          <table:table-cell office:value-type="float" office:value="100787.9921875" table:style-name="ce1">
            <text:p>100787.9922</text:p>
          </table:table-cell>
          <table:table-cell office:value-type="float" office:value="500" table:style-name="ce1">
            <text:p>500</text:p>
          </table:table-cell>
          <table:table-cell office:value-type="float" office:value="2703.0166666666801" table:style-name="ce1">
            <text:p>2703.016667</text:p>
          </table:table-cell>
          <table:table-cell table:number-columns-repeated="16373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61.458332061767599" table:style-name="ce1">
            <text:p>61.45833206</text:p>
          </table:table-cell>
          <table:table-cell office:value-type="float" office:value="25.231481552123999" table:style-name="ce1">
            <text:p>25.23148155</text:p>
          </table:table-cell>
          <table:table-cell office:value-type="float" office:value="0.173611104488373" table:style-name="ce1">
            <text:p>0.173611104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798.185791015625" table:style-name="ce1">
            <text:p>798.185791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4.7" table:style-name="ce1">
            <text:p>114.7</text:p>
          </table:table-cell>
          <table:table-cell office:value-type="float" office:value="99903.1015625" table:style-name="ce1">
            <text:p>99903.10156</text:p>
          </table:table-cell>
          <table:table-cell office:value-type="float" office:value="499" table:style-name="ce1">
            <text:p>499</text:p>
          </table:table-cell>
          <table:table-cell office:value-type="float" office:value="2711.3333333333399" table:style-name="ce1">
            <text:p>2711.333333</text:p>
          </table:table-cell>
          <table:table-cell table:number-columns-repeated="16373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61.689815521240199" table:style-name="ce1">
            <text:p>61.68981552</text:p>
          </table:table-cell>
          <table:table-cell office:value-type="float" office:value="25.144676208496101" table:style-name="ce1">
            <text:p>25.14467621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797.47393798828102" table:style-name="ce1">
            <text:p>797.473938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4.7" table:style-name="ce1">
            <text:p>114.7</text:p>
          </table:table-cell>
          <table:table-cell office:value-type="float" office:value="99726.1328125" table:style-name="ce1">
            <text:p>99726.13281</text:p>
          </table:table-cell>
          <table:table-cell office:value-type="float" office:value="500" table:style-name="ce1">
            <text:p>500</text:p>
          </table:table-cell>
          <table:table-cell office:value-type="float" office:value="2719.6666666666802" table:style-name="ce1">
            <text:p>2719.666667</text:p>
          </table:table-cell>
          <table:table-cell table:number-columns-repeated="16373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2.065971374511697" table:style-name="ce1">
            <text:p>62.06597137</text:p>
          </table:table-cell>
          <table:table-cell office:value-type="float" office:value="25.086805343627901" table:style-name="ce1">
            <text:p>25.08680534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796.40625" table:style-name="ce1">
            <text:p>796.40625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4.7" table:style-name="ce1">
            <text:p>114.7</text:p>
          </table:table-cell>
          <table:table-cell office:value-type="float" office:value="100080.0859375" table:style-name="ce1">
            <text:p>100080.0859</text:p>
          </table:table-cell>
          <table:table-cell office:value-type="float" office:value="500" table:style-name="ce1">
            <text:p>500</text:p>
          </table:table-cell>
          <table:table-cell office:value-type="float" office:value="2728.00000000001" table:style-name="ce1">
            <text:p>2728</text:p>
          </table:table-cell>
          <table:table-cell table:number-columns-repeated="16373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62.123844146728501" table:style-name="ce1">
            <text:p>62.12384415</text:p>
          </table:table-cell>
          <table:table-cell office:value-type="float" office:value="25.028934478759801" table:style-name="ce1">
            <text:p>25.02893448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4236111640930202" table:style-name="ce1">
            <text:p>6.423611164</text:p>
          </table:table-cell>
          <table:table-cell office:value-type="float" office:value="796.40625" table:style-name="ce1">
            <text:p>796.40625</text:p>
          </table:table-cell>
          <table:table-cell office:value-type="float" office:value="-65.972229003906307" table:style-name="ce1">
            <text:p>-65.972229</text:p>
          </table:table-cell>
          <table:table-cell office:value-type="float" office:value="114.7" table:style-name="ce1">
            <text:p>114.7</text:p>
          </table:table-cell>
          <table:table-cell office:value-type="float" office:value="101230.4296875" table:style-name="ce1">
            <text:p>101230.4297</text:p>
          </table:table-cell>
          <table:table-cell office:value-type="float" office:value="500" table:style-name="ce1">
            <text:p>500</text:p>
          </table:table-cell>
          <table:table-cell office:value-type="float" office:value="2736.3333333333399" table:style-name="ce1">
            <text:p>2736.333333</text:p>
          </table:table-cell>
          <table:table-cell table:number-columns-repeated="16373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61.950229644775398" table:style-name="ce1">
            <text:p>61.95022964</text:p>
          </table:table-cell>
          <table:table-cell office:value-type="float" office:value="25.028934478759801" table:style-name="ce1">
            <text:p>25.02893448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795.33856201171898" table:style-name="ce1">
            <text:p>795.338562</text:p>
          </table:table-cell>
          <table:table-cell office:value-type="float" office:value="-61.9213256835938" table:style-name="ce1">
            <text:p>-61.92132568</text:p>
          </table:table-cell>
          <table:table-cell office:value-type="float" office:value="114.7" table:style-name="ce1">
            <text:p>114.7</text:p>
          </table:table-cell>
          <table:table-cell office:value-type="float" office:value="103708.09375" table:style-name="ce1">
            <text:p>103708.0938</text:p>
          </table:table-cell>
          <table:table-cell office:value-type="float" office:value="500" table:style-name="ce1">
            <text:p>500</text:p>
          </table:table-cell>
          <table:table-cell office:value-type="float" office:value="2744.6666666666802" table:style-name="ce1">
            <text:p>2744.666667</text:p>
          </table:table-cell>
          <table:table-cell table:number-columns-repeated="16373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61.747684478759801" table:style-name="ce1">
            <text:p>61.74768448</text:p>
          </table:table-cell>
          <table:table-cell office:value-type="float" office:value="25.086805343627901" table:style-name="ce1">
            <text:p>25.08680534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794.27081298828102" table:style-name="ce1">
            <text:p>794.270813</text:p>
          </table:table-cell>
          <table:table-cell office:value-type="float" office:value="-61.3425903320313" table:style-name="ce1">
            <text:p>-61.3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06097.28125" table:style-name="ce1">
            <text:p>106097.2813</text:p>
          </table:table-cell>
          <table:table-cell office:value-type="float" office:value="499" table:style-name="ce1">
            <text:p>499</text:p>
          </table:table-cell>
          <table:table-cell office:value-type="float" office:value="2752.9833333333399" table:style-name="ce1">
            <text:p>2752.983333</text:p>
          </table:table-cell>
          <table:table-cell table:number-columns-repeated="16373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61.545139312744098" table:style-name="ce1">
            <text:p>61.54513931</text:p>
          </table:table-cell>
          <table:table-cell office:value-type="float" office:value="25.144676208496101" table:style-name="ce1">
            <text:p>25.14467621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3151040077209499" table:style-name="ce1">
            <text:p>6.315104008</text:p>
          </table:table-cell>
          <table:table-cell office:value-type="float" office:value="794.27081298828102" table:style-name="ce1">
            <text:p>794.270813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14.7" table:style-name="ce1">
            <text:p>114.7</text:p>
          </table:table-cell>
          <table:table-cell office:value-type="float" office:value="108132.5" table:style-name="ce1">
            <text:p>108132.5</text:p>
          </table:table-cell>
          <table:table-cell office:value-type="float" office:value="499" table:style-name="ce1">
            <text:p>499</text:p>
          </table:table-cell>
          <table:table-cell office:value-type="float" office:value="2761.3000000000102" table:style-name="ce1">
            <text:p>2761.3</text:p>
          </table:table-cell>
          <table:table-cell table:number-columns-repeated="16373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61.516204833984403" table:style-name="ce1">
            <text:p>61.51620483</text:p>
          </table:table-cell>
          <table:table-cell office:value-type="float" office:value="25.173610687255898" table:style-name="ce1">
            <text:p>25.17361069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2977428436279297" table:style-name="ce1">
            <text:p>6.297742844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38.7731323242188" table:style-name="ce1">
            <text:p>-38.77313232</text:p>
          </table:table-cell>
          <table:table-cell office:value-type="float" office:value="114.7" table:style-name="ce1">
            <text:p>114.7</text:p>
          </table:table-cell>
          <table:table-cell office:value-type="float" office:value="109636.8046875" table:style-name="ce1">
            <text:p>109636.8047</text:p>
          </table:table-cell>
          <table:table-cell office:value-type="float" office:value="499" table:style-name="ce1">
            <text:p>499</text:p>
          </table:table-cell>
          <table:table-cell office:value-type="float" office:value="2769.61666666668" table:style-name="ce1">
            <text:p>2769.616667</text:p>
          </table:table-cell>
          <table:table-cell table:number-columns-repeated="16373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61.487270355224602" table:style-name="ce1">
            <text:p>61.48727036</text:p>
          </table:table-cell>
          <table:table-cell office:value-type="float" office:value="25.173610687255898" table:style-name="ce1">
            <text:p>25.17361069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38.1944580078125" table:style-name="ce1">
            <text:p>-38.19445801</text:p>
          </table:table-cell>
          <table:table-cell office:value-type="float" office:value="114.7" table:style-name="ce1">
            <text:p>114.7</text:p>
          </table:table-cell>
          <table:table-cell office:value-type="float" office:value="109813.78125" table:style-name="ce1">
            <text:p>109813.7813</text:p>
          </table:table-cell>
          <table:table-cell office:value-type="float" office:value="499" table:style-name="ce1">
            <text:p>499</text:p>
          </table:table-cell>
          <table:table-cell office:value-type="float" office:value="2777.9333333333402" table:style-name="ce1">
            <text:p>2777.933333</text:p>
          </table:table-cell>
          <table:table-cell table:number-columns-repeated="16373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61.487270355224602" table:style-name="ce1">
            <text:p>61.48727036</text:p>
          </table:table-cell>
          <table:table-cell office:value-type="float" office:value="25.144676208496101" table:style-name="ce1">
            <text:p>25.14467621</text:p>
          </table:table-cell>
          <table:table-cell office:value-type="float" office:value="0.159143522381783" table:style-name="ce1">
            <text:p>0.159143522</text:p>
          </table:table-cell>
          <table:table-cell office:value-type="float" office:value="6.3194446563720703" table:style-name="ce1">
            <text:p>6.319444656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4.7" table:style-name="ce1">
            <text:p>114.7</text:p>
          </table:table-cell>
          <table:table-cell office:value-type="float" office:value="109725.2890625" table:style-name="ce1">
            <text:p>109725.2891</text:p>
          </table:table-cell>
          <table:table-cell office:value-type="float" office:value="499" table:style-name="ce1">
            <text:p>499</text:p>
          </table:table-cell>
          <table:table-cell office:value-type="float" office:value="2786.25000000001" table:style-name="ce1">
            <text:p>2786.25</text:p>
          </table:table-cell>
          <table:table-cell table:number-columns-repeated="16373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61.516204833984403" table:style-name="ce1">
            <text:p>61.51620483</text:p>
          </table:table-cell>
          <table:table-cell office:value-type="float" office:value="25.086805343627901" table:style-name="ce1">
            <text:p>25.08680534</text:p>
          </table:table-cell>
          <table:table-cell office:value-type="float" office:value="0.15190972387790699" table:style-name="ce1">
            <text:p>0.151909724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4.7" table:style-name="ce1">
            <text:p>114.7</text:p>
          </table:table-cell>
          <table:table-cell office:value-type="float" office:value="109459.8203125" table:style-name="ce1">
            <text:p>109459.8203</text:p>
          </table:table-cell>
          <table:table-cell office:value-type="float" office:value="499" table:style-name="ce1">
            <text:p>499</text:p>
          </table:table-cell>
          <table:table-cell office:value-type="float" office:value="2794.5666666666798" table:style-name="ce1">
            <text:p>2794.566667</text:p>
          </table:table-cell>
          <table:table-cell table:number-columns-repeated="16373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61.776618957519503" table:style-name="ce1">
            <text:p>61.77661896</text:p>
          </table:table-cell>
          <table:table-cell office:value-type="float" office:value="25.028934478759801" table:style-name="ce1">
            <text:p>25.02893448</text:p>
          </table:table-cell>
          <table:table-cell office:value-type="float" office:value="0.15190972387790699" table:style-name="ce1">
            <text:p>0.151909724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35.879638671875" table:style-name="ce1">
            <text:p>-35.87963867</text:p>
          </table:table-cell>
          <table:table-cell office:value-type="float" office:value="114.7" table:style-name="ce1">
            <text:p>114.7</text:p>
          </table:table-cell>
          <table:table-cell office:value-type="float" office:value="106982.15625" table:style-name="ce1">
            <text:p>106982.1563</text:p>
          </table:table-cell>
          <table:table-cell office:value-type="float" office:value="499" table:style-name="ce1">
            <text:p>499</text:p>
          </table:table-cell>
          <table:table-cell office:value-type="float" office:value="2802.88333333334" table:style-name="ce1">
            <text:p>2802.883333</text:p>
          </table:table-cell>
          <table:table-cell table:number-columns-repeated="16373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62.181713104248097" table:style-name="ce1">
            <text:p>62.1817131</text:p>
          </table:table-cell>
          <table:table-cell office:value-type="float" office:value="24.913194656372099" table:style-name="ce1">
            <text:p>24.91319466</text:p>
          </table:table-cell>
          <table:table-cell office:value-type="float" office:value="0.15190972387790699" table:style-name="ce1">
            <text:p>0.151909724</text:p>
          </table:table-cell>
          <table:table-cell office:value-type="float" office:value="6.3454861640930202" table:style-name="ce1">
            <text:p>6.345486164</text:p>
          </table:table-cell>
          <table:table-cell office:value-type="float" office:value="790" table:style-name="ce1">
            <text:p>790</text:p>
          </table:table-cell>
          <table:table-cell office:value-type="float" office:value="-39.3518676757813" table:style-name="ce1">
            <text:p>-39.35186768</text:p>
          </table:table-cell>
          <table:table-cell office:value-type="float" office:value="114.7" table:style-name="ce1">
            <text:p>114.7</text:p>
          </table:table-cell>
          <table:table-cell office:value-type="float" office:value="105654.8359375" table:style-name="ce1">
            <text:p>105654.8359</text:p>
          </table:table-cell>
          <table:table-cell office:value-type="float" office:value="499" table:style-name="ce1">
            <text:p>499</text:p>
          </table:table-cell>
          <table:table-cell office:value-type="float" office:value="2811.2000000000098" table:style-name="ce1">
            <text:p>2811.2</text:p>
          </table:table-cell>
          <table:table-cell table:number-columns-repeated="16373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62.471065521240199" table:style-name="ce1">
            <text:p>62.47106552</text:p>
          </table:table-cell>
          <table:table-cell office:value-type="float" office:value="24.7974529266357" table:style-name="ce1">
            <text:p>24.79745293</text:p>
          </table:table-cell>
          <table:table-cell office:value-type="float" office:value="0.14467592537403101" table:style-name="ce1">
            <text:p>0.144675925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790" table:style-name="ce1">
            <text:p>790</text:p>
          </table:table-cell>
          <table:table-cell office:value-type="float" office:value="-35.879638671875" table:style-name="ce1">
            <text:p>-35.87963867</text:p>
          </table:table-cell>
          <table:table-cell office:value-type="float" office:value="114.7" table:style-name="ce1">
            <text:p>114.7</text:p>
          </table:table-cell>
          <table:table-cell office:value-type="float" office:value="104416" table:style-name="ce1">
            <text:p>104416</text:p>
          </table:table-cell>
          <table:table-cell office:value-type="float" office:value="499" table:style-name="ce1">
            <text:p>499</text:p>
          </table:table-cell>
          <table:table-cell office:value-type="float" office:value="2819.5166666666801" table:style-name="ce1">
            <text:p>2819.516667</text:p>
          </table:table-cell>
          <table:table-cell table:number-columns-repeated="16373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63.049770355224602" table:style-name="ce1">
            <text:p>63.04977036</text:p>
          </table:table-cell>
          <table:table-cell office:value-type="float" office:value="24.710647583007798" table:style-name="ce1">
            <text:p>24.71064758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3758678436279297" table:style-name="ce1">
            <text:p>6.375867844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4.7" table:style-name="ce1">
            <text:p>114.7</text:p>
          </table:table-cell>
          <table:table-cell office:value-type="float" office:value="102734.71875" table:style-name="ce1">
            <text:p>102734.7188</text:p>
          </table:table-cell>
          <table:table-cell office:value-type="float" office:value="499" table:style-name="ce1">
            <text:p>499</text:p>
          </table:table-cell>
          <table:table-cell office:value-type="float" office:value="2827.8333333333399" table:style-name="ce1">
            <text:p>2827.833333</text:p>
          </table:table-cell>
          <table:table-cell table:number-columns-repeated="16373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63.3969917297363" table:style-name="ce1">
            <text:p>63.39699173</text:p>
          </table:table-cell>
          <table:table-cell office:value-type="float" office:value="24.594907760620099" table:style-name="ce1">
            <text:p>24.59490776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3628473281860396" table:style-name="ce1">
            <text:p>6.362847328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18.5184936523438" table:style-name="ce1">
            <text:p>-18.51849365</text:p>
          </table:table-cell>
          <table:table-cell office:value-type="float" office:value="114.7" table:style-name="ce1">
            <text:p>114.7</text:p>
          </table:table-cell>
          <table:table-cell office:value-type="float" office:value="101672.8671875" table:style-name="ce1">
            <text:p>101672.8672</text:p>
          </table:table-cell>
          <table:table-cell office:value-type="float" office:value="499" table:style-name="ce1">
            <text:p>499</text:p>
          </table:table-cell>
          <table:table-cell office:value-type="float" office:value="2836.1500000000101" table:style-name="ce1">
            <text:p>2836.15</text:p>
          </table:table-cell>
          <table:table-cell table:number-columns-repeated="16373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63.715278625488303" table:style-name="ce1">
            <text:p>63.71527863</text:p>
          </table:table-cell>
          <table:table-cell office:value-type="float" office:value="24.508102416992202" table:style-name="ce1">
            <text:p>24.50810242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787.86456298828102" table:style-name="ce1">
            <text:p>787.864563</text:p>
          </table:table-cell>
          <table:table-cell office:value-type="float" office:value="-1.736083984375" table:style-name="ce1">
            <text:p>-1.736083984</text:p>
          </table:table-cell>
          <table:table-cell office:value-type="float" office:value="114.7" table:style-name="ce1">
            <text:p>114.7</text:p>
          </table:table-cell>
          <table:table-cell office:value-type="float" office:value="101053.453125" table:style-name="ce1">
            <text:p>101053.4531</text:p>
          </table:table-cell>
          <table:table-cell office:value-type="float" office:value="499" table:style-name="ce1">
            <text:p>499</text:p>
          </table:table-cell>
          <table:table-cell office:value-type="float" office:value="2844.4666666666799" table:style-name="ce1">
            <text:p>2844.466667</text:p>
          </table:table-cell>
          <table:table-cell table:number-columns-repeated="16373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63.975692749023402" table:style-name="ce1">
            <text:p>63.97569275</text:p>
          </table:table-cell>
          <table:table-cell office:value-type="float" office:value="24.450231552123999" table:style-name="ce1">
            <text:p>24.45023155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3.47222900390625" table:style-name="ce1">
            <text:p>3.472229004</text:p>
          </table:table-cell>
          <table:table-cell office:value-type="float" office:value="114.7" table:style-name="ce1">
            <text:p>114.7</text:p>
          </table:table-cell>
          <table:table-cell office:value-type="float" office:value="101230.4296875" table:style-name="ce1">
            <text:p>101230.4297</text:p>
          </table:table-cell>
          <table:table-cell office:value-type="float" office:value="498" table:style-name="ce1">
            <text:p>498</text:p>
          </table:table-cell>
          <table:table-cell office:value-type="float" office:value="2852.7666666666801" table:style-name="ce1">
            <text:p>2852.766667</text:p>
          </table:table-cell>
          <table:table-cell table:number-columns-repeated="16373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64.091438293457003" table:style-name="ce1">
            <text:p>64.09143829</text:p>
          </table:table-cell>
          <table:table-cell office:value-type="float" office:value="24.4212970733643" table:style-name="ce1">
            <text:p>24.42129707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25" table:style-name="ce1">
            <text:p>6.25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2.3148193359375" table:style-name="ce1">
            <text:p>2.314819336</text:p>
          </table:table-cell>
          <table:table-cell office:value-type="float" office:value="114.7" table:style-name="ce1">
            <text:p>114.7</text:p>
          </table:table-cell>
          <table:table-cell office:value-type="float" office:value="101407.40625" table:style-name="ce1">
            <text:p>101407.4063</text:p>
          </table:table-cell>
          <table:table-cell office:value-type="float" office:value="498" table:style-name="ce1">
            <text:p>498</text:p>
          </table:table-cell>
          <table:table-cell office:value-type="float" office:value="2861.0666666666798" table:style-name="ce1">
            <text:p>2861.066667</text:p>
          </table:table-cell>
          <table:table-cell table:number-columns-repeated="16373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64.004631042480497" table:style-name="ce1">
            <text:p>64.00463104</text:p>
          </table:table-cell>
          <table:table-cell office:value-type="float" office:value="24.4212970733643" table:style-name="ce1">
            <text:p>24.42129707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1848959922790501" table:style-name="ce1">
            <text:p>6.184895992</text:p>
          </table:table-cell>
          <table:table-cell office:value-type="float" office:value="786.08508300781295" table:style-name="ce1">
            <text:p>786.085083</text:p>
          </table:table-cell>
          <table:table-cell office:value-type="float" office:value="1.736083984375" table:style-name="ce1">
            <text:p>1.736083984</text:p>
          </table:table-cell>
          <table:table-cell office:value-type="float" office:value="114.7" table:style-name="ce1">
            <text:p>114.7</text:p>
          </table:table-cell>
          <table:table-cell office:value-type="float" office:value="101849.84375" table:style-name="ce1">
            <text:p>101849.8438</text:p>
          </table:table-cell>
          <table:table-cell office:value-type="float" office:value="498" table:style-name="ce1">
            <text:p>498</text:p>
          </table:table-cell>
          <table:table-cell office:value-type="float" office:value="2869.36666666668" table:style-name="ce1">
            <text:p>2869.366667</text:p>
          </table:table-cell>
          <table:table-cell table:number-columns-repeated="16373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63.975692749023402" table:style-name="ce1">
            <text:p>63.97569275</text:p>
          </table:table-cell>
          <table:table-cell office:value-type="float" office:value="24.4212970733643" table:style-name="ce1">
            <text:p>24.42129707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1458334922790501" table:style-name="ce1">
            <text:p>6.145833492</text:p>
          </table:table-cell>
          <table:table-cell office:value-type="float" office:value="786.08508300781295" table:style-name="ce1">
            <text:p>786.085083</text:p>
          </table:table-cell>
          <table:table-cell office:value-type="float" office:value="2.3148193359375" table:style-name="ce1">
            <text:p>2.314819336</text:p>
          </table:table-cell>
          <table:table-cell office:value-type="float" office:value="114.7" table:style-name="ce1">
            <text:p>114.7</text:p>
          </table:table-cell>
          <table:table-cell office:value-type="float" office:value="102380.78125" table:style-name="ce1">
            <text:p>102380.7813</text:p>
          </table:table-cell>
          <table:table-cell office:value-type="float" office:value="498" table:style-name="ce1">
            <text:p>498</text:p>
          </table:table-cell>
          <table:table-cell office:value-type="float" office:value="2877.6666666666802" table:style-name="ce1">
            <text:p>2877.666667</text:p>
          </table:table-cell>
          <table:table-cell table:number-columns-repeated="16373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63.975692749023402" table:style-name="ce1">
            <text:p>63.97569275</text:p>
          </table:table-cell>
          <table:table-cell office:value-type="float" office:value="24.334489822387699" table:style-name="ce1">
            <text:p>24.33448982</text:p>
          </table:table-cell>
          <table:table-cell office:value-type="float" office:value="0.137442126870155" table:style-name="ce1">
            <text:p>0.137442127</text:p>
          </table:table-cell>
          <table:table-cell office:value-type="float" office:value="6.1458334922790501" table:style-name="ce1">
            <text:p>6.145833492</text:p>
          </table:table-cell>
          <table:table-cell office:value-type="float" office:value="786.08508300781295" table:style-name="ce1">
            <text:p>786.085083</text:p>
          </table:table-cell>
          <table:table-cell office:value-type="float" office:value="13.3101806640625" table:style-name="ce1">
            <text:p>13.31018066</text:p>
          </table:table-cell>
          <table:table-cell office:value-type="float" office:value="114.7" table:style-name="ce1">
            <text:p>114.7</text:p>
          </table:table-cell>
          <table:table-cell office:value-type="float" office:value="102646.2421875" table:style-name="ce1">
            <text:p>102646.2422</text:p>
          </table:table-cell>
          <table:table-cell office:value-type="float" office:value="498" table:style-name="ce1">
            <text:p>498</text:p>
          </table:table-cell>
          <table:table-cell office:value-type="float" office:value="2885.9666666666799" table:style-name="ce1">
            <text:p>2885.966667</text:p>
          </table:table-cell>
          <table:table-cell table:number-columns-repeated="16373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64.351852416992202" table:style-name="ce1">
            <text:p>64.35185242</text:p>
          </table:table-cell>
          <table:table-cell office:value-type="float" office:value="24.305555343627901" table:style-name="ce1">
            <text:p>24.30555534</text:p>
          </table:table-cell>
          <table:table-cell office:value-type="float" office:value="0.12297453731298399" table:style-name="ce1">
            <text:p>0.122974537</text:p>
          </table:table-cell>
          <table:table-cell office:value-type="float" office:value="6.1371526718139702" table:style-name="ce1">
            <text:p>6.137152672</text:p>
          </table:table-cell>
          <table:table-cell office:value-type="float" office:value="785.017333984375" table:style-name="ce1">
            <text:p>785.017334</text:p>
          </table:table-cell>
          <table:table-cell office:value-type="float" office:value="16.2036743164063" table:style-name="ce1">
            <text:p>16.20367432</text:p>
          </table:table-cell>
          <table:table-cell office:value-type="float" office:value="114.7" table:style-name="ce1">
            <text:p>114.7</text:p>
          </table:table-cell>
          <table:table-cell office:value-type="float" office:value="103088.6796875" table:style-name="ce1">
            <text:p>103088.6797</text:p>
          </table:table-cell>
          <table:table-cell office:value-type="float" office:value="500" table:style-name="ce1">
            <text:p>500</text:p>
          </table:table-cell>
          <table:table-cell office:value-type="float" office:value="2894.3000000000102" table:style-name="ce1">
            <text:p>2894.3</text:p>
          </table:table-cell>
          <table:table-cell table:number-columns-repeated="16373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64.814811706542997" table:style-name="ce1">
            <text:p>64.81481171</text:p>
          </table:table-cell>
          <table:table-cell office:value-type="float" office:value="24.1608791351318" table:style-name="ce1">
            <text:p>24.16087914</text:p>
          </table:table-cell>
          <table:table-cell office:value-type="float" office:value="0.12297453731298399" table:style-name="ce1">
            <text:p>0.122974537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785.017333984375" table:style-name="ce1">
            <text:p>785.017334</text:p>
          </table:table-cell>
          <table:table-cell office:value-type="float" office:value="21.99072265625" table:style-name="ce1">
            <text:p>21.99072266</text:p>
          </table:table-cell>
          <table:table-cell office:value-type="float" office:value="114.7" table:style-name="ce1">
            <text:p>114.7</text:p>
          </table:table-cell>
          <table:table-cell office:value-type="float" office:value="104592.984375" table:style-name="ce1">
            <text:p>104592.9844</text:p>
          </table:table-cell>
          <table:table-cell office:value-type="float" office:value="502" table:style-name="ce1">
            <text:p>502</text:p>
          </table:table-cell>
          <table:table-cell office:value-type="float" office:value="2902.6666666666802" table:style-name="ce1">
            <text:p>2902.666667</text:p>
          </table:table-cell>
          <table:table-cell table:number-columns-repeated="16373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65.306709289550795" table:style-name="ce1">
            <text:p>65.30670929</text:p>
          </table:table-cell>
          <table:table-cell office:value-type="float" office:value="23.987268447876001" table:style-name="ce1">
            <text:p>23.98726845</text:p>
          </table:table-cell>
          <table:table-cell office:value-type="float" office:value="0.115740738809109" table:style-name="ce1">
            <text:p>0.115740739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83.94964599609398" table:style-name="ce1">
            <text:p>783.949646</text:p>
          </table:table-cell>
          <table:table-cell office:value-type="float" office:value="18.5184936523438" table:style-name="ce1">
            <text:p>18.51849365</text:p>
          </table:table-cell>
          <table:table-cell office:value-type="float" office:value="114.7" table:style-name="ce1">
            <text:p>114.7</text:p>
          </table:table-cell>
          <table:table-cell office:value-type="float" office:value="105743.3203125" table:style-name="ce1">
            <text:p>105743.3203</text:p>
          </table:table-cell>
          <table:table-cell office:value-type="float" office:value="502" table:style-name="ce1">
            <text:p>502</text:p>
          </table:table-cell>
          <table:table-cell office:value-type="float" office:value="2911.0333333333401" table:style-name="ce1">
            <text:p>2911.033333</text:p>
          </table:table-cell>
          <table:table-cell table:number-columns-repeated="16373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65.972221374511705" table:style-name="ce1">
            <text:p>65.97222137</text:p>
          </table:table-cell>
          <table:table-cell office:value-type="float" office:value="23.784721374511701" table:style-name="ce1">
            <text:p>23.78472137</text:p>
          </table:table-cell>
          <table:table-cell office:value-type="float" office:value="0.115740738809109" table:style-name="ce1">
            <text:p>0.115740739</text:p>
          </table:table-cell>
          <table:table-cell office:value-type="float" office:value="6.25" table:style-name="ce1">
            <text:p>6.25</text:p>
          </table:table-cell>
          <table:table-cell office:value-type="float" office:value="783.59375" table:style-name="ce1">
            <text:p>783.59375</text:p>
          </table:table-cell>
          <table:table-cell office:value-type="float" office:value="13.888916015625" table:style-name="ce1">
            <text:p>13.88891602</text:p>
          </table:table-cell>
          <table:table-cell office:value-type="float" office:value="114.7" table:style-name="ce1">
            <text:p>114.7</text:p>
          </table:table-cell>
          <table:table-cell office:value-type="float" office:value="106628.203125" table:style-name="ce1">
            <text:p>106628.2031</text:p>
          </table:table-cell>
          <table:table-cell office:value-type="float" office:value="502" table:style-name="ce1">
            <text:p>502</text:p>
          </table:table-cell>
          <table:table-cell office:value-type="float" office:value="2919.4000000000101" table:style-name="ce1">
            <text:p>2919.4</text:p>
          </table:table-cell>
          <table:table-cell table:number-columns-repeated="16373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66.521987915039105" table:style-name="ce1">
            <text:p>66.52198792</text:p>
          </table:table-cell>
          <table:table-cell office:value-type="float" office:value="23.726852416992202" table:style-name="ce1">
            <text:p>23.72685242</text:p>
          </table:table-cell>
          <table:table-cell office:value-type="float" office:value="0.108506947755814" table:style-name="ce1">
            <text:p>0.108506948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82.88195800781295" table:style-name="ce1">
            <text:p>782.881958</text:p>
          </table:table-cell>
          <table:table-cell office:value-type="float" office:value="13.888916015625" table:style-name="ce1">
            <text:p>13.88891602</text:p>
          </table:table-cell>
          <table:table-cell office:value-type="float" office:value="114.7" table:style-name="ce1">
            <text:p>114.7</text:p>
          </table:table-cell>
          <table:table-cell office:value-type="float" office:value="107159.1328125" table:style-name="ce1">
            <text:p>107159.1328</text:p>
          </table:table-cell>
          <table:table-cell office:value-type="float" office:value="502" table:style-name="ce1">
            <text:p>502</text:p>
          </table:table-cell>
          <table:table-cell office:value-type="float" office:value="2927.7666666666801" table:style-name="ce1">
            <text:p>2927.766667</text:p>
          </table:table-cell>
          <table:table-cell table:number-columns-repeated="16373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67.100692749023395" table:style-name="ce1">
            <text:p>67.10069275</text:p>
          </table:table-cell>
          <table:table-cell office:value-type="float" office:value="23.553239822387699" table:style-name="ce1">
            <text:p>23.55323982</text:p>
          </table:table-cell>
          <table:table-cell office:value-type="float" office:value="0.108506947755814" table:style-name="ce1">
            <text:p>0.108506948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8.10186767578125" table:style-name="ce1">
            <text:p>8.101867676</text:p>
          </table:table-cell>
          <table:table-cell office:value-type="float" office:value="114.7" table:style-name="ce1">
            <text:p>114.7</text:p>
          </table:table-cell>
          <table:table-cell office:value-type="float" office:value="107424.6015625" table:style-name="ce1">
            <text:p>107424.6016</text:p>
          </table:table-cell>
          <table:table-cell office:value-type="float" office:value="502" table:style-name="ce1">
            <text:p>502</text:p>
          </table:table-cell>
          <table:table-cell office:value-type="float" office:value="2936.13333333334" table:style-name="ce1">
            <text:p>2936.133333</text:p>
          </table:table-cell>
          <table:table-cell table:number-columns-repeated="16373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67.737266540527301" table:style-name="ce1">
            <text:p>67.73726654</text:p>
          </table:table-cell>
          <table:table-cell office:value-type="float" office:value="23.321760177612301" table:style-name="ce1">
            <text:p>23.32176018</text:p>
          </table:table-cell>
          <table:table-cell office:value-type="float" office:value="0.108506947755814" table:style-name="ce1">
            <text:p>0.108506948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-9.25927734375" table:style-name="ce1">
            <text:p>-9.259277344</text:p>
          </table:table-cell>
          <table:table-cell office:value-type="float" office:value="114.7" table:style-name="ce1">
            <text:p>114.7</text:p>
          </table:table-cell>
          <table:table-cell office:value-type="float" office:value="107424.6015625" table:style-name="ce1">
            <text:p>107424.6016</text:p>
          </table:table-cell>
          <table:table-cell office:value-type="float" office:value="503" table:style-name="ce1">
            <text:p>503</text:p>
          </table:table-cell>
          <table:table-cell office:value-type="float" office:value="2944.5166666666801" table:style-name="ce1">
            <text:p>2944.516667</text:p>
          </table:table-cell>
          <table:table-cell table:number-columns-repeated="16373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68.258102416992202" table:style-name="ce1">
            <text:p>68.25810242</text:p>
          </table:table-cell>
          <table:table-cell office:value-type="float" office:value="23.206018447876001" table:style-name="ce1">
            <text:p>23.20601845</text:p>
          </table:table-cell>
          <table:table-cell office:value-type="float" office:value="0.108506947755814" table:style-name="ce1">
            <text:p>0.108506948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780.390625" table:style-name="ce1">
            <text:p>780.390625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4.7" table:style-name="ce1">
            <text:p>114.7</text:p>
          </table:table-cell>
          <table:table-cell office:value-type="float" office:value="107159.1328125" table:style-name="ce1">
            <text:p>107159.1328</text:p>
          </table:table-cell>
          <table:table-cell office:value-type="float" office:value="502" table:style-name="ce1">
            <text:p>502</text:p>
          </table:table-cell>
          <table:table-cell office:value-type="float" office:value="2952.88333333334" table:style-name="ce1">
            <text:p>2952.883333</text:p>
          </table:table-cell>
          <table:table-cell table:number-columns-repeated="16373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68.460647583007798" table:style-name="ce1">
            <text:p>68.46064758</text:p>
          </table:table-cell>
          <table:table-cell office:value-type="float" office:value="23.061342239379901" table:style-name="ce1">
            <text:p>23.06134224</text:p>
          </table:table-cell>
          <table:table-cell office:value-type="float" office:value="0.108506947755814" table:style-name="ce1">
            <text:p>0.108506948</text:p>
          </table:table-cell>
          <table:table-cell office:value-type="float" office:value="6.1458334922790501" table:style-name="ce1">
            <text:p>6.145833492</text:p>
          </table:table-cell>
          <table:table-cell office:value-type="float" office:value="779.32293701171898" table:style-name="ce1">
            <text:p>779.322937</text:p>
          </table:table-cell>
          <table:table-cell office:value-type="float" office:value="-32.986083984375" table:style-name="ce1">
            <text:p>-32.98608398</text:p>
          </table:table-cell>
          <table:table-cell office:value-type="float" office:value="114.7" table:style-name="ce1">
            <text:p>114.7</text:p>
          </table:table-cell>
          <table:table-cell office:value-type="float" office:value="106982.15625" table:style-name="ce1">
            <text:p>106982.1563</text:p>
          </table:table-cell>
          <table:table-cell office:value-type="float" office:value="502" table:style-name="ce1">
            <text:p>502</text:p>
          </table:table-cell>
          <table:table-cell office:value-type="float" office:value="2961.25000000001" table:style-name="ce1">
            <text:p>2961.25</text:p>
          </table:table-cell>
          <table:table-cell table:number-columns-repeated="16373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68.865737915039105" table:style-name="ce1">
            <text:p>68.86573792</text:p>
          </table:table-cell>
          <table:table-cell office:value-type="float" office:value="23.003471374511701" table:style-name="ce1">
            <text:p>23.00347137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09375" table:style-name="ce1">
            <text:p>6.09375</text:p>
          </table:table-cell>
          <table:table-cell office:value-type="float" office:value="778.967041015625" table:style-name="ce1">
            <text:p>778.967041</text:p>
          </table:table-cell>
          <table:table-cell office:value-type="float" office:value="-42.8240966796875" table:style-name="ce1">
            <text:p>-42.82409668</text:p>
          </table:table-cell>
          <table:table-cell office:value-type="float" office:value="114.7" table:style-name="ce1">
            <text:p>114.7</text:p>
          </table:table-cell>
          <table:table-cell office:value-type="float" office:value="106628.203125" table:style-name="ce1">
            <text:p>106628.2031</text:p>
          </table:table-cell>
          <table:table-cell office:value-type="float" office:value="501" table:style-name="ce1">
            <text:p>501</text:p>
          </table:table-cell>
          <table:table-cell office:value-type="float" office:value="2969.6000000000099" table:style-name="ce1">
            <text:p>2969.6</text:p>
          </table:table-cell>
          <table:table-cell table:number-columns-repeated="16373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22.887731552123999" table:style-name="ce1">
            <text:p>22.88773155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778.25518798828102" table:style-name="ce1">
            <text:p>778.255188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14.7" table:style-name="ce1">
            <text:p>114.7</text:p>
          </table:table-cell>
          <table:table-cell office:value-type="float" office:value="106097.28125" table:style-name="ce1">
            <text:p>106097.2813</text:p>
          </table:table-cell>
          <table:table-cell office:value-type="float" office:value="501" table:style-name="ce1">
            <text:p>501</text:p>
          </table:table-cell>
          <table:table-cell office:value-type="float" office:value="2977.9500000000098" table:style-name="ce1">
            <text:p>2977.95</text:p>
          </table:table-cell>
          <table:table-cell table:number-columns-repeated="16373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69.328704833984403" table:style-name="ce1">
            <text:p>69.32870483</text:p>
          </table:table-cell>
          <table:table-cell office:value-type="float" office:value="22.829860687255898" table:style-name="ce1">
            <text:p>22.82986069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0503473281860396" table:style-name="ce1">
            <text:p>6.050347328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74.652770996093807" table:style-name="ce1">
            <text:p>-74.652771</text:p>
          </table:table-cell>
          <table:table-cell office:value-type="float" office:value="114.7" table:style-name="ce1">
            <text:p>114.7</text:p>
          </table:table-cell>
          <table:table-cell office:value-type="float" office:value="105654.8359375" table:style-name="ce1">
            <text:p>105654.8359</text:p>
          </table:table-cell>
          <table:table-cell office:value-type="float" office:value="502" table:style-name="ce1">
            <text:p>502</text:p>
          </table:table-cell>
          <table:table-cell office:value-type="float" office:value="2986.3166666666798" table:style-name="ce1">
            <text:p>2986.316667</text:p>
          </table:table-cell>
          <table:table-cell table:number-columns-repeated="16373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69.473381042480497" table:style-name="ce1">
            <text:p>69.47338104</text:p>
          </table:table-cell>
          <table:table-cell office:value-type="float" office:value="22.743055343627901" table:style-name="ce1">
            <text:p>22.74305534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14.7" table:style-name="ce1">
            <text:p>114.7</text:p>
          </table:table-cell>
          <table:table-cell office:value-type="float" office:value="105035.4140625" table:style-name="ce1">
            <text:p>105035.4141</text:p>
          </table:table-cell>
          <table:table-cell office:value-type="float" office:value="502" table:style-name="ce1">
            <text:p>502</text:p>
          </table:table-cell>
          <table:table-cell office:value-type="float" office:value="2994.6833333333402" table:style-name="ce1">
            <text:p>2994.683333</text:p>
          </table:table-cell>
          <table:table-cell table:number-columns-repeated="16373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69.560188293457003" table:style-name="ce1">
            <text:p>69.56018829</text:p>
          </table:table-cell>
          <table:table-cell office:value-type="float" office:value="22.7141208648682" table:style-name="ce1">
            <text:p>22.71412086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09375" table:style-name="ce1">
            <text:p>6.09375</text:p>
          </table:table-cell>
          <table:table-cell office:value-type="float" office:value="777.54339599609398" table:style-name="ce1">
            <text:p>777.543396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4.7" table:style-name="ce1">
            <text:p>114.7</text:p>
          </table:table-cell>
          <table:table-cell office:value-type="float" office:value="101672.8671875" table:style-name="ce1">
            <text:p>101672.8672</text:p>
          </table:table-cell>
          <table:table-cell office:value-type="float" office:value="501" table:style-name="ce1">
            <text:p>501</text:p>
          </table:table-cell>
          <table:table-cell office:value-type="float" office:value="3003.0333333333401" table:style-name="ce1">
            <text:p>3003.033333</text:p>
          </table:table-cell>
          <table:table-cell table:number-columns-repeated="16373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69.646987915039105" table:style-name="ce1">
            <text:p>69.64698792</text:p>
          </table:table-cell>
          <table:table-cell office:value-type="float" office:value="22.685184478759801" table:style-name="ce1">
            <text:p>22.68518448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1371526718139702" table:style-name="ce1">
            <text:p>6.137152672</text:p>
          </table:table-cell>
          <table:table-cell office:value-type="float" office:value="777.1875" table:style-name="ce1">
            <text:p>777.1875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4.7" table:style-name="ce1">
            <text:p>114.7</text:p>
          </table:table-cell>
          <table:table-cell office:value-type="float" office:value="99903.1015625" table:style-name="ce1">
            <text:p>99903.10156</text:p>
          </table:table-cell>
          <table:table-cell office:value-type="float" office:value="499" table:style-name="ce1">
            <text:p>499</text:p>
          </table:table-cell>
          <table:table-cell office:value-type="float" office:value="3011.3500000000099" table:style-name="ce1">
            <text:p>3011.35</text:p>
          </table:table-cell>
          <table:table-cell table:number-columns-repeated="16373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9.704864501953097" table:style-name="ce1">
            <text:p>69.7048645</text:p>
          </table:table-cell>
          <table:table-cell office:value-type="float" office:value="22.627315521240199" table:style-name="ce1">
            <text:p>22.62731552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171875" table:style-name="ce1">
            <text:p>6.171875</text:p>
          </table:table-cell>
          <table:table-cell office:value-type="float" office:value="777.1875" table:style-name="ce1">
            <text:p>777.1875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4.7" table:style-name="ce1">
            <text:p>114.7</text:p>
          </table:table-cell>
          <table:table-cell office:value-type="float" office:value="98398.8046875" table:style-name="ce1">
            <text:p>98398.80469</text:p>
          </table:table-cell>
          <table:table-cell office:value-type="float" office:value="498" table:style-name="ce1">
            <text:p>498</text:p>
          </table:table-cell>
          <table:table-cell office:value-type="float" office:value="3019.6500000000101" table:style-name="ce1">
            <text:p>3019.65</text:p>
          </table:table-cell>
          <table:table-cell table:number-columns-repeated="16373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69.704864501953097" table:style-name="ce1">
            <text:p>69.7048645</text:p>
          </table:table-cell>
          <table:table-cell office:value-type="float" office:value="22.5983791351318" table:style-name="ce1">
            <text:p>22.59837914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777.1875" table:style-name="ce1">
            <text:p>777.1875</text:p>
          </table:table-cell>
          <table:table-cell office:value-type="float" office:value="-111.689819335938" table:style-name="ce1">
            <text:p>-111.6898193</text:p>
          </table:table-cell>
          <table:table-cell office:value-type="float" office:value="114.7" table:style-name="ce1">
            <text:p>114.7</text:p>
          </table:table-cell>
          <table:table-cell office:value-type="float" office:value="97425.4375" table:style-name="ce1">
            <text:p>97425.4375</text:p>
          </table:table-cell>
          <table:table-cell office:value-type="float" office:value="497" table:style-name="ce1">
            <text:p>497</text:p>
          </table:table-cell>
          <table:table-cell office:value-type="float" office:value="3027.9333333333402" table:style-name="ce1">
            <text:p>3027.933333</text:p>
          </table:table-cell>
          <table:table-cell table:number-columns-repeated="16373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69.791664123535199" table:style-name="ce1">
            <text:p>69.79166412</text:p>
          </table:table-cell>
          <table:table-cell office:value-type="float" office:value="22.540510177612301" table:style-name="ce1">
            <text:p>22.54051018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4.7" table:style-name="ce1">
            <text:p>114.7</text:p>
          </table:table-cell>
          <table:table-cell office:value-type="float" office:value="97779.390625" table:style-name="ce1">
            <text:p>97779.39063</text:p>
          </table:table-cell>
          <table:table-cell office:value-type="float" office:value="497" table:style-name="ce1">
            <text:p>497</text:p>
          </table:table-cell>
          <table:table-cell office:value-type="float" office:value="3036.2166666666799" table:style-name="ce1">
            <text:p>3036.216667</text:p>
          </table:table-cell>
          <table:table-cell table:number-columns-repeated="16373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69.936340332031307" table:style-name="ce1">
            <text:p>69.93634033</text:p>
          </table:table-cell>
          <table:table-cell office:value-type="float" office:value="22.482639312744102" table:style-name="ce1">
            <text:p>22.48263931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5" table:style-name="ce1">
            <text:p>6.25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28.47222900390599" table:style-name="ce1">
            <text:p>-128.472229</text:p>
          </table:table-cell>
          <table:table-cell office:value-type="float" office:value="114.7" table:style-name="ce1">
            <text:p>114.7</text:p>
          </table:table-cell>
          <table:table-cell office:value-type="float" office:value="99460.6640625" table:style-name="ce1">
            <text:p>99460.66406</text:p>
          </table:table-cell>
          <table:table-cell office:value-type="float" office:value="497" table:style-name="ce1">
            <text:p>497</text:p>
          </table:table-cell>
          <table:table-cell office:value-type="float" office:value="3044.50000000001" table:style-name="ce1">
            <text:p>3044.5</text:p>
          </table:table-cell>
          <table:table-cell table:number-columns-repeated="16373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70.167823791503906" table:style-name="ce1">
            <text:p>70.16782379</text:p>
          </table:table-cell>
          <table:table-cell office:value-type="float" office:value="22.3958339691162" table:style-name="ce1">
            <text:p>22.39583397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31.36572265625" table:style-name="ce1">
            <text:p>-131.3657227</text:p>
          </table:table-cell>
          <table:table-cell office:value-type="float" office:value="114.7" table:style-name="ce1">
            <text:p>114.7</text:p>
          </table:table-cell>
          <table:table-cell office:value-type="float" office:value="101761.359375" table:style-name="ce1">
            <text:p>101761.3594</text:p>
          </table:table-cell>
          <table:table-cell office:value-type="float" office:value="497" table:style-name="ce1">
            <text:p>497</text:p>
          </table:table-cell>
          <table:table-cell office:value-type="float" office:value="3052.7833333333401" table:style-name="ce1">
            <text:p>3052.783333</text:p>
          </table:table-cell>
          <table:table-cell table:number-columns-repeated="16373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70.283561706542997" table:style-name="ce1">
            <text:p>70.28356171</text:p>
          </table:table-cell>
          <table:table-cell office:value-type="float" office:value="22.309028625488299" table:style-name="ce1">
            <text:p>22.30902863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369790077209499" table:style-name="ce1">
            <text:p>6.236979008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37.73150634765599" table:style-name="ce1">
            <text:p>-137.7315063</text:p>
          </table:table-cell>
          <table:table-cell office:value-type="float" office:value="114.7" table:style-name="ce1">
            <text:p>114.7</text:p>
          </table:table-cell>
          <table:table-cell office:value-type="float" office:value="105212.3984375" table:style-name="ce1">
            <text:p>105212.3984</text:p>
          </table:table-cell>
          <table:table-cell office:value-type="float" office:value="497" table:style-name="ce1">
            <text:p>497</text:p>
          </table:table-cell>
          <table:table-cell office:value-type="float" office:value="3061.0666666666798" table:style-name="ce1">
            <text:p>3061.066667</text:p>
          </table:table-cell>
          <table:table-cell table:number-columns-repeated="16373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70.428237915039105" table:style-name="ce1">
            <text:p>70.42823792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41.20367431640599" table:style-name="ce1">
            <text:p>-141.2036743</text:p>
          </table:table-cell>
          <table:table-cell office:value-type="float" office:value="114.7" table:style-name="ce1">
            <text:p>114.7</text:p>
          </table:table-cell>
          <table:table-cell office:value-type="float" office:value="109636.8046875" table:style-name="ce1">
            <text:p>109636.8047</text:p>
          </table:table-cell>
          <table:table-cell office:value-type="float" office:value="498" table:style-name="ce1">
            <text:p>498</text:p>
          </table:table-cell>
          <table:table-cell office:value-type="float" office:value="3069.36666666668" table:style-name="ce1">
            <text:p>3069.366667</text:p>
          </table:table-cell>
          <table:table-cell table:number-columns-repeated="16373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70.457176208496094" table:style-name="ce1">
            <text:p>70.45717621</text:p>
          </table:table-cell>
          <table:table-cell office:value-type="float" office:value="22.193286895751999" table:style-name="ce1">
            <text:p>22.1932869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109375" table:style-name="ce1">
            <text:p>6.2109375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42.361083984375" table:style-name="ce1">
            <text:p>-142.361084</text:p>
          </table:table-cell>
          <table:table-cell office:value-type="float" office:value="114.7" table:style-name="ce1">
            <text:p>114.7</text:p>
          </table:table-cell>
          <table:table-cell office:value-type="float" office:value="114680.6328125" table:style-name="ce1">
            <text:p>114680.6328</text:p>
          </table:table-cell>
          <table:table-cell office:value-type="float" office:value="498" table:style-name="ce1">
            <text:p>498</text:p>
          </table:table-cell>
          <table:table-cell office:value-type="float" office:value="3077.6666666666802" table:style-name="ce1">
            <text:p>3077.666667</text:p>
          </table:table-cell>
          <table:table-cell table:number-columns-repeated="16373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70.515045166015597" table:style-name="ce1">
            <text:p>70.51504517</text:p>
          </table:table-cell>
          <table:table-cell office:value-type="float" office:value="22.1354160308838" table:style-name="ce1">
            <text:p>22.13541603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42.93981933593801" table:style-name="ce1">
            <text:p>-142.9398193</text:p>
          </table:table-cell>
          <table:table-cell office:value-type="float" office:value="114.7" table:style-name="ce1">
            <text:p>114.7</text:p>
          </table:table-cell>
          <table:table-cell office:value-type="float" office:value="116892.8203125" table:style-name="ce1">
            <text:p>116892.8203</text:p>
          </table:table-cell>
          <table:table-cell office:value-type="float" office:value="498" table:style-name="ce1">
            <text:p>498</text:p>
          </table:table-cell>
          <table:table-cell office:value-type="float" office:value="3085.9666666666799" table:style-name="ce1">
            <text:p>3085.966667</text:p>
          </table:table-cell>
          <table:table-cell table:number-columns-repeated="16373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70.515045166015597" table:style-name="ce1">
            <text:p>70.51504517</text:p>
          </table:table-cell>
          <table:table-cell office:value-type="float" office:value="22.106481552123999" table:style-name="ce1">
            <text:p>22.10648155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76.83160400390602" table:style-name="ce1">
            <text:p>776.831604</text:p>
          </table:table-cell>
          <table:table-cell office:value-type="float" office:value="-145.83331298828099" table:style-name="ce1">
            <text:p>-145.833313</text:p>
          </table:table-cell>
          <table:table-cell office:value-type="float" office:value="114.7" table:style-name="ce1">
            <text:p>114.7</text:p>
          </table:table-cell>
          <table:table-cell office:value-type="float" office:value="124237.34375" table:style-name="ce1">
            <text:p>124237.3438</text:p>
          </table:table-cell>
          <table:table-cell office:value-type="float" office:value="498" table:style-name="ce1">
            <text:p>498</text:p>
          </table:table-cell>
          <table:table-cell office:value-type="float" office:value="3094.2666666666801" table:style-name="ce1">
            <text:p>3094.266667</text:p>
          </table:table-cell>
          <table:table-cell table:number-columns-repeated="16373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70.572914123535199" table:style-name="ce1">
            <text:p>70.57291412</text:p>
          </table:table-cell>
          <table:table-cell office:value-type="float" office:value="22.048610687255898" table:style-name="ce1">
            <text:p>22.04861069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77.1875" table:style-name="ce1">
            <text:p>777.1875</text:p>
          </table:table-cell>
          <table:table-cell office:value-type="float" office:value="-146.41204833984401" table:style-name="ce1">
            <text:p>-146.4120483</text:p>
          </table:table-cell>
          <table:table-cell office:value-type="float" office:value="114.7" table:style-name="ce1">
            <text:p>114.7</text:p>
          </table:table-cell>
          <table:table-cell office:value-type="float" office:value="128042.3359375" table:style-name="ce1">
            <text:p>128042.3359</text:p>
          </table:table-cell>
          <table:table-cell office:value-type="float" office:value="500" table:style-name="ce1">
            <text:p>500</text:p>
          </table:table-cell>
          <table:table-cell office:value-type="float" office:value="3102.6000000000099" table:style-name="ce1">
            <text:p>3102.6</text:p>
          </table:table-cell>
          <table:table-cell table:number-columns-repeated="16373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70.601852416992202" table:style-name="ce1">
            <text:p>70.60185242</text:p>
          </table:table-cell>
          <table:table-cell office:value-type="float" office:value="22.019676208496101" table:style-name="ce1">
            <text:p>22.01967621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777.1875" table:style-name="ce1">
            <text:p>777.1875</text:p>
          </table:table-cell>
          <table:table-cell office:value-type="float" office:value="-142.93981933593801" table:style-name="ce1">
            <text:p>-142.9398193</text:p>
          </table:table-cell>
          <table:table-cell office:value-type="float" office:value="114.7" table:style-name="ce1">
            <text:p>114.7</text:p>
          </table:table-cell>
          <table:table-cell office:value-type="float" office:value="131050.9296875" table:style-name="ce1">
            <text:p>131050.9297</text:p>
          </table:table-cell>
          <table:table-cell office:value-type="float" office:value="501" table:style-name="ce1">
            <text:p>501</text:p>
          </table:table-cell>
          <table:table-cell office:value-type="float" office:value="3110.9500000000098" table:style-name="ce1">
            <text:p>3110.95</text:p>
          </table:table-cell>
          <table:table-cell table:number-columns-repeated="16373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70.630790710449205" table:style-name="ce1">
            <text:p>70.63079071</text:p>
          </table:table-cell>
          <table:table-cell office:value-type="float" office:value="21.990739822387699" table:style-name="ce1">
            <text:p>21.99073982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777.54339599609398" table:style-name="ce1">
            <text:p>777.543396</text:p>
          </table:table-cell>
          <table:table-cell office:value-type="float" office:value="-152.19909667968801" table:style-name="ce1">
            <text:p>-152.1990967</text:p>
          </table:table-cell>
          <table:table-cell office:value-type="float" office:value="114.7" table:style-name="ce1">
            <text:p>114.7</text:p>
          </table:table-cell>
          <table:table-cell office:value-type="float" office:value="132466.734375" table:style-name="ce1">
            <text:p>132466.7344</text:p>
          </table:table-cell>
          <table:table-cell office:value-type="float" office:value="502" table:style-name="ce1">
            <text:p>502</text:p>
          </table:table-cell>
          <table:table-cell office:value-type="float" office:value="3119.3166666666798" table:style-name="ce1">
            <text:p>3119.316667</text:p>
          </table:table-cell>
          <table:table-cell table:number-columns-repeated="16373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70.630790710449205" table:style-name="ce1">
            <text:p>70.63079071</text:p>
          </table:table-cell>
          <table:table-cell office:value-type="float" office:value="21.961805343627901" table:style-name="ce1">
            <text:p>21.96180534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77.54339599609398" table:style-name="ce1">
            <text:p>777.543396</text:p>
          </table:table-cell>
          <table:table-cell office:value-type="float" office:value="-151.620361328125" table:style-name="ce1">
            <text:p>-151.6203613</text:p>
          </table:table-cell>
          <table:table-cell office:value-type="float" office:value="114.7" table:style-name="ce1">
            <text:p>114.7</text:p>
          </table:table-cell>
          <table:table-cell office:value-type="float" office:value="132820.6875" table:style-name="ce1">
            <text:p>132820.6875</text:p>
          </table:table-cell>
          <table:table-cell office:value-type="float" office:value="502" table:style-name="ce1">
            <text:p>502</text:p>
          </table:table-cell>
          <table:table-cell office:value-type="float" office:value="3127.6833333333402" table:style-name="ce1">
            <text:p>3127.683333</text:p>
          </table:table-cell>
          <table:table-cell table:number-columns-repeated="16373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70.601852416992202" table:style-name="ce1">
            <text:p>70.60185242</text:p>
          </table:table-cell>
          <table:table-cell office:value-type="float" office:value="21.875" table:style-name="ce1">
            <text:p>21.875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585071563720703" table:style-name="ce1">
            <text:p>6.358507156</text:p>
          </table:table-cell>
          <table:table-cell office:value-type="float" office:value="777.54339599609398" table:style-name="ce1">
            <text:p>777.543396</text:p>
          </table:table-cell>
          <table:table-cell office:value-type="float" office:value="-157.986083984375" table:style-name="ce1">
            <text:p>-157.986084</text:p>
          </table:table-cell>
          <table:table-cell office:value-type="float" office:value="114.7" table:style-name="ce1">
            <text:p>114.7</text:p>
          </table:table-cell>
          <table:table-cell office:value-type="float" office:value="132024.296875" table:style-name="ce1">
            <text:p>132024.2969</text:p>
          </table:table-cell>
          <table:table-cell office:value-type="float" office:value="502" table:style-name="ce1">
            <text:p>502</text:p>
          </table:table-cell>
          <table:table-cell office:value-type="float" office:value="3136.0500000000102" table:style-name="ce1">
            <text:p>3136.05</text:p>
          </table:table-cell>
          <table:table-cell table:number-columns-repeated="16373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70.341438293457003" table:style-name="ce1">
            <text:p>70.34143829</text:p>
          </table:table-cell>
          <table:table-cell office:value-type="float" office:value="21.875" table:style-name="ce1">
            <text:p>21.875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758678436279297" table:style-name="ce1">
            <text:p>6.375867844</text:p>
          </table:table-cell>
          <table:table-cell office:value-type="float" office:value="777.54339599609398" table:style-name="ce1">
            <text:p>777.543396</text:p>
          </table:table-cell>
          <table:table-cell office:value-type="float" office:value="-157.40740966796901" table:style-name="ce1">
            <text:p>-157.4074097</text:p>
          </table:table-cell>
          <table:table-cell office:value-type="float" office:value="114.7" table:style-name="ce1">
            <text:p>114.7</text:p>
          </table:table-cell>
          <table:table-cell office:value-type="float" office:value="131139.421875" table:style-name="ce1">
            <text:p>131139.4219</text:p>
          </table:table-cell>
          <table:table-cell office:value-type="float" office:value="503" table:style-name="ce1">
            <text:p>503</text:p>
          </table:table-cell>
          <table:table-cell office:value-type="float" office:value="3144.4333333333402" table:style-name="ce1">
            <text:p>3144.433333</text:p>
          </table:table-cell>
          <table:table-cell table:number-columns-repeated="16373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70.052085876464801" table:style-name="ce1">
            <text:p>70.05208588</text:p>
          </table:table-cell>
          <table:table-cell office:value-type="float" office:value="21.875" table:style-name="ce1">
            <text:p>21.875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149.30554199218801" table:style-name="ce1">
            <text:p>-149.305542</text:p>
          </table:table-cell>
          <table:table-cell office:value-type="float" office:value="114.7" table:style-name="ce1">
            <text:p>114.7</text:p>
          </table:table-cell>
          <table:table-cell office:value-type="float" office:value="130254.5390625" table:style-name="ce1">
            <text:p>130254.5391</text:p>
          </table:table-cell>
          <table:table-cell office:value-type="float" office:value="502" table:style-name="ce1">
            <text:p>502</text:p>
          </table:table-cell>
          <table:table-cell office:value-type="float" office:value="3152.8000000000102" table:style-name="ce1">
            <text:p>3152.8</text:p>
          </table:table-cell>
          <table:table-cell table:number-columns-repeated="16373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69.039352416992202" table:style-name="ce1">
            <text:p>69.03935242</text:p>
          </table:table-cell>
          <table:table-cell office:value-type="float" office:value="21.903934478759801" table:style-name="ce1">
            <text:p>21.90393448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151.04168701171901" table:style-name="ce1">
            <text:p>-151.041687</text:p>
          </table:table-cell>
          <table:table-cell office:value-type="float" office:value="114.7" table:style-name="ce1">
            <text:p>114.7</text:p>
          </table:table-cell>
          <table:table-cell office:value-type="float" office:value="129281.1640625" table:style-name="ce1">
            <text:p>129281.1641</text:p>
          </table:table-cell>
          <table:table-cell office:value-type="float" office:value="502" table:style-name="ce1">
            <text:p>502</text:p>
          </table:table-cell>
          <table:table-cell office:value-type="float" office:value="3161.1666666666802" table:style-name="ce1">
            <text:p>3161.166667</text:p>
          </table:table-cell>
          <table:table-cell table:number-columns-repeated="16373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68.315971374511705" table:style-name="ce1">
            <text:p>68.31597137</text:p>
          </table:table-cell>
          <table:table-cell office:value-type="float" office:value="21.990739822387699" table:style-name="ce1">
            <text:p>21.99073982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484375" table:style-name="ce1">
            <text:p>6.484375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149.88427734375" table:style-name="ce1">
            <text:p>-149.8842773</text:p>
          </table:table-cell>
          <table:table-cell office:value-type="float" office:value="114.7" table:style-name="ce1">
            <text:p>114.7</text:p>
          </table:table-cell>
          <table:table-cell office:value-type="float" office:value="128484.78125" table:style-name="ce1">
            <text:p>128484.7813</text:p>
          </table:table-cell>
          <table:table-cell office:value-type="float" office:value="502" table:style-name="ce1">
            <text:p>502</text:p>
          </table:table-cell>
          <table:table-cell office:value-type="float" office:value="3169.5333333333501" table:style-name="ce1">
            <text:p>3169.533333</text:p>
          </table:table-cell>
          <table:table-cell table:number-columns-repeated="16373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67.476852416992202" table:style-name="ce1">
            <text:p>67.47685242</text:p>
          </table:table-cell>
          <table:table-cell office:value-type="float" office:value="22.106481552123999" table:style-name="ce1">
            <text:p>22.10648155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5581598281860396" table:style-name="ce1">
            <text:p>6.558159828</text:p>
          </table:table-cell>
          <table:table-cell office:value-type="float" office:value="777.89929199218795" table:style-name="ce1">
            <text:p>777.899292</text:p>
          </table:table-cell>
          <table:table-cell office:value-type="float" office:value="-157.986083984375" table:style-name="ce1">
            <text:p>-157.986084</text:p>
          </table:table-cell>
          <table:table-cell office:value-type="float" office:value="114.7" table:style-name="ce1">
            <text:p>114.7</text:p>
          </table:table-cell>
          <table:table-cell office:value-type="float" office:value="127334.4296875" table:style-name="ce1">
            <text:p>127334.4297</text:p>
          </table:table-cell>
          <table:table-cell office:value-type="float" office:value="502" table:style-name="ce1">
            <text:p>502</text:p>
          </table:table-cell>
          <table:table-cell office:value-type="float" office:value="3177.9000000000101" table:style-name="ce1">
            <text:p>3177.9</text:p>
          </table:table-cell>
          <table:table-cell table:number-columns-repeated="16373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66.956016540527301" table:style-name="ce1">
            <text:p>66.95601654</text:p>
          </table:table-cell>
          <table:table-cell office:value-type="float" office:value="22.1354160308838" table:style-name="ce1">
            <text:p>22.13541603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5842013359069798" table:style-name="ce1">
            <text:p>6.584201336</text:p>
          </table:table-cell>
          <table:table-cell office:value-type="float" office:value="778.25518798828102" table:style-name="ce1">
            <text:p>778.255188</text:p>
          </table:table-cell>
          <table:table-cell office:value-type="float" office:value="-152.77777099609401" table:style-name="ce1">
            <text:p>-152.777771</text:p>
          </table:table-cell>
          <table:table-cell office:value-type="float" office:value="114.7" table:style-name="ce1">
            <text:p>114.7</text:p>
          </table:table-cell>
          <table:table-cell office:value-type="float" office:value="126715.0078125" table:style-name="ce1">
            <text:p>126715.0078</text:p>
          </table:table-cell>
          <table:table-cell office:value-type="float" office:value="502" table:style-name="ce1">
            <text:p>502</text:p>
          </table:table-cell>
          <table:table-cell office:value-type="float" office:value="3186.2666666666801" table:style-name="ce1">
            <text:p>3186.266667</text:p>
          </table:table-cell>
          <table:table-cell table:number-columns-repeated="16373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66.695602416992202" table:style-name="ce1">
            <text:p>66.69560242</text:p>
          </table:table-cell>
          <table:table-cell office:value-type="float" office:value="22.193286895751999" table:style-name="ce1">
            <text:p>22.1932869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5928821563720703" table:style-name="ce1">
            <text:p>6.592882156</text:p>
          </table:table-cell>
          <table:table-cell office:value-type="float" office:value="778.25518798828102" table:style-name="ce1">
            <text:p>778.255188</text:p>
          </table:table-cell>
          <table:table-cell office:value-type="float" office:value="-151.620361328125" table:style-name="ce1">
            <text:p>-151.6203613</text:p>
          </table:table-cell>
          <table:table-cell office:value-type="float" office:value="114.7" table:style-name="ce1">
            <text:p>114.7</text:p>
          </table:table-cell>
          <table:table-cell office:value-type="float" office:value="125830.1328125" table:style-name="ce1">
            <text:p>125830.1328</text:p>
          </table:table-cell>
          <table:table-cell office:value-type="float" office:value="502" table:style-name="ce1">
            <text:p>502</text:p>
          </table:table-cell>
          <table:table-cell office:value-type="float" office:value="3194.63333333335" table:style-name="ce1">
            <text:p>3194.633333</text:p>
          </table:table-cell>
          <table:table-cell table:number-columns-repeated="16373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65.740737915039105" table:style-name="ce1">
            <text:p>65.74073792</text:p>
          </table:table-cell>
          <table:table-cell office:value-type="float" office:value="22.251157760620099" table:style-name="ce1">
            <text:p>22.25115776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5798611640930202" table:style-name="ce1">
            <text:p>6.579861164</text:p>
          </table:table-cell>
          <table:table-cell office:value-type="float" office:value="778.25518798828102" table:style-name="ce1">
            <text:p>778.255188</text:p>
          </table:table-cell>
          <table:table-cell office:value-type="float" office:value="-145.254638671875" table:style-name="ce1">
            <text:p>-145.2546387</text:p>
          </table:table-cell>
          <table:table-cell office:value-type="float" office:value="114.7" table:style-name="ce1">
            <text:p>114.7</text:p>
          </table:table-cell>
          <table:table-cell office:value-type="float" office:value="122113.6328125" table:style-name="ce1">
            <text:p>122113.6328</text:p>
          </table:table-cell>
          <table:table-cell office:value-type="float" office:value="502" table:style-name="ce1">
            <text:p>502</text:p>
          </table:table-cell>
          <table:table-cell office:value-type="float" office:value="3203.00000000001" table:style-name="ce1">
            <text:p>3203</text:p>
          </table:table-cell>
          <table:table-cell table:number-columns-repeated="16373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65.364585876464801" table:style-name="ce1">
            <text:p>65.36458588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5364584922790501" table:style-name="ce1">
            <text:p>6.536458492</text:p>
          </table:table-cell>
          <table:table-cell office:value-type="float" office:value="778.25518798828102" table:style-name="ce1">
            <text:p>778.255188</text:p>
          </table:table-cell>
          <table:table-cell office:value-type="float" office:value="-139.46759033203099" table:style-name="ce1">
            <text:p>-139.4675903</text:p>
          </table:table-cell>
          <table:table-cell office:value-type="float" office:value="114.7" table:style-name="ce1">
            <text:p>114.7</text:p>
          </table:table-cell>
          <table:table-cell office:value-type="float" office:value="121140.2578125" table:style-name="ce1">
            <text:p>121140.2578</text:p>
          </table:table-cell>
          <table:table-cell office:value-type="float" office:value="501" table:style-name="ce1">
            <text:p>501</text:p>
          </table:table-cell>
          <table:table-cell office:value-type="float" office:value="3211.3500000000099" table:style-name="ce1">
            <text:p>3211.35</text:p>
          </table:table-cell>
          <table:table-cell table:number-columns-repeated="16373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64.814811706542997" table:style-name="ce1">
            <text:p>64.81481171</text:p>
          </table:table-cell>
          <table:table-cell office:value-type="float" office:value="22.309028625488299" table:style-name="ce1">
            <text:p>22.30902863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4713540077209499" table:style-name="ce1">
            <text:p>6.471354008</text:p>
          </table:table-cell>
          <table:table-cell office:value-type="float" office:value="778.611083984375" table:style-name="ce1">
            <text:p>778.611084</text:p>
          </table:table-cell>
          <table:table-cell office:value-type="float" office:value="-132.52313232421901" table:style-name="ce1">
            <text:p>-132.5231323</text:p>
          </table:table-cell>
          <table:table-cell office:value-type="float" office:value="114.7" table:style-name="ce1">
            <text:p>114.7</text:p>
          </table:table-cell>
          <table:table-cell office:value-type="float" office:value="121405.71875" table:style-name="ce1">
            <text:p>121405.7188</text:p>
          </table:table-cell>
          <table:table-cell office:value-type="float" office:value="501" table:style-name="ce1">
            <text:p>501</text:p>
          </table:table-cell>
          <table:table-cell office:value-type="float" office:value="3219.7000000000098" table:style-name="ce1">
            <text:p>3219.7</text:p>
          </table:table-cell>
          <table:table-cell table:number-columns-repeated="16373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64.380790710449205" table:style-name="ce1">
            <text:p>64.38079071</text:p>
          </table:table-cell>
          <table:table-cell office:value-type="float" office:value="22.309028625488299" table:style-name="ce1">
            <text:p>22.30902863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40625" table:style-name="ce1">
            <text:p>6.40625</text:p>
          </table:table-cell>
          <table:table-cell office:value-type="float" office:value="778.967041015625" table:style-name="ce1">
            <text:p>778.967041</text:p>
          </table:table-cell>
          <table:table-cell office:value-type="float" office:value="-129.05090332031301" table:style-name="ce1">
            <text:p>-129.0509033</text:p>
          </table:table-cell>
          <table:table-cell office:value-type="float" office:value="114.7" table:style-name="ce1">
            <text:p>114.7</text:p>
          </table:table-cell>
          <table:table-cell office:value-type="float" office:value="121582.703125" table:style-name="ce1">
            <text:p>121582.7031</text:p>
          </table:table-cell>
          <table:table-cell office:value-type="float" office:value="500" table:style-name="ce1">
            <text:p>500</text:p>
          </table:table-cell>
          <table:table-cell office:value-type="float" office:value="3228.0333333333501" table:style-name="ce1">
            <text:p>3228.033333</text:p>
          </table:table-cell>
          <table:table-cell table:number-columns-repeated="16373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64.0625" table:style-name="ce1">
            <text:p>64.0625</text:p>
          </table:table-cell>
          <table:table-cell office:value-type="float" office:value="22.309028625488299" table:style-name="ce1">
            <text:p>22.30902863</text:p>
          </table:table-cell>
          <table:table-cell office:value-type="float" office:value="0.101273149251938" table:style-name="ce1">
            <text:p>0.101273149</text:p>
          </table:table-cell>
          <table:table-cell office:value-type="float" office:value="6.3628473281860396" table:style-name="ce1">
            <text:p>6.362847328</text:p>
          </table:table-cell>
          <table:table-cell office:value-type="float" office:value="778.967041015625" table:style-name="ce1">
            <text:p>778.967041</text:p>
          </table:table-cell>
          <table:table-cell office:value-type="float" office:value="-128.47222900390599" table:style-name="ce1">
            <text:p>-128.472229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499" table:style-name="ce1">
            <text:p>499</text:p>
          </table:table-cell>
          <table:table-cell office:value-type="float" office:value="3236.3500000000099" table:style-name="ce1">
            <text:p>3236.35</text:p>
          </table:table-cell>
          <table:table-cell table:number-columns-repeated="16373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63.831020355224602" table:style-name="ce1">
            <text:p>63.83102036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79.32293701171898" table:style-name="ce1">
            <text:p>779.322937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4.7" table:style-name="ce1">
            <text:p>114.7</text:p>
          </table:table-cell>
          <table:table-cell office:value-type="float" office:value="121671.1875" table:style-name="ce1">
            <text:p>121671.1875</text:p>
          </table:table-cell>
          <table:table-cell office:value-type="float" office:value="498" table:style-name="ce1">
            <text:p>498</text:p>
          </table:table-cell>
          <table:table-cell office:value-type="float" office:value="3244.6500000000101" table:style-name="ce1">
            <text:p>3244.65</text:p>
          </table:table-cell>
          <table:table-cell table:number-columns-repeated="16373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63.483795166015597" table:style-name="ce1">
            <text:p>63.48379517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779.32293701171898" table:style-name="ce1">
            <text:p>779.322937</text:p>
          </table:table-cell>
          <table:table-cell office:value-type="float" office:value="-126.736083984375" table:style-name="ce1">
            <text:p>-126.736084</text:p>
          </table:table-cell>
          <table:table-cell office:value-type="float" office:value="114.7" table:style-name="ce1">
            <text:p>114.7</text:p>
          </table:table-cell>
          <table:table-cell office:value-type="float" office:value="120874.796875" table:style-name="ce1">
            <text:p>120874.7969</text:p>
          </table:table-cell>
          <table:table-cell office:value-type="float" office:value="498" table:style-name="ce1">
            <text:p>498</text:p>
          </table:table-cell>
          <table:table-cell office:value-type="float" office:value="3252.9500000000098" table:style-name="ce1">
            <text:p>3252.95</text:p>
          </table:table-cell>
          <table:table-cell table:number-columns-repeated="16373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63.223381042480497" table:style-name="ce1">
            <text:p>63.22338104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79.67883300781295" table:style-name="ce1">
            <text:p>779.678833</text:p>
          </table:table-cell>
          <table:table-cell office:value-type="float" office:value="-127.89349365234401" table:style-name="ce1">
            <text:p>-127.8934937</text:p>
          </table:table-cell>
          <table:table-cell office:value-type="float" office:value="114.7" table:style-name="ce1">
            <text:p>114.7</text:p>
          </table:table-cell>
          <table:table-cell office:value-type="float" office:value="119901.4296875" table:style-name="ce1">
            <text:p>119901.4297</text:p>
          </table:table-cell>
          <table:table-cell office:value-type="float" office:value="498" table:style-name="ce1">
            <text:p>498</text:p>
          </table:table-cell>
          <table:table-cell office:value-type="float" office:value="3261.25000000001" table:style-name="ce1">
            <text:p>3261.25</text:p>
          </table:table-cell>
          <table:table-cell table:number-columns-repeated="16373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63.107639312744098" table:style-name="ce1">
            <text:p>63.10763931</text:p>
          </table:table-cell>
          <table:table-cell office:value-type="float" office:value="22.280092239379901" table:style-name="ce1">
            <text:p>22.28009224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79.67883300781295" table:style-name="ce1">
            <text:p>779.678833</text:p>
          </table:table-cell>
          <table:table-cell office:value-type="float" office:value="-125" table:style-name="ce1">
            <text:p>-125</text:p>
          </table:table-cell>
          <table:table-cell office:value-type="float" office:value="114.7" table:style-name="ce1">
            <text:p>114.7</text:p>
          </table:table-cell>
          <table:table-cell office:value-type="float" office:value="119105.03125" table:style-name="ce1">
            <text:p>119105.0313</text:p>
          </table:table-cell>
          <table:table-cell office:value-type="float" office:value="498" table:style-name="ce1">
            <text:p>498</text:p>
          </table:table-cell>
          <table:table-cell office:value-type="float" office:value="3269.5500000000102" table:style-name="ce1">
            <text:p>3269.55</text:p>
          </table:table-cell>
          <table:table-cell table:number-columns-repeated="16373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63.049770355224602" table:style-name="ce1">
            <text:p>63.04977036</text:p>
          </table:table-cell>
          <table:table-cell office:value-type="float" office:value="22.251157760620099" table:style-name="ce1">
            <text:p>22.25115776</text:p>
          </table:table-cell>
          <table:table-cell office:value-type="float" office:value="8.6805552244186401E-2" table:style-name="ce1">
            <text:p>0.086805552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779.67883300781295" table:style-name="ce1">
            <text:p>779.678833</text:p>
          </table:table-cell>
          <table:table-cell office:value-type="float" office:value="-129.629638671875" table:style-name="ce1">
            <text:p>-129.6296387</text:p>
          </table:table-cell>
          <table:table-cell office:value-type="float" office:value="114.7" table:style-name="ce1">
            <text:p>114.7</text:p>
          </table:table-cell>
          <table:table-cell office:value-type="float" office:value="118751.0859375" table:style-name="ce1">
            <text:p>118751.0859</text:p>
          </table:table-cell>
          <table:table-cell office:value-type="float" office:value="497" table:style-name="ce1">
            <text:p>497</text:p>
          </table:table-cell>
          <table:table-cell office:value-type="float" office:value="3277.8333333333499" table:style-name="ce1">
            <text:p>3277.833333</text:p>
          </table:table-cell>
          <table:table-cell table:number-columns-repeated="16373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63.078704833984403" table:style-name="ce1">
            <text:p>63.07870483</text:p>
          </table:table-cell>
          <table:table-cell office:value-type="float" office:value="22.164352416992202" table:style-name="ce1">
            <text:p>22.16435242</text:p>
          </table:table-cell>
          <table:table-cell office:value-type="float" office:value="7.9571761190891294E-2" table:style-name="ce1">
            <text:p>0.079571761</text:p>
          </table:table-cell>
          <table:table-cell office:value-type="float" office:value="6.1935763359069798" table:style-name="ce1">
            <text:p>6.193576336</text:p>
          </table:table-cell>
          <table:table-cell office:value-type="float" office:value="780.03472900390602" table:style-name="ce1">
            <text:p>780.034729</text:p>
          </table:table-cell>
          <table:table-cell office:value-type="float" office:value="-137.73150634765599" table:style-name="ce1">
            <text:p>-137.7315063</text:p>
          </table:table-cell>
          <table:table-cell office:value-type="float" office:value="114.7" table:style-name="ce1">
            <text:p>114.7</text:p>
          </table:table-cell>
          <table:table-cell office:value-type="float" office:value="118751.0859375" table:style-name="ce1">
            <text:p>118751.0859</text:p>
          </table:table-cell>
          <table:table-cell office:value-type="float" office:value="497" table:style-name="ce1">
            <text:p>497</text:p>
          </table:table-cell>
          <table:table-cell office:value-type="float" office:value="3286.11666666668" table:style-name="ce1">
            <text:p>3286.116667</text:p>
          </table:table-cell>
          <table:table-cell table:number-columns-repeated="16373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63.194442749023402" table:style-name="ce1">
            <text:p>63.19444275</text:p>
          </table:table-cell>
          <table:table-cell office:value-type="float" office:value="22.1354160308838" table:style-name="ce1">
            <text:p>22.13541603</text:p>
          </table:table-cell>
          <table:table-cell office:value-type="float" office:value="7.9571761190891294E-2" table:style-name="ce1">
            <text:p>0.079571761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780.03472900390602" table:style-name="ce1">
            <text:p>780.034729</text:p>
          </table:table-cell>
          <table:table-cell office:value-type="float" office:value="-139.46759033203099" table:style-name="ce1">
            <text:p>-139.4675903</text:p>
          </table:table-cell>
          <table:table-cell office:value-type="float" office:value="114.7" table:style-name="ce1">
            <text:p>114.7</text:p>
          </table:table-cell>
          <table:table-cell office:value-type="float" office:value="118751.0859375" table:style-name="ce1">
            <text:p>118751.0859</text:p>
          </table:table-cell>
          <table:table-cell office:value-type="float" office:value="497" table:style-name="ce1">
            <text:p>497</text:p>
          </table:table-cell>
          <table:table-cell office:value-type="float" office:value="3294.4000000000101" table:style-name="ce1">
            <text:p>3294.4</text:p>
          </table:table-cell>
          <table:table-cell table:number-columns-repeated="16373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3.425926208496101" table:style-name="ce1">
            <text:p>63.42592621</text:p>
          </table:table-cell>
          <table:table-cell office:value-type="float" office:value="22.019676208496101" table:style-name="ce1">
            <text:p>22.01967621</text:p>
          </table:table-cell>
          <table:table-cell office:value-type="float" office:value="7.9571761190891294E-2" table:style-name="ce1">
            <text:p>0.079571761</text:p>
          </table:table-cell>
          <table:table-cell office:value-type="float" office:value="6.171875" table:style-name="ce1">
            <text:p>6.171875</text:p>
          </table:table-cell>
          <table:table-cell office:value-type="float" office:value="780.390625" table:style-name="ce1">
            <text:p>780.390625</text:p>
          </table:table-cell>
          <table:table-cell office:value-type="float" office:value="-136.57409667968801" table:style-name="ce1">
            <text:p>-136.5740967</text:p>
          </table:table-cell>
          <table:table-cell office:value-type="float" office:value="114.7" table:style-name="ce1">
            <text:p>114.7</text:p>
          </table:table-cell>
          <table:table-cell office:value-type="float" office:value="119458.984375" table:style-name="ce1">
            <text:p>119458.9844</text:p>
          </table:table-cell>
          <table:table-cell office:value-type="float" office:value="496" table:style-name="ce1">
            <text:p>496</text:p>
          </table:table-cell>
          <table:table-cell office:value-type="float" office:value="3302.6666666666802" table:style-name="ce1">
            <text:p>3302.666667</text:p>
          </table:table-cell>
          <table:table-cell table:number-columns-repeated="16373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63.628471374511697" table:style-name="ce1">
            <text:p>63.62847137</text:p>
          </table:table-cell>
          <table:table-cell office:value-type="float" office:value="21.961805343627901" table:style-name="ce1">
            <text:p>21.96180534</text:p>
          </table:table-cell>
          <table:table-cell office:value-type="float" office:value="7.2337962687015506E-2" table:style-name="ce1">
            <text:p>0.072337963</text:p>
          </table:table-cell>
          <table:table-cell office:value-type="float" office:value="6.171875" table:style-name="ce1">
            <text:p>6.171875</text:p>
          </table:table-cell>
          <table:table-cell office:value-type="float" office:value="780.74652099609398" table:style-name="ce1">
            <text:p>780.746521</text:p>
          </table:table-cell>
          <table:table-cell office:value-type="float" office:value="-134.25927734375" table:style-name="ce1">
            <text:p>-134.2592773</text:p>
          </table:table-cell>
          <table:table-cell office:value-type="float" office:value="114.7" table:style-name="ce1">
            <text:p>114.7</text:p>
          </table:table-cell>
          <table:table-cell office:value-type="float" office:value="119812.9375" table:style-name="ce1">
            <text:p>119812.9375</text:p>
          </table:table-cell>
          <table:table-cell office:value-type="float" office:value="496" table:style-name="ce1">
            <text:p>496</text:p>
          </table:table-cell>
          <table:table-cell office:value-type="float" office:value="3310.9333333333502" table:style-name="ce1">
            <text:p>3310.933333</text:p>
          </table:table-cell>
          <table:table-cell table:number-columns-repeated="16373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63.859954833984403" table:style-name="ce1">
            <text:p>63.85995483</text:p>
          </table:table-cell>
          <table:table-cell office:value-type="float" office:value="21.903934478759801" table:style-name="ce1">
            <text:p>21.90393448</text:p>
          </table:table-cell>
          <table:table-cell office:value-type="float" office:value="7.2337962687015506E-2" table:style-name="ce1">
            <text:p>0.072337963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780.74652099609398" table:style-name="ce1">
            <text:p>780.746521</text:p>
          </table:table-cell>
          <table:table-cell office:value-type="float" office:value="-138.31018066406301" table:style-name="ce1">
            <text:p>-138.3101807</text:p>
          </table:table-cell>
          <table:table-cell office:value-type="float" office:value="114.7" table:style-name="ce1">
            <text:p>114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497" table:style-name="ce1">
            <text:p>497</text:p>
          </table:table-cell>
          <table:table-cell office:value-type="float" office:value="3319.2166666666799" table:style-name="ce1">
            <text:p>3319.216667</text:p>
          </table:table-cell>
          <table:table-cell table:number-columns-repeated="16373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64.120368957519503" table:style-name="ce1">
            <text:p>64.12036896</text:p>
          </table:table-cell>
          <table:table-cell office:value-type="float" office:value="21.846065521240199" table:style-name="ce1">
            <text:p>21.84606552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81.10241699218795" table:style-name="ce1">
            <text:p>781.102417</text:p>
          </table:table-cell>
          <table:table-cell office:value-type="float" office:value="-135.41668701171901" table:style-name="ce1">
            <text:p>-135.416687</text:p>
          </table:table-cell>
          <table:table-cell office:value-type="float" office:value="114.7" table:style-name="ce1">
            <text:p>114.7</text:p>
          </table:table-cell>
          <table:table-cell office:value-type="float" office:value="119547.46875" table:style-name="ce1">
            <text:p>119547.4688</text:p>
          </table:table-cell>
          <table:table-cell office:value-type="float" office:value="500" table:style-name="ce1">
            <text:p>500</text:p>
          </table:table-cell>
          <table:table-cell office:value-type="float" office:value="3327.5500000000102" table:style-name="ce1">
            <text:p>3327.55</text:p>
          </table:table-cell>
          <table:table-cell table:number-columns-repeated="16373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21.759260177612301" table:style-name="ce1">
            <text:p>21.75926018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781.10241699218795" table:style-name="ce1">
            <text:p>781.102417</text:p>
          </table:table-cell>
          <table:table-cell office:value-type="float" office:value="-137.15277099609401" table:style-name="ce1">
            <text:p>-137.152771</text:p>
          </table:table-cell>
          <table:table-cell office:value-type="float" office:value="114.7" table:style-name="ce1">
            <text:p>114.7</text:p>
          </table:table-cell>
          <table:table-cell office:value-type="float" office:value="119901.4296875" table:style-name="ce1">
            <text:p>119901.4297</text:p>
          </table:table-cell>
          <table:table-cell office:value-type="float" office:value="502" table:style-name="ce1">
            <text:p>502</text:p>
          </table:table-cell>
          <table:table-cell office:value-type="float" office:value="3335.9166666666802" table:style-name="ce1">
            <text:p>3335.916667</text:p>
          </table:table-cell>
          <table:table-cell table:number-columns-repeated="16373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730323791503899" table:style-name="ce1">
            <text:p>21.73032379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760415077209499" table:style-name="ce1">
            <text:p>6.276041508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-132.52313232421901" table:style-name="ce1">
            <text:p>-132.5231323</text:p>
          </table:table-cell>
          <table:table-cell office:value-type="float" office:value="114.7" table:style-name="ce1">
            <text:p>114.7</text:p>
          </table:table-cell>
          <table:table-cell office:value-type="float" office:value="120520.84375" table:style-name="ce1">
            <text:p>120520.8438</text:p>
          </table:table-cell>
          <table:table-cell office:value-type="float" office:value="502" table:style-name="ce1">
            <text:p>502</text:p>
          </table:table-cell>
          <table:table-cell office:value-type="float" office:value="3344.2833333333501" table:style-name="ce1">
            <text:p>3344.283333</text:p>
          </table:table-cell>
          <table:table-cell table:number-columns-repeated="16373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64.583335876464801" table:style-name="ce1">
            <text:p>64.58333588</text:p>
          </table:table-cell>
          <table:table-cell office:value-type="float" office:value="21.701389312744102" table:style-name="ce1">
            <text:p>21.70138931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-133.68054199218801" table:style-name="ce1">
            <text:p>-133.680542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503" table:style-name="ce1">
            <text:p>503</text:p>
          </table:table-cell>
          <table:table-cell office:value-type="float" office:value="3352.6666666666802" table:style-name="ce1">
            <text:p>3352.666667</text:p>
          </table:table-cell>
          <table:table-cell table:number-columns-repeated="16373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64.641204833984403" table:style-name="ce1">
            <text:p>64.64120483</text:p>
          </table:table-cell>
          <table:table-cell office:value-type="float" office:value="21.6724529266357" table:style-name="ce1">
            <text:p>21.67245293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-134.25927734375" table:style-name="ce1">
            <text:p>-134.2592773</text:p>
          </table:table-cell>
          <table:table-cell office:value-type="float" office:value="114.7" table:style-name="ce1">
            <text:p>114.7</text:p>
          </table:table-cell>
          <table:table-cell office:value-type="float" office:value="123883.390625" table:style-name="ce1">
            <text:p>123883.3906</text:p>
          </table:table-cell>
          <table:table-cell office:value-type="float" office:value="503" table:style-name="ce1">
            <text:p>503</text:p>
          </table:table-cell>
          <table:table-cell office:value-type="float" office:value="3361.0500000000102" table:style-name="ce1">
            <text:p>3361.05</text:p>
          </table:table-cell>
          <table:table-cell table:number-columns-repeated="16373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64.583335876464801" table:style-name="ce1">
            <text:p>64.58333588</text:p>
          </table:table-cell>
          <table:table-cell office:value-type="float" office:value="21.6724529266357" table:style-name="ce1">
            <text:p>21.67245293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781.45831298828102" table:style-name="ce1">
            <text:p>781.458313</text:p>
          </table:table-cell>
          <table:table-cell office:value-type="float" office:value="-132.52313232421901" table:style-name="ce1">
            <text:p>-132.5231323</text:p>
          </table:table-cell>
          <table:table-cell office:value-type="float" office:value="114.7" table:style-name="ce1">
            <text:p>114.7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03" table:style-name="ce1">
            <text:p>503</text:p>
          </table:table-cell>
          <table:table-cell office:value-type="float" office:value="3369.4333333333502" table:style-name="ce1">
            <text:p>3369.433333</text:p>
          </table:table-cell>
          <table:table-cell table:number-columns-repeated="16373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64.525459289550795" table:style-name="ce1">
            <text:p>64.52545929</text:p>
          </table:table-cell>
          <table:table-cell office:value-type="float" office:value="21.6724529266357" table:style-name="ce1">
            <text:p>21.67245293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781.814208984375" table:style-name="ce1">
            <text:p>781.814209</text:p>
          </table:table-cell>
          <table:table-cell office:value-type="float" office:value="-135.41668701171901" table:style-name="ce1">
            <text:p>-135.416687</text:p>
          </table:table-cell>
          <table:table-cell office:value-type="float" office:value="114.7" table:style-name="ce1">
            <text:p>114.7</text:p>
          </table:table-cell>
          <table:table-cell office:value-type="float" office:value="126272.5703125" table:style-name="ce1">
            <text:p>126272.5703</text:p>
          </table:table-cell>
          <table:table-cell office:value-type="float" office:value="502" table:style-name="ce1">
            <text:p>502</text:p>
          </table:table-cell>
          <table:table-cell office:value-type="float" office:value="3377.8000000000102" table:style-name="ce1">
            <text:p>3377.8</text:p>
          </table:table-cell>
          <table:table-cell table:number-columns-repeated="16373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701389312744102" table:style-name="ce1">
            <text:p>21.70138931</text:p>
          </table:table-cell>
          <table:table-cell office:value-type="float" office:value="7.2337962687015506E-2" table:style-name="ce1">
            <text:p>0.072337963</text:p>
          </table:table-cell>
          <table:table-cell office:value-type="float" office:value="6.171875" table:style-name="ce1">
            <text:p>6.171875</text:p>
          </table:table-cell>
          <table:table-cell office:value-type="float" office:value="781.814208984375" table:style-name="ce1">
            <text:p>781.814209</text:p>
          </table:table-cell>
          <table:table-cell office:value-type="float" office:value="-139.46759033203099" table:style-name="ce1">
            <text:p>-139.4675903</text:p>
          </table:table-cell>
          <table:table-cell office:value-type="float" office:value="114.7" table:style-name="ce1">
            <text:p>114.7</text:p>
          </table:table-cell>
          <table:table-cell office:value-type="float" office:value="126007.109375" table:style-name="ce1">
            <text:p>126007.1094</text:p>
          </table:table-cell>
          <table:table-cell office:value-type="float" office:value="502" table:style-name="ce1">
            <text:p>502</text:p>
          </table:table-cell>
          <table:table-cell office:value-type="float" office:value="3386.1666666666802" table:style-name="ce1">
            <text:p>3386.166667</text:p>
          </table:table-cell>
          <table:table-cell table:number-columns-repeated="16373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64.351852416992202" table:style-name="ce1">
            <text:p>64.35185242</text:p>
          </table:table-cell>
          <table:table-cell office:value-type="float" office:value="21.730323791503899" table:style-name="ce1">
            <text:p>21.73032379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1197915077209499" table:style-name="ce1">
            <text:p>6.119791508</text:p>
          </table:table-cell>
          <table:table-cell office:value-type="float" office:value="781.814208984375" table:style-name="ce1">
            <text:p>781.814209</text:p>
          </table:table-cell>
          <table:table-cell office:value-type="float" office:value="-129.629638671875" table:style-name="ce1">
            <text:p>-129.6296387</text:p>
          </table:table-cell>
          <table:table-cell office:value-type="float" office:value="114.7" table:style-name="ce1">
            <text:p>114.7</text:p>
          </table:table-cell>
          <table:table-cell office:value-type="float" office:value="125210.7109375" table:style-name="ce1">
            <text:p>125210.7109</text:p>
          </table:table-cell>
          <table:table-cell office:value-type="float" office:value="502" table:style-name="ce1">
            <text:p>502</text:p>
          </table:table-cell>
          <table:table-cell office:value-type="float" office:value="3394.5333333333501" table:style-name="ce1">
            <text:p>3394.533333</text:p>
          </table:table-cell>
          <table:table-cell table:number-columns-repeated="16373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64.380790710449205" table:style-name="ce1">
            <text:p>64.38079071</text:p>
          </table:table-cell>
          <table:table-cell office:value-type="float" office:value="21.730323791503899" table:style-name="ce1">
            <text:p>21.73032379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1067709922790501" table:style-name="ce1">
            <text:p>6.106770992</text:p>
          </table:table-cell>
          <table:table-cell office:value-type="float" office:value="781.814208984375" table:style-name="ce1">
            <text:p>781.814209</text:p>
          </table:table-cell>
          <table:table-cell office:value-type="float" office:value="-125" table:style-name="ce1">
            <text:p>-125</text:p>
          </table:table-cell>
          <table:table-cell office:value-type="float" office:value="114.7" table:style-name="ce1">
            <text:p>114.7</text:p>
          </table:table-cell>
          <table:table-cell office:value-type="float" office:value="124679.7890625" table:style-name="ce1">
            <text:p>124679.7891</text:p>
          </table:table-cell>
          <table:table-cell office:value-type="float" office:value="502" table:style-name="ce1">
            <text:p>502</text:p>
          </table:table-cell>
          <table:table-cell office:value-type="float" office:value="3402.9000000000101" table:style-name="ce1">
            <text:p>3402.9</text:p>
          </table:table-cell>
          <table:table-cell table:number-columns-repeated="16373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64.496528625488295" table:style-name="ce1">
            <text:p>64.49652863</text:p>
          </table:table-cell>
          <table:table-cell office:value-type="float" office:value="21.6724529266357" table:style-name="ce1">
            <text:p>21.67245293</text:p>
          </table:table-cell>
          <table:table-cell office:value-type="float" office:value="6.5104164183139801E-2" table:style-name="ce1">
            <text:p>0.065104164</text:p>
          </table:table-cell>
          <table:table-cell office:value-type="float" office:value="6.1371526718139702" table:style-name="ce1">
            <text:p>6.137152672</text:p>
          </table:table-cell>
          <table:table-cell office:value-type="float" office:value="782.170166015625" table:style-name="ce1">
            <text:p>782.170166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4.7" table:style-name="ce1">
            <text:p>114.7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502" table:style-name="ce1">
            <text:p>502</text:p>
          </table:table-cell>
          <table:table-cell office:value-type="float" office:value="3411.2666666666801" table:style-name="ce1">
            <text:p>3411.266667</text:p>
          </table:table-cell>
          <table:table-cell table:number-columns-repeated="16373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64.785881042480497" table:style-name="ce1">
            <text:p>64.78588104</text:p>
          </table:table-cell>
          <table:table-cell office:value-type="float" office:value="21.6145839691162" table:style-name="ce1">
            <text:p>21.61458397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1631946563720703" table:style-name="ce1">
            <text:p>6.163194656</text:p>
          </table:table-cell>
          <table:table-cell office:value-type="float" office:value="782.170166015625" table:style-name="ce1">
            <text:p>782.170166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4.7" table:style-name="ce1">
            <text:p>114.7</text:p>
          </table:table-cell>
          <table:table-cell office:value-type="float" office:value="126272.5703125" table:style-name="ce1">
            <text:p>126272.5703</text:p>
          </table:table-cell>
          <table:table-cell office:value-type="float" office:value="501" table:style-name="ce1">
            <text:p>501</text:p>
          </table:table-cell>
          <table:table-cell office:value-type="float" office:value="3419.61666666668" table:style-name="ce1">
            <text:p>3419.616667</text:p>
          </table:table-cell>
          <table:table-cell table:number-columns-repeated="16373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64.930557250976605" table:style-name="ce1">
            <text:p>64.93055725</text:p>
          </table:table-cell>
          <table:table-cell office:value-type="float" office:value="21.556713104248001" table:style-name="ce1">
            <text:p>21.5567131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82.170166015625" table:style-name="ce1">
            <text:p>782.170166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4.7" table:style-name="ce1">
            <text:p>114.7</text:p>
          </table:table-cell>
          <table:table-cell office:value-type="float" office:value="127953.84375" table:style-name="ce1">
            <text:p>127953.8438</text:p>
          </table:table-cell>
          <table:table-cell office:value-type="float" office:value="498" table:style-name="ce1">
            <text:p>498</text:p>
          </table:table-cell>
          <table:table-cell office:value-type="float" office:value="3427.9166666666802" table:style-name="ce1">
            <text:p>3427.916667</text:p>
          </table:table-cell>
          <table:table-cell table:number-columns-repeated="16373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65.075233459472699" table:style-name="ce1">
            <text:p>65.07523346</text:p>
          </table:table-cell>
          <table:table-cell office:value-type="float" office:value="21.527778625488299" table:style-name="ce1">
            <text:p>21.52777863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82.52606201171898" table:style-name="ce1">
            <text:p>782.526062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4.7" table:style-name="ce1">
            <text:p>114.7</text:p>
          </table:table-cell>
          <table:table-cell office:value-type="float" office:value="127776.8671875" table:style-name="ce1">
            <text:p>127776.8672</text:p>
          </table:table-cell>
          <table:table-cell office:value-type="float" office:value="497" table:style-name="ce1">
            <text:p>497</text:p>
          </table:table-cell>
          <table:table-cell office:value-type="float" office:value="3436.2000000000098" table:style-name="ce1">
            <text:p>3436.2</text:p>
          </table:table-cell>
          <table:table-cell table:number-columns-repeated="16373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65.162040710449205" table:style-name="ce1">
            <text:p>65.16204071</text:p>
          </table:table-cell>
          <table:table-cell office:value-type="float" office:value="21.469907760620099" table:style-name="ce1">
            <text:p>21.46990776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82.52606201171898" table:style-name="ce1">
            <text:p>782.526062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4.7" table:style-name="ce1">
            <text:p>114.7</text:p>
          </table:table-cell>
          <table:table-cell office:value-type="float" office:value="126538.0390625" table:style-name="ce1">
            <text:p>126538.0391</text:p>
          </table:table-cell>
          <table:table-cell office:value-type="float" office:value="497" table:style-name="ce1">
            <text:p>497</text:p>
          </table:table-cell>
          <table:table-cell office:value-type="float" office:value="3444.4833333333499" table:style-name="ce1">
            <text:p>3444.483333</text:p>
          </table:table-cell>
          <table:table-cell table:number-columns-repeated="16373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65.162040710449205" table:style-name="ce1">
            <text:p>65.16204071</text:p>
          </table:table-cell>
          <table:table-cell office:value-type="float" office:value="21.440971374511701" table:style-name="ce1">
            <text:p>21.44097137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3585071563720703" table:style-name="ce1">
            <text:p>6.358507156</text:p>
          </table:table-cell>
          <table:table-cell office:value-type="float" office:value="782.88195800781295" table:style-name="ce1">
            <text:p>782.881958</text:p>
          </table:table-cell>
          <table:table-cell office:value-type="float" office:value="-114.004638671875" table:style-name="ce1">
            <text:p>-114.0046387</text:p>
          </table:table-cell>
          <table:table-cell office:value-type="float" office:value="114.7" table:style-name="ce1">
            <text:p>114.7</text:p>
          </table:table-cell>
          <table:table-cell office:value-type="float" office:value="124502.8046875" table:style-name="ce1">
            <text:p>124502.8047</text:p>
          </table:table-cell>
          <table:table-cell office:value-type="float" office:value="497" table:style-name="ce1">
            <text:p>497</text:p>
          </table:table-cell>
          <table:table-cell office:value-type="float" office:value="3452.7666666666801" table:style-name="ce1">
            <text:p>3452.766667</text:p>
          </table:table-cell>
          <table:table-cell table:number-columns-repeated="16373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65.104164123535199" table:style-name="ce1">
            <text:p>65.10416412</text:p>
          </table:table-cell>
          <table:table-cell office:value-type="float" office:value="21.412036895751999" table:style-name="ce1">
            <text:p>21.4120369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783.23785400390602" table:style-name="ce1">
            <text:p>783.237854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4.7" table:style-name="ce1">
            <text:p>114.7</text:p>
          </table:table-cell>
          <table:table-cell office:value-type="float" office:value="122556.0625" table:style-name="ce1">
            <text:p>122556.0625</text:p>
          </table:table-cell>
          <table:table-cell office:value-type="float" office:value="497" table:style-name="ce1">
            <text:p>497</text:p>
          </table:table-cell>
          <table:table-cell office:value-type="float" office:value="3461.0500000000102" table:style-name="ce1">
            <text:p>3461.05</text:p>
          </table:table-cell>
          <table:table-cell table:number-columns-repeated="16373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64.988426208496094" table:style-name="ce1">
            <text:p>64.98842621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3151040077209499" table:style-name="ce1">
            <text:p>6.315104008</text:p>
          </table:table-cell>
          <table:table-cell office:value-type="float" office:value="783.59375" table:style-name="ce1">
            <text:p>783.59375</text:p>
          </table:table-cell>
          <table:table-cell office:value-type="float" office:value="-111.689819335938" table:style-name="ce1">
            <text:p>-111.6898193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496" table:style-name="ce1">
            <text:p>496</text:p>
          </table:table-cell>
          <table:table-cell office:value-type="float" office:value="3469.3166666666798" table:style-name="ce1">
            <text:p>3469.316667</text:p>
          </table:table-cell>
          <table:table-cell table:number-columns-repeated="16373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64.814811706542997" table:style-name="ce1">
            <text:p>64.81481171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2760415077209499" table:style-name="ce1">
            <text:p>6.276041508</text:p>
          </table:table-cell>
          <table:table-cell office:value-type="float" office:value="783.59375" table:style-name="ce1">
            <text:p>783.59375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21671.1875" table:style-name="ce1">
            <text:p>121671.1875</text:p>
          </table:table-cell>
          <table:table-cell office:value-type="float" office:value="496" table:style-name="ce1">
            <text:p>496</text:p>
          </table:table-cell>
          <table:table-cell office:value-type="float" office:value="3477.5833333333499" table:style-name="ce1">
            <text:p>3477.583333</text:p>
          </table:table-cell>
          <table:table-cell table:number-columns-repeated="16373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64.670135498046903" table:style-name="ce1">
            <text:p>64.6701355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84.30554199218795" table:style-name="ce1">
            <text:p>784.305542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496" table:style-name="ce1">
            <text:p>496</text:p>
          </table:table-cell>
          <table:table-cell office:value-type="float" office:value="3485.8500000000099" table:style-name="ce1">
            <text:p>3485.85</text:p>
          </table:table-cell>
          <table:table-cell table:number-columns-repeated="16373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64.409721374511705" table:style-name="ce1">
            <text:p>64.40972137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784.66143798828102" table:style-name="ce1">
            <text:p>784.661438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4.7" table:style-name="ce1">
            <text:p>114.7</text:p>
          </table:table-cell>
          <table:table-cell office:value-type="float" office:value="122113.6328125" table:style-name="ce1">
            <text:p>122113.6328</text:p>
          </table:table-cell>
          <table:table-cell office:value-type="float" office:value="498" table:style-name="ce1">
            <text:p>498</text:p>
          </table:table-cell>
          <table:table-cell office:value-type="float" office:value="3494.1500000000101" table:style-name="ce1">
            <text:p>3494.15</text:p>
          </table:table-cell>
          <table:table-cell table:number-columns-repeated="16373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64.207176208496094" table:style-name="ce1">
            <text:p>64.20717621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1631946563720703" table:style-name="ce1">
            <text:p>6.163194656</text:p>
          </table:table-cell>
          <table:table-cell office:value-type="float" office:value="785.017333984375" table:style-name="ce1">
            <text:p>785.017334</text:p>
          </table:table-cell>
          <table:table-cell office:value-type="float" office:value="-113.425903320313" table:style-name="ce1">
            <text:p>-113.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23529.4375" table:style-name="ce1">
            <text:p>123529.4375</text:p>
          </table:table-cell>
          <table:table-cell office:value-type="float" office:value="501" table:style-name="ce1">
            <text:p>501</text:p>
          </table:table-cell>
          <table:table-cell office:value-type="float" office:value="3502.50000000001" table:style-name="ce1">
            <text:p>3502.5</text:p>
          </table:table-cell>
          <table:table-cell table:number-columns-repeated="16373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64.004631042480497" table:style-name="ce1">
            <text:p>64.00463104</text:p>
          </table:table-cell>
          <table:table-cell office:value-type="float" office:value="21.383102416992202" table:style-name="ce1">
            <text:p>21.38310242</text:p>
          </table:table-cell>
          <table:table-cell office:value-type="float" office:value="5.0636574625968898E-2" table:style-name="ce1">
            <text:p>0.050636575</text:p>
          </table:table-cell>
          <table:table-cell office:value-type="float" office:value="6.1501736640930202" table:style-name="ce1">
            <text:p>6.150173664</text:p>
          </table:table-cell>
          <table:table-cell office:value-type="float" office:value="785.72918701171898" table:style-name="ce1">
            <text:p>785.729187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4.7" table:style-name="ce1">
            <text:p>114.7</text:p>
          </table:table-cell>
          <table:table-cell office:value-type="float" office:value="124237.34375" table:style-name="ce1">
            <text:p>124237.3438</text:p>
          </table:table-cell>
          <table:table-cell office:value-type="float" office:value="502" table:style-name="ce1">
            <text:p>502</text:p>
          </table:table-cell>
          <table:table-cell office:value-type="float" office:value="3510.86666666668" table:style-name="ce1">
            <text:p>3510.866667</text:p>
          </table:table-cell>
          <table:table-cell table:number-columns-repeated="16373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63.9467582702637" table:style-name="ce1">
            <text:p>63.94675827</text:p>
          </table:table-cell>
          <table:table-cell office:value-type="float" office:value="21.325231552123999" table:style-name="ce1">
            <text:p>21.32523155</text:p>
          </table:table-cell>
          <table:table-cell office:value-type="float" office:value="4.3402776122093201E-2" table:style-name="ce1">
            <text:p>0.043402776</text:p>
          </table:table-cell>
          <table:table-cell office:value-type="float" office:value="6.1501736640930202" table:style-name="ce1">
            <text:p>6.150173664</text:p>
          </table:table-cell>
          <table:table-cell office:value-type="float" office:value="785.72918701171898" table:style-name="ce1">
            <text:p>785.729187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4.7" table:style-name="ce1">
            <text:p>114.7</text:p>
          </table:table-cell>
          <table:table-cell office:value-type="float" office:value="125299.203125" table:style-name="ce1">
            <text:p>125299.2031</text:p>
          </table:table-cell>
          <table:table-cell office:value-type="float" office:value="502" table:style-name="ce1">
            <text:p>502</text:p>
          </table:table-cell>
          <table:table-cell office:value-type="float" office:value="3519.2333333333499" table:style-name="ce1">
            <text:p>3519.233333</text:p>
          </table:table-cell>
          <table:table-cell table:number-columns-repeated="16373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63.917823791503899" table:style-name="ce1">
            <text:p>63.91782379</text:p>
          </table:table-cell>
          <table:table-cell office:value-type="float" office:value="21.325231552123999" table:style-name="ce1">
            <text:p>21.32523155</text:p>
          </table:table-cell>
          <table:table-cell office:value-type="float" office:value="4.3402776122093201E-2" table:style-name="ce1">
            <text:p>0.043402776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786.08508300781295" table:style-name="ce1">
            <text:p>786.085083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4.7" table:style-name="ce1">
            <text:p>114.7</text:p>
          </table:table-cell>
          <table:table-cell office:value-type="float" office:value="126891.9921875" table:style-name="ce1">
            <text:p>126891.9922</text:p>
          </table:table-cell>
          <table:table-cell office:value-type="float" office:value="502" table:style-name="ce1">
            <text:p>502</text:p>
          </table:table-cell>
          <table:table-cell office:value-type="float" office:value="3527.6000000000199" table:style-name="ce1">
            <text:p>3527.6</text:p>
          </table:table-cell>
          <table:table-cell table:number-columns-repeated="16373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63.917823791503899" table:style-name="ce1">
            <text:p>63.91782379</text:p>
          </table:table-cell>
          <table:table-cell office:value-type="float" office:value="21.2962970733643" table:style-name="ce1">
            <text:p>21.29629707</text:p>
          </table:table-cell>
          <table:table-cell office:value-type="float" office:value="4.3402776122093201E-2" table:style-name="ce1">
            <text:p>0.043402776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786.08508300781295" table:style-name="ce1">
            <text:p>786.085083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4.7" table:style-name="ce1">
            <text:p>114.7</text:p>
          </table:table-cell>
          <table:table-cell office:value-type="float" office:value="128750.2421875" table:style-name="ce1">
            <text:p>128750.2422</text:p>
          </table:table-cell>
          <table:table-cell office:value-type="float" office:value="502" table:style-name="ce1">
            <text:p>502</text:p>
          </table:table-cell>
          <table:table-cell office:value-type="float" office:value="3535.9666666666799" table:style-name="ce1">
            <text:p>3535.966667</text:p>
          </table:table-cell>
          <table:table-cell table:number-columns-repeated="16373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63.9467582702637" table:style-name="ce1">
            <text:p>63.94675827</text:p>
          </table:table-cell>
          <table:table-cell office:value-type="float" office:value="21.2962970733643" table:style-name="ce1">
            <text:p>21.29629707</text:p>
          </table:table-cell>
          <table:table-cell office:value-type="float" office:value="4.3402776122093201E-2" table:style-name="ce1">
            <text:p>0.043402776</text:p>
          </table:table-cell>
          <table:table-cell office:value-type="float" office:value="6.2109375" table:style-name="ce1">
            <text:p>6.2109375</text:p>
          </table:table-cell>
          <table:table-cell office:value-type="float" office:value="786.44097900390602" table:style-name="ce1">
            <text:p>786.440979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4.7" table:style-name="ce1">
            <text:p>114.7</text:p>
          </table:table-cell>
          <table:table-cell office:value-type="float" office:value="130254.5390625" table:style-name="ce1">
            <text:p>130254.5391</text:p>
          </table:table-cell>
          <table:table-cell office:value-type="float" office:value="502" table:style-name="ce1">
            <text:p>502</text:p>
          </table:table-cell>
          <table:table-cell office:value-type="float" office:value="3544.3333333333499" table:style-name="ce1">
            <text:p>3544.333333</text:p>
          </table:table-cell>
          <table:table-cell table:number-columns-repeated="16373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63.9467582702637" table:style-name="ce1">
            <text:p>63.94675827</text:p>
          </table:table-cell>
          <table:table-cell office:value-type="float" office:value="21.238426208496101" table:style-name="ce1">
            <text:p>21.23842621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4.7" table:style-name="ce1">
            <text:p>114.7</text:p>
          </table:table-cell>
          <table:table-cell office:value-type="float" office:value="130962.4453125" table:style-name="ce1">
            <text:p>130962.4453</text:p>
          </table:table-cell>
          <table:table-cell office:value-type="float" office:value="502" table:style-name="ce1">
            <text:p>502</text:p>
          </table:table-cell>
          <table:table-cell office:value-type="float" office:value="3552.7000000000198" table:style-name="ce1">
            <text:p>3552.7</text:p>
          </table:table-cell>
          <table:table-cell table:number-columns-repeated="16373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64.120368957519503" table:style-name="ce1">
            <text:p>64.12036896</text:p>
          </table:table-cell>
          <table:table-cell office:value-type="float" office:value="21.1516208648682" table:style-name="ce1">
            <text:p>21.15162086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4.7" table:style-name="ce1">
            <text:p>114.7</text:p>
          </table:table-cell>
          <table:table-cell office:value-type="float" office:value="130962.4453125" table:style-name="ce1">
            <text:p>130962.4453</text:p>
          </table:table-cell>
          <table:table-cell office:value-type="float" office:value="503" table:style-name="ce1">
            <text:p>503</text:p>
          </table:table-cell>
          <table:table-cell office:value-type="float" office:value="3561.0833333333499" table:style-name="ce1">
            <text:p>3561.083333</text:p>
          </table:table-cell>
          <table:table-cell table:number-columns-repeated="16373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21.122684478759801" table:style-name="ce1">
            <text:p>21.12268448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4.7" table:style-name="ce1">
            <text:p>114.7</text:p>
          </table:table-cell>
          <table:table-cell office:value-type="float" office:value="130608.4921875" table:style-name="ce1">
            <text:p>130608.4922</text:p>
          </table:table-cell>
          <table:table-cell office:value-type="float" office:value="502" table:style-name="ce1">
            <text:p>502</text:p>
          </table:table-cell>
          <table:table-cell office:value-type="float" office:value="3569.4500000000198" table:style-name="ce1">
            <text:p>3569.45</text:p>
          </table:table-cell>
          <table:table-cell table:number-columns-repeated="16373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64.351852416992202" table:style-name="ce1">
            <text:p>64.35185242</text:p>
          </table:table-cell>
          <table:table-cell office:value-type="float" office:value="21.09375" table:style-name="ce1">
            <text:p>21.09375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4.7" table:style-name="ce1">
            <text:p>114.7</text:p>
          </table:table-cell>
          <table:table-cell office:value-type="float" office:value="129546.6328125" table:style-name="ce1">
            <text:p>129546.6328</text:p>
          </table:table-cell>
          <table:table-cell office:value-type="float" office:value="502" table:style-name="ce1">
            <text:p>502</text:p>
          </table:table-cell>
          <table:table-cell office:value-type="float" office:value="3577.8166666666798" table:style-name="ce1">
            <text:p>3577.816667</text:p>
          </table:table-cell>
          <table:table-cell table:number-columns-repeated="16373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64.380790710449205" table:style-name="ce1">
            <text:p>64.38079071</text:p>
          </table:table-cell>
          <table:table-cell office:value-type="float" office:value="21.09375" table:style-name="ce1">
            <text:p>21.09375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110.53240966796901" table:style-name="ce1">
            <text:p>-110.5324097</text:p>
          </table:table-cell>
          <table:table-cell office:value-type="float" office:value="114.7" table:style-name="ce1">
            <text:p>114.7</text:p>
          </table:table-cell>
          <table:table-cell office:value-type="float" office:value="129104.1953125" table:style-name="ce1">
            <text:p>129104.1953</text:p>
          </table:table-cell>
          <table:table-cell office:value-type="float" office:value="501" table:style-name="ce1">
            <text:p>501</text:p>
          </table:table-cell>
          <table:table-cell office:value-type="float" office:value="3586.1666666666802" table:style-name="ce1">
            <text:p>3586.166667</text:p>
          </table:table-cell>
          <table:table-cell table:number-columns-repeated="16373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64.409721374511705" table:style-name="ce1">
            <text:p>64.40972137</text:p>
          </table:table-cell>
          <table:table-cell office:value-type="float" office:value="21.09375" table:style-name="ce1">
            <text:p>21.09375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4.7" table:style-name="ce1">
            <text:p>114.7</text:p>
          </table:table-cell>
          <table:table-cell office:value-type="float" office:value="128042.3359375" table:style-name="ce1">
            <text:p>128042.3359</text:p>
          </table:table-cell>
          <table:table-cell office:value-type="float" office:value="499" table:style-name="ce1">
            <text:p>499</text:p>
          </table:table-cell>
          <table:table-cell office:value-type="float" office:value="3594.4833333333499" table:style-name="ce1">
            <text:p>3594.483333</text:p>
          </table:table-cell>
          <table:table-cell table:number-columns-repeated="16373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09375" table:style-name="ce1">
            <text:p>21.09375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110.53240966796901" table:style-name="ce1">
            <text:p>-110.5324097</text:p>
          </table:table-cell>
          <table:table-cell office:value-type="float" office:value="114.7" table:style-name="ce1">
            <text:p>114.7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498" table:style-name="ce1">
            <text:p>498</text:p>
          </table:table-cell>
          <table:table-cell office:value-type="float" office:value="3602.7833333333501" table:style-name="ce1">
            <text:p>3602.783333</text:p>
          </table:table-cell>
          <table:table-cell table:number-columns-repeated="16373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64.496528625488295" table:style-name="ce1">
            <text:p>64.49652863</text:p>
          </table:table-cell>
          <table:table-cell office:value-type="float" office:value="21.122684478759801" table:style-name="ce1">
            <text:p>21.12268448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369790077209499" table:style-name="ce1">
            <text:p>6.236979008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108.79632568359401" table:style-name="ce1">
            <text:p>-108.7963257</text:p>
          </table:table-cell>
          <table:table-cell office:value-type="float" office:value="114.7" table:style-name="ce1">
            <text:p>114.7</text:p>
          </table:table-cell>
          <table:table-cell office:value-type="float" office:value="123175.484375" table:style-name="ce1">
            <text:p>123175.4844</text:p>
          </table:table-cell>
          <table:table-cell office:value-type="float" office:value="498" table:style-name="ce1">
            <text:p>498</text:p>
          </table:table-cell>
          <table:table-cell office:value-type="float" office:value="3611.0833333333499" table:style-name="ce1">
            <text:p>3611.083333</text:p>
          </table:table-cell>
          <table:table-cell table:number-columns-repeated="16373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64.496528625488295" table:style-name="ce1">
            <text:p>64.49652863</text:p>
          </table:table-cell>
          <table:table-cell office:value-type="float" office:value="21.1516208648682" table:style-name="ce1">
            <text:p>21.15162086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111.111083984375" table:style-name="ce1">
            <text:p>-111.111084</text:p>
          </table:table-cell>
          <table:table-cell office:value-type="float" office:value="114.7" table:style-name="ce1">
            <text:p>114.7</text:p>
          </table:table-cell>
          <table:table-cell office:value-type="float" office:value="121582.703125" table:style-name="ce1">
            <text:p>121582.7031</text:p>
          </table:table-cell>
          <table:table-cell office:value-type="float" office:value="497" table:style-name="ce1">
            <text:p>497</text:p>
          </table:table-cell>
          <table:table-cell office:value-type="float" office:value="3619.36666666668" table:style-name="ce1">
            <text:p>3619.366667</text:p>
          </table:table-cell>
          <table:table-cell table:number-columns-repeated="16373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4.7" table:style-name="ce1">
            <text:p>114.7</text:p>
          </table:table-cell>
          <table:table-cell office:value-type="float" office:value="120343.8671875" table:style-name="ce1">
            <text:p>120343.8672</text:p>
          </table:table-cell>
          <table:table-cell office:value-type="float" office:value="497" table:style-name="ce1">
            <text:p>497</text:p>
          </table:table-cell>
          <table:table-cell office:value-type="float" office:value="3627.6500000000201" table:style-name="ce1">
            <text:p>3627.65</text:p>
          </table:table-cell>
          <table:table-cell table:number-columns-repeated="16373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64.409721374511705" table:style-name="ce1">
            <text:p>64.40972137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1935763359069798" table:style-name="ce1">
            <text:p>6.193576336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4.7" table:style-name="ce1">
            <text:p>114.7</text:p>
          </table:table-cell>
          <table:table-cell office:value-type="float" office:value="119458.984375" table:style-name="ce1">
            <text:p>119458.9844</text:p>
          </table:table-cell>
          <table:table-cell office:value-type="float" office:value="497" table:style-name="ce1">
            <text:p>497</text:p>
          </table:table-cell>
          <table:table-cell office:value-type="float" office:value="3635.9333333333502" table:style-name="ce1">
            <text:p>3635.933333</text:p>
          </table:table-cell>
          <table:table-cell table:number-columns-repeated="16373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3.6168981343507801E-2" table:style-name="ce1">
            <text:p>0.036168981</text:p>
          </table:table-cell>
          <table:table-cell office:value-type="float" office:value="6.171875" table:style-name="ce1">
            <text:p>6.171875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111.689819335938" table:style-name="ce1">
            <text:p>-111.6898193</text:p>
          </table:table-cell>
          <table:table-cell office:value-type="float" office:value="114.7" table:style-name="ce1">
            <text:p>114.7</text:p>
          </table:table-cell>
          <table:table-cell office:value-type="float" office:value="119193.515625" table:style-name="ce1">
            <text:p>119193.5156</text:p>
          </table:table-cell>
          <table:table-cell office:value-type="float" office:value="497" table:style-name="ce1">
            <text:p>497</text:p>
          </table:table-cell>
          <table:table-cell office:value-type="float" office:value="3644.2166666666799" table:style-name="ce1">
            <text:p>3644.216667</text:p>
          </table:table-cell>
          <table:table-cell table:number-columns-repeated="16373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64.525459289550795" table:style-name="ce1">
            <text:p>64.52545929</text:p>
          </table:table-cell>
          <table:table-cell office:value-type="float" office:value="21.1516208648682" table:style-name="ce1">
            <text:p>21.15162086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171875" table:style-name="ce1">
            <text:p>6.171875</text:p>
          </table:table-cell>
          <table:table-cell office:value-type="float" office:value="787.86456298828102" table:style-name="ce1">
            <text:p>787.864563</text:p>
          </table:table-cell>
          <table:table-cell office:value-type="float" office:value="-107.638916015625" table:style-name="ce1">
            <text:p>-107.638916</text:p>
          </table:table-cell>
          <table:table-cell office:value-type="float" office:value="114.7" table:style-name="ce1">
            <text:p>114.7</text:p>
          </table:table-cell>
          <table:table-cell office:value-type="float" office:value="119812.9375" table:style-name="ce1">
            <text:p>119812.9375</text:p>
          </table:table-cell>
          <table:table-cell office:value-type="float" office:value="496" table:style-name="ce1">
            <text:p>496</text:p>
          </table:table-cell>
          <table:table-cell office:value-type="float" office:value="3652.4833333333499" table:style-name="ce1">
            <text:p>3652.483333</text:p>
          </table:table-cell>
          <table:table-cell table:number-columns-repeated="16373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64.670135498046903" table:style-name="ce1">
            <text:p>64.6701355</text:p>
          </table:table-cell>
          <table:table-cell office:value-type="float" office:value="21.122684478759801" table:style-name="ce1">
            <text:p>21.12268448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108.21759033203099" table:style-name="ce1">
            <text:p>-108.2175903</text:p>
          </table:table-cell>
          <table:table-cell office:value-type="float" office:value="114.7" table:style-name="ce1">
            <text:p>114.7</text:p>
          </table:table-cell>
          <table:table-cell office:value-type="float" office:value="120255.3828125" table:style-name="ce1">
            <text:p>120255.3828</text:p>
          </table:table-cell>
          <table:table-cell office:value-type="float" office:value="496" table:style-name="ce1">
            <text:p>496</text:p>
          </table:table-cell>
          <table:table-cell office:value-type="float" office:value="3660.75000000002" table:style-name="ce1">
            <text:p>3660.75</text:p>
          </table:table-cell>
          <table:table-cell table:number-columns-repeated="16373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64.728012084960895" table:style-name="ce1">
            <text:p>64.72801208</text:p>
          </table:table-cell>
          <table:table-cell office:value-type="float" office:value="21.0358791351318" table:style-name="ce1">
            <text:p>21.03587914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4.7" table:style-name="ce1">
            <text:p>114.7</text:p>
          </table:table-cell>
          <table:table-cell office:value-type="float" office:value="120432.3515625" table:style-name="ce1">
            <text:p>120432.3516</text:p>
          </table:table-cell>
          <table:table-cell office:value-type="float" office:value="497" table:style-name="ce1">
            <text:p>497</text:p>
          </table:table-cell>
          <table:table-cell office:value-type="float" office:value="3669.0333333333501" table:style-name="ce1">
            <text:p>3669.033333</text:p>
          </table:table-cell>
          <table:table-cell table:number-columns-repeated="16373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64.814811706542997" table:style-name="ce1">
            <text:p>64.81481171</text:p>
          </table:table-cell>
          <table:table-cell office:value-type="float" office:value="20.978010177612301" table:style-name="ce1">
            <text:p>20.97801018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113.425903320313" table:style-name="ce1">
            <text:p>-113.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20963.2890625" table:style-name="ce1">
            <text:p>120963.2891</text:p>
          </table:table-cell>
          <table:table-cell office:value-type="float" office:value="497" table:style-name="ce1">
            <text:p>497</text:p>
          </table:table-cell>
          <table:table-cell office:value-type="float" office:value="3677.3166666666798" table:style-name="ce1">
            <text:p>3677.316667</text:p>
          </table:table-cell>
          <table:table-cell table:number-columns-repeated="16373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64.930557250976605" table:style-name="ce1">
            <text:p>64.93055725</text:p>
          </table:table-cell>
          <table:table-cell office:value-type="float" office:value="20.949073791503899" table:style-name="ce1">
            <text:p>20.94907379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4.7" table:style-name="ce1">
            <text:p>114.7</text:p>
          </table:table-cell>
          <table:table-cell office:value-type="float" office:value="121317.234375" table:style-name="ce1">
            <text:p>121317.2344</text:p>
          </table:table-cell>
          <table:table-cell office:value-type="float" office:value="502" table:style-name="ce1">
            <text:p>502</text:p>
          </table:table-cell>
          <table:table-cell office:value-type="float" office:value="3685.6833333333502" table:style-name="ce1">
            <text:p>3685.683333</text:p>
          </table:table-cell>
          <table:table-cell table:number-columns-repeated="16373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64.930557250976605" table:style-name="ce1">
            <text:p>64.93055725</text:p>
          </table:table-cell>
          <table:table-cell office:value-type="float" office:value="20.8912029266357" table:style-name="ce1">
            <text:p>20.89120293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503" table:style-name="ce1">
            <text:p>503</text:p>
          </table:table-cell>
          <table:table-cell office:value-type="float" office:value="3694.0666666666798" table:style-name="ce1">
            <text:p>3694.066667</text:p>
          </table:table-cell>
          <table:table-cell table:number-columns-repeated="16373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64.84375" table:style-name="ce1">
            <text:p>64.84375</text:p>
          </table:table-cell>
          <table:table-cell office:value-type="float" office:value="20.8912029266357" table:style-name="ce1">
            <text:p>20.89120293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116.319458007813" table:style-name="ce1">
            <text:p>-116.319458</text:p>
          </table:table-cell>
          <table:table-cell office:value-type="float" office:value="114.7" table:style-name="ce1">
            <text:p>114.7</text:p>
          </table:table-cell>
          <table:table-cell office:value-type="float" office:value="123529.4375" table:style-name="ce1">
            <text:p>123529.4375</text:p>
          </table:table-cell>
          <table:table-cell office:value-type="float" office:value="503" table:style-name="ce1">
            <text:p>503</text:p>
          </table:table-cell>
          <table:table-cell office:value-type="float" office:value="3702.4500000000198" table:style-name="ce1">
            <text:p>3702.45</text:p>
          </table:table-cell>
          <table:table-cell table:number-columns-repeated="16373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64.728012084960895" table:style-name="ce1">
            <text:p>64.72801208</text:p>
          </table:table-cell>
          <table:table-cell office:value-type="float" office:value="20.8912029266357" table:style-name="ce1">
            <text:p>20.89120293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4.7" table:style-name="ce1">
            <text:p>114.7</text:p>
          </table:table-cell>
          <table:table-cell office:value-type="float" office:value="124325.8359375" table:style-name="ce1">
            <text:p>124325.8359</text:p>
          </table:table-cell>
          <table:table-cell office:value-type="float" office:value="503" table:style-name="ce1">
            <text:p>503</text:p>
          </table:table-cell>
          <table:table-cell office:value-type="float" office:value="3710.8333333333499" table:style-name="ce1">
            <text:p>3710.833333</text:p>
          </table:table-cell>
          <table:table-cell table:number-columns-repeated="16373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64.525459289550795" table:style-name="ce1">
            <text:p>64.52545929</text:p>
          </table:table-cell>
          <table:table-cell office:value-type="float" office:value="20.978010177612301" table:style-name="ce1">
            <text:p>20.97801018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108.79632568359401" table:style-name="ce1">
            <text:p>-108.7963257</text:p>
          </table:table-cell>
          <table:table-cell office:value-type="float" office:value="114.7" table:style-name="ce1">
            <text:p>114.7</text:p>
          </table:table-cell>
          <table:table-cell office:value-type="float" office:value="124414.3203125" table:style-name="ce1">
            <text:p>124414.3203</text:p>
          </table:table-cell>
          <table:table-cell office:value-type="float" office:value="503" table:style-name="ce1">
            <text:p>503</text:p>
          </table:table-cell>
          <table:table-cell office:value-type="float" office:value="3719.2166666666799" table:style-name="ce1">
            <text:p>3719.216667</text:p>
          </table:table-cell>
          <table:table-cell table:number-columns-repeated="16373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21.0358791351318" table:style-name="ce1">
            <text:p>21.03587914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4.7" table:style-name="ce1">
            <text:p>114.7</text:p>
          </table:table-cell>
          <table:table-cell office:value-type="float" office:value="123883.390625" table:style-name="ce1">
            <text:p>123883.3906</text:p>
          </table:table-cell>
          <table:table-cell office:value-type="float" office:value="502" table:style-name="ce1">
            <text:p>502</text:p>
          </table:table-cell>
          <table:table-cell office:value-type="float" office:value="3727.5833333333499" table:style-name="ce1">
            <text:p>3727.583333</text:p>
          </table:table-cell>
          <table:table-cell table:number-columns-repeated="16373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64.149307250976605" table:style-name="ce1">
            <text:p>64.14930725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789.64410400390602" table:style-name="ce1">
            <text:p>789.644104</text:p>
          </table:table-cell>
          <table:table-cell office:value-type="float" office:value="-105.90277099609401" table:style-name="ce1">
            <text:p>-105.902771</text:p>
          </table:table-cell>
          <table:table-cell office:value-type="float" office:value="114.7" table:style-name="ce1">
            <text:p>114.7</text:p>
          </table:table-cell>
          <table:table-cell office:value-type="float" office:value="122556.0625" table:style-name="ce1">
            <text:p>122556.0625</text:p>
          </table:table-cell>
          <table:table-cell office:value-type="float" office:value="502" table:style-name="ce1">
            <text:p>502</text:p>
          </table:table-cell>
          <table:table-cell office:value-type="float" office:value="3735.9500000000198" table:style-name="ce1">
            <text:p>3735.95</text:p>
          </table:table-cell>
          <table:table-cell table:number-columns-repeated="16373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64.004631042480497" table:style-name="ce1">
            <text:p>64.00463104</text:p>
          </table:table-cell>
          <table:table-cell office:value-type="float" office:value="21.267360687255898" table:style-name="ce1">
            <text:p>21.26736069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90" table:style-name="ce1">
            <text:p>790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4.7" table:style-name="ce1">
            <text:p>114.7</text:p>
          </table:table-cell>
          <table:table-cell office:value-type="float" office:value="121848.1640625" table:style-name="ce1">
            <text:p>121848.1641</text:p>
          </table:table-cell>
          <table:table-cell office:value-type="float" office:value="502" table:style-name="ce1">
            <text:p>502</text:p>
          </table:table-cell>
          <table:table-cell office:value-type="float" office:value="3744.3166666666798" table:style-name="ce1">
            <text:p>3744.316667</text:p>
          </table:table-cell>
          <table:table-cell table:number-columns-repeated="16373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63.975692749023402" table:style-name="ce1">
            <text:p>63.97569275</text:p>
          </table:table-cell>
          <table:table-cell office:value-type="float" office:value="21.2962970733643" table:style-name="ce1">
            <text:p>21.29629707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4.7" table:style-name="ce1">
            <text:p>114.7</text:p>
          </table:table-cell>
          <table:table-cell office:value-type="float" office:value="121759.6796875" table:style-name="ce1">
            <text:p>121759.6797</text:p>
          </table:table-cell>
          <table:table-cell office:value-type="float" office:value="502" table:style-name="ce1">
            <text:p>502</text:p>
          </table:table-cell>
          <table:table-cell office:value-type="float" office:value="3752.6833333333502" table:style-name="ce1">
            <text:p>3752.683333</text:p>
          </table:table-cell>
          <table:table-cell table:number-columns-repeated="16373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63.975692749023402" table:style-name="ce1">
            <text:p>63.97569275</text:p>
          </table:table-cell>
          <table:table-cell office:value-type="float" office:value="21.2962970733643" table:style-name="ce1">
            <text:p>21.29629707</text:p>
          </table:table-cell>
          <table:table-cell office:value-type="float" office:value="2.8935184702277201E-2" table:style-name="ce1">
            <text:p>0.028935185</text:p>
          </table:table-cell>
          <table:table-cell office:value-type="float" office:value="6.2760415077209499" table:style-name="ce1">
            <text:p>6.276041508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4.7" table:style-name="ce1">
            <text:p>114.7</text:p>
          </table:table-cell>
          <table:table-cell office:value-type="float" office:value="122467.5859375" table:style-name="ce1">
            <text:p>122467.5859</text:p>
          </table:table-cell>
          <table:table-cell office:value-type="float" office:value="501" table:style-name="ce1">
            <text:p>501</text:p>
          </table:table-cell>
          <table:table-cell office:value-type="float" office:value="3761.0333333333501" table:style-name="ce1">
            <text:p>3761.033333</text:p>
          </table:table-cell>
          <table:table-cell table:number-columns-repeated="16373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64.004631042480497" table:style-name="ce1">
            <text:p>64.00463104</text:p>
          </table:table-cell>
          <table:table-cell office:value-type="float" office:value="21.2962970733643" table:style-name="ce1">
            <text:p>21.29629707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98.958312988281307" table:style-name="ce1">
            <text:p>-98.95831299</text:p>
          </table:table-cell>
          <table:table-cell office:value-type="float" office:value="114.7" table:style-name="ce1">
            <text:p>114.7</text:p>
          </table:table-cell>
          <table:table-cell office:value-type="float" office:value="123440.953125" table:style-name="ce1">
            <text:p>123440.9531</text:p>
          </table:table-cell>
          <table:table-cell office:value-type="float" office:value="499" table:style-name="ce1">
            <text:p>499</text:p>
          </table:table-cell>
          <table:table-cell office:value-type="float" office:value="3769.3500000000199" table:style-name="ce1">
            <text:p>3769.35</text:p>
          </table:table-cell>
          <table:table-cell table:number-columns-repeated="16373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64.120368957519503" table:style-name="ce1">
            <text:p>64.12036896</text:p>
          </table:table-cell>
          <table:table-cell office:value-type="float" office:value="21.267360687255898" table:style-name="ce1">
            <text:p>21.26736069</text:p>
          </table:table-cell>
          <table:table-cell office:value-type="float" office:value="1.44675923511386E-2" table:style-name="ce1">
            <text:p>0.014467592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103.00927734375" table:style-name="ce1">
            <text:p>-103.0092773</text:p>
          </table:table-cell>
          <table:table-cell office:value-type="float" office:value="114.7" table:style-name="ce1">
            <text:p>114.7</text:p>
          </table:table-cell>
          <table:table-cell office:value-type="float" office:value="124414.3203125" table:style-name="ce1">
            <text:p>124414.3203</text:p>
          </table:table-cell>
          <table:table-cell office:value-type="float" office:value="498" table:style-name="ce1">
            <text:p>498</text:p>
          </table:table-cell>
          <table:table-cell office:value-type="float" office:value="3777.6500000000201" table:style-name="ce1">
            <text:p>3777.65</text:p>
          </table:table-cell>
          <table:table-cell table:number-columns-repeated="16373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21.180555343627901" table:style-name="ce1">
            <text:p>21.18055534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113.425903320313" table:style-name="ce1">
            <text:p>-113.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24679.7890625" table:style-name="ce1">
            <text:p>124679.7891</text:p>
          </table:table-cell>
          <table:table-cell office:value-type="float" office:value="497" table:style-name="ce1">
            <text:p>497</text:p>
          </table:table-cell>
          <table:table-cell office:value-type="float" office:value="3785.9333333333502" table:style-name="ce1">
            <text:p>3785.933333</text:p>
          </table:table-cell>
          <table:table-cell table:number-columns-repeated="16373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64.351852416992202" table:style-name="ce1">
            <text:p>64.35185242</text:p>
          </table:table-cell>
          <table:table-cell office:value-type="float" office:value="21.09375" table:style-name="ce1">
            <text:p>21.09375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123.84259033203099" table:style-name="ce1">
            <text:p>-123.8425903</text:p>
          </table:table-cell>
          <table:table-cell office:value-type="float" office:value="114.7" table:style-name="ce1">
            <text:p>114.7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496" table:style-name="ce1">
            <text:p>496</text:p>
          </table:table-cell>
          <table:table-cell office:value-type="float" office:value="3794.2000000000198" table:style-name="ce1">
            <text:p>3794.2</text:p>
          </table:table-cell>
          <table:table-cell table:number-columns-repeated="16373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64.438659667968807" table:style-name="ce1">
            <text:p>64.43865967</text:p>
          </table:table-cell>
          <table:table-cell office:value-type="float" office:value="21.006944656372099" table:style-name="ce1">
            <text:p>21.00694466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790" table:style-name="ce1">
            <text:p>790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4.7" table:style-name="ce1">
            <text:p>114.7</text:p>
          </table:table-cell>
          <table:table-cell office:value-type="float" office:value="126449.546875" table:style-name="ce1">
            <text:p>126449.5469</text:p>
          </table:table-cell>
          <table:table-cell office:value-type="float" office:value="496" table:style-name="ce1">
            <text:p>496</text:p>
          </table:table-cell>
          <table:table-cell office:value-type="float" office:value="3802.4666666666799" table:style-name="ce1">
            <text:p>3802.466667</text:p>
          </table:table-cell>
          <table:table-cell table:number-columns-repeated="16373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64.525459289550795" table:style-name="ce1">
            <text:p>64.52545929</text:p>
          </table:table-cell>
          <table:table-cell office:value-type="float" office:value="20.8912029266357" table:style-name="ce1">
            <text:p>20.89120293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790" table:style-name="ce1">
            <text:p>790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4.7" table:style-name="ce1">
            <text:p>114.7</text:p>
          </table:table-cell>
          <table:table-cell office:value-type="float" office:value="127157.453125" table:style-name="ce1">
            <text:p>127157.4531</text:p>
          </table:table-cell>
          <table:table-cell office:value-type="float" office:value="496" table:style-name="ce1">
            <text:p>496</text:p>
          </table:table-cell>
          <table:table-cell office:value-type="float" office:value="3810.7333333333499" table:style-name="ce1">
            <text:p>3810.733333</text:p>
          </table:table-cell>
          <table:table-cell table:number-columns-repeated="16373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64.583335876464801" table:style-name="ce1">
            <text:p>64.58333588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0" table:style-name="ce1">
            <text:p>0</text:p>
          </table:table-cell>
          <table:table-cell office:value-type="float" office:value="6.1935763359069798" table:style-name="ce1">
            <text:p>6.193576336</text:p>
          </table:table-cell>
          <table:table-cell office:value-type="float" office:value="790" table:style-name="ce1">
            <text:p>790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4.7" table:style-name="ce1">
            <text:p>114.7</text:p>
          </table:table-cell>
          <table:table-cell office:value-type="float" office:value="128219.3046875" table:style-name="ce1">
            <text:p>128219.3047</text:p>
          </table:table-cell>
          <table:table-cell office:value-type="float" office:value="496" table:style-name="ce1">
            <text:p>496</text:p>
          </table:table-cell>
          <table:table-cell office:value-type="float" office:value="3819.00000000002" table:style-name="ce1">
            <text:p>3819</text:p>
          </table:table-cell>
          <table:table-cell table:number-columns-repeated="16373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64.641204833984403" table:style-name="ce1">
            <text:p>64.64120483</text:p>
          </table:table-cell>
          <table:table-cell office:value-type="float" office:value="20.8333339691162" table:style-name="ce1">
            <text:p>20.83333397</text:p>
          </table:table-cell>
          <table:table-cell office:value-type="float" office:value="0" table:style-name="ce1">
            <text:p>0</text:p>
          </table:table-cell>
          <table:table-cell office:value-type="float" office:value="6.171875" table:style-name="ce1">
            <text:p>6.171875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123.84259033203099" table:style-name="ce1">
            <text:p>-123.8425903</text:p>
          </table:table-cell>
          <table:table-cell office:value-type="float" office:value="114.7" table:style-name="ce1">
            <text:p>114.7</text:p>
          </table:table-cell>
          <table:table-cell office:value-type="float" office:value="128661.75" table:style-name="ce1">
            <text:p>128661.75</text:p>
          </table:table-cell>
          <table:table-cell office:value-type="float" office:value="496" table:style-name="ce1">
            <text:p>496</text:p>
          </table:table-cell>
          <table:table-cell office:value-type="float" office:value="3827.2666666666801" table:style-name="ce1">
            <text:p>3827.266667</text:p>
          </table:table-cell>
          <table:table-cell table:number-columns-repeated="16373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64.670135498046903" table:style-name="ce1">
            <text:p>64.6701355</text:p>
          </table:table-cell>
          <table:table-cell office:value-type="float" office:value="20.804397583007798" table:style-name="ce1">
            <text:p>20.80439758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123.84259033203099" table:style-name="ce1">
            <text:p>-123.8425903</text:p>
          </table:table-cell>
          <table:table-cell office:value-type="float" office:value="114.7" table:style-name="ce1">
            <text:p>114.7</text:p>
          </table:table-cell>
          <table:table-cell office:value-type="float" office:value="128750.2421875" table:style-name="ce1">
            <text:p>128750.2422</text:p>
          </table:table-cell>
          <table:table-cell office:value-type="float" office:value="501" table:style-name="ce1">
            <text:p>501</text:p>
          </table:table-cell>
          <table:table-cell office:value-type="float" office:value="3835.61666666668" table:style-name="ce1">
            <text:p>3835.616667</text:p>
          </table:table-cell>
          <table:table-cell table:number-columns-repeated="16373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64.699073791503906" table:style-name="ce1">
            <text:p>64.69907379</text:p>
          </table:table-cell>
          <table:table-cell office:value-type="float" office:value="20.804397583007798" table:style-name="ce1">
            <text:p>20.80439758</text:p>
          </table:table-cell>
          <table:table-cell office:value-type="float" office:value="0" table:style-name="ce1">
            <text:p>0</text:p>
          </table:table-cell>
          <table:table-cell office:value-type="float" office:value="6.171875" table:style-name="ce1">
            <text:p>6.171875</text:p>
          </table:table-cell>
          <table:table-cell office:value-type="float" office:value="790.71179199218795" table:style-name="ce1">
            <text:p>790.711792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4.7" table:style-name="ce1">
            <text:p>114.7</text:p>
          </table:table-cell>
          <table:table-cell office:value-type="float" office:value="128307.796875" table:style-name="ce1">
            <text:p>128307.7969</text:p>
          </table:table-cell>
          <table:table-cell office:value-type="float" office:value="503" table:style-name="ce1">
            <text:p>503</text:p>
          </table:table-cell>
          <table:table-cell office:value-type="float" office:value="3844.00000000002" table:style-name="ce1">
            <text:p>3844</text:p>
          </table:table-cell>
          <table:table-cell table:number-columns-repeated="16373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64.699073791503906" table:style-name="ce1">
            <text:p>64.69907379</text:p>
          </table:table-cell>
          <table:table-cell office:value-type="float" office:value="20.746528625488299" table:style-name="ce1">
            <text:p>20.74652863</text:p>
          </table:table-cell>
          <table:table-cell office:value-type="float" office:value="0" table:style-name="ce1">
            <text:p>0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13.425903320313" table:style-name="ce1">
            <text:p>-113.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27511.40625" table:style-name="ce1">
            <text:p>127511.4063</text:p>
          </table:table-cell>
          <table:table-cell office:value-type="float" office:value="504" table:style-name="ce1">
            <text:p>504</text:p>
          </table:table-cell>
          <table:table-cell office:value-type="float" office:value="3852.4000000000201" table:style-name="ce1">
            <text:p>3852.4</text:p>
          </table:table-cell>
          <table:table-cell table:number-columns-repeated="16373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64.728012084960895" table:style-name="ce1">
            <text:p>64.72801208</text:p>
          </table:table-cell>
          <table:table-cell office:value-type="float" office:value="20.717592239379901" table:style-name="ce1">
            <text:p>20.71759224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26538.0390625" table:style-name="ce1">
            <text:p>126538.0391</text:p>
          </table:table-cell>
          <table:table-cell office:value-type="float" office:value="504" table:style-name="ce1">
            <text:p>504</text:p>
          </table:table-cell>
          <table:table-cell office:value-type="float" office:value="3860.8000000000202" table:style-name="ce1">
            <text:p>3860.8</text:p>
          </table:table-cell>
          <table:table-cell table:number-columns-repeated="16373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64.670135498046903" table:style-name="ce1">
            <text:p>64.6701355</text:p>
          </table:table-cell>
          <table:table-cell office:value-type="float" office:value="20.688657760620099" table:style-name="ce1">
            <text:p>20.68865776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4.7" table:style-name="ce1">
            <text:p>114.7</text:p>
          </table:table-cell>
          <table:table-cell office:value-type="float" office:value="125653.15625" table:style-name="ce1">
            <text:p>125653.1563</text:p>
          </table:table-cell>
          <table:table-cell office:value-type="float" office:value="503" table:style-name="ce1">
            <text:p>503</text:p>
          </table:table-cell>
          <table:table-cell office:value-type="float" office:value="3869.1833333333502" table:style-name="ce1">
            <text:p>3869.183333</text:p>
          </table:table-cell>
          <table:table-cell table:number-columns-repeated="16373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64.641204833984403" table:style-name="ce1">
            <text:p>64.64120483</text:p>
          </table:table-cell>
          <table:table-cell office:value-type="float" office:value="20.659721374511701" table:style-name="ce1">
            <text:p>20.65972137</text:p>
          </table:table-cell>
          <table:table-cell office:value-type="float" office:value="0" table:style-name="ce1">
            <text:p>0</text:p>
          </table:table-cell>
          <table:table-cell office:value-type="float" office:value="6.1805553436279297" table:style-name="ce1">
            <text:p>6.180555344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14.7" table:style-name="ce1">
            <text:p>114.7</text:p>
          </table:table-cell>
          <table:table-cell office:value-type="float" office:value="124768.265625" table:style-name="ce1">
            <text:p>124768.2656</text:p>
          </table:table-cell>
          <table:table-cell office:value-type="float" office:value="503" table:style-name="ce1">
            <text:p>503</text:p>
          </table:table-cell>
          <table:table-cell office:value-type="float" office:value="3877.5666666666798" table:style-name="ce1">
            <text:p>3877.566667</text:p>
          </table:table-cell>
          <table:table-cell table:number-columns-repeated="16373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64.641204833984403" table:style-name="ce1">
            <text:p>64.64120483</text:p>
          </table:table-cell>
          <table:table-cell office:value-type="float" office:value="20.659721374511701" table:style-name="ce1">
            <text:p>20.65972137</text:p>
          </table:table-cell>
          <table:table-cell office:value-type="float" office:value="0" table:style-name="ce1">
            <text:p>0</text:p>
          </table:table-cell>
          <table:table-cell office:value-type="float" office:value="6.1501736640930202" table:style-name="ce1">
            <text:p>6.150173664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4.745361328125" table:style-name="ce1">
            <text:p>-104.7453613</text:p>
          </table:table-cell>
          <table:table-cell office:value-type="float" office:value="114.7" table:style-name="ce1">
            <text:p>114.7</text:p>
          </table:table-cell>
          <table:table-cell office:value-type="float" office:value="124325.8359375" table:style-name="ce1">
            <text:p>124325.8359</text:p>
          </table:table-cell>
          <table:table-cell office:value-type="float" office:value="503" table:style-name="ce1">
            <text:p>503</text:p>
          </table:table-cell>
          <table:table-cell office:value-type="float" office:value="3885.9500000000198" table:style-name="ce1">
            <text:p>3885.95</text:p>
          </table:table-cell>
          <table:table-cell table:number-columns-repeated="16373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64.641204833984403" table:style-name="ce1">
            <text:p>64.64120483</text:p>
          </table:table-cell>
          <table:table-cell office:value-type="float" office:value="20.601852416992202" table:style-name="ce1">
            <text:p>20.60185242</text:p>
          </table:table-cell>
          <table:table-cell office:value-type="float" office:value="0" table:style-name="ce1">
            <text:p>0</text:p>
          </table:table-cell>
          <table:table-cell office:value-type="float" office:value="6.1197915077209499" table:style-name="ce1">
            <text:p>6.119791508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14.7" table:style-name="ce1">
            <text:p>114.7</text:p>
          </table:table-cell>
          <table:table-cell office:value-type="float" office:value="123440.953125" table:style-name="ce1">
            <text:p>123440.9531</text:p>
          </table:table-cell>
          <table:table-cell office:value-type="float" office:value="501" table:style-name="ce1">
            <text:p>501</text:p>
          </table:table-cell>
          <table:table-cell office:value-type="float" office:value="3894.3000000000202" table:style-name="ce1">
            <text:p>3894.3</text:p>
          </table:table-cell>
          <table:table-cell table:number-columns-repeated="16373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64.670135498046903" table:style-name="ce1">
            <text:p>64.6701355</text:p>
          </table:table-cell>
          <table:table-cell office:value-type="float" office:value="20.5729160308838" table:style-name="ce1">
            <text:p>20.57291603</text:p>
          </table:table-cell>
          <table:table-cell office:value-type="float" office:value="0" table:style-name="ce1">
            <text:p>0</text:p>
          </table:table-cell>
          <table:table-cell office:value-type="float" office:value="6.0980901718139702" table:style-name="ce1">
            <text:p>6.098090172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4.7" table:style-name="ce1">
            <text:p>114.7</text:p>
          </table:table-cell>
          <table:table-cell office:value-type="float" office:value="122025.140625" table:style-name="ce1">
            <text:p>122025.1406</text:p>
          </table:table-cell>
          <table:table-cell office:value-type="float" office:value="498" table:style-name="ce1">
            <text:p>498</text:p>
          </table:table-cell>
          <table:table-cell office:value-type="float" office:value="3902.6000000000199" table:style-name="ce1">
            <text:p>3902.6</text:p>
          </table:table-cell>
          <table:table-cell table:number-columns-repeated="16373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64.785881042480497" table:style-name="ce1">
            <text:p>64.78588104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0" table:style-name="ce1">
            <text:p>0</text:p>
          </table:table-cell>
          <table:table-cell office:value-type="float" office:value="6.0807290077209499" table:style-name="ce1">
            <text:p>6.080729008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3.00927734375" table:style-name="ce1">
            <text:p>-103.0092773</text:p>
          </table:table-cell>
          <table:table-cell office:value-type="float" office:value="114.7" table:style-name="ce1">
            <text:p>114.7</text:p>
          </table:table-cell>
          <table:table-cell office:value-type="float" office:value="122733.046875" table:style-name="ce1">
            <text:p>122733.0469</text:p>
          </table:table-cell>
          <table:table-cell office:value-type="float" office:value="497" table:style-name="ce1">
            <text:p>497</text:p>
          </table:table-cell>
          <table:table-cell office:value-type="float" office:value="3910.88333333335" table:style-name="ce1">
            <text:p>3910.883333</text:p>
          </table:table-cell>
          <table:table-cell table:number-columns-repeated="16373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64.959487915039105" table:style-name="ce1">
            <text:p>64.95948792</text:p>
          </table:table-cell>
          <table:table-cell office:value-type="float" office:value="20.428239822387699" table:style-name="ce1">
            <text:p>20.42823982</text:p>
          </table:table-cell>
          <table:table-cell office:value-type="float" office:value="0" table:style-name="ce1">
            <text:p>0</text:p>
          </table:table-cell>
          <table:table-cell office:value-type="float" office:value="6.1067709922790501" table:style-name="ce1">
            <text:p>6.106770992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100.11572265625" table:style-name="ce1">
            <text:p>-100.1157227</text:p>
          </table:table-cell>
          <table:table-cell office:value-type="float" office:value="114.7" table:style-name="ce1">
            <text:p>114.7</text:p>
          </table:table-cell>
          <table:table-cell office:value-type="float" office:value="123352.4609375" table:style-name="ce1">
            <text:p>123352.4609</text:p>
          </table:table-cell>
          <table:table-cell office:value-type="float" office:value="497" table:style-name="ce1">
            <text:p>497</text:p>
          </table:table-cell>
          <table:table-cell office:value-type="float" office:value="3919.1666666666802" table:style-name="ce1">
            <text:p>3919.166667</text:p>
          </table:table-cell>
          <table:table-cell table:number-columns-repeated="16373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65.248840332031307" table:style-name="ce1">
            <text:p>65.24884033</text:p>
          </table:table-cell>
          <table:table-cell office:value-type="float" office:value="20.283565521240199" table:style-name="ce1">
            <text:p>20.28356552</text:p>
          </table:table-cell>
          <table:table-cell office:value-type="float" office:value="0" table:style-name="ce1">
            <text:p>0</text:p>
          </table:table-cell>
          <table:table-cell office:value-type="float" office:value="6.1631946563720703" table:style-name="ce1">
            <text:p>6.163194656</text:p>
          </table:table-cell>
          <table:table-cell office:value-type="float" office:value="791.423583984375" table:style-name="ce1">
            <text:p>791.423584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4.7" table:style-name="ce1">
            <text:p>114.7</text:p>
          </table:table-cell>
          <table:table-cell office:value-type="float" office:value="123971.8828125" table:style-name="ce1">
            <text:p>123971.8828</text:p>
          </table:table-cell>
          <table:table-cell office:value-type="float" office:value="497" table:style-name="ce1">
            <text:p>497</text:p>
          </table:table-cell>
          <table:table-cell office:value-type="float" office:value="3927.4500000000198" table:style-name="ce1">
            <text:p>3927.45</text:p>
          </table:table-cell>
          <table:table-cell table:number-columns-repeated="16373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65.509262084960895" table:style-name="ce1">
            <text:p>65.50926208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0" table:style-name="ce1">
            <text:p>0</text:p>
          </table:table-cell>
          <table:table-cell office:value-type="float" office:value="6.2109375" table:style-name="ce1">
            <text:p>6.2109375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96.643493652343807" table:style-name="ce1">
            <text:p>-96.64349365</text:p>
          </table:table-cell>
          <table:table-cell office:value-type="float" office:value="114.7" table:style-name="ce1">
            <text:p>114.7</text:p>
          </table:table-cell>
          <table:table-cell office:value-type="float" office:value="124237.34375" table:style-name="ce1">
            <text:p>124237.3438</text:p>
          </table:table-cell>
          <table:table-cell office:value-type="float" office:value="497" table:style-name="ce1">
            <text:p>497</text:p>
          </table:table-cell>
          <table:table-cell office:value-type="float" office:value="3935.7333333333499" table:style-name="ce1">
            <text:p>3935.733333</text:p>
          </table:table-cell>
          <table:table-cell table:number-columns-repeated="16373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65.827545166015597" table:style-name="ce1">
            <text:p>65.82754517</text:p>
          </table:table-cell>
          <table:table-cell office:value-type="float" office:value="20.081018447876001" table:style-name="ce1">
            <text:p>20.08101845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98.958312988281307" table:style-name="ce1">
            <text:p>-98.95831299</text:p>
          </table:table-cell>
          <table:table-cell office:value-type="float" office:value="114.7" table:style-name="ce1">
            <text:p>114.7</text:p>
          </table:table-cell>
          <table:table-cell office:value-type="float" office:value="124414.3203125" table:style-name="ce1">
            <text:p>124414.3203</text:p>
          </table:table-cell>
          <table:table-cell office:value-type="float" office:value="497" table:style-name="ce1">
            <text:p>497</text:p>
          </table:table-cell>
          <table:table-cell office:value-type="float" office:value="3944.0166666666801" table:style-name="ce1">
            <text:p>3944.016667</text:p>
          </table:table-cell>
          <table:table-cell table:number-columns-repeated="16373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66.030090332031307" table:style-name="ce1">
            <text:p>66.03009033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4.7" table:style-name="ce1">
            <text:p>114.7</text:p>
          </table:table-cell>
          <table:table-cell office:value-type="float" office:value="124414.3203125" table:style-name="ce1">
            <text:p>124414.3203</text:p>
          </table:table-cell>
          <table:table-cell office:value-type="float" office:value="497" table:style-name="ce1">
            <text:p>497</text:p>
          </table:table-cell>
          <table:table-cell office:value-type="float" office:value="3952.3000000000202" table:style-name="ce1">
            <text:p>3952.3</text:p>
          </table:table-cell>
          <table:table-cell table:number-columns-repeated="16373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66.232635498046903" table:style-name="ce1">
            <text:p>66.2326355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2977428436279297" table:style-name="ce1">
            <text:p>6.297742844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98.958312988281307" table:style-name="ce1">
            <text:p>-98.95831299</text:p>
          </table:table-cell>
          <table:table-cell office:value-type="float" office:value="114.7" table:style-name="ce1">
            <text:p>114.7</text:p>
          </table:table-cell>
          <table:table-cell office:value-type="float" office:value="124856.7578125" table:style-name="ce1">
            <text:p>124856.7578</text:p>
          </table:table-cell>
          <table:table-cell office:value-type="float" office:value="498" table:style-name="ce1">
            <text:p>498</text:p>
          </table:table-cell>
          <table:table-cell office:value-type="float" office:value="3960.6000000000199" table:style-name="ce1">
            <text:p>3960.6</text:p>
          </table:table-cell>
          <table:table-cell table:number-columns-repeated="16373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66.261573791503906" table:style-name="ce1">
            <text:p>66.26157379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792.49133300781295" table:style-name="ce1">
            <text:p>792.491333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4.7" table:style-name="ce1">
            <text:p>114.7</text:p>
          </table:table-cell>
          <table:table-cell office:value-type="float" office:value="126007.109375" table:style-name="ce1">
            <text:p>126007.1094</text:p>
          </table:table-cell>
          <table:table-cell office:value-type="float" office:value="502" table:style-name="ce1">
            <text:p>502</text:p>
          </table:table-cell>
          <table:table-cell office:value-type="float" office:value="3968.9666666666799" table:style-name="ce1">
            <text:p>3968.966667</text:p>
          </table:table-cell>
          <table:table-cell table:number-columns-repeated="16373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66.145835876464801" table:style-name="ce1">
            <text:p>66.14583588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92.49133300781295" table:style-name="ce1">
            <text:p>792.491333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4.7" table:style-name="ce1">
            <text:p>114.7</text:p>
          </table:table-cell>
          <table:table-cell office:value-type="float" office:value="126715.0078125" table:style-name="ce1">
            <text:p>126715.0078</text:p>
          </table:table-cell>
          <table:table-cell office:value-type="float" office:value="503" table:style-name="ce1">
            <text:p>503</text:p>
          </table:table-cell>
          <table:table-cell office:value-type="float" office:value="3977.3500000000199" table:style-name="ce1">
            <text:p>3977.35</text:p>
          </table:table-cell>
          <table:table-cell table:number-columns-repeated="16373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65.682868957519503" table:style-name="ce1">
            <text:p>65.68286896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92.84722900390602" table:style-name="ce1">
            <text:p>792.847229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4.7" table:style-name="ce1">
            <text:p>114.7</text:p>
          </table:table-cell>
          <table:table-cell office:value-type="float" office:value="126626.53125" table:style-name="ce1">
            <text:p>126626.5313</text:p>
          </table:table-cell>
          <table:table-cell office:value-type="float" office:value="503" table:style-name="ce1">
            <text:p>503</text:p>
          </table:table-cell>
          <table:table-cell office:value-type="float" office:value="3985.7333333333499" table:style-name="ce1">
            <text:p>3985.733333</text:p>
          </table:table-cell>
          <table:table-cell table:number-columns-repeated="16373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5.104164123535199" table:style-name="ce1">
            <text:p>65.10416412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0" table:style-name="ce1">
            <text:p>0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792.84722900390602" table:style-name="ce1">
            <text:p>792.847229</text:p>
          </table:table-cell>
          <table:table-cell office:value-type="float" office:value="-96.643493652343807" table:style-name="ce1">
            <text:p>-96.64349365</text:p>
          </table:table-cell>
          <table:table-cell office:value-type="float" office:value="114.7" table:style-name="ce1">
            <text:p>114.7</text:p>
          </table:table-cell>
          <table:table-cell office:value-type="float" office:value="124679.7890625" table:style-name="ce1">
            <text:p>124679.7891</text:p>
          </table:table-cell>
          <table:table-cell office:value-type="float" office:value="503" table:style-name="ce1">
            <text:p>503</text:p>
          </table:table-cell>
          <table:table-cell office:value-type="float" office:value="3994.11666666668" table:style-name="ce1">
            <text:p>3994.116667</text:p>
          </table:table-cell>
          <table:table-cell table:number-columns-repeated="16373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64.872688293457003" table:style-name="ce1">
            <text:p>64.87268829</text:p>
          </table:table-cell>
          <table:table-cell office:value-type="float" office:value="20.2546291351318" table:style-name="ce1">
            <text:p>20.25462914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4.7" table:style-name="ce1">
            <text:p>114.7</text:p>
          </table:table-cell>
          <table:table-cell office:value-type="float" office:value="122556.0625" table:style-name="ce1">
            <text:p>122556.0625</text:p>
          </table:table-cell>
          <table:table-cell office:value-type="float" office:value="503" table:style-name="ce1">
            <text:p>503</text:p>
          </table:table-cell>
          <table:table-cell office:value-type="float" office:value="4002.50000000002" table:style-name="ce1">
            <text:p>4002.5</text:p>
          </table:table-cell>
          <table:table-cell table:number-columns-repeated="16373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64.380790710449205" table:style-name="ce1">
            <text:p>64.38079071</text:p>
          </table:table-cell>
          <table:table-cell office:value-type="float" office:value="20.3703708648682" table:style-name="ce1">
            <text:p>20.37037086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4.7" table:style-name="ce1">
            <text:p>114.7</text:p>
          </table:table-cell>
          <table:table-cell office:value-type="float" office:value="120255.3828125" table:style-name="ce1">
            <text:p>120255.3828</text:p>
          </table:table-cell>
          <table:table-cell office:value-type="float" office:value="503" table:style-name="ce1">
            <text:p>503</text:p>
          </table:table-cell>
          <table:table-cell office:value-type="float" office:value="4010.88333333335" table:style-name="ce1">
            <text:p>4010.883333</text:p>
          </table:table-cell>
          <table:table-cell table:number-columns-repeated="16373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64.149307250976605" table:style-name="ce1">
            <text:p>64.14930725</text:p>
          </table:table-cell>
          <table:table-cell office:value-type="float" office:value="20.399305343627901" table:style-name="ce1">
            <text:p>20.39930534</text:p>
          </table:table-cell>
          <table:table-cell office:value-type="float" office:value="7.2337961755693002E-3" table:style-name="ce1">
            <text:p>0.007233796</text:p>
          </table:table-cell>
          <table:table-cell office:value-type="float" office:value="6.2282986640930202" table:style-name="ce1">
            <text:p>6.228298664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4.7" table:style-name="ce1">
            <text:p>114.7</text:p>
          </table:table-cell>
          <table:table-cell office:value-type="float" office:value="118131.6640625" table:style-name="ce1">
            <text:p>118131.6641</text:p>
          </table:table-cell>
          <table:table-cell office:value-type="float" office:value="503" table:style-name="ce1">
            <text:p>503</text:p>
          </table:table-cell>
          <table:table-cell office:value-type="float" office:value="4019.2666666666801" table:style-name="ce1">
            <text:p>4019.266667</text:p>
          </table:table-cell>
          <table:table-cell table:number-columns-repeated="16373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64.207176208496094" table:style-name="ce1">
            <text:p>64.20717621</text:p>
          </table:table-cell>
          <table:table-cell office:value-type="float" office:value="20.399305343627901" table:style-name="ce1">
            <text:p>20.39930534</text:p>
          </table:table-cell>
          <table:table-cell office:value-type="float" office:value="0" table:style-name="ce1">
            <text:p>0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14.7" table:style-name="ce1">
            <text:p>114.7</text:p>
          </table:table-cell>
          <table:table-cell office:value-type="float" office:value="116450.390625" table:style-name="ce1">
            <text:p>116450.3906</text:p>
          </table:table-cell>
          <table:table-cell office:value-type="float" office:value="502" table:style-name="ce1">
            <text:p>502</text:p>
          </table:table-cell>
          <table:table-cell office:value-type="float" office:value="4027.63333333335" table:style-name="ce1">
            <text:p>4027.633333</text:p>
          </table:table-cell>
          <table:table-cell table:number-columns-repeated="16373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20.3703708648682" table:style-name="ce1">
            <text:p>20.37037086</text:p>
          </table:table-cell>
          <table:table-cell office:value-type="float" office:value="0" table:style-name="ce1">
            <text:p>0</text:p>
          </table:table-cell>
          <table:table-cell office:value-type="float" office:value="6.1805553436279297" table:style-name="ce1">
            <text:p>6.180555344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14.7" table:style-name="ce1">
            <text:p>114.7</text:p>
          </table:table-cell>
          <table:table-cell office:value-type="float" office:value="115565.5078125" table:style-name="ce1">
            <text:p>115565.5078</text:p>
          </table:table-cell>
          <table:table-cell office:value-type="float" office:value="501" table:style-name="ce1">
            <text:p>501</text:p>
          </table:table-cell>
          <table:table-cell office:value-type="float" office:value="4035.9833333333499" table:style-name="ce1">
            <text:p>4035.983333</text:p>
          </table:table-cell>
          <table:table-cell table:number-columns-repeated="16373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64.554397583007798" table:style-name="ce1">
            <text:p>64.55439758</text:p>
          </table:table-cell>
          <table:table-cell office:value-type="float" office:value="20.283565521240199" table:style-name="ce1">
            <text:p>20.28356552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8.958312988281307" table:style-name="ce1">
            <text:p>-98.95831299</text:p>
          </table:table-cell>
          <table:table-cell office:value-type="float" office:value="114.7" table:style-name="ce1">
            <text:p>114.7</text:p>
          </table:table-cell>
          <table:table-cell office:value-type="float" office:value="115123.0625" table:style-name="ce1">
            <text:p>115123.0625</text:p>
          </table:table-cell>
          <table:table-cell office:value-type="float" office:value="499" table:style-name="ce1">
            <text:p>499</text:p>
          </table:table-cell>
          <table:table-cell office:value-type="float" office:value="4044.3000000000202" table:style-name="ce1">
            <text:p>4044.3</text:p>
          </table:table-cell>
          <table:table-cell table:number-columns-repeated="16373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64.814811706542997" table:style-name="ce1">
            <text:p>64.81481171</text:p>
          </table:table-cell>
          <table:table-cell office:value-type="float" office:value="20.225694656372099" table:style-name="ce1">
            <text:p>20.22569466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4.7" table:style-name="ce1">
            <text:p>114.7</text:p>
          </table:table-cell>
          <table:table-cell office:value-type="float" office:value="114769.109375" table:style-name="ce1">
            <text:p>114769.1094</text:p>
          </table:table-cell>
          <table:table-cell office:value-type="float" office:value="499" table:style-name="ce1">
            <text:p>499</text:p>
          </table:table-cell>
          <table:table-cell office:value-type="float" office:value="4052.61666666668" table:style-name="ce1">
            <text:p>4052.616667</text:p>
          </table:table-cell>
          <table:table-cell table:number-columns-repeated="16373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65.162040710449205" table:style-name="ce1">
            <text:p>65.16204071</text:p>
          </table:table-cell>
          <table:table-cell office:value-type="float" office:value="20.081018447876001" table:style-name="ce1">
            <text:p>20.08101845</text:p>
          </table:table-cell>
          <table:table-cell office:value-type="float" office:value="0" table:style-name="ce1">
            <text:p>0</text:p>
          </table:table-cell>
          <table:table-cell office:value-type="float" office:value="6.171875" table:style-name="ce1">
            <text:p>6.171875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4.7" table:style-name="ce1">
            <text:p>114.7</text:p>
          </table:table-cell>
          <table:table-cell office:value-type="float" office:value="115123.0625" table:style-name="ce1">
            <text:p>115123.0625</text:p>
          </table:table-cell>
          <table:table-cell office:value-type="float" office:value="499" table:style-name="ce1">
            <text:p>499</text:p>
          </table:table-cell>
          <table:table-cell office:value-type="float" office:value="4060.9333333333502" table:style-name="ce1">
            <text:p>4060.933333</text:p>
          </table:table-cell>
          <table:table-cell table:number-columns-repeated="16373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65.422454833984403" table:style-name="ce1">
            <text:p>65.42245483</text:p>
          </table:table-cell>
          <table:table-cell office:value-type="float" office:value="19.994213104248001" table:style-name="ce1">
            <text:p>19.9942131</text:p>
          </table:table-cell>
          <table:table-cell office:value-type="float" office:value="0" table:style-name="ce1">
            <text:p>0</text:p>
          </table:table-cell>
          <table:table-cell office:value-type="float" office:value="6.1805553436279297" table:style-name="ce1">
            <text:p>6.180555344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4.7" table:style-name="ce1">
            <text:p>114.7</text:p>
          </table:table-cell>
          <table:table-cell office:value-type="float" office:value="116007.9453125" table:style-name="ce1">
            <text:p>116007.9453</text:p>
          </table:table-cell>
          <table:table-cell office:value-type="float" office:value="499" table:style-name="ce1">
            <text:p>499</text:p>
          </table:table-cell>
          <table:table-cell office:value-type="float" office:value="4069.25000000002" table:style-name="ce1">
            <text:p>4069.25</text:p>
          </table:table-cell>
          <table:table-cell table:number-columns-repeated="16373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65.567131042480497" table:style-name="ce1">
            <text:p>65.56713104</text:p>
          </table:table-cell>
          <table:table-cell office:value-type="float" office:value="19.965278625488299" table:style-name="ce1">
            <text:p>19.96527863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4.7" table:style-name="ce1">
            <text:p>114.7</text:p>
          </table:table-cell>
          <table:table-cell office:value-type="float" office:value="116981.3125" table:style-name="ce1">
            <text:p>116981.3125</text:p>
          </table:table-cell>
          <table:table-cell office:value-type="float" office:value="499" table:style-name="ce1">
            <text:p>499</text:p>
          </table:table-cell>
          <table:table-cell office:value-type="float" office:value="4077.5666666666798" table:style-name="ce1">
            <text:p>4077.566667</text:p>
          </table:table-cell>
          <table:table-cell table:number-columns-repeated="16373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498" table:style-name="ce1">
            <text:p>498</text:p>
          </table:table-cell>
          <table:table-cell office:value-type="float" office:value="4085.86666666668" table:style-name="ce1">
            <text:p>4085.866667</text:p>
          </table:table-cell>
          <table:table-cell table:number-columns-repeated="16373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1414928436279297" table:style-name="ce1">
            <text:p>6.141492844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14.7" table:style-name="ce1">
            <text:p>114.7</text:p>
          </table:table-cell>
          <table:table-cell office:value-type="float" office:value="119458.984375" table:style-name="ce1">
            <text:p>119458.9844</text:p>
          </table:table-cell>
          <table:table-cell office:value-type="float" office:value="498" table:style-name="ce1">
            <text:p>498</text:p>
          </table:table-cell>
          <table:table-cell office:value-type="float" office:value="4094.1666666666802" table:style-name="ce1">
            <text:p>4094.166667</text:p>
          </table:table-cell>
          <table:table-cell table:number-columns-repeated="16373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1241321563720703" table:style-name="ce1">
            <text:p>6.12413215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14.7" table:style-name="ce1">
            <text:p>114.7</text:p>
          </table:table-cell>
          <table:table-cell office:value-type="float" office:value="120432.3515625" table:style-name="ce1">
            <text:p>120432.3516</text:p>
          </table:table-cell>
          <table:table-cell office:value-type="float" office:value="498" table:style-name="ce1">
            <text:p>498</text:p>
          </table:table-cell>
          <table:table-cell office:value-type="float" office:value="4102.4666666666799" table:style-name="ce1">
            <text:p>4102.466667</text:p>
          </table:table-cell>
          <table:table-cell table:number-columns-repeated="16373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878471374511701" table:style-name="ce1">
            <text:p>19.87847137</text:p>
          </table:table-cell>
          <table:table-cell office:value-type="float" office:value="0" table:style-name="ce1">
            <text:p>0</text:p>
          </table:table-cell>
          <table:table-cell office:value-type="float" office:value="6.1024303436279297" table:style-name="ce1">
            <text:p>6.102430344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14.7" table:style-name="ce1">
            <text:p>114.7</text:p>
          </table:table-cell>
          <table:table-cell office:value-type="float" office:value="120874.796875" table:style-name="ce1">
            <text:p>120874.7969</text:p>
          </table:table-cell>
          <table:table-cell office:value-type="float" office:value="498" table:style-name="ce1">
            <text:p>498</text:p>
          </table:table-cell>
          <table:table-cell office:value-type="float" office:value="4110.7666666666801" table:style-name="ce1">
            <text:p>4110.766667</text:p>
          </table:table-cell>
          <table:table-cell table:number-columns-repeated="16373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0850696563720703" table:style-name="ce1">
            <text:p>6.08506965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4.7" table:style-name="ce1">
            <text:p>114.7</text:p>
          </table:table-cell>
          <table:table-cell office:value-type="float" office:value="120963.2890625" table:style-name="ce1">
            <text:p>120963.2891</text:p>
          </table:table-cell>
          <table:table-cell office:value-type="float" office:value="498" table:style-name="ce1">
            <text:p>498</text:p>
          </table:table-cell>
          <table:table-cell office:value-type="float" office:value="4119.0666666666802" table:style-name="ce1">
            <text:p>4119.066667</text:p>
          </table:table-cell>
          <table:table-cell table:number-columns-repeated="16373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65.682868957519503" table:style-name="ce1">
            <text:p>65.68286896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0373263359069798" table:style-name="ce1">
            <text:p>6.03732633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80.4398193359375" table:style-name="ce1">
            <text:p>-80.43981934</text:p>
          </table:table-cell>
          <table:table-cell office:value-type="float" office:value="114.7" table:style-name="ce1">
            <text:p>114.7</text:p>
          </table:table-cell>
          <table:table-cell office:value-type="float" office:value="120963.2890625" table:style-name="ce1">
            <text:p>120963.2891</text:p>
          </table:table-cell>
          <table:table-cell office:value-type="float" office:value="498" table:style-name="ce1">
            <text:p>498</text:p>
          </table:table-cell>
          <table:table-cell office:value-type="float" office:value="4127.3666666666804" table:style-name="ce1">
            <text:p>4127.366667</text:p>
          </table:table-cell>
          <table:table-cell table:number-columns-repeated="16373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65.711807250976605" table:style-name="ce1">
            <text:p>65.71180725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0" table:style-name="ce1">
            <text:p>0</text:p>
          </table:table-cell>
          <table:table-cell office:value-type="float" office:value="6.0069446563720703" table:style-name="ce1">
            <text:p>6.00694465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74.652770996093807" table:style-name="ce1">
            <text:p>-74.652771</text:p>
          </table:table-cell>
          <table:table-cell office:value-type="float" office:value="114.7" table:style-name="ce1">
            <text:p>114.7</text:p>
          </table:table-cell>
          <table:table-cell office:value-type="float" office:value="120697.8125" table:style-name="ce1">
            <text:p>120697.8125</text:p>
          </table:table-cell>
          <table:table-cell office:value-type="float" office:value="498" table:style-name="ce1">
            <text:p>498</text:p>
          </table:table-cell>
          <table:table-cell office:value-type="float" office:value="4135.6666666666797" table:style-name="ce1">
            <text:p>4135.666667</text:p>
          </table:table-cell>
          <table:table-cell table:number-columns-repeated="16373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65.798614501953097" table:style-name="ce1">
            <text:p>65.7986145</text:p>
          </table:table-cell>
          <table:table-cell office:value-type="float" office:value="19.7337970733643" table:style-name="ce1">
            <text:p>19.73379707</text:p>
          </table:table-cell>
          <table:table-cell office:value-type="float" office:value="0" table:style-name="ce1">
            <text:p>0</text:p>
          </table:table-cell>
          <table:table-cell office:value-type="float" office:value="5.9678821563720703" table:style-name="ce1">
            <text:p>5.96788215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67.708312988281307" table:style-name="ce1">
            <text:p>-67.70831299</text:p>
          </table:table-cell>
          <table:table-cell office:value-type="float" office:value="114.7" table:style-name="ce1">
            <text:p>114.7</text:p>
          </table:table-cell>
          <table:table-cell office:value-type="float" office:value="120343.8671875" table:style-name="ce1">
            <text:p>120343.8672</text:p>
          </table:table-cell>
          <table:table-cell office:value-type="float" office:value="498" table:style-name="ce1">
            <text:p>498</text:p>
          </table:table-cell>
          <table:table-cell office:value-type="float" office:value="4143.9666666666799" table:style-name="ce1">
            <text:p>4143.966667</text:p>
          </table:table-cell>
          <table:table-cell table:number-columns-repeated="16373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65.798614501953097" table:style-name="ce1">
            <text:p>65.7986145</text:p>
          </table:table-cell>
          <table:table-cell office:value-type="float" office:value="19.7337970733643" table:style-name="ce1">
            <text:p>19.73379707</text:p>
          </table:table-cell>
          <table:table-cell office:value-type="float" office:value="0" table:style-name="ce1">
            <text:p>0</text:p>
          </table:table-cell>
          <table:table-cell office:value-type="float" office:value="5.9114584922790501" table:style-name="ce1">
            <text:p>5.911458492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63.0786743164063" table:style-name="ce1">
            <text:p>-63.07867432</text:p>
          </table:table-cell>
          <table:table-cell office:value-type="float" office:value="114.7" table:style-name="ce1">
            <text:p>114.7</text:p>
          </table:table-cell>
          <table:table-cell office:value-type="float" office:value="119901.4296875" table:style-name="ce1">
            <text:p>119901.4297</text:p>
          </table:table-cell>
          <table:table-cell office:value-type="float" office:value="498" table:style-name="ce1">
            <text:p>498</text:p>
          </table:table-cell>
          <table:table-cell office:value-type="float" office:value="4152.2666666666801" table:style-name="ce1">
            <text:p>4152.266667</text:p>
          </table:table-cell>
          <table:table-cell table:number-columns-repeated="16373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65.740737915039105" table:style-name="ce1">
            <text:p>65.74073792</text:p>
          </table:table-cell>
          <table:table-cell office:value-type="float" office:value="19.7337970733643" table:style-name="ce1">
            <text:p>19.73379707</text:p>
          </table:table-cell>
          <table:table-cell office:value-type="float" office:value="0" table:style-name="ce1">
            <text:p>0</text:p>
          </table:table-cell>
          <table:table-cell office:value-type="float" office:value="5.9201388359069798" table:style-name="ce1">
            <text:p>5.920138836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58.4490966796875" table:style-name="ce1">
            <text:p>-58.44909668</text:p>
          </table:table-cell>
          <table:table-cell office:value-type="float" office:value="114.7" table:style-name="ce1">
            <text:p>114.7</text:p>
          </table:table-cell>
          <table:table-cell office:value-type="float" office:value="119458.984375" table:style-name="ce1">
            <text:p>119458.9844</text:p>
          </table:table-cell>
          <table:table-cell office:value-type="float" office:value="501" table:style-name="ce1">
            <text:p>501</text:p>
          </table:table-cell>
          <table:table-cell office:value-type="float" office:value="4160.6166666666804" table:style-name="ce1">
            <text:p>4160.616667</text:p>
          </table:table-cell>
          <table:table-cell table:number-columns-repeated="16373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65.653938293457003" table:style-name="ce1">
            <text:p>65.65393829</text:p>
          </table:table-cell>
          <table:table-cell office:value-type="float" office:value="19.7337970733643" table:style-name="ce1">
            <text:p>19.73379707</text:p>
          </table:table-cell>
          <table:table-cell office:value-type="float" office:value="0" table:style-name="ce1">
            <text:p>0</text:p>
          </table:table-cell>
          <table:table-cell office:value-type="float" office:value="5.9244790077209499" table:style-name="ce1">
            <text:p>5.924479008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53.8194580078125" table:style-name="ce1">
            <text:p>-53.81945801</text:p>
          </table:table-cell>
          <table:table-cell office:value-type="float" office:value="114.7" table:style-name="ce1">
            <text:p>114.7</text:p>
          </table:table-cell>
          <table:table-cell office:value-type="float" office:value="119016.546875" table:style-name="ce1">
            <text:p>119016.5469</text:p>
          </table:table-cell>
          <table:table-cell office:value-type="float" office:value="503" table:style-name="ce1">
            <text:p>503</text:p>
          </table:table-cell>
          <table:table-cell office:value-type="float" office:value="4169.00000000002" table:style-name="ce1">
            <text:p>4169</text:p>
          </table:table-cell>
          <table:table-cell table:number-columns-repeated="16373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65.596061706542997" table:style-name="ce1">
            <text:p>65.59606171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0" table:style-name="ce1">
            <text:p>0</text:p>
          </table:table-cell>
          <table:table-cell office:value-type="float" office:value="5.9852428436279297" table:style-name="ce1">
            <text:p>5.985242844</text:p>
          </table:table-cell>
          <table:table-cell office:value-type="float" office:value="792.84722900390602" table:style-name="ce1">
            <text:p>792.847229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14.7" table:style-name="ce1">
            <text:p>114.7</text:p>
          </table:table-cell>
          <table:table-cell office:value-type="float" office:value="118220.1484375" table:style-name="ce1">
            <text:p>118220.1484</text:p>
          </table:table-cell>
          <table:table-cell office:value-type="float" office:value="503" table:style-name="ce1">
            <text:p>503</text:p>
          </table:table-cell>
          <table:table-cell office:value-type="float" office:value="4177.3833333333496" table:style-name="ce1">
            <text:p>4177.383333</text:p>
          </table:table-cell>
          <table:table-cell table:number-columns-repeated="16373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65.538192749023395" table:style-name="ce1">
            <text:p>65.53819275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0" table:style-name="ce1">
            <text:p>0</text:p>
          </table:table-cell>
          <table:table-cell office:value-type="float" office:value="5.9852428436279297" table:style-name="ce1">
            <text:p>5.985242844</text:p>
          </table:table-cell>
          <table:table-cell office:value-type="float" office:value="792.49133300781295" table:style-name="ce1">
            <text:p>792.491333</text:p>
          </table:table-cell>
          <table:table-cell office:value-type="float" office:value="-46.875" table:style-name="ce1">
            <text:p>-46.875</text:p>
          </table:table-cell>
          <table:table-cell office:value-type="float" office:value="114.7" table:style-name="ce1">
            <text:p>114.7</text:p>
          </table:table-cell>
          <table:table-cell office:value-type="float" office:value="117866.1953125" table:style-name="ce1">
            <text:p>117866.1953</text:p>
          </table:table-cell>
          <table:table-cell office:value-type="float" office:value="502" table:style-name="ce1">
            <text:p>502</text:p>
          </table:table-cell>
          <table:table-cell office:value-type="float" office:value="4185.75000000002" table:style-name="ce1">
            <text:p>4185.75</text:p>
          </table:table-cell>
          <table:table-cell table:number-columns-repeated="16373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65.509262084960895" table:style-name="ce1">
            <text:p>65.50926208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1154513359069798" table:style-name="ce1">
            <text:p>6.115451336</text:p>
          </table:table-cell>
          <table:table-cell office:value-type="float" office:value="792.49133300781295" table:style-name="ce1">
            <text:p>792.491333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17158.296875" table:style-name="ce1">
            <text:p>117158.2969</text:p>
          </table:table-cell>
          <table:table-cell office:value-type="float" office:value="502" table:style-name="ce1">
            <text:p>502</text:p>
          </table:table-cell>
          <table:table-cell office:value-type="float" office:value="4194.1166666666804" table:style-name="ce1">
            <text:p>4194.116667</text:p>
          </table:table-cell>
          <table:table-cell table:number-columns-repeated="16373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65.509262084960895" table:style-name="ce1">
            <text:p>65.50926208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14.7" table:style-name="ce1">
            <text:p>114.7</text:p>
          </table:table-cell>
          <table:table-cell office:value-type="float" office:value="114769.109375" table:style-name="ce1">
            <text:p>114769.1094</text:p>
          </table:table-cell>
          <table:table-cell office:value-type="float" office:value="503" table:style-name="ce1">
            <text:p>503</text:p>
          </table:table-cell>
          <table:table-cell office:value-type="float" office:value="4202.50000000002" table:style-name="ce1">
            <text:p>4202.5</text:p>
          </table:table-cell>
          <table:table-cell table:number-columns-repeated="16373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65.509262084960895" table:style-name="ce1">
            <text:p>65.50926208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45.7175903320313" table:style-name="ce1">
            <text:p>-45.71759033</text:p>
          </table:table-cell>
          <table:table-cell office:value-type="float" office:value="114.7" table:style-name="ce1">
            <text:p>114.7</text:p>
          </table:table-cell>
          <table:table-cell office:value-type="float" office:value="114238.1875" table:style-name="ce1">
            <text:p>114238.1875</text:p>
          </table:table-cell>
          <table:table-cell office:value-type="float" office:value="503" table:style-name="ce1">
            <text:p>503</text:p>
          </table:table-cell>
          <table:table-cell office:value-type="float" office:value="4210.8833333333496" table:style-name="ce1">
            <text:p>4210.883333</text:p>
          </table:table-cell>
          <table:table-cell table:number-columns-repeated="16373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65.538192749023395" table:style-name="ce1">
            <text:p>65.53819275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791.779541015625" table:style-name="ce1">
            <text:p>791.779541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13884.234375" table:style-name="ce1">
            <text:p>113884.2344</text:p>
          </table:table-cell>
          <table:table-cell office:value-type="float" office:value="503" table:style-name="ce1">
            <text:p>503</text:p>
          </table:table-cell>
          <table:table-cell office:value-type="float" office:value="4219.2666666666801" table:style-name="ce1">
            <text:p>4219.266667</text:p>
          </table:table-cell>
          <table:table-cell table:number-columns-repeated="16373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65.596061706542997" table:style-name="ce1">
            <text:p>65.59606171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791.423583984375" table:style-name="ce1">
            <text:p>791.423584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14.7" table:style-name="ce1">
            <text:p>114.7</text:p>
          </table:table-cell>
          <table:table-cell office:value-type="float" office:value="113884.234375" table:style-name="ce1">
            <text:p>113884.2344</text:p>
          </table:table-cell>
          <table:table-cell office:value-type="float" office:value="502" table:style-name="ce1">
            <text:p>502</text:p>
          </table:table-cell>
          <table:table-cell office:value-type="float" office:value="4227.6333333333496" table:style-name="ce1">
            <text:p>4227.633333</text:p>
          </table:table-cell>
          <table:table-cell table:number-columns-repeated="16373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65.711807250976605" table:style-name="ce1">
            <text:p>65.71180725</text:p>
          </table:table-cell>
          <table:table-cell office:value-type="float" office:value="19.7337970733643" table:style-name="ce1">
            <text:p>19.73379707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791.423583984375" table:style-name="ce1">
            <text:p>791.423584</text:p>
          </table:table-cell>
          <table:table-cell office:value-type="float" office:value="-45.7175903320313" table:style-name="ce1">
            <text:p>-45.71759033</text:p>
          </table:table-cell>
          <table:table-cell office:value-type="float" office:value="114.7" table:style-name="ce1">
            <text:p>114.7</text:p>
          </table:table-cell>
          <table:table-cell office:value-type="float" office:value="114326.6796875" table:style-name="ce1">
            <text:p>114326.6797</text:p>
          </table:table-cell>
          <table:table-cell office:value-type="float" office:value="502" table:style-name="ce1">
            <text:p>502</text:p>
          </table:table-cell>
          <table:table-cell office:value-type="float" office:value="4236.00000000002" table:style-name="ce1">
            <text:p>4236</text:p>
          </table:table-cell>
          <table:table-cell table:number-columns-repeated="16373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65.856483459472699" table:style-name="ce1">
            <text:p>65.85648346</text:p>
          </table:table-cell>
          <table:table-cell office:value-type="float" office:value="19.704860687255898" table:style-name="ce1">
            <text:p>19.70486069</text:p>
          </table:table-cell>
          <table:table-cell office:value-type="float" office:value="0" table:style-name="ce1">
            <text:p>0</text:p>
          </table:table-cell>
          <table:table-cell office:value-type="float" office:value="6.2890625" table:style-name="ce1">
            <text:p>6.2890625</text:p>
          </table:table-cell>
          <table:table-cell office:value-type="float" office:value="791.423583984375" table:style-name="ce1">
            <text:p>791.423584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14.7" table:style-name="ce1">
            <text:p>114.7</text:p>
          </table:table-cell>
          <table:table-cell office:value-type="float" office:value="114503.6484375" table:style-name="ce1">
            <text:p>114503.6484</text:p>
          </table:table-cell>
          <table:table-cell office:value-type="float" office:value="502" table:style-name="ce1">
            <text:p>502</text:p>
          </table:table-cell>
          <table:table-cell office:value-type="float" office:value="4244.3666666666804" table:style-name="ce1">
            <text:p>4244.366667</text:p>
          </table:table-cell>
          <table:table-cell table:number-columns-repeated="16373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65.943290710449205" table:style-name="ce1">
            <text:p>65.94329071</text:p>
          </table:table-cell>
          <table:table-cell office:value-type="float" office:value="19.646989822387699" table:style-name="ce1">
            <text:p>19.64698982</text:p>
          </table:table-cell>
          <table:table-cell office:value-type="float" office:value="0" table:style-name="ce1">
            <text:p>0</text:p>
          </table:table-cell>
          <table:table-cell office:value-type="float" office:value="6.2890625" table:style-name="ce1">
            <text:p>6.2890625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47.4536743164063" table:style-name="ce1">
            <text:p>-47.45367432</text:p>
          </table:table-cell>
          <table:table-cell office:value-type="float" office:value="114.7" table:style-name="ce1">
            <text:p>114.7</text:p>
          </table:table-cell>
          <table:table-cell office:value-type="float" office:value="114680.6328125" table:style-name="ce1">
            <text:p>114680.6328</text:p>
          </table:table-cell>
          <table:table-cell office:value-type="float" office:value="500" table:style-name="ce1">
            <text:p>500</text:p>
          </table:table-cell>
          <table:table-cell office:value-type="float" office:value="4252.7000000000198" table:style-name="ce1">
            <text:p>4252.7</text:p>
          </table:table-cell>
          <table:table-cell table:number-columns-repeated="16373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66.116897583007798" table:style-name="ce1">
            <text:p>66.11689758</text:p>
          </table:table-cell>
          <table:table-cell office:value-type="float" office:value="19.5891208648682" table:style-name="ce1">
            <text:p>19.58912086</text:p>
          </table:table-cell>
          <table:table-cell office:value-type="float" office:value="0" table:style-name="ce1">
            <text:p>0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791.06768798828102" table:style-name="ce1">
            <text:p>791.067688</text:p>
          </table:table-cell>
          <table:table-cell office:value-type="float" office:value="-46.875" table:style-name="ce1">
            <text:p>-46.875</text:p>
          </table:table-cell>
          <table:table-cell office:value-type="float" office:value="114.7" table:style-name="ce1">
            <text:p>114.7</text:p>
          </table:table-cell>
          <table:table-cell office:value-type="float" office:value="115123.0625" table:style-name="ce1">
            <text:p>115123.0625</text:p>
          </table:table-cell>
          <table:table-cell office:value-type="float" office:value="499" table:style-name="ce1">
            <text:p>499</text:p>
          </table:table-cell>
          <table:table-cell office:value-type="float" office:value="4261.0166666666801" table:style-name="ce1">
            <text:p>4261.016667</text:p>
          </table:table-cell>
          <table:table-cell table:number-columns-repeated="16373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66.232635498046903" table:style-name="ce1">
            <text:p>66.2326355</text:p>
          </table:table-cell>
          <table:table-cell office:value-type="float" office:value="19.444444656372099" table:style-name="ce1">
            <text:p>19.44444466</text:p>
          </table:table-cell>
          <table:table-cell office:value-type="float" office:value="0" table:style-name="ce1">
            <text:p>0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90.71179199218795" table:style-name="ce1">
            <text:p>790.711792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4.7" table:style-name="ce1">
            <text:p>114.7</text:p>
          </table:table-cell>
          <table:table-cell office:value-type="float" office:value="116096.4375" table:style-name="ce1">
            <text:p>116096.4375</text:p>
          </table:table-cell>
          <table:table-cell office:value-type="float" office:value="499" table:style-name="ce1">
            <text:p>499</text:p>
          </table:table-cell>
          <table:table-cell office:value-type="float" office:value="4269.3333333333503" table:style-name="ce1">
            <text:p>4269.333333</text:p>
          </table:table-cell>
          <table:table-cell table:number-columns-repeated="16373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66.319442749023395" table:style-name="ce1">
            <text:p>66.31944275</text:p>
          </table:table-cell>
          <table:table-cell office:value-type="float" office:value="19.415510177612301" table:style-name="ce1">
            <text:p>19.41551018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53.8194580078125" table:style-name="ce1">
            <text:p>-53.81945801</text:p>
          </table:table-cell>
          <table:table-cell office:value-type="float" office:value="114.7" table:style-name="ce1">
            <text:p>114.7</text:p>
          </table:table-cell>
          <table:table-cell office:value-type="float" office:value="117158.296875" table:style-name="ce1">
            <text:p>117158.2969</text:p>
          </table:table-cell>
          <table:table-cell office:value-type="float" office:value="498" table:style-name="ce1">
            <text:p>498</text:p>
          </table:table-cell>
          <table:table-cell office:value-type="float" office:value="4277.6333333333496" table:style-name="ce1">
            <text:p>4277.633333</text:p>
          </table:table-cell>
          <table:table-cell table:number-columns-repeated="16373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66.464118957519503" table:style-name="ce1">
            <text:p>66.46411896</text:p>
          </table:table-cell>
          <table:table-cell office:value-type="float" office:value="19.299768447876001" table:style-name="ce1">
            <text:p>19.29976845</text:p>
          </table:table-cell>
          <table:table-cell office:value-type="float" office:value="0" table:style-name="ce1">
            <text:p>0</text:p>
          </table:table-cell>
          <table:table-cell office:value-type="float" office:value="6.3194446563720703" table:style-name="ce1">
            <text:p>6.319444656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57.2916870117188" table:style-name="ce1">
            <text:p>-57.29168701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498" table:style-name="ce1">
            <text:p>498</text:p>
          </table:table-cell>
          <table:table-cell office:value-type="float" office:value="4285.9333333333498" table:style-name="ce1">
            <text:p>4285.933333</text:p>
          </table:table-cell>
          <table:table-cell table:number-columns-repeated="16373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66.579864501953097" table:style-name="ce1">
            <text:p>66.5798645</text:p>
          </table:table-cell>
          <table:table-cell office:value-type="float" office:value="19.241897583007798" table:style-name="ce1">
            <text:p>19.24189758</text:p>
          </table:table-cell>
          <table:table-cell office:value-type="float" office:value="0" table:style-name="ce1">
            <text:p>0</text:p>
          </table:table-cell>
          <table:table-cell office:value-type="float" office:value="6.3194446563720703" table:style-name="ce1">
            <text:p>6.319444656</text:p>
          </table:table-cell>
          <table:table-cell office:value-type="float" office:value="790" table:style-name="ce1">
            <text:p>790</text:p>
          </table:table-cell>
          <table:table-cell office:value-type="float" office:value="-61.9213256835938" table:style-name="ce1">
            <text:p>-61.92132568</text:p>
          </table:table-cell>
          <table:table-cell office:value-type="float" office:value="114.7" table:style-name="ce1">
            <text:p>114.7</text:p>
          </table:table-cell>
          <table:table-cell office:value-type="float" office:value="118043.1796875" table:style-name="ce1">
            <text:p>118043.1797</text:p>
          </table:table-cell>
          <table:table-cell office:value-type="float" office:value="498" table:style-name="ce1">
            <text:p>498</text:p>
          </table:table-cell>
          <table:table-cell office:value-type="float" office:value="4294.2333333333499" table:style-name="ce1">
            <text:p>4294.233333</text:p>
          </table:table-cell>
          <table:table-cell table:number-columns-repeated="16373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66.695602416992202" table:style-name="ce1">
            <text:p>66.69560242</text:p>
          </table:table-cell>
          <table:table-cell office:value-type="float" office:value="19.155092239379901" table:style-name="ce1">
            <text:p>19.15509224</text:p>
          </table:table-cell>
          <table:table-cell office:value-type="float" office:value="0" table:style-name="ce1">
            <text:p>0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789.64410400390602" table:style-name="ce1">
            <text:p>789.644104</text:p>
          </table:table-cell>
          <table:table-cell office:value-type="float" office:value="-65.393493652343807" table:style-name="ce1">
            <text:p>-65.39349365</text:p>
          </table:table-cell>
          <table:table-cell office:value-type="float" office:value="114.7" table:style-name="ce1">
            <text:p>114.7</text:p>
          </table:table-cell>
          <table:table-cell office:value-type="float" office:value="118308.640625" table:style-name="ce1">
            <text:p>118308.6406</text:p>
          </table:table-cell>
          <table:table-cell office:value-type="float" office:value="497" table:style-name="ce1">
            <text:p>497</text:p>
          </table:table-cell>
          <table:table-cell office:value-type="float" office:value="4302.5166666666901" table:style-name="ce1">
            <text:p>4302.516667</text:p>
          </table:table-cell>
          <table:table-cell table:number-columns-repeated="16373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66.811340332031307" table:style-name="ce1">
            <text:p>66.81134033</text:p>
          </table:table-cell>
          <table:table-cell office:value-type="float" office:value="19.097221374511701" table:style-name="ce1">
            <text:p>19.09722137</text:p>
          </table:table-cell>
          <table:table-cell office:value-type="float" office:value="0" table:style-name="ce1">
            <text:p>0</text:p>
          </table:table-cell>
          <table:table-cell office:value-type="float" office:value="6.3454861640930202" table:style-name="ce1">
            <text:p>6.345486164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4.7" table:style-name="ce1">
            <text:p>114.7</text:p>
          </table:table-cell>
          <table:table-cell office:value-type="float" office:value="117600.734375" table:style-name="ce1">
            <text:p>117600.7344</text:p>
          </table:table-cell>
          <table:table-cell office:value-type="float" office:value="497" table:style-name="ce1">
            <text:p>497</text:p>
          </table:table-cell>
          <table:table-cell office:value-type="float" office:value="4310.8000000000202" table:style-name="ce1">
            <text:p>4310.8</text:p>
          </table:table-cell>
          <table:table-cell table:number-columns-repeated="16373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67.013885498046903" table:style-name="ce1">
            <text:p>67.0138855</text:p>
          </table:table-cell>
          <table:table-cell office:value-type="float" office:value="19.068286895751999" table:style-name="ce1">
            <text:p>19.0682869</text:p>
          </table:table-cell>
          <table:table-cell office:value-type="float" office:value="0" table:style-name="ce1">
            <text:p>0</text:p>
          </table:table-cell>
          <table:table-cell office:value-type="float" office:value="6.3845486640930202" table:style-name="ce1">
            <text:p>6.384548664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68.86572265625" table:style-name="ce1">
            <text:p>-68.86572266</text:p>
          </table:table-cell>
          <table:table-cell office:value-type="float" office:value="114.7" table:style-name="ce1">
            <text:p>114.7</text:p>
          </table:table-cell>
          <table:table-cell office:value-type="float" office:value="116538.8828125" table:style-name="ce1">
            <text:p>116538.8828</text:p>
          </table:table-cell>
          <table:table-cell office:value-type="float" office:value="498" table:style-name="ce1">
            <text:p>498</text:p>
          </table:table-cell>
          <table:table-cell office:value-type="float" office:value="4319.1000000000204" table:style-name="ce1">
            <text:p>4319.1</text:p>
          </table:table-cell>
          <table:table-cell table:number-columns-repeated="16373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67.245368957519503" table:style-name="ce1">
            <text:p>67.24536896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74.0740966796875" table:style-name="ce1">
            <text:p>-74.07409668</text:p>
          </table:table-cell>
          <table:table-cell office:value-type="float" office:value="114.7" table:style-name="ce1">
            <text:p>114.7</text:p>
          </table:table-cell>
          <table:table-cell office:value-type="float" office:value="115388.53125" table:style-name="ce1">
            <text:p>115388.5313</text:p>
          </table:table-cell>
          <table:table-cell office:value-type="float" office:value="498" table:style-name="ce1">
            <text:p>498</text:p>
          </table:table-cell>
          <table:table-cell office:value-type="float" office:value="4327.4000000000196" table:style-name="ce1">
            <text:p>4327.4</text:p>
          </table:table-cell>
          <table:table-cell table:number-columns-repeated="16373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67.476852416992202" table:style-name="ce1">
            <text:p>67.47685242</text:p>
          </table:table-cell>
          <table:table-cell office:value-type="float" office:value="18.981481552123999" table:style-name="ce1">
            <text:p>18.98148155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4.7" table:style-name="ce1">
            <text:p>114.7</text:p>
          </table:table-cell>
          <table:table-cell office:value-type="float" office:value="114149.6953125" table:style-name="ce1">
            <text:p>114149.6953</text:p>
          </table:table-cell>
          <table:table-cell office:value-type="float" office:value="498" table:style-name="ce1">
            <text:p>498</text:p>
          </table:table-cell>
          <table:table-cell office:value-type="float" office:value="4335.7000000000198" table:style-name="ce1">
            <text:p>4335.7</text:p>
          </table:table-cell>
          <table:table-cell table:number-columns-repeated="16373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67.824073791503906" table:style-name="ce1">
            <text:p>67.82407379</text:p>
          </table:table-cell>
          <table:table-cell office:value-type="float" office:value="18.9525470733643" table:style-name="ce1">
            <text:p>18.95254707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4.7" table:style-name="ce1">
            <text:p>114.7</text:p>
          </table:table-cell>
          <table:table-cell office:value-type="float" office:value="112999.3515625" table:style-name="ce1">
            <text:p>112999.3516</text:p>
          </table:table-cell>
          <table:table-cell office:value-type="float" office:value="498" table:style-name="ce1">
            <text:p>498</text:p>
          </table:table-cell>
          <table:table-cell office:value-type="float" office:value="4344.00000000002" table:style-name="ce1">
            <text:p>4344</text:p>
          </table:table-cell>
          <table:table-cell table:number-columns-repeated="16373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68.113426208496094" table:style-name="ce1">
            <text:p>68.11342621</text:p>
          </table:table-cell>
          <table:table-cell office:value-type="float" office:value="18.923610687255898" table:style-name="ce1">
            <text:p>18.92361069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789.64410400390602" table:style-name="ce1">
            <text:p>789.644104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4.7" table:style-name="ce1">
            <text:p>114.7</text:p>
          </table:table-cell>
          <table:table-cell office:value-type="float" office:value="112291.4453125" table:style-name="ce1">
            <text:p>112291.4453</text:p>
          </table:table-cell>
          <table:table-cell office:value-type="float" office:value="499" table:style-name="ce1">
            <text:p>499</text:p>
          </table:table-cell>
          <table:table-cell office:value-type="float" office:value="4352.3166666666903" table:style-name="ce1">
            <text:p>4352.316667</text:p>
          </table:table-cell>
          <table:table-cell table:number-columns-repeated="16373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68.605323791503906" table:style-name="ce1">
            <text:p>68.60532379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789.64410400390602" table:style-name="ce1">
            <text:p>789.644104</text:p>
          </table:table-cell>
          <table:table-cell office:value-type="float" office:value="-72.916687011718807" table:style-name="ce1">
            <text:p>-72.91668701</text:p>
          </table:table-cell>
          <table:table-cell office:value-type="float" office:value="114.7" table:style-name="ce1">
            <text:p>114.7</text:p>
          </table:table-cell>
          <table:table-cell office:value-type="float" office:value="112114.46875" table:style-name="ce1">
            <text:p>112114.4688</text:p>
          </table:table-cell>
          <table:table-cell office:value-type="float" office:value="501" table:style-name="ce1">
            <text:p>501</text:p>
          </table:table-cell>
          <table:table-cell office:value-type="float" office:value="4360.6666666666897" table:style-name="ce1">
            <text:p>4360.666667</text:p>
          </table:table-cell>
          <table:table-cell table:number-columns-repeated="16373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68.981483459472699" table:style-name="ce1">
            <text:p>68.98148346</text:p>
          </table:table-cell>
          <table:table-cell office:value-type="float" office:value="18.8078708648682" table:style-name="ce1">
            <text:p>18.80787086</text:p>
          </table:table-cell>
          <table:table-cell office:value-type="float" office:value="0" table:style-name="ce1">
            <text:p>0</text:p>
          </table:table-cell>
          <table:table-cell office:value-type="float" office:value="6.4192709922790501" table:style-name="ce1">
            <text:p>6.419270992</text:p>
          </table:table-cell>
          <table:table-cell office:value-type="float" office:value="790" table:style-name="ce1">
            <text:p>790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4.7" table:style-name="ce1">
            <text:p>114.7</text:p>
          </table:table-cell>
          <table:table-cell office:value-type="float" office:value="112556.90625" table:style-name="ce1">
            <text:p>112556.9063</text:p>
          </table:table-cell>
          <table:table-cell office:value-type="float" office:value="502" table:style-name="ce1">
            <text:p>502</text:p>
          </table:table-cell>
          <table:table-cell office:value-type="float" office:value="4369.0333333333501" table:style-name="ce1">
            <text:p>4369.033333</text:p>
          </table:table-cell>
          <table:table-cell table:number-columns-repeated="16373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69.357635498046903" table:style-name="ce1">
            <text:p>69.3576355</text:p>
          </table:table-cell>
          <table:table-cell office:value-type="float" office:value="18.6921291351318" table:style-name="ce1">
            <text:p>18.69212914</text:p>
          </table:table-cell>
          <table:table-cell office:value-type="float" office:value="0" table:style-name="ce1">
            <text:p>0</text:p>
          </table:table-cell>
          <table:table-cell office:value-type="float" office:value="6.4236111640930202" table:style-name="ce1">
            <text:p>6.423611164</text:p>
          </table:table-cell>
          <table:table-cell office:value-type="float" office:value="790" table:style-name="ce1">
            <text:p>790</text:p>
          </table:table-cell>
          <table:table-cell office:value-type="float" office:value="-71.1805419921875" table:style-name="ce1">
            <text:p>-71.18054199</text:p>
          </table:table-cell>
          <table:table-cell office:value-type="float" office:value="114.7" table:style-name="ce1">
            <text:p>114.7</text:p>
          </table:table-cell>
          <table:table-cell office:value-type="float" office:value="113795.7421875" table:style-name="ce1">
            <text:p>113795.7422</text:p>
          </table:table-cell>
          <table:table-cell office:value-type="float" office:value="501" table:style-name="ce1">
            <text:p>501</text:p>
          </table:table-cell>
          <table:table-cell office:value-type="float" office:value="4377.3833333333496" table:style-name="ce1">
            <text:p>4377.383333</text:p>
          </table:table-cell>
          <table:table-cell table:number-columns-repeated="16373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69.704864501953097" table:style-name="ce1">
            <text:p>69.7048645</text:p>
          </table:table-cell>
          <table:table-cell office:value-type="float" office:value="18.634260177612301" table:style-name="ce1">
            <text:p>18.63426018</text:p>
          </table:table-cell>
          <table:table-cell office:value-type="float" office:value="0" table:style-name="ce1">
            <text:p>0</text:p>
          </table:table-cell>
          <table:table-cell office:value-type="float" office:value="6.4192709922790501" table:style-name="ce1">
            <text:p>6.419270992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4.7" table:style-name="ce1">
            <text:p>114.7</text:p>
          </table:table-cell>
          <table:table-cell office:value-type="float" office:value="114326.6796875" table:style-name="ce1">
            <text:p>114326.6797</text:p>
          </table:table-cell>
          <table:table-cell office:value-type="float" office:value="502" table:style-name="ce1">
            <text:p>502</text:p>
          </table:table-cell>
          <table:table-cell office:value-type="float" office:value="4385.75000000002" table:style-name="ce1">
            <text:p>4385.75</text:p>
          </table:table-cell>
          <table:table-cell table:number-columns-repeated="16373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69.907409667968807" table:style-name="ce1">
            <text:p>69.90740967</text:p>
          </table:table-cell>
          <table:table-cell office:value-type="float" office:value="18.518518447876001" table:style-name="ce1">
            <text:p>18.51851845</text:p>
          </table:table-cell>
          <table:table-cell office:value-type="float" office:value="0" table:style-name="ce1">
            <text:p>0</text:p>
          </table:table-cell>
          <table:table-cell office:value-type="float" office:value="6.4192709922790501" table:style-name="ce1">
            <text:p>6.419270992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78.703674316406307" table:style-name="ce1">
            <text:p>-78.70367432</text:p>
          </table:table-cell>
          <table:table-cell office:value-type="float" office:value="114.7" table:style-name="ce1">
            <text:p>114.7</text:p>
          </table:table-cell>
          <table:table-cell office:value-type="float" office:value="117777.7109375" table:style-name="ce1">
            <text:p>117777.7109</text:p>
          </table:table-cell>
          <table:table-cell office:value-type="float" office:value="501" table:style-name="ce1">
            <text:p>501</text:p>
          </table:table-cell>
          <table:table-cell office:value-type="float" office:value="4394.1000000000204" table:style-name="ce1">
            <text:p>4394.1</text:p>
          </table:table-cell>
          <table:table-cell table:number-columns-repeated="16373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70.138885498046903" table:style-name="ce1">
            <text:p>70.1388855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4.7" table:style-name="ce1">
            <text:p>114.7</text:p>
          </table:table-cell>
          <table:table-cell office:value-type="float" office:value="119635.9609375" table:style-name="ce1">
            <text:p>119635.9609</text:p>
          </table:table-cell>
          <table:table-cell office:value-type="float" office:value="502" table:style-name="ce1">
            <text:p>502</text:p>
          </table:table-cell>
          <table:table-cell office:value-type="float" office:value="4402.4666666666899" table:style-name="ce1">
            <text:p>4402.466667</text:p>
          </table:table-cell>
          <table:table-cell table:number-columns-repeated="16373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70.196762084960895" table:style-name="ce1">
            <text:p>70.19676208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76.388916015625" table:style-name="ce1">
            <text:p>-76.38891602</text:p>
          </table:table-cell>
          <table:table-cell office:value-type="float" office:value="114.7" table:style-name="ce1">
            <text:p>114.7</text:p>
          </table:table-cell>
          <table:table-cell office:value-type="float" office:value="121317.234375" table:style-name="ce1">
            <text:p>121317.2344</text:p>
          </table:table-cell>
          <table:table-cell office:value-type="float" office:value="502" table:style-name="ce1">
            <text:p>502</text:p>
          </table:table-cell>
          <table:table-cell office:value-type="float" office:value="4410.8333333333503" table:style-name="ce1">
            <text:p>4410.833333</text:p>
          </table:table-cell>
          <table:table-cell table:number-columns-repeated="16373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70.167823791503906" table:style-name="ce1">
            <text:p>70.16782379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790" table:style-name="ce1">
            <text:p>790</text:p>
          </table:table-cell>
          <table:table-cell office:value-type="float" office:value="-76.967590332031307" table:style-name="ce1">
            <text:p>-76.96759033</text:p>
          </table:table-cell>
          <table:table-cell office:value-type="float" office:value="114.7" table:style-name="ce1">
            <text:p>114.7</text:p>
          </table:table-cell>
          <table:table-cell office:value-type="float" office:value="122556.0625" table:style-name="ce1">
            <text:p>122556.0625</text:p>
          </table:table-cell>
          <table:table-cell office:value-type="float" office:value="501" table:style-name="ce1">
            <text:p>501</text:p>
          </table:table-cell>
          <table:table-cell office:value-type="float" office:value="4419.1833333333498" table:style-name="ce1">
            <text:p>4419.183333</text:p>
          </table:table-cell>
          <table:table-cell table:number-columns-repeated="16373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70.138885498046903" table:style-name="ce1">
            <text:p>70.1388855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790" table:style-name="ce1">
            <text:p>790</text:p>
          </table:table-cell>
          <table:table-cell office:value-type="float" office:value="-81.597229003906307" table:style-name="ce1">
            <text:p>-81.597229</text:p>
          </table:table-cell>
          <table:table-cell office:value-type="float" office:value="114.7" table:style-name="ce1">
            <text:p>114.7</text:p>
          </table:table-cell>
          <table:table-cell office:value-type="float" office:value="123440.953125" table:style-name="ce1">
            <text:p>123440.9531</text:p>
          </table:table-cell>
          <table:table-cell office:value-type="float" office:value="502" table:style-name="ce1">
            <text:p>502</text:p>
          </table:table-cell>
          <table:table-cell office:value-type="float" office:value="4427.5500000000202" table:style-name="ce1">
            <text:p>4427.55</text:p>
          </table:table-cell>
          <table:table-cell table:number-columns-repeated="16373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70.052085876464801" table:style-name="ce1">
            <text:p>70.05208588</text:p>
          </table:table-cell>
          <table:table-cell office:value-type="float" office:value="18.518518447876001" table:style-name="ce1">
            <text:p>18.51851845</text:p>
          </table:table-cell>
          <table:table-cell office:value-type="float" office:value="0" table:style-name="ce1">
            <text:p>0</text:p>
          </table:table-cell>
          <table:table-cell office:value-type="float" office:value="6.3845486640930202" table:style-name="ce1">
            <text:p>6.384548664</text:p>
          </table:table-cell>
          <table:table-cell office:value-type="float" office:value="789.64410400390602" table:style-name="ce1">
            <text:p>789.644104</text:p>
          </table:table-cell>
          <table:table-cell office:value-type="float" office:value="-82.1759033203125" table:style-name="ce1">
            <text:p>-82.17590332</text:p>
          </table:table-cell>
          <table:table-cell office:value-type="float" office:value="114.7" table:style-name="ce1">
            <text:p>114.7</text:p>
          </table:table-cell>
          <table:table-cell office:value-type="float" office:value="123529.4375" table:style-name="ce1">
            <text:p>123529.4375</text:p>
          </table:table-cell>
          <table:table-cell office:value-type="float" office:value="502" table:style-name="ce1">
            <text:p>502</text:p>
          </table:table-cell>
          <table:table-cell office:value-type="float" office:value="4435.9166666666897" table:style-name="ce1">
            <text:p>4435.916667</text:p>
          </table:table-cell>
          <table:table-cell table:number-columns-repeated="16373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69.936340332031307" table:style-name="ce1">
            <text:p>69.93634033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3975696563720703" table:style-name="ce1">
            <text:p>6.397569656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14.7" table:style-name="ce1">
            <text:p>114.7</text:p>
          </table:table-cell>
          <table:table-cell office:value-type="float" office:value="123529.4375" table:style-name="ce1">
            <text:p>123529.4375</text:p>
          </table:table-cell>
          <table:table-cell office:value-type="float" office:value="501" table:style-name="ce1">
            <text:p>501</text:p>
          </table:table-cell>
          <table:table-cell office:value-type="float" office:value="4444.2666666666901" table:style-name="ce1">
            <text:p>4444.266667</text:p>
          </table:table-cell>
          <table:table-cell table:number-columns-repeated="16373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69.762733459472699" table:style-name="ce1">
            <text:p>69.76273346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4.7" table:style-name="ce1">
            <text:p>114.7</text:p>
          </table:table-cell>
          <table:table-cell office:value-type="float" office:value="123440.953125" table:style-name="ce1">
            <text:p>123440.9531</text:p>
          </table:table-cell>
          <table:table-cell office:value-type="float" office:value="501" table:style-name="ce1">
            <text:p>501</text:p>
          </table:table-cell>
          <table:table-cell office:value-type="float" office:value="4452.6166666666904" table:style-name="ce1">
            <text:p>4452.616667</text:p>
          </table:table-cell>
          <table:table-cell table:number-columns-repeated="16373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69.646987915039105" table:style-name="ce1">
            <text:p>69.64698792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4539928436279297" table:style-name="ce1">
            <text:p>6.453992844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14.7" table:style-name="ce1">
            <text:p>114.7</text:p>
          </table:table-cell>
          <table:table-cell office:value-type="float" office:value="122998.5078125" table:style-name="ce1">
            <text:p>122998.5078</text:p>
          </table:table-cell>
          <table:table-cell office:value-type="float" office:value="502" table:style-name="ce1">
            <text:p>502</text:p>
          </table:table-cell>
          <table:table-cell office:value-type="float" office:value="4460.98333333336" table:style-name="ce1">
            <text:p>4460.983333</text:p>
          </table:table-cell>
          <table:table-cell table:number-columns-repeated="16373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4713540077209499" table:style-name="ce1">
            <text:p>6.471354008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83.333312988281307" table:style-name="ce1">
            <text:p>-83.33331299</text:p>
          </table:table-cell>
          <table:table-cell office:value-type="float" office:value="114.7" table:style-name="ce1">
            <text:p>114.7</text:p>
          </table:table-cell>
          <table:table-cell office:value-type="float" office:value="122290.6015625" table:style-name="ce1">
            <text:p>122290.6016</text:p>
          </table:table-cell>
          <table:table-cell office:value-type="float" office:value="502" table:style-name="ce1">
            <text:p>502</text:p>
          </table:table-cell>
          <table:table-cell office:value-type="float" office:value="4469.3500000000204" table:style-name="ce1">
            <text:p>4469.35</text:p>
          </table:table-cell>
          <table:table-cell table:number-columns-repeated="16373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69.010414123535199" table:style-name="ce1">
            <text:p>69.01041412</text:p>
          </table:table-cell>
          <table:table-cell office:value-type="float" office:value="19.097221374511701" table:style-name="ce1">
            <text:p>19.09722137</text:p>
          </table:table-cell>
          <table:table-cell office:value-type="float" office:value="0" table:style-name="ce1">
            <text:p>0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789.28820800781295" table:style-name="ce1">
            <text:p>789.288208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4.7" table:style-name="ce1">
            <text:p>114.7</text:p>
          </table:table-cell>
          <table:table-cell office:value-type="float" office:value="121228.75" table:style-name="ce1">
            <text:p>121228.75</text:p>
          </table:table-cell>
          <table:table-cell office:value-type="float" office:value="501" table:style-name="ce1">
            <text:p>501</text:p>
          </table:table-cell>
          <table:table-cell office:value-type="float" office:value="4477.7000000000198" table:style-name="ce1">
            <text:p>4477.7</text:p>
          </table:table-cell>
          <table:table-cell table:number-columns-repeated="16373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68.344909667968807" table:style-name="ce1">
            <text:p>68.34490967</text:p>
          </table:table-cell>
          <table:table-cell office:value-type="float" office:value="19.2708339691162" table:style-name="ce1">
            <text:p>19.27083397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4.7" table:style-name="ce1">
            <text:p>114.7</text:p>
          </table:table-cell>
          <table:table-cell office:value-type="float" office:value="120786.3046875" table:style-name="ce1">
            <text:p>120786.3047</text:p>
          </table:table-cell>
          <table:table-cell office:value-type="float" office:value="501" table:style-name="ce1">
            <text:p>501</text:p>
          </table:table-cell>
          <table:table-cell office:value-type="float" office:value="4486.0500000000202" table:style-name="ce1">
            <text:p>4486.05</text:p>
          </table:table-cell>
          <table:table-cell table:number-columns-repeated="16373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67.881942749023395" table:style-name="ce1">
            <text:p>67.88194275</text:p>
          </table:table-cell>
          <table:table-cell office:value-type="float" office:value="19.444444656372099" table:style-name="ce1">
            <text:p>19.44444466</text:p>
          </table:table-cell>
          <table:table-cell office:value-type="float" office:value="0" table:style-name="ce1">
            <text:p>0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14.7" table:style-name="ce1">
            <text:p>114.7</text:p>
          </table:table-cell>
          <table:table-cell office:value-type="float" office:value="119901.4296875" table:style-name="ce1">
            <text:p>119901.4297</text:p>
          </table:table-cell>
          <table:table-cell office:value-type="float" office:value="501" table:style-name="ce1">
            <text:p>501</text:p>
          </table:table-cell>
          <table:table-cell office:value-type="float" office:value="4494.4000000000196" table:style-name="ce1">
            <text:p>4494.4</text:p>
          </table:table-cell>
          <table:table-cell table:number-columns-repeated="16373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67.447914123535199" table:style-name="ce1">
            <text:p>67.44791412</text:p>
          </table:table-cell>
          <table:table-cell office:value-type="float" office:value="19.560184478759801" table:style-name="ce1">
            <text:p>19.56018448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4.7" table:style-name="ce1">
            <text:p>114.7</text:p>
          </table:table-cell>
          <table:table-cell office:value-type="float" office:value="118043.1796875" table:style-name="ce1">
            <text:p>118043.1797</text:p>
          </table:table-cell>
          <table:table-cell office:value-type="float" office:value="501" table:style-name="ce1">
            <text:p>501</text:p>
          </table:table-cell>
          <table:table-cell office:value-type="float" office:value="4502.75000000002" table:style-name="ce1">
            <text:p>4502.75</text:p>
          </table:table-cell>
          <table:table-cell table:number-columns-repeated="16373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67.245368957519503" table:style-name="ce1">
            <text:p>67.24536896</text:p>
          </table:table-cell>
          <table:table-cell office:value-type="float" office:value="19.675926208496101" table:style-name="ce1">
            <text:p>19.67592621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4.7" table:style-name="ce1">
            <text:p>114.7</text:p>
          </table:table-cell>
          <table:table-cell office:value-type="float" office:value="117777.7109375" table:style-name="ce1">
            <text:p>117777.7109</text:p>
          </table:table-cell>
          <table:table-cell office:value-type="float" office:value="501" table:style-name="ce1">
            <text:p>501</text:p>
          </table:table-cell>
          <table:table-cell office:value-type="float" office:value="4511.1000000000204" table:style-name="ce1">
            <text:p>4511.1</text:p>
          </table:table-cell>
          <table:table-cell table:number-columns-repeated="16373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66.898147583007798" table:style-name="ce1">
            <text:p>66.89814758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4.7" table:style-name="ce1">
            <text:p>114.7</text:p>
          </table:table-cell>
          <table:table-cell office:value-type="float" office:value="117777.7109375" table:style-name="ce1">
            <text:p>117777.7109</text:p>
          </table:table-cell>
          <table:table-cell office:value-type="float" office:value="501" table:style-name="ce1">
            <text:p>501</text:p>
          </table:table-cell>
          <table:table-cell office:value-type="float" office:value="4519.4500000000198" table:style-name="ce1">
            <text:p>4519.45</text:p>
          </table:table-cell>
          <table:table-cell table:number-columns-repeated="16373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66.521987915039105" table:style-name="ce1">
            <text:p>66.52198792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86.226867675781307" table:style-name="ce1">
            <text:p>-86.22686768</text:p>
          </table:table-cell>
          <table:table-cell office:value-type="float" office:value="114.7" table:style-name="ce1">
            <text:p>114.7</text:p>
          </table:table-cell>
          <table:table-cell office:value-type="float" office:value="118131.6640625" table:style-name="ce1">
            <text:p>118131.6641</text:p>
          </table:table-cell>
          <table:table-cell office:value-type="float" office:value="499" table:style-name="ce1">
            <text:p>499</text:p>
          </table:table-cell>
          <table:table-cell office:value-type="float" office:value="4527.7666666666901" table:style-name="ce1">
            <text:p>4527.766667</text:p>
          </table:table-cell>
          <table:table-cell table:number-columns-repeated="16373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66.40625" table:style-name="ce1">
            <text:p>66.40625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14.7" table:style-name="ce1">
            <text:p>114.7</text:p>
          </table:table-cell>
          <table:table-cell office:value-type="float" office:value="117866.1953125" table:style-name="ce1">
            <text:p>117866.1953</text:p>
          </table:table-cell>
          <table:table-cell office:value-type="float" office:value="499" table:style-name="ce1">
            <text:p>499</text:p>
          </table:table-cell>
          <table:table-cell office:value-type="float" office:value="4536.0833333333603" table:style-name="ce1">
            <text:p>4536.083333</text:p>
          </table:table-cell>
          <table:table-cell table:number-columns-repeated="16373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66.319442749023395" table:style-name="ce1">
            <text:p>66.31944275</text:p>
          </table:table-cell>
          <table:table-cell office:value-type="float" office:value="19.965278625488299" table:style-name="ce1">
            <text:p>19.96527863</text:p>
          </table:table-cell>
          <table:table-cell office:value-type="float" office:value="0" table:style-name="ce1">
            <text:p>0</text:p>
          </table:table-cell>
          <table:table-cell office:value-type="float" office:value="6.3628473281860396" table:style-name="ce1">
            <text:p>6.362847328</text:p>
          </table:table-cell>
          <table:table-cell office:value-type="float" office:value="788.220458984375" table:style-name="ce1">
            <text:p>788.220459</text:p>
          </table:table-cell>
          <table:table-cell office:value-type="float" office:value="-81.597229003906307" table:style-name="ce1">
            <text:p>-81.597229</text:p>
          </table:table-cell>
          <table:table-cell office:value-type="float" office:value="114.7" table:style-name="ce1">
            <text:p>114.7</text:p>
          </table:table-cell>
          <table:table-cell office:value-type="float" office:value="117777.7109375" table:style-name="ce1">
            <text:p>117777.7109</text:p>
          </table:table-cell>
          <table:table-cell office:value-type="float" office:value="498" table:style-name="ce1">
            <text:p>498</text:p>
          </table:table-cell>
          <table:table-cell office:value-type="float" office:value="4544.3833333333596" table:style-name="ce1">
            <text:p>4544.383333</text:p>
          </table:table-cell>
          <table:table-cell table:number-columns-repeated="16373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66.290512084960895" table:style-name="ce1">
            <text:p>66.29051208</text:p>
          </table:table-cell>
          <table:table-cell office:value-type="float" office:value="19.965278625488299" table:style-name="ce1">
            <text:p>19.96527863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787.86456298828102" table:style-name="ce1">
            <text:p>787.864563</text:p>
          </table:table-cell>
          <table:table-cell office:value-type="float" office:value="-80.4398193359375" table:style-name="ce1">
            <text:p>-80.43981934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498" table:style-name="ce1">
            <text:p>498</text:p>
          </table:table-cell>
          <table:table-cell office:value-type="float" office:value="4552.6833333333598" table:style-name="ce1">
            <text:p>4552.683333</text:p>
          </table:table-cell>
          <table:table-cell table:number-columns-repeated="16373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66.290512084960895" table:style-name="ce1">
            <text:p>66.29051208</text:p>
          </table:table-cell>
          <table:table-cell office:value-type="float" office:value="19.965278625488299" table:style-name="ce1">
            <text:p>19.96527863</text:p>
          </table:table-cell>
          <table:table-cell office:value-type="float" office:value="0" table:style-name="ce1">
            <text:p>0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787.86456298828102" table:style-name="ce1">
            <text:p>787.864563</text:p>
          </table:table-cell>
          <table:table-cell office:value-type="float" office:value="-80.4398193359375" table:style-name="ce1">
            <text:p>-80.43981934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498" table:style-name="ce1">
            <text:p>498</text:p>
          </table:table-cell>
          <table:table-cell office:value-type="float" office:value="4560.98333333336" table:style-name="ce1">
            <text:p>4560.983333</text:p>
          </table:table-cell>
          <table:table-cell table:number-columns-repeated="16373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66.290512084960895" table:style-name="ce1">
            <text:p>66.29051208</text:p>
          </table:table-cell>
          <table:table-cell office:value-type="float" office:value="19.994213104248001" table:style-name="ce1">
            <text:p>19.9942131</text:p>
          </table:table-cell>
          <table:table-cell office:value-type="float" office:value="0" table:style-name="ce1">
            <text:p>0</text:p>
          </table:table-cell>
          <table:table-cell office:value-type="float" office:value="6.4713540077209499" table:style-name="ce1">
            <text:p>6.471354008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502" table:style-name="ce1">
            <text:p>502</text:p>
          </table:table-cell>
          <table:table-cell office:value-type="float" office:value="4569.3500000000304" table:style-name="ce1">
            <text:p>4569.35</text:p>
          </table:table-cell>
          <table:table-cell table:number-columns-repeated="16373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66.232635498046903" table:style-name="ce1">
            <text:p>66.2326355</text:p>
          </table:table-cell>
          <table:table-cell office:value-type="float" office:value="19.994213104248001" table:style-name="ce1">
            <text:p>19.9942131</text:p>
          </table:table-cell>
          <table:table-cell office:value-type="float" office:value="0" table:style-name="ce1">
            <text:p>0</text:p>
          </table:table-cell>
          <table:table-cell office:value-type="float" office:value="6.4887151718139702" table:style-name="ce1">
            <text:p>6.488715172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76.967590332031307" table:style-name="ce1">
            <text:p>-76.96759033</text:p>
          </table:table-cell>
          <table:table-cell office:value-type="float" office:value="114.7" table:style-name="ce1">
            <text:p>114.7</text:p>
          </table:table-cell>
          <table:table-cell office:value-type="float" office:value="117335.265625" table:style-name="ce1">
            <text:p>117335.2656</text:p>
          </table:table-cell>
          <table:table-cell office:value-type="float" office:value="516" table:style-name="ce1">
            <text:p>516</text:p>
          </table:table-cell>
          <table:table-cell office:value-type="float" office:value="4577.9500000000298" table:style-name="ce1">
            <text:p>4577.95</text:p>
          </table:table-cell>
          <table:table-cell table:number-columns-repeated="16373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66.087959289550795" table:style-name="ce1">
            <text:p>66.08795929</text:p>
          </table:table-cell>
          <table:table-cell office:value-type="float" office:value="20.023147583007798" table:style-name="ce1">
            <text:p>20.02314758</text:p>
          </table:table-cell>
          <table:table-cell office:value-type="float" office:value="0" table:style-name="ce1">
            <text:p>0</text:p>
          </table:table-cell>
          <table:table-cell office:value-type="float" office:value="6.4930553436279297" table:style-name="ce1">
            <text:p>6.493055344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74.0740966796875" table:style-name="ce1">
            <text:p>-74.07409668</text:p>
          </table:table-cell>
          <table:table-cell office:value-type="float" office:value="114.7" table:style-name="ce1">
            <text:p>114.7</text:p>
          </table:table-cell>
          <table:table-cell office:value-type="float" office:value="117246.78125" table:style-name="ce1">
            <text:p>117246.7813</text:p>
          </table:table-cell>
          <table:table-cell office:value-type="float" office:value="527" table:style-name="ce1">
            <text:p>527</text:p>
          </table:table-cell>
          <table:table-cell office:value-type="float" office:value="4586.73333333336" table:style-name="ce1">
            <text:p>4586.733333</text:p>
          </table:table-cell>
          <table:table-cell table:number-columns-repeated="16373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65.943290710449205" table:style-name="ce1">
            <text:p>65.94329071</text:p>
          </table:table-cell>
          <table:table-cell office:value-type="float" office:value="20.1099529266357" table:style-name="ce1">
            <text:p>20.10995293</text:p>
          </table:table-cell>
          <table:table-cell office:value-type="float" office:value="0" table:style-name="ce1">
            <text:p>0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65.972229003906307" table:style-name="ce1">
            <text:p>-65.972229</text:p>
          </table:table-cell>
          <table:table-cell office:value-type="float" office:value="114.7" table:style-name="ce1">
            <text:p>114.7</text:p>
          </table:table-cell>
          <table:table-cell office:value-type="float" office:value="116450.390625" table:style-name="ce1">
            <text:p>116450.3906</text:p>
          </table:table-cell>
          <table:table-cell office:value-type="float" office:value="537" table:style-name="ce1">
            <text:p>537</text:p>
          </table:table-cell>
          <table:table-cell office:value-type="float" office:value="4595.6833333333598" table:style-name="ce1">
            <text:p>4595.683333</text:p>
          </table:table-cell>
          <table:table-cell table:number-columns-repeated="16373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65.856483459472699" table:style-name="ce1">
            <text:p>65.85648346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0" table:style-name="ce1">
            <text:p>0</text:p>
          </table:table-cell>
          <table:table-cell office:value-type="float" office:value="6.4713540077209499" table:style-name="ce1">
            <text:p>6.471354008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61.3425903320313" table:style-name="ce1">
            <text:p>-61.34259033</text:p>
          </table:table-cell>
          <table:table-cell office:value-type="float" office:value="114.7" table:style-name="ce1">
            <text:p>114.7</text:p>
          </table:table-cell>
          <table:table-cell office:value-type="float" office:value="115123.0625" table:style-name="ce1">
            <text:p>115123.0625</text:p>
          </table:table-cell>
          <table:table-cell office:value-type="float" office:value="543" table:style-name="ce1">
            <text:p>543</text:p>
          </table:table-cell>
          <table:table-cell office:value-type="float" office:value="4604.73333333336" table:style-name="ce1">
            <text:p>4604.733333</text:p>
          </table:table-cell>
          <table:table-cell table:number-columns-repeated="16373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65.740737915039105" table:style-name="ce1">
            <text:p>65.74073792</text:p>
          </table:table-cell>
          <table:table-cell office:value-type="float" office:value="20.167823791503899" table:style-name="ce1">
            <text:p>20.16782379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56.7129516601563" table:style-name="ce1">
            <text:p>-56.71295166</text:p>
          </table:table-cell>
          <table:table-cell office:value-type="float" office:value="114.7" table:style-name="ce1">
            <text:p>114.7</text:p>
          </table:table-cell>
          <table:table-cell office:value-type="float" office:value="113176.3203125" table:style-name="ce1">
            <text:p>113176.3203</text:p>
          </table:table-cell>
          <table:table-cell office:value-type="float" office:value="544" table:style-name="ce1">
            <text:p>544</text:p>
          </table:table-cell>
          <table:table-cell office:value-type="float" office:value="4613.8000000000302" table:style-name="ce1">
            <text:p>4613.8</text:p>
          </table:table-cell>
          <table:table-cell table:number-columns-repeated="16373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65.509262084960895" table:style-name="ce1">
            <text:p>65.50926208</text:p>
          </table:table-cell>
          <table:table-cell office:value-type="float" office:value="20.2546291351318" table:style-name="ce1">
            <text:p>20.25462914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14.7" table:style-name="ce1">
            <text:p>114.7</text:p>
          </table:table-cell>
          <table:table-cell office:value-type="float" office:value="111052.609375" table:style-name="ce1">
            <text:p>111052.6094</text:p>
          </table:table-cell>
          <table:table-cell office:value-type="float" office:value="543" table:style-name="ce1">
            <text:p>543</text:p>
          </table:table-cell>
          <table:table-cell office:value-type="float" office:value="4622.8500000000304" table:style-name="ce1">
            <text:p>4622.85</text:p>
          </table:table-cell>
          <table:table-cell table:number-columns-repeated="16373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65.219909667968807" table:style-name="ce1">
            <text:p>65.21990967</text:p>
          </table:table-cell>
          <table:table-cell office:value-type="float" office:value="20.3125" table:style-name="ce1">
            <text:p>20.3125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45.7175903320313" table:style-name="ce1">
            <text:p>-45.71759033</text:p>
          </table:table-cell>
          <table:table-cell office:value-type="float" office:value="114.7" table:style-name="ce1">
            <text:p>114.7</text:p>
          </table:table-cell>
          <table:table-cell office:value-type="float" office:value="108928.8984375" table:style-name="ce1">
            <text:p>108928.8984</text:p>
          </table:table-cell>
          <table:table-cell office:value-type="float" office:value="541" table:style-name="ce1">
            <text:p>541</text:p>
          </table:table-cell>
          <table:table-cell office:value-type="float" office:value="4631.8666666666904" table:style-name="ce1">
            <text:p>4631.866667</text:p>
          </table:table-cell>
          <table:table-cell table:number-columns-repeated="16373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64.988426208496094" table:style-name="ce1">
            <text:p>64.98842621</text:p>
          </table:table-cell>
          <table:table-cell office:value-type="float" office:value="20.399305343627901" table:style-name="ce1">
            <text:p>20.39930534</text:p>
          </table:table-cell>
          <table:table-cell office:value-type="float" office:value="0" table:style-name="ce1">
            <text:p>0</text:p>
          </table:table-cell>
          <table:table-cell office:value-type="float" office:value="6.3888888359069798" table:style-name="ce1">
            <text:p>6.388888836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39.3518676757813" table:style-name="ce1">
            <text:p>-39.35186768</text:p>
          </table:table-cell>
          <table:table-cell office:value-type="float" office:value="114.7" table:style-name="ce1">
            <text:p>114.7</text:p>
          </table:table-cell>
          <table:table-cell office:value-type="float" office:value="107159.1328125" table:style-name="ce1">
            <text:p>107159.1328</text:p>
          </table:table-cell>
          <table:table-cell office:value-type="float" office:value="541" table:style-name="ce1">
            <text:p>541</text:p>
          </table:table-cell>
          <table:table-cell office:value-type="float" office:value="4640.8833333333596" table:style-name="ce1">
            <text:p>4640.883333</text:p>
          </table:table-cell>
          <table:table-cell table:number-columns-repeated="16373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64.930557250976605" table:style-name="ce1">
            <text:p>64.93055725</text:p>
          </table:table-cell>
          <table:table-cell office:value-type="float" office:value="20.457176208496101" table:style-name="ce1">
            <text:p>20.45717621</text:p>
          </table:table-cell>
          <table:table-cell office:value-type="float" office:value="0" table:style-name="ce1">
            <text:p>0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38.1944580078125" table:style-name="ce1">
            <text:p>-38.19445801</text:p>
          </table:table-cell>
          <table:table-cell office:value-type="float" office:value="114.7" table:style-name="ce1">
            <text:p>114.7</text:p>
          </table:table-cell>
          <table:table-cell office:value-type="float" office:value="106185.7578125" table:style-name="ce1">
            <text:p>106185.7578</text:p>
          </table:table-cell>
          <table:table-cell office:value-type="float" office:value="541" table:style-name="ce1">
            <text:p>541</text:p>
          </table:table-cell>
          <table:table-cell office:value-type="float" office:value="4649.9000000000296" table:style-name="ce1">
            <text:p>4649.9</text:p>
          </table:table-cell>
          <table:table-cell table:number-columns-repeated="16373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64.84375" table:style-name="ce1">
            <text:p>64.84375</text:p>
          </table:table-cell>
          <table:table-cell office:value-type="float" office:value="20.457176208496101" table:style-name="ce1">
            <text:p>20.45717621</text:p>
          </table:table-cell>
          <table:table-cell office:value-type="float" office:value="0" table:style-name="ce1">
            <text:p>0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34.1434936523438" table:style-name="ce1">
            <text:p>-34.14349365</text:p>
          </table:table-cell>
          <table:table-cell office:value-type="float" office:value="114.7" table:style-name="ce1">
            <text:p>114.7</text:p>
          </table:table-cell>
          <table:table-cell office:value-type="float" office:value="105743.3203125" table:style-name="ce1">
            <text:p>105743.3203</text:p>
          </table:table-cell>
          <table:table-cell office:value-type="float" office:value="541" table:style-name="ce1">
            <text:p>541</text:p>
          </table:table-cell>
          <table:table-cell office:value-type="float" office:value="4658.9166666666897" table:style-name="ce1">
            <text:p>4658.916667</text:p>
          </table:table-cell>
          <table:table-cell table:number-columns-repeated="16373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64.930557250976605" table:style-name="ce1">
            <text:p>64.93055725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786.796875" table:style-name="ce1">
            <text:p>786.796875</text:p>
          </table:table-cell>
          <table:table-cell office:value-type="float" office:value="-30.6713256835938" table:style-name="ce1">
            <text:p>-30.67132568</text:p>
          </table:table-cell>
          <table:table-cell office:value-type="float" office:value="114.7" table:style-name="ce1">
            <text:p>114.7</text:p>
          </table:table-cell>
          <table:table-cell office:value-type="float" office:value="105831.8125" table:style-name="ce1">
            <text:p>105831.8125</text:p>
          </table:table-cell>
          <table:table-cell office:value-type="float" office:value="542" table:style-name="ce1">
            <text:p>542</text:p>
          </table:table-cell>
          <table:table-cell office:value-type="float" office:value="4667.9500000000298" table:style-name="ce1">
            <text:p>4667.95</text:p>
          </table:table-cell>
          <table:table-cell table:number-columns-repeated="16373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64.988426208496094" table:style-name="ce1">
            <text:p>64.98842621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0" table:style-name="ce1">
            <text:p>0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28.3565063476563" table:style-name="ce1">
            <text:p>-28.35650635</text:p>
          </table:table-cell>
          <table:table-cell office:value-type="float" office:value="114.7" table:style-name="ce1">
            <text:p>114.7</text:p>
          </table:table-cell>
          <table:table-cell office:value-type="float" office:value="106805.1875" table:style-name="ce1">
            <text:p>106805.1875</text:p>
          </table:table-cell>
          <table:table-cell office:value-type="float" office:value="544" table:style-name="ce1">
            <text:p>544</text:p>
          </table:table-cell>
          <table:table-cell office:value-type="float" office:value="4677.0166666666901" table:style-name="ce1">
            <text:p>4677.016667</text:p>
          </table:table-cell>
          <table:table-cell table:number-columns-repeated="16373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65.075233459472699" table:style-name="ce1">
            <text:p>65.07523346</text:p>
          </table:table-cell>
          <table:table-cell office:value-type="float" office:value="20.457176208496101" table:style-name="ce1">
            <text:p>20.45717621</text:p>
          </table:table-cell>
          <table:table-cell office:value-type="float" office:value="0" table:style-name="ce1">
            <text:p>0</text:p>
          </table:table-cell>
          <table:table-cell office:value-type="float" office:value="6.2890625" table:style-name="ce1">
            <text:p>6.2890625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14.7" table:style-name="ce1">
            <text:p>114.7</text:p>
          </table:table-cell>
          <table:table-cell office:value-type="float" office:value="108486.453125" table:style-name="ce1">
            <text:p>108486.4531</text:p>
          </table:table-cell>
          <table:table-cell office:value-type="float" office:value="543" table:style-name="ce1">
            <text:p>543</text:p>
          </table:table-cell>
          <table:table-cell office:value-type="float" office:value="4686.0666666666903" table:style-name="ce1">
            <text:p>4686.066667</text:p>
          </table:table-cell>
          <table:table-cell table:number-columns-repeated="16373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65.162040710449205" table:style-name="ce1">
            <text:p>65.16204071</text:p>
          </table:table-cell>
          <table:table-cell office:value-type="float" office:value="20.457176208496101" table:style-name="ce1">
            <text:p>20.45717621</text:p>
          </table:table-cell>
          <table:table-cell office:value-type="float" office:value="0" table:style-name="ce1">
            <text:p>0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28.3565063476563" table:style-name="ce1">
            <text:p>-28.35650635</text:p>
          </table:table-cell>
          <table:table-cell office:value-type="float" office:value="114.7" table:style-name="ce1">
            <text:p>114.7</text:p>
          </table:table-cell>
          <table:table-cell office:value-type="float" office:value="109282.8515625" table:style-name="ce1">
            <text:p>109282.8516</text:p>
          </table:table-cell>
          <table:table-cell office:value-type="float" office:value="543" table:style-name="ce1">
            <text:p>543</text:p>
          </table:table-cell>
          <table:table-cell office:value-type="float" office:value="4695.1166666666904" table:style-name="ce1">
            <text:p>4695.116667</text:p>
          </table:table-cell>
          <table:table-cell table:number-columns-repeated="16373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65.219909667968807" table:style-name="ce1">
            <text:p>65.21990967</text:p>
          </table:table-cell>
          <table:table-cell office:value-type="float" office:value="20.399305343627901" table:style-name="ce1">
            <text:p>20.39930534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31.25" table:style-name="ce1">
            <text:p>-31.25</text:p>
          </table:table-cell>
          <table:table-cell office:value-type="float" office:value="114.7" table:style-name="ce1">
            <text:p>114.7</text:p>
          </table:table-cell>
          <table:table-cell office:value-type="float" office:value="110964.1171875" table:style-name="ce1">
            <text:p>110964.1172</text:p>
          </table:table-cell>
          <table:table-cell office:value-type="float" office:value="543" table:style-name="ce1">
            <text:p>543</text:p>
          </table:table-cell>
          <table:table-cell office:value-type="float" office:value="4704.1666666666897" table:style-name="ce1">
            <text:p>4704.166667</text:p>
          </table:table-cell>
          <table:table-cell table:number-columns-repeated="16373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65.248840332031307" table:style-name="ce1">
            <text:p>65.24884033</text:p>
          </table:table-cell>
          <table:table-cell office:value-type="float" office:value="20.399305343627901" table:style-name="ce1">
            <text:p>20.39930534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34.1434936523438" table:style-name="ce1">
            <text:p>-34.14349365</text:p>
          </table:table-cell>
          <table:table-cell office:value-type="float" office:value="114.7" table:style-name="ce1">
            <text:p>114.7</text:p>
          </table:table-cell>
          <table:table-cell office:value-type="float" office:value="118043.1796875" table:style-name="ce1">
            <text:p>118043.1797</text:p>
          </table:table-cell>
          <table:table-cell office:value-type="float" office:value="545" table:style-name="ce1">
            <text:p>545</text:p>
          </table:table-cell>
          <table:table-cell office:value-type="float" office:value="4713.25000000003" table:style-name="ce1">
            <text:p>4713.25</text:p>
          </table:table-cell>
          <table:table-cell table:number-columns-repeated="16373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65.364585876464801" table:style-name="ce1">
            <text:p>65.36458588</text:p>
          </table:table-cell>
          <table:table-cell office:value-type="float" office:value="20.3125" table:style-name="ce1">
            <text:p>20.3125</text:p>
          </table:table-cell>
          <table:table-cell office:value-type="float" office:value="0" table:style-name="ce1">
            <text:p>0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36.4583129882813" table:style-name="ce1">
            <text:p>-36.45831299</text:p>
          </table:table-cell>
          <table:table-cell office:value-type="float" office:value="114.7" table:style-name="ce1">
            <text:p>114.7</text:p>
          </table:table-cell>
          <table:table-cell office:value-type="float" office:value="121582.703125" table:style-name="ce1">
            <text:p>121582.7031</text:p>
          </table:table-cell>
          <table:table-cell office:value-type="float" office:value="546" table:style-name="ce1">
            <text:p>546</text:p>
          </table:table-cell>
          <table:table-cell office:value-type="float" office:value="4722.3500000000304" table:style-name="ce1">
            <text:p>4722.35</text:p>
          </table:table-cell>
          <table:table-cell table:number-columns-repeated="16373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65.451385498046903" table:style-name="ce1">
            <text:p>65.4513855</text:p>
          </table:table-cell>
          <table:table-cell office:value-type="float" office:value="20.283565521240199" table:style-name="ce1">
            <text:p>20.28356552</text:p>
          </table:table-cell>
          <table:table-cell office:value-type="float" office:value="0" table:style-name="ce1">
            <text:p>0</text:p>
          </table:table-cell>
          <table:table-cell office:value-type="float" office:value="6.3194446563720703" table:style-name="ce1">
            <text:p>6.319444656</text:p>
          </table:table-cell>
          <table:table-cell office:value-type="float" office:value="787.15277099609398" table:style-name="ce1">
            <text:p>787.152771</text:p>
          </table:table-cell>
          <table:table-cell office:value-type="float" office:value="-38.1944580078125" table:style-name="ce1">
            <text:p>-38.19445801</text:p>
          </table:table-cell>
          <table:table-cell office:value-type="float" office:value="114.7" table:style-name="ce1">
            <text:p>114.7</text:p>
          </table:table-cell>
          <table:table-cell office:value-type="float" office:value="124325.8359375" table:style-name="ce1">
            <text:p>124325.8359</text:p>
          </table:table-cell>
          <table:table-cell office:value-type="float" office:value="546" table:style-name="ce1">
            <text:p>546</text:p>
          </table:table-cell>
          <table:table-cell office:value-type="float" office:value="4731.4500000000298" table:style-name="ce1">
            <text:p>4731.45</text:p>
          </table:table-cell>
          <table:table-cell table:number-columns-repeated="16373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65.538192749023395" table:style-name="ce1">
            <text:p>65.53819275</text:p>
          </table:table-cell>
          <table:table-cell office:value-type="float" office:value="20.2546291351318" table:style-name="ce1">
            <text:p>20.25462914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46.875" table:style-name="ce1">
            <text:p>-46.875</text:p>
          </table:table-cell>
          <table:table-cell office:value-type="float" office:value="114.7" table:style-name="ce1">
            <text:p>114.7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45" table:style-name="ce1">
            <text:p>545</text:p>
          </table:table-cell>
          <table:table-cell office:value-type="float" office:value="4740.5333333333601" table:style-name="ce1">
            <text:p>4740.533333</text:p>
          </table:table-cell>
          <table:table-cell table:number-columns-repeated="16373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65.596061706542997" table:style-name="ce1">
            <text:p>65.59606171</text:p>
          </table:table-cell>
          <table:table-cell office:value-type="float" office:value="20.167823791503899" table:style-name="ce1">
            <text:p>20.16782379</text:p>
          </table:table-cell>
          <table:table-cell office:value-type="float" office:value="0" table:style-name="ce1">
            <text:p>0</text:p>
          </table:table-cell>
          <table:table-cell office:value-type="float" office:value="6.4236111640930202" table:style-name="ce1">
            <text:p>6.423611164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46.875" table:style-name="ce1">
            <text:p>-46.875</text:p>
          </table:table-cell>
          <table:table-cell office:value-type="float" office:value="114.7" table:style-name="ce1">
            <text:p>114.7</text:p>
          </table:table-cell>
          <table:table-cell office:value-type="float" office:value="126538.0390625" table:style-name="ce1">
            <text:p>126538.0391</text:p>
          </table:table-cell>
          <table:table-cell office:value-type="float" office:value="545" table:style-name="ce1">
            <text:p>545</text:p>
          </table:table-cell>
          <table:table-cell office:value-type="float" office:value="4749.6166666666904" table:style-name="ce1">
            <text:p>4749.616667</text:p>
          </table:table-cell>
          <table:table-cell table:number-columns-repeated="16373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65.798614501953097" table:style-name="ce1">
            <text:p>65.7986145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787.50866699218795" table:style-name="ce1">
            <text:p>787.508667</text:p>
          </table:table-cell>
          <table:table-cell office:value-type="float" office:value="-45.7175903320313" table:style-name="ce1">
            <text:p>-45.71759033</text:p>
          </table:table-cell>
          <table:table-cell office:value-type="float" office:value="114.7" table:style-name="ce1">
            <text:p>114.7</text:p>
          </table:table-cell>
          <table:table-cell office:value-type="float" office:value="126626.53125" table:style-name="ce1">
            <text:p>126626.5313</text:p>
          </table:table-cell>
          <table:table-cell office:value-type="float" office:value="546" table:style-name="ce1">
            <text:p>546</text:p>
          </table:table-cell>
          <table:table-cell office:value-type="float" office:value="4758.7166666666899" table:style-name="ce1">
            <text:p>4758.716667</text:p>
          </table:table-cell>
          <table:table-cell table:number-columns-repeated="16373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65.972221374511705" table:style-name="ce1">
            <text:p>65.97222137</text:p>
          </table:table-cell>
          <table:table-cell office:value-type="float" office:value="20.1099529266357" table:style-name="ce1">
            <text:p>20.10995293</text:p>
          </table:table-cell>
          <table:table-cell office:value-type="float" office:value="0" table:style-name="ce1">
            <text:p>0</text:p>
          </table:table-cell>
          <table:table-cell office:value-type="float" office:value="6.5147571563720703" table:style-name="ce1">
            <text:p>6.514757156</text:p>
          </table:table-cell>
          <table:table-cell office:value-type="float" office:value="787.86456298828102" table:style-name="ce1">
            <text:p>787.864563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14.7" table:style-name="ce1">
            <text:p>114.7</text:p>
          </table:table-cell>
          <table:table-cell office:value-type="float" office:value="126538.0390625" table:style-name="ce1">
            <text:p>126538.0391</text:p>
          </table:table-cell>
          <table:table-cell office:value-type="float" office:value="547" table:style-name="ce1">
            <text:p>547</text:p>
          </table:table-cell>
          <table:table-cell office:value-type="float" office:value="4767.8333333333603" table:style-name="ce1">
            <text:p>4767.833333</text:p>
          </table:table-cell>
          <table:table-cell table:number-columns-repeated="16373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66.087959289550795" table:style-name="ce1">
            <text:p>66.08795929</text:p>
          </table:table-cell>
          <table:table-cell office:value-type="float" office:value="20.081018447876001" table:style-name="ce1">
            <text:p>20.08101845</text:p>
          </table:table-cell>
          <table:table-cell office:value-type="float" office:value="0" table:style-name="ce1">
            <text:p>0</text:p>
          </table:table-cell>
          <table:table-cell office:value-type="float" office:value="6.5321178436279297" table:style-name="ce1">
            <text:p>6.532117844</text:p>
          </table:table-cell>
          <table:table-cell office:value-type="float" office:value="788.576416015625" table:style-name="ce1">
            <text:p>788.576416</text:p>
          </table:table-cell>
          <table:table-cell office:value-type="float" office:value="-53.24072265625" table:style-name="ce1">
            <text:p>-53.24072266</text:p>
          </table:table-cell>
          <table:table-cell office:value-type="float" office:value="114.7" table:style-name="ce1">
            <text:p>114.7</text:p>
          </table:table-cell>
          <table:table-cell office:value-type="float" office:value="126538.0390625" table:style-name="ce1">
            <text:p>126538.0391</text:p>
          </table:table-cell>
          <table:table-cell office:value-type="float" office:value="548" table:style-name="ce1">
            <text:p>548</text:p>
          </table:table-cell>
          <table:table-cell office:value-type="float" office:value="4776.9666666666899" table:style-name="ce1">
            <text:p>4776.966667</text:p>
          </table:table-cell>
          <table:table-cell table:number-columns-repeated="16373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66.232635498046903" table:style-name="ce1">
            <text:p>66.2326355</text:p>
          </table:table-cell>
          <table:table-cell office:value-type="float" office:value="19.994213104248001" table:style-name="ce1">
            <text:p>19.9942131</text:p>
          </table:table-cell>
          <table:table-cell office:value-type="float" office:value="0" table:style-name="ce1">
            <text:p>0</text:p>
          </table:table-cell>
          <table:table-cell office:value-type="float" office:value="6.5321178436279297" table:style-name="ce1">
            <text:p>6.532117844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14.7" table:style-name="ce1">
            <text:p>114.7</text:p>
          </table:table-cell>
          <table:table-cell office:value-type="float" office:value="126715.0078125" table:style-name="ce1">
            <text:p>126715.0078</text:p>
          </table:table-cell>
          <table:table-cell office:value-type="float" office:value="548" table:style-name="ce1">
            <text:p>548</text:p>
          </table:table-cell>
          <table:table-cell office:value-type="float" office:value="4786.1000000000304" table:style-name="ce1">
            <text:p>4786.1</text:p>
          </table:table-cell>
          <table:table-cell table:number-columns-repeated="16373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66.579864501953097" table:style-name="ce1">
            <text:p>66.5798645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5581598281860396" table:style-name="ce1">
            <text:p>6.558159828</text:p>
          </table:table-cell>
          <table:table-cell office:value-type="float" office:value="788.93231201171898" table:style-name="ce1">
            <text:p>788.932312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14.7" table:style-name="ce1">
            <text:p>114.7</text:p>
          </table:table-cell>
          <table:table-cell office:value-type="float" office:value="126980.46875" table:style-name="ce1">
            <text:p>126980.4688</text:p>
          </table:table-cell>
          <table:table-cell office:value-type="float" office:value="549" table:style-name="ce1">
            <text:p>549</text:p>
          </table:table-cell>
          <table:table-cell office:value-type="float" office:value="4795.25000000003" table:style-name="ce1">
            <text:p>4795.25</text:p>
          </table:table-cell>
          <table:table-cell table:number-columns-repeated="16373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6.666664123535199" table:style-name="ce1">
            <text:p>66.66666412</text:p>
          </table:table-cell>
          <table:table-cell office:value-type="float" office:value="19.7916660308838" table:style-name="ce1">
            <text:p>19.79166603</text:p>
          </table:table-cell>
          <table:table-cell office:value-type="float" office:value="0" table:style-name="ce1">
            <text:p>0</text:p>
          </table:table-cell>
          <table:table-cell office:value-type="float" office:value="6.5581598281860396" table:style-name="ce1">
            <text:p>6.558159828</text:p>
          </table:table-cell>
          <table:table-cell office:value-type="float" office:value="790" table:style-name="ce1">
            <text:p>790</text:p>
          </table:table-cell>
          <table:table-cell office:value-type="float" office:value="-54.3981323242188" table:style-name="ce1">
            <text:p>-54.39813232</text:p>
          </table:table-cell>
          <table:table-cell office:value-type="float" office:value="114.7" table:style-name="ce1">
            <text:p>114.7</text:p>
          </table:table-cell>
          <table:table-cell office:value-type="float" office:value="126891.9921875" table:style-name="ce1">
            <text:p>126891.9922</text:p>
          </table:table-cell>
          <table:table-cell office:value-type="float" office:value="548" table:style-name="ce1">
            <text:p>548</text:p>
          </table:table-cell>
          <table:table-cell office:value-type="float" office:value="4804.3833333333596" table:style-name="ce1">
            <text:p>4804.383333</text:p>
          </table:table-cell>
          <table:table-cell table:number-columns-repeated="16373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67.534721374511705" table:style-name="ce1">
            <text:p>67.53472137</text:p>
          </table:table-cell>
          <table:table-cell office:value-type="float" office:value="19.560184478759801" table:style-name="ce1">
            <text:p>19.56018448</text:p>
          </table:table-cell>
          <table:table-cell office:value-type="float" office:value="0" table:style-name="ce1">
            <text:p>0</text:p>
          </table:table-cell>
          <table:table-cell office:value-type="float" office:value="6.5711803436279297" table:style-name="ce1">
            <text:p>6.571180344</text:p>
          </table:table-cell>
          <table:table-cell office:value-type="float" office:value="790.35589599609398" table:style-name="ce1">
            <text:p>790.355896</text:p>
          </table:table-cell>
          <table:table-cell office:value-type="float" office:value="-55.5555419921875" table:style-name="ce1">
            <text:p>-55.55554199</text:p>
          </table:table-cell>
          <table:table-cell office:value-type="float" office:value="114.7" table:style-name="ce1">
            <text:p>114.7</text:p>
          </table:table-cell>
          <table:table-cell office:value-type="float" office:value="126626.53125" table:style-name="ce1">
            <text:p>126626.5313</text:p>
          </table:table-cell>
          <table:table-cell office:value-type="float" office:value="549" table:style-name="ce1">
            <text:p>549</text:p>
          </table:table-cell>
          <table:table-cell office:value-type="float" office:value="4813.5333333333601" table:style-name="ce1">
            <text:p>4813.533333</text:p>
          </table:table-cell>
          <table:table-cell table:number-columns-repeated="16373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7.853012084960895" table:style-name="ce1">
            <text:p>67.85301208</text:p>
          </table:table-cell>
          <table:table-cell office:value-type="float" office:value="19.357639312744102" table:style-name="ce1">
            <text:p>19.35763931</text:p>
          </table:table-cell>
          <table:table-cell office:value-type="float" office:value="0" table:style-name="ce1">
            <text:p>0</text:p>
          </table:table-cell>
          <table:table-cell office:value-type="float" office:value="6.5972223281860396" table:style-name="ce1">
            <text:p>6.597222328</text:p>
          </table:table-cell>
          <table:table-cell office:value-type="float" office:value="791.423583984375" table:style-name="ce1">
            <text:p>791.423584</text:p>
          </table:table-cell>
          <table:table-cell office:value-type="float" office:value="-58.4490966796875" table:style-name="ce1">
            <text:p>-58.44909668</text:p>
          </table:table-cell>
          <table:table-cell office:value-type="float" office:value="114.7" table:style-name="ce1">
            <text:p>114.7</text:p>
          </table:table-cell>
          <table:table-cell office:value-type="float" office:value="126007.109375" table:style-name="ce1">
            <text:p>126007.1094</text:p>
          </table:table-cell>
          <table:table-cell office:value-type="float" office:value="549" table:style-name="ce1">
            <text:p>549</text:p>
          </table:table-cell>
          <table:table-cell office:value-type="float" office:value="4822.6833333333598" table:style-name="ce1">
            <text:p>4822.683333</text:p>
          </table:table-cell>
          <table:table-cell table:number-columns-repeated="16373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8.605323791503906" table:style-name="ce1">
            <text:p>68.60532379</text:p>
          </table:table-cell>
          <table:table-cell office:value-type="float" office:value="19.241897583007798" table:style-name="ce1">
            <text:p>19.24189758</text:p>
          </table:table-cell>
          <table:table-cell office:value-type="float" office:value="0" table:style-name="ce1">
            <text:p>0</text:p>
          </table:table-cell>
          <table:table-cell office:value-type="float" office:value="6.6145834922790501" table:style-name="ce1">
            <text:p>6.614583492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63.0786743164063" table:style-name="ce1">
            <text:p>-63.07867432</text:p>
          </table:table-cell>
          <table:table-cell office:value-type="float" office:value="114.7" table:style-name="ce1">
            <text:p>114.7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49" table:style-name="ce1">
            <text:p>549</text:p>
          </table:table-cell>
          <table:table-cell office:value-type="float" office:value="4831.8333333333603" table:style-name="ce1">
            <text:p>4831.833333</text:p>
          </table:table-cell>
          <table:table-cell table:number-columns-repeated="16373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9.444442749023395" table:style-name="ce1">
            <text:p>69.44444275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6276040077209499" table:style-name="ce1">
            <text:p>6.627604008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65.972229003906307" table:style-name="ce1">
            <text:p>-65.972229</text:p>
          </table:table-cell>
          <table:table-cell office:value-type="float" office:value="114.7" table:style-name="ce1">
            <text:p>114.7</text:p>
          </table:table-cell>
          <table:table-cell office:value-type="float" office:value="126007.109375" table:style-name="ce1">
            <text:p>126007.1094</text:p>
          </table:table-cell>
          <table:table-cell office:value-type="float" office:value="549" table:style-name="ce1">
            <text:p>549</text:p>
          </table:table-cell>
          <table:table-cell office:value-type="float" office:value="4840.98333333336" table:style-name="ce1">
            <text:p>4840.983333</text:p>
          </table:table-cell>
          <table:table-cell table:number-columns-repeated="16373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69.849540710449205" table:style-name="ce1">
            <text:p>69.84954071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640625" table:style-name="ce1">
            <text:p>6.640625</text:p>
          </table:table-cell>
          <table:table-cell office:value-type="float" office:value="792.13543701171898" table:style-name="ce1">
            <text:p>792.135437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4.9" table:style-name="ce1">
            <text:p>114.9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50" table:style-name="ce1">
            <text:p>550</text:p>
          </table:table-cell>
          <table:table-cell office:value-type="float" office:value="4850.1500000000196" table:style-name="ce1">
            <text:p>4850.15</text:p>
          </table:table-cell>
          <table:table-cell table:number-columns-repeated="16373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70.746528625488295" table:style-name="ce1">
            <text:p>70.74652863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792.49133300781295" table:style-name="ce1">
            <text:p>792.491333</text:p>
          </table:table-cell>
          <table:table-cell office:value-type="float" office:value="-76.388916015625" table:style-name="ce1">
            <text:p>-76.38891602</text:p>
          </table:table-cell>
          <table:table-cell office:value-type="float" office:value="115.2" table:style-name="ce1">
            <text:p>115.2</text:p>
          </table:table-cell>
          <table:table-cell office:value-type="float" office:value="125122.21875" table:style-name="ce1">
            <text:p>125122.2188</text:p>
          </table:table-cell>
          <table:table-cell office:value-type="float" office:value="550" table:style-name="ce1">
            <text:p>550</text:p>
          </table:table-cell>
          <table:table-cell office:value-type="float" office:value="4859.3166666666903" table:style-name="ce1">
            <text:p>4859.316667</text:p>
          </table:table-cell>
          <table:table-cell table:number-columns-repeated="16373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71.383102416992202" table:style-name="ce1">
            <text:p>71.38310242</text:p>
          </table:table-cell>
          <table:table-cell office:value-type="float" office:value="18.634260177612301" table:style-name="ce1">
            <text:p>18.63426018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792.84722900390602" table:style-name="ce1">
            <text:p>792.847229</text:p>
          </table:table-cell>
          <table:table-cell office:value-type="float" office:value="-76.967590332031307" table:style-name="ce1">
            <text:p>-76.96759033</text:p>
          </table:table-cell>
          <table:table-cell office:value-type="float" office:value="115.4" table:style-name="ce1">
            <text:p>115.4</text:p>
          </table:table-cell>
          <table:table-cell office:value-type="float" office:value="124502.8046875" table:style-name="ce1">
            <text:p>124502.8047</text:p>
          </table:table-cell>
          <table:table-cell office:value-type="float" office:value="550" table:style-name="ce1">
            <text:p>550</text:p>
          </table:table-cell>
          <table:table-cell office:value-type="float" office:value="4868.48333333336" table:style-name="ce1">
            <text:p>4868.483333</text:p>
          </table:table-cell>
          <table:table-cell table:number-columns-repeated="16373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71.383102416992202" table:style-name="ce1">
            <text:p>71.38310242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792.84722900390602" table:style-name="ce1">
            <text:p>792.847229</text:p>
          </table:table-cell>
          <table:table-cell office:value-type="float" office:value="-78.703674316406307" table:style-name="ce1">
            <text:p>-78.70367432</text:p>
          </table:table-cell>
          <table:table-cell office:value-type="float" office:value="115.5" table:style-name="ce1">
            <text:p>115.5</text:p>
          </table:table-cell>
          <table:table-cell office:value-type="float" office:value="124060.3671875" table:style-name="ce1">
            <text:p>124060.3672</text:p>
          </table:table-cell>
          <table:table-cell office:value-type="float" office:value="551" table:style-name="ce1">
            <text:p>551</text:p>
          </table:table-cell>
          <table:table-cell office:value-type="float" office:value="4877.6666666666897" table:style-name="ce1">
            <text:p>4877.666667</text:p>
          </table:table-cell>
          <table:table-cell table:number-columns-repeated="16373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72.019676208496094" table:style-name="ce1">
            <text:p>72.01967621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6493053436279297" table:style-name="ce1">
            <text:p>6.649305344</text:p>
          </table:table-cell>
          <table:table-cell office:value-type="float" office:value="793.203125" table:style-name="ce1">
            <text:p>793.203125</text:p>
          </table:table-cell>
          <table:table-cell office:value-type="float" office:value="-84.49072265625" table:style-name="ce1">
            <text:p>-84.49072266</text:p>
          </table:table-cell>
          <table:table-cell office:value-type="float" office:value="115.6" table:style-name="ce1">
            <text:p>115.6</text:p>
          </table:table-cell>
          <table:table-cell office:value-type="float" office:value="123883.390625" table:style-name="ce1">
            <text:p>123883.3906</text:p>
          </table:table-cell>
          <table:table-cell office:value-type="float" office:value="551" table:style-name="ce1">
            <text:p>551</text:p>
          </table:table-cell>
          <table:table-cell office:value-type="float" office:value="4886.8500000000304" table:style-name="ce1">
            <text:p>4886.85</text:p>
          </table:table-cell>
          <table:table-cell table:number-columns-repeated="16373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72.019676208496094" table:style-name="ce1">
            <text:p>72.01967621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6449651718139702" table:style-name="ce1">
            <text:p>6.644965172</text:p>
          </table:table-cell>
          <table:table-cell office:value-type="float" office:value="793.55902099609398" table:style-name="ce1">
            <text:p>793.559021</text:p>
          </table:table-cell>
          <table:table-cell office:value-type="float" office:value="-86.226867675781307" table:style-name="ce1">
            <text:p>-86.22686768</text:p>
          </table:table-cell>
          <table:table-cell office:value-type="float" office:value="115.6" table:style-name="ce1">
            <text:p>115.6</text:p>
          </table:table-cell>
          <table:table-cell office:value-type="float" office:value="124856.7578125" table:style-name="ce1">
            <text:p>124856.7578</text:p>
          </table:table-cell>
          <table:table-cell office:value-type="float" office:value="551" table:style-name="ce1">
            <text:p>551</text:p>
          </table:table-cell>
          <table:table-cell office:value-type="float" office:value="4896.0333333333601" table:style-name="ce1">
            <text:p>4896.033333</text:p>
          </table:table-cell>
          <table:table-cell table:number-columns-repeated="16373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72.222221374511705" table:style-name="ce1">
            <text:p>72.22222137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640625" table:style-name="ce1">
            <text:p>6.640625</text:p>
          </table:table-cell>
          <table:table-cell office:value-type="float" office:value="793.91491699218795" table:style-name="ce1">
            <text:p>793.914917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5.6" table:style-name="ce1">
            <text:p>115.6</text:p>
          </table:table-cell>
          <table:table-cell office:value-type="float" office:value="126891.9921875" table:style-name="ce1">
            <text:p>126891.9922</text:p>
          </table:table-cell>
          <table:table-cell office:value-type="float" office:value="551" table:style-name="ce1">
            <text:p>551</text:p>
          </table:table-cell>
          <table:table-cell office:value-type="float" office:value="4905.2166666666899" table:style-name="ce1">
            <text:p>4905.216667</text:p>
          </table:table-cell>
          <table:table-cell table:number-columns-repeated="16373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72.106483459472699" table:style-name="ce1">
            <text:p>72.10648346</text:p>
          </table:table-cell>
          <table:table-cell office:value-type="float" office:value="18.344907760620099" table:style-name="ce1">
            <text:p>18.34490776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794.626708984375" table:style-name="ce1">
            <text:p>794.626709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5.6" table:style-name="ce1">
            <text:p>115.6</text:p>
          </table:table-cell>
          <table:table-cell office:value-type="float" office:value="127776.8671875" table:style-name="ce1">
            <text:p>127776.8672</text:p>
          </table:table-cell>
          <table:table-cell office:value-type="float" office:value="551" table:style-name="ce1">
            <text:p>551</text:p>
          </table:table-cell>
          <table:table-cell office:value-type="float" office:value="4914.4000000000296" table:style-name="ce1">
            <text:p>4914.4</text:p>
          </table:table-cell>
          <table:table-cell table:number-columns-repeated="16373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71.932868957519503" table:style-name="ce1">
            <text:p>71.93286896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6796875" table:style-name="ce1">
            <text:p>6.6796875</text:p>
          </table:table-cell>
          <table:table-cell office:value-type="float" office:value="794.626708984375" table:style-name="ce1">
            <text:p>794.626709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2201.28125" table:style-name="ce1">
            <text:p>132201.2813</text:p>
          </table:table-cell>
          <table:table-cell office:value-type="float" office:value="550" table:style-name="ce1">
            <text:p>550</text:p>
          </table:table-cell>
          <table:table-cell office:value-type="float" office:value="4923.5666666666903" table:style-name="ce1">
            <text:p>4923.566667</text:p>
          </table:table-cell>
          <table:table-cell table:number-columns-repeated="16373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71.788192749023395" table:style-name="ce1">
            <text:p>71.78819275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7534723281860396" table:style-name="ce1">
            <text:p>6.753472328</text:p>
          </table:table-cell>
          <table:table-cell office:value-type="float" office:value="795.33856201171898" table:style-name="ce1">
            <text:p>795.338562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3617.078125" table:style-name="ce1">
            <text:p>133617.0781</text:p>
          </table:table-cell>
          <table:table-cell office:value-type="float" office:value="550" table:style-name="ce1">
            <text:p>550</text:p>
          </table:table-cell>
          <table:table-cell office:value-type="float" office:value="4932.73333333336" table:style-name="ce1">
            <text:p>4932.733333</text:p>
          </table:table-cell>
          <table:table-cell table:number-columns-repeated="16373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71.614585876464801" table:style-name="ce1">
            <text:p>71.61458588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7881946563720703" table:style-name="ce1">
            <text:p>6.788194656</text:p>
          </table:table-cell>
          <table:table-cell office:value-type="float" office:value="795.69445800781295" table:style-name="ce1">
            <text:p>795.694458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4148.015625" table:style-name="ce1">
            <text:p>134148.0156</text:p>
          </table:table-cell>
          <table:table-cell office:value-type="float" office:value="550" table:style-name="ce1">
            <text:p>550</text:p>
          </table:table-cell>
          <table:table-cell office:value-type="float" office:value="4941.9000000000296" table:style-name="ce1">
            <text:p>4941.9</text:p>
          </table:table-cell>
          <table:table-cell table:number-columns-repeated="16373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71.469909667968807" table:style-name="ce1">
            <text:p>71.46990967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8012151718139702" table:style-name="ce1">
            <text:p>6.801215172</text:p>
          </table:table-cell>
          <table:table-cell office:value-type="float" office:value="796.05035400390602" table:style-name="ce1">
            <text:p>796.050354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5.6" table:style-name="ce1">
            <text:p>115.6</text:p>
          </table:table-cell>
          <table:table-cell office:value-type="float" office:value="134944.40625" table:style-name="ce1">
            <text:p>134944.4063</text:p>
          </table:table-cell>
          <table:table-cell office:value-type="float" office:value="551" table:style-name="ce1">
            <text:p>551</text:p>
          </table:table-cell>
          <table:table-cell office:value-type="float" office:value="4951.0833333333603" table:style-name="ce1">
            <text:p>4951.083333</text:p>
          </table:table-cell>
          <table:table-cell table:number-columns-repeated="16373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71.296295166015597" table:style-name="ce1">
            <text:p>71.29629517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7925348281860396" table:style-name="ce1">
            <text:p>6.792534828</text:p>
          </table:table-cell>
          <table:table-cell office:value-type="float" office:value="796.05035400390602" table:style-name="ce1">
            <text:p>796.050354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15.6" table:style-name="ce1">
            <text:p>115.6</text:p>
          </table:table-cell>
          <table:table-cell office:value-type="float" office:value="135298.359375" table:style-name="ce1">
            <text:p>135298.3594</text:p>
          </table:table-cell>
          <table:table-cell office:value-type="float" office:value="551" table:style-name="ce1">
            <text:p>551</text:p>
          </table:table-cell>
          <table:table-cell office:value-type="float" office:value="4960.2666666666901" table:style-name="ce1">
            <text:p>4960.266667</text:p>
          </table:table-cell>
          <table:table-cell table:number-columns-repeated="16373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71.151618957519503" table:style-name="ce1">
            <text:p>71.15161896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7274303436279297" table:style-name="ce1">
            <text:p>6.727430344</text:p>
          </table:table-cell>
          <table:table-cell office:value-type="float" office:value="796.40625" table:style-name="ce1">
            <text:p>796.40625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5.6" table:style-name="ce1">
            <text:p>115.6</text:p>
          </table:table-cell>
          <table:table-cell office:value-type="float" office:value="135740.8125" table:style-name="ce1">
            <text:p>135740.8125</text:p>
          </table:table-cell>
          <table:table-cell office:value-type="float" office:value="552" table:style-name="ce1">
            <text:p>552</text:p>
          </table:table-cell>
          <table:table-cell office:value-type="float" office:value="4969.4666666666899" table:style-name="ce1">
            <text:p>4969.466667</text:p>
          </table:table-cell>
          <table:table-cell table:number-columns-repeated="16373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71.035881042480497" table:style-name="ce1">
            <text:p>71.03588104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6449651718139702" table:style-name="ce1">
            <text:p>6.644965172</text:p>
          </table:table-cell>
          <table:table-cell office:value-type="float" office:value="797.11804199218795" table:style-name="ce1">
            <text:p>797.118042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6" table:style-name="ce1">
            <text:p>115.6</text:p>
          </table:table-cell>
          <table:table-cell office:value-type="float" office:value="136714.171875" table:style-name="ce1">
            <text:p>136714.1719</text:p>
          </table:table-cell>
          <table:table-cell office:value-type="float" office:value="552" table:style-name="ce1">
            <text:p>552</text:p>
          </table:table-cell>
          <table:table-cell office:value-type="float" office:value="4978.6666666666897" table:style-name="ce1">
            <text:p>4978.666667</text:p>
          </table:table-cell>
          <table:table-cell table:number-columns-repeated="16373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70.862266540527301" table:style-name="ce1">
            <text:p>70.86226654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6015625" table:style-name="ce1">
            <text:p>6.6015625</text:p>
          </table:table-cell>
          <table:table-cell office:value-type="float" office:value="797.11804199218795" table:style-name="ce1">
            <text:p>797.118042</text:p>
          </table:table-cell>
          <table:table-cell office:value-type="float" office:value="-104.745361328125" table:style-name="ce1">
            <text:p>-104.7453613</text:p>
          </table:table-cell>
          <table:table-cell office:value-type="float" office:value="115.6" table:style-name="ce1">
            <text:p>115.6</text:p>
          </table:table-cell>
          <table:table-cell office:value-type="float" office:value="138041.484375" table:style-name="ce1">
            <text:p>138041.4844</text:p>
          </table:table-cell>
          <table:table-cell office:value-type="float" office:value="552" table:style-name="ce1">
            <text:p>552</text:p>
          </table:table-cell>
          <table:table-cell office:value-type="float" office:value="4987.8666666666904" table:style-name="ce1">
            <text:p>4987.866667</text:p>
          </table:table-cell>
          <table:table-cell table:number-columns-repeated="16373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70.775459289550795" table:style-name="ce1">
            <text:p>70.77545929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5581598281860396" table:style-name="ce1">
            <text:p>6.558159828</text:p>
          </table:table-cell>
          <table:table-cell office:value-type="float" office:value="797.47393798828102" table:style-name="ce1">
            <text:p>797.473938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6" table:style-name="ce1">
            <text:p>115.6</text:p>
          </table:table-cell>
          <table:table-cell office:value-type="float" office:value="138129.984375" table:style-name="ce1">
            <text:p>138129.9844</text:p>
          </table:table-cell>
          <table:table-cell office:value-type="float" office:value="552" table:style-name="ce1">
            <text:p>552</text:p>
          </table:table-cell>
          <table:table-cell office:value-type="float" office:value="4997.0666666666903" table:style-name="ce1">
            <text:p>4997.066667</text:p>
          </table:table-cell>
          <table:table-cell table:number-columns-repeated="16373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70.717590332031307" table:style-name="ce1">
            <text:p>70.71759033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5364584922790501" table:style-name="ce1">
            <text:p>6.536458492</text:p>
          </table:table-cell>
          <table:table-cell office:value-type="float" office:value="798.185791015625" table:style-name="ce1">
            <text:p>798.185791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6" table:style-name="ce1">
            <text:p>115.6</text:p>
          </table:table-cell>
          <table:table-cell office:value-type="float" office:value="137599.0625" table:style-name="ce1">
            <text:p>137599.0625</text:p>
          </table:table-cell>
          <table:table-cell office:value-type="float" office:value="552" table:style-name="ce1">
            <text:p>552</text:p>
          </table:table-cell>
          <table:table-cell office:value-type="float" office:value="5006.2666666666901" table:style-name="ce1">
            <text:p>5006.266667</text:p>
          </table:table-cell>
          <table:table-cell table:number-columns-repeated="16373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70.717590332031307" table:style-name="ce1">
            <text:p>70.71759033</text:p>
          </table:table-cell>
          <table:table-cell office:value-type="float" office:value="18.344907760620099" table:style-name="ce1">
            <text:p>18.34490776</text:p>
          </table:table-cell>
          <table:table-cell office:value-type="float" office:value="0" table:style-name="ce1">
            <text:p>0</text:p>
          </table:table-cell>
          <table:table-cell office:value-type="float" office:value="6.5277776718139702" table:style-name="ce1">
            <text:p>6.527777672</text:p>
          </table:table-cell>
          <table:table-cell office:value-type="float" office:value="798.185791015625" table:style-name="ce1">
            <text:p>798.185791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6" table:style-name="ce1">
            <text:p>115.6</text:p>
          </table:table-cell>
          <table:table-cell office:value-type="float" office:value="137510.5625" table:style-name="ce1">
            <text:p>137510.5625</text:p>
          </table:table-cell>
          <table:table-cell office:value-type="float" office:value="552" table:style-name="ce1">
            <text:p>552</text:p>
          </table:table-cell>
          <table:table-cell office:value-type="float" office:value="5015.4666666666899" table:style-name="ce1">
            <text:p>5015.466667</text:p>
          </table:table-cell>
          <table:table-cell table:number-columns-repeated="16373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70.746528625488295" table:style-name="ce1">
            <text:p>70.74652863</text:p>
          </table:table-cell>
          <table:table-cell office:value-type="float" office:value="18.258102416992202" table:style-name="ce1">
            <text:p>18.25810242</text:p>
          </table:table-cell>
          <table:table-cell office:value-type="float" office:value="0" table:style-name="ce1">
            <text:p>0</text:p>
          </table:table-cell>
          <table:table-cell office:value-type="float" office:value="6.5104165077209499" table:style-name="ce1">
            <text:p>6.510416508</text:p>
          </table:table-cell>
          <table:table-cell office:value-type="float" office:value="798.89758300781295" table:style-name="ce1">
            <text:p>798.897583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15.6" table:style-name="ce1">
            <text:p>115.6</text:p>
          </table:table-cell>
          <table:table-cell office:value-type="float" office:value="137599.0625" table:style-name="ce1">
            <text:p>137599.0625</text:p>
          </table:table-cell>
          <table:table-cell office:value-type="float" office:value="551" table:style-name="ce1">
            <text:p>551</text:p>
          </table:table-cell>
          <table:table-cell office:value-type="float" office:value="5024.6500000000296" table:style-name="ce1">
            <text:p>5024.65</text:p>
          </table:table-cell>
          <table:table-cell table:number-columns-repeated="16373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70.775459289550795" table:style-name="ce1">
            <text:p>70.77545929</text:p>
          </table:table-cell>
          <table:table-cell office:value-type="float" office:value="18.2291660308838" table:style-name="ce1">
            <text:p>18.22916603</text:p>
          </table:table-cell>
          <table:table-cell office:value-type="float" office:value="0" table:style-name="ce1">
            <text:p>0</text:p>
          </table:table-cell>
          <table:table-cell office:value-type="float" office:value="6.4887151718139702" table:style-name="ce1">
            <text:p>6.488715172</text:p>
          </table:table-cell>
          <table:table-cell office:value-type="float" office:value="799.25347900390602" table:style-name="ce1">
            <text:p>799.253479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5.6" table:style-name="ce1">
            <text:p>115.6</text:p>
          </table:table-cell>
          <table:table-cell office:value-type="float" office:value="137953.015625" table:style-name="ce1">
            <text:p>137953.0156</text:p>
          </table:table-cell>
          <table:table-cell office:value-type="float" office:value="552" table:style-name="ce1">
            <text:p>552</text:p>
          </table:table-cell>
          <table:table-cell office:value-type="float" office:value="5033.8500000000304" table:style-name="ce1">
            <text:p>5033.85</text:p>
          </table:table-cell>
          <table:table-cell table:number-columns-repeated="16373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70.804397583007798" table:style-name="ce1">
            <text:p>70.80439758</text:p>
          </table:table-cell>
          <table:table-cell office:value-type="float" office:value="18.200231552123999" table:style-name="ce1">
            <text:p>18.20023155</text:p>
          </table:table-cell>
          <table:table-cell office:value-type="float" office:value="0" table:style-name="ce1">
            <text:p>0</text:p>
          </table:table-cell>
          <table:table-cell office:value-type="float" office:value="6.4539928436279297" table:style-name="ce1">
            <text:p>6.453992844</text:p>
          </table:table-cell>
          <table:table-cell office:value-type="float" office:value="799.25347900390602" table:style-name="ce1">
            <text:p>799.253479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15.6" table:style-name="ce1">
            <text:p>115.6</text:p>
          </table:table-cell>
          <table:table-cell office:value-type="float" office:value="138926.375" table:style-name="ce1">
            <text:p>138926.375</text:p>
          </table:table-cell>
          <table:table-cell office:value-type="float" office:value="552" table:style-name="ce1">
            <text:p>552</text:p>
          </table:table-cell>
          <table:table-cell office:value-type="float" office:value="5043.0500000000302" table:style-name="ce1">
            <text:p>5043.05</text:p>
          </table:table-cell>
          <table:table-cell table:number-columns-repeated="16373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70.746528625488295" table:style-name="ce1">
            <text:p>70.74652863</text:p>
          </table:table-cell>
          <table:table-cell office:value-type="float" office:value="18.200231552123999" table:style-name="ce1">
            <text:p>18.20023155</text:p>
          </table:table-cell>
          <table:table-cell office:value-type="float" office:value="0" table:style-name="ce1">
            <text:p>0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799.609375" table:style-name="ce1">
            <text:p>799.609375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52" table:style-name="ce1">
            <text:p>552</text:p>
          </table:table-cell>
          <table:table-cell office:value-type="float" office:value="5052.25000000003" table:style-name="ce1">
            <text:p>5052.25</text:p>
          </table:table-cell>
          <table:table-cell table:number-columns-repeated="16373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70.630790710449205" table:style-name="ce1">
            <text:p>70.63079071</text:p>
          </table:table-cell>
          <table:table-cell office:value-type="float" office:value="18.258102416992202" table:style-name="ce1">
            <text:p>18.25810242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799.96527099609398" table:style-name="ce1">
            <text:p>799.965271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9368.8125" table:style-name="ce1">
            <text:p>139368.8125</text:p>
          </table:table-cell>
          <table:table-cell office:value-type="float" office:value="552" table:style-name="ce1">
            <text:p>552</text:p>
          </table:table-cell>
          <table:table-cell office:value-type="float" office:value="5061.4500000000198" table:style-name="ce1">
            <text:p>5061.45</text:p>
          </table:table-cell>
          <table:table-cell table:number-columns-repeated="16373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70.225692749023395" table:style-name="ce1">
            <text:p>70.22569275</text:p>
          </table:table-cell>
          <table:table-cell office:value-type="float" office:value="18.258102416992202" table:style-name="ce1">
            <text:p>18.25810242</text:p>
          </table:table-cell>
          <table:table-cell office:value-type="float" office:value="0" table:style-name="ce1">
            <text:p>0</text:p>
          </table:table-cell>
          <table:table-cell office:value-type="float" office:value="6.3975696563720703" table:style-name="ce1">
            <text:p>6.397569656</text:p>
          </table:table-cell>
          <table:table-cell office:value-type="float" office:value="800.32116699218795" table:style-name="ce1">
            <text:p>800.321167</text:p>
          </table:table-cell>
          <table:table-cell office:value-type="float" office:value="-86.226867675781307" table:style-name="ce1">
            <text:p>-86.22686768</text:p>
          </table:table-cell>
          <table:table-cell office:value-type="float" office:value="115.6" table:style-name="ce1">
            <text:p>115.6</text:p>
          </table:table-cell>
          <table:table-cell office:value-type="float" office:value="137953.015625" table:style-name="ce1">
            <text:p>137953.0156</text:p>
          </table:table-cell>
          <table:table-cell office:value-type="float" office:value="551" table:style-name="ce1">
            <text:p>551</text:p>
          </table:table-cell>
          <table:table-cell office:value-type="float" office:value="5070.6333333333596" table:style-name="ce1">
            <text:p>5070.633333</text:p>
          </table:table-cell>
          <table:table-cell table:number-columns-repeated="16373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70.023147583007798" table:style-name="ce1">
            <text:p>70.02314758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3975696563720703" table:style-name="ce1">
            <text:p>6.397569656</text:p>
          </table:table-cell>
          <table:table-cell office:value-type="float" office:value="801.032958984375" table:style-name="ce1">
            <text:p>801.032959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15.6" table:style-name="ce1">
            <text:p>115.6</text:p>
          </table:table-cell>
          <table:table-cell office:value-type="float" office:value="135740.8125" table:style-name="ce1">
            <text:p>135740.8125</text:p>
          </table:table-cell>
          <table:table-cell office:value-type="float" office:value="550" table:style-name="ce1">
            <text:p>550</text:p>
          </table:table-cell>
          <table:table-cell office:value-type="float" office:value="5079.8000000000302" table:style-name="ce1">
            <text:p>5079.8</text:p>
          </table:table-cell>
          <table:table-cell table:number-columns-repeated="16373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9.618057250976605" table:style-name="ce1">
            <text:p>69.61805725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01.032958984375" table:style-name="ce1">
            <text:p>801.032959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15.6" table:style-name="ce1">
            <text:p>115.6</text:p>
          </table:table-cell>
          <table:table-cell office:value-type="float" office:value="133263.125" table:style-name="ce1">
            <text:p>133263.125</text:p>
          </table:table-cell>
          <table:table-cell office:value-type="float" office:value="550" table:style-name="ce1">
            <text:p>550</text:p>
          </table:table-cell>
          <table:table-cell office:value-type="float" office:value="5088.9666666666899" table:style-name="ce1">
            <text:p>5088.966667</text:p>
          </table:table-cell>
          <table:table-cell table:number-columns-repeated="16373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9.560188293457003" table:style-name="ce1">
            <text:p>69.56018829</text:p>
          </table:table-cell>
          <table:table-cell office:value-type="float" office:value="18.518518447876001" table:style-name="ce1">
            <text:p>18.51851845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01.74481201171898" table:style-name="ce1">
            <text:p>801.744812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15.6" table:style-name="ce1">
            <text:p>115.6</text:p>
          </table:table-cell>
          <table:table-cell office:value-type="float" office:value="131758.828125" table:style-name="ce1">
            <text:p>131758.8281</text:p>
          </table:table-cell>
          <table:table-cell office:value-type="float" office:value="550" table:style-name="ce1">
            <text:p>550</text:p>
          </table:table-cell>
          <table:table-cell office:value-type="float" office:value="5098.1333333333596" table:style-name="ce1">
            <text:p>5098.133333</text:p>
          </table:table-cell>
          <table:table-cell table:number-columns-repeated="16373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18.5474529266357" table:style-name="ce1">
            <text:p>18.54745293</text:p>
          </table:table-cell>
          <table:table-cell office:value-type="float" office:value="0" table:style-name="ce1">
            <text:p>0</text:p>
          </table:table-cell>
          <table:table-cell office:value-type="float" office:value="6.4670138359069798" table:style-name="ce1">
            <text:p>6.467013836</text:p>
          </table:table-cell>
          <table:table-cell office:value-type="float" office:value="801.74481201171898" table:style-name="ce1">
            <text:p>801.744812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15.6" table:style-name="ce1">
            <text:p>115.6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549" table:style-name="ce1">
            <text:p>549</text:p>
          </table:table-cell>
          <table:table-cell office:value-type="float" office:value="5107.2833333333601" table:style-name="ce1">
            <text:p>5107.283333</text:p>
          </table:table-cell>
          <table:table-cell table:number-columns-repeated="16373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69.039352416992202" table:style-name="ce1">
            <text:p>69.03935242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4930553436279297" table:style-name="ce1">
            <text:p>6.493055344</text:p>
          </table:table-cell>
          <table:table-cell office:value-type="float" office:value="802.8125" table:style-name="ce1">
            <text:p>802.8125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5.6" table:style-name="ce1">
            <text:p>115.6</text:p>
          </table:table-cell>
          <table:table-cell office:value-type="float" office:value="130254.5390625" table:style-name="ce1">
            <text:p>130254.5391</text:p>
          </table:table-cell>
          <table:table-cell office:value-type="float" office:value="550" table:style-name="ce1">
            <text:p>550</text:p>
          </table:table-cell>
          <table:table-cell office:value-type="float" office:value="5116.4500000000298" table:style-name="ce1">
            <text:p>5116.45</text:p>
          </table:table-cell>
          <table:table-cell table:number-columns-repeated="16373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68.894676208496094" table:style-name="ce1">
            <text:p>68.89467621</text:p>
          </table:table-cell>
          <table:table-cell office:value-type="float" office:value="18.6921291351318" table:style-name="ce1">
            <text:p>18.69212914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3.88018798828102" table:style-name="ce1">
            <text:p>803.880188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5.6" table:style-name="ce1">
            <text:p>115.6</text:p>
          </table:table-cell>
          <table:table-cell office:value-type="float" office:value="130077.5625" table:style-name="ce1">
            <text:p>130077.5625</text:p>
          </table:table-cell>
          <table:table-cell office:value-type="float" office:value="550" table:style-name="ce1">
            <text:p>550</text:p>
          </table:table-cell>
          <table:table-cell office:value-type="float" office:value="5125.6166666666904" table:style-name="ce1">
            <text:p>5125.616667</text:p>
          </table:table-cell>
          <table:table-cell table:number-columns-repeated="16373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8.634262084960895" table:style-name="ce1">
            <text:p>68.63426208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4.236083984375" table:style-name="ce1">
            <text:p>804.236084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15.6" table:style-name="ce1">
            <text:p>115.6</text:p>
          </table:table-cell>
          <table:table-cell office:value-type="float" office:value="130166.046875" table:style-name="ce1">
            <text:p>130166.0469</text:p>
          </table:table-cell>
          <table:table-cell office:value-type="float" office:value="550" table:style-name="ce1">
            <text:p>550</text:p>
          </table:table-cell>
          <table:table-cell office:value-type="float" office:value="5134.7833333333601" table:style-name="ce1">
            <text:p>5134.783333</text:p>
          </table:table-cell>
          <table:table-cell table:number-columns-repeated="16373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68.605323791503906" table:style-name="ce1">
            <text:p>68.60532379</text:p>
          </table:table-cell>
          <table:table-cell office:value-type="float" office:value="18.8078708648682" table:style-name="ce1">
            <text:p>18.80787086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4.94793701171898" table:style-name="ce1">
            <text:p>804.947937</text:p>
          </table:table-cell>
          <table:table-cell office:value-type="float" office:value="-90.856506347656307" table:style-name="ce1">
            <text:p>-90.8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30077.5625" table:style-name="ce1">
            <text:p>130077.5625</text:p>
          </table:table-cell>
          <table:table-cell office:value-type="float" office:value="549" table:style-name="ce1">
            <text:p>549</text:p>
          </table:table-cell>
          <table:table-cell office:value-type="float" office:value="5143.9333333333598" table:style-name="ce1">
            <text:p>5143.933333</text:p>
          </table:table-cell>
          <table:table-cell table:number-columns-repeated="16373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68.402778625488295" table:style-name="ce1">
            <text:p>68.40277863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5.30383300781295" table:style-name="ce1">
            <text:p>805.303833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15.6" table:style-name="ce1">
            <text:p>115.6</text:p>
          </table:table-cell>
          <table:table-cell office:value-type="float" office:value="129281.1640625" table:style-name="ce1">
            <text:p>129281.1641</text:p>
          </table:table-cell>
          <table:table-cell office:value-type="float" office:value="550" table:style-name="ce1">
            <text:p>550</text:p>
          </table:table-cell>
          <table:table-cell office:value-type="float" office:value="5153.1000000000304" table:style-name="ce1">
            <text:p>5153.1</text:p>
          </table:table-cell>
          <table:table-cell table:number-columns-repeated="16373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68.258102416992202" table:style-name="ce1">
            <text:p>68.25810242</text:p>
          </table:table-cell>
          <table:table-cell office:value-type="float" office:value="18.923610687255898" table:style-name="ce1">
            <text:p>18.92361069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06.37152099609398" table:style-name="ce1">
            <text:p>806.371521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5.6" table:style-name="ce1">
            <text:p>115.6</text:p>
          </table:table-cell>
          <table:table-cell office:value-type="float" office:value="128307.796875" table:style-name="ce1">
            <text:p>128307.7969</text:p>
          </table:table-cell>
          <table:table-cell office:value-type="float" office:value="550" table:style-name="ce1">
            <text:p>550</text:p>
          </table:table-cell>
          <table:table-cell office:value-type="float" office:value="5162.2666666666901" table:style-name="ce1">
            <text:p>5162.266667</text:p>
          </table:table-cell>
          <table:table-cell table:number-columns-repeated="16373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68.200233459472699" table:style-name="ce1">
            <text:p>68.20023346</text:p>
          </table:table-cell>
          <table:table-cell office:value-type="float" office:value="18.9525470733643" table:style-name="ce1">
            <text:p>18.95254707</text:p>
          </table:table-cell>
          <table:table-cell office:value-type="float" office:value="0" table:style-name="ce1">
            <text:p>0</text:p>
          </table:table-cell>
          <table:table-cell office:value-type="float" office:value="6.5104165077209499" table:style-name="ce1">
            <text:p>6.510416508</text:p>
          </table:table-cell>
          <table:table-cell office:value-type="float" office:value="806.37152099609398" table:style-name="ce1">
            <text:p>806.371521</text:p>
          </table:table-cell>
          <table:table-cell office:value-type="float" office:value="-108.21759033203099" table:style-name="ce1">
            <text:p>-108.2175903</text:p>
          </table:table-cell>
          <table:table-cell office:value-type="float" office:value="115.6" table:style-name="ce1">
            <text:p>115.6</text:p>
          </table:table-cell>
          <table:table-cell office:value-type="float" office:value="127599.890625" table:style-name="ce1">
            <text:p>127599.8906</text:p>
          </table:table-cell>
          <table:table-cell office:value-type="float" office:value="550" table:style-name="ce1">
            <text:p>550</text:p>
          </table:table-cell>
          <table:table-cell office:value-type="float" office:value="5171.4333333333598" table:style-name="ce1">
            <text:p>5171.433333</text:p>
          </table:table-cell>
          <table:table-cell table:number-columns-repeated="16373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68.026618957519503" table:style-name="ce1">
            <text:p>68.02661896</text:p>
          </table:table-cell>
          <table:table-cell office:value-type="float" office:value="18.981481552123999" table:style-name="ce1">
            <text:p>18.98148155</text:p>
          </table:table-cell>
          <table:table-cell office:value-type="float" office:value="0" table:style-name="ce1">
            <text:p>0</text:p>
          </table:table-cell>
          <table:table-cell office:value-type="float" office:value="6.5147571563720703" table:style-name="ce1">
            <text:p>6.514757156</text:p>
          </table:table-cell>
          <table:table-cell office:value-type="float" office:value="807.08331298828102" table:style-name="ce1">
            <text:p>807.083313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5.6" table:style-name="ce1">
            <text:p>115.6</text:p>
          </table:table-cell>
          <table:table-cell office:value-type="float" office:value="127157.453125" table:style-name="ce1">
            <text:p>127157.4531</text:p>
          </table:table-cell>
          <table:table-cell office:value-type="float" office:value="550" table:style-name="ce1">
            <text:p>550</text:p>
          </table:table-cell>
          <table:table-cell office:value-type="float" office:value="5180.6000000000304" table:style-name="ce1">
            <text:p>5180.6</text:p>
          </table:table-cell>
          <table:table-cell table:number-columns-repeated="16373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67.910881042480497" table:style-name="ce1">
            <text:p>67.91088104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5190973281860396" table:style-name="ce1">
            <text:p>6.519097328</text:p>
          </table:table-cell>
          <table:table-cell office:value-type="float" office:value="808.15106201171898" table:style-name="ce1">
            <text:p>808.151062</text:p>
          </table:table-cell>
          <table:table-cell office:value-type="float" office:value="-104.745361328125" table:style-name="ce1">
            <text:p>-104.7453613</text:p>
          </table:table-cell>
          <table:table-cell office:value-type="float" office:value="115.6" table:style-name="ce1">
            <text:p>115.6</text:p>
          </table:table-cell>
          <table:table-cell office:value-type="float" office:value="126272.5703125" table:style-name="ce1">
            <text:p>126272.5703</text:p>
          </table:table-cell>
          <table:table-cell office:value-type="float" office:value="550" table:style-name="ce1">
            <text:p>550</text:p>
          </table:table-cell>
          <table:table-cell office:value-type="float" office:value="5189.7666666666901" table:style-name="ce1">
            <text:p>5189.766667</text:p>
          </table:table-cell>
          <table:table-cell table:number-columns-repeated="16373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67.853012084960895" table:style-name="ce1">
            <text:p>67.85301208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5060763359069798" table:style-name="ce1">
            <text:p>6.506076336</text:p>
          </table:table-cell>
          <table:table-cell office:value-type="float" office:value="808.50695800781295" table:style-name="ce1">
            <text:p>808.506958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5.6" table:style-name="ce1">
            <text:p>115.6</text:p>
          </table:table-cell>
          <table:table-cell office:value-type="float" office:value="125830.1328125" table:style-name="ce1">
            <text:p>125830.1328</text:p>
          </table:table-cell>
          <table:table-cell office:value-type="float" office:value="549" table:style-name="ce1">
            <text:p>549</text:p>
          </table:table-cell>
          <table:table-cell office:value-type="float" office:value="5198.9166666666897" table:style-name="ce1">
            <text:p>5198.916667</text:p>
          </table:table-cell>
          <table:table-cell table:number-columns-repeated="16373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67.766204833984403" table:style-name="ce1">
            <text:p>67.76620483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810.28643798828102" table:style-name="ce1">
            <text:p>810.286438</text:p>
          </table:table-cell>
          <table:table-cell office:value-type="float" office:value="-108.79632568359401" table:style-name="ce1">
            <text:p>-108.7963257</text:p>
          </table:table-cell>
          <table:table-cell office:value-type="float" office:value="115.6" table:style-name="ce1">
            <text:p>115.6</text:p>
          </table:table-cell>
          <table:table-cell office:value-type="float" office:value="125653.15625" table:style-name="ce1">
            <text:p>125653.1563</text:p>
          </table:table-cell>
          <table:table-cell office:value-type="float" office:value="549" table:style-name="ce1">
            <text:p>549</text:p>
          </table:table-cell>
          <table:table-cell office:value-type="float" office:value="5208.0666666666903" table:style-name="ce1">
            <text:p>5208.066667</text:p>
          </table:table-cell>
          <table:table-cell table:number-columns-repeated="16373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67.853012084960895" table:style-name="ce1">
            <text:p>67.85301208</text:p>
          </table:table-cell>
          <table:table-cell office:value-type="float" office:value="19.0104160308838" table:style-name="ce1">
            <text:p>19.01041603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810.28643798828102" table:style-name="ce1">
            <text:p>810.286438</text:p>
          </table:table-cell>
          <table:table-cell office:value-type="float" office:value="-107.638916015625" table:style-name="ce1">
            <text:p>-107.638916</text:p>
          </table:table-cell>
          <table:table-cell office:value-type="float" office:value="115.6" table:style-name="ce1">
            <text:p>115.6</text:p>
          </table:table-cell>
          <table:table-cell office:value-type="float" office:value="125653.15625" table:style-name="ce1">
            <text:p>125653.1563</text:p>
          </table:table-cell>
          <table:table-cell office:value-type="float" office:value="549" table:style-name="ce1">
            <text:p>549</text:p>
          </table:table-cell>
          <table:table-cell office:value-type="float" office:value="5217.2166666666899" table:style-name="ce1">
            <text:p>5217.216667</text:p>
          </table:table-cell>
          <table:table-cell table:number-columns-repeated="16373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7.910881042480497" table:style-name="ce1">
            <text:p>67.91088104</text:p>
          </table:table-cell>
          <table:table-cell office:value-type="float" office:value="18.923610687255898" table:style-name="ce1">
            <text:p>18.92361069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1.71008300781295" table:style-name="ce1">
            <text:p>811.710083</text:p>
          </table:table-cell>
          <table:table-cell office:value-type="float" office:value="-104.745361328125" table:style-name="ce1">
            <text:p>-104.7453613</text:p>
          </table:table-cell>
          <table:table-cell office:value-type="float" office:value="115.6" table:style-name="ce1">
            <text:p>115.6</text:p>
          </table:table-cell>
          <table:table-cell office:value-type="float" office:value="125741.640625" table:style-name="ce1">
            <text:p>125741.6406</text:p>
          </table:table-cell>
          <table:table-cell office:value-type="float" office:value="548" table:style-name="ce1">
            <text:p>548</text:p>
          </table:table-cell>
          <table:table-cell office:value-type="float" office:value="5226.3500000000304" table:style-name="ce1">
            <text:p>5226.35</text:p>
          </table:table-cell>
          <table:table-cell table:number-columns-repeated="16373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68.200233459472699" table:style-name="ce1">
            <text:p>68.20023346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1.71008300781295" table:style-name="ce1">
            <text:p>811.710083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5.6" table:style-name="ce1">
            <text:p>115.6</text:p>
          </table:table-cell>
          <table:table-cell office:value-type="float" office:value="126095.59375" table:style-name="ce1">
            <text:p>126095.5938</text:p>
          </table:table-cell>
          <table:table-cell office:value-type="float" office:value="549" table:style-name="ce1">
            <text:p>549</text:p>
          </table:table-cell>
          <table:table-cell office:value-type="float" office:value="5235.50000000003" table:style-name="ce1">
            <text:p>5235.5</text:p>
          </table:table-cell>
          <table:table-cell table:number-columns-repeated="16373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8.344909667968807" table:style-name="ce1">
            <text:p>68.34490967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13.13366699218795" table:style-name="ce1">
            <text:p>813.133667</text:p>
          </table:table-cell>
          <table:table-cell office:value-type="float" office:value="-105.90277099609401" table:style-name="ce1">
            <text:p>-105.902771</text:p>
          </table:table-cell>
          <table:table-cell office:value-type="float" office:value="115.6" table:style-name="ce1">
            <text:p>115.6</text:p>
          </table:table-cell>
          <table:table-cell office:value-type="float" office:value="126272.5703125" table:style-name="ce1">
            <text:p>126272.5703</text:p>
          </table:table-cell>
          <table:table-cell office:value-type="float" office:value="549" table:style-name="ce1">
            <text:p>549</text:p>
          </table:table-cell>
          <table:table-cell office:value-type="float" office:value="5244.6500000000296" table:style-name="ce1">
            <text:p>5244.65</text:p>
          </table:table-cell>
          <table:table-cell table:number-columns-repeated="16373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8.576385498046903" table:style-name="ce1">
            <text:p>68.5763855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13.13366699218795" table:style-name="ce1">
            <text:p>813.133667</text:p>
          </table:table-cell>
          <table:table-cell office:value-type="float" office:value="-103.00927734375" table:style-name="ce1">
            <text:p>-103.0092773</text:p>
          </table:table-cell>
          <table:table-cell office:value-type="float" office:value="115.6" table:style-name="ce1">
            <text:p>115.6</text:p>
          </table:table-cell>
          <table:table-cell office:value-type="float" office:value="128750.2421875" table:style-name="ce1">
            <text:p>128750.2422</text:p>
          </table:table-cell>
          <table:table-cell office:value-type="float" office:value="549" table:style-name="ce1">
            <text:p>549</text:p>
          </table:table-cell>
          <table:table-cell office:value-type="float" office:value="5253.8000000000302" table:style-name="ce1">
            <text:p>5253.8</text:p>
          </table:table-cell>
          <table:table-cell table:number-columns-repeated="16373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8.894676208496094" table:style-name="ce1">
            <text:p>68.89467621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4496526718139702" table:style-name="ce1">
            <text:p>6.449652672</text:p>
          </table:table-cell>
          <table:table-cell office:value-type="float" office:value="813.845458984375" table:style-name="ce1">
            <text:p>813.845459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6" table:style-name="ce1">
            <text:p>115.6</text:p>
          </table:table-cell>
          <table:table-cell office:value-type="float" office:value="130077.5625" table:style-name="ce1">
            <text:p>130077.5625</text:p>
          </table:table-cell>
          <table:table-cell office:value-type="float" office:value="549" table:style-name="ce1">
            <text:p>549</text:p>
          </table:table-cell>
          <table:table-cell office:value-type="float" office:value="5262.9500000000198" table:style-name="ce1">
            <text:p>5262.95</text:p>
          </table:table-cell>
          <table:table-cell table:number-columns-repeated="16373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4496526718139702" table:style-name="ce1">
            <text:p>6.449652672</text:p>
          </table:table-cell>
          <table:table-cell office:value-type="float" office:value="814.201416015625" table:style-name="ce1">
            <text:p>814.201416</text:p>
          </table:table-cell>
          <table:table-cell office:value-type="float" office:value="-94.907409667968807" table:style-name="ce1">
            <text:p>-94.90740967</text:p>
          </table:table-cell>
          <table:table-cell office:value-type="float" office:value="115.6" table:style-name="ce1">
            <text:p>115.6</text:p>
          </table:table-cell>
          <table:table-cell office:value-type="float" office:value="131316.390625" table:style-name="ce1">
            <text:p>131316.3906</text:p>
          </table:table-cell>
          <table:table-cell office:value-type="float" office:value="549" table:style-name="ce1">
            <text:p>549</text:p>
          </table:table-cell>
          <table:table-cell office:value-type="float" office:value="5272.1000000000204" table:style-name="ce1">
            <text:p>5272.1</text:p>
          </table:table-cell>
          <table:table-cell table:number-columns-repeated="16373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69.328704833984403" table:style-name="ce1">
            <text:p>69.32870483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5060763359069798" table:style-name="ce1">
            <text:p>6.506076336</text:p>
          </table:table-cell>
          <table:table-cell office:value-type="float" office:value="815.26910400390602" table:style-name="ce1">
            <text:p>815.269104</text:p>
          </table:table-cell>
          <table:table-cell office:value-type="float" office:value="-93.75" table:style-name="ce1">
            <text:p>-93.75</text:p>
          </table:table-cell>
          <table:table-cell office:value-type="float" office:value="115.6" table:style-name="ce1">
            <text:p>115.6</text:p>
          </table:table-cell>
          <table:table-cell office:value-type="float" office:value="133174.640625" table:style-name="ce1">
            <text:p>133174.6406</text:p>
          </table:table-cell>
          <table:table-cell office:value-type="float" office:value="550" table:style-name="ce1">
            <text:p>550</text:p>
          </table:table-cell>
          <table:table-cell office:value-type="float" office:value="5281.2666666666901" table:style-name="ce1">
            <text:p>5281.266667</text:p>
          </table:table-cell>
          <table:table-cell table:number-columns-repeated="16373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69.444442749023395" table:style-name="ce1">
            <text:p>69.44444275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5277776718139702" table:style-name="ce1">
            <text:p>6.527777672</text:p>
          </table:table-cell>
          <table:table-cell office:value-type="float" office:value="815.26910400390602" table:style-name="ce1">
            <text:p>815.269104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15.6" table:style-name="ce1">
            <text:p>115.6</text:p>
          </table:table-cell>
          <table:table-cell office:value-type="float" office:value="134236.5" table:style-name="ce1">
            <text:p>134236.5</text:p>
          </table:table-cell>
          <table:table-cell office:value-type="float" office:value="552" table:style-name="ce1">
            <text:p>552</text:p>
          </table:table-cell>
          <table:table-cell office:value-type="float" office:value="5290.4666666666899" table:style-name="ce1">
            <text:p>5290.466667</text:p>
          </table:table-cell>
          <table:table-cell table:number-columns-repeated="16373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9.444442749023395" table:style-name="ce1">
            <text:p>69.44444275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5407986640930202" table:style-name="ce1">
            <text:p>6.540798664</text:p>
          </table:table-cell>
          <table:table-cell office:value-type="float" office:value="816.33679199218795" table:style-name="ce1">
            <text:p>816.336792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15.6" table:style-name="ce1">
            <text:p>115.6</text:p>
          </table:table-cell>
          <table:table-cell office:value-type="float" office:value="135475.328125" table:style-name="ce1">
            <text:p>135475.3281</text:p>
          </table:table-cell>
          <table:table-cell office:value-type="float" office:value="552" table:style-name="ce1">
            <text:p>552</text:p>
          </table:table-cell>
          <table:table-cell office:value-type="float" office:value="5299.6666666666897" table:style-name="ce1">
            <text:p>5299.666667</text:p>
          </table:table-cell>
          <table:table-cell table:number-columns-repeated="16373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9.444442749023395" table:style-name="ce1">
            <text:p>69.44444275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5494790077209499" table:style-name="ce1">
            <text:p>6.549479008</text:p>
          </table:table-cell>
          <table:table-cell office:value-type="float" office:value="816.33679199218795" table:style-name="ce1">
            <text:p>816.336792</text:p>
          </table:table-cell>
          <table:table-cell office:value-type="float" office:value="-86.226867675781307" table:style-name="ce1">
            <text:p>-86.22686768</text:p>
          </table:table-cell>
          <table:table-cell office:value-type="float" office:value="115.6" table:style-name="ce1">
            <text:p>115.6</text:p>
          </table:table-cell>
          <table:table-cell office:value-type="float" office:value="136183.234375" table:style-name="ce1">
            <text:p>136183.2344</text:p>
          </table:table-cell>
          <table:table-cell office:value-type="float" office:value="552" table:style-name="ce1">
            <text:p>552</text:p>
          </table:table-cell>
          <table:table-cell office:value-type="float" office:value="5308.8666666666904" table:style-name="ce1">
            <text:p>5308.866667</text:p>
          </table:table-cell>
          <table:table-cell table:number-columns-repeated="16373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69.415512084960895" table:style-name="ce1">
            <text:p>69.41551208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5625" table:style-name="ce1">
            <text:p>6.5625</text:p>
          </table:table-cell>
          <table:table-cell office:value-type="float" office:value="817.048583984375" table:style-name="ce1">
            <text:p>817.048584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15.6" table:style-name="ce1">
            <text:p>115.6</text:p>
          </table:table-cell>
          <table:table-cell office:value-type="float" office:value="136625.6875" table:style-name="ce1">
            <text:p>136625.6875</text:p>
          </table:table-cell>
          <table:table-cell office:value-type="float" office:value="552" table:style-name="ce1">
            <text:p>552</text:p>
          </table:table-cell>
          <table:table-cell office:value-type="float" office:value="5318.0666666666903" table:style-name="ce1">
            <text:p>5318.066667</text:p>
          </table:table-cell>
          <table:table-cell table:number-columns-repeated="16373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69.357635498046903" table:style-name="ce1">
            <text:p>69.3576355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5842013359069798" table:style-name="ce1">
            <text:p>6.584201336</text:p>
          </table:table-cell>
          <table:table-cell office:value-type="float" office:value="817.404541015625" table:style-name="ce1">
            <text:p>817.404541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5.6" table:style-name="ce1">
            <text:p>115.6</text:p>
          </table:table-cell>
          <table:table-cell office:value-type="float" office:value="136714.171875" table:style-name="ce1">
            <text:p>136714.1719</text:p>
          </table:table-cell>
          <table:table-cell office:value-type="float" office:value="552" table:style-name="ce1">
            <text:p>552</text:p>
          </table:table-cell>
          <table:table-cell office:value-type="float" office:value="5327.2666666666901" table:style-name="ce1">
            <text:p>5327.266667</text:p>
          </table:table-cell>
          <table:table-cell table:number-columns-repeated="16373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69.299766540527301" table:style-name="ce1">
            <text:p>69.29976654</text:p>
          </table:table-cell>
          <table:table-cell office:value-type="float" office:value="18.344907760620099" table:style-name="ce1">
            <text:p>18.34490776</text:p>
          </table:table-cell>
          <table:table-cell office:value-type="float" office:value="0" table:style-name="ce1">
            <text:p>0</text:p>
          </table:table-cell>
          <table:table-cell office:value-type="float" office:value="6.5972223281860396" table:style-name="ce1">
            <text:p>6.597222328</text:p>
          </table:table-cell>
          <table:table-cell office:value-type="float" office:value="817.404541015625" table:style-name="ce1">
            <text:p>817.404541</text:p>
          </table:table-cell>
          <table:table-cell office:value-type="float" office:value="-82.754638671875" table:style-name="ce1">
            <text:p>-82.75463867</text:p>
          </table:table-cell>
          <table:table-cell office:value-type="float" office:value="115.6" table:style-name="ce1">
            <text:p>115.6</text:p>
          </table:table-cell>
          <table:table-cell office:value-type="float" office:value="135917.78125" table:style-name="ce1">
            <text:p>135917.7813</text:p>
          </table:table-cell>
          <table:table-cell office:value-type="float" office:value="552" table:style-name="ce1">
            <text:p>552</text:p>
          </table:table-cell>
          <table:table-cell office:value-type="float" office:value="5336.4666666666899" table:style-name="ce1">
            <text:p>5336.466667</text:p>
          </table:table-cell>
          <table:table-cell table:number-columns-repeated="16373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18.373842239379901" table:style-name="ce1">
            <text:p>18.37384224</text:p>
          </table:table-cell>
          <table:table-cell office:value-type="float" office:value="0" table:style-name="ce1">
            <text:p>0</text:p>
          </table:table-cell>
          <table:table-cell office:value-type="float" office:value="6.6059026718139702" table:style-name="ce1">
            <text:p>6.605902672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79.282409667968807" table:style-name="ce1">
            <text:p>-79.28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5563.828125" table:style-name="ce1">
            <text:p>135563.8281</text:p>
          </table:table-cell>
          <table:table-cell office:value-type="float" office:value="551" table:style-name="ce1">
            <text:p>551</text:p>
          </table:table-cell>
          <table:table-cell office:value-type="float" office:value="5345.6500000000196" table:style-name="ce1">
            <text:p>5345.65</text:p>
          </table:table-cell>
          <table:table-cell table:number-columns-repeated="16373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9.039352416992202" table:style-name="ce1">
            <text:p>69.03935242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5972223281860396" table:style-name="ce1">
            <text:p>6.597222328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6" table:style-name="ce1">
            <text:p>115.6</text:p>
          </table:table-cell>
          <table:table-cell office:value-type="float" office:value="135475.328125" table:style-name="ce1">
            <text:p>135475.3281</text:p>
          </table:table-cell>
          <table:table-cell office:value-type="float" office:value="551" table:style-name="ce1">
            <text:p>551</text:p>
          </table:table-cell>
          <table:table-cell office:value-type="float" office:value="5354.8333333333603" table:style-name="ce1">
            <text:p>5354.833333</text:p>
          </table:table-cell>
          <table:table-cell table:number-columns-repeated="16373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8.836807250976605" table:style-name="ce1">
            <text:p>68.83680725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5494790077209499" table:style-name="ce1">
            <text:p>6.549479008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5.6" table:style-name="ce1">
            <text:p>115.6</text:p>
          </table:table-cell>
          <table:table-cell office:value-type="float" office:value="135032.890625" table:style-name="ce1">
            <text:p>135032.8906</text:p>
          </table:table-cell>
          <table:table-cell office:value-type="float" office:value="552" table:style-name="ce1">
            <text:p>552</text:p>
          </table:table-cell>
          <table:table-cell office:value-type="float" office:value="5364.0333333333601" table:style-name="ce1">
            <text:p>5364.033333</text:p>
          </table:table-cell>
          <table:table-cell table:number-columns-repeated="16373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8.547454833984403" table:style-name="ce1">
            <text:p>68.54745483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5321178436279297" table:style-name="ce1">
            <text:p>6.532117844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67.129638671875" table:style-name="ce1">
            <text:p>-67.12963867</text:p>
          </table:table-cell>
          <table:table-cell office:value-type="float" office:value="115.6" table:style-name="ce1">
            <text:p>115.6</text:p>
          </table:table-cell>
          <table:table-cell office:value-type="float" office:value="134236.5" table:style-name="ce1">
            <text:p>134236.5</text:p>
          </table:table-cell>
          <table:table-cell office:value-type="float" office:value="551" table:style-name="ce1">
            <text:p>551</text:p>
          </table:table-cell>
          <table:table-cell office:value-type="float" office:value="5373.2166666666899" table:style-name="ce1">
            <text:p>5373.216667</text:p>
          </table:table-cell>
          <table:table-cell table:number-columns-repeated="16373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8.287040710449205" table:style-name="ce1">
            <text:p>68.28704071</text:p>
          </table:table-cell>
          <table:table-cell office:value-type="float" office:value="18.5474529266357" table:style-name="ce1">
            <text:p>18.54745293</text:p>
          </table:table-cell>
          <table:table-cell office:value-type="float" office:value="0" table:style-name="ce1">
            <text:p>0</text:p>
          </table:table-cell>
          <table:table-cell office:value-type="float" office:value="6.5147571563720703" table:style-name="ce1">
            <text:p>6.514757156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61.9213256835938" table:style-name="ce1">
            <text:p>-61.92132568</text:p>
          </table:table-cell>
          <table:table-cell office:value-type="float" office:value="115.6" table:style-name="ce1">
            <text:p>115.6</text:p>
          </table:table-cell>
          <table:table-cell office:value-type="float" office:value="134059.53125" table:style-name="ce1">
            <text:p>134059.5313</text:p>
          </table:table-cell>
          <table:table-cell office:value-type="float" office:value="552" table:style-name="ce1">
            <text:p>552</text:p>
          </table:table-cell>
          <table:table-cell office:value-type="float" office:value="5382.4166666666897" table:style-name="ce1">
            <text:p>5382.416667</text:p>
          </table:table-cell>
          <table:table-cell table:number-columns-repeated="16373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8.113426208496094" table:style-name="ce1">
            <text:p>68.11342621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59.0277709960938" table:style-name="ce1">
            <text:p>-59.027771</text:p>
          </table:table-cell>
          <table:table-cell office:value-type="float" office:value="115.6" table:style-name="ce1">
            <text:p>115.6</text:p>
          </table:table-cell>
          <table:table-cell office:value-type="float" office:value="132820.6875" table:style-name="ce1">
            <text:p>132820.6875</text:p>
          </table:table-cell>
          <table:table-cell office:value-type="float" office:value="552" table:style-name="ce1">
            <text:p>552</text:p>
          </table:table-cell>
          <table:table-cell office:value-type="float" office:value="5391.6166666666904" table:style-name="ce1">
            <text:p>5391.616667</text:p>
          </table:table-cell>
          <table:table-cell table:number-columns-repeated="16373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7.96875" table:style-name="ce1">
            <text:p>67.96875</text:p>
          </table:table-cell>
          <table:table-cell office:value-type="float" office:value="18.634260177612301" table:style-name="ce1">
            <text:p>18.63426018</text:p>
          </table:table-cell>
          <table:table-cell office:value-type="float" office:value="0" table:style-name="ce1">
            <text:p>0</text:p>
          </table:table-cell>
          <table:table-cell office:value-type="float" office:value="6.4670138359069798" table:style-name="ce1">
            <text:p>6.467013836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50.9259033203125" table:style-name="ce1">
            <text:p>-50.92590332</text:p>
          </table:table-cell>
          <table:table-cell office:value-type="float" office:value="115.6" table:style-name="ce1">
            <text:p>115.6</text:p>
          </table:table-cell>
          <table:table-cell office:value-type="float" office:value="131581.859375" table:style-name="ce1">
            <text:p>131581.8594</text:p>
          </table:table-cell>
          <table:table-cell office:value-type="float" office:value="552" table:style-name="ce1">
            <text:p>552</text:p>
          </table:table-cell>
          <table:table-cell office:value-type="float" office:value="5400.8166666666903" table:style-name="ce1">
            <text:p>5400.816667</text:p>
          </table:table-cell>
          <table:table-cell table:number-columns-repeated="16373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7.881942749023395" table:style-name="ce1">
            <text:p>67.88194275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4539928436279297" table:style-name="ce1">
            <text:p>6.453992844</text:p>
          </table:table-cell>
          <table:table-cell office:value-type="float" office:value="817.76043701171898" table:style-name="ce1">
            <text:p>817.760437</text:p>
          </table:table-cell>
          <table:table-cell office:value-type="float" office:value="-50.3472290039063" table:style-name="ce1">
            <text:p>-50.347229</text:p>
          </table:table-cell>
          <table:table-cell office:value-type="float" office:value="115.6" table:style-name="ce1">
            <text:p>115.6</text:p>
          </table:table-cell>
          <table:table-cell office:value-type="float" office:value="130166.046875" table:style-name="ce1">
            <text:p>130166.0469</text:p>
          </table:table-cell>
          <table:table-cell office:value-type="float" office:value="551" table:style-name="ce1">
            <text:p>551</text:p>
          </table:table-cell>
          <table:table-cell office:value-type="float" office:value="5410.00000000002" table:style-name="ce1">
            <text:p>5410</text:p>
          </table:table-cell>
          <table:table-cell table:number-columns-repeated="16373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67.824073791503906" table:style-name="ce1">
            <text:p>67.82407379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4496526718139702" table:style-name="ce1">
            <text:p>6.449652672</text:p>
          </table:table-cell>
          <table:table-cell office:value-type="float" office:value="818.11633300781295" table:style-name="ce1">
            <text:p>818.116333</text:p>
          </table:table-cell>
          <table:table-cell office:value-type="float" office:value="-44.5601806640625" table:style-name="ce1">
            <text:p>-44.56018066</text:p>
          </table:table-cell>
          <table:table-cell office:value-type="float" office:value="115.6" table:style-name="ce1">
            <text:p>115.6</text:p>
          </table:table-cell>
          <table:table-cell office:value-type="float" office:value="129281.1640625" table:style-name="ce1">
            <text:p>129281.1641</text:p>
          </table:table-cell>
          <table:table-cell office:value-type="float" office:value="551" table:style-name="ce1">
            <text:p>551</text:p>
          </table:table-cell>
          <table:table-cell office:value-type="float" office:value="5419.1833333333598" table:style-name="ce1">
            <text:p>5419.183333</text:p>
          </table:table-cell>
          <table:table-cell table:number-columns-repeated="16373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7.766204833984403" table:style-name="ce1">
            <text:p>67.76620483</text:p>
          </table:table-cell>
          <table:table-cell office:value-type="float" office:value="18.6921291351318" table:style-name="ce1">
            <text:p>18.69212914</text:p>
          </table:table-cell>
          <table:table-cell office:value-type="float" office:value="0" table:style-name="ce1">
            <text:p>0</text:p>
          </table:table-cell>
          <table:table-cell office:value-type="float" office:value="6.4496526718139702" table:style-name="ce1">
            <text:p>6.449652672</text:p>
          </table:table-cell>
          <table:table-cell office:value-type="float" office:value="818.47222900390602" table:style-name="ce1">
            <text:p>818.472229</text:p>
          </table:table-cell>
          <table:table-cell office:value-type="float" office:value="-39.3518676757813" table:style-name="ce1">
            <text:p>-39.35186768</text:p>
          </table:table-cell>
          <table:table-cell office:value-type="float" office:value="115.6" table:style-name="ce1">
            <text:p>115.6</text:p>
          </table:table-cell>
          <table:table-cell office:value-type="float" office:value="129104.1953125" table:style-name="ce1">
            <text:p>129104.1953</text:p>
          </table:table-cell>
          <table:table-cell office:value-type="float" office:value="552" table:style-name="ce1">
            <text:p>552</text:p>
          </table:table-cell>
          <table:table-cell office:value-type="float" office:value="5428.3833333333596" table:style-name="ce1">
            <text:p>5428.383333</text:p>
          </table:table-cell>
          <table:table-cell table:number-columns-repeated="16373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67.737266540527301" table:style-name="ce1">
            <text:p>67.73726654</text:p>
          </table:table-cell>
          <table:table-cell office:value-type="float" office:value="18.6921291351318" table:style-name="ce1">
            <text:p>18.69212914</text:p>
          </table:table-cell>
          <table:table-cell office:value-type="float" office:value="0" table:style-name="ce1">
            <text:p>0</text:p>
          </table:table-cell>
          <table:table-cell office:value-type="float" office:value="6.4539928436279297" table:style-name="ce1">
            <text:p>6.453992844</text:p>
          </table:table-cell>
          <table:table-cell office:value-type="float" office:value="818.47222900390602" table:style-name="ce1">
            <text:p>818.472229</text:p>
          </table:table-cell>
          <table:table-cell office:value-type="float" office:value="-39.9305419921875" table:style-name="ce1">
            <text:p>-39.93054199</text:p>
          </table:table-cell>
          <table:table-cell office:value-type="float" office:value="115.6" table:style-name="ce1">
            <text:p>115.6</text:p>
          </table:table-cell>
          <table:table-cell office:value-type="float" office:value="128927.2109375" table:style-name="ce1">
            <text:p>128927.2109</text:p>
          </table:table-cell>
          <table:table-cell office:value-type="float" office:value="552" table:style-name="ce1">
            <text:p>552</text:p>
          </table:table-cell>
          <table:table-cell office:value-type="float" office:value="5437.5833333333603" table:style-name="ce1">
            <text:p>5437.583333</text:p>
          </table:table-cell>
          <table:table-cell table:number-columns-repeated="16373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7.824073791503906" table:style-name="ce1">
            <text:p>67.82407379</text:p>
          </table:table-cell>
          <table:table-cell office:value-type="float" office:value="18.6921291351318" table:style-name="ce1">
            <text:p>18.69212914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38.1944580078125" table:style-name="ce1">
            <text:p>-38.19445801</text:p>
          </table:table-cell>
          <table:table-cell office:value-type="float" office:value="115.6" table:style-name="ce1">
            <text:p>115.6</text:p>
          </table:table-cell>
          <table:table-cell office:value-type="float" office:value="129192.6796875" table:style-name="ce1">
            <text:p>129192.6797</text:p>
          </table:table-cell>
          <table:table-cell office:value-type="float" office:value="551" table:style-name="ce1">
            <text:p>551</text:p>
          </table:table-cell>
          <table:table-cell office:value-type="float" office:value="5446.7666666666901" table:style-name="ce1">
            <text:p>5446.766667</text:p>
          </table:table-cell>
          <table:table-cell table:number-columns-repeated="16373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67.881942749023395" table:style-name="ce1">
            <text:p>67.88194275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4626736640930202" table:style-name="ce1">
            <text:p>6.462673664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35.879638671875" table:style-name="ce1">
            <text:p>-35.87963867</text:p>
          </table:table-cell>
          <table:table-cell office:value-type="float" office:value="115.6" table:style-name="ce1">
            <text:p>115.6</text:p>
          </table:table-cell>
          <table:table-cell office:value-type="float" office:value="129369.65625" table:style-name="ce1">
            <text:p>129369.6563</text:p>
          </table:table-cell>
          <table:table-cell office:value-type="float" office:value="550" table:style-name="ce1">
            <text:p>550</text:p>
          </table:table-cell>
          <table:table-cell office:value-type="float" office:value="5455.9333333333598" table:style-name="ce1">
            <text:p>5455.933333</text:p>
          </table:table-cell>
          <table:table-cell table:number-columns-repeated="16373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8.113426208496094" table:style-name="ce1">
            <text:p>68.11342621</text:p>
          </table:table-cell>
          <table:table-cell office:value-type="float" office:value="18.634260177612301" table:style-name="ce1">
            <text:p>18.63426018</text:p>
          </table:table-cell>
          <table:table-cell office:value-type="float" office:value="0" table:style-name="ce1">
            <text:p>0</text:p>
          </table:table-cell>
          <table:table-cell office:value-type="float" office:value="6.4496526718139702" table:style-name="ce1">
            <text:p>6.449652672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38.1944580078125" table:style-name="ce1">
            <text:p>-38.19445801</text:p>
          </table:table-cell>
          <table:table-cell office:value-type="float" office:value="115.6" table:style-name="ce1">
            <text:p>115.6</text:p>
          </table:table-cell>
          <table:table-cell office:value-type="float" office:value="129635.1171875" table:style-name="ce1">
            <text:p>129635.1172</text:p>
          </table:table-cell>
          <table:table-cell office:value-type="float" office:value="550" table:style-name="ce1">
            <text:p>550</text:p>
          </table:table-cell>
          <table:table-cell office:value-type="float" office:value="5465.1000000000204" table:style-name="ce1">
            <text:p>5465.1</text:p>
          </table:table-cell>
          <table:table-cell table:number-columns-repeated="16373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68.200233459472699" table:style-name="ce1">
            <text:p>68.20023346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41.0879516601563" table:style-name="ce1">
            <text:p>-41.08795166</text:p>
          </table:table-cell>
          <table:table-cell office:value-type="float" office:value="115.6" table:style-name="ce1">
            <text:p>115.6</text:p>
          </table:table-cell>
          <table:table-cell office:value-type="float" office:value="130077.5625" table:style-name="ce1">
            <text:p>130077.5625</text:p>
          </table:table-cell>
          <table:table-cell office:value-type="float" office:value="550" table:style-name="ce1">
            <text:p>550</text:p>
          </table:table-cell>
          <table:table-cell office:value-type="float" office:value="5474.2666666666901" table:style-name="ce1">
            <text:p>5474.266667</text:p>
          </table:table-cell>
          <table:table-cell table:number-columns-repeated="16373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8.460647583007798" table:style-name="ce1">
            <text:p>68.46064758</text:p>
          </table:table-cell>
          <table:table-cell office:value-type="float" office:value="18.518518447876001" table:style-name="ce1">
            <text:p>18.51851845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18.828125" table:style-name="ce1">
            <text:p>818.828125</text:p>
          </table:table-cell>
          <table:table-cell office:value-type="float" office:value="-43.9815063476563" table:style-name="ce1">
            <text:p>-43.98150635</text:p>
          </table:table-cell>
          <table:table-cell office:value-type="float" office:value="115.6" table:style-name="ce1">
            <text:p>115.6</text:p>
          </table:table-cell>
          <table:table-cell office:value-type="float" office:value="130431.5078125" table:style-name="ce1">
            <text:p>130431.5078</text:p>
          </table:table-cell>
          <table:table-cell office:value-type="float" office:value="550" table:style-name="ce1">
            <text:p>550</text:p>
          </table:table-cell>
          <table:table-cell office:value-type="float" office:value="5483.4333333333598" table:style-name="ce1">
            <text:p>5483.433333</text:p>
          </table:table-cell>
          <table:table-cell table:number-columns-repeated="16373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8.692131042480497" table:style-name="ce1">
            <text:p>68.69213104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819.18402099609398" table:style-name="ce1">
            <text:p>819.184021</text:p>
          </table:table-cell>
          <table:table-cell office:value-type="float" office:value="-46.875" table:style-name="ce1">
            <text:p>-46.875</text:p>
          </table:table-cell>
          <table:table-cell office:value-type="float" office:value="115.6" table:style-name="ce1">
            <text:p>115.6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550" table:style-name="ce1">
            <text:p>550</text:p>
          </table:table-cell>
          <table:table-cell office:value-type="float" office:value="5492.6000000000204" table:style-name="ce1">
            <text:p>5492.6</text:p>
          </table:table-cell>
          <table:table-cell table:number-columns-repeated="16373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9.184028625488295" table:style-name="ce1">
            <text:p>69.18402863</text:p>
          </table:table-cell>
          <table:table-cell office:value-type="float" office:value="18.344907760620099" table:style-name="ce1">
            <text:p>18.34490776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9.18402099609398" table:style-name="ce1">
            <text:p>819.184021</text:p>
          </table:table-cell>
          <table:table-cell office:value-type="float" office:value="-48.0324096679688" table:style-name="ce1">
            <text:p>-48.03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1316.390625" table:style-name="ce1">
            <text:p>131316.3906</text:p>
          </table:table-cell>
          <table:table-cell office:value-type="float" office:value="550" table:style-name="ce1">
            <text:p>550</text:p>
          </table:table-cell>
          <table:table-cell office:value-type="float" office:value="5501.7666666666901" table:style-name="ce1">
            <text:p>5501.766667</text:p>
          </table:table-cell>
          <table:table-cell table:number-columns-repeated="16373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69.299766540527301" table:style-name="ce1">
            <text:p>69.29976654</text:p>
          </table:table-cell>
          <table:table-cell office:value-type="float" office:value="18.258102416992202" table:style-name="ce1">
            <text:p>18.25810242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9.53991699218795" table:style-name="ce1">
            <text:p>819.539917</text:p>
          </table:table-cell>
          <table:table-cell office:value-type="float" office:value="-51.504638671875" table:style-name="ce1">
            <text:p>-51.50463867</text:p>
          </table:table-cell>
          <table:table-cell office:value-type="float" office:value="115.6" table:style-name="ce1">
            <text:p>115.6</text:p>
          </table:table-cell>
          <table:table-cell office:value-type="float" office:value="131581.859375" table:style-name="ce1">
            <text:p>131581.8594</text:p>
          </table:table-cell>
          <table:table-cell office:value-type="float" office:value="550" table:style-name="ce1">
            <text:p>550</text:p>
          </table:table-cell>
          <table:table-cell office:value-type="float" office:value="5510.9333333333598" table:style-name="ce1">
            <text:p>5510.933333</text:p>
          </table:table-cell>
          <table:table-cell table:number-columns-repeated="16373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9.646987915039105" table:style-name="ce1">
            <text:p>69.64698792</text:p>
          </table:table-cell>
          <table:table-cell office:value-type="float" office:value="18.200231552123999" table:style-name="ce1">
            <text:p>18.20023155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19.53991699218795" table:style-name="ce1">
            <text:p>819.539917</text:p>
          </table:table-cell>
          <table:table-cell office:value-type="float" office:value="-56.13427734375" table:style-name="ce1">
            <text:p>-56.13427734</text:p>
          </table:table-cell>
          <table:table-cell office:value-type="float" office:value="115.6" table:style-name="ce1">
            <text:p>115.6</text:p>
          </table:table-cell>
          <table:table-cell office:value-type="float" office:value="132378.25" table:style-name="ce1">
            <text:p>132378.25</text:p>
          </table:table-cell>
          <table:table-cell office:value-type="float" office:value="550" table:style-name="ce1">
            <text:p>550</text:p>
          </table:table-cell>
          <table:table-cell office:value-type="float" office:value="5520.1000000000304" table:style-name="ce1">
            <text:p>5520.1</text:p>
          </table:table-cell>
          <table:table-cell table:number-columns-repeated="16373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69.791664123535199" table:style-name="ce1">
            <text:p>69.79166412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20.607666015625" table:style-name="ce1">
            <text:p>820.607666</text:p>
          </table:table-cell>
          <table:table-cell office:value-type="float" office:value="-64.236083984375" table:style-name="ce1">
            <text:p>-64.23608398</text:p>
          </table:table-cell>
          <table:table-cell office:value-type="float" office:value="115.6" table:style-name="ce1">
            <text:p>115.6</text:p>
          </table:table-cell>
          <table:table-cell office:value-type="float" office:value="133351.625" table:style-name="ce1">
            <text:p>133351.625</text:p>
          </table:table-cell>
          <table:table-cell office:value-type="float" office:value="550" table:style-name="ce1">
            <text:p>550</text:p>
          </table:table-cell>
          <table:table-cell office:value-type="float" office:value="5529.2666666666901" table:style-name="ce1">
            <text:p>5529.266667</text:p>
          </table:table-cell>
          <table:table-cell table:number-columns-repeated="16373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9.878471374511705" table:style-name="ce1">
            <text:p>69.87847137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4279513359069798" table:style-name="ce1">
            <text:p>6.427951336</text:p>
          </table:table-cell>
          <table:table-cell office:value-type="float" office:value="820.607666015625" table:style-name="ce1">
            <text:p>820.607666</text:p>
          </table:table-cell>
          <table:table-cell office:value-type="float" office:value="-67.129638671875" table:style-name="ce1">
            <text:p>-67.12963867</text:p>
          </table:table-cell>
          <table:table-cell office:value-type="float" office:value="115.6" table:style-name="ce1">
            <text:p>115.6</text:p>
          </table:table-cell>
          <table:table-cell office:value-type="float" office:value="134148.015625" table:style-name="ce1">
            <text:p>134148.0156</text:p>
          </table:table-cell>
          <table:table-cell office:value-type="float" office:value="549" table:style-name="ce1">
            <text:p>549</text:p>
          </table:table-cell>
          <table:table-cell office:value-type="float" office:value="5538.4166666666897" table:style-name="ce1">
            <text:p>5538.416667</text:p>
          </table:table-cell>
          <table:table-cell table:number-columns-repeated="16373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9.878471374511705" table:style-name="ce1">
            <text:p>69.87847137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820.607666015625" table:style-name="ce1">
            <text:p>820.607666</text:p>
          </table:table-cell>
          <table:table-cell office:value-type="float" office:value="-68.287048339843807" table:style-name="ce1">
            <text:p>-68.28704834</text:p>
          </table:table-cell>
          <table:table-cell office:value-type="float" office:value="115.6" table:style-name="ce1">
            <text:p>115.6</text:p>
          </table:table-cell>
          <table:table-cell office:value-type="float" office:value="134501.96875" table:style-name="ce1">
            <text:p>134501.9688</text:p>
          </table:table-cell>
          <table:table-cell office:value-type="float" office:value="549" table:style-name="ce1">
            <text:p>549</text:p>
          </table:table-cell>
          <table:table-cell office:value-type="float" office:value="5547.5666666666903" table:style-name="ce1">
            <text:p>5547.566667</text:p>
          </table:table-cell>
          <table:table-cell table:number-columns-repeated="16373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9.791664123535199" table:style-name="ce1">
            <text:p>69.79166412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5060763359069798" table:style-name="ce1">
            <text:p>6.506076336</text:p>
          </table:table-cell>
          <table:table-cell office:value-type="float" office:value="820.96356201171898" table:style-name="ce1">
            <text:p>820.963562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5.6" table:style-name="ce1">
            <text:p>115.6</text:p>
          </table:table-cell>
          <table:table-cell office:value-type="float" office:value="135121.390625" table:style-name="ce1">
            <text:p>135121.3906</text:p>
          </table:table-cell>
          <table:table-cell office:value-type="float" office:value="549" table:style-name="ce1">
            <text:p>549</text:p>
          </table:table-cell>
          <table:table-cell office:value-type="float" office:value="5556.7166666666899" table:style-name="ce1">
            <text:p>5556.716667</text:p>
          </table:table-cell>
          <table:table-cell table:number-columns-repeated="16373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69.762733459472699" table:style-name="ce1">
            <text:p>69.76273346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5755209922790501" table:style-name="ce1">
            <text:p>6.575520992</text:p>
          </table:table-cell>
          <table:table-cell office:value-type="float" office:value="821.31945800781295" table:style-name="ce1">
            <text:p>821.319458</text:p>
          </table:table-cell>
          <table:table-cell office:value-type="float" office:value="-68.86572265625" table:style-name="ce1">
            <text:p>-68.86572266</text:p>
          </table:table-cell>
          <table:table-cell office:value-type="float" office:value="115.6" table:style-name="ce1">
            <text:p>115.6</text:p>
          </table:table-cell>
          <table:table-cell office:value-type="float" office:value="135740.8125" table:style-name="ce1">
            <text:p>135740.8125</text:p>
          </table:table-cell>
          <table:table-cell office:value-type="float" office:value="549" table:style-name="ce1">
            <text:p>549</text:p>
          </table:table-cell>
          <table:table-cell office:value-type="float" office:value="5565.8666666666904" table:style-name="ce1">
            <text:p>5565.866667</text:p>
          </table:table-cell>
          <table:table-cell table:number-columns-repeated="16373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9.733795166015597" table:style-name="ce1">
            <text:p>69.73379517</text:p>
          </table:table-cell>
          <table:table-cell office:value-type="float" office:value="18.084489822387699" table:style-name="ce1">
            <text:p>18.08448982</text:p>
          </table:table-cell>
          <table:table-cell office:value-type="float" office:value="0" table:style-name="ce1">
            <text:p>0</text:p>
          </table:table-cell>
          <table:table-cell office:value-type="float" office:value="6.5972223281860396" table:style-name="ce1">
            <text:p>6.597222328</text:p>
          </table:table-cell>
          <table:table-cell office:value-type="float" office:value="822.03125" table:style-name="ce1">
            <text:p>822.03125</text:p>
          </table:table-cell>
          <table:table-cell office:value-type="float" office:value="-65.972229003906307" table:style-name="ce1">
            <text:p>-65.972229</text:p>
          </table:table-cell>
          <table:table-cell office:value-type="float" office:value="115.6" table:style-name="ce1">
            <text:p>115.6</text:p>
          </table:table-cell>
          <table:table-cell office:value-type="float" office:value="136360.21875" table:style-name="ce1">
            <text:p>136360.2188</text:p>
          </table:table-cell>
          <table:table-cell office:value-type="float" office:value="548" table:style-name="ce1">
            <text:p>548</text:p>
          </table:table-cell>
          <table:table-cell office:value-type="float" office:value="5575.00000000002" table:style-name="ce1">
            <text:p>5575</text:p>
          </table:table-cell>
          <table:table-cell table:number-columns-repeated="16373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9.791664123535199" table:style-name="ce1">
            <text:p>69.79166412</text:p>
          </table:table-cell>
          <table:table-cell office:value-type="float" office:value="18.055555343627901" table:style-name="ce1">
            <text:p>18.05555534</text:p>
          </table:table-cell>
          <table:table-cell office:value-type="float" office:value="0" table:style-name="ce1">
            <text:p>0</text:p>
          </table:table-cell>
          <table:table-cell office:value-type="float" office:value="6.6145834922790501" table:style-name="ce1">
            <text:p>6.614583492</text:p>
          </table:table-cell>
          <table:table-cell office:value-type="float" office:value="822.03125" table:style-name="ce1">
            <text:p>822.03125</text:p>
          </table:table-cell>
          <table:table-cell office:value-type="float" office:value="-68.287048339843807" table:style-name="ce1">
            <text:p>-68.28704834</text:p>
          </table:table-cell>
          <table:table-cell office:value-type="float" office:value="115.6" table:style-name="ce1">
            <text:p>115.6</text:p>
          </table:table-cell>
          <table:table-cell office:value-type="float" office:value="137245.109375" table:style-name="ce1">
            <text:p>137245.1094</text:p>
          </table:table-cell>
          <table:table-cell office:value-type="float" office:value="548" table:style-name="ce1">
            <text:p>548</text:p>
          </table:table-cell>
          <table:table-cell office:value-type="float" office:value="5584.1333333333596" table:style-name="ce1">
            <text:p>5584.133333</text:p>
          </table:table-cell>
          <table:table-cell table:number-columns-repeated="16373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70.081016540527301" table:style-name="ce1">
            <text:p>70.08101654</text:p>
          </table:table-cell>
          <table:table-cell office:value-type="float" office:value="17.96875" table:style-name="ce1">
            <text:p>17.96875</text:p>
          </table:table-cell>
          <table:table-cell office:value-type="float" office:value="0" table:style-name="ce1">
            <text:p>0</text:p>
          </table:table-cell>
          <table:table-cell office:value-type="float" office:value="6.6145834922790501" table:style-name="ce1">
            <text:p>6.614583492</text:p>
          </table:table-cell>
          <table:table-cell office:value-type="float" office:value="822.38714599609398" table:style-name="ce1">
            <text:p>822.387146</text:p>
          </table:table-cell>
          <table:table-cell office:value-type="float" office:value="-68.86572265625" table:style-name="ce1">
            <text:p>-68.86572266</text:p>
          </table:table-cell>
          <table:table-cell office:value-type="float" office:value="115.6" table:style-name="ce1">
            <text:p>115.6</text:p>
          </table:table-cell>
          <table:table-cell office:value-type="float" office:value="137953.015625" table:style-name="ce1">
            <text:p>137953.0156</text:p>
          </table:table-cell>
          <table:table-cell office:value-type="float" office:value="548" table:style-name="ce1">
            <text:p>548</text:p>
          </table:table-cell>
          <table:table-cell office:value-type="float" office:value="5593.2666666666901" table:style-name="ce1">
            <text:p>5593.266667</text:p>
          </table:table-cell>
          <table:table-cell table:number-columns-repeated="16373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70.486114501953097" table:style-name="ce1">
            <text:p>70.4861145</text:p>
          </table:table-cell>
          <table:table-cell office:value-type="float" office:value="17.795139312744102" table:style-name="ce1">
            <text:p>17.79513931</text:p>
          </table:table-cell>
          <table:table-cell office:value-type="float" office:value="0" table:style-name="ce1">
            <text:p>0</text:p>
          </table:table-cell>
          <table:table-cell office:value-type="float" office:value="6.5755209922790501" table:style-name="ce1">
            <text:p>6.575520992</text:p>
          </table:table-cell>
          <table:table-cell office:value-type="float" office:value="822.74304199218795" table:style-name="ce1">
            <text:p>822.743042</text:p>
          </table:table-cell>
          <table:table-cell office:value-type="float" office:value="-67.129638671875" table:style-name="ce1">
            <text:p>-67.12963867</text:p>
          </table:table-cell>
          <table:table-cell office:value-type="float" office:value="115.6" table:style-name="ce1">
            <text:p>115.6</text:p>
          </table:table-cell>
          <table:table-cell office:value-type="float" office:value="138572.421875" table:style-name="ce1">
            <text:p>138572.4219</text:p>
          </table:table-cell>
          <table:table-cell office:value-type="float" office:value="547" table:style-name="ce1">
            <text:p>547</text:p>
          </table:table-cell>
          <table:table-cell office:value-type="float" office:value="5602.3833333333596" table:style-name="ce1">
            <text:p>5602.383333</text:p>
          </table:table-cell>
          <table:table-cell table:number-columns-repeated="16373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71.035881042480497" table:style-name="ce1">
            <text:p>71.03588104</text:p>
          </table:table-cell>
          <table:table-cell office:value-type="float" office:value="17.679397583007798" table:style-name="ce1">
            <text:p>17.67939758</text:p>
          </table:table-cell>
          <table:table-cell office:value-type="float" office:value="0" table:style-name="ce1">
            <text:p>0</text:p>
          </table:table-cell>
          <table:table-cell office:value-type="float" office:value="6.5711803436279297" table:style-name="ce1">
            <text:p>6.571180344</text:p>
          </table:table-cell>
          <table:table-cell office:value-type="float" office:value="822.74304199218795" table:style-name="ce1">
            <text:p>822.743042</text:p>
          </table:table-cell>
          <table:table-cell office:value-type="float" office:value="-70.601867675781307" table:style-name="ce1">
            <text:p>-70.60186768</text:p>
          </table:table-cell>
          <table:table-cell office:value-type="float" office:value="115.6" table:style-name="ce1">
            <text:p>115.6</text:p>
          </table:table-cell>
          <table:table-cell office:value-type="float" office:value="138572.421875" table:style-name="ce1">
            <text:p>138572.4219</text:p>
          </table:table-cell>
          <table:table-cell office:value-type="float" office:value="548" table:style-name="ce1">
            <text:p>548</text:p>
          </table:table-cell>
          <table:table-cell office:value-type="float" office:value="5611.5166666666901" table:style-name="ce1">
            <text:p>5611.516667</text:p>
          </table:table-cell>
          <table:table-cell table:number-columns-repeated="16373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71.325233459472699" table:style-name="ce1">
            <text:p>71.32523346</text:p>
          </table:table-cell>
          <table:table-cell office:value-type="float" office:value="17.3900470733643" table:style-name="ce1">
            <text:p>17.39004707</text:p>
          </table:table-cell>
          <table:table-cell office:value-type="float" office:value="0" table:style-name="ce1">
            <text:p>0</text:p>
          </table:table-cell>
          <table:table-cell office:value-type="float" office:value="6.4887151718139702" table:style-name="ce1">
            <text:p>6.488715172</text:p>
          </table:table-cell>
          <table:table-cell office:value-type="float" office:value="823.09893798828102" table:style-name="ce1">
            <text:p>823.098938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5.6" table:style-name="ce1">
            <text:p>115.6</text:p>
          </table:table-cell>
          <table:table-cell office:value-type="float" office:value="138572.421875" table:style-name="ce1">
            <text:p>138572.4219</text:p>
          </table:table-cell>
          <table:table-cell office:value-type="float" office:value="548" table:style-name="ce1">
            <text:p>548</text:p>
          </table:table-cell>
          <table:table-cell office:value-type="float" office:value="5620.6500000000196" table:style-name="ce1">
            <text:p>5620.65</text:p>
          </table:table-cell>
          <table:table-cell table:number-columns-repeated="16373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71.759262084960895" table:style-name="ce1">
            <text:p>71.75926208</text:p>
          </table:table-cell>
          <table:table-cell office:value-type="float" office:value="17.332176208496101" table:style-name="ce1">
            <text:p>17.33217621</text:p>
          </table:table-cell>
          <table:table-cell office:value-type="float" office:value="0" table:style-name="ce1">
            <text:p>0</text:p>
          </table:table-cell>
          <table:table-cell office:value-type="float" office:value="6.4322915077209499" table:style-name="ce1">
            <text:p>6.432291508</text:p>
          </table:table-cell>
          <table:table-cell office:value-type="float" office:value="823.09893798828102" table:style-name="ce1">
            <text:p>823.098938</text:p>
          </table:table-cell>
          <table:table-cell office:value-type="float" office:value="-79.861083984375" table:style-name="ce1">
            <text:p>-79.86108398</text:p>
          </table:table-cell>
          <table:table-cell office:value-type="float" office:value="115.6" table:style-name="ce1">
            <text:p>115.6</text:p>
          </table:table-cell>
          <table:table-cell office:value-type="float" office:value="138926.375" table:style-name="ce1">
            <text:p>138926.375</text:p>
          </table:table-cell>
          <table:table-cell office:value-type="float" office:value="548" table:style-name="ce1">
            <text:p>548</text:p>
          </table:table-cell>
          <table:table-cell office:value-type="float" office:value="5629.7833333333601" table:style-name="ce1">
            <text:p>5629.783333</text:p>
          </table:table-cell>
          <table:table-cell table:number-columns-repeated="16373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71.932868957519503" table:style-name="ce1">
            <text:p>71.93286896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3888888359069798" table:style-name="ce1">
            <text:p>6.388888836</text:p>
          </table:table-cell>
          <table:table-cell office:value-type="float" office:value="823.09893798828102" table:style-name="ce1">
            <text:p>823.098938</text:p>
          </table:table-cell>
          <table:table-cell office:value-type="float" office:value="-79.861083984375" table:style-name="ce1">
            <text:p>-79.86108398</text:p>
          </table:table-cell>
          <table:table-cell office:value-type="float" office:value="115.6" table:style-name="ce1">
            <text:p>115.6</text:p>
          </table:table-cell>
          <table:table-cell office:value-type="float" office:value="139811.265625" table:style-name="ce1">
            <text:p>139811.2656</text:p>
          </table:table-cell>
          <table:table-cell office:value-type="float" office:value="548" table:style-name="ce1">
            <text:p>548</text:p>
          </table:table-cell>
          <table:table-cell office:value-type="float" office:value="5638.9166666666897" table:style-name="ce1">
            <text:p>5638.916667</text:p>
          </table:table-cell>
          <table:table-cell table:number-columns-repeated="16373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72.482635498046903" table:style-name="ce1">
            <text:p>72.4826355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0" table:style-name="ce1">
            <text:p>0</text:p>
          </table:table-cell>
          <table:table-cell office:value-type="float" office:value="6.3541665077209499" table:style-name="ce1">
            <text:p>6.354166508</text:p>
          </table:table-cell>
          <table:table-cell office:value-type="float" office:value="823.09893798828102" table:style-name="ce1">
            <text:p>823.098938</text:p>
          </table:table-cell>
          <table:table-cell office:value-type="float" office:value="-85.648132324218807" table:style-name="ce1">
            <text:p>-85.64813232</text:p>
          </table:table-cell>
          <table:table-cell office:value-type="float" office:value="115.6" table:style-name="ce1">
            <text:p>115.6</text:p>
          </table:table-cell>
          <table:table-cell office:value-type="float" office:value="140253.6875" table:style-name="ce1">
            <text:p>140253.6875</text:p>
          </table:table-cell>
          <table:table-cell office:value-type="float" office:value="549" table:style-name="ce1">
            <text:p>549</text:p>
          </table:table-cell>
          <table:table-cell office:value-type="float" office:value="5648.0666666666903" table:style-name="ce1">
            <text:p>5648.066667</text:p>
          </table:table-cell>
          <table:table-cell table:number-columns-repeated="16373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72.743057250976605" table:style-name="ce1">
            <text:p>72.74305725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23.09893798828102" table:style-name="ce1">
            <text:p>823.098938</text:p>
          </table:table-cell>
          <table:table-cell office:value-type="float" office:value="-89.120361328125" table:style-name="ce1">
            <text:p>-89.12036133</text:p>
          </table:table-cell>
          <table:table-cell office:value-type="float" office:value="115.6" table:style-name="ce1">
            <text:p>115.6</text:p>
          </table:table-cell>
          <table:table-cell office:value-type="float" office:value="141050.09375" table:style-name="ce1">
            <text:p>141050.0938</text:p>
          </table:table-cell>
          <table:table-cell office:value-type="float" office:value="551" table:style-name="ce1">
            <text:p>551</text:p>
          </table:table-cell>
          <table:table-cell office:value-type="float" office:value="5657.25000000002" table:style-name="ce1">
            <text:p>5657.25</text:p>
          </table:table-cell>
          <table:table-cell table:number-columns-repeated="16373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6.782407760620099" table:style-name="ce1">
            <text:p>16.78240776</text:p>
          </table:table-cell>
          <table:table-cell office:value-type="float" office:value="0" table:style-name="ce1">
            <text:p>0</text:p>
          </table:table-cell>
          <table:table-cell office:value-type="float" office:value="6.3194446563720703" table:style-name="ce1">
            <text:p>6.319444656</text:p>
          </table:table-cell>
          <table:table-cell office:value-type="float" office:value="823.454833984375" table:style-name="ce1">
            <text:p>823.454834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5.6" table:style-name="ce1">
            <text:p>115.6</text:p>
          </table:table-cell>
          <table:table-cell office:value-type="float" office:value="141492.53125" table:style-name="ce1">
            <text:p>141492.5313</text:p>
          </table:table-cell>
          <table:table-cell office:value-type="float" office:value="552" table:style-name="ce1">
            <text:p>552</text:p>
          </table:table-cell>
          <table:table-cell office:value-type="float" office:value="5666.4500000000198" table:style-name="ce1">
            <text:p>5666.45</text:p>
          </table:table-cell>
          <table:table-cell table:number-columns-repeated="16373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73.177085876464801" table:style-name="ce1">
            <text:p>73.17708588</text:p>
          </table:table-cell>
          <table:table-cell office:value-type="float" office:value="16.695602416992202" table:style-name="ce1">
            <text:p>16.69560242</text:p>
          </table:table-cell>
          <table:table-cell office:value-type="float" office:value="0" table:style-name="ce1">
            <text:p>0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823.810791015625" table:style-name="ce1">
            <text:p>823.810791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5.6" table:style-name="ce1">
            <text:p>115.6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52" table:style-name="ce1">
            <text:p>552</text:p>
          </table:table-cell>
          <table:table-cell office:value-type="float" office:value="5675.6500000000196" table:style-name="ce1">
            <text:p>5675.65</text:p>
          </table:table-cell>
          <table:table-cell table:number-columns-repeated="16373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73.177085876464801" table:style-name="ce1">
            <text:p>73.17708588</text:p>
          </table:table-cell>
          <table:table-cell office:value-type="float" office:value="16.695602416992202" table:style-name="ce1">
            <text:p>16.69560242</text:p>
          </table:table-cell>
          <table:table-cell office:value-type="float" office:value="0" table:style-name="ce1">
            <text:p>0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824.52258300781295" table:style-name="ce1">
            <text:p>824.522583</text:p>
          </table:table-cell>
          <table:table-cell office:value-type="float" office:value="-93.75" table:style-name="ce1">
            <text:p>-93.75</text:p>
          </table:table-cell>
          <table:table-cell office:value-type="float" office:value="115.6" table:style-name="ce1">
            <text:p>115.6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52" table:style-name="ce1">
            <text:p>552</text:p>
          </table:table-cell>
          <table:table-cell office:value-type="float" office:value="5684.8500000000204" table:style-name="ce1">
            <text:p>5684.85</text:p>
          </table:table-cell>
          <table:table-cell table:number-columns-repeated="16373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73.119209289550795" table:style-name="ce1">
            <text:p>73.11920929</text:p>
          </table:table-cell>
          <table:table-cell office:value-type="float" office:value="16.6666660308838" table:style-name="ce1">
            <text:p>16.66666603</text:p>
          </table:table-cell>
          <table:table-cell office:value-type="float" office:value="0" table:style-name="ce1">
            <text:p>0</text:p>
          </table:table-cell>
          <table:table-cell office:value-type="float" office:value="6.2977428436279297" table:style-name="ce1">
            <text:p>6.297742844</text:p>
          </table:table-cell>
          <table:table-cell office:value-type="float" office:value="824.52258300781295" table:style-name="ce1">
            <text:p>824.522583</text:p>
          </table:table-cell>
          <table:table-cell office:value-type="float" office:value="-93.171325683593807" table:style-name="ce1">
            <text:p>-93.17132568</text:p>
          </table:table-cell>
          <table:table-cell office:value-type="float" office:value="115.6" table:style-name="ce1">
            <text:p>115.6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52" table:style-name="ce1">
            <text:p>552</text:p>
          </table:table-cell>
          <table:table-cell office:value-type="float" office:value="5694.0500000000202" table:style-name="ce1">
            <text:p>5694.05</text:p>
          </table:table-cell>
          <table:table-cell table:number-columns-repeated="16373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6.695602416992202" table:style-name="ce1">
            <text:p>16.69560242</text:p>
          </table:table-cell>
          <table:table-cell office:value-type="float" office:value="0" table:style-name="ce1">
            <text:p>0</text:p>
          </table:table-cell>
          <table:table-cell office:value-type="float" office:value="6.3151040077209499" table:style-name="ce1">
            <text:p>6.315104008</text:p>
          </table:table-cell>
          <table:table-cell office:value-type="float" office:value="825.234375" table:style-name="ce1">
            <text:p>825.234375</text:p>
          </table:table-cell>
          <table:table-cell office:value-type="float" office:value="-92.013916015625" table:style-name="ce1">
            <text:p>-92.01391602</text:p>
          </table:table-cell>
          <table:table-cell office:value-type="float" office:value="115.6" table:style-name="ce1">
            <text:p>115.6</text:p>
          </table:table-cell>
          <table:table-cell office:value-type="float" office:value="142554.390625" table:style-name="ce1">
            <text:p>142554.3906</text:p>
          </table:table-cell>
          <table:table-cell office:value-type="float" office:value="552" table:style-name="ce1">
            <text:p>552</text:p>
          </table:table-cell>
          <table:table-cell office:value-type="float" office:value="5703.25000000002" table:style-name="ce1">
            <text:p>5703.25</text:p>
          </table:table-cell>
          <table:table-cell table:number-columns-repeated="16373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72.800926208496094" table:style-name="ce1">
            <text:p>72.80092621</text:p>
          </table:table-cell>
          <table:table-cell office:value-type="float" office:value="16.695602416992202" table:style-name="ce1">
            <text:p>16.69560242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25.59027099609398" table:style-name="ce1">
            <text:p>825.590271</text:p>
          </table:table-cell>
          <table:table-cell office:value-type="float" office:value="-87.38427734375" table:style-name="ce1">
            <text:p>-87.38427734</text:p>
          </table:table-cell>
          <table:table-cell office:value-type="float" office:value="115.6" table:style-name="ce1">
            <text:p>115.6</text:p>
          </table:table-cell>
          <table:table-cell office:value-type="float" office:value="142996.828125" table:style-name="ce1">
            <text:p>142996.8281</text:p>
          </table:table-cell>
          <table:table-cell office:value-type="float" office:value="552" table:style-name="ce1">
            <text:p>552</text:p>
          </table:table-cell>
          <table:table-cell office:value-type="float" office:value="5712.4500000000198" table:style-name="ce1">
            <text:p>5712.45</text:p>
          </table:table-cell>
          <table:table-cell table:number-columns-repeated="16373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72.627311706542997" table:style-name="ce1">
            <text:p>72.62731171</text:p>
          </table:table-cell>
          <table:table-cell office:value-type="float" office:value="16.753471374511701" table:style-name="ce1">
            <text:p>16.75347137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25.94616699218795" table:style-name="ce1">
            <text:p>825.946167</text:p>
          </table:table-cell>
          <table:table-cell office:value-type="float" office:value="-87.962951660156307" table:style-name="ce1">
            <text:p>-87.96295166</text:p>
          </table:table-cell>
          <table:table-cell office:value-type="float" office:value="115.6" table:style-name="ce1">
            <text:p>115.6</text:p>
          </table:table-cell>
          <table:table-cell office:value-type="float" office:value="143350.78125" table:style-name="ce1">
            <text:p>143350.7813</text:p>
          </table:table-cell>
          <table:table-cell office:value-type="float" office:value="552" table:style-name="ce1">
            <text:p>552</text:p>
          </table:table-cell>
          <table:table-cell office:value-type="float" office:value="5721.6500000000196" table:style-name="ce1">
            <text:p>5721.65</text:p>
          </table:table-cell>
          <table:table-cell table:number-columns-repeated="16373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72.482635498046903" table:style-name="ce1">
            <text:p>72.4826355</text:p>
          </table:table-cell>
          <table:table-cell office:value-type="float" office:value="16.782407760620099" table:style-name="ce1">
            <text:p>16.78240776</text:p>
          </table:table-cell>
          <table:table-cell office:value-type="float" office:value="0" table:style-name="ce1">
            <text:p>0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826.30206298828102" table:style-name="ce1">
            <text:p>826.302063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5.6" table:style-name="ce1">
            <text:p>115.6</text:p>
          </table:table-cell>
          <table:table-cell office:value-type="float" office:value="143262.296875" table:style-name="ce1">
            <text:p>143262.2969</text:p>
          </table:table-cell>
          <table:table-cell office:value-type="float" office:value="552" table:style-name="ce1">
            <text:p>552</text:p>
          </table:table-cell>
          <table:table-cell office:value-type="float" office:value="5730.8500000000204" table:style-name="ce1">
            <text:p>5730.85</text:p>
          </table:table-cell>
          <table:table-cell table:number-columns-repeated="16373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72.251159667968807" table:style-name="ce1">
            <text:p>72.25115967</text:p>
          </table:table-cell>
          <table:table-cell office:value-type="float" office:value="16.811342239379901" table:style-name="ce1">
            <text:p>16.81134224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826.30206298828102" table:style-name="ce1">
            <text:p>826.302063</text:p>
          </table:table-cell>
          <table:table-cell office:value-type="float" office:value="-88.541687011718807" table:style-name="ce1">
            <text:p>-88.54168701</text:p>
          </table:table-cell>
          <table:table-cell office:value-type="float" office:value="115.6" table:style-name="ce1">
            <text:p>115.6</text:p>
          </table:table-cell>
          <table:table-cell office:value-type="float" office:value="143085.3125" table:style-name="ce1">
            <text:p>143085.3125</text:p>
          </table:table-cell>
          <table:table-cell office:value-type="float" office:value="552" table:style-name="ce1">
            <text:p>552</text:p>
          </table:table-cell>
          <table:table-cell office:value-type="float" office:value="5740.0500000000202" table:style-name="ce1">
            <text:p>5740.05</text:p>
          </table:table-cell>
          <table:table-cell table:number-columns-repeated="16373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71.903938293457003" table:style-name="ce1">
            <text:p>71.90393829</text:p>
          </table:table-cell>
          <table:table-cell office:value-type="float" office:value="16.840278625488299" table:style-name="ce1">
            <text:p>16.84027863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826.30206298828102" table:style-name="ce1">
            <text:p>826.302063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5.6" table:style-name="ce1">
            <text:p>115.6</text:p>
          </table:table-cell>
          <table:table-cell office:value-type="float" office:value="143085.3125" table:style-name="ce1">
            <text:p>143085.3125</text:p>
          </table:table-cell>
          <table:table-cell office:value-type="float" office:value="552" table:style-name="ce1">
            <text:p>552</text:p>
          </table:table-cell>
          <table:table-cell office:value-type="float" office:value="5749.25000000002" table:style-name="ce1">
            <text:p>5749.25</text:p>
          </table:table-cell>
          <table:table-cell table:number-columns-repeated="16373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71.643516540527301" table:style-name="ce1">
            <text:p>71.64351654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826.657958984375" table:style-name="ce1">
            <text:p>826.657959</text:p>
          </table:table-cell>
          <table:table-cell office:value-type="float" office:value="-79.282409667968807" table:style-name="ce1">
            <text:p>-79.28240967</text:p>
          </table:table-cell>
          <table:table-cell office:value-type="float" office:value="115.6" table:style-name="ce1">
            <text:p>115.6</text:p>
          </table:table-cell>
          <table:table-cell office:value-type="float" office:value="142819.859375" table:style-name="ce1">
            <text:p>142819.8594</text:p>
          </table:table-cell>
          <table:table-cell office:value-type="float" office:value="552" table:style-name="ce1">
            <text:p>552</text:p>
          </table:table-cell>
          <table:table-cell office:value-type="float" office:value="5758.4500000000198" table:style-name="ce1">
            <text:p>5758.45</text:p>
          </table:table-cell>
          <table:table-cell table:number-columns-repeated="16373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71.383102416992202" table:style-name="ce1">
            <text:p>71.38310242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826.657958984375" table:style-name="ce1">
            <text:p>826.657959</text:p>
          </table:table-cell>
          <table:table-cell office:value-type="float" office:value="-77.546325683593807" table:style-name="ce1">
            <text:p>-77.54632568</text:p>
          </table:table-cell>
          <table:table-cell office:value-type="float" office:value="115.6" table:style-name="ce1">
            <text:p>115.6</text:p>
          </table:table-cell>
          <table:table-cell office:value-type="float" office:value="142023.46875" table:style-name="ce1">
            <text:p>142023.4688</text:p>
          </table:table-cell>
          <table:table-cell office:value-type="float" office:value="552" table:style-name="ce1">
            <text:p>552</text:p>
          </table:table-cell>
          <table:table-cell office:value-type="float" office:value="5767.6500000000196" table:style-name="ce1">
            <text:p>5767.65</text:p>
          </table:table-cell>
          <table:table-cell table:number-columns-repeated="16373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71.354164123535199" table:style-name="ce1">
            <text:p>71.35416412</text:p>
          </table:table-cell>
          <table:table-cell office:value-type="float" office:value="16.956018447876001" table:style-name="ce1">
            <text:p>16.95601845</text:p>
          </table:table-cell>
          <table:table-cell office:value-type="float" office:value="0" table:style-name="ce1">
            <text:p>0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827.013916015625" table:style-name="ce1">
            <text:p>827.013916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6" table:style-name="ce1">
            <text:p>115.6</text:p>
          </table:table-cell>
          <table:table-cell office:value-type="float" office:value="141315.5625" table:style-name="ce1">
            <text:p>141315.5625</text:p>
          </table:table-cell>
          <table:table-cell office:value-type="float" office:value="552" table:style-name="ce1">
            <text:p>552</text:p>
          </table:table-cell>
          <table:table-cell office:value-type="float" office:value="5776.8500000000204" table:style-name="ce1">
            <text:p>5776.85</text:p>
          </table:table-cell>
          <table:table-cell table:number-columns-repeated="16373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71.209487915039105" table:style-name="ce1">
            <text:p>71.20948792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827.72570800781295" table:style-name="ce1">
            <text:p>827.725708</text:p>
          </table:table-cell>
          <table:table-cell office:value-type="float" office:value="-76.967590332031307" table:style-name="ce1">
            <text:p>-76.96759033</text:p>
          </table:table-cell>
          <table:table-cell office:value-type="float" office:value="115.6" table:style-name="ce1">
            <text:p>115.6</text:p>
          </table:table-cell>
          <table:table-cell office:value-type="float" office:value="140165.203125" table:style-name="ce1">
            <text:p>140165.2031</text:p>
          </table:table-cell>
          <table:table-cell office:value-type="float" office:value="550" table:style-name="ce1">
            <text:p>550</text:p>
          </table:table-cell>
          <table:table-cell office:value-type="float" office:value="5786.0166666666901" table:style-name="ce1">
            <text:p>5786.016667</text:p>
          </table:table-cell>
          <table:table-cell table:number-columns-repeated="16373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71.238426208496094" table:style-name="ce1">
            <text:p>71.23842621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828.08160400390602" table:style-name="ce1">
            <text:p>828.081604</text:p>
          </table:table-cell>
          <table:table-cell office:value-type="float" office:value="-79.282409667968807" table:style-name="ce1">
            <text:p>-79.28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48" table:style-name="ce1">
            <text:p>548</text:p>
          </table:table-cell>
          <table:table-cell office:value-type="float" office:value="5795.1500000000196" table:style-name="ce1">
            <text:p>5795.15</text:p>
          </table:table-cell>
          <table:table-cell table:number-columns-repeated="16373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71.296295166015597" table:style-name="ce1">
            <text:p>71.29629517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369790077209499" table:style-name="ce1">
            <text:p>6.236979008</text:p>
          </table:table-cell>
          <table:table-cell office:value-type="float" office:value="828.4375" table:style-name="ce1">
            <text:p>828.4375</text:p>
          </table:table-cell>
          <table:table-cell office:value-type="float" office:value="-75.8101806640625" table:style-name="ce1">
            <text:p>-75.81018066</text:p>
          </table:table-cell>
          <table:table-cell office:value-type="float" office:value="115.6" table:style-name="ce1">
            <text:p>115.6</text:p>
          </table:table-cell>
          <table:table-cell office:value-type="float" office:value="138395.4375" table:style-name="ce1">
            <text:p>138395.4375</text:p>
          </table:table-cell>
          <table:table-cell office:value-type="float" office:value="548" table:style-name="ce1">
            <text:p>548</text:p>
          </table:table-cell>
          <table:table-cell office:value-type="float" office:value="5804.2833333333501" table:style-name="ce1">
            <text:p>5804.283333</text:p>
          </table:table-cell>
          <table:table-cell table:number-columns-repeated="16373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71.354164123535199" table:style-name="ce1">
            <text:p>71.35416412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828.79339599609398" table:style-name="ce1">
            <text:p>828.793396</text:p>
          </table:table-cell>
          <table:table-cell office:value-type="float" office:value="-73.495361328125" table:style-name="ce1">
            <text:p>-73.49536133</text:p>
          </table:table-cell>
          <table:table-cell office:value-type="float" office:value="115.6" table:style-name="ce1">
            <text:p>115.6</text:p>
          </table:table-cell>
          <table:table-cell office:value-type="float" office:value="134148.015625" table:style-name="ce1">
            <text:p>134148.0156</text:p>
          </table:table-cell>
          <table:table-cell office:value-type="float" office:value="547" table:style-name="ce1">
            <text:p>547</text:p>
          </table:table-cell>
          <table:table-cell office:value-type="float" office:value="5813.4000000000196" table:style-name="ce1">
            <text:p>5813.4</text:p>
          </table:table-cell>
          <table:table-cell table:number-columns-repeated="16373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71.383102416992202" table:style-name="ce1">
            <text:p>71.38310242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890625" table:style-name="ce1">
            <text:p>6.2890625</text:p>
          </table:table-cell>
          <table:table-cell office:value-type="float" office:value="829.50518798828102" table:style-name="ce1">
            <text:p>829.505188</text:p>
          </table:table-cell>
          <table:table-cell office:value-type="float" office:value="-71.75927734375" table:style-name="ce1">
            <text:p>-71.75927734</text:p>
          </table:table-cell>
          <table:table-cell office:value-type="float" office:value="115.6" table:style-name="ce1">
            <text:p>115.6</text:p>
          </table:table-cell>
          <table:table-cell office:value-type="float" office:value="131758.828125" table:style-name="ce1">
            <text:p>131758.8281</text:p>
          </table:table-cell>
          <table:table-cell office:value-type="float" office:value="548" table:style-name="ce1">
            <text:p>548</text:p>
          </table:table-cell>
          <table:table-cell office:value-type="float" office:value="5822.5333333333501" table:style-name="ce1">
            <text:p>5822.533333</text:p>
          </table:table-cell>
          <table:table-cell table:number-columns-repeated="16373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71.440971374511705" table:style-name="ce1">
            <text:p>71.44097137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829.50518798828102" table:style-name="ce1">
            <text:p>829.505188</text:p>
          </table:table-cell>
          <table:table-cell office:value-type="float" office:value="-72.916687011718807" table:style-name="ce1">
            <text:p>-72.91668701</text:p>
          </table:table-cell>
          <table:table-cell office:value-type="float" office:value="115.6" table:style-name="ce1">
            <text:p>115.6</text:p>
          </table:table-cell>
          <table:table-cell office:value-type="float" office:value="129546.6328125" table:style-name="ce1">
            <text:p>129546.6328</text:p>
          </table:table-cell>
          <table:table-cell office:value-type="float" office:value="548" table:style-name="ce1">
            <text:p>548</text:p>
          </table:table-cell>
          <table:table-cell office:value-type="float" office:value="5831.6666666666897" table:style-name="ce1">
            <text:p>5831.666667</text:p>
          </table:table-cell>
          <table:table-cell table:number-columns-repeated="16373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71.209487915039105" table:style-name="ce1">
            <text:p>71.20948792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3585071563720703" table:style-name="ce1">
            <text:p>6.358507156</text:p>
          </table:table-cell>
          <table:table-cell office:value-type="float" office:value="830.217041015625" table:style-name="ce1">
            <text:p>830.217041</text:p>
          </table:table-cell>
          <table:table-cell office:value-type="float" office:value="-74.0740966796875" table:style-name="ce1">
            <text:p>-74.07409668</text:p>
          </table:table-cell>
          <table:table-cell office:value-type="float" office:value="115.6" table:style-name="ce1">
            <text:p>115.6</text:p>
          </table:table-cell>
          <table:table-cell office:value-type="float" office:value="127599.890625" table:style-name="ce1">
            <text:p>127599.8906</text:p>
          </table:table-cell>
          <table:table-cell office:value-type="float" office:value="547" table:style-name="ce1">
            <text:p>547</text:p>
          </table:table-cell>
          <table:table-cell office:value-type="float" office:value="5840.7833333333501" table:style-name="ce1">
            <text:p>5840.783333</text:p>
          </table:table-cell>
          <table:table-cell table:number-columns-repeated="16373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71.064811706542997" table:style-name="ce1">
            <text:p>71.06481171</text:p>
          </table:table-cell>
          <table:table-cell office:value-type="float" office:value="16.9849529266357" table:style-name="ce1">
            <text:p>16.98495293</text:p>
          </table:table-cell>
          <table:table-cell office:value-type="float" office:value="0" table:style-name="ce1">
            <text:p>0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830.217041015625" table:style-name="ce1">
            <text:p>830.217041</text:p>
          </table:table-cell>
          <table:table-cell office:value-type="float" office:value="-77.546325683593807" table:style-name="ce1">
            <text:p>-77.54632568</text:p>
          </table:table-cell>
          <table:table-cell office:value-type="float" office:value="115.6" table:style-name="ce1">
            <text:p>115.6</text:p>
          </table:table-cell>
          <table:table-cell office:value-type="float" office:value="126626.53125" table:style-name="ce1">
            <text:p>126626.5313</text:p>
          </table:table-cell>
          <table:table-cell office:value-type="float" office:value="548" table:style-name="ce1">
            <text:p>548</text:p>
          </table:table-cell>
          <table:table-cell office:value-type="float" office:value="5849.9166666666897" table:style-name="ce1">
            <text:p>5849.916667</text:p>
          </table:table-cell>
          <table:table-cell table:number-columns-repeated="16373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70.862266540527301" table:style-name="ce1">
            <text:p>70.86226654</text:p>
          </table:table-cell>
          <table:table-cell office:value-type="float" office:value="17.071760177612301" table:style-name="ce1">
            <text:p>17.07176018</text:p>
          </table:table-cell>
          <table:table-cell office:value-type="float" office:value="0" table:style-name="ce1">
            <text:p>0</text:p>
          </table:table-cell>
          <table:table-cell office:value-type="float" office:value="6.3975696563720703" table:style-name="ce1">
            <text:p>6.397569656</text:p>
          </table:table-cell>
          <table:table-cell office:value-type="float" office:value="831.28472900390602" table:style-name="ce1">
            <text:p>831.284729</text:p>
          </table:table-cell>
          <table:table-cell office:value-type="float" office:value="-85.0694580078125" table:style-name="ce1">
            <text:p>-85.06945801</text:p>
          </table:table-cell>
          <table:table-cell office:value-type="float" office:value="115.6" table:style-name="ce1">
            <text:p>115.6</text:p>
          </table:table-cell>
          <table:table-cell office:value-type="float" office:value="126715.0078125" table:style-name="ce1">
            <text:p>126715.0078</text:p>
          </table:table-cell>
          <table:table-cell office:value-type="float" office:value="547" table:style-name="ce1">
            <text:p>547</text:p>
          </table:table-cell>
          <table:table-cell office:value-type="float" office:value="5859.0333333333501" table:style-name="ce1">
            <text:p>5859.033333</text:p>
          </table:table-cell>
          <table:table-cell table:number-columns-repeated="16373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70.746528625488295" table:style-name="ce1">
            <text:p>70.74652863</text:p>
          </table:table-cell>
          <table:table-cell office:value-type="float" office:value="17.1296291351318" table:style-name="ce1">
            <text:p>17.12962914</text:p>
          </table:table-cell>
          <table:table-cell office:value-type="float" office:value="0" table:style-name="ce1">
            <text:p>0</text:p>
          </table:table-cell>
          <table:table-cell office:value-type="float" office:value="6.4192709922790501" table:style-name="ce1">
            <text:p>6.419270992</text:p>
          </table:table-cell>
          <table:table-cell office:value-type="float" office:value="831.28472900390602" table:style-name="ce1">
            <text:p>831.284729</text:p>
          </table:table-cell>
          <table:table-cell office:value-type="float" office:value="-97.222229003906307" table:style-name="ce1">
            <text:p>-97.222229</text:p>
          </table:table-cell>
          <table:table-cell office:value-type="float" office:value="115.6" table:style-name="ce1">
            <text:p>115.6</text:p>
          </table:table-cell>
          <table:table-cell office:value-type="float" office:value="127157.453125" table:style-name="ce1">
            <text:p>127157.4531</text:p>
          </table:table-cell>
          <table:table-cell office:value-type="float" office:value="548" table:style-name="ce1">
            <text:p>548</text:p>
          </table:table-cell>
          <table:table-cell office:value-type="float" office:value="5868.1666666666897" table:style-name="ce1">
            <text:p>5868.166667</text:p>
          </table:table-cell>
          <table:table-cell table:number-columns-repeated="16373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0.370368957519503" table:style-name="ce1">
            <text:p>70.37036896</text:p>
          </table:table-cell>
          <table:table-cell office:value-type="float" office:value="17.216434478759801" table:style-name="ce1">
            <text:p>17.21643448</text:p>
          </table:table-cell>
          <table:table-cell office:value-type="float" office:value="0" table:style-name="ce1">
            <text:p>0</text:p>
          </table:table-cell>
          <table:table-cell office:value-type="float" office:value="6.4192709922790501" table:style-name="ce1">
            <text:p>6.419270992</text:p>
          </table:table-cell>
          <table:table-cell office:value-type="float" office:value="832.35241699218795" table:style-name="ce1">
            <text:p>832.352417</text:p>
          </table:table-cell>
          <table:table-cell office:value-type="float" office:value="-100.694458007813" table:style-name="ce1">
            <text:p>-100.694458</text:p>
          </table:table-cell>
          <table:table-cell office:value-type="float" office:value="115.6" table:style-name="ce1">
            <text:p>115.6</text:p>
          </table:table-cell>
          <table:table-cell office:value-type="float" office:value="128484.78125" table:style-name="ce1">
            <text:p>128484.7813</text:p>
          </table:table-cell>
          <table:table-cell office:value-type="float" office:value="548" table:style-name="ce1">
            <text:p>548</text:p>
          </table:table-cell>
          <table:table-cell office:value-type="float" office:value="5877.3000000000202" table:style-name="ce1">
            <text:p>5877.3</text:p>
          </table:table-cell>
          <table:table-cell table:number-columns-repeated="16373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0.225692749023395" table:style-name="ce1">
            <text:p>70.22569275</text:p>
          </table:table-cell>
          <table:table-cell office:value-type="float" office:value="17.2453708648682" table:style-name="ce1">
            <text:p>17.24537086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32.35241699218795" table:style-name="ce1">
            <text:p>832.352417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5.6" table:style-name="ce1">
            <text:p>115.6</text:p>
          </table:table-cell>
          <table:table-cell office:value-type="float" office:value="129546.6328125" table:style-name="ce1">
            <text:p>129546.6328</text:p>
          </table:table-cell>
          <table:table-cell office:value-type="float" office:value="549" table:style-name="ce1">
            <text:p>549</text:p>
          </table:table-cell>
          <table:table-cell office:value-type="float" office:value="5886.4500000000198" table:style-name="ce1">
            <text:p>5886.45</text:p>
          </table:table-cell>
          <table:table-cell table:number-columns-repeated="16373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70.138885498046903" table:style-name="ce1">
            <text:p>70.1388855</text:p>
          </table:table-cell>
          <table:table-cell office:value-type="float" office:value="17.2453708648682" table:style-name="ce1">
            <text:p>17.24537086</text:p>
          </table:table-cell>
          <table:table-cell office:value-type="float" office:value="0" table:style-name="ce1">
            <text:p>0</text:p>
          </table:table-cell>
          <table:table-cell office:value-type="float" office:value="6.40625" table:style-name="ce1">
            <text:p>6.40625</text:p>
          </table:table-cell>
          <table:table-cell office:value-type="float" office:value="833.420166015625" table:style-name="ce1">
            <text:p>833.420166</text:p>
          </table:table-cell>
          <table:table-cell office:value-type="float" office:value="-109.375" table:style-name="ce1">
            <text:p>-109.375</text:p>
          </table:table-cell>
          <table:table-cell office:value-type="float" office:value="115.6" table:style-name="ce1">
            <text:p>115.6</text:p>
          </table:table-cell>
          <table:table-cell office:value-type="float" office:value="130520" table:style-name="ce1">
            <text:p>130520</text:p>
          </table:table-cell>
          <table:table-cell office:value-type="float" office:value="551" table:style-name="ce1">
            <text:p>551</text:p>
          </table:table-cell>
          <table:table-cell office:value-type="float" office:value="5895.6333333333496" table:style-name="ce1">
            <text:p>5895.633333</text:p>
          </table:table-cell>
          <table:table-cell table:number-columns-repeated="16373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70.167823791503906" table:style-name="ce1">
            <text:p>70.16782379</text:p>
          </table:table-cell>
          <table:table-cell office:value-type="float" office:value="17.2453708648682" table:style-name="ce1">
            <text:p>17.24537086</text:p>
          </table:table-cell>
          <table:table-cell office:value-type="float" office:value="0" table:style-name="ce1">
            <text:p>0</text:p>
          </table:table-cell>
          <table:table-cell office:value-type="float" office:value="6.4019098281860396" table:style-name="ce1">
            <text:p>6.401909828</text:p>
          </table:table-cell>
          <table:table-cell office:value-type="float" office:value="833.77606201171898" table:style-name="ce1">
            <text:p>833.776062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5.6" table:style-name="ce1">
            <text:p>115.6</text:p>
          </table:table-cell>
          <table:table-cell office:value-type="float" office:value="130962.4453125" table:style-name="ce1">
            <text:p>130962.4453</text:p>
          </table:table-cell>
          <table:table-cell office:value-type="float" office:value="551" table:style-name="ce1">
            <text:p>551</text:p>
          </table:table-cell>
          <table:table-cell office:value-type="float" office:value="5904.8166666666903" table:style-name="ce1">
            <text:p>5904.816667</text:p>
          </table:table-cell>
          <table:table-cell table:number-columns-repeated="16373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70.283561706542997" table:style-name="ce1">
            <text:p>70.28356171</text:p>
          </table:table-cell>
          <table:table-cell office:value-type="float" office:value="17.216434478759801" table:style-name="ce1">
            <text:p>17.21643448</text:p>
          </table:table-cell>
          <table:table-cell office:value-type="float" office:value="0" table:style-name="ce1">
            <text:p>0</text:p>
          </table:table-cell>
          <table:table-cell office:value-type="float" office:value="6.3975696563720703" table:style-name="ce1">
            <text:p>6.397569656</text:p>
          </table:table-cell>
          <table:table-cell office:value-type="float" office:value="834.84375" table:style-name="ce1">
            <text:p>834.84375</text:p>
          </table:table-cell>
          <table:table-cell office:value-type="float" office:value="-115.16204833984401" table:style-name="ce1">
            <text:p>-115.1620483</text:p>
          </table:table-cell>
          <table:table-cell office:value-type="float" office:value="115.6" table:style-name="ce1">
            <text:p>115.6</text:p>
          </table:table-cell>
          <table:table-cell office:value-type="float" office:value="134236.5" table:style-name="ce1">
            <text:p>134236.5</text:p>
          </table:table-cell>
          <table:table-cell office:value-type="float" office:value="552" table:style-name="ce1">
            <text:p>552</text:p>
          </table:table-cell>
          <table:table-cell office:value-type="float" office:value="5914.0166666666901" table:style-name="ce1">
            <text:p>5914.016667</text:p>
          </table:table-cell>
          <table:table-cell table:number-columns-repeated="16373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70.601852416992202" table:style-name="ce1">
            <text:p>70.60185242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845486640930202" table:style-name="ce1">
            <text:p>6.384548664</text:p>
          </table:table-cell>
          <table:table-cell office:value-type="float" office:value="834.84375" table:style-name="ce1">
            <text:p>834.84375</text:p>
          </table:table-cell>
          <table:table-cell office:value-type="float" office:value="-116.319458007813" table:style-name="ce1">
            <text:p>-116.319458</text:p>
          </table:table-cell>
          <table:table-cell office:value-type="float" office:value="115.6" table:style-name="ce1">
            <text:p>115.6</text:p>
          </table:table-cell>
          <table:table-cell office:value-type="float" office:value="136183.234375" table:style-name="ce1">
            <text:p>136183.2344</text:p>
          </table:table-cell>
          <table:table-cell office:value-type="float" office:value="551" table:style-name="ce1">
            <text:p>551</text:p>
          </table:table-cell>
          <table:table-cell office:value-type="float" office:value="5923.2000000000198" table:style-name="ce1">
            <text:p>5923.2</text:p>
          </table:table-cell>
          <table:table-cell table:number-columns-repeated="16373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70.775459289550795" table:style-name="ce1">
            <text:p>70.77545929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835.91143798828102" table:style-name="ce1">
            <text:p>835.911438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38129.984375" table:style-name="ce1">
            <text:p>138129.9844</text:p>
          </table:table-cell>
          <table:table-cell office:value-type="float" office:value="551" table:style-name="ce1">
            <text:p>551</text:p>
          </table:table-cell>
          <table:table-cell office:value-type="float" office:value="5932.3833333333496" table:style-name="ce1">
            <text:p>5932.383333</text:p>
          </table:table-cell>
          <table:table-cell table:number-columns-repeated="16373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70.949073791503906" table:style-name="ce1">
            <text:p>70.94907379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836.267333984375" table:style-name="ce1">
            <text:p>836.267334</text:p>
          </table:table-cell>
          <table:table-cell office:value-type="float" office:value="-126.15740966796901" table:style-name="ce1">
            <text:p>-126.1574097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51" table:style-name="ce1">
            <text:p>551</text:p>
          </table:table-cell>
          <table:table-cell office:value-type="float" office:value="5941.5666666666903" table:style-name="ce1">
            <text:p>5941.566667</text:p>
          </table:table-cell>
          <table:table-cell table:number-columns-repeated="16373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71.180557250976605" table:style-name="ce1">
            <text:p>71.18055725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3454861640930202" table:style-name="ce1">
            <text:p>6.345486164</text:p>
          </table:table-cell>
          <table:table-cell office:value-type="float" office:value="836.623291015625" table:style-name="ce1">
            <text:p>836.623291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40784.625" table:style-name="ce1">
            <text:p>140784.625</text:p>
          </table:table-cell>
          <table:table-cell office:value-type="float" office:value="551" table:style-name="ce1">
            <text:p>551</text:p>
          </table:table-cell>
          <table:table-cell office:value-type="float" office:value="5950.75000000002" table:style-name="ce1">
            <text:p>5950.75</text:p>
          </table:table-cell>
          <table:table-cell table:number-columns-repeated="16373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71.354164123535199" table:style-name="ce1">
            <text:p>71.35416412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37.69097900390602" table:style-name="ce1">
            <text:p>837.690979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1492.53125" table:style-name="ce1">
            <text:p>141492.5313</text:p>
          </table:table-cell>
          <table:table-cell office:value-type="float" office:value="552" table:style-name="ce1">
            <text:p>552</text:p>
          </table:table-cell>
          <table:table-cell office:value-type="float" office:value="5959.9500000000198" table:style-name="ce1">
            <text:p>5959.95</text:p>
          </table:table-cell>
          <table:table-cell table:number-columns-repeated="16373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71.643516540527301" table:style-name="ce1">
            <text:p>71.64351654</text:p>
          </table:table-cell>
          <table:table-cell office:value-type="float" office:value="16.956018447876001" table:style-name="ce1">
            <text:p>16.95601845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838.046875" table:style-name="ce1">
            <text:p>838.046875</text:p>
          </table:table-cell>
          <table:table-cell office:value-type="float" office:value="-120.370361328125" table:style-name="ce1">
            <text:p>-120.3703613</text:p>
          </table:table-cell>
          <table:table-cell office:value-type="float" office:value="115.6" table:style-name="ce1">
            <text:p>115.6</text:p>
          </table:table-cell>
          <table:table-cell office:value-type="float" office:value="141669.515625" table:style-name="ce1">
            <text:p>141669.5156</text:p>
          </table:table-cell>
          <table:table-cell office:value-type="float" office:value="552" table:style-name="ce1">
            <text:p>552</text:p>
          </table:table-cell>
          <table:table-cell office:value-type="float" office:value="5969.1500000000196" table:style-name="ce1">
            <text:p>5969.15</text:p>
          </table:table-cell>
          <table:table-cell table:number-columns-repeated="16373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72.019676208496094" table:style-name="ce1">
            <text:p>72.01967621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839.11456298828102" table:style-name="ce1">
            <text:p>839.114563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1757.984375" table:style-name="ce1">
            <text:p>141757.9844</text:p>
          </table:table-cell>
          <table:table-cell office:value-type="float" office:value="552" table:style-name="ce1">
            <text:p>552</text:p>
          </table:table-cell>
          <table:table-cell office:value-type="float" office:value="5978.3500000000204" table:style-name="ce1">
            <text:p>5978.35</text:p>
          </table:table-cell>
          <table:table-cell table:number-columns-repeated="16373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72.309028625488295" table:style-name="ce1">
            <text:p>72.30902863</text:p>
          </table:table-cell>
          <table:table-cell office:value-type="float" office:value="16.753471374511701" table:style-name="ce1">
            <text:p>16.75347137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839.470458984375" table:style-name="ce1">
            <text:p>839.470459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51" table:style-name="ce1">
            <text:p>551</text:p>
          </table:table-cell>
          <table:table-cell office:value-type="float" office:value="5987.5333333333501" table:style-name="ce1">
            <text:p>5987.533333</text:p>
          </table:table-cell>
          <table:table-cell table:number-columns-repeated="16373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72.598381042480497" table:style-name="ce1">
            <text:p>72.59838104</text:p>
          </table:table-cell>
          <table:table-cell office:value-type="float" office:value="16.6666660308838" table:style-name="ce1">
            <text:p>16.66666603</text:p>
          </table:table-cell>
          <table:table-cell office:value-type="float" office:value="0" table:style-name="ce1">
            <text:p>0</text:p>
          </table:table-cell>
          <table:table-cell office:value-type="float" office:value="6.1241321563720703" table:style-name="ce1">
            <text:p>6.124132156</text:p>
          </table:table-cell>
          <table:table-cell office:value-type="float" office:value="840.53820800781295" table:style-name="ce1">
            <text:p>840.538208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1050.09375" table:style-name="ce1">
            <text:p>141050.0938</text:p>
          </table:table-cell>
          <table:table-cell office:value-type="float" office:value="551" table:style-name="ce1">
            <text:p>551</text:p>
          </table:table-cell>
          <table:table-cell office:value-type="float" office:value="5996.7166666666899" table:style-name="ce1">
            <text:p>5996.716667</text:p>
          </table:table-cell>
          <table:table-cell table:number-columns-repeated="16373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72.743057250976605" table:style-name="ce1">
            <text:p>72.74305725</text:p>
          </table:table-cell>
          <table:table-cell office:value-type="float" office:value="16.550926208496101" table:style-name="ce1">
            <text:p>16.55092621</text:p>
          </table:table-cell>
          <table:table-cell office:value-type="float" office:value="0" table:style-name="ce1">
            <text:p>0</text:p>
          </table:table-cell>
          <table:table-cell office:value-type="float" office:value="6.09375" table:style-name="ce1">
            <text:p>6.09375</text:p>
          </table:table-cell>
          <table:table-cell office:value-type="float" office:value="841.25" table:style-name="ce1">
            <text:p>841.25</text:p>
          </table:table-cell>
          <table:table-cell office:value-type="float" office:value="-126.736083984375" table:style-name="ce1">
            <text:p>-126.736084</text:p>
          </table:table-cell>
          <table:table-cell office:value-type="float" office:value="115.6" table:style-name="ce1">
            <text:p>115.6</text:p>
          </table:table-cell>
          <table:table-cell office:value-type="float" office:value="140607.640625" table:style-name="ce1">
            <text:p>140607.6406</text:p>
          </table:table-cell>
          <table:table-cell office:value-type="float" office:value="551" table:style-name="ce1">
            <text:p>551</text:p>
          </table:table-cell>
          <table:table-cell office:value-type="float" office:value="6005.9000000000196" table:style-name="ce1">
            <text:p>6005.9</text:p>
          </table:table-cell>
          <table:table-cell table:number-columns-repeated="16373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72.916664123535199" table:style-name="ce1">
            <text:p>72.91666412</text:p>
          </table:table-cell>
          <table:table-cell office:value-type="float" office:value="16.493055343627901" table:style-name="ce1">
            <text:p>16.49305534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41.25" table:style-name="ce1">
            <text:p>841.25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40253.6875" table:style-name="ce1">
            <text:p>140253.6875</text:p>
          </table:table-cell>
          <table:table-cell office:value-type="float" office:value="551" table:style-name="ce1">
            <text:p>551</text:p>
          </table:table-cell>
          <table:table-cell office:value-type="float" office:value="6015.0833333333503" table:style-name="ce1">
            <text:p>6015.083333</text:p>
          </table:table-cell>
          <table:table-cell table:number-columns-repeated="16373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73.032409667968807" table:style-name="ce1">
            <text:p>73.03240967</text:p>
          </table:table-cell>
          <table:table-cell office:value-type="float" office:value="16.3483791351318" table:style-name="ce1">
            <text:p>16.34837914</text:p>
          </table:table-cell>
          <table:table-cell office:value-type="float" office:value="0" table:style-name="ce1">
            <text:p>0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841.60589599609398" table:style-name="ce1">
            <text:p>841.605896</text:p>
          </table:table-cell>
          <table:table-cell office:value-type="float" office:value="-125" table:style-name="ce1">
            <text:p>-125</text:p>
          </table:table-cell>
          <table:table-cell office:value-type="float" office:value="115.6" table:style-name="ce1">
            <text:p>115.6</text:p>
          </table:table-cell>
          <table:table-cell office:value-type="float" office:value="138660.90625" table:style-name="ce1">
            <text:p>138660.9063</text:p>
          </table:table-cell>
          <table:table-cell office:value-type="float" office:value="552" table:style-name="ce1">
            <text:p>552</text:p>
          </table:table-cell>
          <table:table-cell office:value-type="float" office:value="6024.2833333333501" table:style-name="ce1">
            <text:p>6024.283333</text:p>
          </table:table-cell>
          <table:table-cell table:number-columns-repeated="16373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73.350692749023395" table:style-name="ce1">
            <text:p>73.35069275</text:p>
          </table:table-cell>
          <table:table-cell office:value-type="float" office:value="16.261573791503899" table:style-name="ce1">
            <text:p>16.26157379</text:p>
          </table:table-cell>
          <table:table-cell office:value-type="float" office:value="0" table:style-name="ce1">
            <text:p>0</text:p>
          </table:table-cell>
          <table:table-cell office:value-type="float" office:value="6.0546875" table:style-name="ce1">
            <text:p>6.0546875</text:p>
          </table:table-cell>
          <table:table-cell office:value-type="float" office:value="841.96179199218795" table:style-name="ce1">
            <text:p>841.961792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5.6" table:style-name="ce1">
            <text:p>115.6</text:p>
          </table:table-cell>
          <table:table-cell office:value-type="float" office:value="138218.46875" table:style-name="ce1">
            <text:p>138218.4688</text:p>
          </table:table-cell>
          <table:table-cell office:value-type="float" office:value="551" table:style-name="ce1">
            <text:p>551</text:p>
          </table:table-cell>
          <table:table-cell office:value-type="float" office:value="6033.4666666666899" table:style-name="ce1">
            <text:p>6033.466667</text:p>
          </table:table-cell>
          <table:table-cell table:number-columns-repeated="16373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73.466438293457003" table:style-name="ce1">
            <text:p>73.46643829</text:p>
          </table:table-cell>
          <table:table-cell office:value-type="float" office:value="16.232639312744102" table:style-name="ce1">
            <text:p>16.23263931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41.96179199218795" table:style-name="ce1">
            <text:p>841.961792</text:p>
          </table:table-cell>
          <table:table-cell office:value-type="float" office:value="-120.370361328125" table:style-name="ce1">
            <text:p>-120.3703613</text:p>
          </table:table-cell>
          <table:table-cell office:value-type="float" office:value="115.6" table:style-name="ce1">
            <text:p>115.6</text:p>
          </table:table-cell>
          <table:table-cell office:value-type="float" office:value="138218.46875" table:style-name="ce1">
            <text:p>138218.4688</text:p>
          </table:table-cell>
          <table:table-cell office:value-type="float" office:value="551" table:style-name="ce1">
            <text:p>551</text:p>
          </table:table-cell>
          <table:table-cell office:value-type="float" office:value="6042.6500000000196" table:style-name="ce1">
            <text:p>6042.65</text:p>
          </table:table-cell>
          <table:table-cell table:number-columns-repeated="16373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73.524307250976605" table:style-name="ce1">
            <text:p>73.52430725</text:p>
          </table:table-cell>
          <table:table-cell office:value-type="float" office:value="16.174768447876001" table:style-name="ce1">
            <text:p>16.17476845</text:p>
          </table:table-cell>
          <table:table-cell office:value-type="float" office:value="0" table:style-name="ce1">
            <text:p>0</text:p>
          </table:table-cell>
          <table:table-cell office:value-type="float" office:value="6.0850696563720703" table:style-name="ce1">
            <text:p>6.085069656</text:p>
          </table:table-cell>
          <table:table-cell office:value-type="float" office:value="842.31768798828102" table:style-name="ce1">
            <text:p>842.317688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5.6" table:style-name="ce1">
            <text:p>115.6</text:p>
          </table:table-cell>
          <table:table-cell office:value-type="float" office:value="138218.46875" table:style-name="ce1">
            <text:p>138218.4688</text:p>
          </table:table-cell>
          <table:table-cell office:value-type="float" office:value="551" table:style-name="ce1">
            <text:p>551</text:p>
          </table:table-cell>
          <table:table-cell office:value-type="float" office:value="6051.8333333333503" table:style-name="ce1">
            <text:p>6051.833333</text:p>
          </table:table-cell>
          <table:table-cell table:number-columns-repeated="16373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73.379631042480497" table:style-name="ce1">
            <text:p>73.37963104</text:p>
          </table:table-cell>
          <table:table-cell office:value-type="float" office:value="16.174768447876001" table:style-name="ce1">
            <text:p>16.17476845</text:p>
          </table:table-cell>
          <table:table-cell office:value-type="float" office:value="0" table:style-name="ce1">
            <text:p>0</text:p>
          </table:table-cell>
          <table:table-cell office:value-type="float" office:value="6.1154513359069798" table:style-name="ce1">
            <text:p>6.115451336</text:p>
          </table:table-cell>
          <table:table-cell office:value-type="float" office:value="843.029541015625" table:style-name="ce1">
            <text:p>843.029541</text:p>
          </table:table-cell>
          <table:table-cell office:value-type="float" office:value="-115.16204833984401" table:style-name="ce1">
            <text:p>-115.1620483</text:p>
          </table:table-cell>
          <table:table-cell office:value-type="float" office:value="115.6" table:style-name="ce1">
            <text:p>115.6</text:p>
          </table:table-cell>
          <table:table-cell office:value-type="float" office:value="138218.46875" table:style-name="ce1">
            <text:p>138218.4688</text:p>
          </table:table-cell>
          <table:table-cell office:value-type="float" office:value="551" table:style-name="ce1">
            <text:p>551</text:p>
          </table:table-cell>
          <table:table-cell office:value-type="float" office:value="6061.0166666666901" table:style-name="ce1">
            <text:p>6061.016667</text:p>
          </table:table-cell>
          <table:table-cell table:number-columns-repeated="16373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6.232639312744102" table:style-name="ce1">
            <text:p>16.23263931</text:p>
          </table:table-cell>
          <table:table-cell office:value-type="float" office:value="0" table:style-name="ce1">
            <text:p>0</text:p>
          </table:table-cell>
          <table:table-cell office:value-type="float" office:value="6.1371526718139702" table:style-name="ce1">
            <text:p>6.137152672</text:p>
          </table:table-cell>
          <table:table-cell office:value-type="float" office:value="843.029541015625" table:style-name="ce1">
            <text:p>843.029541</text:p>
          </table:table-cell>
          <table:table-cell office:value-type="float" office:value="-110.53240966796901" table:style-name="ce1">
            <text:p>-110.5324097</text:p>
          </table:table-cell>
          <table:table-cell office:value-type="float" office:value="115.6" table:style-name="ce1">
            <text:p>115.6</text:p>
          </table:table-cell>
          <table:table-cell office:value-type="float" office:value="138129.984375" table:style-name="ce1">
            <text:p>138129.9844</text:p>
          </table:table-cell>
          <table:table-cell office:value-type="float" office:value="551" table:style-name="ce1">
            <text:p>551</text:p>
          </table:table-cell>
          <table:table-cell office:value-type="float" office:value="6070.2000000000198" table:style-name="ce1">
            <text:p>6070.2</text:p>
          </table:table-cell>
          <table:table-cell table:number-columns-repeated="16373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2.743057250976605" table:style-name="ce1">
            <text:p>72.74305725</text:p>
          </table:table-cell>
          <table:table-cell office:value-type="float" office:value="16.3483791351318" table:style-name="ce1">
            <text:p>16.34837914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844.09722900390602" table:style-name="ce1">
            <text:p>844.097229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5.6" table:style-name="ce1">
            <text:p>115.6</text:p>
          </table:table-cell>
          <table:table-cell office:value-type="float" office:value="137953.015625" table:style-name="ce1">
            <text:p>137953.0156</text:p>
          </table:table-cell>
          <table:table-cell office:value-type="float" office:value="550" table:style-name="ce1">
            <text:p>550</text:p>
          </table:table-cell>
          <table:table-cell office:value-type="float" office:value="6079.3666666666904" table:style-name="ce1">
            <text:p>6079.366667</text:p>
          </table:table-cell>
          <table:table-cell table:number-columns-repeated="16373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2.193290710449205" table:style-name="ce1">
            <text:p>72.19329071</text:p>
          </table:table-cell>
          <table:table-cell office:value-type="float" office:value="16.493055343627901" table:style-name="ce1">
            <text:p>16.49305534</text:p>
          </table:table-cell>
          <table:table-cell office:value-type="float" office:value="0" table:style-name="ce1">
            <text:p>0</text:p>
          </table:table-cell>
          <table:table-cell office:value-type="float" office:value="6.171875" table:style-name="ce1">
            <text:p>6.171875</text:p>
          </table:table-cell>
          <table:table-cell office:value-type="float" office:value="844.453125" table:style-name="ce1">
            <text:p>844.453125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5.6" table:style-name="ce1">
            <text:p>115.6</text:p>
          </table:table-cell>
          <table:table-cell office:value-type="float" office:value="137687.53125" table:style-name="ce1">
            <text:p>137687.5313</text:p>
          </table:table-cell>
          <table:table-cell office:value-type="float" office:value="550" table:style-name="ce1">
            <text:p>550</text:p>
          </table:table-cell>
          <table:table-cell office:value-type="float" office:value="6088.5333333333501" table:style-name="ce1">
            <text:p>6088.533333</text:p>
          </table:table-cell>
          <table:table-cell table:number-columns-repeated="16373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71.730323791503906" table:style-name="ce1">
            <text:p>71.73032379</text:p>
          </table:table-cell>
          <table:table-cell office:value-type="float" office:value="16.637731552123999" table:style-name="ce1">
            <text:p>16.63773155</text:p>
          </table:table-cell>
          <table:table-cell office:value-type="float" office:value="0" table:style-name="ce1">
            <text:p>0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844.80902099609398" table:style-name="ce1">
            <text:p>844.809021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7510.5625" table:style-name="ce1">
            <text:p>137510.5625</text:p>
          </table:table-cell>
          <table:table-cell office:value-type="float" office:value="549" table:style-name="ce1">
            <text:p>549</text:p>
          </table:table-cell>
          <table:table-cell office:value-type="float" office:value="6097.6833333333498" table:style-name="ce1">
            <text:p>6097.683333</text:p>
          </table:table-cell>
          <table:table-cell table:number-columns-repeated="16373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71.238426208496094" table:style-name="ce1">
            <text:p>71.23842621</text:p>
          </table:table-cell>
          <table:table-cell office:value-type="float" office:value="16.782407760620099" table:style-name="ce1">
            <text:p>16.78240776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45.52081298828102" table:style-name="ce1">
            <text:p>845.520813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15.6" table:style-name="ce1">
            <text:p>115.6</text:p>
          </table:table-cell>
          <table:table-cell office:value-type="float" office:value="137245.109375" table:style-name="ce1">
            <text:p>137245.1094</text:p>
          </table:table-cell>
          <table:table-cell office:value-type="float" office:value="549" table:style-name="ce1">
            <text:p>549</text:p>
          </table:table-cell>
          <table:table-cell office:value-type="float" office:value="6106.8333333333503" table:style-name="ce1">
            <text:p>6106.833333</text:p>
          </table:table-cell>
          <table:table-cell table:number-columns-repeated="16373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70.515045166015597" table:style-name="ce1">
            <text:p>70.51504517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845.52081298828102" table:style-name="ce1">
            <text:p>845.520813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37156.609375" table:style-name="ce1">
            <text:p>137156.6094</text:p>
          </table:table-cell>
          <table:table-cell office:value-type="float" office:value="549" table:style-name="ce1">
            <text:p>549</text:p>
          </table:table-cell>
          <table:table-cell office:value-type="float" office:value="6115.9833333333499" table:style-name="ce1">
            <text:p>6115.983333</text:p>
          </table:table-cell>
          <table:table-cell table:number-columns-repeated="16373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0.196762084960895" table:style-name="ce1">
            <text:p>70.19676208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845.876708984375" table:style-name="ce1">
            <text:p>845.876709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5.6" table:style-name="ce1">
            <text:p>115.6</text:p>
          </table:table-cell>
          <table:table-cell office:value-type="float" office:value="137068.125" table:style-name="ce1">
            <text:p>137068.125</text:p>
          </table:table-cell>
          <table:table-cell office:value-type="float" office:value="549" table:style-name="ce1">
            <text:p>549</text:p>
          </table:table-cell>
          <table:table-cell office:value-type="float" office:value="6125.1333333333496" table:style-name="ce1">
            <text:p>6125.133333</text:p>
          </table:table-cell>
          <table:table-cell table:number-columns-repeated="16373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69.907409667968807" table:style-name="ce1">
            <text:p>69.90740967</text:p>
          </table:table-cell>
          <table:table-cell office:value-type="float" office:value="17.1296291351318" table:style-name="ce1">
            <text:p>17.12962914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845.876708984375" table:style-name="ce1">
            <text:p>845.876709</text:p>
          </table:table-cell>
          <table:table-cell office:value-type="float" office:value="-102.430541992188" table:style-name="ce1">
            <text:p>-102.430542</text:p>
          </table:table-cell>
          <table:table-cell office:value-type="float" office:value="115.6" table:style-name="ce1">
            <text:p>115.6</text:p>
          </table:table-cell>
          <table:table-cell office:value-type="float" office:value="136714.171875" table:style-name="ce1">
            <text:p>136714.1719</text:p>
          </table:table-cell>
          <table:table-cell office:value-type="float" office:value="549" table:style-name="ce1">
            <text:p>549</text:p>
          </table:table-cell>
          <table:table-cell office:value-type="float" office:value="6134.2833333333501" table:style-name="ce1">
            <text:p>6134.283333</text:p>
          </table:table-cell>
          <table:table-cell table:number-columns-repeated="16373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69.618057250976605" table:style-name="ce1">
            <text:p>69.61805725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46.94445800781295" table:style-name="ce1">
            <text:p>846.944458</text:p>
          </table:table-cell>
          <table:table-cell office:value-type="float" office:value="-105.90277099609401" table:style-name="ce1">
            <text:p>-105.902771</text:p>
          </table:table-cell>
          <table:table-cell office:value-type="float" office:value="115.6" table:style-name="ce1">
            <text:p>115.6</text:p>
          </table:table-cell>
          <table:table-cell office:value-type="float" office:value="136360.21875" table:style-name="ce1">
            <text:p>136360.2188</text:p>
          </table:table-cell>
          <table:table-cell office:value-type="float" office:value="548" table:style-name="ce1">
            <text:p>548</text:p>
          </table:table-cell>
          <table:table-cell office:value-type="float" office:value="6143.4166666666897" table:style-name="ce1">
            <text:p>6143.416667</text:p>
          </table:table-cell>
          <table:table-cell table:number-columns-repeated="16373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69.473381042480497" table:style-name="ce1">
            <text:p>69.47338104</text:p>
          </table:table-cell>
          <table:table-cell office:value-type="float" office:value="17.216434478759801" table:style-name="ce1">
            <text:p>17.21643448</text:p>
          </table:table-cell>
          <table:table-cell office:value-type="float" office:value="0" table:style-name="ce1">
            <text:p>0</text:p>
          </table:table-cell>
          <table:table-cell office:value-type="float" office:value="6.3368053436279297" table:style-name="ce1">
            <text:p>6.336805344</text:p>
          </table:table-cell>
          <table:table-cell office:value-type="float" office:value="846.94445800781295" table:style-name="ce1">
            <text:p>846.944458</text:p>
          </table:table-cell>
          <table:table-cell office:value-type="float" office:value="-110.53240966796901" table:style-name="ce1">
            <text:p>-110.5324097</text:p>
          </table:table-cell>
          <table:table-cell office:value-type="float" office:value="115.6" table:style-name="ce1">
            <text:p>115.6</text:p>
          </table:table-cell>
          <table:table-cell office:value-type="float" office:value="137245.109375" table:style-name="ce1">
            <text:p>137245.1094</text:p>
          </table:table-cell>
          <table:table-cell office:value-type="float" office:value="549" table:style-name="ce1">
            <text:p>549</text:p>
          </table:table-cell>
          <table:table-cell office:value-type="float" office:value="6152.5666666666903" table:style-name="ce1">
            <text:p>6152.566667</text:p>
          </table:table-cell>
          <table:table-cell table:number-columns-repeated="16373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69.328704833984403" table:style-name="ce1">
            <text:p>69.32870483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48.01214599609398" table:style-name="ce1">
            <text:p>848.012146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5.6" table:style-name="ce1">
            <text:p>115.6</text:p>
          </table:table-cell>
          <table:table-cell office:value-type="float" office:value="139103.359375" table:style-name="ce1">
            <text:p>139103.3594</text:p>
          </table:table-cell>
          <table:table-cell office:value-type="float" office:value="549" table:style-name="ce1">
            <text:p>549</text:p>
          </table:table-cell>
          <table:table-cell office:value-type="float" office:value="6161.7166666666799" table:style-name="ce1">
            <text:p>6161.716667</text:p>
          </table:table-cell>
          <table:table-cell table:number-columns-repeated="16373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69.357635498046903" table:style-name="ce1">
            <text:p>69.3576355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848.36804199218795" table:style-name="ce1">
            <text:p>848.368042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5.6" table:style-name="ce1">
            <text:p>115.6</text:p>
          </table:table-cell>
          <table:table-cell office:value-type="float" office:value="141757.984375" table:style-name="ce1">
            <text:p>141757.9844</text:p>
          </table:table-cell>
          <table:table-cell office:value-type="float" office:value="549" table:style-name="ce1">
            <text:p>549</text:p>
          </table:table-cell>
          <table:table-cell office:value-type="float" office:value="6170.8666666666804" table:style-name="ce1">
            <text:p>6170.866667</text:p>
          </table:table-cell>
          <table:table-cell table:number-columns-repeated="16373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69.444442749023395" table:style-name="ce1">
            <text:p>69.44444275</text:p>
          </table:table-cell>
          <table:table-cell office:value-type="float" office:value="17.1296291351318" table:style-name="ce1">
            <text:p>17.12962914</text:p>
          </table:table-cell>
          <table:table-cell office:value-type="float" office:value="0" table:style-name="ce1">
            <text:p>0</text:p>
          </table:table-cell>
          <table:table-cell office:value-type="float" office:value="6.2673611640930202" table:style-name="ce1">
            <text:p>6.267361164</text:p>
          </table:table-cell>
          <table:table-cell office:value-type="float" office:value="849.079833984375" table:style-name="ce1">
            <text:p>849.079834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45032.0625" table:style-name="ce1">
            <text:p>145032.0625</text:p>
          </table:table-cell>
          <table:table-cell office:value-type="float" office:value="549" table:style-name="ce1">
            <text:p>549</text:p>
          </table:table-cell>
          <table:table-cell office:value-type="float" office:value="6180.0166666666801" table:style-name="ce1">
            <text:p>6180.016667</text:p>
          </table:table-cell>
          <table:table-cell table:number-columns-repeated="16373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69.589118957519503" table:style-name="ce1">
            <text:p>69.58911896</text:p>
          </table:table-cell>
          <table:table-cell office:value-type="float" office:value="17.071760177612301" table:style-name="ce1">
            <text:p>17.07176018</text:p>
          </table:table-cell>
          <table:table-cell office:value-type="float" office:value="0" table:style-name="ce1">
            <text:p>0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849.079833984375" table:style-name="ce1">
            <text:p>849.079834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5.6" table:style-name="ce1">
            <text:p>115.6</text:p>
          </table:table-cell>
          <table:table-cell office:value-type="float" office:value="148571.578125" table:style-name="ce1">
            <text:p>148571.5781</text:p>
          </table:table-cell>
          <table:table-cell office:value-type="float" office:value="548" table:style-name="ce1">
            <text:p>548</text:p>
          </table:table-cell>
          <table:table-cell office:value-type="float" office:value="6189.1500000000196" table:style-name="ce1">
            <text:p>6189.15</text:p>
          </table:table-cell>
          <table:table-cell table:number-columns-repeated="16373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9.704864501953097" table:style-name="ce1">
            <text:p>69.7048645</text:p>
          </table:table-cell>
          <table:table-cell office:value-type="float" office:value="17.071760177612301" table:style-name="ce1">
            <text:p>17.07176018</text:p>
          </table:table-cell>
          <table:table-cell office:value-type="float" office:value="0" table:style-name="ce1">
            <text:p>0</text:p>
          </table:table-cell>
          <table:table-cell office:value-type="float" office:value="6.2282986640930202" table:style-name="ce1">
            <text:p>6.228298664</text:p>
          </table:table-cell>
          <table:table-cell office:value-type="float" office:value="849.435791015625" table:style-name="ce1">
            <text:p>849.435791</text:p>
          </table:table-cell>
          <table:table-cell office:value-type="float" office:value="-120.370361328125" table:style-name="ce1">
            <text:p>-120.3703613</text:p>
          </table:table-cell>
          <table:table-cell office:value-type="float" office:value="115.6" table:style-name="ce1">
            <text:p>115.6</text:p>
          </table:table-cell>
          <table:table-cell office:value-type="float" office:value="151491.6875" table:style-name="ce1">
            <text:p>151491.6875</text:p>
          </table:table-cell>
          <table:table-cell office:value-type="float" office:value="549" table:style-name="ce1">
            <text:p>549</text:p>
          </table:table-cell>
          <table:table-cell office:value-type="float" office:value="6198.3000000000202" table:style-name="ce1">
            <text:p>6198.3</text:p>
          </table:table-cell>
          <table:table-cell table:number-columns-repeated="16373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69.849540710449205" table:style-name="ce1">
            <text:p>69.84954071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0" table:style-name="ce1">
            <text:p>0</text:p>
          </table:table-cell>
          <table:table-cell office:value-type="float" office:value="6.2152776718139702" table:style-name="ce1">
            <text:p>6.215277672</text:p>
          </table:table-cell>
          <table:table-cell office:value-type="float" office:value="850.14758300781295" table:style-name="ce1">
            <text:p>850.147583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5.6" table:style-name="ce1">
            <text:p>115.6</text:p>
          </table:table-cell>
          <table:table-cell office:value-type="float" office:value="153703.890625" table:style-name="ce1">
            <text:p>153703.8906</text:p>
          </table:table-cell>
          <table:table-cell office:value-type="float" office:value="549" table:style-name="ce1">
            <text:p>549</text:p>
          </table:table-cell>
          <table:table-cell office:value-type="float" office:value="6207.4500000000198" table:style-name="ce1">
            <text:p>6207.45</text:p>
          </table:table-cell>
          <table:table-cell table:number-columns-repeated="16373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69.849540710449205" table:style-name="ce1">
            <text:p>69.84954071</text:p>
          </table:table-cell>
          <table:table-cell office:value-type="float" office:value="17.071760177612301" table:style-name="ce1">
            <text:p>17.07176018</text:p>
          </table:table-cell>
          <table:table-cell office:value-type="float" office:value="0" table:style-name="ce1">
            <text:p>0</text:p>
          </table:table-cell>
          <table:table-cell office:value-type="float" office:value="6.2239584922790501" table:style-name="ce1">
            <text:p>6.223958492</text:p>
          </table:table-cell>
          <table:table-cell office:value-type="float" office:value="850.14758300781295" table:style-name="ce1">
            <text:p>850.147583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5.6" table:style-name="ce1">
            <text:p>115.6</text:p>
          </table:table-cell>
          <table:table-cell office:value-type="float" office:value="155208.1875" table:style-name="ce1">
            <text:p>155208.1875</text:p>
          </table:table-cell>
          <table:table-cell office:value-type="float" office:value="549" table:style-name="ce1">
            <text:p>549</text:p>
          </table:table-cell>
          <table:table-cell office:value-type="float" office:value="6216.6000000000204" table:style-name="ce1">
            <text:p>6216.6</text:p>
          </table:table-cell>
          <table:table-cell table:number-columns-repeated="16373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69.994209289550795" table:style-name="ce1">
            <text:p>69.99420929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2282986640930202" table:style-name="ce1">
            <text:p>6.228298664</text:p>
          </table:table-cell>
          <table:table-cell office:value-type="float" office:value="850.50347900390602" table:style-name="ce1">
            <text:p>850.503479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5.6" table:style-name="ce1">
            <text:p>115.6</text:p>
          </table:table-cell>
          <table:table-cell office:value-type="float" office:value="155739.109375" table:style-name="ce1">
            <text:p>155739.1094</text:p>
          </table:table-cell>
          <table:table-cell office:value-type="float" office:value="549" table:style-name="ce1">
            <text:p>549</text:p>
          </table:table-cell>
          <table:table-cell office:value-type="float" office:value="6225.75000000002" table:style-name="ce1">
            <text:p>6225.75</text:p>
          </table:table-cell>
          <table:table-cell table:number-columns-repeated="16373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0.052085876464801" table:style-name="ce1">
            <text:p>70.05208588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851.21527099609398" table:style-name="ce1">
            <text:p>851.215271</text:p>
          </table:table-cell>
          <table:table-cell office:value-type="float" office:value="-120.370361328125" table:style-name="ce1">
            <text:p>-120.3703613</text:p>
          </table:table-cell>
          <table:table-cell office:value-type="float" office:value="115.6" table:style-name="ce1">
            <text:p>115.6</text:p>
          </table:table-cell>
          <table:table-cell office:value-type="float" office:value="156093.078125" table:style-name="ce1">
            <text:p>156093.0781</text:p>
          </table:table-cell>
          <table:table-cell office:value-type="float" office:value="548" table:style-name="ce1">
            <text:p>548</text:p>
          </table:table-cell>
          <table:table-cell office:value-type="float" office:value="6234.8833333333496" table:style-name="ce1">
            <text:p>6234.883333</text:p>
          </table:table-cell>
          <table:table-cell table:number-columns-repeated="16373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70.138885498046903" table:style-name="ce1">
            <text:p>70.1388855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51.57116699218795" table:style-name="ce1">
            <text:p>851.571167</text:p>
          </table:table-cell>
          <table:table-cell office:value-type="float" office:value="-126.736083984375" table:style-name="ce1">
            <text:p>-126.736084</text:p>
          </table:table-cell>
          <table:table-cell office:value-type="float" office:value="115.6" table:style-name="ce1">
            <text:p>115.6</text:p>
          </table:table-cell>
          <table:table-cell office:value-type="float" office:value="154765.75" table:style-name="ce1">
            <text:p>154765.75</text:p>
          </table:table-cell>
          <table:table-cell office:value-type="float" office:value="550" table:style-name="ce1">
            <text:p>550</text:p>
          </table:table-cell>
          <table:table-cell office:value-type="float" office:value="6244.0500000000202" table:style-name="ce1">
            <text:p>6244.05</text:p>
          </table:table-cell>
          <table:table-cell table:number-columns-repeated="16373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0.225692749023395" table:style-name="ce1">
            <text:p>70.22569275</text:p>
          </table:table-cell>
          <table:table-cell office:value-type="float" office:value="17.042823791503899" table:style-name="ce1">
            <text:p>17.04282379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51.92706298828102" table:style-name="ce1">
            <text:p>851.927063</text:p>
          </table:table-cell>
          <table:table-cell office:value-type="float" office:value="-125" table:style-name="ce1">
            <text:p>-125</text:p>
          </table:table-cell>
          <table:table-cell office:value-type="float" office:value="115.6" table:style-name="ce1">
            <text:p>115.6</text:p>
          </table:table-cell>
          <table:table-cell office:value-type="float" office:value="153438.421875" table:style-name="ce1">
            <text:p>153438.4219</text:p>
          </table:table-cell>
          <table:table-cell office:value-type="float" office:value="551" table:style-name="ce1">
            <text:p>551</text:p>
          </table:table-cell>
          <table:table-cell office:value-type="float" office:value="6253.2333333333499" table:style-name="ce1">
            <text:p>6253.233333</text:p>
          </table:table-cell>
          <table:table-cell table:number-columns-repeated="16373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70.572914123535199" table:style-name="ce1">
            <text:p>70.57291412</text:p>
          </table:table-cell>
          <table:table-cell office:value-type="float" office:value="16.9849529266357" table:style-name="ce1">
            <text:p>16.98495293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52.282958984375" table:style-name="ce1">
            <text:p>852.282959</text:p>
          </table:table-cell>
          <table:table-cell office:value-type="float" office:value="-131.36572265625" table:style-name="ce1">
            <text:p>-131.3657227</text:p>
          </table:table-cell>
          <table:table-cell office:value-type="float" office:value="115.6" table:style-name="ce1">
            <text:p>115.6</text:p>
          </table:table-cell>
          <table:table-cell office:value-type="float" office:value="151757.15625" table:style-name="ce1">
            <text:p>151757.1563</text:p>
          </table:table-cell>
          <table:table-cell office:value-type="float" office:value="551" table:style-name="ce1">
            <text:p>551</text:p>
          </table:table-cell>
          <table:table-cell office:value-type="float" office:value="6262.4166666666797" table:style-name="ce1">
            <text:p>6262.416667</text:p>
          </table:table-cell>
          <table:table-cell table:number-columns-repeated="16373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0.891204833984403" table:style-name="ce1">
            <text:p>70.89120483</text:p>
          </table:table-cell>
          <table:table-cell office:value-type="float" office:value="16.898147583007798" table:style-name="ce1">
            <text:p>16.89814758</text:p>
          </table:table-cell>
          <table:table-cell office:value-type="float" office:value="0" table:style-name="ce1">
            <text:p>0</text:p>
          </table:table-cell>
          <table:table-cell office:value-type="float" office:value="6.2586803436279297" table:style-name="ce1">
            <text:p>6.258680344</text:p>
          </table:table-cell>
          <table:table-cell office:value-type="float" office:value="852.638916015625" table:style-name="ce1">
            <text:p>852.638916</text:p>
          </table:table-cell>
          <table:table-cell office:value-type="float" office:value="-134.25927734375" table:style-name="ce1">
            <text:p>-134.2592773</text:p>
          </table:table-cell>
          <table:table-cell office:value-type="float" office:value="115.6" table:style-name="ce1">
            <text:p>115.6</text:p>
          </table:table-cell>
          <table:table-cell office:value-type="float" office:value="149987.390625" table:style-name="ce1">
            <text:p>149987.3906</text:p>
          </table:table-cell>
          <table:table-cell office:value-type="float" office:value="551" table:style-name="ce1">
            <text:p>551</text:p>
          </table:table-cell>
          <table:table-cell office:value-type="float" office:value="6271.6000000000204" table:style-name="ce1">
            <text:p>6271.6</text:p>
          </table:table-cell>
          <table:table-cell table:number-columns-repeated="16373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71.180557250976605" table:style-name="ce1">
            <text:p>71.18055725</text:p>
          </table:table-cell>
          <table:table-cell office:value-type="float" office:value="16.753471374511701" table:style-name="ce1">
            <text:p>16.75347137</text:p>
          </table:table-cell>
          <table:table-cell office:value-type="float" office:value="0" table:style-name="ce1">
            <text:p>0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853.70660400390602" table:style-name="ce1">
            <text:p>853.706604</text:p>
          </table:table-cell>
          <table:table-cell office:value-type="float" office:value="-133.68054199218801" table:style-name="ce1">
            <text:p>-133.680542</text:p>
          </table:table-cell>
          <table:table-cell office:value-type="float" office:value="115.6" table:style-name="ce1">
            <text:p>115.6</text:p>
          </table:table-cell>
          <table:table-cell office:value-type="float" office:value="148571.578125" table:style-name="ce1">
            <text:p>148571.5781</text:p>
          </table:table-cell>
          <table:table-cell office:value-type="float" office:value="551" table:style-name="ce1">
            <text:p>551</text:p>
          </table:table-cell>
          <table:table-cell office:value-type="float" office:value="6280.7833333333501" table:style-name="ce1">
            <text:p>6280.783333</text:p>
          </table:table-cell>
          <table:table-cell table:number-columns-repeated="16373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71.383102416992202" table:style-name="ce1">
            <text:p>71.38310242</text:p>
          </table:table-cell>
          <table:table-cell office:value-type="float" office:value="16.637731552123999" table:style-name="ce1">
            <text:p>16.63773155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53.70660400390602" table:style-name="ce1">
            <text:p>853.706604</text:p>
          </table:table-cell>
          <table:table-cell office:value-type="float" office:value="-135.41668701171901" table:style-name="ce1">
            <text:p>-135.416687</text:p>
          </table:table-cell>
          <table:table-cell office:value-type="float" office:value="115.6" table:style-name="ce1">
            <text:p>115.6</text:p>
          </table:table-cell>
          <table:table-cell office:value-type="float" office:value="147686.703125" table:style-name="ce1">
            <text:p>147686.7031</text:p>
          </table:table-cell>
          <table:table-cell office:value-type="float" office:value="551" table:style-name="ce1">
            <text:p>551</text:p>
          </table:table-cell>
          <table:table-cell office:value-type="float" office:value="6289.9666666666799" table:style-name="ce1">
            <text:p>6289.966667</text:p>
          </table:table-cell>
          <table:table-cell table:number-columns-repeated="16373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71.817131042480497" table:style-name="ce1">
            <text:p>71.81713104</text:p>
          </table:table-cell>
          <table:table-cell office:value-type="float" office:value="16.521989822387699" table:style-name="ce1">
            <text:p>16.52198982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854.77429199218795" table:style-name="ce1">
            <text:p>854.774292</text:p>
          </table:table-cell>
          <table:table-cell office:value-type="float" office:value="-131.94445800781301" table:style-name="ce1">
            <text:p>-131.944458</text:p>
          </table:table-cell>
          <table:table-cell office:value-type="float" office:value="115.6" table:style-name="ce1">
            <text:p>115.6</text:p>
          </table:table-cell>
          <table:table-cell office:value-type="float" office:value="147244.265625" table:style-name="ce1">
            <text:p>147244.2656</text:p>
          </table:table-cell>
          <table:table-cell office:value-type="float" office:value="551" table:style-name="ce1">
            <text:p>551</text:p>
          </table:table-cell>
          <table:table-cell office:value-type="float" office:value="6299.1500000000196" table:style-name="ce1">
            <text:p>6299.15</text:p>
          </table:table-cell>
          <table:table-cell table:number-columns-repeated="16373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72.019676208496094" table:style-name="ce1">
            <text:p>72.01967621</text:p>
          </table:table-cell>
          <table:table-cell office:value-type="float" office:value="16.40625" table:style-name="ce1">
            <text:p>16.40625</text:p>
          </table:table-cell>
          <table:table-cell office:value-type="float" office:value="0" table:style-name="ce1">
            <text:p>0</text:p>
          </table:table-cell>
          <table:table-cell office:value-type="float" office:value="6.1197915077209499" table:style-name="ce1">
            <text:p>6.119791508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26.736083984375" table:style-name="ce1">
            <text:p>-126.736084</text:p>
          </table:table-cell>
          <table:table-cell office:value-type="float" office:value="115.6" table:style-name="ce1">
            <text:p>115.6</text:p>
          </table:table-cell>
          <table:table-cell office:value-type="float" office:value="147244.265625" table:style-name="ce1">
            <text:p>147244.2656</text:p>
          </table:table-cell>
          <table:table-cell office:value-type="float" office:value="551" table:style-name="ce1">
            <text:p>551</text:p>
          </table:table-cell>
          <table:table-cell office:value-type="float" office:value="6308.3333333333503" table:style-name="ce1">
            <text:p>6308.333333</text:p>
          </table:table-cell>
          <table:table-cell table:number-columns-repeated="16373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2.395835876464801" table:style-name="ce1">
            <text:p>72.39583588</text:p>
          </table:table-cell>
          <table:table-cell office:value-type="float" office:value="16.261573791503899" table:style-name="ce1">
            <text:p>16.26157379</text:p>
          </table:table-cell>
          <table:table-cell office:value-type="float" office:value="0" table:style-name="ce1">
            <text:p>0</text:p>
          </table:table-cell>
          <table:table-cell office:value-type="float" office:value="6.09375" table:style-name="ce1">
            <text:p>6.09375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7244.265625" table:style-name="ce1">
            <text:p>147244.2656</text:p>
          </table:table-cell>
          <table:table-cell office:value-type="float" office:value="551" table:style-name="ce1">
            <text:p>551</text:p>
          </table:table-cell>
          <table:table-cell office:value-type="float" office:value="6317.5166666666801" table:style-name="ce1">
            <text:p>6317.516667</text:p>
          </table:table-cell>
          <table:table-cell table:number-columns-repeated="16373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72.685188293457003" table:style-name="ce1">
            <text:p>72.68518829</text:p>
          </table:table-cell>
          <table:table-cell office:value-type="float" office:value="16.174768447876001" table:style-name="ce1">
            <text:p>16.17476845</text:p>
          </table:table-cell>
          <table:table-cell office:value-type="float" office:value="0" table:style-name="ce1">
            <text:p>0</text:p>
          </table:table-cell>
          <table:table-cell office:value-type="float" office:value="6.0416665077209499" table:style-name="ce1">
            <text:p>6.041666508</text:p>
          </table:table-cell>
          <table:table-cell office:value-type="float" office:value="857.265625" table:style-name="ce1">
            <text:p>857.265625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5.6" table:style-name="ce1">
            <text:p>115.6</text:p>
          </table:table-cell>
          <table:table-cell office:value-type="float" office:value="147244.265625" table:style-name="ce1">
            <text:p>147244.2656</text:p>
          </table:table-cell>
          <table:table-cell office:value-type="float" office:value="551" table:style-name="ce1">
            <text:p>551</text:p>
          </table:table-cell>
          <table:table-cell office:value-type="float" office:value="6326.7000000000198" table:style-name="ce1">
            <text:p>6326.7</text:p>
          </table:table-cell>
          <table:table-cell table:number-columns-repeated="16373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72.800926208496094" table:style-name="ce1">
            <text:p>72.80092621</text:p>
          </table:table-cell>
          <table:table-cell office:value-type="float" office:value="16.059028625488299" table:style-name="ce1">
            <text:p>16.05902863</text:p>
          </table:table-cell>
          <table:table-cell office:value-type="float" office:value="0" table:style-name="ce1">
            <text:p>0</text:p>
          </table:table-cell>
          <table:table-cell office:value-type="float" office:value="6.015625" table:style-name="ce1">
            <text:p>6.015625</text:p>
          </table:table-cell>
          <table:table-cell office:value-type="float" office:value="857.265625" table:style-name="ce1">
            <text:p>857.265625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5.6" table:style-name="ce1">
            <text:p>115.6</text:p>
          </table:table-cell>
          <table:table-cell office:value-type="float" office:value="147244.265625" table:style-name="ce1">
            <text:p>147244.2656</text:p>
          </table:table-cell>
          <table:table-cell office:value-type="float" office:value="551" table:style-name="ce1">
            <text:p>551</text:p>
          </table:table-cell>
          <table:table-cell office:value-type="float" office:value="6335.8833333333496" table:style-name="ce1">
            <text:p>6335.883333</text:p>
          </table:table-cell>
          <table:table-cell table:number-columns-repeated="16373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72.829864501953097" table:style-name="ce1">
            <text:p>72.8298645</text:p>
          </table:table-cell>
          <table:table-cell office:value-type="float" office:value="15.943286895751999" table:style-name="ce1">
            <text:p>15.9432869</text:p>
          </table:table-cell>
          <table:table-cell office:value-type="float" office:value="0" table:style-name="ce1">
            <text:p>0</text:p>
          </table:table-cell>
          <table:table-cell office:value-type="float" office:value="5.9939236640930202" table:style-name="ce1">
            <text:p>5.993923664</text:p>
          </table:table-cell>
          <table:table-cell office:value-type="float" office:value="858.33331298828102" table:style-name="ce1">
            <text:p>858.333313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5.6" table:style-name="ce1">
            <text:p>115.6</text:p>
          </table:table-cell>
          <table:table-cell office:value-type="float" office:value="147067.28125" table:style-name="ce1">
            <text:p>147067.2813</text:p>
          </table:table-cell>
          <table:table-cell office:value-type="float" office:value="551" table:style-name="ce1">
            <text:p>551</text:p>
          </table:table-cell>
          <table:table-cell office:value-type="float" office:value="6345.0666666666802" table:style-name="ce1">
            <text:p>6345.066667</text:p>
          </table:table-cell>
          <table:table-cell table:number-columns-repeated="16373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2.887733459472699" table:style-name="ce1">
            <text:p>72.88773346</text:p>
          </table:table-cell>
          <table:table-cell office:value-type="float" office:value="15.943286895751999" table:style-name="ce1">
            <text:p>15.9432869</text:p>
          </table:table-cell>
          <table:table-cell office:value-type="float" office:value="0" table:style-name="ce1">
            <text:p>0</text:p>
          </table:table-cell>
          <table:table-cell office:value-type="float" office:value="5.9418401718139702" table:style-name="ce1">
            <text:p>5.941840172</text:p>
          </table:table-cell>
          <table:table-cell office:value-type="float" office:value="858.689208984375" table:style-name="ce1">
            <text:p>858.689209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5.6" table:style-name="ce1">
            <text:p>115.6</text:p>
          </table:table-cell>
          <table:table-cell office:value-type="float" office:value="147421.234375" table:style-name="ce1">
            <text:p>147421.2344</text:p>
          </table:table-cell>
          <table:table-cell office:value-type="float" office:value="552" table:style-name="ce1">
            <text:p>552</text:p>
          </table:table-cell>
          <table:table-cell office:value-type="float" office:value="6354.2666666666801" table:style-name="ce1">
            <text:p>6354.266667</text:p>
          </table:table-cell>
          <table:table-cell table:number-columns-repeated="16373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72.800926208496094" table:style-name="ce1">
            <text:p>72.80092621</text:p>
          </table:table-cell>
          <table:table-cell office:value-type="float" office:value="15.8854169845581" table:style-name="ce1">
            <text:p>15.88541698</text:p>
          </table:table-cell>
          <table:table-cell office:value-type="float" office:value="0" table:style-name="ce1">
            <text:p>0</text:p>
          </table:table-cell>
          <table:table-cell office:value-type="float" office:value="5.8984375" table:style-name="ce1">
            <text:p>5.8984375</text:p>
          </table:table-cell>
          <table:table-cell office:value-type="float" office:value="859.75695800781295" table:style-name="ce1">
            <text:p>859.756958</text:p>
          </table:table-cell>
          <table:table-cell office:value-type="float" office:value="-114.004638671875" table:style-name="ce1">
            <text:p>-114.0046387</text:p>
          </table:table-cell>
          <table:table-cell office:value-type="float" office:value="115.6" table:style-name="ce1">
            <text:p>115.6</text:p>
          </table:table-cell>
          <table:table-cell office:value-type="float" office:value="147686.703125" table:style-name="ce1">
            <text:p>147686.7031</text:p>
          </table:table-cell>
          <table:table-cell office:value-type="float" office:value="552" table:style-name="ce1">
            <text:p>552</text:p>
          </table:table-cell>
          <table:table-cell office:value-type="float" office:value="6363.4666666666799" table:style-name="ce1">
            <text:p>6363.466667</text:p>
          </table:table-cell>
          <table:table-cell table:number-columns-repeated="16373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72.65625" table:style-name="ce1">
            <text:p>72.65625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680553436279297" table:style-name="ce1">
            <text:p>5.868055344</text:p>
          </table:table-cell>
          <table:table-cell office:value-type="float" office:value="859.75695800781295" table:style-name="ce1">
            <text:p>859.756958</text:p>
          </table:table-cell>
          <table:table-cell office:value-type="float" office:value="-112.26849365234401" table:style-name="ce1">
            <text:p>-112.2684937</text:p>
          </table:table-cell>
          <table:table-cell office:value-type="float" office:value="115.6" table:style-name="ce1">
            <text:p>115.6</text:p>
          </table:table-cell>
          <table:table-cell office:value-type="float" office:value="147509.71875" table:style-name="ce1">
            <text:p>147509.7188</text:p>
          </table:table-cell>
          <table:table-cell office:value-type="float" office:value="551" table:style-name="ce1">
            <text:p>551</text:p>
          </table:table-cell>
          <table:table-cell office:value-type="float" office:value="6372.6500000000196" table:style-name="ce1">
            <text:p>6372.65</text:p>
          </table:table-cell>
          <table:table-cell table:number-columns-repeated="16373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2.482635498046903" table:style-name="ce1">
            <text:p>72.4826355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637151718139702" table:style-name="ce1">
            <text:p>5.863715172</text:p>
          </table:table-cell>
          <table:table-cell office:value-type="float" office:value="860.82464599609398" table:style-name="ce1">
            <text:p>860.824646</text:p>
          </table:table-cell>
          <table:table-cell office:value-type="float" office:value="-111.689819335938" table:style-name="ce1">
            <text:p>-111.6898193</text:p>
          </table:table-cell>
          <table:table-cell office:value-type="float" office:value="115.6" table:style-name="ce1">
            <text:p>115.6</text:p>
          </table:table-cell>
          <table:table-cell office:value-type="float" office:value="146978.796875" table:style-name="ce1">
            <text:p>146978.7969</text:p>
          </table:table-cell>
          <table:table-cell office:value-type="float" office:value="551" table:style-name="ce1">
            <text:p>551</text:p>
          </table:table-cell>
          <table:table-cell office:value-type="float" office:value="6381.8333333333503" table:style-name="ce1">
            <text:p>6381.833333</text:p>
          </table:table-cell>
          <table:table-cell table:number-columns-repeated="16373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72.309028625488295" table:style-name="ce1">
            <text:p>72.30902863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333334922790501" table:style-name="ce1">
            <text:p>5.833333492</text:p>
          </table:table-cell>
          <table:table-cell office:value-type="float" office:value="860.82464599609398" table:style-name="ce1">
            <text:p>860.824646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46005.421875" table:style-name="ce1">
            <text:p>146005.4219</text:p>
          </table:table-cell>
          <table:table-cell office:value-type="float" office:value="551" table:style-name="ce1">
            <text:p>551</text:p>
          </table:table-cell>
          <table:table-cell office:value-type="float" office:value="6391.0166666666801" table:style-name="ce1">
            <text:p>6391.016667</text:p>
          </table:table-cell>
          <table:table-cell table:number-columns-repeated="16373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72.222221374511705" table:style-name="ce1">
            <text:p>72.22222137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420138359069798" table:style-name="ce1">
            <text:p>5.842013836</text:p>
          </table:table-cell>
          <table:table-cell office:value-type="float" office:value="861.18054199218795" table:style-name="ce1">
            <text:p>861.180542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44766.59375" table:style-name="ce1">
            <text:p>144766.5938</text:p>
          </table:table-cell>
          <table:table-cell office:value-type="float" office:value="552" table:style-name="ce1">
            <text:p>552</text:p>
          </table:table-cell>
          <table:table-cell office:value-type="float" office:value="6400.2166666666799" table:style-name="ce1">
            <text:p>6400.216667</text:p>
          </table:table-cell>
          <table:table-cell table:number-columns-repeated="16373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72.193290710449205" table:style-name="ce1">
            <text:p>72.19329071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463540077209499" table:style-name="ce1">
            <text:p>5.846354008</text:p>
          </table:table-cell>
          <table:table-cell office:value-type="float" office:value="861.18054199218795" table:style-name="ce1">
            <text:p>861.180542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3881.71875" table:style-name="ce1">
            <text:p>143881.7188</text:p>
          </table:table-cell>
          <table:table-cell office:value-type="float" office:value="552" table:style-name="ce1">
            <text:p>552</text:p>
          </table:table-cell>
          <table:table-cell office:value-type="float" office:value="6409.4166666666797" table:style-name="ce1">
            <text:p>6409.416667</text:p>
          </table:table-cell>
          <table:table-cell table:number-columns-repeated="16373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72.193290710449205" table:style-name="ce1">
            <text:p>72.19329071</text:p>
          </table:table-cell>
          <table:table-cell office:value-type="float" office:value="15.7986106872559" table:style-name="ce1">
            <text:p>15.79861069</text:p>
          </table:table-cell>
          <table:table-cell office:value-type="float" office:value="0" table:style-name="ce1">
            <text:p>0</text:p>
          </table:table-cell>
          <table:table-cell office:value-type="float" office:value="5.8810763359069798" table:style-name="ce1">
            <text:p>5.881076336</text:p>
          </table:table-cell>
          <table:table-cell office:value-type="float" office:value="861.18054199218795" table:style-name="ce1">
            <text:p>861.180542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2908.34375" table:style-name="ce1">
            <text:p>142908.3438</text:p>
          </table:table-cell>
          <table:table-cell office:value-type="float" office:value="551" table:style-name="ce1">
            <text:p>551</text:p>
          </table:table-cell>
          <table:table-cell office:value-type="float" office:value="6418.6000000000204" table:style-name="ce1">
            <text:p>6418.6</text:p>
          </table:table-cell>
          <table:table-cell table:number-columns-repeated="16373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72.337959289550795" table:style-name="ce1">
            <text:p>72.33795929</text:p>
          </table:table-cell>
          <table:table-cell office:value-type="float" office:value="15.6828699111938" table:style-name="ce1">
            <text:p>15.68286991</text:p>
          </table:table-cell>
          <table:table-cell office:value-type="float" office:value="0" table:style-name="ce1">
            <text:p>0</text:p>
          </table:table-cell>
          <table:table-cell office:value-type="float" office:value="5.8897571563720703" table:style-name="ce1">
            <text:p>5.889757156</text:p>
          </table:table-cell>
          <table:table-cell office:value-type="float" office:value="861.892333984375" table:style-name="ce1">
            <text:p>861.892334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42377.40625" table:style-name="ce1">
            <text:p>142377.4063</text:p>
          </table:table-cell>
          <table:table-cell office:value-type="float" office:value="551" table:style-name="ce1">
            <text:p>551</text:p>
          </table:table-cell>
          <table:table-cell office:value-type="float" office:value="6427.7833333333501" table:style-name="ce1">
            <text:p>6427.783333</text:p>
          </table:table-cell>
          <table:table-cell table:number-columns-repeated="16373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72.482635498046903" table:style-name="ce1">
            <text:p>72.4826355</text:p>
          </table:table-cell>
          <table:table-cell office:value-type="float" office:value="15.6539354324341" table:style-name="ce1">
            <text:p>15.65393543</text:p>
          </table:table-cell>
          <table:table-cell office:value-type="float" office:value="0" table:style-name="ce1">
            <text:p>0</text:p>
          </table:table-cell>
          <table:table-cell office:value-type="float" office:value="5.8897571563720703" table:style-name="ce1">
            <text:p>5.889757156</text:p>
          </table:table-cell>
          <table:table-cell office:value-type="float" office:value="862.96008300781295" table:style-name="ce1">
            <text:p>862.960083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5.6" table:style-name="ce1">
            <text:p>115.6</text:p>
          </table:table-cell>
          <table:table-cell office:value-type="float" office:value="141492.53125" table:style-name="ce1">
            <text:p>141492.5313</text:p>
          </table:table-cell>
          <table:table-cell office:value-type="float" office:value="551" table:style-name="ce1">
            <text:p>551</text:p>
          </table:table-cell>
          <table:table-cell office:value-type="float" office:value="6436.9666666666799" table:style-name="ce1">
            <text:p>6436.966667</text:p>
          </table:table-cell>
          <table:table-cell table:number-columns-repeated="16373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2.598381042480497" table:style-name="ce1">
            <text:p>72.59838104</text:p>
          </table:table-cell>
          <table:table-cell office:value-type="float" office:value="15.625" table:style-name="ce1">
            <text:p>15.625</text:p>
          </table:table-cell>
          <table:table-cell office:value-type="float" office:value="0" table:style-name="ce1">
            <text:p>0</text:p>
          </table:table-cell>
          <table:table-cell office:value-type="float" office:value="5.8550348281860396" table:style-name="ce1">
            <text:p>5.855034828</text:p>
          </table:table-cell>
          <table:table-cell office:value-type="float" office:value="862.96008300781295" table:style-name="ce1">
            <text:p>862.960083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1050.09375" table:style-name="ce1">
            <text:p>141050.0938</text:p>
          </table:table-cell>
          <table:table-cell office:value-type="float" office:value="550" table:style-name="ce1">
            <text:p>550</text:p>
          </table:table-cell>
          <table:table-cell office:value-type="float" office:value="6446.1333333333496" table:style-name="ce1">
            <text:p>6446.133333</text:p>
          </table:table-cell>
          <table:table-cell table:number-columns-repeated="16373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72.627311706542997" table:style-name="ce1">
            <text:p>72.62731171</text:p>
          </table:table-cell>
          <table:table-cell office:value-type="float" office:value="15.625" table:style-name="ce1">
            <text:p>15.625</text:p>
          </table:table-cell>
          <table:table-cell office:value-type="float" office:value="0" table:style-name="ce1">
            <text:p>0</text:p>
          </table:table-cell>
          <table:table-cell office:value-type="float" office:value="5.8246526718139702" table:style-name="ce1">
            <text:p>5.824652672</text:p>
          </table:table-cell>
          <table:table-cell office:value-type="float" office:value="864.02777099609398" table:style-name="ce1">
            <text:p>864.027771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40607.640625" table:style-name="ce1">
            <text:p>140607.6406</text:p>
          </table:table-cell>
          <table:table-cell office:value-type="float" office:value="550" table:style-name="ce1">
            <text:p>550</text:p>
          </table:table-cell>
          <table:table-cell office:value-type="float" office:value="6455.3000000000202" table:style-name="ce1">
            <text:p>6455.3</text:p>
          </table:table-cell>
          <table:table-cell table:number-columns-repeated="16373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72.598381042480497" table:style-name="ce1">
            <text:p>72.59838104</text:p>
          </table:table-cell>
          <table:table-cell office:value-type="float" office:value="15.625" table:style-name="ce1">
            <text:p>15.625</text:p>
          </table:table-cell>
          <table:table-cell office:value-type="float" office:value="0" table:style-name="ce1">
            <text:p>0</text:p>
          </table:table-cell>
          <table:table-cell office:value-type="float" office:value="5.7682290077209499" table:style-name="ce1">
            <text:p>5.768229008</text:p>
          </table:table-cell>
          <table:table-cell office:value-type="float" office:value="864.38366699218795" table:style-name="ce1">
            <text:p>864.383667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38926.375" table:style-name="ce1">
            <text:p>138926.375</text:p>
          </table:table-cell>
          <table:table-cell office:value-type="float" office:value="549" table:style-name="ce1">
            <text:p>549</text:p>
          </table:table-cell>
          <table:table-cell office:value-type="float" office:value="6464.4500000000198" table:style-name="ce1">
            <text:p>6464.45</text:p>
          </table:table-cell>
          <table:table-cell table:number-columns-repeated="16373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2.366897583007798" table:style-name="ce1">
            <text:p>72.36689758</text:p>
          </table:table-cell>
          <table:table-cell office:value-type="float" office:value="15.625" table:style-name="ce1">
            <text:p>15.625</text:p>
          </table:table-cell>
          <table:table-cell office:value-type="float" office:value="0" table:style-name="ce1">
            <text:p>0</text:p>
          </table:table-cell>
          <table:table-cell office:value-type="float" office:value="5.7378473281860396" table:style-name="ce1">
            <text:p>5.737847328</text:p>
          </table:table-cell>
          <table:table-cell office:value-type="float" office:value="864.73956298828102" table:style-name="ce1">
            <text:p>864.739563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5.6" table:style-name="ce1">
            <text:p>115.6</text:p>
          </table:table-cell>
          <table:table-cell office:value-type="float" office:value="138837.890625" table:style-name="ce1">
            <text:p>138837.8906</text:p>
          </table:table-cell>
          <table:table-cell office:value-type="float" office:value="549" table:style-name="ce1">
            <text:p>549</text:p>
          </table:table-cell>
          <table:table-cell office:value-type="float" office:value="6473.6000000000204" table:style-name="ce1">
            <text:p>6473.6</text:p>
          </table:table-cell>
          <table:table-cell table:number-columns-repeated="16373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72.193290710449205" table:style-name="ce1">
            <text:p>72.19329071</text:p>
          </table:table-cell>
          <table:table-cell office:value-type="float" office:value="15.740740776061999" table:style-name="ce1">
            <text:p>15.74074078</text:p>
          </table:table-cell>
          <table:table-cell office:value-type="float" office:value="0" table:style-name="ce1">
            <text:p>0</text:p>
          </table:table-cell>
          <table:table-cell office:value-type="float" office:value="5.6727428436279297" table:style-name="ce1">
            <text:p>5.672742844</text:p>
          </table:table-cell>
          <table:table-cell office:value-type="float" office:value="865.095458984375" table:style-name="ce1">
            <text:p>865.095459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49" table:style-name="ce1">
            <text:p>549</text:p>
          </table:table-cell>
          <table:table-cell office:value-type="float" office:value="6482.75000000002" table:style-name="ce1">
            <text:p>6482.75</text:p>
          </table:table-cell>
          <table:table-cell table:number-columns-repeated="16373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71.961807250976605" table:style-name="ce1">
            <text:p>71.96180725</text:p>
          </table:table-cell>
          <table:table-cell office:value-type="float" office:value="15.7986106872559" table:style-name="ce1">
            <text:p>15.79861069</text:p>
          </table:table-cell>
          <table:table-cell office:value-type="float" office:value="0" table:style-name="ce1">
            <text:p>0</text:p>
          </table:table-cell>
          <table:table-cell office:value-type="float" office:value="5.6597223281860396" table:style-name="ce1">
            <text:p>5.659722328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5.6" table:style-name="ce1">
            <text:p>115.6</text:p>
          </table:table-cell>
          <table:table-cell office:value-type="float" office:value="141227.0625" table:style-name="ce1">
            <text:p>141227.0625</text:p>
          </table:table-cell>
          <table:table-cell office:value-type="float" office:value="549" table:style-name="ce1">
            <text:p>549</text:p>
          </table:table-cell>
          <table:table-cell office:value-type="float" office:value="6491.9000000000196" table:style-name="ce1">
            <text:p>6491.9</text:p>
          </table:table-cell>
          <table:table-cell table:number-columns-repeated="16373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71.730323791503906" table:style-name="ce1">
            <text:p>71.73032379</text:p>
          </table:table-cell>
          <table:table-cell office:value-type="float" office:value="15.9143514633179" table:style-name="ce1">
            <text:p>15.91435146</text:p>
          </table:table-cell>
          <table:table-cell office:value-type="float" office:value="0" table:style-name="ce1">
            <text:p>0</text:p>
          </table:table-cell>
          <table:table-cell office:value-type="float" office:value="5.6640625" table:style-name="ce1">
            <text:p>5.6640625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5.6" table:style-name="ce1">
            <text:p>115.6</text:p>
          </table:table-cell>
          <table:table-cell office:value-type="float" office:value="142465.890625" table:style-name="ce1">
            <text:p>142465.8906</text:p>
          </table:table-cell>
          <table:table-cell office:value-type="float" office:value="548" table:style-name="ce1">
            <text:p>548</text:p>
          </table:table-cell>
          <table:table-cell office:value-type="float" office:value="6501.0333333333501" table:style-name="ce1">
            <text:p>6501.033333</text:p>
          </table:table-cell>
          <table:table-cell table:number-columns-repeated="16373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71.614585876464801" table:style-name="ce1">
            <text:p>71.61458588</text:p>
          </table:table-cell>
          <table:table-cell office:value-type="float" office:value="15.943286895751999" table:style-name="ce1">
            <text:p>15.9432869</text:p>
          </table:table-cell>
          <table:table-cell office:value-type="float" office:value="0" table:style-name="ce1">
            <text:p>0</text:p>
          </table:table-cell>
          <table:table-cell office:value-type="float" office:value="5.6901040077209499" table:style-name="ce1">
            <text:p>5.690104008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3881.71875" table:style-name="ce1">
            <text:p>143881.7188</text:p>
          </table:table-cell>
          <table:table-cell office:value-type="float" office:value="548" table:style-name="ce1">
            <text:p>548</text:p>
          </table:table-cell>
          <table:table-cell office:value-type="float" office:value="6510.1666666666797" table:style-name="ce1">
            <text:p>6510.166667</text:p>
          </table:table-cell>
          <table:table-cell table:number-columns-repeated="16373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71.730323791503906" table:style-name="ce1">
            <text:p>71.73032379</text:p>
          </table:table-cell>
          <table:table-cell office:value-type="float" office:value="15.943286895751999" table:style-name="ce1">
            <text:p>15.9432869</text:p>
          </table:table-cell>
          <table:table-cell office:value-type="float" office:value="0" table:style-name="ce1">
            <text:p>0</text:p>
          </table:table-cell>
          <table:table-cell office:value-type="float" office:value="5.7378473281860396" table:style-name="ce1">
            <text:p>5.737847328</text:p>
          </table:table-cell>
          <table:table-cell office:value-type="float" office:value="866.16320800781295" table:style-name="ce1">
            <text:p>866.163208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4324.140625" table:style-name="ce1">
            <text:p>144324.1406</text:p>
          </table:table-cell>
          <table:table-cell office:value-type="float" office:value="548" table:style-name="ce1">
            <text:p>548</text:p>
          </table:table-cell>
          <table:table-cell office:value-type="float" office:value="6519.3000000000202" table:style-name="ce1">
            <text:p>6519.3</text:p>
          </table:table-cell>
          <table:table-cell table:number-columns-repeated="16373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1.932868957519503" table:style-name="ce1">
            <text:p>71.93286896</text:p>
          </table:table-cell>
          <table:table-cell office:value-type="float" office:value="15.8854169845581" table:style-name="ce1">
            <text:p>15.88541698</text:p>
          </table:table-cell>
          <table:table-cell office:value-type="float" office:value="0" table:style-name="ce1">
            <text:p>0</text:p>
          </table:table-cell>
          <table:table-cell office:value-type="float" office:value="5.7986111640930202" table:style-name="ce1">
            <text:p>5.798611164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5.6" table:style-name="ce1">
            <text:p>115.6</text:p>
          </table:table-cell>
          <table:table-cell office:value-type="float" office:value="144412.640625" table:style-name="ce1">
            <text:p>144412.6406</text:p>
          </table:table-cell>
          <table:table-cell office:value-type="float" office:value="548" table:style-name="ce1">
            <text:p>548</text:p>
          </table:table-cell>
          <table:table-cell office:value-type="float" office:value="6528.4333333333498" table:style-name="ce1">
            <text:p>6528.433333</text:p>
          </table:table-cell>
          <table:table-cell table:number-columns-repeated="16373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72.337959289550795" table:style-name="ce1">
            <text:p>72.33795929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0" table:style-name="ce1">
            <text:p>0</text:p>
          </table:table-cell>
          <table:table-cell office:value-type="float" office:value="5.8246526718139702" table:style-name="ce1">
            <text:p>5.824652672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4412.640625" table:style-name="ce1">
            <text:p>144412.6406</text:p>
          </table:table-cell>
          <table:table-cell office:value-type="float" office:value="549" table:style-name="ce1">
            <text:p>549</text:p>
          </table:table-cell>
          <table:table-cell office:value-type="float" office:value="6537.5833333333503" table:style-name="ce1">
            <text:p>6537.583333</text:p>
          </table:table-cell>
          <table:table-cell table:number-columns-repeated="16373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72.627311706542997" table:style-name="ce1">
            <text:p>72.62731171</text:p>
          </table:table-cell>
          <table:table-cell office:value-type="float" office:value="15.740740776061999" table:style-name="ce1">
            <text:p>15.74074078</text:p>
          </table:table-cell>
          <table:table-cell office:value-type="float" office:value="0" table:style-name="ce1">
            <text:p>0</text:p>
          </table:table-cell>
          <table:table-cell office:value-type="float" office:value="5.8637151718139702" table:style-name="ce1">
            <text:p>5.863715172</text:p>
          </table:table-cell>
          <table:table-cell office:value-type="float" office:value="866.16320800781295" table:style-name="ce1">
            <text:p>866.163208</text:p>
          </table:table-cell>
          <table:table-cell office:value-type="float" office:value="-125" table:style-name="ce1">
            <text:p>-125</text:p>
          </table:table-cell>
          <table:table-cell office:value-type="float" office:value="115.6" table:style-name="ce1">
            <text:p>115.6</text:p>
          </table:table-cell>
          <table:table-cell office:value-type="float" office:value="145209.03125" table:style-name="ce1">
            <text:p>145209.0313</text:p>
          </table:table-cell>
          <table:table-cell office:value-type="float" office:value="549" table:style-name="ce1">
            <text:p>549</text:p>
          </table:table-cell>
          <table:table-cell office:value-type="float" office:value="6546.7333333333499" table:style-name="ce1">
            <text:p>6546.733333</text:p>
          </table:table-cell>
          <table:table-cell table:number-columns-repeated="16373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73.032409667968807" table:style-name="ce1">
            <text:p>73.03240967</text:p>
          </table:table-cell>
          <table:table-cell office:value-type="float" office:value="15.625" table:style-name="ce1">
            <text:p>15.625</text:p>
          </table:table-cell>
          <table:table-cell office:value-type="float" office:value="0" table:style-name="ce1">
            <text:p>0</text:p>
          </table:table-cell>
          <table:table-cell office:value-type="float" office:value="5.8680553436279297" table:style-name="ce1">
            <text:p>5.868055344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5.6" table:style-name="ce1">
            <text:p>115.6</text:p>
          </table:table-cell>
          <table:table-cell office:value-type="float" office:value="145562.984375" table:style-name="ce1">
            <text:p>145562.9844</text:p>
          </table:table-cell>
          <table:table-cell office:value-type="float" office:value="549" table:style-name="ce1">
            <text:p>549</text:p>
          </table:table-cell>
          <table:table-cell office:value-type="float" office:value="6555.8833333333496" table:style-name="ce1">
            <text:p>6555.883333</text:p>
          </table:table-cell>
          <table:table-cell table:number-columns-repeated="16373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3.177085876464801" table:style-name="ce1">
            <text:p>73.17708588</text:p>
          </table:table-cell>
          <table:table-cell office:value-type="float" office:value="15.538194656372101" table:style-name="ce1">
            <text:p>15.53819466</text:p>
          </table:table-cell>
          <table:table-cell office:value-type="float" office:value="0" table:style-name="ce1">
            <text:p>0</text:p>
          </table:table-cell>
          <table:table-cell office:value-type="float" office:value="5.8984375" table:style-name="ce1">
            <text:p>5.8984375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45916.9375" table:style-name="ce1">
            <text:p>145916.9375</text:p>
          </table:table-cell>
          <table:table-cell office:value-type="float" office:value="549" table:style-name="ce1">
            <text:p>549</text:p>
          </table:table-cell>
          <table:table-cell office:value-type="float" office:value="6565.0333333333501" table:style-name="ce1">
            <text:p>6565.033333</text:p>
          </table:table-cell>
          <table:table-cell table:number-columns-repeated="16373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73.379631042480497" table:style-name="ce1">
            <text:p>73.37963104</text:p>
          </table:table-cell>
          <table:table-cell office:value-type="float" office:value="15.480323791503899" table:style-name="ce1">
            <text:p>15.48032379</text:p>
          </table:table-cell>
          <table:table-cell office:value-type="float" office:value="0" table:style-name="ce1">
            <text:p>0</text:p>
          </table:table-cell>
          <table:table-cell office:value-type="float" office:value="5.9244790077209499" table:style-name="ce1">
            <text:p>5.924479008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2.10650634765599" table:style-name="ce1">
            <text:p>-122.1065063</text:p>
          </table:table-cell>
          <table:table-cell office:value-type="float" office:value="115.6" table:style-name="ce1">
            <text:p>115.6</text:p>
          </table:table-cell>
          <table:table-cell office:value-type="float" office:value="149014.015625" table:style-name="ce1">
            <text:p>149014.0156</text:p>
          </table:table-cell>
          <table:table-cell office:value-type="float" office:value="549" table:style-name="ce1">
            <text:p>549</text:p>
          </table:table-cell>
          <table:table-cell office:value-type="float" office:value="6574.1833333333498" table:style-name="ce1">
            <text:p>6574.183333</text:p>
          </table:table-cell>
          <table:table-cell table:number-columns-repeated="16373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3.553237915039105" table:style-name="ce1">
            <text:p>73.55323792</text:p>
          </table:table-cell>
          <table:table-cell office:value-type="float" office:value="15.4513893127441" table:style-name="ce1">
            <text:p>15.45138931</text:p>
          </table:table-cell>
          <table:table-cell office:value-type="float" office:value="0" table:style-name="ce1">
            <text:p>0</text:p>
          </table:table-cell>
          <table:table-cell office:value-type="float" office:value="5.9635415077209499" table:style-name="ce1">
            <text:p>5.963541508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50341.34375" table:style-name="ce1">
            <text:p>150341.3438</text:p>
          </table:table-cell>
          <table:table-cell office:value-type="float" office:value="549" table:style-name="ce1">
            <text:p>549</text:p>
          </table:table-cell>
          <table:table-cell office:value-type="float" office:value="6583.3333333333503" table:style-name="ce1">
            <text:p>6583.333333</text:p>
          </table:table-cell>
          <table:table-cell table:number-columns-repeated="16373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73.611114501953097" table:style-name="ce1">
            <text:p>73.6111145</text:p>
          </table:table-cell>
          <table:table-cell office:value-type="float" office:value="15.393518447876" table:style-name="ce1">
            <text:p>15.39351845</text:p>
          </table:table-cell>
          <table:table-cell office:value-type="float" office:value="0" table:style-name="ce1">
            <text:p>0</text:p>
          </table:table-cell>
          <table:table-cell office:value-type="float" office:value="5.9722223281860396" table:style-name="ce1">
            <text:p>5.972222328</text:p>
          </table:table-cell>
          <table:table-cell office:value-type="float" office:value="865.80731201171898" table:style-name="ce1">
            <text:p>865.807312</text:p>
          </table:table-cell>
          <table:table-cell office:value-type="float" office:value="-130.78704833984401" table:style-name="ce1">
            <text:p>-130.7870483</text:p>
          </table:table-cell>
          <table:table-cell office:value-type="float" office:value="115.6" table:style-name="ce1">
            <text:p>115.6</text:p>
          </table:table-cell>
          <table:table-cell office:value-type="float" office:value="152199.59375" table:style-name="ce1">
            <text:p>152199.5938</text:p>
          </table:table-cell>
          <table:table-cell office:value-type="float" office:value="549" table:style-name="ce1">
            <text:p>549</text:p>
          </table:table-cell>
          <table:table-cell office:value-type="float" office:value="6592.4833333333499" table:style-name="ce1">
            <text:p>6592.483333</text:p>
          </table:table-cell>
          <table:table-cell table:number-columns-repeated="16373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4513893127441" table:style-name="ce1">
            <text:p>15.45138931</text:p>
          </table:table-cell>
          <table:table-cell office:value-type="float" office:value="0" table:style-name="ce1">
            <text:p>0</text:p>
          </table:table-cell>
          <table:table-cell office:value-type="float" office:value="6.0199651718139702" table:style-name="ce1">
            <text:p>6.019965172</text:p>
          </table:table-cell>
          <table:table-cell office:value-type="float" office:value="865.451416015625" table:style-name="ce1">
            <text:p>865.451416</text:p>
          </table:table-cell>
          <table:table-cell office:value-type="float" office:value="-136.57409667968801" table:style-name="ce1">
            <text:p>-136.5740967</text:p>
          </table:table-cell>
          <table:table-cell office:value-type="float" office:value="115.6" table:style-name="ce1">
            <text:p>115.6</text:p>
          </table:table-cell>
          <table:table-cell office:value-type="float" office:value="152730.53125" table:style-name="ce1">
            <text:p>152730.5313</text:p>
          </table:table-cell>
          <table:table-cell office:value-type="float" office:value="549" table:style-name="ce1">
            <text:p>549</text:p>
          </table:table-cell>
          <table:table-cell office:value-type="float" office:value="6601.6333333333496" table:style-name="ce1">
            <text:p>6601.633333</text:p>
          </table:table-cell>
          <table:table-cell table:number-columns-repeated="16373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73.611114501953097" table:style-name="ce1">
            <text:p>73.6111145</text:p>
          </table:table-cell>
          <table:table-cell office:value-type="float" office:value="15.4513893127441" table:style-name="ce1">
            <text:p>15.45138931</text:p>
          </table:table-cell>
          <table:table-cell office:value-type="float" office:value="0" table:style-name="ce1">
            <text:p>0</text:p>
          </table:table-cell>
          <table:table-cell office:value-type="float" office:value="6.0373263359069798" table:style-name="ce1">
            <text:p>6.037326336</text:p>
          </table:table-cell>
          <table:table-cell office:value-type="float" office:value="865.451416015625" table:style-name="ce1">
            <text:p>865.451416</text:p>
          </table:table-cell>
          <table:table-cell office:value-type="float" office:value="-135.41668701171901" table:style-name="ce1">
            <text:p>-135.416687</text:p>
          </table:table-cell>
          <table:table-cell office:value-type="float" office:value="115.6" table:style-name="ce1">
            <text:p>115.6</text:p>
          </table:table-cell>
          <table:table-cell office:value-type="float" office:value="153615.40625" table:style-name="ce1">
            <text:p>153615.4063</text:p>
          </table:table-cell>
          <table:table-cell office:value-type="float" office:value="549" table:style-name="ce1">
            <text:p>549</text:p>
          </table:table-cell>
          <table:table-cell office:value-type="float" office:value="6610.7833333333501" table:style-name="ce1">
            <text:p>6610.783333</text:p>
          </table:table-cell>
          <table:table-cell table:number-columns-repeated="16373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73.321762084960895" table:style-name="ce1">
            <text:p>73.32176208</text:p>
          </table:table-cell>
          <table:table-cell office:value-type="float" office:value="15.4513893127441" table:style-name="ce1">
            <text:p>15.45138931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65.095458984375" table:style-name="ce1">
            <text:p>865.095459</text:p>
          </table:table-cell>
          <table:table-cell office:value-type="float" office:value="-137.15277099609401" table:style-name="ce1">
            <text:p>-137.152771</text:p>
          </table:table-cell>
          <table:table-cell office:value-type="float" office:value="115.6" table:style-name="ce1">
            <text:p>115.6</text:p>
          </table:table-cell>
          <table:table-cell office:value-type="float" office:value="154588.78125" table:style-name="ce1">
            <text:p>154588.7813</text:p>
          </table:table-cell>
          <table:table-cell office:value-type="float" office:value="550" table:style-name="ce1">
            <text:p>550</text:p>
          </table:table-cell>
          <table:table-cell office:value-type="float" office:value="6619.9500000000098" table:style-name="ce1">
            <text:p>6619.95</text:p>
          </table:table-cell>
          <table:table-cell table:number-columns-repeated="16373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73.263885498046903" table:style-name="ce1">
            <text:p>73.2638855</text:p>
          </table:table-cell>
          <table:table-cell office:value-type="float" office:value="15.480323791503899" table:style-name="ce1">
            <text:p>15.48032379</text:p>
          </table:table-cell>
          <table:table-cell office:value-type="float" office:value="0" table:style-name="ce1">
            <text:p>0</text:p>
          </table:table-cell>
          <table:table-cell office:value-type="float" office:value="6.0807290077209499" table:style-name="ce1">
            <text:p>6.080729008</text:p>
          </table:table-cell>
          <table:table-cell office:value-type="float" office:value="864.73956298828102" table:style-name="ce1">
            <text:p>864.739563</text:p>
          </table:table-cell>
          <table:table-cell office:value-type="float" office:value="-134.25927734375" table:style-name="ce1">
            <text:p>-134.2592773</text:p>
          </table:table-cell>
          <table:table-cell office:value-type="float" office:value="115.6" table:style-name="ce1">
            <text:p>115.6</text:p>
          </table:table-cell>
          <table:table-cell office:value-type="float" office:value="155473.640625" table:style-name="ce1">
            <text:p>155473.6406</text:p>
          </table:table-cell>
          <table:table-cell office:value-type="float" office:value="551" table:style-name="ce1">
            <text:p>551</text:p>
          </table:table-cell>
          <table:table-cell office:value-type="float" office:value="6629.1333333333496" table:style-name="ce1">
            <text:p>6629.133333</text:p>
          </table:table-cell>
          <table:table-cell table:number-columns-repeated="16373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5.480323791503899" table:style-name="ce1">
            <text:p>15.48032379</text:p>
          </table:table-cell>
          <table:table-cell office:value-type="float" office:value="0" table:style-name="ce1">
            <text:p>0</text:p>
          </table:table-cell>
          <table:table-cell office:value-type="float" office:value="6.0807290077209499" table:style-name="ce1">
            <text:p>6.080729008</text:p>
          </table:table-cell>
          <table:table-cell office:value-type="float" office:value="864.38366699218795" table:style-name="ce1">
            <text:p>864.383667</text:p>
          </table:table-cell>
          <table:table-cell office:value-type="float" office:value="-142.361083984375" table:style-name="ce1">
            <text:p>-142.361084</text:p>
          </table:table-cell>
          <table:table-cell office:value-type="float" office:value="115.6" table:style-name="ce1">
            <text:p>115.6</text:p>
          </table:table-cell>
          <table:table-cell office:value-type="float" office:value="155385.171875" table:style-name="ce1">
            <text:p>155385.1719</text:p>
          </table:table-cell>
          <table:table-cell office:value-type="float" office:value="551" table:style-name="ce1">
            <text:p>551</text:p>
          </table:table-cell>
          <table:table-cell office:value-type="float" office:value="6638.3166666666802" table:style-name="ce1">
            <text:p>6638.316667</text:p>
          </table:table-cell>
          <table:table-cell table:number-columns-repeated="16373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5.509259223938001" table:style-name="ce1">
            <text:p>15.50925922</text:p>
          </table:table-cell>
          <table:table-cell office:value-type="float" office:value="0" table:style-name="ce1">
            <text:p>0</text:p>
          </table:table-cell>
          <table:table-cell office:value-type="float" office:value="6.0720486640930202" table:style-name="ce1">
            <text:p>6.072048664</text:p>
          </table:table-cell>
          <table:table-cell office:value-type="float" office:value="864.02777099609398" table:style-name="ce1">
            <text:p>864.027771</text:p>
          </table:table-cell>
          <table:table-cell office:value-type="float" office:value="-140.04632568359401" table:style-name="ce1">
            <text:p>-140.0463257</text:p>
          </table:table-cell>
          <table:table-cell office:value-type="float" office:value="115.6" table:style-name="ce1">
            <text:p>115.6</text:p>
          </table:table-cell>
          <table:table-cell office:value-type="float" office:value="155916.09375" table:style-name="ce1">
            <text:p>155916.0938</text:p>
          </table:table-cell>
          <table:table-cell office:value-type="float" office:value="551" table:style-name="ce1">
            <text:p>551</text:p>
          </table:table-cell>
          <table:table-cell office:value-type="float" office:value="6647.50000000001" table:style-name="ce1">
            <text:p>6647.5</text:p>
          </table:table-cell>
          <table:table-cell table:number-columns-repeated="16373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72.945602416992202" table:style-name="ce1">
            <text:p>72.94560242</text:p>
          </table:table-cell>
          <table:table-cell office:value-type="float" office:value="15.509259223938001" table:style-name="ce1">
            <text:p>15.50925922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63.671875" table:style-name="ce1">
            <text:p>863.671875</text:p>
          </table:table-cell>
          <table:table-cell office:value-type="float" office:value="-137.73150634765599" table:style-name="ce1">
            <text:p>-137.7315063</text:p>
          </table:table-cell>
          <table:table-cell office:value-type="float" office:value="115.6" table:style-name="ce1">
            <text:p>115.6</text:p>
          </table:table-cell>
          <table:table-cell office:value-type="float" office:value="155650.625" table:style-name="ce1">
            <text:p>155650.625</text:p>
          </table:table-cell>
          <table:table-cell office:value-type="float" office:value="551" table:style-name="ce1">
            <text:p>551</text:p>
          </table:table-cell>
          <table:table-cell office:value-type="float" office:value="6656.6833333333498" table:style-name="ce1">
            <text:p>6656.683333</text:p>
          </table:table-cell>
          <table:table-cell table:number-columns-repeated="16373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72.945602416992202" table:style-name="ce1">
            <text:p>72.94560242</text:p>
          </table:table-cell>
          <table:table-cell office:value-type="float" office:value="15.509259223938001" table:style-name="ce1">
            <text:p>15.50925922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63.31597900390602" table:style-name="ce1">
            <text:p>863.315979</text:p>
          </table:table-cell>
          <table:table-cell office:value-type="float" office:value="-136.57409667968801" table:style-name="ce1">
            <text:p>-136.5740967</text:p>
          </table:table-cell>
          <table:table-cell office:value-type="float" office:value="115.6" table:style-name="ce1">
            <text:p>115.6</text:p>
          </table:table-cell>
          <table:table-cell office:value-type="float" office:value="155473.640625" table:style-name="ce1">
            <text:p>155473.6406</text:p>
          </table:table-cell>
          <table:table-cell office:value-type="float" office:value="550" table:style-name="ce1">
            <text:p>550</text:p>
          </table:table-cell>
          <table:table-cell office:value-type="float" office:value="6665.8500000000104" table:style-name="ce1">
            <text:p>6665.85</text:p>
          </table:table-cell>
          <table:table-cell table:number-columns-repeated="16373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73.061340332031307" table:style-name="ce1">
            <text:p>73.06134033</text:p>
          </table:table-cell>
          <table:table-cell office:value-type="float" office:value="15.480323791503899" table:style-name="ce1">
            <text:p>15.48032379</text:p>
          </table:table-cell>
          <table:table-cell office:value-type="float" office:value="0" table:style-name="ce1">
            <text:p>0</text:p>
          </table:table-cell>
          <table:table-cell office:value-type="float" office:value="6.0763888359069798" table:style-name="ce1">
            <text:p>6.076388836</text:p>
          </table:table-cell>
          <table:table-cell office:value-type="float" office:value="862.96008300781295" table:style-name="ce1">
            <text:p>862.960083</text:p>
          </table:table-cell>
          <table:table-cell office:value-type="float" office:value="-134.25927734375" table:style-name="ce1">
            <text:p>-134.2592773</text:p>
          </table:table-cell>
          <table:table-cell office:value-type="float" office:value="115.6" table:style-name="ce1">
            <text:p>115.6</text:p>
          </table:table-cell>
          <table:table-cell office:value-type="float" office:value="155385.171875" table:style-name="ce1">
            <text:p>155385.1719</text:p>
          </table:table-cell>
          <table:table-cell office:value-type="float" office:value="550" table:style-name="ce1">
            <text:p>550</text:p>
          </table:table-cell>
          <table:table-cell office:value-type="float" office:value="6675.0166666666801" table:style-name="ce1">
            <text:p>6675.016667</text:p>
          </table:table-cell>
          <table:table-cell table:number-columns-repeated="16373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73.206016540527301" table:style-name="ce1">
            <text:p>73.20601654</text:p>
          </table:table-cell>
          <table:table-cell office:value-type="float" office:value="15.4513893127441" table:style-name="ce1">
            <text:p>15.45138931</text:p>
          </table:table-cell>
          <table:table-cell office:value-type="float" office:value="0" table:style-name="ce1">
            <text:p>0</text:p>
          </table:table-cell>
          <table:table-cell office:value-type="float" office:value="6.0807290077209499" table:style-name="ce1">
            <text:p>6.080729008</text:p>
          </table:table-cell>
          <table:table-cell office:value-type="float" office:value="862.60418701171898" table:style-name="ce1">
            <text:p>862.604187</text:p>
          </table:table-cell>
          <table:table-cell office:value-type="float" office:value="-137.73150634765599" table:style-name="ce1">
            <text:p>-137.7315063</text:p>
          </table:table-cell>
          <table:table-cell office:value-type="float" office:value="115.6" table:style-name="ce1">
            <text:p>115.6</text:p>
          </table:table-cell>
          <table:table-cell office:value-type="float" office:value="155208.1875" table:style-name="ce1">
            <text:p>155208.1875</text:p>
          </table:table-cell>
          <table:table-cell office:value-type="float" office:value="550" table:style-name="ce1">
            <text:p>550</text:p>
          </table:table-cell>
          <table:table-cell office:value-type="float" office:value="6684.1833333333498" table:style-name="ce1">
            <text:p>6684.183333</text:p>
          </table:table-cell>
          <table:table-cell table:number-columns-repeated="16373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73.379631042480497" table:style-name="ce1">
            <text:p>73.37963104</text:p>
          </table:table-cell>
          <table:table-cell office:value-type="float" office:value="15.393518447876" table:style-name="ce1">
            <text:p>15.39351845</text:p>
          </table:table-cell>
          <table:table-cell office:value-type="float" office:value="0" table:style-name="ce1">
            <text:p>0</text:p>
          </table:table-cell>
          <table:table-cell office:value-type="float" office:value="6.1458334922790501" table:style-name="ce1">
            <text:p>6.145833492</text:p>
          </table:table-cell>
          <table:table-cell office:value-type="float" office:value="862.60418701171898" table:style-name="ce1">
            <text:p>862.604187</text:p>
          </table:table-cell>
          <table:table-cell office:value-type="float" office:value="-128.47222900390599" table:style-name="ce1">
            <text:p>-128.472229</text:p>
          </table:table-cell>
          <table:table-cell office:value-type="float" office:value="115.6" table:style-name="ce1">
            <text:p>115.6</text:p>
          </table:table-cell>
          <table:table-cell office:value-type="float" office:value="154057.84375" table:style-name="ce1">
            <text:p>154057.8438</text:p>
          </table:table-cell>
          <table:table-cell office:value-type="float" office:value="550" table:style-name="ce1">
            <text:p>550</text:p>
          </table:table-cell>
          <table:table-cell office:value-type="float" office:value="6693.3500000000104" table:style-name="ce1">
            <text:p>6693.35</text:p>
          </table:table-cell>
          <table:table-cell table:number-columns-repeated="16373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73.495368957519503" table:style-name="ce1">
            <text:p>73.49536896</text:p>
          </table:table-cell>
          <table:table-cell office:value-type="float" office:value="15.3645830154419" table:style-name="ce1">
            <text:p>15.36458302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62.248291015625" table:style-name="ce1">
            <text:p>862.248291</text:p>
          </table:table-cell>
          <table:table-cell office:value-type="float" office:value="-123.263916015625" table:style-name="ce1">
            <text:p>-123.263916</text:p>
          </table:table-cell>
          <table:table-cell office:value-type="float" office:value="115.6" table:style-name="ce1">
            <text:p>115.6</text:p>
          </table:table-cell>
          <table:table-cell office:value-type="float" office:value="153438.421875" table:style-name="ce1">
            <text:p>153438.4219</text:p>
          </table:table-cell>
          <table:table-cell office:value-type="float" office:value="550" table:style-name="ce1">
            <text:p>550</text:p>
          </table:table-cell>
          <table:table-cell office:value-type="float" office:value="6702.5166666666801" table:style-name="ce1">
            <text:p>6702.516667</text:p>
          </table:table-cell>
          <table:table-cell table:number-columns-repeated="16373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3645830154419" table:style-name="ce1">
            <text:p>15.36458302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62.248291015625" table:style-name="ce1">
            <text:p>862.248291</text:p>
          </table:table-cell>
          <table:table-cell office:value-type="float" office:value="-125.57867431640599" table:style-name="ce1">
            <text:p>-125.5786743</text:p>
          </table:table-cell>
          <table:table-cell office:value-type="float" office:value="115.6" table:style-name="ce1">
            <text:p>115.6</text:p>
          </table:table-cell>
          <table:table-cell office:value-type="float" office:value="152199.59375" table:style-name="ce1">
            <text:p>152199.5938</text:p>
          </table:table-cell>
          <table:table-cell office:value-type="float" office:value="550" table:style-name="ce1">
            <text:p>550</text:p>
          </table:table-cell>
          <table:table-cell office:value-type="float" office:value="6711.6833333333498" table:style-name="ce1">
            <text:p>6711.683333</text:p>
          </table:table-cell>
          <table:table-cell table:number-columns-repeated="16373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3356485366821" table:style-name="ce1">
            <text:p>15.33564854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62.248291015625" table:style-name="ce1">
            <text:p>862.248291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50518.328125" table:style-name="ce1">
            <text:p>150518.3281</text:p>
          </table:table-cell>
          <table:table-cell office:value-type="float" office:value="550" table:style-name="ce1">
            <text:p>550</text:p>
          </table:table-cell>
          <table:table-cell office:value-type="float" office:value="6720.8500000000104" table:style-name="ce1">
            <text:p>6720.85</text:p>
          </table:table-cell>
          <table:table-cell table:number-columns-repeated="16373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306713104248001" table:style-name="ce1">
            <text:p>15.3067131</text:p>
          </table:table-cell>
          <table:table-cell office:value-type="float" office:value="0" table:style-name="ce1">
            <text:p>0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862.248291015625" table:style-name="ce1">
            <text:p>862.248291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5.6" table:style-name="ce1">
            <text:p>115.6</text:p>
          </table:table-cell>
          <table:table-cell office:value-type="float" office:value="149014.015625" table:style-name="ce1">
            <text:p>149014.0156</text:p>
          </table:table-cell>
          <table:table-cell office:value-type="float" office:value="550" table:style-name="ce1">
            <text:p>550</text:p>
          </table:table-cell>
          <table:table-cell office:value-type="float" office:value="6730.0166666666801" table:style-name="ce1">
            <text:p>6730.016667</text:p>
          </table:table-cell>
          <table:table-cell table:number-columns-repeated="16373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306713104248001" table:style-name="ce1">
            <text:p>15.3067131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861.892333984375" table:style-name="ce1">
            <text:p>861.892334</text:p>
          </table:table-cell>
          <table:table-cell office:value-type="float" office:value="-116.319458007813" table:style-name="ce1">
            <text:p>-116.319458</text:p>
          </table:table-cell>
          <table:table-cell office:value-type="float" office:value="115.6" table:style-name="ce1">
            <text:p>115.6</text:p>
          </table:table-cell>
          <table:table-cell office:value-type="float" office:value="146978.796875" table:style-name="ce1">
            <text:p>146978.7969</text:p>
          </table:table-cell>
          <table:table-cell office:value-type="float" office:value="550" table:style-name="ce1">
            <text:p>550</text:p>
          </table:table-cell>
          <table:table-cell office:value-type="float" office:value="6739.1833333333498" table:style-name="ce1">
            <text:p>6739.183333</text:p>
          </table:table-cell>
          <table:table-cell table:number-columns-repeated="16373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73.611114501953097" table:style-name="ce1">
            <text:p>73.6111145</text:p>
          </table:table-cell>
          <table:table-cell office:value-type="float" office:value="15.306713104248001" table:style-name="ce1">
            <text:p>15.3067131</text:p>
          </table:table-cell>
          <table:table-cell office:value-type="float" office:value="0" table:style-name="ce1">
            <text:p>0</text:p>
          </table:table-cell>
          <table:table-cell office:value-type="float" office:value="6.3020834922790501" table:style-name="ce1">
            <text:p>6.302083492</text:p>
          </table:table-cell>
          <table:table-cell office:value-type="float" office:value="861.892333984375" table:style-name="ce1">
            <text:p>861.892334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5.6" table:style-name="ce1">
            <text:p>115.6</text:p>
          </table:table-cell>
          <table:table-cell office:value-type="float" office:value="145474.5" table:style-name="ce1">
            <text:p>145474.5</text:p>
          </table:table-cell>
          <table:table-cell office:value-type="float" office:value="550" table:style-name="ce1">
            <text:p>550</text:p>
          </table:table-cell>
          <table:table-cell office:value-type="float" office:value="6748.3500000000204" table:style-name="ce1">
            <text:p>6748.35</text:p>
          </table:table-cell>
          <table:table-cell table:number-columns-repeated="16373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73.553237915039105" table:style-name="ce1">
            <text:p>73.55323792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0" table:style-name="ce1">
            <text:p>0</text:p>
          </table:table-cell>
          <table:table-cell office:value-type="float" office:value="6.2760415077209499" table:style-name="ce1">
            <text:p>6.276041508</text:p>
          </table:table-cell>
          <table:table-cell office:value-type="float" office:value="861.53643798828102" table:style-name="ce1">
            <text:p>861.536438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4147.171875" table:style-name="ce1">
            <text:p>144147.1719</text:p>
          </table:table-cell>
          <table:table-cell office:value-type="float" office:value="550" table:style-name="ce1">
            <text:p>550</text:p>
          </table:table-cell>
          <table:table-cell office:value-type="float" office:value="6757.5166666666801" table:style-name="ce1">
            <text:p>6757.516667</text:p>
          </table:table-cell>
          <table:table-cell table:number-columns-repeated="16373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73.611114501953097" table:style-name="ce1">
            <text:p>73.6111145</text:p>
          </table:table-cell>
          <table:table-cell office:value-type="float" office:value="15.190972328186" table:style-name="ce1">
            <text:p>15.19097233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61.18054199218795" table:style-name="ce1">
            <text:p>861.180542</text:p>
          </table:table-cell>
          <table:table-cell office:value-type="float" office:value="-114.004638671875" table:style-name="ce1">
            <text:p>-114.0046387</text:p>
          </table:table-cell>
          <table:table-cell office:value-type="float" office:value="115.6" table:style-name="ce1">
            <text:p>115.6</text:p>
          </table:table-cell>
          <table:table-cell office:value-type="float" office:value="143085.3125" table:style-name="ce1">
            <text:p>143085.3125</text:p>
          </table:table-cell>
          <table:table-cell office:value-type="float" office:value="549" table:style-name="ce1">
            <text:p>549</text:p>
          </table:table-cell>
          <table:table-cell office:value-type="float" office:value="6766.6666666666797" table:style-name="ce1">
            <text:p>6766.666667</text:p>
          </table:table-cell>
          <table:table-cell table:number-columns-repeated="16373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73.611114501953097" table:style-name="ce1">
            <text:p>73.6111145</text:p>
          </table:table-cell>
          <table:table-cell office:value-type="float" office:value="15.1041669845581" table:style-name="ce1">
            <text:p>15.10416698</text:p>
          </table:table-cell>
          <table:table-cell office:value-type="float" office:value="0" table:style-name="ce1">
            <text:p>0</text:p>
          </table:table-cell>
          <table:table-cell office:value-type="float" office:value="6.1675348281860396" table:style-name="ce1">
            <text:p>6.167534828</text:p>
          </table:table-cell>
          <table:table-cell office:value-type="float" office:value="860.82464599609398" table:style-name="ce1">
            <text:p>860.824646</text:p>
          </table:table-cell>
          <table:table-cell office:value-type="float" office:value="-107.638916015625" table:style-name="ce1">
            <text:p>-107.638916</text:p>
          </table:table-cell>
          <table:table-cell office:value-type="float" office:value="115.6" table:style-name="ce1">
            <text:p>115.6</text:p>
          </table:table-cell>
          <table:table-cell office:value-type="float" office:value="142554.390625" table:style-name="ce1">
            <text:p>142554.3906</text:p>
          </table:table-cell>
          <table:table-cell office:value-type="float" office:value="550" table:style-name="ce1">
            <text:p>550</text:p>
          </table:table-cell>
          <table:table-cell office:value-type="float" office:value="6775.8333333333503" table:style-name="ce1">
            <text:p>6775.833333</text:p>
          </table:table-cell>
          <table:table-cell table:number-columns-repeated="16373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73.640045166015597" table:style-name="ce1">
            <text:p>73.64004517</text:p>
          </table:table-cell>
          <table:table-cell office:value-type="float" office:value="15.046296119689901" table:style-name="ce1">
            <text:p>15.04629612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860.46875" table:style-name="ce1">
            <text:p>860.46875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42200.4375" table:style-name="ce1">
            <text:p>142200.4375</text:p>
          </table:table-cell>
          <table:table-cell office:value-type="float" office:value="549" table:style-name="ce1">
            <text:p>549</text:p>
          </table:table-cell>
          <table:table-cell office:value-type="float" office:value="6784.9833333333499" table:style-name="ce1">
            <text:p>6784.983333</text:p>
          </table:table-cell>
          <table:table-cell table:number-columns-repeated="16373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73.668983459472699" table:style-name="ce1">
            <text:p>73.66898346</text:p>
          </table:table-cell>
          <table:table-cell office:value-type="float" office:value="14.959490776061999" table:style-name="ce1">
            <text:p>14.95949078</text:p>
          </table:table-cell>
          <table:table-cell office:value-type="float" office:value="0" table:style-name="ce1">
            <text:p>0</text:p>
          </table:table-cell>
          <table:table-cell office:value-type="float" office:value="6.1197915077209499" table:style-name="ce1">
            <text:p>6.119791508</text:p>
          </table:table-cell>
          <table:table-cell office:value-type="float" office:value="859.75695800781295" table:style-name="ce1">
            <text:p>859.756958</text:p>
          </table:table-cell>
          <table:table-cell office:value-type="float" office:value="-106.48150634765599" table:style-name="ce1">
            <text:p>-106.4815063</text:p>
          </table:table-cell>
          <table:table-cell office:value-type="float" office:value="115.6" table:style-name="ce1">
            <text:p>115.6</text:p>
          </table:table-cell>
          <table:table-cell office:value-type="float" office:value="140430.671875" table:style-name="ce1">
            <text:p>140430.6719</text:p>
          </table:table-cell>
          <table:table-cell office:value-type="float" office:value="549" table:style-name="ce1">
            <text:p>549</text:p>
          </table:table-cell>
          <table:table-cell office:value-type="float" office:value="6794.1333333333496" table:style-name="ce1">
            <text:p>6794.133333</text:p>
          </table:table-cell>
          <table:table-cell table:number-columns-repeated="16373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73.668983459472699" table:style-name="ce1">
            <text:p>73.66898346</text:p>
          </table:table-cell>
          <table:table-cell office:value-type="float" office:value="14.959490776061999" table:style-name="ce1">
            <text:p>14.95949078</text:p>
          </table:table-cell>
          <table:table-cell office:value-type="float" office:value="0" table:style-name="ce1">
            <text:p>0</text:p>
          </table:table-cell>
          <table:table-cell office:value-type="float" office:value="6.1024303436279297" table:style-name="ce1">
            <text:p>6.102430344</text:p>
          </table:table-cell>
          <table:table-cell office:value-type="float" office:value="859.75695800781295" table:style-name="ce1">
            <text:p>859.756958</text:p>
          </table:table-cell>
          <table:table-cell office:value-type="float" office:value="-103.58795166015599" table:style-name="ce1">
            <text:p>-103.5879517</text:p>
          </table:table-cell>
          <table:table-cell office:value-type="float" office:value="115.6" table:style-name="ce1">
            <text:p>115.6</text:p>
          </table:table-cell>
          <table:table-cell office:value-type="float" office:value="138926.375" table:style-name="ce1">
            <text:p>138926.375</text:p>
          </table:table-cell>
          <table:table-cell office:value-type="float" office:value="549" table:style-name="ce1">
            <text:p>549</text:p>
          </table:table-cell>
          <table:table-cell office:value-type="float" office:value="6803.2833333333501" table:style-name="ce1">
            <text:p>6803.283333</text:p>
          </table:table-cell>
          <table:table-cell table:number-columns-repeated="16373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73.408561706542997" table:style-name="ce1">
            <text:p>73.40856171</text:p>
          </table:table-cell>
          <table:table-cell office:value-type="float" office:value="14.959490776061999" table:style-name="ce1">
            <text:p>14.95949078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59.75695800781295" table:style-name="ce1">
            <text:p>859.756958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37068.125" table:style-name="ce1">
            <text:p>137068.125</text:p>
          </table:table-cell>
          <table:table-cell office:value-type="float" office:value="549" table:style-name="ce1">
            <text:p>549</text:p>
          </table:table-cell>
          <table:table-cell office:value-type="float" office:value="6812.4333333333498" table:style-name="ce1">
            <text:p>6812.433333</text:p>
          </table:table-cell>
          <table:table-cell table:number-columns-repeated="16373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73.263885498046903" table:style-name="ce1">
            <text:p>73.2638855</text:p>
          </table:table-cell>
          <table:table-cell office:value-type="float" office:value="15.046296119689901" table:style-name="ce1">
            <text:p>15.04629612</text:p>
          </table:table-cell>
          <table:table-cell office:value-type="float" office:value="0" table:style-name="ce1">
            <text:p>0</text:p>
          </table:table-cell>
          <table:table-cell office:value-type="float" office:value="6.0329861640930202" table:style-name="ce1">
            <text:p>6.032986164</text:p>
          </table:table-cell>
          <table:table-cell office:value-type="float" office:value="859.40106201171898" table:style-name="ce1">
            <text:p>859.401062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6" table:style-name="ce1">
            <text:p>115.6</text:p>
          </table:table-cell>
          <table:table-cell office:value-type="float" office:value="135032.890625" table:style-name="ce1">
            <text:p>135032.8906</text:p>
          </table:table-cell>
          <table:table-cell office:value-type="float" office:value="549" table:style-name="ce1">
            <text:p>549</text:p>
          </table:table-cell>
          <table:table-cell office:value-type="float" office:value="6821.5833333333503" table:style-name="ce1">
            <text:p>6821.583333</text:p>
          </table:table-cell>
          <table:table-cell table:number-columns-repeated="16373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73.032409667968807" table:style-name="ce1">
            <text:p>73.03240967</text:p>
          </table:table-cell>
          <table:table-cell office:value-type="float" office:value="15.075231552124" table:style-name="ce1">
            <text:p>15.07523155</text:p>
          </table:table-cell>
          <table:table-cell office:value-type="float" office:value="0" table:style-name="ce1">
            <text:p>0</text:p>
          </table:table-cell>
          <table:table-cell office:value-type="float" office:value="5.9765625" table:style-name="ce1">
            <text:p>5.9765625</text:p>
          </table:table-cell>
          <table:table-cell office:value-type="float" office:value="859.045166015625" table:style-name="ce1">
            <text:p>859.045166</text:p>
          </table:table-cell>
          <table:table-cell office:value-type="float" office:value="-96.0648193359375" table:style-name="ce1">
            <text:p>-96.06481934</text:p>
          </table:table-cell>
          <table:table-cell office:value-type="float" office:value="115.6" table:style-name="ce1">
            <text:p>115.6</text:p>
          </table:table-cell>
          <table:table-cell office:value-type="float" office:value="133263.125" table:style-name="ce1">
            <text:p>133263.125</text:p>
          </table:table-cell>
          <table:table-cell office:value-type="float" office:value="549" table:style-name="ce1">
            <text:p>549</text:p>
          </table:table-cell>
          <table:table-cell office:value-type="float" office:value="6830.7333333333499" table:style-name="ce1">
            <text:p>6830.733333</text:p>
          </table:table-cell>
          <table:table-cell table:number-columns-repeated="16373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72.829864501953097" table:style-name="ce1">
            <text:p>72.8298645</text:p>
          </table:table-cell>
          <table:table-cell office:value-type="float" office:value="15.190972328186" table:style-name="ce1">
            <text:p>15.19097233</text:p>
          </table:table-cell>
          <table:table-cell office:value-type="float" office:value="0" table:style-name="ce1">
            <text:p>0</text:p>
          </table:table-cell>
          <table:table-cell office:value-type="float" office:value="5.9418401718139702" table:style-name="ce1">
            <text:p>5.941840172</text:p>
          </table:table-cell>
          <table:table-cell office:value-type="float" office:value="858.689208984375" table:style-name="ce1">
            <text:p>858.689209</text:p>
          </table:table-cell>
          <table:table-cell office:value-type="float" office:value="-100.11572265625" table:style-name="ce1">
            <text:p>-100.1157227</text:p>
          </table:table-cell>
          <table:table-cell office:value-type="float" office:value="115.6" table:style-name="ce1">
            <text:p>115.6</text:p>
          </table:table-cell>
          <table:table-cell office:value-type="float" office:value="131758.828125" table:style-name="ce1">
            <text:p>131758.8281</text:p>
          </table:table-cell>
          <table:table-cell office:value-type="float" office:value="549" table:style-name="ce1">
            <text:p>549</text:p>
          </table:table-cell>
          <table:table-cell office:value-type="float" office:value="6839.8833333333496" table:style-name="ce1">
            <text:p>6839.883333</text:p>
          </table:table-cell>
          <table:table-cell table:number-columns-repeated="16373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72.685188293457003" table:style-name="ce1">
            <text:p>72.68518829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0" table:style-name="ce1">
            <text:p>0</text:p>
          </table:table-cell>
          <table:table-cell office:value-type="float" office:value="5.9114584922790501" table:style-name="ce1">
            <text:p>5.911458492</text:p>
          </table:table-cell>
          <table:table-cell office:value-type="float" office:value="858.33331298828102" table:style-name="ce1">
            <text:p>858.333313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6" table:style-name="ce1">
            <text:p>115.6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549" table:style-name="ce1">
            <text:p>549</text:p>
          </table:table-cell>
          <table:table-cell office:value-type="float" office:value="6849.0333333333501" table:style-name="ce1">
            <text:p>6849.033333</text:p>
          </table:table-cell>
          <table:table-cell table:number-columns-repeated="16373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72.627311706542997" table:style-name="ce1">
            <text:p>72.62731171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0" table:style-name="ce1">
            <text:p>0</text:p>
          </table:table-cell>
          <table:table-cell office:value-type="float" office:value="5.8680553436279297" table:style-name="ce1">
            <text:p>5.868055344</text:p>
          </table:table-cell>
          <table:table-cell office:value-type="float" office:value="858.33331298828102" table:style-name="ce1">
            <text:p>858.333313</text:p>
          </table:table-cell>
          <table:table-cell office:value-type="float" office:value="-99.537048339843807" table:style-name="ce1">
            <text:p>-99.53704834</text:p>
          </table:table-cell>
          <table:table-cell office:value-type="float" office:value="115.6" table:style-name="ce1">
            <text:p>115.6</text:p>
          </table:table-cell>
          <table:table-cell office:value-type="float" office:value="129989.0703125" table:style-name="ce1">
            <text:p>129989.0703</text:p>
          </table:table-cell>
          <table:table-cell office:value-type="float" office:value="549" table:style-name="ce1">
            <text:p>549</text:p>
          </table:table-cell>
          <table:table-cell office:value-type="float" office:value="6858.1833333333498" table:style-name="ce1">
            <text:p>6858.183333</text:p>
          </table:table-cell>
          <table:table-cell table:number-columns-repeated="16373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72.627311706542997" table:style-name="ce1">
            <text:p>72.62731171</text:p>
          </table:table-cell>
          <table:table-cell office:value-type="float" office:value="15.3356485366821" table:style-name="ce1">
            <text:p>15.33564854</text:p>
          </table:table-cell>
          <table:table-cell office:value-type="float" office:value="0" table:style-name="ce1">
            <text:p>0</text:p>
          </table:table-cell>
          <table:table-cell office:value-type="float" office:value="5.8376736640930202" table:style-name="ce1">
            <text:p>5.837673664</text:p>
          </table:table-cell>
          <table:table-cell office:value-type="float" office:value="857.97741699218795" table:style-name="ce1">
            <text:p>857.977417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0254.5390625" table:style-name="ce1">
            <text:p>130254.5391</text:p>
          </table:table-cell>
          <table:table-cell office:value-type="float" office:value="549" table:style-name="ce1">
            <text:p>549</text:p>
          </table:table-cell>
          <table:table-cell office:value-type="float" office:value="6867.3333333333503" table:style-name="ce1">
            <text:p>6867.333333</text:p>
          </table:table-cell>
          <table:table-cell table:number-columns-repeated="16373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72.685188293457003" table:style-name="ce1">
            <text:p>72.68518829</text:p>
          </table:table-cell>
          <table:table-cell office:value-type="float" office:value="15.3356485366821" table:style-name="ce1">
            <text:p>15.33564854</text:p>
          </table:table-cell>
          <table:table-cell office:value-type="float" office:value="0" table:style-name="ce1">
            <text:p>0</text:p>
          </table:table-cell>
          <table:table-cell office:value-type="float" office:value="5.8333334922790501" table:style-name="ce1">
            <text:p>5.833333492</text:p>
          </table:table-cell>
          <table:table-cell office:value-type="float" office:value="857.62152099609398" table:style-name="ce1">
            <text:p>857.621521</text:p>
          </table:table-cell>
          <table:table-cell office:value-type="float" office:value="-103.00927734375" table:style-name="ce1">
            <text:p>-103.0092773</text:p>
          </table:table-cell>
          <table:table-cell office:value-type="float" office:value="115.6" table:style-name="ce1">
            <text:p>115.6</text:p>
          </table:table-cell>
          <table:table-cell office:value-type="float" office:value="131316.390625" table:style-name="ce1">
            <text:p>131316.3906</text:p>
          </table:table-cell>
          <table:table-cell office:value-type="float" office:value="549" table:style-name="ce1">
            <text:p>549</text:p>
          </table:table-cell>
          <table:table-cell office:value-type="float" office:value="6876.4833333333399" table:style-name="ce1">
            <text:p>6876.483333</text:p>
          </table:table-cell>
          <table:table-cell table:number-columns-repeated="16373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72.800926208496094" table:style-name="ce1">
            <text:p>72.80092621</text:p>
          </table:table-cell>
          <table:table-cell office:value-type="float" office:value="15.306713104248001" table:style-name="ce1">
            <text:p>15.3067131</text:p>
          </table:table-cell>
          <table:table-cell office:value-type="float" office:value="0" table:style-name="ce1">
            <text:p>0</text:p>
          </table:table-cell>
          <table:table-cell office:value-type="float" office:value="5.8376736640930202" table:style-name="ce1">
            <text:p>5.837673664</text:p>
          </table:table-cell>
          <table:table-cell office:value-type="float" office:value="857.265625" table:style-name="ce1">
            <text:p>857.265625</text:p>
          </table:table-cell>
          <table:table-cell office:value-type="float" office:value="-101.85186767578099" table:style-name="ce1">
            <text:p>-101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32909.1875" table:style-name="ce1">
            <text:p>132909.1875</text:p>
          </table:table-cell>
          <table:table-cell office:value-type="float" office:value="549" table:style-name="ce1">
            <text:p>549</text:p>
          </table:table-cell>
          <table:table-cell office:value-type="float" office:value="6885.6333333333396" table:style-name="ce1">
            <text:p>6885.633333</text:p>
          </table:table-cell>
          <table:table-cell table:number-columns-repeated="16373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72.916664123535199" table:style-name="ce1">
            <text:p>72.91666412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0" table:style-name="ce1">
            <text:p>0</text:p>
          </table:table-cell>
          <table:table-cell office:value-type="float" office:value="5.859375" table:style-name="ce1">
            <text:p>5.859375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05.90277099609401" table:style-name="ce1">
            <text:p>-105.902771</text:p>
          </table:table-cell>
          <table:table-cell office:value-type="float" office:value="115.6" table:style-name="ce1">
            <text:p>115.6</text:p>
          </table:table-cell>
          <table:table-cell office:value-type="float" office:value="136714.171875" table:style-name="ce1">
            <text:p>136714.1719</text:p>
          </table:table-cell>
          <table:table-cell office:value-type="float" office:value="549" table:style-name="ce1">
            <text:p>549</text:p>
          </table:table-cell>
          <table:table-cell office:value-type="float" office:value="6894.7833333333401" table:style-name="ce1">
            <text:p>6894.783333</text:p>
          </table:table-cell>
          <table:table-cell table:number-columns-repeated="16373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72.974540710449205" table:style-name="ce1">
            <text:p>72.97454071</text:p>
          </table:table-cell>
          <table:table-cell office:value-type="float" office:value="15.190972328186" table:style-name="ce1">
            <text:p>15.19097233</text:p>
          </table:table-cell>
          <table:table-cell office:value-type="float" office:value="0" table:style-name="ce1">
            <text:p>0</text:p>
          </table:table-cell>
          <table:table-cell office:value-type="float" office:value="5.8810763359069798" table:style-name="ce1">
            <text:p>5.881076336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05.324096679688" table:style-name="ce1">
            <text:p>-105.3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49" table:style-name="ce1">
            <text:p>549</text:p>
          </table:table-cell>
          <table:table-cell office:value-type="float" office:value="6903.9333333333398" table:style-name="ce1">
            <text:p>6903.933333</text:p>
          </table:table-cell>
          <table:table-cell table:number-columns-repeated="16373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73.119209289550795" table:style-name="ce1">
            <text:p>73.11920929</text:p>
          </table:table-cell>
          <table:table-cell office:value-type="float" office:value="15.162036895751999" table:style-name="ce1">
            <text:p>15.1620369</text:p>
          </table:table-cell>
          <table:table-cell office:value-type="float" office:value="0" table:style-name="ce1">
            <text:p>0</text:p>
          </table:table-cell>
          <table:table-cell office:value-type="float" office:value="5.8897571563720703" table:style-name="ce1">
            <text:p>5.889757156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5.6" table:style-name="ce1">
            <text:p>115.6</text:p>
          </table:table-cell>
          <table:table-cell office:value-type="float" office:value="142377.40625" table:style-name="ce1">
            <text:p>142377.4063</text:p>
          </table:table-cell>
          <table:table-cell office:value-type="float" office:value="549" table:style-name="ce1">
            <text:p>549</text:p>
          </table:table-cell>
          <table:table-cell office:value-type="float" office:value="6913.0833333333403" table:style-name="ce1">
            <text:p>6913.083333</text:p>
          </table:table-cell>
          <table:table-cell table:number-columns-repeated="16373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73.379631042480497" table:style-name="ce1">
            <text:p>73.37963104</text:p>
          </table:table-cell>
          <table:table-cell office:value-type="float" office:value="15.075231552124" table:style-name="ce1">
            <text:p>15.07523155</text:p>
          </table:table-cell>
          <table:table-cell office:value-type="float" office:value="0" table:style-name="ce1">
            <text:p>0</text:p>
          </table:table-cell>
          <table:table-cell office:value-type="float" office:value="5.8897571563720703" table:style-name="ce1">
            <text:p>5.88975715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5.6" table:style-name="ce1">
            <text:p>115.6</text:p>
          </table:table-cell>
          <table:table-cell office:value-type="float" office:value="144235.671875" table:style-name="ce1">
            <text:p>144235.6719</text:p>
          </table:table-cell>
          <table:table-cell office:value-type="float" office:value="549" table:style-name="ce1">
            <text:p>549</text:p>
          </table:table-cell>
          <table:table-cell office:value-type="float" office:value="6922.2333333333399" table:style-name="ce1">
            <text:p>6922.233333</text:p>
          </table:table-cell>
          <table:table-cell table:number-columns-repeated="16373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73.553237915039105" table:style-name="ce1">
            <text:p>73.55323792</text:p>
          </table:table-cell>
          <table:table-cell office:value-type="float" office:value="14.959490776061999" table:style-name="ce1">
            <text:p>14.95949078</text:p>
          </table:table-cell>
          <table:table-cell office:value-type="float" office:value="0" table:style-name="ce1">
            <text:p>0</text:p>
          </table:table-cell>
          <table:table-cell office:value-type="float" office:value="5.8984375" table:style-name="ce1">
            <text:p>5.8984375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14.58331298828099" table:style-name="ce1">
            <text:p>-114.583313</text:p>
          </table:table-cell>
          <table:table-cell office:value-type="float" office:value="115.6" table:style-name="ce1">
            <text:p>115.6</text:p>
          </table:table-cell>
          <table:table-cell office:value-type="float" office:value="144589.609375" table:style-name="ce1">
            <text:p>144589.6094</text:p>
          </table:table-cell>
          <table:table-cell office:value-type="float" office:value="549" table:style-name="ce1">
            <text:p>549</text:p>
          </table:table-cell>
          <table:table-cell office:value-type="float" office:value="6931.3833333333396" table:style-name="ce1">
            <text:p>6931.383333</text:p>
          </table:table-cell>
          <table:table-cell table:number-columns-repeated="16373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73.784721374511705" table:style-name="ce1">
            <text:p>73.78472137</text:p>
          </table:table-cell>
          <table:table-cell office:value-type="float" office:value="14.930555343627899" table:style-name="ce1">
            <text:p>14.93055534</text:p>
          </table:table-cell>
          <table:table-cell office:value-type="float" office:value="0" table:style-name="ce1">
            <text:p>0</text:p>
          </table:table-cell>
          <table:table-cell office:value-type="float" office:value="5.8810763359069798" table:style-name="ce1">
            <text:p>5.881076336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16.319458007813" table:style-name="ce1">
            <text:p>-116.319458</text:p>
          </table:table-cell>
          <table:table-cell office:value-type="float" office:value="115.6" table:style-name="ce1">
            <text:p>115.6</text:p>
          </table:table-cell>
          <table:table-cell office:value-type="float" office:value="143793.21875" table:style-name="ce1">
            <text:p>143793.2188</text:p>
          </table:table-cell>
          <table:table-cell office:value-type="float" office:value="549" table:style-name="ce1">
            <text:p>549</text:p>
          </table:table-cell>
          <table:table-cell office:value-type="float" office:value="6940.5333333333401" table:style-name="ce1">
            <text:p>6940.533333</text:p>
          </table:table-cell>
          <table:table-cell table:number-columns-repeated="16373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73.842590332031307" table:style-name="ce1">
            <text:p>73.84259033</text:p>
          </table:table-cell>
          <table:table-cell office:value-type="float" office:value="14.9016199111938" table:style-name="ce1">
            <text:p>14.90161991</text:p>
          </table:table-cell>
          <table:table-cell office:value-type="float" office:value="0" table:style-name="ce1">
            <text:p>0</text:p>
          </table:table-cell>
          <table:table-cell office:value-type="float" office:value="5.8550348281860396" table:style-name="ce1">
            <text:p>5.855034828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17.47686767578099" table:style-name="ce1">
            <text:p>-117.4768677</text:p>
          </table:table-cell>
          <table:table-cell office:value-type="float" office:value="115.6" table:style-name="ce1">
            <text:p>115.6</text:p>
          </table:table-cell>
          <table:table-cell office:value-type="float" office:value="143085.3125" table:style-name="ce1">
            <text:p>143085.3125</text:p>
          </table:table-cell>
          <table:table-cell office:value-type="float" office:value="549" table:style-name="ce1">
            <text:p>549</text:p>
          </table:table-cell>
          <table:table-cell office:value-type="float" office:value="6949.6833333333398" table:style-name="ce1">
            <text:p>6949.683333</text:p>
          </table:table-cell>
          <table:table-cell table:number-columns-repeated="16373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73.929397583007798" table:style-name="ce1">
            <text:p>73.92939758</text:p>
          </table:table-cell>
          <table:table-cell office:value-type="float" office:value="14.8726854324341" table:style-name="ce1">
            <text:p>14.87268543</text:p>
          </table:table-cell>
          <table:table-cell office:value-type="float" office:value="0" table:style-name="ce1">
            <text:p>0</text:p>
          </table:table-cell>
          <table:table-cell office:value-type="float" office:value="5.8246526718139702" table:style-name="ce1">
            <text:p>5.824652672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15.16204833984401" table:style-name="ce1">
            <text:p>-115.1620483</text:p>
          </table:table-cell>
          <table:table-cell office:value-type="float" office:value="115.6" table:style-name="ce1">
            <text:p>115.6</text:p>
          </table:table-cell>
          <table:table-cell office:value-type="float" office:value="141581.015625" table:style-name="ce1">
            <text:p>141581.0156</text:p>
          </table:table-cell>
          <table:table-cell office:value-type="float" office:value="550" table:style-name="ce1">
            <text:p>550</text:p>
          </table:table-cell>
          <table:table-cell office:value-type="float" office:value="6958.8500000000104" table:style-name="ce1">
            <text:p>6958.85</text:p>
          </table:table-cell>
          <table:table-cell table:number-columns-repeated="16373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73.958335876464801" table:style-name="ce1">
            <text:p>73.95833588</text:p>
          </table:table-cell>
          <table:table-cell office:value-type="float" office:value="14.8726854324341" table:style-name="ce1">
            <text:p>14.87268543</text:p>
          </table:table-cell>
          <table:table-cell office:value-type="float" office:value="0" table:style-name="ce1">
            <text:p>0</text:p>
          </table:table-cell>
          <table:table-cell office:value-type="float" office:value="5.8203125" table:style-name="ce1">
            <text:p>5.8203125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18.055541992188" table:style-name="ce1">
            <text:p>-118.055542</text:p>
          </table:table-cell>
          <table:table-cell office:value-type="float" office:value="115.6" table:style-name="ce1">
            <text:p>115.6</text:p>
          </table:table-cell>
          <table:table-cell office:value-type="float" office:value="139988.234375" table:style-name="ce1">
            <text:p>139988.2344</text:p>
          </table:table-cell>
          <table:table-cell office:value-type="float" office:value="551" table:style-name="ce1">
            <text:p>551</text:p>
          </table:table-cell>
          <table:table-cell office:value-type="float" office:value="6968.0333333333401" table:style-name="ce1">
            <text:p>6968.033333</text:p>
          </table:table-cell>
          <table:table-cell table:number-columns-repeated="16373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74.045135498046903" table:style-name="ce1">
            <text:p>74.0451355</text:p>
          </table:table-cell>
          <table:table-cell office:value-type="float" office:value="14.9016199111938" table:style-name="ce1">
            <text:p>14.90161991</text:p>
          </table:table-cell>
          <table:table-cell office:value-type="float" office:value="0" table:style-name="ce1">
            <text:p>0</text:p>
          </table:table-cell>
          <table:table-cell office:value-type="float" office:value="5.7769098281860396" table:style-name="ce1">
            <text:p>5.776909828</text:p>
          </table:table-cell>
          <table:table-cell office:value-type="float" office:value="854.77429199218795" table:style-name="ce1">
            <text:p>854.774292</text:p>
          </table:table-cell>
          <table:table-cell office:value-type="float" office:value="-116.89813232421901" table:style-name="ce1">
            <text:p>-116.8981323</text:p>
          </table:table-cell>
          <table:table-cell office:value-type="float" office:value="115.6" table:style-name="ce1">
            <text:p>115.6</text:p>
          </table:table-cell>
          <table:table-cell office:value-type="float" office:value="138660.90625" table:style-name="ce1">
            <text:p>138660.9063</text:p>
          </table:table-cell>
          <table:table-cell office:value-type="float" office:value="551" table:style-name="ce1">
            <text:p>551</text:p>
          </table:table-cell>
          <table:table-cell office:value-type="float" office:value="6977.2166666666799" table:style-name="ce1">
            <text:p>6977.216667</text:p>
          </table:table-cell>
          <table:table-cell table:number-columns-repeated="16373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74.21875" table:style-name="ce1">
            <text:p>74.21875</text:p>
          </table:table-cell>
          <table:table-cell office:value-type="float" office:value="14.8726854324341" table:style-name="ce1">
            <text:p>14.87268543</text:p>
          </table:table-cell>
          <table:table-cell office:value-type="float" office:value="0" table:style-name="ce1">
            <text:p>0</text:p>
          </table:table-cell>
          <table:table-cell office:value-type="float" office:value="5.7595486640930202" table:style-name="ce1">
            <text:p>5.759548664</text:p>
          </table:table-cell>
          <table:table-cell office:value-type="float" office:value="854.77429199218795" table:style-name="ce1">
            <text:p>854.774292</text:p>
          </table:table-cell>
          <table:table-cell office:value-type="float" office:value="-119.79168701171901" table:style-name="ce1">
            <text:p>-119.791687</text:p>
          </table:table-cell>
          <table:table-cell office:value-type="float" office:value="115.6" table:style-name="ce1">
            <text:p>115.6</text:p>
          </table:table-cell>
          <table:table-cell office:value-type="float" office:value="138837.890625" table:style-name="ce1">
            <text:p>138837.8906</text:p>
          </table:table-cell>
          <table:table-cell office:value-type="float" office:value="551" table:style-name="ce1">
            <text:p>551</text:p>
          </table:table-cell>
          <table:table-cell office:value-type="float" office:value="6986.4000000000096" table:style-name="ce1">
            <text:p>6986.4</text:p>
          </table:table-cell>
          <table:table-cell table:number-columns-repeated="16373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74.479164123535199" table:style-name="ce1">
            <text:p>74.47916412</text:p>
          </table:table-cell>
          <table:table-cell office:value-type="float" office:value="14.756944656372101" table:style-name="ce1">
            <text:p>14.75694466</text:p>
          </table:table-cell>
          <table:table-cell office:value-type="float" office:value="0" table:style-name="ce1">
            <text:p>0</text:p>
          </table:table-cell>
          <table:table-cell office:value-type="float" office:value="5.7508678436279297" table:style-name="ce1">
            <text:p>5.750867844</text:p>
          </table:table-cell>
          <table:table-cell office:value-type="float" office:value="854.77429199218795" table:style-name="ce1">
            <text:p>854.774292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39280.328125" table:style-name="ce1">
            <text:p>139280.3281</text:p>
          </table:table-cell>
          <table:table-cell office:value-type="float" office:value="551" table:style-name="ce1">
            <text:p>551</text:p>
          </table:table-cell>
          <table:table-cell office:value-type="float" office:value="6995.5833333333403" table:style-name="ce1">
            <text:p>6995.583333</text:p>
          </table:table-cell>
          <table:table-cell table:number-columns-repeated="16373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74.710647583007798" table:style-name="ce1">
            <text:p>74.71064758</text:p>
          </table:table-cell>
          <table:table-cell office:value-type="float" office:value="14.6701393127441" table:style-name="ce1">
            <text:p>14.67013931</text:p>
          </table:table-cell>
          <table:table-cell office:value-type="float" office:value="0" table:style-name="ce1">
            <text:p>0</text:p>
          </table:table-cell>
          <table:table-cell office:value-type="float" office:value="5.7508678436279297" table:style-name="ce1">
            <text:p>5.750867844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5.6" table:style-name="ce1">
            <text:p>115.6</text:p>
          </table:table-cell>
          <table:table-cell office:value-type="float" office:value="139545.78125" table:style-name="ce1">
            <text:p>139545.7813</text:p>
          </table:table-cell>
          <table:table-cell office:value-type="float" office:value="551" table:style-name="ce1">
            <text:p>551</text:p>
          </table:table-cell>
          <table:table-cell office:value-type="float" office:value="7004.7666666666801" table:style-name="ce1">
            <text:p>7004.766667</text:p>
          </table:table-cell>
          <table:table-cell table:number-columns-repeated="16373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75" table:style-name="ce1">
            <text:p>75</text:p>
          </table:table-cell>
          <table:table-cell office:value-type="float" office:value="14.641203880310099" table:style-name="ce1">
            <text:p>14.64120388</text:p>
          </table:table-cell>
          <table:table-cell office:value-type="float" office:value="0" table:style-name="ce1">
            <text:p>0</text:p>
          </table:table-cell>
          <table:table-cell office:value-type="float" office:value="5.7552084922790501" table:style-name="ce1">
            <text:p>5.755208492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20.949096679688" table:style-name="ce1">
            <text:p>-120.9490967</text:p>
          </table:table-cell>
          <table:table-cell office:value-type="float" office:value="115.6" table:style-name="ce1">
            <text:p>115.6</text:p>
          </table:table-cell>
          <table:table-cell office:value-type="float" office:value="142642.875" table:style-name="ce1">
            <text:p>142642.875</text:p>
          </table:table-cell>
          <table:table-cell office:value-type="float" office:value="551" table:style-name="ce1">
            <text:p>551</text:p>
          </table:table-cell>
          <table:table-cell office:value-type="float" office:value="7013.9500000000098" table:style-name="ce1">
            <text:p>7013.95</text:p>
          </table:table-cell>
          <table:table-cell table:number-columns-repeated="16373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75.086807250976605" table:style-name="ce1">
            <text:p>75.08680725</text:p>
          </table:table-cell>
          <table:table-cell office:value-type="float" office:value="14.5833330154419" table:style-name="ce1">
            <text:p>14.58333302</text:p>
          </table:table-cell>
          <table:table-cell office:value-type="float" office:value="0" table:style-name="ce1">
            <text:p>0</text:p>
          </table:table-cell>
          <table:table-cell office:value-type="float" office:value="5.7595486640930202" table:style-name="ce1">
            <text:p>5.759548664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22.685180664063" table:style-name="ce1">
            <text:p>-122.6851807</text:p>
          </table:table-cell>
          <table:table-cell office:value-type="float" office:value="115.6" table:style-name="ce1">
            <text:p>115.6</text:p>
          </table:table-cell>
          <table:table-cell office:value-type="float" office:value="144235.671875" table:style-name="ce1">
            <text:p>144235.6719</text:p>
          </table:table-cell>
          <table:table-cell office:value-type="float" office:value="551" table:style-name="ce1">
            <text:p>551</text:p>
          </table:table-cell>
          <table:table-cell office:value-type="float" office:value="7023.1333333333396" table:style-name="ce1">
            <text:p>7023.133333</text:p>
          </table:table-cell>
          <table:table-cell table:number-columns-repeated="16373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75.231483459472699" table:style-name="ce1">
            <text:p>75.23148346</text:p>
          </table:table-cell>
          <table:table-cell office:value-type="float" office:value="14.525463104248001" table:style-name="ce1">
            <text:p>14.5254631</text:p>
          </table:table-cell>
          <table:table-cell office:value-type="float" office:value="0" table:style-name="ce1">
            <text:p>0</text:p>
          </table:table-cell>
          <table:table-cell office:value-type="float" office:value="5.7595486640930202" table:style-name="ce1">
            <text:p>5.759548664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23.84259033203099" table:style-name="ce1">
            <text:p>-123.8425903</text:p>
          </table:table-cell>
          <table:table-cell office:value-type="float" office:value="115.6" table:style-name="ce1">
            <text:p>115.6</text:p>
          </table:table-cell>
          <table:table-cell office:value-type="float" office:value="145474.5" table:style-name="ce1">
            <text:p>145474.5</text:p>
          </table:table-cell>
          <table:table-cell office:value-type="float" office:value="551" table:style-name="ce1">
            <text:p>551</text:p>
          </table:table-cell>
          <table:table-cell office:value-type="float" office:value="7032.3166666666802" table:style-name="ce1">
            <text:p>7032.316667</text:p>
          </table:table-cell>
          <table:table-cell table:number-columns-repeated="16373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75.347221374511705" table:style-name="ce1">
            <text:p>75.34722137</text:p>
          </table:table-cell>
          <table:table-cell office:value-type="float" office:value="14.496527671814" table:style-name="ce1">
            <text:p>14.49652767</text:p>
          </table:table-cell>
          <table:table-cell office:value-type="float" office:value="0" table:style-name="ce1">
            <text:p>0</text:p>
          </table:table-cell>
          <table:table-cell office:value-type="float" office:value="5.78125" table:style-name="ce1">
            <text:p>5.78125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33.68054199218801" table:style-name="ce1">
            <text:p>-133.680542</text:p>
          </table:table-cell>
          <table:table-cell office:value-type="float" office:value="115.6" table:style-name="ce1">
            <text:p>115.6</text:p>
          </table:table-cell>
          <table:table-cell office:value-type="float" office:value="146005.421875" table:style-name="ce1">
            <text:p>146005.4219</text:p>
          </table:table-cell>
          <table:table-cell office:value-type="float" office:value="551" table:style-name="ce1">
            <text:p>551</text:p>
          </table:table-cell>
          <table:table-cell office:value-type="float" office:value="7041.50000000001" table:style-name="ce1">
            <text:p>7041.5</text:p>
          </table:table-cell>
          <table:table-cell table:number-columns-repeated="16373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75.376159667968807" table:style-name="ce1">
            <text:p>75.37615967</text:p>
          </table:table-cell>
          <table:table-cell office:value-type="float" office:value="14.438657760620099" table:style-name="ce1">
            <text:p>14.43865776</text:p>
          </table:table-cell>
          <table:table-cell office:value-type="float" office:value="0" table:style-name="ce1">
            <text:p>0</text:p>
          </table:table-cell>
          <table:table-cell office:value-type="float" office:value="5.78125" table:style-name="ce1">
            <text:p>5.78125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31.94445800781301" table:style-name="ce1">
            <text:p>-131.944458</text:p>
          </table:table-cell>
          <table:table-cell office:value-type="float" office:value="115.6" table:style-name="ce1">
            <text:p>115.6</text:p>
          </table:table-cell>
          <table:table-cell office:value-type="float" office:value="146359.375" table:style-name="ce1">
            <text:p>146359.375</text:p>
          </table:table-cell>
          <table:table-cell office:value-type="float" office:value="551" table:style-name="ce1">
            <text:p>551</text:p>
          </table:table-cell>
          <table:table-cell office:value-type="float" office:value="7050.6833333333398" table:style-name="ce1">
            <text:p>7050.683333</text:p>
          </table:table-cell>
          <table:table-cell table:number-columns-repeated="16373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75.376159667968807" table:style-name="ce1">
            <text:p>75.37615967</text:p>
          </table:table-cell>
          <table:table-cell office:value-type="float" office:value="14.467592239379901" table:style-name="ce1">
            <text:p>14.46759224</text:p>
          </table:table-cell>
          <table:table-cell office:value-type="float" office:value="0" table:style-name="ce1">
            <text:p>0</text:p>
          </table:table-cell>
          <table:table-cell office:value-type="float" office:value="5.8029513359069798" table:style-name="ce1">
            <text:p>5.80295133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41.20367431640599" table:style-name="ce1">
            <text:p>-141.2036743</text:p>
          </table:table-cell>
          <table:table-cell office:value-type="float" office:value="115.6" table:style-name="ce1">
            <text:p>115.6</text:p>
          </table:table-cell>
          <table:table-cell office:value-type="float" office:value="146624.84375" table:style-name="ce1">
            <text:p>146624.8438</text:p>
          </table:table-cell>
          <table:table-cell office:value-type="float" office:value="551" table:style-name="ce1">
            <text:p>551</text:p>
          </table:table-cell>
          <table:table-cell office:value-type="float" office:value="7059.8666666666804" table:style-name="ce1">
            <text:p>7059.866667</text:p>
          </table:table-cell>
          <table:table-cell table:number-columns-repeated="16373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75.289352416992202" table:style-name="ce1">
            <text:p>75.28935242</text:p>
          </table:table-cell>
          <table:table-cell office:value-type="float" office:value="14.467592239379901" table:style-name="ce1">
            <text:p>14.46759224</text:p>
          </table:table-cell>
          <table:table-cell office:value-type="float" office:value="0" table:style-name="ce1">
            <text:p>0</text:p>
          </table:table-cell>
          <table:table-cell office:value-type="float" office:value="5.8029513359069798" table:style-name="ce1">
            <text:p>5.80295133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46.99072265625" table:style-name="ce1">
            <text:p>-146.9907227</text:p>
          </table:table-cell>
          <table:table-cell office:value-type="float" office:value="115.6" table:style-name="ce1">
            <text:p>115.6</text:p>
          </table:table-cell>
          <table:table-cell office:value-type="float" office:value="146536.359375" table:style-name="ce1">
            <text:p>146536.3594</text:p>
          </table:table-cell>
          <table:table-cell office:value-type="float" office:value="550" table:style-name="ce1">
            <text:p>550</text:p>
          </table:table-cell>
          <table:table-cell office:value-type="float" office:value="7069.0333333333401" table:style-name="ce1">
            <text:p>7069.033333</text:p>
          </table:table-cell>
          <table:table-cell table:number-columns-repeated="16373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75.115737915039105" table:style-name="ce1">
            <text:p>75.11573792</text:p>
          </table:table-cell>
          <table:table-cell office:value-type="float" office:value="14.5833330154419" table:style-name="ce1">
            <text:p>14.58333302</text:p>
          </table:table-cell>
          <table:table-cell office:value-type="float" office:value="0" table:style-name="ce1">
            <text:p>0</text:p>
          </table:table-cell>
          <table:table-cell office:value-type="float" office:value="5.8029513359069798" table:style-name="ce1">
            <text:p>5.80295133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38.31018066406301" table:style-name="ce1">
            <text:p>-138.3101807</text:p>
          </table:table-cell>
          <table:table-cell office:value-type="float" office:value="115.6" table:style-name="ce1">
            <text:p>115.6</text:p>
          </table:table-cell>
          <table:table-cell office:value-type="float" office:value="146093.921875" table:style-name="ce1">
            <text:p>146093.9219</text:p>
          </table:table-cell>
          <table:table-cell office:value-type="float" office:value="551" table:style-name="ce1">
            <text:p>551</text:p>
          </table:table-cell>
          <table:table-cell office:value-type="float" office:value="7078.2166666666799" table:style-name="ce1">
            <text:p>7078.216667</text:p>
          </table:table-cell>
          <table:table-cell table:number-columns-repeated="16373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74.913192749023395" table:style-name="ce1">
            <text:p>74.91319275</text:p>
          </table:table-cell>
          <table:table-cell office:value-type="float" office:value="14.612268447876" table:style-name="ce1">
            <text:p>14.61226845</text:p>
          </table:table-cell>
          <table:table-cell office:value-type="float" office:value="0" table:style-name="ce1">
            <text:p>0</text:p>
          </table:table-cell>
          <table:table-cell office:value-type="float" office:value="5.7986111640930202" table:style-name="ce1">
            <text:p>5.798611164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42.93981933593801" table:style-name="ce1">
            <text:p>-142.9398193</text:p>
          </table:table-cell>
          <table:table-cell office:value-type="float" office:value="115.6" table:style-name="ce1">
            <text:p>115.6</text:p>
          </table:table-cell>
          <table:table-cell office:value-type="float" office:value="145474.5" table:style-name="ce1">
            <text:p>145474.5</text:p>
          </table:table-cell>
          <table:table-cell office:value-type="float" office:value="551" table:style-name="ce1">
            <text:p>551</text:p>
          </table:table-cell>
          <table:table-cell office:value-type="float" office:value="7087.4000000000096" table:style-name="ce1">
            <text:p>7087.4</text:p>
          </table:table-cell>
          <table:table-cell table:number-columns-repeated="16373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74.710647583007798" table:style-name="ce1">
            <text:p>74.71064758</text:p>
          </table:table-cell>
          <table:table-cell office:value-type="float" office:value="14.641203880310099" table:style-name="ce1">
            <text:p>14.64120388</text:p>
          </table:table-cell>
          <table:table-cell office:value-type="float" office:value="0" table:style-name="ce1">
            <text:p>0</text:p>
          </table:table-cell>
          <table:table-cell office:value-type="float" office:value="5.8203125" table:style-name="ce1">
            <text:p>5.8203125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46.41204833984401" table:style-name="ce1">
            <text:p>-146.4120483</text:p>
          </table:table-cell>
          <table:table-cell office:value-type="float" office:value="115.6" table:style-name="ce1">
            <text:p>115.6</text:p>
          </table:table-cell>
          <table:table-cell office:value-type="float" office:value="144678.109375" table:style-name="ce1">
            <text:p>144678.1094</text:p>
          </table:table-cell>
          <table:table-cell office:value-type="float" office:value="551" table:style-name="ce1">
            <text:p>551</text:p>
          </table:table-cell>
          <table:table-cell office:value-type="float" office:value="7096.5833333333403" table:style-name="ce1">
            <text:p>7096.583333</text:p>
          </table:table-cell>
          <table:table-cell table:number-columns-repeated="16373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74.565971374511705" table:style-name="ce1">
            <text:p>74.56597137</text:p>
          </table:table-cell>
          <table:table-cell office:value-type="float" office:value="14.6701393127441" table:style-name="ce1">
            <text:p>14.67013931</text:p>
          </table:table-cell>
          <table:table-cell office:value-type="float" office:value="0" table:style-name="ce1">
            <text:p>0</text:p>
          </table:table-cell>
          <table:table-cell office:value-type="float" office:value="5.8376736640930202" table:style-name="ce1">
            <text:p>5.837673664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49.30554199218801" table:style-name="ce1">
            <text:p>-149.305542</text:p>
          </table:table-cell>
          <table:table-cell office:value-type="float" office:value="115.6" table:style-name="ce1">
            <text:p>115.6</text:p>
          </table:table-cell>
          <table:table-cell office:value-type="float" office:value="144412.640625" table:style-name="ce1">
            <text:p>144412.6406</text:p>
          </table:table-cell>
          <table:table-cell office:value-type="float" office:value="551" table:style-name="ce1">
            <text:p>551</text:p>
          </table:table-cell>
          <table:table-cell office:value-type="float" office:value="7105.7666666666801" table:style-name="ce1">
            <text:p>7105.766667</text:p>
          </table:table-cell>
          <table:table-cell table:number-columns-repeated="16373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74.392364501953097" table:style-name="ce1">
            <text:p>74.3923645</text:p>
          </table:table-cell>
          <table:table-cell office:value-type="float" office:value="14.7858800888062" table:style-name="ce1">
            <text:p>14.78588009</text:p>
          </table:table-cell>
          <table:table-cell office:value-type="float" office:value="0" table:style-name="ce1">
            <text:p>0</text:p>
          </table:table-cell>
          <table:table-cell office:value-type="float" office:value="5.8550348281860396" table:style-name="ce1">
            <text:p>5.855034828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59.72222900390599" table:style-name="ce1">
            <text:p>-159.722229</text:p>
          </table:table-cell>
          <table:table-cell office:value-type="float" office:value="115.6" table:style-name="ce1">
            <text:p>115.6</text:p>
          </table:table-cell>
          <table:table-cell office:value-type="float" office:value="144235.671875" table:style-name="ce1">
            <text:p>144235.6719</text:p>
          </table:table-cell>
          <table:table-cell office:value-type="float" office:value="551" table:style-name="ce1">
            <text:p>551</text:p>
          </table:table-cell>
          <table:table-cell office:value-type="float" office:value="7114.9500000000098" table:style-name="ce1">
            <text:p>7114.95</text:p>
          </table:table-cell>
          <table:table-cell table:number-columns-repeated="16373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74.21875" table:style-name="ce1">
            <text:p>74.21875</text:p>
          </table:table-cell>
          <table:table-cell office:value-type="float" office:value="14.8148145675659" table:style-name="ce1">
            <text:p>14.81481457</text:p>
          </table:table-cell>
          <table:table-cell office:value-type="float" office:value="0" table:style-name="ce1">
            <text:p>0</text:p>
          </table:table-cell>
          <table:table-cell office:value-type="float" office:value="5.859375" table:style-name="ce1">
            <text:p>5.859375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54.513916015625" table:style-name="ce1">
            <text:p>-154.513916</text:p>
          </table:table-cell>
          <table:table-cell office:value-type="float" office:value="115.6" table:style-name="ce1">
            <text:p>115.6</text:p>
          </table:table-cell>
          <table:table-cell office:value-type="float" office:value="144147.171875" table:style-name="ce1">
            <text:p>144147.1719</text:p>
          </table:table-cell>
          <table:table-cell office:value-type="float" office:value="550" table:style-name="ce1">
            <text:p>550</text:p>
          </table:table-cell>
          <table:table-cell office:value-type="float" office:value="7124.1166666666804" table:style-name="ce1">
            <text:p>7124.116667</text:p>
          </table:table-cell>
          <table:table-cell table:number-columns-repeated="16373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73.900459289550795" table:style-name="ce1">
            <text:p>73.90045929</text:p>
          </table:table-cell>
          <table:table-cell office:value-type="float" office:value="14.930555343627899" table:style-name="ce1">
            <text:p>14.93055534</text:p>
          </table:table-cell>
          <table:table-cell office:value-type="float" office:value="0" table:style-name="ce1">
            <text:p>0</text:p>
          </table:table-cell>
          <table:table-cell office:value-type="float" office:value="5.8637151718139702" table:style-name="ce1">
            <text:p>5.863715172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151.620361328125" table:style-name="ce1">
            <text:p>-151.6203613</text:p>
          </table:table-cell>
          <table:table-cell office:value-type="float" office:value="115.6" table:style-name="ce1">
            <text:p>115.6</text:p>
          </table:table-cell>
          <table:table-cell office:value-type="float" office:value="143793.21875" table:style-name="ce1">
            <text:p>143793.2188</text:p>
          </table:table-cell>
          <table:table-cell office:value-type="float" office:value="550" table:style-name="ce1">
            <text:p>550</text:p>
          </table:table-cell>
          <table:table-cell office:value-type="float" office:value="7133.2833333333401" table:style-name="ce1">
            <text:p>7133.283333</text:p>
          </table:table-cell>
          <table:table-cell table:number-columns-repeated="16373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73.668983459472699" table:style-name="ce1">
            <text:p>73.66898346</text:p>
          </table:table-cell>
          <table:table-cell office:value-type="float" office:value="15.0173606872559" table:style-name="ce1">
            <text:p>15.01736069</text:p>
          </table:table-cell>
          <table:table-cell office:value-type="float" office:value="0" table:style-name="ce1">
            <text:p>0</text:p>
          </table:table-cell>
          <table:table-cell office:value-type="float" office:value="5.8680553436279297" table:style-name="ce1">
            <text:p>5.868055344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66.66668701171901" table:style-name="ce1">
            <text:p>-166.666687</text:p>
          </table:table-cell>
          <table:table-cell office:value-type="float" office:value="115.6" table:style-name="ce1">
            <text:p>115.6</text:p>
          </table:table-cell>
          <table:table-cell office:value-type="float" office:value="143704.734375" table:style-name="ce1">
            <text:p>143704.7344</text:p>
          </table:table-cell>
          <table:table-cell office:value-type="float" office:value="551" table:style-name="ce1">
            <text:p>551</text:p>
          </table:table-cell>
          <table:table-cell office:value-type="float" office:value="7142.4666666666799" table:style-name="ce1">
            <text:p>7142.466667</text:p>
          </table:table-cell>
          <table:table-cell table:number-columns-repeated="16373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73.466438293457003" table:style-name="ce1">
            <text:p>73.46643829</text:p>
          </table:table-cell>
          <table:table-cell office:value-type="float" office:value="15.1041669845581" table:style-name="ce1">
            <text:p>15.10416698</text:p>
          </table:table-cell>
          <table:table-cell office:value-type="float" office:value="0" table:style-name="ce1">
            <text:p>0</text:p>
          </table:table-cell>
          <table:table-cell office:value-type="float" office:value="5.8897571563720703" table:style-name="ce1">
            <text:p>5.88975715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59.72222900390599" table:style-name="ce1">
            <text:p>-159.722229</text:p>
          </table:table-cell>
          <table:table-cell office:value-type="float" office:value="115.6" table:style-name="ce1">
            <text:p>115.6</text:p>
          </table:table-cell>
          <table:table-cell office:value-type="float" office:value="143527.765625" table:style-name="ce1">
            <text:p>143527.7656</text:p>
          </table:table-cell>
          <table:table-cell office:value-type="float" office:value="551" table:style-name="ce1">
            <text:p>551</text:p>
          </table:table-cell>
          <table:table-cell office:value-type="float" office:value="7151.6500000000096" table:style-name="ce1">
            <text:p>7151.65</text:p>
          </table:table-cell>
          <table:table-cell table:number-columns-repeated="16373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73.177085876464801" table:style-name="ce1">
            <text:p>73.17708588</text:p>
          </table:table-cell>
          <table:table-cell office:value-type="float" office:value="15.190972328186" table:style-name="ce1">
            <text:p>15.19097233</text:p>
          </table:table-cell>
          <table:table-cell office:value-type="float" office:value="0" table:style-name="ce1">
            <text:p>0</text:p>
          </table:table-cell>
          <table:table-cell office:value-type="float" office:value="5.9114584922790501" table:style-name="ce1">
            <text:p>5.91145849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57.986083984375" table:style-name="ce1">
            <text:p>-157.986084</text:p>
          </table:table-cell>
          <table:table-cell office:value-type="float" office:value="115.6" table:style-name="ce1">
            <text:p>115.6</text:p>
          </table:table-cell>
          <table:table-cell office:value-type="float" office:value="143527.765625" table:style-name="ce1">
            <text:p>143527.7656</text:p>
          </table:table-cell>
          <table:table-cell office:value-type="float" office:value="551" table:style-name="ce1">
            <text:p>551</text:p>
          </table:table-cell>
          <table:table-cell office:value-type="float" office:value="7160.8333333333403" table:style-name="ce1">
            <text:p>7160.833333</text:p>
          </table:table-cell>
          <table:table-cell table:number-columns-repeated="16373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73.032409667968807" table:style-name="ce1">
            <text:p>73.03240967</text:p>
          </table:table-cell>
          <table:table-cell office:value-type="float" office:value="15.219907760620099" table:style-name="ce1">
            <text:p>15.21990776</text:p>
          </table:table-cell>
          <table:table-cell office:value-type="float" office:value="0" table:style-name="ce1">
            <text:p>0</text:p>
          </table:table-cell>
          <table:table-cell office:value-type="float" office:value="5.9418401718139702" table:style-name="ce1">
            <text:p>5.94184017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75.92590332031301" table:style-name="ce1">
            <text:p>-175.9259033</text:p>
          </table:table-cell>
          <table:table-cell office:value-type="float" office:value="115.6" table:style-name="ce1">
            <text:p>115.6</text:p>
          </table:table-cell>
          <table:table-cell office:value-type="float" office:value="143262.296875" table:style-name="ce1">
            <text:p>143262.2969</text:p>
          </table:table-cell>
          <table:table-cell office:value-type="float" office:value="550" table:style-name="ce1">
            <text:p>550</text:p>
          </table:table-cell>
          <table:table-cell office:value-type="float" office:value="7170.00000000001" table:style-name="ce1">
            <text:p>7170</text:p>
          </table:table-cell>
          <table:table-cell table:number-columns-repeated="16373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72.887733459472699" table:style-name="ce1">
            <text:p>72.88773346</text:p>
          </table:table-cell>
          <table:table-cell office:value-type="float" office:value="15.248842239379901" table:style-name="ce1">
            <text:p>15.24884224</text:p>
          </table:table-cell>
          <table:table-cell office:value-type="float" office:value="0" table:style-name="ce1">
            <text:p>0</text:p>
          </table:table-cell>
          <table:table-cell office:value-type="float" office:value="5.9505209922790501" table:style-name="ce1">
            <text:p>5.95052099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80.55554199218801" table:style-name="ce1">
            <text:p>-180.555542</text:p>
          </table:table-cell>
          <table:table-cell office:value-type="float" office:value="115.6" table:style-name="ce1">
            <text:p>115.6</text:p>
          </table:table-cell>
          <table:table-cell office:value-type="float" office:value="142554.390625" table:style-name="ce1">
            <text:p>142554.3906</text:p>
          </table:table-cell>
          <table:table-cell office:value-type="float" office:value="550" table:style-name="ce1">
            <text:p>550</text:p>
          </table:table-cell>
          <table:table-cell office:value-type="float" office:value="7179.1666666666797" table:style-name="ce1">
            <text:p>7179.166667</text:p>
          </table:table-cell>
          <table:table-cell table:number-columns-repeated="16373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72.800926208496094" table:style-name="ce1">
            <text:p>72.80092621</text:p>
          </table:table-cell>
          <table:table-cell office:value-type="float" office:value="15.3356485366821" table:style-name="ce1">
            <text:p>15.33564854</text:p>
          </table:table-cell>
          <table:table-cell office:value-type="float" office:value="0" table:style-name="ce1">
            <text:p>0</text:p>
          </table:table-cell>
          <table:table-cell office:value-type="float" office:value="5.9678821563720703" table:style-name="ce1">
            <text:p>5.967882156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95.02313232421901" table:style-name="ce1">
            <text:p>-195.0231323</text:p>
          </table:table-cell>
          <table:table-cell office:value-type="float" office:value="115.6" table:style-name="ce1">
            <text:p>115.6</text:p>
          </table:table-cell>
          <table:table-cell office:value-type="float" office:value="141138.578125" table:style-name="ce1">
            <text:p>141138.5781</text:p>
          </table:table-cell>
          <table:table-cell office:value-type="float" office:value="550" table:style-name="ce1">
            <text:p>550</text:p>
          </table:table-cell>
          <table:table-cell office:value-type="float" office:value="7188.3333333333503" table:style-name="ce1">
            <text:p>7188.333333</text:p>
          </table:table-cell>
          <table:table-cell table:number-columns-repeated="16373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72.598381042480497" table:style-name="ce1">
            <text:p>72.59838104</text:p>
          </table:table-cell>
          <table:table-cell office:value-type="float" office:value="15.3645830154419" table:style-name="ce1">
            <text:p>15.36458302</text:p>
          </table:table-cell>
          <table:table-cell office:value-type="float" office:value="0" table:style-name="ce1">
            <text:p>0</text:p>
          </table:table-cell>
          <table:table-cell office:value-type="float" office:value="5.9765625" table:style-name="ce1">
            <text:p>5.9765625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95.60186767578099" table:style-name="ce1">
            <text:p>-195.6018677</text:p>
          </table:table-cell>
          <table:table-cell office:value-type="float" office:value="115.6" table:style-name="ce1">
            <text:p>115.6</text:p>
          </table:table-cell>
          <table:table-cell office:value-type="float" office:value="139722.765625" table:style-name="ce1">
            <text:p>139722.7656</text:p>
          </table:table-cell>
          <table:table-cell office:value-type="float" office:value="550" table:style-name="ce1">
            <text:p>550</text:p>
          </table:table-cell>
          <table:table-cell office:value-type="float" office:value="7197.50000000001" table:style-name="ce1">
            <text:p>7197.5</text:p>
          </table:table-cell>
          <table:table-cell table:number-columns-repeated="16373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72.453704833984403" table:style-name="ce1">
            <text:p>72.45370483</text:p>
          </table:table-cell>
          <table:table-cell office:value-type="float" office:value="15.480323791503899" table:style-name="ce1">
            <text:p>15.48032379</text:p>
          </table:table-cell>
          <table:table-cell office:value-type="float" office:value="0" table:style-name="ce1">
            <text:p>0</text:p>
          </table:table-cell>
          <table:table-cell office:value-type="float" office:value="5.9939236640930202" table:style-name="ce1">
            <text:p>5.993923664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95.02313232421901" table:style-name="ce1">
            <text:p>-195.0231323</text:p>
          </table:table-cell>
          <table:table-cell office:value-type="float" office:value="115.6" table:style-name="ce1">
            <text:p>115.6</text:p>
          </table:table-cell>
          <table:table-cell office:value-type="float" office:value="138572.421875" table:style-name="ce1">
            <text:p>138572.4219</text:p>
          </table:table-cell>
          <table:table-cell office:value-type="float" office:value="550" table:style-name="ce1">
            <text:p>550</text:p>
          </table:table-cell>
          <table:table-cell office:value-type="float" office:value="7206.6666666666797" table:style-name="ce1">
            <text:p>7206.666667</text:p>
          </table:table-cell>
          <table:table-cell table:number-columns-repeated="16373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72.251159667968807" table:style-name="ce1">
            <text:p>72.25115967</text:p>
          </table:table-cell>
          <table:table-cell office:value-type="float" office:value="15.538194656372101" table:style-name="ce1">
            <text:p>15.53819466</text:p>
          </table:table-cell>
          <table:table-cell office:value-type="float" office:value="0" table:style-name="ce1">
            <text:p>0</text:p>
          </table:table-cell>
          <table:table-cell office:value-type="float" office:value="6.0199651718139702" table:style-name="ce1">
            <text:p>6.01996517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04.861083984375" table:style-name="ce1">
            <text:p>-204.861084</text:p>
          </table:table-cell>
          <table:table-cell office:value-type="float" office:value="115.6" table:style-name="ce1">
            <text:p>115.6</text:p>
          </table:table-cell>
          <table:table-cell office:value-type="float" office:value="138218.46875" table:style-name="ce1">
            <text:p>138218.4688</text:p>
          </table:table-cell>
          <table:table-cell office:value-type="float" office:value="550" table:style-name="ce1">
            <text:p>550</text:p>
          </table:table-cell>
          <table:table-cell office:value-type="float" office:value="7215.8333333333503" table:style-name="ce1">
            <text:p>7215.833333</text:p>
          </table:table-cell>
          <table:table-cell table:number-columns-repeated="16373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72.077545166015597" table:style-name="ce1">
            <text:p>72.07754517</text:p>
          </table:table-cell>
          <table:table-cell office:value-type="float" office:value="15.5960645675659" table:style-name="ce1">
            <text:p>15.59606457</text:p>
          </table:table-cell>
          <table:table-cell office:value-type="float" office:value="0" table:style-name="ce1">
            <text:p>0</text:p>
          </table:table-cell>
          <table:table-cell office:value-type="float" office:value="6.0373263359069798" table:style-name="ce1">
            <text:p>6.037326336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01.388916015625" table:style-name="ce1">
            <text:p>-201.388916</text:p>
          </table:table-cell>
          <table:table-cell office:value-type="float" office:value="115.6" table:style-name="ce1">
            <text:p>115.6</text:p>
          </table:table-cell>
          <table:table-cell office:value-type="float" office:value="137953.015625" table:style-name="ce1">
            <text:p>137953.0156</text:p>
          </table:table-cell>
          <table:table-cell office:value-type="float" office:value="550" table:style-name="ce1">
            <text:p>550</text:p>
          </table:table-cell>
          <table:table-cell office:value-type="float" office:value="7225.00000000001" table:style-name="ce1">
            <text:p>7225</text:p>
          </table:table-cell>
          <table:table-cell table:number-columns-repeated="16373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71.961807250976605" table:style-name="ce1">
            <text:p>71.96180725</text:p>
          </table:table-cell>
          <table:table-cell office:value-type="float" office:value="15.6539354324341" table:style-name="ce1">
            <text:p>15.65393543</text:p>
          </table:table-cell>
          <table:table-cell office:value-type="float" office:value="0" table:style-name="ce1">
            <text:p>0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01.96759033203099" table:style-name="ce1">
            <text:p>-201.9675903</text:p>
          </table:table-cell>
          <table:table-cell office:value-type="float" office:value="115.6" table:style-name="ce1">
            <text:p>115.6</text:p>
          </table:table-cell>
          <table:table-cell office:value-type="float" office:value="137068.125" table:style-name="ce1">
            <text:p>137068.125</text:p>
          </table:table-cell>
          <table:table-cell office:value-type="float" office:value="550" table:style-name="ce1">
            <text:p>550</text:p>
          </table:table-cell>
          <table:table-cell office:value-type="float" office:value="7234.1666666666797" table:style-name="ce1">
            <text:p>7234.166667</text:p>
          </table:table-cell>
          <table:table-cell table:number-columns-repeated="16373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71.759262084960895" table:style-name="ce1">
            <text:p>71.75926208</text:p>
          </table:table-cell>
          <table:table-cell office:value-type="float" office:value="15.6828699111938" table:style-name="ce1">
            <text:p>15.68286991</text:p>
          </table:table-cell>
          <table:table-cell office:value-type="float" office:value="0" table:style-name="ce1">
            <text:p>0</text:p>
          </table:table-cell>
          <table:table-cell office:value-type="float" office:value="6.0720486640930202" table:style-name="ce1">
            <text:p>6.072048664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03.70367431640599" table:style-name="ce1">
            <text:p>-203.7036743</text:p>
          </table:table-cell>
          <table:table-cell office:value-type="float" office:value="115.6" table:style-name="ce1">
            <text:p>115.6</text:p>
          </table:table-cell>
          <table:table-cell office:value-type="float" office:value="135740.8125" table:style-name="ce1">
            <text:p>135740.8125</text:p>
          </table:table-cell>
          <table:table-cell office:value-type="float" office:value="550" table:style-name="ce1">
            <text:p>550</text:p>
          </table:table-cell>
          <table:table-cell office:value-type="float" office:value="7243.3333333333503" table:style-name="ce1">
            <text:p>7243.333333</text:p>
          </table:table-cell>
          <table:table-cell table:number-columns-repeated="16373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71.585647583007798" table:style-name="ce1">
            <text:p>71.58564758</text:p>
          </table:table-cell>
          <table:table-cell office:value-type="float" office:value="15.7986106872559" table:style-name="ce1">
            <text:p>15.79861069</text:p>
          </table:table-cell>
          <table:table-cell office:value-type="float" office:value="0" table:style-name="ce1">
            <text:p>0</text:p>
          </table:table-cell>
          <table:table-cell office:value-type="float" office:value="6.0633678436279297" table:style-name="ce1">
            <text:p>6.063367844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08.91204833984401" table:style-name="ce1">
            <text:p>-208.9120483</text:p>
          </table:table-cell>
          <table:table-cell office:value-type="float" office:value="115.6" table:style-name="ce1">
            <text:p>115.6</text:p>
          </table:table-cell>
          <table:table-cell office:value-type="float" office:value="134590.453125" table:style-name="ce1">
            <text:p>134590.4531</text:p>
          </table:table-cell>
          <table:table-cell office:value-type="float" office:value="550" table:style-name="ce1">
            <text:p>550</text:p>
          </table:table-cell>
          <table:table-cell office:value-type="float" office:value="7252.50000000001" table:style-name="ce1">
            <text:p>7252.5</text:p>
          </table:table-cell>
          <table:table-cell table:number-columns-repeated="16373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71.296295166015597" table:style-name="ce1">
            <text:p>71.29629517</text:p>
          </table:table-cell>
          <table:table-cell office:value-type="float" office:value="15.9143514633179" table:style-name="ce1">
            <text:p>15.91435146</text:p>
          </table:table-cell>
          <table:table-cell office:value-type="float" office:value="0" table:style-name="ce1">
            <text:p>0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13.54168701171901" table:style-name="ce1">
            <text:p>-213.541687</text:p>
          </table:table-cell>
          <table:table-cell office:value-type="float" office:value="115.6" table:style-name="ce1">
            <text:p>115.6</text:p>
          </table:table-cell>
          <table:table-cell office:value-type="float" office:value="133617.078125" table:style-name="ce1">
            <text:p>133617.0781</text:p>
          </table:table-cell>
          <table:table-cell office:value-type="float" office:value="550" table:style-name="ce1">
            <text:p>550</text:p>
          </table:table-cell>
          <table:table-cell office:value-type="float" office:value="7261.6666666666797" table:style-name="ce1">
            <text:p>7261.666667</text:p>
          </table:table-cell>
          <table:table-cell table:number-columns-repeated="16373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70.891204833984403" table:style-name="ce1">
            <text:p>70.89120483</text:p>
          </table:table-cell>
          <table:table-cell office:value-type="float" office:value="15.972222328186" table:style-name="ce1">
            <text:p>15.97222233</text:p>
          </table:table-cell>
          <table:table-cell office:value-type="float" office:value="0" table:style-name="ce1">
            <text:p>0</text:p>
          </table:table-cell>
          <table:table-cell office:value-type="float" office:value="6.0503473281860396" table:style-name="ce1">
            <text:p>6.050347328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15.27777099609401" table:style-name="ce1">
            <text:p>-215.277771</text:p>
          </table:table-cell>
          <table:table-cell office:value-type="float" office:value="115.6" table:style-name="ce1">
            <text:p>115.6</text:p>
          </table:table-cell>
          <table:table-cell office:value-type="float" office:value="133086.15625" table:style-name="ce1">
            <text:p>133086.1563</text:p>
          </table:table-cell>
          <table:table-cell office:value-type="float" office:value="550" table:style-name="ce1">
            <text:p>550</text:p>
          </table:table-cell>
          <table:table-cell office:value-type="float" office:value="7270.8333333333503" table:style-name="ce1">
            <text:p>7270.833333</text:p>
          </table:table-cell>
          <table:table-cell table:number-columns-repeated="16373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70.572914123535199" table:style-name="ce1">
            <text:p>70.57291412</text:p>
          </table:table-cell>
          <table:table-cell office:value-type="float" office:value="16.174768447876001" table:style-name="ce1">
            <text:p>16.17476845</text:p>
          </table:table-cell>
          <table:table-cell office:value-type="float" office:value="0" table:style-name="ce1">
            <text:p>0</text:p>
          </table:table-cell>
          <table:table-cell office:value-type="float" office:value="6.0590276718139702" table:style-name="ce1">
            <text:p>6.059027672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10.06945800781301" table:style-name="ce1">
            <text:p>-210.069458</text:p>
          </table:table-cell>
          <table:table-cell office:value-type="float" office:value="115.6" table:style-name="ce1">
            <text:p>115.6</text:p>
          </table:table-cell>
          <table:table-cell office:value-type="float" office:value="133705.578125" table:style-name="ce1">
            <text:p>133705.5781</text:p>
          </table:table-cell>
          <table:table-cell office:value-type="float" office:value="550" table:style-name="ce1">
            <text:p>550</text:p>
          </table:table-cell>
          <table:table-cell office:value-type="float" office:value="7280.00000000002" table:style-name="ce1">
            <text:p>7280</text:p>
          </table:table-cell>
          <table:table-cell table:number-columns-repeated="16373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70.081016540527301" table:style-name="ce1">
            <text:p>70.08101654</text:p>
          </table:table-cell>
          <table:table-cell office:value-type="float" office:value="16.319444656372099" table:style-name="ce1">
            <text:p>16.31944466</text:p>
          </table:table-cell>
          <table:table-cell office:value-type="float" office:value="0" table:style-name="ce1">
            <text:p>0</text:p>
          </table:table-cell>
          <table:table-cell office:value-type="float" office:value="6.0850696563720703" table:style-name="ce1">
            <text:p>6.085069656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227.43054199218801" table:style-name="ce1">
            <text:p>-227.430542</text:p>
          </table:table-cell>
          <table:table-cell office:value-type="float" office:value="115.6" table:style-name="ce1">
            <text:p>115.6</text:p>
          </table:table-cell>
          <table:table-cell office:value-type="float" office:value="134944.40625" table:style-name="ce1">
            <text:p>134944.4063</text:p>
          </table:table-cell>
          <table:table-cell office:value-type="float" office:value="550" table:style-name="ce1">
            <text:p>550</text:p>
          </table:table-cell>
          <table:table-cell office:value-type="float" office:value="7289.1666666666797" table:style-name="ce1">
            <text:p>7289.166667</text:p>
          </table:table-cell>
          <table:table-cell table:number-columns-repeated="16373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69.791664123535199" table:style-name="ce1">
            <text:p>69.79166412</text:p>
          </table:table-cell>
          <table:table-cell office:value-type="float" office:value="16.40625" table:style-name="ce1">
            <text:p>16.40625</text:p>
          </table:table-cell>
          <table:table-cell office:value-type="float" office:value="0" table:style-name="ce1">
            <text:p>0</text:p>
          </table:table-cell>
          <table:table-cell office:value-type="float" office:value="6.1024303436279297" table:style-name="ce1">
            <text:p>6.102430344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29.16668701171901" table:style-name="ce1">
            <text:p>-229.166687</text:p>
          </table:table-cell>
          <table:table-cell office:value-type="float" office:value="115.6" table:style-name="ce1">
            <text:p>115.6</text:p>
          </table:table-cell>
          <table:table-cell office:value-type="float" office:value="135740.8125" table:style-name="ce1">
            <text:p>135740.8125</text:p>
          </table:table-cell>
          <table:table-cell office:value-type="float" office:value="550" table:style-name="ce1">
            <text:p>550</text:p>
          </table:table-cell>
          <table:table-cell office:value-type="float" office:value="7298.3333333333503" table:style-name="ce1">
            <text:p>7298.333333</text:p>
          </table:table-cell>
          <table:table-cell table:number-columns-repeated="16373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69.560188293457003" table:style-name="ce1">
            <text:p>69.56018829</text:p>
          </table:table-cell>
          <table:table-cell office:value-type="float" office:value="16.521989822387699" table:style-name="ce1">
            <text:p>16.52198982</text:p>
          </table:table-cell>
          <table:table-cell office:value-type="float" office:value="0" table:style-name="ce1">
            <text:p>0</text:p>
          </table:table-cell>
          <table:table-cell office:value-type="float" office:value="6.1371526718139702" table:style-name="ce1">
            <text:p>6.137152672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230.32409667968801" table:style-name="ce1">
            <text:p>-230.3240967</text:p>
          </table:table-cell>
          <table:table-cell office:value-type="float" office:value="115.6" table:style-name="ce1">
            <text:p>115.6</text:p>
          </table:table-cell>
          <table:table-cell office:value-type="float" office:value="135829.28125" table:style-name="ce1">
            <text:p>135829.2813</text:p>
          </table:table-cell>
          <table:table-cell office:value-type="float" office:value="550" table:style-name="ce1">
            <text:p>550</text:p>
          </table:table-cell>
          <table:table-cell office:value-type="float" office:value="7307.50000000002" table:style-name="ce1">
            <text:p>7307.5</text:p>
          </table:table-cell>
          <table:table-cell table:number-columns-repeated="16373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69.415512084960895" table:style-name="ce1">
            <text:p>69.41551208</text:p>
          </table:table-cell>
          <table:table-cell office:value-type="float" office:value="16.637731552123999" table:style-name="ce1">
            <text:p>16.63773155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235.53240966796901" table:style-name="ce1">
            <text:p>-235.5324097</text:p>
          </table:table-cell>
          <table:table-cell office:value-type="float" office:value="115.6" table:style-name="ce1">
            <text:p>115.6</text:p>
          </table:table-cell>
          <table:table-cell office:value-type="float" office:value="136271.734375" table:style-name="ce1">
            <text:p>136271.7344</text:p>
          </table:table-cell>
          <table:table-cell office:value-type="float" office:value="550" table:style-name="ce1">
            <text:p>550</text:p>
          </table:table-cell>
          <table:table-cell office:value-type="float" office:value="7316.6666666666797" table:style-name="ce1">
            <text:p>7316.666667</text:p>
          </table:table-cell>
          <table:table-cell table:number-columns-repeated="16373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69.155090332031307" table:style-name="ce1">
            <text:p>69.15509033</text:p>
          </table:table-cell>
          <table:table-cell office:value-type="float" office:value="16.6666660308838" table:style-name="ce1">
            <text:p>16.66666603</text:p>
          </table:table-cell>
          <table:table-cell office:value-type="float" office:value="0" table:style-name="ce1">
            <text:p>0</text:p>
          </table:table-cell>
          <table:table-cell office:value-type="float" office:value="6.1588540077209499" table:style-name="ce1">
            <text:p>6.158854008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221.06481933593801" table:style-name="ce1">
            <text:p>-221.0648193</text:p>
          </table:table-cell>
          <table:table-cell office:value-type="float" office:value="115.6" table:style-name="ce1">
            <text:p>115.6</text:p>
          </table:table-cell>
          <table:table-cell office:value-type="float" office:value="136360.21875" table:style-name="ce1">
            <text:p>136360.2188</text:p>
          </table:table-cell>
          <table:table-cell office:value-type="float" office:value="550" table:style-name="ce1">
            <text:p>550</text:p>
          </table:table-cell>
          <table:table-cell office:value-type="float" office:value="7325.8333333333503" table:style-name="ce1">
            <text:p>7325.833333</text:p>
          </table:table-cell>
          <table:table-cell table:number-columns-repeated="16373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68.981483459472699" table:style-name="ce1">
            <text:p>68.98148346</text:p>
          </table:table-cell>
          <table:table-cell office:value-type="float" office:value="16.753471374511701" table:style-name="ce1">
            <text:p>16.75347137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218.75" table:style-name="ce1">
            <text:p>-218.75</text:p>
          </table:table-cell>
          <table:table-cell office:value-type="float" office:value="115.6" table:style-name="ce1">
            <text:p>115.6</text:p>
          </table:table-cell>
          <table:table-cell office:value-type="float" office:value="136448.703125" table:style-name="ce1">
            <text:p>136448.7031</text:p>
          </table:table-cell>
          <table:table-cell office:value-type="float" office:value="550" table:style-name="ce1">
            <text:p>550</text:p>
          </table:table-cell>
          <table:table-cell office:value-type="float" office:value="7335.00000000002" table:style-name="ce1">
            <text:p>7335</text:p>
          </table:table-cell>
          <table:table-cell table:number-columns-repeated="16373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68.836807250976605" table:style-name="ce1">
            <text:p>68.83680725</text:p>
          </table:table-cell>
          <table:table-cell office:value-type="float" office:value="16.811342239379901" table:style-name="ce1">
            <text:p>16.81134224</text:p>
          </table:table-cell>
          <table:table-cell office:value-type="float" office:value="0" table:style-name="ce1">
            <text:p>0</text:p>
          </table:table-cell>
          <table:table-cell office:value-type="float" office:value="6.2109375" table:style-name="ce1">
            <text:p>6.2109375</text:p>
          </table:table-cell>
          <table:table-cell office:value-type="float" office:value="855.486083984375" table:style-name="ce1">
            <text:p>855.486084</text:p>
          </table:table-cell>
          <table:table-cell office:value-type="float" office:value="-226.85186767578099" table:style-name="ce1">
            <text:p>-226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36448.703125" table:style-name="ce1">
            <text:p>136448.7031</text:p>
          </table:table-cell>
          <table:table-cell office:value-type="float" office:value="550" table:style-name="ce1">
            <text:p>550</text:p>
          </table:table-cell>
          <table:table-cell office:value-type="float" office:value="7344.1666666666797" table:style-name="ce1">
            <text:p>7344.166667</text:p>
          </table:table-cell>
          <table:table-cell table:number-columns-repeated="16373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68.605323791503906" table:style-name="ce1">
            <text:p>68.60532379</text:p>
          </table:table-cell>
          <table:table-cell office:value-type="float" office:value="16.840278625488299" table:style-name="ce1">
            <text:p>16.84027863</text:p>
          </table:table-cell>
          <table:table-cell office:value-type="float" office:value="0" table:style-name="ce1">
            <text:p>0</text:p>
          </table:table-cell>
          <table:table-cell office:value-type="float" office:value="6.2456598281860396" table:style-name="ce1">
            <text:p>6.245659828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215.85650634765599" table:style-name="ce1">
            <text:p>-215.8565063</text:p>
          </table:table-cell>
          <table:table-cell office:value-type="float" office:value="115.6" table:style-name="ce1">
            <text:p>115.6</text:p>
          </table:table-cell>
          <table:table-cell office:value-type="float" office:value="136006.265625" table:style-name="ce1">
            <text:p>136006.2656</text:p>
          </table:table-cell>
          <table:table-cell office:value-type="float" office:value="549" table:style-name="ce1">
            <text:p>549</text:p>
          </table:table-cell>
          <table:table-cell office:value-type="float" office:value="7353.3166666666802" table:style-name="ce1">
            <text:p>7353.316667</text:p>
          </table:table-cell>
          <table:table-cell table:number-columns-repeated="16373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68.489585876464801" table:style-name="ce1">
            <text:p>68.48958588</text:p>
          </table:table-cell>
          <table:table-cell office:value-type="float" office:value="16.9270839691162" table:style-name="ce1">
            <text:p>16.92708397</text:p>
          </table:table-cell>
          <table:table-cell office:value-type="float" office:value="0" table:style-name="ce1">
            <text:p>0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226.85186767578099" table:style-name="ce1">
            <text:p>-226.8518677</text:p>
          </table:table-cell>
          <table:table-cell office:value-type="float" office:value="115.6" table:style-name="ce1">
            <text:p>115.6</text:p>
          </table:table-cell>
          <table:table-cell office:value-type="float" office:value="135298.359375" table:style-name="ce1">
            <text:p>135298.3594</text:p>
          </table:table-cell>
          <table:table-cell office:value-type="float" office:value="549" table:style-name="ce1">
            <text:p>549</text:p>
          </table:table-cell>
          <table:table-cell office:value-type="float" office:value="7362.4666666666799" table:style-name="ce1">
            <text:p>7362.466667</text:p>
          </table:table-cell>
          <table:table-cell table:number-columns-repeated="16373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68.344909667968807" table:style-name="ce1">
            <text:p>68.34490967</text:p>
          </table:table-cell>
          <table:table-cell office:value-type="float" office:value="16.9849529266357" table:style-name="ce1">
            <text:p>16.98495293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229.745361328125" table:style-name="ce1">
            <text:p>-229.7453613</text:p>
          </table:table-cell>
          <table:table-cell office:value-type="float" office:value="115.6" table:style-name="ce1">
            <text:p>115.6</text:p>
          </table:table-cell>
          <table:table-cell office:value-type="float" office:value="134059.53125" table:style-name="ce1">
            <text:p>134059.5313</text:p>
          </table:table-cell>
          <table:table-cell office:value-type="float" office:value="549" table:style-name="ce1">
            <text:p>549</text:p>
          </table:table-cell>
          <table:table-cell office:value-type="float" office:value="7371.6166666666804" table:style-name="ce1">
            <text:p>7371.616667</text:p>
          </table:table-cell>
          <table:table-cell table:number-columns-repeated="16373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67.997688293457003" table:style-name="ce1">
            <text:p>67.99768829</text:p>
          </table:table-cell>
          <table:table-cell office:value-type="float" office:value="17.100694656372099" table:style-name="ce1">
            <text:p>17.10069466</text:p>
          </table:table-cell>
          <table:table-cell office:value-type="float" office:value="0" table:style-name="ce1">
            <text:p>0</text:p>
          </table:table-cell>
          <table:table-cell office:value-type="float" office:value="6.2934026718139702" table:style-name="ce1">
            <text:p>6.29340267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21.64349365234401" table:style-name="ce1">
            <text:p>-221.6434937</text:p>
          </table:table-cell>
          <table:table-cell office:value-type="float" office:value="115.6" table:style-name="ce1">
            <text:p>115.6</text:p>
          </table:table-cell>
          <table:table-cell office:value-type="float" office:value="132909.1875" table:style-name="ce1">
            <text:p>132909.1875</text:p>
          </table:table-cell>
          <table:table-cell office:value-type="float" office:value="548" table:style-name="ce1">
            <text:p>548</text:p>
          </table:table-cell>
          <table:table-cell office:value-type="float" office:value="7380.75000000002" table:style-name="ce1">
            <text:p>7380.75</text:p>
          </table:table-cell>
          <table:table-cell table:number-columns-repeated="16373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7.737266540527301" table:style-name="ce1">
            <text:p>67.73726654</text:p>
          </table:table-cell>
          <table:table-cell office:value-type="float" office:value="17.1875" table:style-name="ce1">
            <text:p>17.1875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20.486083984375" table:style-name="ce1">
            <text:p>-220.486084</text:p>
          </table:table-cell>
          <table:table-cell office:value-type="float" office:value="115.6" table:style-name="ce1">
            <text:p>115.6</text:p>
          </table:table-cell>
          <table:table-cell office:value-type="float" office:value="132024.296875" table:style-name="ce1">
            <text:p>132024.2969</text:p>
          </table:table-cell>
          <table:table-cell office:value-type="float" office:value="549" table:style-name="ce1">
            <text:p>549</text:p>
          </table:table-cell>
          <table:table-cell office:value-type="float" office:value="7389.9000000000196" table:style-name="ce1">
            <text:p>7389.9</text:p>
          </table:table-cell>
          <table:table-cell table:number-columns-repeated="16373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67.158561706542997" table:style-name="ce1">
            <text:p>67.15856171</text:p>
          </table:table-cell>
          <table:table-cell office:value-type="float" office:value="17.3900470733643" table:style-name="ce1">
            <text:p>17.39004707</text:p>
          </table:table-cell>
          <table:table-cell office:value-type="float" office:value="0" table:style-name="ce1">
            <text:p>0</text:p>
          </table:table-cell>
          <table:table-cell office:value-type="float" office:value="6.3585071563720703" table:style-name="ce1">
            <text:p>6.358507156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18.17132568359401" table:style-name="ce1">
            <text:p>-218.1713257</text:p>
          </table:table-cell>
          <table:table-cell office:value-type="float" office:value="115.6" table:style-name="ce1">
            <text:p>115.6</text:p>
          </table:table-cell>
          <table:table-cell office:value-type="float" office:value="131493.375" table:style-name="ce1">
            <text:p>131493.375</text:p>
          </table:table-cell>
          <table:table-cell office:value-type="float" office:value="549" table:style-name="ce1">
            <text:p>549</text:p>
          </table:table-cell>
          <table:table-cell office:value-type="float" office:value="7399.0500000000202" table:style-name="ce1">
            <text:p>7399.05</text:p>
          </table:table-cell>
          <table:table-cell table:number-columns-repeated="16373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6.811340332031307" table:style-name="ce1">
            <text:p>66.81134033</text:p>
          </table:table-cell>
          <table:table-cell office:value-type="float" office:value="17.418981552123999" table:style-name="ce1">
            <text:p>17.41898155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07.754638671875" table:style-name="ce1">
            <text:p>-207.7546387</text:p>
          </table:table-cell>
          <table:table-cell office:value-type="float" office:value="115.6" table:style-name="ce1">
            <text:p>115.6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549" table:style-name="ce1">
            <text:p>549</text:p>
          </table:table-cell>
          <table:table-cell office:value-type="float" office:value="7408.2000000000098" table:style-name="ce1">
            <text:p>7408.2</text:p>
          </table:table-cell>
          <table:table-cell table:number-columns-repeated="16373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66.290512084960895" table:style-name="ce1">
            <text:p>66.29051208</text:p>
          </table:table-cell>
          <table:table-cell office:value-type="float" office:value="17.621528625488299" table:style-name="ce1">
            <text:p>17.62152863</text:p>
          </table:table-cell>
          <table:table-cell office:value-type="float" office:value="0" table:style-name="ce1">
            <text:p>0</text:p>
          </table:table-cell>
          <table:table-cell office:value-type="float" office:value="6.3628473281860396" table:style-name="ce1">
            <text:p>6.362847328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201.388916015625" table:style-name="ce1">
            <text:p>-201.388916</text:p>
          </table:table-cell>
          <table:table-cell office:value-type="float" office:value="115.6" table:style-name="ce1">
            <text:p>115.6</text:p>
          </table:table-cell>
          <table:table-cell office:value-type="float" office:value="130696.984375" table:style-name="ce1">
            <text:p>130696.9844</text:p>
          </table:table-cell>
          <table:table-cell office:value-type="float" office:value="549" table:style-name="ce1">
            <text:p>549</text:p>
          </table:table-cell>
          <table:table-cell office:value-type="float" office:value="7417.3500000000104" table:style-name="ce1">
            <text:p>7417.35</text:p>
          </table:table-cell>
          <table:table-cell table:number-columns-repeated="16373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66.030090332031307" table:style-name="ce1">
            <text:p>66.03009033</text:p>
          </table:table-cell>
          <table:table-cell office:value-type="float" office:value="17.679397583007798" table:style-name="ce1">
            <text:p>17.67939758</text:p>
          </table:table-cell>
          <table:table-cell office:value-type="float" office:value="0" table:style-name="ce1">
            <text:p>0</text:p>
          </table:table-cell>
          <table:table-cell office:value-type="float" office:value="6.3411459922790501" table:style-name="ce1">
            <text:p>6.341145992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92.129638671875" table:style-name="ce1">
            <text:p>-192.1296387</text:p>
          </table:table-cell>
          <table:table-cell office:value-type="float" office:value="115.6" table:style-name="ce1">
            <text:p>115.6</text:p>
          </table:table-cell>
          <table:table-cell office:value-type="float" office:value="131050.9296875" table:style-name="ce1">
            <text:p>131050.9297</text:p>
          </table:table-cell>
          <table:table-cell office:value-type="float" office:value="549" table:style-name="ce1">
            <text:p>549</text:p>
          </table:table-cell>
          <table:table-cell office:value-type="float" office:value="7426.50000000001" table:style-name="ce1">
            <text:p>7426.5</text:p>
          </table:table-cell>
          <table:table-cell table:number-columns-repeated="16373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5.711807250976605" table:style-name="ce1">
            <text:p>65.71180725</text:p>
          </table:table-cell>
          <table:table-cell office:value-type="float" office:value="17.7662029266357" table:style-name="ce1">
            <text:p>17.76620293</text:p>
          </table:table-cell>
          <table:table-cell office:value-type="float" office:value="0" table:style-name="ce1">
            <text:p>0</text:p>
          </table:table-cell>
          <table:table-cell office:value-type="float" office:value="6.3237848281860396" table:style-name="ce1">
            <text:p>6.323784828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92.129638671875" table:style-name="ce1">
            <text:p>-192.1296387</text:p>
          </table:table-cell>
          <table:table-cell office:value-type="float" office:value="115.6" table:style-name="ce1">
            <text:p>115.6</text:p>
          </table:table-cell>
          <table:table-cell office:value-type="float" office:value="131581.859375" table:style-name="ce1">
            <text:p>131581.8594</text:p>
          </table:table-cell>
          <table:table-cell office:value-type="float" office:value="549" table:style-name="ce1">
            <text:p>549</text:p>
          </table:table-cell>
          <table:table-cell office:value-type="float" office:value="7435.6500000000096" table:style-name="ce1">
            <text:p>7435.65</text:p>
          </table:table-cell>
          <table:table-cell table:number-columns-repeated="16373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5.538192749023395" table:style-name="ce1">
            <text:p>65.53819275</text:p>
          </table:table-cell>
          <table:table-cell office:value-type="float" office:value="17.824073791503899" table:style-name="ce1">
            <text:p>17.82407379</text:p>
          </table:table-cell>
          <table:table-cell office:value-type="float" office:value="0" table:style-name="ce1">
            <text:p>0</text:p>
          </table:table-cell>
          <table:table-cell office:value-type="float" office:value="6.2803821563720703" table:style-name="ce1">
            <text:p>6.280382156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86.92132568359401" table:style-name="ce1">
            <text:p>-186.9213257</text:p>
          </table:table-cell>
          <table:table-cell office:value-type="float" office:value="115.6" table:style-name="ce1">
            <text:p>115.6</text:p>
          </table:table-cell>
          <table:table-cell office:value-type="float" office:value="132909.1875" table:style-name="ce1">
            <text:p>132909.1875</text:p>
          </table:table-cell>
          <table:table-cell office:value-type="float" office:value="549" table:style-name="ce1">
            <text:p>549</text:p>
          </table:table-cell>
          <table:table-cell office:value-type="float" office:value="7444.8000000000102" table:style-name="ce1">
            <text:p>7444.8</text:p>
          </table:table-cell>
          <table:table-cell table:number-columns-repeated="16373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65.393516540527301" table:style-name="ce1">
            <text:p>65.39351654</text:p>
          </table:table-cell>
          <table:table-cell office:value-type="float" office:value="17.853010177612301" table:style-name="ce1">
            <text:p>17.85301018</text:p>
          </table:table-cell>
          <table:table-cell office:value-type="float" office:value="0" table:style-name="ce1">
            <text:p>0</text:p>
          </table:table-cell>
          <table:table-cell office:value-type="float" office:value="6.2282986640930202" table:style-name="ce1">
            <text:p>6.228298664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81.13427734375" table:style-name="ce1">
            <text:p>-181.1342773</text:p>
          </table:table-cell>
          <table:table-cell office:value-type="float" office:value="115.6" table:style-name="ce1">
            <text:p>115.6</text:p>
          </table:table-cell>
          <table:table-cell office:value-type="float" office:value="134236.5" table:style-name="ce1">
            <text:p>134236.5</text:p>
          </table:table-cell>
          <table:table-cell office:value-type="float" office:value="548" table:style-name="ce1">
            <text:p>548</text:p>
          </table:table-cell>
          <table:table-cell office:value-type="float" office:value="7453.9333333333498" table:style-name="ce1">
            <text:p>7453.933333</text:p>
          </table:table-cell>
          <table:table-cell table:number-columns-repeated="16373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65.306709289550795" table:style-name="ce1">
            <text:p>65.30670929</text:p>
          </table:table-cell>
          <table:table-cell office:value-type="float" office:value="17.939815521240199" table:style-name="ce1">
            <text:p>17.93981552</text:p>
          </table:table-cell>
          <table:table-cell office:value-type="float" office:value="0" table:style-name="ce1">
            <text:p>0</text:p>
          </table:table-cell>
          <table:table-cell office:value-type="float" office:value="6.1935763359069798" table:style-name="ce1">
            <text:p>6.193576336</text:p>
          </table:table-cell>
          <table:table-cell office:value-type="float" office:value="856.19793701171898" table:style-name="ce1">
            <text:p>856.197937</text:p>
          </table:table-cell>
          <table:table-cell office:value-type="float" office:value="-187.5" table:style-name="ce1">
            <text:p>-187.5</text:p>
          </table:table-cell>
          <table:table-cell office:value-type="float" office:value="115.6" table:style-name="ce1">
            <text:p>115.6</text:p>
          </table:table-cell>
          <table:table-cell office:value-type="float" office:value="135298.359375" table:style-name="ce1">
            <text:p>135298.3594</text:p>
          </table:table-cell>
          <table:table-cell office:value-type="float" office:value="548" table:style-name="ce1">
            <text:p>548</text:p>
          </table:table-cell>
          <table:table-cell office:value-type="float" office:value="7463.0666666666802" table:style-name="ce1">
            <text:p>7463.066667</text:p>
          </table:table-cell>
          <table:table-cell table:number-columns-repeated="16373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65.017364501953097" table:style-name="ce1">
            <text:p>65.0173645</text:p>
          </table:table-cell>
          <table:table-cell office:value-type="float" office:value="17.939815521240199" table:style-name="ce1">
            <text:p>17.93981552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55.842041015625" table:style-name="ce1">
            <text:p>855.842041</text:p>
          </table:table-cell>
          <table:table-cell office:value-type="float" office:value="-179.97686767578099" table:style-name="ce1">
            <text:p>-179.9768677</text:p>
          </table:table-cell>
          <table:table-cell office:value-type="float" office:value="115.6" table:style-name="ce1">
            <text:p>115.6</text:p>
          </table:table-cell>
          <table:table-cell office:value-type="float" office:value="135563.828125" table:style-name="ce1">
            <text:p>135563.8281</text:p>
          </table:table-cell>
          <table:table-cell office:value-type="float" office:value="548" table:style-name="ce1">
            <text:p>548</text:p>
          </table:table-cell>
          <table:table-cell office:value-type="float" office:value="7472.2000000000098" table:style-name="ce1">
            <text:p>7472.2</text:p>
          </table:table-cell>
          <table:table-cell table:number-columns-repeated="16373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4.785881042480497" table:style-name="ce1">
            <text:p>64.78588104</text:p>
          </table:table-cell>
          <table:table-cell office:value-type="float" office:value="18.055555343627901" table:style-name="ce1">
            <text:p>18.05555534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75.92590332031301" table:style-name="ce1">
            <text:p>-175.9259033</text:p>
          </table:table-cell>
          <table:table-cell office:value-type="float" office:value="115.6" table:style-name="ce1">
            <text:p>115.6</text:p>
          </table:table-cell>
          <table:table-cell office:value-type="float" office:value="134944.40625" table:style-name="ce1">
            <text:p>134944.4063</text:p>
          </table:table-cell>
          <table:table-cell office:value-type="float" office:value="548" table:style-name="ce1">
            <text:p>548</text:p>
          </table:table-cell>
          <table:table-cell office:value-type="float" office:value="7481.3333333333503" table:style-name="ce1">
            <text:p>7481.333333</text:p>
          </table:table-cell>
          <table:table-cell table:number-columns-repeated="16373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64.583335876464801" table:style-name="ce1">
            <text:p>64.58333588</text:p>
          </table:table-cell>
          <table:table-cell office:value-type="float" office:value="18.142360687255898" table:style-name="ce1">
            <text:p>18.14236069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80.55554199218801" table:style-name="ce1">
            <text:p>-180.555542</text:p>
          </table:table-cell>
          <table:table-cell office:value-type="float" office:value="115.6" table:style-name="ce1">
            <text:p>115.6</text:p>
          </table:table-cell>
          <table:table-cell office:value-type="float" office:value="133705.578125" table:style-name="ce1">
            <text:p>133705.5781</text:p>
          </table:table-cell>
          <table:table-cell office:value-type="float" office:value="548" table:style-name="ce1">
            <text:p>548</text:p>
          </table:table-cell>
          <table:table-cell office:value-type="float" office:value="7490.4666666666799" table:style-name="ce1">
            <text:p>7490.466667</text:p>
          </table:table-cell>
          <table:table-cell table:number-columns-repeated="16373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64.380790710449205" table:style-name="ce1">
            <text:p>64.38079071</text:p>
          </table:table-cell>
          <table:table-cell office:value-type="float" office:value="18.200231552123999" table:style-name="ce1">
            <text:p>18.20023155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87.5" table:style-name="ce1">
            <text:p>-187.5</text:p>
          </table:table-cell>
          <table:table-cell office:value-type="float" office:value="115.6" table:style-name="ce1">
            <text:p>115.6</text:p>
          </table:table-cell>
          <table:table-cell office:value-type="float" office:value="132201.28125" table:style-name="ce1">
            <text:p>132201.2813</text:p>
          </table:table-cell>
          <table:table-cell office:value-type="float" office:value="549" table:style-name="ce1">
            <text:p>549</text:p>
          </table:table-cell>
          <table:table-cell office:value-type="float" office:value="7499.6166666666804" table:style-name="ce1">
            <text:p>7499.616667</text:p>
          </table:table-cell>
          <table:table-cell table:number-columns-repeated="16373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64.149307250976605" table:style-name="ce1">
            <text:p>64.14930725</text:p>
          </table:table-cell>
          <table:table-cell office:value-type="float" office:value="18.287036895751999" table:style-name="ce1">
            <text:p>18.2870369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53.70660400390602" table:style-name="ce1">
            <text:p>853.706604</text:p>
          </table:table-cell>
          <table:table-cell office:value-type="float" office:value="-187.5" table:style-name="ce1">
            <text:p>-187.5</text:p>
          </table:table-cell>
          <table:table-cell office:value-type="float" office:value="115.6" table:style-name="ce1">
            <text:p>115.6</text:p>
          </table:table-cell>
          <table:table-cell office:value-type="float" office:value="130520" table:style-name="ce1">
            <text:p>130520</text:p>
          </table:table-cell>
          <table:table-cell office:value-type="float" office:value="549" table:style-name="ce1">
            <text:p>549</text:p>
          </table:table-cell>
          <table:table-cell office:value-type="float" office:value="7508.7666666666801" table:style-name="ce1">
            <text:p>7508.766667</text:p>
          </table:table-cell>
          <table:table-cell table:number-columns-repeated="16373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63.831020355224602" table:style-name="ce1">
            <text:p>63.83102036</text:p>
          </table:table-cell>
          <table:table-cell office:value-type="float" office:value="18.344907760620099" table:style-name="ce1">
            <text:p>18.34490776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52.638916015625" table:style-name="ce1">
            <text:p>852.638916</text:p>
          </table:table-cell>
          <table:table-cell office:value-type="float" office:value="-197.33795166015599" table:style-name="ce1">
            <text:p>-197.3379517</text:p>
          </table:table-cell>
          <table:table-cell office:value-type="float" office:value="115.6" table:style-name="ce1">
            <text:p>115.6</text:p>
          </table:table-cell>
          <table:table-cell office:value-type="float" office:value="128484.78125" table:style-name="ce1">
            <text:p>128484.7813</text:p>
          </table:table-cell>
          <table:table-cell office:value-type="float" office:value="550" table:style-name="ce1">
            <text:p>550</text:p>
          </table:table-cell>
          <table:table-cell office:value-type="float" office:value="7517.9333333333498" table:style-name="ce1">
            <text:p>7517.933333</text:p>
          </table:table-cell>
          <table:table-cell table:number-columns-repeated="16373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63.657405853271499" table:style-name="ce1">
            <text:p>63.65740585</text:p>
          </table:table-cell>
          <table:table-cell office:value-type="float" office:value="18.402778625488299" table:style-name="ce1">
            <text:p>18.40277863</text:p>
          </table:table-cell>
          <table:table-cell office:value-type="float" office:value="0" table:style-name="ce1">
            <text:p>0</text:p>
          </table:table-cell>
          <table:table-cell office:value-type="float" office:value="6.1892361640930202" table:style-name="ce1">
            <text:p>6.189236164</text:p>
          </table:table-cell>
          <table:table-cell office:value-type="float" office:value="852.638916015625" table:style-name="ce1">
            <text:p>852.638916</text:p>
          </table:table-cell>
          <table:table-cell office:value-type="float" office:value="-198.495361328125" table:style-name="ce1">
            <text:p>-198.4953613</text:p>
          </table:table-cell>
          <table:table-cell office:value-type="float" office:value="115.6" table:style-name="ce1">
            <text:p>115.6</text:p>
          </table:table-cell>
          <table:table-cell office:value-type="float" office:value="126449.546875" table:style-name="ce1">
            <text:p>126449.5469</text:p>
          </table:table-cell>
          <table:table-cell office:value-type="float" office:value="551" table:style-name="ce1">
            <text:p>551</text:p>
          </table:table-cell>
          <table:table-cell office:value-type="float" office:value="7527.1166666666804" table:style-name="ce1">
            <text:p>7527.116667</text:p>
          </table:table-cell>
          <table:table-cell table:number-columns-repeated="16373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3.570602416992202" table:style-name="ce1">
            <text:p>63.57060242</text:p>
          </table:table-cell>
          <table:table-cell office:value-type="float" office:value="18.431713104248001" table:style-name="ce1">
            <text:p>18.4317131</text:p>
          </table:table-cell>
          <table:table-cell office:value-type="float" office:value="0" table:style-name="ce1">
            <text:p>0</text:p>
          </table:table-cell>
          <table:table-cell office:value-type="float" office:value="6.1848959922790501" table:style-name="ce1">
            <text:p>6.184895992</text:p>
          </table:table-cell>
          <table:table-cell office:value-type="float" office:value="851.57116699218795" table:style-name="ce1">
            <text:p>851.571167</text:p>
          </table:table-cell>
          <table:table-cell office:value-type="float" office:value="-192.70831298828099" table:style-name="ce1">
            <text:p>-192.708313</text:p>
          </table:table-cell>
          <table:table-cell office:value-type="float" office:value="115.6" table:style-name="ce1">
            <text:p>115.6</text:p>
          </table:table-cell>
          <table:table-cell office:value-type="float" office:value="124325.8359375" table:style-name="ce1">
            <text:p>124325.8359</text:p>
          </table:table-cell>
          <table:table-cell office:value-type="float" office:value="551" table:style-name="ce1">
            <text:p>551</text:p>
          </table:table-cell>
          <table:table-cell office:value-type="float" office:value="7536.3000000000102" table:style-name="ce1">
            <text:p>7536.3</text:p>
          </table:table-cell>
          <table:table-cell table:number-columns-repeated="16373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63.657405853271499" table:style-name="ce1">
            <text:p>63.65740585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1805553436279297" table:style-name="ce1">
            <text:p>6.180555344</text:p>
          </table:table-cell>
          <table:table-cell office:value-type="float" office:value="851.21527099609398" table:style-name="ce1">
            <text:p>851.215271</text:p>
          </table:table-cell>
          <table:table-cell office:value-type="float" office:value="-192.129638671875" table:style-name="ce1">
            <text:p>-192.1296387</text:p>
          </table:table-cell>
          <table:table-cell office:value-type="float" office:value="115.6" table:style-name="ce1">
            <text:p>115.6</text:p>
          </table:table-cell>
          <table:table-cell office:value-type="float" office:value="122290.6015625" table:style-name="ce1">
            <text:p>122290.6016</text:p>
          </table:table-cell>
          <table:table-cell office:value-type="float" office:value="551" table:style-name="ce1">
            <text:p>551</text:p>
          </table:table-cell>
          <table:table-cell office:value-type="float" office:value="7545.4833333333499" table:style-name="ce1">
            <text:p>7545.483333</text:p>
          </table:table-cell>
          <table:table-cell table:number-columns-repeated="16373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3.686344146728501" table:style-name="ce1">
            <text:p>63.68634415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171875" table:style-name="ce1">
            <text:p>6.171875</text:p>
          </table:table-cell>
          <table:table-cell office:value-type="float" office:value="850.14758300781295" table:style-name="ce1">
            <text:p>850.147583</text:p>
          </table:table-cell>
          <table:table-cell office:value-type="float" office:value="-193.28704833984401" table:style-name="ce1">
            <text:p>-193.2870483</text:p>
          </table:table-cell>
          <table:table-cell office:value-type="float" office:value="115.6" table:style-name="ce1">
            <text:p>115.6</text:p>
          </table:table-cell>
          <table:table-cell office:value-type="float" office:value="121582.703125" table:style-name="ce1">
            <text:p>121582.7031</text:p>
          </table:table-cell>
          <table:table-cell office:value-type="float" office:value="552" table:style-name="ce1">
            <text:p>552</text:p>
          </table:table-cell>
          <table:table-cell office:value-type="float" office:value="7554.6833333333498" table:style-name="ce1">
            <text:p>7554.683333</text:p>
          </table:table-cell>
          <table:table-cell table:number-columns-repeated="16373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63.802082061767599" table:style-name="ce1">
            <text:p>63.80208206</text:p>
          </table:table-cell>
          <table:table-cell office:value-type="float" office:value="18.4895839691162" table:style-name="ce1">
            <text:p>18.48958397</text:p>
          </table:table-cell>
          <table:table-cell office:value-type="float" office:value="0" table:style-name="ce1">
            <text:p>0</text:p>
          </table:table-cell>
          <table:table-cell office:value-type="float" office:value="6.1805553436279297" table:style-name="ce1">
            <text:p>6.180555344</text:p>
          </table:table-cell>
          <table:table-cell office:value-type="float" office:value="850.14758300781295" table:style-name="ce1">
            <text:p>850.147583</text:p>
          </table:table-cell>
          <table:table-cell office:value-type="float" office:value="-193.28704833984401" table:style-name="ce1">
            <text:p>-193.2870483</text:p>
          </table:table-cell>
          <table:table-cell office:value-type="float" office:value="115.6" table:style-name="ce1">
            <text:p>115.6</text:p>
          </table:table-cell>
          <table:table-cell office:value-type="float" office:value="115830.96875" table:style-name="ce1">
            <text:p>115830.9688</text:p>
          </table:table-cell>
          <table:table-cell office:value-type="float" office:value="552" table:style-name="ce1">
            <text:p>552</text:p>
          </table:table-cell>
          <table:table-cell office:value-type="float" office:value="7563.8833333333496" table:style-name="ce1">
            <text:p>7563.883333</text:p>
          </table:table-cell>
          <table:table-cell table:number-columns-repeated="16373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63.802082061767599" table:style-name="ce1">
            <text:p>63.80208206</text:p>
          </table:table-cell>
          <table:table-cell office:value-type="float" office:value="18.518518447876001" table:style-name="ce1">
            <text:p>18.51851845</text:p>
          </table:table-cell>
          <table:table-cell office:value-type="float" office:value="0" table:style-name="ce1">
            <text:p>0</text:p>
          </table:table-cell>
          <table:table-cell office:value-type="float" office:value="6.1935763359069798" table:style-name="ce1">
            <text:p>6.193576336</text:p>
          </table:table-cell>
          <table:table-cell office:value-type="float" office:value="849.079833984375" table:style-name="ce1">
            <text:p>849.079834</text:p>
          </table:table-cell>
          <table:table-cell office:value-type="float" office:value="-197.33795166015599" table:style-name="ce1">
            <text:p>-197.3379517</text:p>
          </table:table-cell>
          <table:table-cell office:value-type="float" office:value="115.6" table:style-name="ce1">
            <text:p>115.6</text:p>
          </table:table-cell>
          <table:table-cell office:value-type="float" office:value="113441.7890625" table:style-name="ce1">
            <text:p>113441.7891</text:p>
          </table:table-cell>
          <table:table-cell office:value-type="float" office:value="551" table:style-name="ce1">
            <text:p>551</text:p>
          </table:table-cell>
          <table:table-cell office:value-type="float" office:value="7573.0666666666802" table:style-name="ce1">
            <text:p>7573.066667</text:p>
          </table:table-cell>
          <table:table-cell table:number-columns-repeated="16373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63.686344146728501" table:style-name="ce1">
            <text:p>63.68634415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48.72393798828102" table:style-name="ce1">
            <text:p>848.723938</text:p>
          </table:table-cell>
          <table:table-cell office:value-type="float" office:value="-186.92132568359401" table:style-name="ce1">
            <text:p>-186.9213257</text:p>
          </table:table-cell>
          <table:table-cell office:value-type="float" office:value="115.6" table:style-name="ce1">
            <text:p>115.6</text:p>
          </table:table-cell>
          <table:table-cell office:value-type="float" office:value="111229.5859375" table:style-name="ce1">
            <text:p>111229.5859</text:p>
          </table:table-cell>
          <table:table-cell office:value-type="float" office:value="552" table:style-name="ce1">
            <text:p>552</text:p>
          </table:table-cell>
          <table:table-cell office:value-type="float" office:value="7582.2666666666801" table:style-name="ce1">
            <text:p>7582.266667</text:p>
          </table:table-cell>
          <table:table-cell table:number-columns-repeated="16373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3.541667938232401" table:style-name="ce1">
            <text:p>63.54166794</text:p>
          </table:table-cell>
          <table:table-cell office:value-type="float" office:value="18.576389312744102" table:style-name="ce1">
            <text:p>18.57638931</text:p>
          </table:table-cell>
          <table:table-cell office:value-type="float" office:value="0" table:style-name="ce1">
            <text:p>0</text:p>
          </table:table-cell>
          <table:table-cell office:value-type="float" office:value="6.2022571563720703" table:style-name="ce1">
            <text:p>6.202257156</text:p>
          </table:table-cell>
          <table:table-cell office:value-type="float" office:value="848.01214599609398" table:style-name="ce1">
            <text:p>848.012146</text:p>
          </table:table-cell>
          <table:table-cell office:value-type="float" office:value="-188.65740966796901" table:style-name="ce1">
            <text:p>-188.6574097</text:p>
          </table:table-cell>
          <table:table-cell office:value-type="float" office:value="115.6" table:style-name="ce1">
            <text:p>115.6</text:p>
          </table:table-cell>
          <table:table-cell office:value-type="float" office:value="109636.8046875" table:style-name="ce1">
            <text:p>109636.8047</text:p>
          </table:table-cell>
          <table:table-cell office:value-type="float" office:value="552" table:style-name="ce1">
            <text:p>552</text:p>
          </table:table-cell>
          <table:table-cell office:value-type="float" office:value="7591.4666666666799" table:style-name="ce1">
            <text:p>7591.466667</text:p>
          </table:table-cell>
          <table:table-cell table:number-columns-repeated="16373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63.425926208496101" table:style-name="ce1">
            <text:p>63.42592621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47.65625" table:style-name="ce1">
            <text:p>847.65625</text:p>
          </table:table-cell>
          <table:table-cell office:value-type="float" office:value="-183.44909667968801" table:style-name="ce1">
            <text:p>-183.4490967</text:p>
          </table:table-cell>
          <table:table-cell office:value-type="float" office:value="115.6" table:style-name="ce1">
            <text:p>115.6</text:p>
          </table:table-cell>
          <table:table-cell office:value-type="float" office:value="108574.9453125" table:style-name="ce1">
            <text:p>108574.9453</text:p>
          </table:table-cell>
          <table:table-cell office:value-type="float" office:value="552" table:style-name="ce1">
            <text:p>552</text:p>
          </table:table-cell>
          <table:table-cell office:value-type="float" office:value="7600.6666666666797" table:style-name="ce1">
            <text:p>7600.666667</text:p>
          </table:table-cell>
          <table:table-cell table:number-columns-repeated="16373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63.3969917297363" table:style-name="ce1">
            <text:p>63.39699173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2065973281860396" table:style-name="ce1">
            <text:p>6.206597328</text:p>
          </table:table-cell>
          <table:table-cell office:value-type="float" office:value="846.94445800781295" table:style-name="ce1">
            <text:p>846.944458</text:p>
          </table:table-cell>
          <table:table-cell office:value-type="float" office:value="-179.97686767578099" table:style-name="ce1">
            <text:p>-179.9768677</text:p>
          </table:table-cell>
          <table:table-cell office:value-type="float" office:value="115.6" table:style-name="ce1">
            <text:p>115.6</text:p>
          </table:table-cell>
          <table:table-cell office:value-type="float" office:value="108132.5" table:style-name="ce1">
            <text:p>108132.5</text:p>
          </table:table-cell>
          <table:table-cell office:value-type="float" office:value="551" table:style-name="ce1">
            <text:p>551</text:p>
          </table:table-cell>
          <table:table-cell office:value-type="float" office:value="7609.8500000000104" table:style-name="ce1">
            <text:p>7609.85</text:p>
          </table:table-cell>
          <table:table-cell table:number-columns-repeated="16373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63.3969917297363" table:style-name="ce1">
            <text:p>63.39699173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2109375" table:style-name="ce1">
            <text:p>6.2109375</text:p>
          </table:table-cell>
          <table:table-cell office:value-type="float" office:value="846.58856201171898" table:style-name="ce1">
            <text:p>846.588562</text:p>
          </table:table-cell>
          <table:table-cell office:value-type="float" office:value="-166.08795166015599" table:style-name="ce1">
            <text:p>-166.0879517</text:p>
          </table:table-cell>
          <table:table-cell office:value-type="float" office:value="115.6" table:style-name="ce1">
            <text:p>115.6</text:p>
          </table:table-cell>
          <table:table-cell office:value-type="float" office:value="107513.0859375" table:style-name="ce1">
            <text:p>107513.0859</text:p>
          </table:table-cell>
          <table:table-cell office:value-type="float" office:value="551" table:style-name="ce1">
            <text:p>551</text:p>
          </table:table-cell>
          <table:table-cell office:value-type="float" office:value="7619.0333333333501" table:style-name="ce1">
            <text:p>7619.033333</text:p>
          </table:table-cell>
          <table:table-cell table:number-columns-repeated="16373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63.541667938232401" table:style-name="ce1">
            <text:p>63.54166794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2326388359069798" table:style-name="ce1">
            <text:p>6.232638836</text:p>
          </table:table-cell>
          <table:table-cell office:value-type="float" office:value="846.232666015625" table:style-name="ce1">
            <text:p>846.232666</text:p>
          </table:table-cell>
          <table:table-cell office:value-type="float" office:value="-148.14813232421901" table:style-name="ce1">
            <text:p>-148.1481323</text:p>
          </table:table-cell>
          <table:table-cell office:value-type="float" office:value="115.6" table:style-name="ce1">
            <text:p>115.6</text:p>
          </table:table-cell>
          <table:table-cell office:value-type="float" office:value="106805.1875" table:style-name="ce1">
            <text:p>106805.1875</text:p>
          </table:table-cell>
          <table:table-cell office:value-type="float" office:value="551" table:style-name="ce1">
            <text:p>551</text:p>
          </table:table-cell>
          <table:table-cell office:value-type="float" office:value="7628.2166666666799" table:style-name="ce1">
            <text:p>7628.216667</text:p>
          </table:table-cell>
          <table:table-cell table:number-columns-repeated="16373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63.570602416992202" table:style-name="ce1">
            <text:p>63.57060242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2717013359069798" table:style-name="ce1">
            <text:p>6.271701336</text:p>
          </table:table-cell>
          <table:table-cell office:value-type="float" office:value="845.876708984375" table:style-name="ce1">
            <text:p>845.876709</text:p>
          </table:table-cell>
          <table:table-cell office:value-type="float" office:value="-131.36572265625" table:style-name="ce1">
            <text:p>-131.3657227</text:p>
          </table:table-cell>
          <table:table-cell office:value-type="float" office:value="115.6" table:style-name="ce1">
            <text:p>115.6</text:p>
          </table:table-cell>
          <table:table-cell office:value-type="float" office:value="106539.7109375" table:style-name="ce1">
            <text:p>106539.7109</text:p>
          </table:table-cell>
          <table:table-cell office:value-type="float" office:value="551" table:style-name="ce1">
            <text:p>551</text:p>
          </table:table-cell>
          <table:table-cell office:value-type="float" office:value="7637.4000000000096" table:style-name="ce1">
            <text:p>7637.4</text:p>
          </table:table-cell>
          <table:table-cell table:number-columns-repeated="16373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63.859954833984403" table:style-name="ce1">
            <text:p>63.85995483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3107638359069798" table:style-name="ce1">
            <text:p>6.310763836</text:p>
          </table:table-cell>
          <table:table-cell office:value-type="float" office:value="845.16491699218795" table:style-name="ce1">
            <text:p>845.164917</text:p>
          </table:table-cell>
          <table:table-cell office:value-type="float" office:value="-119.21295166015599" table:style-name="ce1">
            <text:p>-119.2129517</text:p>
          </table:table-cell>
          <table:table-cell office:value-type="float" office:value="115.6" table:style-name="ce1">
            <text:p>115.6</text:p>
          </table:table-cell>
          <table:table-cell office:value-type="float" office:value="106274.25" table:style-name="ce1">
            <text:p>106274.25</text:p>
          </table:table-cell>
          <table:table-cell office:value-type="float" office:value="552" table:style-name="ce1">
            <text:p>552</text:p>
          </table:table-cell>
          <table:table-cell office:value-type="float" office:value="7646.6000000000104" table:style-name="ce1">
            <text:p>7646.6</text:p>
          </table:table-cell>
          <table:table-cell table:number-columns-repeated="16373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64.091438293457003" table:style-name="ce1">
            <text:p>64.09143829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3324651718139702" table:style-name="ce1">
            <text:p>6.332465172</text:p>
          </table:table-cell>
          <table:table-cell office:value-type="float" office:value="845.16491699218795" table:style-name="ce1">
            <text:p>845.164917</text:p>
          </table:table-cell>
          <table:table-cell office:value-type="float" office:value="-108.79632568359401" table:style-name="ce1">
            <text:p>-108.7963257</text:p>
          </table:table-cell>
          <table:table-cell office:value-type="float" office:value="115.6" table:style-name="ce1">
            <text:p>115.6</text:p>
          </table:table-cell>
          <table:table-cell office:value-type="float" office:value="105920.296875" table:style-name="ce1">
            <text:p>105920.2969</text:p>
          </table:table-cell>
          <table:table-cell office:value-type="float" office:value="552" table:style-name="ce1">
            <text:p>552</text:p>
          </table:table-cell>
          <table:table-cell office:value-type="float" office:value="7655.8000000000102" table:style-name="ce1">
            <text:p>7655.8</text:p>
          </table:table-cell>
          <table:table-cell table:number-columns-repeated="16373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64.207176208496094" table:style-name="ce1">
            <text:p>64.20717621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3454861640930202" table:style-name="ce1">
            <text:p>6.345486164</text:p>
          </table:table-cell>
          <table:table-cell office:value-type="float" office:value="844.453125" table:style-name="ce1">
            <text:p>844.453125</text:p>
          </table:table-cell>
          <table:table-cell office:value-type="float" office:value="-97.8009033203125" table:style-name="ce1">
            <text:p>-97.80090332</text:p>
          </table:table-cell>
          <table:table-cell office:value-type="float" office:value="115.6" table:style-name="ce1">
            <text:p>115.6</text:p>
          </table:table-cell>
          <table:table-cell office:value-type="float" office:value="105831.8125" table:style-name="ce1">
            <text:p>105831.8125</text:p>
          </table:table-cell>
          <table:table-cell office:value-type="float" office:value="552" table:style-name="ce1">
            <text:p>552</text:p>
          </table:table-cell>
          <table:table-cell office:value-type="float" office:value="7665.00000000001" table:style-name="ce1">
            <text:p>7665</text:p>
          </table:table-cell>
          <table:table-cell table:number-columns-repeated="16373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64.265045166015597" table:style-name="ce1">
            <text:p>64.26504517</text:p>
          </table:table-cell>
          <table:table-cell office:value-type="float" office:value="18.721065521240199" table:style-name="ce1">
            <text:p>18.72106552</text:p>
          </table:table-cell>
          <table:table-cell office:value-type="float" office:value="0" table:style-name="ce1">
            <text:p>0</text:p>
          </table:table-cell>
          <table:table-cell office:value-type="float" office:value="6.3585071563720703" table:style-name="ce1">
            <text:p>6.358507156</text:p>
          </table:table-cell>
          <table:table-cell office:value-type="float" office:value="844.09722900390602" table:style-name="ce1">
            <text:p>844.097229</text:p>
          </table:table-cell>
          <table:table-cell office:value-type="float" office:value="-90.277770996093807" table:style-name="ce1">
            <text:p>-90.277771</text:p>
          </table:table-cell>
          <table:table-cell office:value-type="float" office:value="115.6" table:style-name="ce1">
            <text:p>115.6</text:p>
          </table:table-cell>
          <table:table-cell office:value-type="float" office:value="105389.3671875" table:style-name="ce1">
            <text:p>105389.3672</text:p>
          </table:table-cell>
          <table:table-cell office:value-type="float" office:value="552" table:style-name="ce1">
            <text:p>552</text:p>
          </table:table-cell>
          <table:table-cell office:value-type="float" office:value="7674.2000000000098" table:style-name="ce1">
            <text:p>7674.2</text:p>
          </table:table-cell>
          <table:table-cell table:number-columns-repeated="16373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64.236114501953097" table:style-name="ce1">
            <text:p>64.2361145</text:p>
          </table:table-cell>
          <table:table-cell office:value-type="float" office:value="18.778934478759801" table:style-name="ce1">
            <text:p>18.77893448</text:p>
          </table:table-cell>
          <table:table-cell office:value-type="float" office:value="0" table:style-name="ce1">
            <text:p>0</text:p>
          </table:table-cell>
          <table:table-cell office:value-type="float" office:value="6.3671875" table:style-name="ce1">
            <text:p>6.3671875</text:p>
          </table:table-cell>
          <table:table-cell office:value-type="float" office:value="843.029541015625" table:style-name="ce1">
            <text:p>843.029541</text:p>
          </table:table-cell>
          <table:table-cell office:value-type="float" office:value="-79.282409667968807" table:style-name="ce1">
            <text:p>-79.28240967</text:p>
          </table:table-cell>
          <table:table-cell office:value-type="float" office:value="115.6" table:style-name="ce1">
            <text:p>115.6</text:p>
          </table:table-cell>
          <table:table-cell office:value-type="float" office:value="105035.4140625" table:style-name="ce1">
            <text:p>105035.4141</text:p>
          </table:table-cell>
          <table:table-cell office:value-type="float" office:value="552" table:style-name="ce1">
            <text:p>552</text:p>
          </table:table-cell>
          <table:table-cell office:value-type="float" office:value="7683.4000000000096" table:style-name="ce1">
            <text:p>7683.4</text:p>
          </table:table-cell>
          <table:table-cell table:number-columns-repeated="16373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64.236114501953097" table:style-name="ce1">
            <text:p>64.2361145</text:p>
          </table:table-cell>
          <table:table-cell office:value-type="float" office:value="18.8078708648682" table:style-name="ce1">
            <text:p>18.80787086</text:p>
          </table:table-cell>
          <table:table-cell office:value-type="float" office:value="0" table:style-name="ce1">
            <text:p>0</text:p>
          </table:table-cell>
          <table:table-cell office:value-type="float" office:value="6.3802084922790501" table:style-name="ce1">
            <text:p>6.380208492</text:p>
          </table:table-cell>
          <table:table-cell office:value-type="float" office:value="842.31768798828102" table:style-name="ce1">
            <text:p>842.317688</text:p>
          </table:table-cell>
          <table:table-cell office:value-type="float" office:value="-72.916687011718807" table:style-name="ce1">
            <text:p>-72.91668701</text:p>
          </table:table-cell>
          <table:table-cell office:value-type="float" office:value="115.6" table:style-name="ce1">
            <text:p>115.6</text:p>
          </table:table-cell>
          <table:table-cell office:value-type="float" office:value="104946.9296875" table:style-name="ce1">
            <text:p>104946.9297</text:p>
          </table:table-cell>
          <table:table-cell office:value-type="float" office:value="551" table:style-name="ce1">
            <text:p>551</text:p>
          </table:table-cell>
          <table:table-cell office:value-type="float" office:value="7692.5833333333403" table:style-name="ce1">
            <text:p>7692.583333</text:p>
          </table:table-cell>
          <table:table-cell table:number-columns-repeated="16373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64.091438293457003" table:style-name="ce1">
            <text:p>64.09143829</text:p>
          </table:table-cell>
          <table:table-cell office:value-type="float" office:value="18.865739822387699" table:style-name="ce1">
            <text:p>18.86573982</text:p>
          </table:table-cell>
          <table:table-cell office:value-type="float" office:value="0" table:style-name="ce1">
            <text:p>0</text:p>
          </table:table-cell>
          <table:table-cell office:value-type="float" office:value="6.4105901718139702" table:style-name="ce1">
            <text:p>6.410590172</text:p>
          </table:table-cell>
          <table:table-cell office:value-type="float" office:value="842.31768798828102" table:style-name="ce1">
            <text:p>842.317688</text:p>
          </table:table-cell>
          <table:table-cell office:value-type="float" office:value="-64.8148193359375" table:style-name="ce1">
            <text:p>-64.81481934</text:p>
          </table:table-cell>
          <table:table-cell office:value-type="float" office:value="115.6" table:style-name="ce1">
            <text:p>115.6</text:p>
          </table:table-cell>
          <table:table-cell office:value-type="float" office:value="104946.9296875" table:style-name="ce1">
            <text:p>104946.9297</text:p>
          </table:table-cell>
          <table:table-cell office:value-type="float" office:value="549" table:style-name="ce1">
            <text:p>549</text:p>
          </table:table-cell>
          <table:table-cell office:value-type="float" office:value="7701.7333333333399" table:style-name="ce1">
            <text:p>7701.733333</text:p>
          </table:table-cell>
          <table:table-cell table:number-columns-repeated="16373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63.831020355224602" table:style-name="ce1">
            <text:p>63.83102036</text:p>
          </table:table-cell>
          <table:table-cell office:value-type="float" office:value="18.9525470733643" table:style-name="ce1">
            <text:p>18.95254707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41.96179199218795" table:style-name="ce1">
            <text:p>841.961792</text:p>
          </table:table-cell>
          <table:table-cell office:value-type="float" office:value="-58.4490966796875" table:style-name="ce1">
            <text:p>-58.44909668</text:p>
          </table:table-cell>
          <table:table-cell office:value-type="float" office:value="115.6" table:style-name="ce1">
            <text:p>115.6</text:p>
          </table:table-cell>
          <table:table-cell office:value-type="float" office:value="105389.3671875" table:style-name="ce1">
            <text:p>105389.3672</text:p>
          </table:table-cell>
          <table:table-cell office:value-type="float" office:value="550" table:style-name="ce1">
            <text:p>550</text:p>
          </table:table-cell>
          <table:table-cell office:value-type="float" office:value="7710.9000000000096" table:style-name="ce1">
            <text:p>7710.9</text:p>
          </table:table-cell>
          <table:table-cell table:number-columns-repeated="16373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3.368057250976598" table:style-name="ce1">
            <text:p>63.36805725</text:p>
          </table:table-cell>
          <table:table-cell office:value-type="float" office:value="19.068286895751999" table:style-name="ce1">
            <text:p>19.0682869</text:p>
          </table:table-cell>
          <table:table-cell office:value-type="float" office:value="0" table:style-name="ce1">
            <text:p>0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841.25" table:style-name="ce1">
            <text:p>841.25</text:p>
          </table:table-cell>
          <table:table-cell office:value-type="float" office:value="-52.6620483398438" table:style-name="ce1">
            <text:p>-52.66204834</text:p>
          </table:table-cell>
          <table:table-cell office:value-type="float" office:value="115.6" table:style-name="ce1">
            <text:p>115.6</text:p>
          </table:table-cell>
          <table:table-cell office:value-type="float" office:value="106185.7578125" table:style-name="ce1">
            <text:p>106185.7578</text:p>
          </table:table-cell>
          <table:table-cell office:value-type="float" office:value="550" table:style-name="ce1">
            <text:p>550</text:p>
          </table:table-cell>
          <table:table-cell office:value-type="float" office:value="7720.0666666666802" table:style-name="ce1">
            <text:p>7720.066667</text:p>
          </table:table-cell>
          <table:table-cell table:number-columns-repeated="16373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62.905094146728501" table:style-name="ce1">
            <text:p>62.90509415</text:p>
          </table:table-cell>
          <table:table-cell office:value-type="float" office:value="19.155092239379901" table:style-name="ce1">
            <text:p>19.15509224</text:p>
          </table:table-cell>
          <table:table-cell office:value-type="float" office:value="0" table:style-name="ce1">
            <text:p>0</text:p>
          </table:table-cell>
          <table:table-cell office:value-type="float" office:value="6.4973959922790501" table:style-name="ce1">
            <text:p>6.497395992</text:p>
          </table:table-cell>
          <table:table-cell office:value-type="float" office:value="840.89410400390602" table:style-name="ce1">
            <text:p>840.894104</text:p>
          </table:table-cell>
          <table:table-cell office:value-type="float" office:value="-46.875" table:style-name="ce1">
            <text:p>-46.875</text:p>
          </table:table-cell>
          <table:table-cell office:value-type="float" office:value="115.6" table:style-name="ce1">
            <text:p>115.6</text:p>
          </table:table-cell>
          <table:table-cell office:value-type="float" office:value="107070.6484375" table:style-name="ce1">
            <text:p>107070.6484</text:p>
          </table:table-cell>
          <table:table-cell office:value-type="float" office:value="550" table:style-name="ce1">
            <text:p>550</text:p>
          </table:table-cell>
          <table:table-cell office:value-type="float" office:value="7729.2333333333399" table:style-name="ce1">
            <text:p>7729.233333</text:p>
          </table:table-cell>
          <table:table-cell table:number-columns-repeated="16373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2.557868957519503" table:style-name="ce1">
            <text:p>62.55786896</text:p>
          </table:table-cell>
          <table:table-cell office:value-type="float" office:value="19.299768447876001" table:style-name="ce1">
            <text:p>19.29976845</text:p>
          </table:table-cell>
          <table:table-cell office:value-type="float" office:value="0" table:style-name="ce1">
            <text:p>0</text:p>
          </table:table-cell>
          <table:table-cell office:value-type="float" office:value="6.5364584922790501" table:style-name="ce1">
            <text:p>6.536458492</text:p>
          </table:table-cell>
          <table:table-cell office:value-type="float" office:value="840.89410400390602" table:style-name="ce1">
            <text:p>840.894104</text:p>
          </table:table-cell>
          <table:table-cell office:value-type="float" office:value="-44.5601806640625" table:style-name="ce1">
            <text:p>-44.56018066</text:p>
          </table:table-cell>
          <table:table-cell office:value-type="float" office:value="115.6" table:style-name="ce1">
            <text:p>115.6</text:p>
          </table:table-cell>
          <table:table-cell office:value-type="float" office:value="108397.9609375" table:style-name="ce1">
            <text:p>108397.9609</text:p>
          </table:table-cell>
          <table:table-cell office:value-type="float" office:value="550" table:style-name="ce1">
            <text:p>550</text:p>
          </table:table-cell>
          <table:table-cell office:value-type="float" office:value="7738.4000000000096" table:style-name="ce1">
            <text:p>7738.4</text:p>
          </table:table-cell>
          <table:table-cell table:number-columns-repeated="16373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62.3842582702637" table:style-name="ce1">
            <text:p>62.38425827</text:p>
          </table:table-cell>
          <table:table-cell office:value-type="float" office:value="19.386573791503899" table:style-name="ce1">
            <text:p>19.38657379</text:p>
          </table:table-cell>
          <table:table-cell office:value-type="float" office:value="0" table:style-name="ce1">
            <text:p>0</text:p>
          </table:table-cell>
          <table:table-cell office:value-type="float" office:value="6.5625" table:style-name="ce1">
            <text:p>6.5625</text:p>
          </table:table-cell>
          <table:table-cell office:value-type="float" office:value="840.53820800781295" table:style-name="ce1">
            <text:p>840.538208</text:p>
          </table:table-cell>
          <table:table-cell office:value-type="float" office:value="-41.6666870117188" table:style-name="ce1">
            <text:p>-41.66668701</text:p>
          </table:table-cell>
          <table:table-cell office:value-type="float" office:value="115.6" table:style-name="ce1">
            <text:p>115.6</text:p>
          </table:table-cell>
          <table:table-cell office:value-type="float" office:value="110167.734375" table:style-name="ce1">
            <text:p>110167.7344</text:p>
          </table:table-cell>
          <table:table-cell office:value-type="float" office:value="549" table:style-name="ce1">
            <text:p>549</text:p>
          </table:table-cell>
          <table:table-cell office:value-type="float" office:value="7747.5500000000102" table:style-name="ce1">
            <text:p>7747.55</text:p>
          </table:table-cell>
          <table:table-cell table:number-columns-repeated="16373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62.065971374511697" table:style-name="ce1">
            <text:p>62.06597137</text:p>
          </table:table-cell>
          <table:table-cell office:value-type="float" office:value="19.53125" table:style-name="ce1">
            <text:p>19.53125</text:p>
          </table:table-cell>
          <table:table-cell office:value-type="float" office:value="0" table:style-name="ce1">
            <text:p>0</text:p>
          </table:table-cell>
          <table:table-cell office:value-type="float" office:value="6.6059026718139702" table:style-name="ce1">
            <text:p>6.605902672</text:p>
          </table:table-cell>
          <table:table-cell office:value-type="float" office:value="840.53820800781295" table:style-name="ce1">
            <text:p>840.538208</text:p>
          </table:table-cell>
          <table:table-cell office:value-type="float" office:value="-36.4583129882813" table:style-name="ce1">
            <text:p>-36.45831299</text:p>
          </table:table-cell>
          <table:table-cell office:value-type="float" office:value="115.6" table:style-name="ce1">
            <text:p>115.6</text:p>
          </table:table-cell>
          <table:table-cell office:value-type="float" office:value="111937.4921875" table:style-name="ce1">
            <text:p>111937.4922</text:p>
          </table:table-cell>
          <table:table-cell office:value-type="float" office:value="549" table:style-name="ce1">
            <text:p>549</text:p>
          </table:table-cell>
          <table:table-cell office:value-type="float" office:value="7756.7000000000098" table:style-name="ce1">
            <text:p>7756.7</text:p>
          </table:table-cell>
          <table:table-cell table:number-columns-repeated="16373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61.747684478759801" table:style-name="ce1">
            <text:p>61.74768448</text:p>
          </table:table-cell>
          <table:table-cell office:value-type="float" office:value="19.646989822387699" table:style-name="ce1">
            <text:p>19.64698982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840.53820800781295" table:style-name="ce1">
            <text:p>840.538208</text:p>
          </table:table-cell>
          <table:table-cell office:value-type="float" office:value="-34.1434936523438" table:style-name="ce1">
            <text:p>-34.14349365</text:p>
          </table:table-cell>
          <table:table-cell office:value-type="float" office:value="115.6" table:style-name="ce1">
            <text:p>115.6</text:p>
          </table:table-cell>
          <table:table-cell office:value-type="float" office:value="112822.3671875" table:style-name="ce1">
            <text:p>112822.3672</text:p>
          </table:table-cell>
          <table:table-cell office:value-type="float" office:value="549" table:style-name="ce1">
            <text:p>549</text:p>
          </table:table-cell>
          <table:table-cell office:value-type="float" office:value="7765.8500000000104" table:style-name="ce1">
            <text:p>7765.85</text:p>
          </table:table-cell>
          <table:table-cell table:number-columns-repeated="16373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61.458332061767599" table:style-name="ce1">
            <text:p>61.45833206</text:p>
          </table:table-cell>
          <table:table-cell office:value-type="float" office:value="19.704860687255898" table:style-name="ce1">
            <text:p>19.70486069</text:p>
          </table:table-cell>
          <table:table-cell office:value-type="float" office:value="0" table:style-name="ce1">
            <text:p>0</text:p>
          </table:table-cell>
          <table:table-cell office:value-type="float" office:value="6.6883678436279297" table:style-name="ce1">
            <text:p>6.688367844</text:p>
          </table:table-cell>
          <table:table-cell office:value-type="float" office:value="840.89410400390602" table:style-name="ce1">
            <text:p>840.894104</text:p>
          </table:table-cell>
          <table:table-cell office:value-type="float" office:value="-32.4074096679688" table:style-name="ce1">
            <text:p>-32.40740967</text:p>
          </table:table-cell>
          <table:table-cell office:value-type="float" office:value="115.6" table:style-name="ce1">
            <text:p>115.6</text:p>
          </table:table-cell>
          <table:table-cell office:value-type="float" office:value="113264.8125" table:style-name="ce1">
            <text:p>113264.8125</text:p>
          </table:table-cell>
          <table:table-cell office:value-type="float" office:value="549" table:style-name="ce1">
            <text:p>549</text:p>
          </table:table-cell>
          <table:table-cell office:value-type="float" office:value="7775.00000000001" table:style-name="ce1">
            <text:p>7775</text:p>
          </table:table-cell>
          <table:table-cell table:number-columns-repeated="16373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61.313655853271499" table:style-name="ce1">
            <text:p>61.31365585</text:p>
          </table:table-cell>
          <table:table-cell office:value-type="float" office:value="19.820602416992202" table:style-name="ce1">
            <text:p>19.82060242</text:p>
          </table:table-cell>
          <table:table-cell office:value-type="float" office:value="0" table:style-name="ce1">
            <text:p>0</text:p>
          </table:table-cell>
          <table:table-cell office:value-type="float" office:value="6.6927084922790501" table:style-name="ce1">
            <text:p>6.692708492</text:p>
          </table:table-cell>
          <table:table-cell office:value-type="float" office:value="841.25" table:style-name="ce1">
            <text:p>841.25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6" table:style-name="ce1">
            <text:p>115.6</text:p>
          </table:table-cell>
          <table:table-cell office:value-type="float" office:value="114238.1875" table:style-name="ce1">
            <text:p>114238.1875</text:p>
          </table:table-cell>
          <table:table-cell office:value-type="float" office:value="549" table:style-name="ce1">
            <text:p>549</text:p>
          </table:table-cell>
          <table:table-cell office:value-type="float" office:value="7784.1500000000096" table:style-name="ce1">
            <text:p>7784.15</text:p>
          </table:table-cell>
          <table:table-cell table:number-columns-repeated="16373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61.168979644775398" table:style-name="ce1">
            <text:p>61.16897964</text:p>
          </table:table-cell>
          <table:table-cell office:value-type="float" office:value="19.849536895751999" table:style-name="ce1">
            <text:p>19.8495369</text:p>
          </table:table-cell>
          <table:table-cell office:value-type="float" office:value="0" table:style-name="ce1">
            <text:p>0</text:p>
          </table:table-cell>
          <table:table-cell office:value-type="float" office:value="6.6883678436279297" table:style-name="ce1">
            <text:p>6.688367844</text:p>
          </table:table-cell>
          <table:table-cell office:value-type="float" office:value="841.96179199218795" table:style-name="ce1">
            <text:p>841.961792</text:p>
          </table:table-cell>
          <table:table-cell office:value-type="float" office:value="-28.3565063476563" table:style-name="ce1">
            <text:p>-28.35650635</text:p>
          </table:table-cell>
          <table:table-cell office:value-type="float" office:value="115.6" table:style-name="ce1">
            <text:p>115.6</text:p>
          </table:table-cell>
          <table:table-cell office:value-type="float" office:value="113795.7421875" table:style-name="ce1">
            <text:p>113795.7422</text:p>
          </table:table-cell>
          <table:table-cell office:value-type="float" office:value="549" table:style-name="ce1">
            <text:p>549</text:p>
          </table:table-cell>
          <table:table-cell office:value-type="float" office:value="7793.3000000000102" table:style-name="ce1">
            <text:p>7793.3</text:p>
          </table:table-cell>
          <table:table-cell table:number-columns-repeated="16373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61.082176208496101" table:style-name="ce1">
            <text:p>61.08217621</text:p>
          </table:table-cell>
          <table:table-cell office:value-type="float" office:value="19.878471374511701" table:style-name="ce1">
            <text:p>19.87847137</text:p>
          </table:table-cell>
          <table:table-cell office:value-type="float" office:value="0" table:style-name="ce1">
            <text:p>0</text:p>
          </table:table-cell>
          <table:table-cell office:value-type="float" office:value="6.6883678436279297" table:style-name="ce1">
            <text:p>6.688367844</text:p>
          </table:table-cell>
          <table:table-cell office:value-type="float" office:value="841.96179199218795" table:style-name="ce1">
            <text:p>841.96179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112822.3671875" table:style-name="ce1">
            <text:p>112822.3672</text:p>
          </table:table-cell>
          <table:table-cell office:value-type="float" office:value="549" table:style-name="ce1">
            <text:p>549</text:p>
          </table:table-cell>
          <table:table-cell office:value-type="float" office:value="7802.4500000000098" table:style-name="ce1">
            <text:p>7802.45</text:p>
          </table:table-cell>
          <table:table-cell table:number-columns-repeated="16373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1.082176208496101" table:style-name="ce1">
            <text:p>61.08217621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6840276718139702" table:style-name="ce1">
            <text:p>6.684027672</text:p>
          </table:table-cell>
          <table:table-cell office:value-type="float" office:value="843.029541015625" table:style-name="ce1">
            <text:p>843.029541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5.6" table:style-name="ce1">
            <text:p>115.6</text:p>
          </table:table-cell>
          <table:table-cell office:value-type="float" office:value="111229.5859375" table:style-name="ce1">
            <text:p>111229.5859</text:p>
          </table:table-cell>
          <table:table-cell office:value-type="float" office:value="549" table:style-name="ce1">
            <text:p>549</text:p>
          </table:table-cell>
          <table:table-cell office:value-type="float" office:value="7811.6000000000104" table:style-name="ce1">
            <text:p>7811.6</text:p>
          </table:table-cell>
          <table:table-cell table:number-columns-repeated="16373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61.082176208496101" table:style-name="ce1">
            <text:p>61.08217621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6796875" table:style-name="ce1">
            <text:p>6.6796875</text:p>
          </table:table-cell>
          <table:table-cell office:value-type="float" office:value="844.453125" table:style-name="ce1">
            <text:p>844.453125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5.6" table:style-name="ce1">
            <text:p>115.6</text:p>
          </table:table-cell>
          <table:table-cell office:value-type="float" office:value="108928.8984375" table:style-name="ce1">
            <text:p>108928.8984</text:p>
          </table:table-cell>
          <table:table-cell office:value-type="float" office:value="549" table:style-name="ce1">
            <text:p>549</text:p>
          </table:table-cell>
          <table:table-cell office:value-type="float" office:value="7820.75000000001" table:style-name="ce1">
            <text:p>7820.75</text:p>
          </table:table-cell>
          <table:table-cell table:number-columns-repeated="16373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61.0532417297363" table:style-name="ce1">
            <text:p>61.05324173</text:p>
          </table:table-cell>
          <table:table-cell office:value-type="float" office:value="19.936342239379901" table:style-name="ce1">
            <text:p>19.93634224</text:p>
          </table:table-cell>
          <table:table-cell office:value-type="float" office:value="0" table:style-name="ce1">
            <text:p>0</text:p>
          </table:table-cell>
          <table:table-cell office:value-type="float" office:value="6.6623263359069798" table:style-name="ce1">
            <text:p>6.662326336</text:p>
          </table:table-cell>
          <table:table-cell office:value-type="float" office:value="844.453125" table:style-name="ce1">
            <text:p>844.453125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5.6" table:style-name="ce1">
            <text:p>115.6</text:p>
          </table:table-cell>
          <table:table-cell office:value-type="float" office:value="106362.7421875" table:style-name="ce1">
            <text:p>106362.7422</text:p>
          </table:table-cell>
          <table:table-cell office:value-type="float" office:value="549" table:style-name="ce1">
            <text:p>549</text:p>
          </table:table-cell>
          <table:table-cell office:value-type="float" office:value="7829.9000000000096" table:style-name="ce1">
            <text:p>7829.9</text:p>
          </table:table-cell>
          <table:table-cell table:number-columns-repeated="16373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61.0532417297363" table:style-name="ce1">
            <text:p>61.05324173</text:p>
          </table:table-cell>
          <table:table-cell office:value-type="float" office:value="19.965278625488299" table:style-name="ce1">
            <text:p>19.96527863</text:p>
          </table:table-cell>
          <table:table-cell office:value-type="float" office:value="0" table:style-name="ce1">
            <text:p>0</text:p>
          </table:table-cell>
          <table:table-cell office:value-type="float" office:value="6.6579861640930202" table:style-name="ce1">
            <text:p>6.657986164</text:p>
          </table:table-cell>
          <table:table-cell office:value-type="float" office:value="845.52081298828102" table:style-name="ce1">
            <text:p>845.520813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103442.6328125" table:style-name="ce1">
            <text:p>103442.6328</text:p>
          </table:table-cell>
          <table:table-cell office:value-type="float" office:value="549" table:style-name="ce1">
            <text:p>549</text:p>
          </table:table-cell>
          <table:table-cell office:value-type="float" office:value="7839.0500000000102" table:style-name="ce1">
            <text:p>7839.05</text:p>
          </table:table-cell>
          <table:table-cell table:number-columns-repeated="16373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60.9375" table:style-name="ce1">
            <text:p>60.9375</text:p>
          </table:table-cell>
          <table:table-cell office:value-type="float" office:value="19.994213104248001" table:style-name="ce1">
            <text:p>19.9942131</text:p>
          </table:table-cell>
          <table:table-cell office:value-type="float" office:value="0" table:style-name="ce1">
            <text:p>0</text:p>
          </table:table-cell>
          <table:table-cell office:value-type="float" office:value="6.6449651718139702" table:style-name="ce1">
            <text:p>6.644965172</text:p>
          </table:table-cell>
          <table:table-cell office:value-type="float" office:value="846.94445800781295" table:style-name="ce1">
            <text:p>846.944458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100787.9921875" table:style-name="ce1">
            <text:p>100787.9922</text:p>
          </table:table-cell>
          <table:table-cell office:value-type="float" office:value="549" table:style-name="ce1">
            <text:p>549</text:p>
          </table:table-cell>
          <table:table-cell office:value-type="float" office:value="7848.2000000000098" table:style-name="ce1">
            <text:p>7848.2</text:p>
          </table:table-cell>
          <table:table-cell table:number-columns-repeated="16373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60.792823791503899" table:style-name="ce1">
            <text:p>60.79282379</text:p>
          </table:table-cell>
          <table:table-cell office:value-type="float" office:value="20.081018447876001" table:style-name="ce1">
            <text:p>20.08101845</text:p>
          </table:table-cell>
          <table:table-cell office:value-type="float" office:value="0" table:style-name="ce1">
            <text:p>0</text:p>
          </table:table-cell>
          <table:table-cell office:value-type="float" office:value="6.6362848281860396" table:style-name="ce1">
            <text:p>6.636284828</text:p>
          </table:table-cell>
          <table:table-cell office:value-type="float" office:value="846.94445800781295" table:style-name="ce1">
            <text:p>846.944458</text:p>
          </table:table-cell>
          <table:table-cell office:value-type="float" office:value="-21.99072265625" table:style-name="ce1">
            <text:p>-21.99072266</text:p>
          </table:table-cell>
          <table:table-cell office:value-type="float" office:value="115.6" table:style-name="ce1">
            <text:p>115.6</text:p>
          </table:table-cell>
          <table:table-cell office:value-type="float" office:value="98575.7890625" table:style-name="ce1">
            <text:p>98575.78906</text:p>
          </table:table-cell>
          <table:table-cell office:value-type="float" office:value="549" table:style-name="ce1">
            <text:p>549</text:p>
          </table:table-cell>
          <table:table-cell office:value-type="float" office:value="7857.3500000000104" table:style-name="ce1">
            <text:p>7857.35</text:p>
          </table:table-cell>
          <table:table-cell table:number-columns-repeated="16373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60.445602416992202" table:style-name="ce1">
            <text:p>60.44560242</text:p>
          </table:table-cell>
          <table:table-cell office:value-type="float" office:value="20.1099529266357" table:style-name="ce1">
            <text:p>20.10995293</text:p>
          </table:table-cell>
          <table:table-cell office:value-type="float" office:value="0" table:style-name="ce1">
            <text:p>0</text:p>
          </table:table-cell>
          <table:table-cell office:value-type="float" office:value="6.6189236640930202" table:style-name="ce1">
            <text:p>6.618923664</text:p>
          </table:table-cell>
          <table:table-cell office:value-type="float" office:value="848.72393798828102" table:style-name="ce1">
            <text:p>848.723938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176.97627258300801" table:style-name="ce1">
            <text:p>176.9762726</text:p>
          </table:table-cell>
          <table:table-cell office:value-type="float" office:value="549" table:style-name="ce1">
            <text:p>549</text:p>
          </table:table-cell>
          <table:table-cell office:value-type="float" office:value="7866.50000000001" table:style-name="ce1">
            <text:p>7866.5</text:p>
          </table:table-cell>
          <table:table-cell table:number-columns-repeated="16373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60.0405082702637" table:style-name="ce1">
            <text:p>60.04050827</text:p>
          </table:table-cell>
          <table:table-cell office:value-type="float" office:value="20.3125" table:style-name="ce1">
            <text:p>20.3125</text:p>
          </table:table-cell>
          <table:table-cell office:value-type="float" office:value="0" table:style-name="ce1">
            <text:p>0</text:p>
          </table:table-cell>
          <table:table-cell office:value-type="float" office:value="6.5842013359069798" table:style-name="ce1">
            <text:p>6.584201336</text:p>
          </table:table-cell>
          <table:table-cell office:value-type="float" office:value="849.79168701171898" table:style-name="ce1">
            <text:p>849.791687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7875.6500000000096" table:style-name="ce1">
            <text:p>7875.65</text:p>
          </table:table-cell>
          <table:table-cell table:number-columns-repeated="16373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59.809028625488303" table:style-name="ce1">
            <text:p>59.80902863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0" table:style-name="ce1">
            <text:p>0</text:p>
          </table:table-cell>
          <table:table-cell office:value-type="float" office:value="6.5538196563720703" table:style-name="ce1">
            <text:p>6.553819656</text:p>
          </table:table-cell>
          <table:table-cell office:value-type="float" office:value="851.21527099609398" table:style-name="ce1">
            <text:p>851.215271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7884.8000000000102" table:style-name="ce1">
            <text:p>7884.8</text:p>
          </table:table-cell>
          <table:table-cell table:number-columns-repeated="16373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58.7094917297363" table:style-name="ce1">
            <text:p>58.70949173</text:p>
          </table:table-cell>
          <table:table-cell office:value-type="float" office:value="20.5150470733643" table:style-name="ce1">
            <text:p>20.51504707</text:p>
          </table:table-cell>
          <table:table-cell office:value-type="float" office:value="0" table:style-name="ce1">
            <text:p>0</text:p>
          </table:table-cell>
          <table:table-cell office:value-type="float" office:value="6.4756946563720703" table:style-name="ce1">
            <text:p>6.475694656</text:p>
          </table:table-cell>
          <table:table-cell office:value-type="float" office:value="851.57116699218795" table:style-name="ce1">
            <text:p>851.571167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7893.9500000000098" table:style-name="ce1">
            <text:p>7893.95</text:p>
          </table:table-cell>
          <table:table-cell table:number-columns-repeated="16373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58.506942749023402" table:style-name="ce1">
            <text:p>58.50694275</text:p>
          </table:table-cell>
          <table:table-cell office:value-type="float" office:value="20.949073791503899" table:style-name="ce1">
            <text:p>20.94907379</text:p>
          </table:table-cell>
          <table:table-cell office:value-type="float" office:value="0" table:style-name="ce1">
            <text:p>0</text:p>
          </table:table-cell>
          <table:table-cell office:value-type="float" office:value="6.4409723281860396" table:style-name="ce1">
            <text:p>6.440972328</text:p>
          </table:table-cell>
          <table:table-cell office:value-type="float" office:value="853.35070800781295" table:style-name="ce1">
            <text:p>853.350708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7903.1000000000104" table:style-name="ce1">
            <text:p>7903.1</text:p>
          </table:table-cell>
          <table:table-cell table:number-columns-repeated="16373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56.9155082702637" table:style-name="ce1">
            <text:p>56.91550827</text:p>
          </table:table-cell>
          <table:table-cell office:value-type="float" office:value="21.09375" table:style-name="ce1">
            <text:p>21.09375</text:p>
          </table:table-cell>
          <table:table-cell office:value-type="float" office:value="0" table:style-name="ce1">
            <text:p>0</text:p>
          </table:table-cell>
          <table:table-cell office:value-type="float" office:value="6.3758678436279297" table:style-name="ce1">
            <text:p>6.375867844</text:p>
          </table:table-cell>
          <table:table-cell office:value-type="float" office:value="855.13018798828102" table:style-name="ce1">
            <text:p>855.130188</text:p>
          </table:table-cell>
          <table:table-cell office:value-type="float" office:value="-19.6759033203125" table:style-name="ce1">
            <text:p>-19.67590332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7912.2666666666701" table:style-name="ce1">
            <text:p>7912.266667</text:p>
          </table:table-cell>
          <table:table-cell table:number-columns-repeated="16373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56.394676208496101" table:style-name="ce1">
            <text:p>56.39467621</text:p>
          </table:table-cell>
          <table:table-cell office:value-type="float" office:value="21.412036895751999" table:style-name="ce1">
            <text:p>21.4120369</text:p>
          </table:table-cell>
          <table:table-cell office:value-type="float" office:value="0" table:style-name="ce1">
            <text:p>0</text:p>
          </table:table-cell>
          <table:table-cell office:value-type="float" office:value="6.2543401718139702" table:style-name="ce1">
            <text:p>6.254340172</text:p>
          </table:table-cell>
          <table:table-cell office:value-type="float" office:value="856.55383300781295" table:style-name="ce1">
            <text:p>856.553833</text:p>
          </table:table-cell>
          <table:table-cell office:value-type="float" office:value="-19.6759033203125" table:style-name="ce1">
            <text:p>-19.67590332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21.4500000000098" table:style-name="ce1">
            <text:p>7921.45</text:p>
          </table:table-cell>
          <table:table-cell table:number-columns-repeated="16373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55.5844917297363" table:style-name="ce1">
            <text:p>55.58449173</text:p>
          </table:table-cell>
          <table:table-cell office:value-type="float" office:value="21.469907760620099" table:style-name="ce1">
            <text:p>21.46990776</text:p>
          </table:table-cell>
          <table:table-cell office:value-type="float" office:value="0" table:style-name="ce1">
            <text:p>0</text:p>
          </table:table-cell>
          <table:table-cell office:value-type="float" office:value="6.1501736640930202" table:style-name="ce1">
            <text:p>6.150173664</text:p>
          </table:table-cell>
          <table:table-cell office:value-type="float" office:value="857.97741699218795" table:style-name="ce1">
            <text:p>857.977417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2" table:style-name="ce1">
            <text:p>552</text:p>
          </table:table-cell>
          <table:table-cell office:value-type="float" office:value="7930.6500000000096" table:style-name="ce1">
            <text:p>7930.65</text:p>
          </table:table-cell>
          <table:table-cell table:number-columns-repeated="16373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55.179397583007798" table:style-name="ce1">
            <text:p>55.17939758</text:p>
          </table:table-cell>
          <table:table-cell office:value-type="float" office:value="21.730323791503899" table:style-name="ce1">
            <text:p>21.73032379</text:p>
          </table:table-cell>
          <table:table-cell office:value-type="float" office:value="0" table:style-name="ce1">
            <text:p>0</text:p>
          </table:table-cell>
          <table:table-cell office:value-type="float" office:value="6.0416665077209499" table:style-name="ce1">
            <text:p>6.041666508</text:p>
          </table:table-cell>
          <table:table-cell office:value-type="float" office:value="859.40106201171898" table:style-name="ce1">
            <text:p>859.401062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39.8333333333403" table:style-name="ce1">
            <text:p>7939.833333</text:p>
          </table:table-cell>
          <table:table-cell table:number-columns-repeated="16373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54.166667938232401" table:style-name="ce1">
            <text:p>54.16666794</text:p>
          </table:table-cell>
          <table:table-cell office:value-type="float" office:value="21.961805343627901" table:style-name="ce1">
            <text:p>21.96180534</text:p>
          </table:table-cell>
          <table:table-cell office:value-type="float" office:value="0" table:style-name="ce1">
            <text:p>0</text:p>
          </table:table-cell>
          <table:table-cell office:value-type="float" office:value="5.9635415077209499" table:style-name="ce1">
            <text:p>5.963541508</text:p>
          </table:table-cell>
          <table:table-cell office:value-type="float" office:value="860.82464599609398" table:style-name="ce1">
            <text:p>860.824646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49.0166666666701" table:style-name="ce1">
            <text:p>7949.016667</text:p>
          </table:table-cell>
          <table:table-cell table:number-columns-repeated="16373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53.559028625488303" table:style-name="ce1">
            <text:p>53.55902863</text:p>
          </table:table-cell>
          <table:table-cell office:value-type="float" office:value="22.164352416992202" table:style-name="ce1">
            <text:p>22.16435242</text:p>
          </table:table-cell>
          <table:table-cell office:value-type="float" office:value="0" table:style-name="ce1">
            <text:p>0</text:p>
          </table:table-cell>
          <table:table-cell office:value-type="float" office:value="5.8637151718139702" table:style-name="ce1">
            <text:p>5.863715172</text:p>
          </table:table-cell>
          <table:table-cell office:value-type="float" office:value="862.96008300781295" table:style-name="ce1">
            <text:p>862.960083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58.2000000000098" table:style-name="ce1">
            <text:p>7958.2</text:p>
          </table:table-cell>
          <table:table-cell table:number-columns-repeated="16373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2.662036895752003" table:style-name="ce1">
            <text:p>52.6620369</text:p>
          </table:table-cell>
          <table:table-cell office:value-type="float" office:value="22.424768447876001" table:style-name="ce1">
            <text:p>22.42476845</text:p>
          </table:table-cell>
          <table:table-cell office:value-type="float" office:value="0" table:style-name="ce1">
            <text:p>0</text:p>
          </table:table-cell>
          <table:table-cell office:value-type="float" office:value="5.78125" table:style-name="ce1">
            <text:p>5.78125</text:p>
          </table:table-cell>
          <table:table-cell office:value-type="float" office:value="864.38366699218795" table:style-name="ce1">
            <text:p>864.383667</text:p>
          </table:table-cell>
          <table:table-cell office:value-type="float" office:value="-19.6759033203125" table:style-name="ce1">
            <text:p>-19.67590332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67.3833333333396" table:style-name="ce1">
            <text:p>7967.383333</text:p>
          </table:table-cell>
          <table:table-cell table:number-columns-repeated="16373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51.620368957519503" table:style-name="ce1">
            <text:p>51.62036896</text:p>
          </table:table-cell>
          <table:table-cell office:value-type="float" office:value="22.569444656372099" table:style-name="ce1">
            <text:p>22.56944466</text:p>
          </table:table-cell>
          <table:table-cell office:value-type="float" office:value="0" table:style-name="ce1">
            <text:p>0</text:p>
          </table:table-cell>
          <table:table-cell office:value-type="float" office:value="5.6857638359069798" table:style-name="ce1">
            <text:p>5.685763836</text:p>
          </table:table-cell>
          <table:table-cell office:value-type="float" office:value="866.16320800781295" table:style-name="ce1">
            <text:p>866.163208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76.5666666666702" table:style-name="ce1">
            <text:p>7976.566667</text:p>
          </table:table-cell>
          <table:table-cell table:number-columns-repeated="16373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50.839118957519503" table:style-name="ce1">
            <text:p>50.83911896</text:p>
          </table:table-cell>
          <table:table-cell office:value-type="float" office:value="22.8587970733643" table:style-name="ce1">
            <text:p>22.85879707</text:p>
          </table:table-cell>
          <table:table-cell office:value-type="float" office:value="0" table:style-name="ce1">
            <text:p>0</text:p>
          </table:table-cell>
          <table:table-cell office:value-type="float" office:value="5.5642361640930202" table:style-name="ce1">
            <text:p>5.564236164</text:p>
          </table:table-cell>
          <table:table-cell office:value-type="float" office:value="868.298583984375" table:style-name="ce1">
            <text:p>868.298584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7985.75000000001" table:style-name="ce1">
            <text:p>7985.75</text:p>
          </table:table-cell>
          <table:table-cell table:number-columns-repeated="16373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49.594905853271499" table:style-name="ce1">
            <text:p>49.59490585</text:p>
          </table:table-cell>
          <table:table-cell office:value-type="float" office:value="23.032407760620099" table:style-name="ce1">
            <text:p>23.03240776</text:p>
          </table:table-cell>
          <table:table-cell office:value-type="float" office:value="0" table:style-name="ce1">
            <text:p>0</text:p>
          </table:table-cell>
          <table:table-cell office:value-type="float" office:value="5.4861111640930202" table:style-name="ce1">
            <text:p>5.486111164</text:p>
          </table:table-cell>
          <table:table-cell office:value-type="float" office:value="870.43402099609398" table:style-name="ce1">
            <text:p>870.434021</text:p>
          </table:table-cell>
          <table:table-cell office:value-type="float" office:value="-19.6759033203125" table:style-name="ce1">
            <text:p>-19.67590332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7994.9166666666697" table:style-name="ce1">
            <text:p>7994.916667</text:p>
          </table:table-cell>
          <table:table-cell table:number-columns-repeated="16373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48.726852416992202" table:style-name="ce1">
            <text:p>48.72685242</text:p>
          </table:table-cell>
          <table:table-cell office:value-type="float" office:value="23.4375" table:style-name="ce1">
            <text:p>23.4375</text:p>
          </table:table-cell>
          <table:table-cell office:value-type="float" office:value="0" table:style-name="ce1">
            <text:p>0</text:p>
          </table:table-cell>
          <table:table-cell office:value-type="float" office:value="5.3819446563720703" table:style-name="ce1">
            <text:p>5.381944656</text:p>
          </table:table-cell>
          <table:table-cell office:value-type="float" office:value="870.43402099609398" table:style-name="ce1">
            <text:p>870.434021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004.0833333333403" table:style-name="ce1">
            <text:p>8004.083333</text:p>
          </table:table-cell>
          <table:table-cell table:number-columns-repeated="16373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47.164352416992202" table:style-name="ce1">
            <text:p>47.16435242</text:p>
          </table:table-cell>
          <table:table-cell office:value-type="float" office:value="23.726852416992202" table:style-name="ce1">
            <text:p>23.72685242</text:p>
          </table:table-cell>
          <table:table-cell office:value-type="float" office:value="0" table:style-name="ce1">
            <text:p>0</text:p>
          </table:table-cell>
          <table:table-cell office:value-type="float" office:value="5.3211803436279297" table:style-name="ce1">
            <text:p>5.321180344</text:p>
          </table:table-cell>
          <table:table-cell office:value-type="float" office:value="872.92535400390602" table:style-name="ce1">
            <text:p>872.925354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13.2666666666701" table:style-name="ce1">
            <text:p>8013.266667</text:p>
          </table:table-cell>
          <table:table-cell table:number-columns-repeated="16373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46.296295166015597" table:style-name="ce1">
            <text:p>46.29629517</text:p>
          </table:table-cell>
          <table:table-cell office:value-type="float" office:value="23.929397583007798" table:style-name="ce1">
            <text:p>23.92939758</text:p>
          </table:table-cell>
          <table:table-cell office:value-type="float" office:value="0" table:style-name="ce1">
            <text:p>0</text:p>
          </table:table-cell>
          <table:table-cell office:value-type="float" office:value="5.2777776718139702" table:style-name="ce1">
            <text:p>5.277777672</text:p>
          </table:table-cell>
          <table:table-cell office:value-type="float" office:value="875.41668701171898" table:style-name="ce1">
            <text:p>875.416687</text:p>
          </table:table-cell>
          <table:table-cell office:value-type="float" office:value="-21.4120483398438" table:style-name="ce1">
            <text:p>-21.412048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22.4500000000098" table:style-name="ce1">
            <text:p>8022.45</text:p>
          </table:table-cell>
          <table:table-cell table:number-columns-repeated="16373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44.907405853271499" table:style-name="ce1">
            <text:p>44.90740585</text:p>
          </table:table-cell>
          <table:table-cell office:value-type="float" office:value="24.305555343627901" table:style-name="ce1">
            <text:p>24.30555534</text:p>
          </table:table-cell>
          <table:table-cell office:value-type="float" office:value="0" table:style-name="ce1">
            <text:p>0</text:p>
          </table:table-cell>
          <table:table-cell office:value-type="float" office:value="5.2560763359069798" table:style-name="ce1">
            <text:p>5.256076336</text:p>
          </table:table-cell>
          <table:table-cell office:value-type="float" office:value="878.263916015625" table:style-name="ce1">
            <text:p>878.263916</text:p>
          </table:table-cell>
          <table:table-cell office:value-type="float" office:value="-21.99072265625" table:style-name="ce1">
            <text:p>-21.99072266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31.6333333333396" table:style-name="ce1">
            <text:p>8031.633333</text:p>
          </table:table-cell>
          <table:table-cell table:number-columns-repeated="16373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44.241897583007798" table:style-name="ce1">
            <text:p>44.24189758</text:p>
          </table:table-cell>
          <table:table-cell office:value-type="float" office:value="24.4791660308838" table:style-name="ce1">
            <text:p>24.47916603</text:p>
          </table:table-cell>
          <table:table-cell office:value-type="float" office:value="0" table:style-name="ce1">
            <text:p>0</text:p>
          </table:table-cell>
          <table:table-cell office:value-type="float" office:value="5.1649303436279297" table:style-name="ce1">
            <text:p>5.164930344</text:p>
          </table:table-cell>
          <table:table-cell office:value-type="float" office:value="880.04339599609398" table:style-name="ce1">
            <text:p>880.043396</text:p>
          </table:table-cell>
          <table:table-cell office:value-type="float" office:value="-20.8333129882813" table:style-name="ce1">
            <text:p>-20.833312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040.8000000000102" table:style-name="ce1">
            <text:p>8040.8</text:p>
          </table:table-cell>
          <table:table-cell table:number-columns-repeated="16373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43.576389312744098" table:style-name="ce1">
            <text:p>43.57638931</text:p>
          </table:table-cell>
          <table:table-cell office:value-type="float" office:value="24.652778625488299" table:style-name="ce1">
            <text:p>24.65277863</text:p>
          </table:table-cell>
          <table:table-cell office:value-type="float" office:value="0" table:style-name="ce1">
            <text:p>0</text:p>
          </table:table-cell>
          <table:table-cell office:value-type="float" office:value="5.0954861640930202" table:style-name="ce1">
            <text:p>5.095486164</text:p>
          </table:table-cell>
          <table:table-cell office:value-type="float" office:value="882.53472900390602" table:style-name="ce1">
            <text:p>882.534729</text:p>
          </table:table-cell>
          <table:table-cell office:value-type="float" office:value="-22.5694580078125" table:style-name="ce1">
            <text:p>-22.56945801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49.9833333333399" table:style-name="ce1">
            <text:p>8049.983333</text:p>
          </table:table-cell>
          <table:table-cell table:number-columns-repeated="16373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42.3032417297363" table:style-name="ce1">
            <text:p>42.30324173</text:p>
          </table:table-cell>
          <table:table-cell office:value-type="float" office:value="24.9421291351318" table:style-name="ce1">
            <text:p>24.94212914</text:p>
          </table:table-cell>
          <table:table-cell office:value-type="float" office:value="0" table:style-name="ce1">
            <text:p>0</text:p>
          </table:table-cell>
          <table:table-cell office:value-type="float" office:value="5.0390625" table:style-name="ce1">
            <text:p>5.0390625</text:p>
          </table:table-cell>
          <table:table-cell office:value-type="float" office:value="884.670166015625" table:style-name="ce1">
            <text:p>884.670166</text:p>
          </table:table-cell>
          <table:table-cell office:value-type="float" office:value="-21.99072265625" table:style-name="ce1">
            <text:p>-21.99072266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59.1666666666697" table:style-name="ce1">
            <text:p>8059.166667</text:p>
          </table:table-cell>
          <table:table-cell table:number-columns-repeated="16373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41.261573791503899" table:style-name="ce1">
            <text:p>41.26157379</text:p>
          </table:table-cell>
          <table:table-cell office:value-type="float" office:value="25.173610687255898" table:style-name="ce1">
            <text:p>25.17361069</text:p>
          </table:table-cell>
          <table:table-cell office:value-type="float" office:value="0" table:style-name="ce1">
            <text:p>0</text:p>
          </table:table-cell>
          <table:table-cell office:value-type="float" office:value="4.9262151718139702" table:style-name="ce1">
            <text:p>4.926215172</text:p>
          </table:table-cell>
          <table:table-cell office:value-type="float" office:value="887.16143798828102" table:style-name="ce1">
            <text:p>887.161438</text:p>
          </table:table-cell>
          <table:table-cell office:value-type="float" office:value="-22.5694580078125" table:style-name="ce1">
            <text:p>-22.56945801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1" table:style-name="ce1">
            <text:p>551</text:p>
          </table:table-cell>
          <table:table-cell office:value-type="float" office:value="8068.3500000000104" table:style-name="ce1">
            <text:p>8068.35</text:p>
          </table:table-cell>
          <table:table-cell table:number-columns-repeated="16373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40.422454833984403" table:style-name="ce1">
            <text:p>40.42245483</text:p>
          </table:table-cell>
          <table:table-cell office:value-type="float" office:value="25.376157760620099" table:style-name="ce1">
            <text:p>25.37615776</text:p>
          </table:table-cell>
          <table:table-cell office:value-type="float" office:value="0" table:style-name="ce1">
            <text:p>0</text:p>
          </table:table-cell>
          <table:table-cell office:value-type="float" office:value="4.8220486640930202" table:style-name="ce1">
            <text:p>4.822048664</text:p>
          </table:table-cell>
          <table:table-cell office:value-type="float" office:value="889.296875" table:style-name="ce1">
            <text:p>889.296875</text:p>
          </table:table-cell>
          <table:table-cell office:value-type="float" office:value="-21.99072265625" table:style-name="ce1">
            <text:p>-21.99072266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077.5166666666701" table:style-name="ce1">
            <text:p>8077.516667</text:p>
          </table:table-cell>
          <table:table-cell table:number-columns-repeated="16373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39.670139312744098" table:style-name="ce1">
            <text:p>39.67013931</text:p>
          </table:table-cell>
          <table:table-cell office:value-type="float" office:value="25.5787029266357" table:style-name="ce1">
            <text:p>25.57870293</text:p>
          </table:table-cell>
          <table:table-cell office:value-type="float" office:value="0" table:style-name="ce1">
            <text:p>0</text:p>
          </table:table-cell>
          <table:table-cell office:value-type="float" office:value="4.7960071563720703" table:style-name="ce1">
            <text:p>4.796007156</text:p>
          </table:table-cell>
          <table:table-cell office:value-type="float" office:value="891.78820800781295" table:style-name="ce1">
            <text:p>891.788208</text:p>
          </table:table-cell>
          <table:table-cell office:value-type="float" office:value="-22.5694580078125" table:style-name="ce1">
            <text:p>-22.56945801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086.6833333333398" table:style-name="ce1">
            <text:p>8086.683333</text:p>
          </table:table-cell>
          <table:table-cell table:number-columns-repeated="16373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8.657405853271499" table:style-name="ce1">
            <text:p>38.65740585</text:p>
          </table:table-cell>
          <table:table-cell office:value-type="float" office:value="25.810184478759801" table:style-name="ce1">
            <text:p>25.81018448</text:p>
          </table:table-cell>
          <table:table-cell office:value-type="float" office:value="0" table:style-name="ce1">
            <text:p>0</text:p>
          </table:table-cell>
          <table:table-cell office:value-type="float" office:value="4.6875" table:style-name="ce1">
            <text:p>4.6875</text:p>
          </table:table-cell>
          <table:table-cell office:value-type="float" office:value="893.923583984375" table:style-name="ce1">
            <text:p>893.923584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095.8500000000104" table:style-name="ce1">
            <text:p>8095.85</text:p>
          </table:table-cell>
          <table:table-cell table:number-columns-repeated="16373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37.789352416992202" table:style-name="ce1">
            <text:p>37.78935242</text:p>
          </table:table-cell>
          <table:table-cell office:value-type="float" office:value="26.070602416992202" table:style-name="ce1">
            <text:p>26.07060242</text:p>
          </table:table-cell>
          <table:table-cell office:value-type="float" office:value="0" table:style-name="ce1">
            <text:p>0</text:p>
          </table:table-cell>
          <table:table-cell office:value-type="float" office:value="4.5659723281860396" table:style-name="ce1">
            <text:p>4.565972328</text:p>
          </table:table-cell>
          <table:table-cell office:value-type="float" office:value="896.77081298828102" table:style-name="ce1">
            <text:p>896.770813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105.0166666666801" table:style-name="ce1">
            <text:p>8105.016667</text:p>
          </table:table-cell>
          <table:table-cell table:number-columns-repeated="16373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36.950229644775398" table:style-name="ce1">
            <text:p>36.95022964</text:p>
          </table:table-cell>
          <table:table-cell office:value-type="float" office:value="26.244213104248001" table:style-name="ce1">
            <text:p>26.2442131</text:p>
          </table:table-cell>
          <table:table-cell office:value-type="float" office:value="0" table:style-name="ce1">
            <text:p>0</text:p>
          </table:table-cell>
          <table:table-cell office:value-type="float" office:value="4.5138888359069798" table:style-name="ce1">
            <text:p>4.513888836</text:p>
          </table:table-cell>
          <table:table-cell office:value-type="float" office:value="898.90625" table:style-name="ce1">
            <text:p>898.90625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114.1833333333398" table:style-name="ce1">
            <text:p>8114.183333</text:p>
          </table:table-cell>
          <table:table-cell table:number-columns-repeated="16373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6.487270355224602" table:style-name="ce1">
            <text:p>36.48727036</text:p>
          </table:table-cell>
          <table:table-cell office:value-type="float" office:value="26.388889312744102" table:style-name="ce1">
            <text:p>26.38888931</text:p>
          </table:table-cell>
          <table:table-cell office:value-type="float" office:value="0" table:style-name="ce1">
            <text:p>0</text:p>
          </table:table-cell>
          <table:table-cell office:value-type="float" office:value="4.4444446563720703" table:style-name="ce1">
            <text:p>4.444444656</text:p>
          </table:table-cell>
          <table:table-cell office:value-type="float" office:value="901.39758300781295" table:style-name="ce1">
            <text:p>901.397583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123.3500000000104" table:style-name="ce1">
            <text:p>8123.35</text:p>
          </table:table-cell>
          <table:table-cell table:number-columns-repeated="16373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35.590278625488303" table:style-name="ce1">
            <text:p>35.59027863</text:p>
          </table:table-cell>
          <table:table-cell office:value-type="float" office:value="26.649305343627901" table:style-name="ce1">
            <text:p>26.64930534</text:p>
          </table:table-cell>
          <table:table-cell office:value-type="float" office:value="0" table:style-name="ce1">
            <text:p>0</text:p>
          </table:table-cell>
          <table:table-cell office:value-type="float" office:value="4.3836803436279297" table:style-name="ce1">
            <text:p>4.383680344</text:p>
          </table:table-cell>
          <table:table-cell office:value-type="float" office:value="903.17706298828102" table:style-name="ce1">
            <text:p>903.177063</text:p>
          </table:table-cell>
          <table:table-cell office:value-type="float" office:value="-24.3055419921875" table:style-name="ce1">
            <text:p>-24.30554199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32.50000000001" table:style-name="ce1">
            <text:p>8132.5</text:p>
          </table:table-cell>
          <table:table-cell table:number-columns-repeated="16373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34.346065521240199" table:style-name="ce1">
            <text:p>34.34606552</text:p>
          </table:table-cell>
          <table:table-cell office:value-type="float" office:value="26.8229160308838" table:style-name="ce1">
            <text:p>26.82291603</text:p>
          </table:table-cell>
          <table:table-cell office:value-type="float" office:value="0" table:style-name="ce1">
            <text:p>0</text:p>
          </table:table-cell>
          <table:table-cell office:value-type="float" office:value="4.3446178436279297" table:style-name="ce1">
            <text:p>4.344617844</text:p>
          </table:table-cell>
          <table:table-cell office:value-type="float" office:value="905.3125" table:style-name="ce1">
            <text:p>905.3125</text:p>
          </table:table-cell>
          <table:table-cell office:value-type="float" office:value="-24.88427734375" table:style-name="ce1">
            <text:p>-24.884277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141.6666666666797" table:style-name="ce1">
            <text:p>8141.666667</text:p>
          </table:table-cell>
          <table:table-cell table:number-columns-repeated="16373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33.449073791503899" table:style-name="ce1">
            <text:p>33.44907379</text:p>
          </table:table-cell>
          <table:table-cell office:value-type="float" office:value="27.054397583007798" table:style-name="ce1">
            <text:p>27.05439758</text:p>
          </table:table-cell>
          <table:table-cell office:value-type="float" office:value="0" table:style-name="ce1">
            <text:p>0</text:p>
          </table:table-cell>
          <table:table-cell office:value-type="float" office:value="4.2838540077209499" table:style-name="ce1">
            <text:p>4.283854008</text:p>
          </table:table-cell>
          <table:table-cell office:value-type="float" office:value="908.15972900390602" table:style-name="ce1">
            <text:p>908.159729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50.8166666666802" table:style-name="ce1">
            <text:p>8150.816667</text:p>
          </table:table-cell>
          <table:table-cell table:number-columns-repeated="16373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32.320602416992202" table:style-name="ce1">
            <text:p>32.32060242</text:p>
          </table:table-cell>
          <table:table-cell office:value-type="float" office:value="27.256944656372099" table:style-name="ce1">
            <text:p>27.25694466</text:p>
          </table:table-cell>
          <table:table-cell office:value-type="float" office:value="0" table:style-name="ce1">
            <text:p>0</text:p>
          </table:table-cell>
          <table:table-cell office:value-type="float" office:value="4.2144098281860396" table:style-name="ce1">
            <text:p>4.214409828</text:p>
          </table:table-cell>
          <table:table-cell office:value-type="float" office:value="912.07464599609398" table:style-name="ce1">
            <text:p>912.074646</text:p>
          </table:table-cell>
          <table:table-cell office:value-type="float" office:value="-24.88427734375" table:style-name="ce1">
            <text:p>-24.884277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59.9666666666699" table:style-name="ce1">
            <text:p>8159.966667</text:p>
          </table:table-cell>
          <table:table-cell table:number-columns-repeated="16373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31.5104160308838" table:style-name="ce1">
            <text:p>31.51041603</text:p>
          </table:table-cell>
          <table:table-cell office:value-type="float" office:value="27.517360687255898" table:style-name="ce1">
            <text:p>27.51736069</text:p>
          </table:table-cell>
          <table:table-cell office:value-type="float" office:value="0" table:style-name="ce1">
            <text:p>0</text:p>
          </table:table-cell>
          <table:table-cell office:value-type="float" office:value="4.1276040077209499" table:style-name="ce1">
            <text:p>4.127604008</text:p>
          </table:table-cell>
          <table:table-cell office:value-type="float" office:value="913.85418701171898" table:style-name="ce1">
            <text:p>913.854187</text:p>
          </table:table-cell>
          <table:table-cell office:value-type="float" office:value="-24.88427734375" table:style-name="ce1">
            <text:p>-24.884277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69.1166666666704" table:style-name="ce1">
            <text:p>8169.116667</text:p>
          </table:table-cell>
          <table:table-cell table:number-columns-repeated="16373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30.353010177612301" table:style-name="ce1">
            <text:p>30.35301018</text:p>
          </table:table-cell>
          <table:table-cell office:value-type="float" office:value="27.748842239379901" table:style-name="ce1">
            <text:p>27.74884224</text:p>
          </table:table-cell>
          <table:table-cell office:value-type="float" office:value="0" table:style-name="ce1">
            <text:p>0</text:p>
          </table:table-cell>
          <table:table-cell office:value-type="float" office:value="4.0668401718139702" table:style-name="ce1">
            <text:p>4.066840172</text:p>
          </table:table-cell>
          <table:table-cell office:value-type="float" office:value="915.63366699218795" table:style-name="ce1">
            <text:p>915.633667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78.2666666666701" table:style-name="ce1">
            <text:p>8178.266667</text:p>
          </table:table-cell>
          <table:table-cell table:number-columns-repeated="16373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29.513889312744102" table:style-name="ce1">
            <text:p>29.51388931</text:p>
          </table:table-cell>
          <table:table-cell office:value-type="float" office:value="28.038194656372099" table:style-name="ce1">
            <text:p>28.03819466</text:p>
          </table:table-cell>
          <table:table-cell office:value-type="float" office:value="0" table:style-name="ce1">
            <text:p>0</text:p>
          </table:table-cell>
          <table:table-cell office:value-type="float" office:value="3.98003482818604" table:style-name="ce1">
            <text:p>3.980034828</text:p>
          </table:table-cell>
          <table:table-cell office:value-type="float" office:value="917.41320800781295" table:style-name="ce1">
            <text:p>917.413208</text:p>
          </table:table-cell>
          <table:table-cell office:value-type="float" office:value="-23.7268676757813" table:style-name="ce1">
            <text:p>-23.726867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87.4166666666697" table:style-name="ce1">
            <text:p>8187.416667</text:p>
          </table:table-cell>
          <table:table-cell table:number-columns-repeated="16373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28.7037029266357" table:style-name="ce1">
            <text:p>28.70370293</text:p>
          </table:table-cell>
          <table:table-cell office:value-type="float" office:value="28.211805343627901" table:style-name="ce1">
            <text:p>28.21180534</text:p>
          </table:table-cell>
          <table:table-cell office:value-type="float" office:value="0" table:style-name="ce1">
            <text:p>0</text:p>
          </table:table-cell>
          <table:table-cell office:value-type="float" office:value="3.9583332538604701" table:style-name="ce1">
            <text:p>3.958333254</text:p>
          </table:table-cell>
          <table:table-cell office:value-type="float" office:value="919.548583984375" table:style-name="ce1">
            <text:p>919.548584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196.5666666666693" table:style-name="ce1">
            <text:p>8196.566667</text:p>
          </table:table-cell>
          <table:table-cell table:number-columns-repeated="16373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28.125" table:style-name="ce1">
            <text:p>28.125</text:p>
          </table:table-cell>
          <table:table-cell office:value-type="float" office:value="28.356481552123999" table:style-name="ce1">
            <text:p>28.35648155</text:p>
          </table:table-cell>
          <table:table-cell office:value-type="float" office:value="0" table:style-name="ce1">
            <text:p>0</text:p>
          </table:table-cell>
          <table:table-cell office:value-type="float" office:value="3.9453125" table:style-name="ce1">
            <text:p>3.9453125</text:p>
          </table:table-cell>
          <table:table-cell office:value-type="float" office:value="921.328125" table:style-name="ce1">
            <text:p>921.328125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05.7166666666708" table:style-name="ce1">
            <text:p>8205.716667</text:p>
          </table:table-cell>
          <table:table-cell table:number-columns-repeated="16373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27.5462970733643" table:style-name="ce1">
            <text:p>27.54629707</text:p>
          </table:table-cell>
          <table:table-cell office:value-type="float" office:value="28.530092239379901" table:style-name="ce1">
            <text:p>28.53009224</text:p>
          </table:table-cell>
          <table:table-cell office:value-type="float" office:value="0" table:style-name="ce1">
            <text:p>0</text:p>
          </table:table-cell>
          <table:table-cell office:value-type="float" office:value="3.9105901718139702" table:style-name="ce1">
            <text:p>3.910590172</text:p>
          </table:table-cell>
          <table:table-cell office:value-type="float" office:value="922.751708984375" table:style-name="ce1">
            <text:p>922.751709</text:p>
          </table:table-cell>
          <table:table-cell office:value-type="float" office:value="-27.7777709960938" table:style-name="ce1">
            <text:p>-27.777771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214.8833333333405" table:style-name="ce1">
            <text:p>8214.883333</text:p>
          </table:table-cell>
          <table:table-cell table:number-columns-repeated="16373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27.0833339691162" table:style-name="ce1">
            <text:p>27.08333397</text:p>
          </table:table-cell>
          <table:table-cell office:value-type="float" office:value="28.7037029266357" table:style-name="ce1">
            <text:p>28.70370293</text:p>
          </table:table-cell>
          <table:table-cell office:value-type="float" office:value="0" table:style-name="ce1">
            <text:p>0</text:p>
          </table:table-cell>
          <table:table-cell office:value-type="float" office:value="3.8888888359069802" table:style-name="ce1">
            <text:p>3.888888836</text:p>
          </table:table-cell>
          <table:table-cell office:value-type="float" office:value="923.46356201171898" table:style-name="ce1">
            <text:p>923.46356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224.0500000000102" table:style-name="ce1">
            <text:p>8224.05</text:p>
          </table:table-cell>
          <table:table-cell table:number-columns-repeated="16373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26.3020839691162" table:style-name="ce1">
            <text:p>26.30208397</text:p>
          </table:table-cell>
          <table:table-cell office:value-type="float" office:value="28.90625" table:style-name="ce1">
            <text:p>28.90625</text:p>
          </table:table-cell>
          <table:table-cell office:value-type="float" office:value="0" table:style-name="ce1">
            <text:p>0</text:p>
          </table:table-cell>
          <table:table-cell office:value-type="float" office:value="3.8671875" table:style-name="ce1">
            <text:p>3.8671875</text:p>
          </table:table-cell>
          <table:table-cell office:value-type="float" office:value="923.46356201171898" table:style-name="ce1">
            <text:p>923.46356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233.2166666666708" table:style-name="ce1">
            <text:p>8233.216667</text:p>
          </table:table-cell>
          <table:table-cell table:number-columns-repeated="16373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25.607639312744102" table:style-name="ce1">
            <text:p>25.60763931</text:p>
          </table:table-cell>
          <table:table-cell office:value-type="float" office:value="29.050926208496101" table:style-name="ce1">
            <text:p>29.05092621</text:p>
          </table:table-cell>
          <table:table-cell office:value-type="float" office:value="0" table:style-name="ce1">
            <text:p>0</text:p>
          </table:table-cell>
          <table:table-cell office:value-type="float" office:value="3.8151042461395299" table:style-name="ce1">
            <text:p>3.815104246</text:p>
          </table:table-cell>
          <table:table-cell office:value-type="float" office:value="923.46356201171898" table:style-name="ce1">
            <text:p>923.46356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242.3833333333405" table:style-name="ce1">
            <text:p>8242.383333</text:p>
          </table:table-cell>
          <table:table-cell table:number-columns-repeated="16373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25.086805343627901" table:style-name="ce1">
            <text:p>25.08680534</text:p>
          </table:table-cell>
          <table:table-cell office:value-type="float" office:value="29.195602416992202" table:style-name="ce1">
            <text:p>29.19560242</text:p>
          </table:table-cell>
          <table:table-cell office:value-type="float" office:value="0" table:style-name="ce1">
            <text:p>0</text:p>
          </table:table-cell>
          <table:table-cell office:value-type="float" office:value="3.8064236640930198" table:style-name="ce1">
            <text:p>3.806423664</text:p>
          </table:table-cell>
          <table:table-cell office:value-type="float" office:value="923.46356201171898" table:style-name="ce1">
            <text:p>923.46356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51.5333333333401" table:style-name="ce1">
            <text:p>8251.533333</text:p>
          </table:table-cell>
          <table:table-cell table:number-columns-repeated="16373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24.710647583007798" table:style-name="ce1">
            <text:p>24.71064758</text:p>
          </table:table-cell>
          <table:table-cell office:value-type="float" office:value="29.340278625488299" table:style-name="ce1">
            <text:p>29.34027863</text:p>
          </table:table-cell>
          <table:table-cell office:value-type="float" office:value="0" table:style-name="ce1">
            <text:p>0</text:p>
          </table:table-cell>
          <table:table-cell office:value-type="float" office:value="3.7630207538604701" table:style-name="ce1">
            <text:p>3.763020754</text:p>
          </table:table-cell>
          <table:table-cell office:value-type="float" office:value="923.46356201171898" table:style-name="ce1">
            <text:p>923.463562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60.6833333333398" table:style-name="ce1">
            <text:p>8260.683333</text:p>
          </table:table-cell>
          <table:table-cell table:number-columns-repeated="16373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24.363426208496101" table:style-name="ce1">
            <text:p>24.36342621</text:p>
          </table:table-cell>
          <table:table-cell office:value-type="float" office:value="29.398147583007798" table:style-name="ce1">
            <text:p>29.39814758</text:p>
          </table:table-cell>
          <table:table-cell office:value-type="float" office:value="0" table:style-name="ce1">
            <text:p>0</text:p>
          </table:table-cell>
          <table:table-cell office:value-type="float" office:value="3.7630207538604701" table:style-name="ce1">
            <text:p>3.763020754</text:p>
          </table:table-cell>
          <table:table-cell office:value-type="float" office:value="924.88714599609398" table:style-name="ce1">
            <text:p>924.887146</text:p>
          </table:table-cell>
          <table:table-cell office:value-type="float" office:value="-26.620361328125" table:style-name="ce1">
            <text:p>-26.620361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69.8333333333394" table:style-name="ce1">
            <text:p>8269.833333</text:p>
          </table:table-cell>
          <table:table-cell table:number-columns-repeated="16373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4.1608791351318" table:style-name="ce1">
            <text:p>24.16087914</text:p>
          </table:table-cell>
          <table:table-cell office:value-type="float" office:value="29.4849529266357" table:style-name="ce1">
            <text:p>29.48495293</text:p>
          </table:table-cell>
          <table:table-cell office:value-type="float" office:value="0" table:style-name="ce1">
            <text:p>0</text:p>
          </table:table-cell>
          <table:table-cell office:value-type="float" office:value="3.7152776718139702" table:style-name="ce1">
            <text:p>3.715277672</text:p>
          </table:table-cell>
          <table:table-cell office:value-type="float" office:value="926.310791015625" table:style-name="ce1">
            <text:p>926.310791</text:p>
          </table:table-cell>
          <table:table-cell office:value-type="float" office:value="-25.4629516601563" table:style-name="ce1">
            <text:p>-25.46295166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78.9833333333409" table:style-name="ce1">
            <text:p>8278.983333</text:p>
          </table:table-cell>
          <table:table-cell table:number-columns-repeated="16373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23.726852416992202" table:style-name="ce1">
            <text:p>23.72685242</text:p>
          </table:table-cell>
          <table:table-cell office:value-type="float" office:value="29.542823791503899" table:style-name="ce1">
            <text:p>29.54282379</text:p>
          </table:table-cell>
          <table:table-cell office:value-type="float" office:value="0" table:style-name="ce1">
            <text:p>0</text:p>
          </table:table-cell>
          <table:table-cell office:value-type="float" office:value="3.6501736640930198" table:style-name="ce1">
            <text:p>3.650173664</text:p>
          </table:table-cell>
          <table:table-cell office:value-type="float" office:value="927.37847900390602" table:style-name="ce1">
            <text:p>927.378479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88.1333333333405" table:style-name="ce1">
            <text:p>8288.133333</text:p>
          </table:table-cell>
          <table:table-cell table:number-columns-repeated="16373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23.206018447876001" table:style-name="ce1">
            <text:p>23.20601845</text:p>
          </table:table-cell>
          <table:table-cell office:value-type="float" office:value="29.658565521240199" table:style-name="ce1">
            <text:p>29.65856552</text:p>
          </table:table-cell>
          <table:table-cell office:value-type="float" office:value="0" table:style-name="ce1">
            <text:p>0</text:p>
          </table:table-cell>
          <table:table-cell office:value-type="float" office:value="3.6024305820465101" table:style-name="ce1">
            <text:p>3.602430582</text:p>
          </table:table-cell>
          <table:table-cell office:value-type="float" office:value="927.734375" table:style-name="ce1">
            <text:p>927.734375</text:p>
          </table:table-cell>
          <table:table-cell office:value-type="float" office:value="-27.1990966796875" table:style-name="ce1">
            <text:p>-27.199096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297.2833333333401" table:style-name="ce1">
            <text:p>8297.283333</text:p>
          </table:table-cell>
          <table:table-cell table:number-columns-repeated="16373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22.424768447876001" table:style-name="ce1">
            <text:p>22.42476845</text:p>
          </table:table-cell>
          <table:table-cell office:value-type="float" office:value="29.774305343627901" table:style-name="ce1">
            <text:p>29.77430534</text:p>
          </table:table-cell>
          <table:table-cell office:value-type="float" office:value="0" table:style-name="ce1">
            <text:p>0</text:p>
          </table:table-cell>
          <table:table-cell office:value-type="float" office:value="3.5026042461395299" table:style-name="ce1">
            <text:p>3.502604246</text:p>
          </table:table-cell>
          <table:table-cell office:value-type="float" office:value="928.80206298828102" table:style-name="ce1">
            <text:p>928.802063</text:p>
          </table:table-cell>
          <table:table-cell office:value-type="float" office:value="-28.3565063476563" table:style-name="ce1">
            <text:p>-28.35650635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06.4333333333307" table:style-name="ce1">
            <text:p>8306.433333</text:p>
          </table:table-cell>
          <table:table-cell table:number-columns-repeated="16373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21.122684478759801" table:style-name="ce1">
            <text:p>21.12268448</text:p>
          </table:table-cell>
          <table:table-cell office:value-type="float" office:value="29.918981552123999" table:style-name="ce1">
            <text:p>29.91898155</text:p>
          </table:table-cell>
          <table:table-cell office:value-type="float" office:value="0" table:style-name="ce1">
            <text:p>0</text:p>
          </table:table-cell>
          <table:table-cell office:value-type="float" office:value="3.4592013359069802" table:style-name="ce1">
            <text:p>3.459201336</text:p>
          </table:table-cell>
          <table:table-cell office:value-type="float" office:value="929.513916015625" table:style-name="ce1">
            <text:p>929.513916</text:p>
          </table:table-cell>
          <table:table-cell office:value-type="float" office:value="-28.3565063476563" table:style-name="ce1">
            <text:p>-28.35650635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15.5833333333303" table:style-name="ce1">
            <text:p>8315.583333</text:p>
          </table:table-cell>
          <table:table-cell table:number-columns-repeated="16373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20.138889312744102" table:style-name="ce1">
            <text:p>20.13888931</text:p>
          </table:table-cell>
          <table:table-cell office:value-type="float" office:value="30.063657760620099" table:style-name="ce1">
            <text:p>30.06365776</text:p>
          </table:table-cell>
          <table:table-cell office:value-type="float" office:value="0" table:style-name="ce1">
            <text:p>0</text:p>
          </table:table-cell>
          <table:table-cell office:value-type="float" office:value="3.4071180820465101" table:style-name="ce1">
            <text:p>3.407118082</text:p>
          </table:table-cell>
          <table:table-cell office:value-type="float" office:value="930.58160400390602" table:style-name="ce1">
            <text:p>930.581604</text:p>
          </table:table-cell>
          <table:table-cell office:value-type="float" office:value="-31.25" table:style-name="ce1">
            <text:p>-31.25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8" table:style-name="ce1">
            <text:p>548</text:p>
          </table:table-cell>
          <table:table-cell office:value-type="float" office:value="8324.7166666666708" table:style-name="ce1">
            <text:p>8324.716667</text:p>
          </table:table-cell>
          <table:table-cell table:number-columns-repeated="16373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19.126157760620099" table:style-name="ce1">
            <text:p>19.12615776</text:p>
          </table:table-cell>
          <table:table-cell office:value-type="float" office:value="30.121528625488299" table:style-name="ce1">
            <text:p>30.12152863</text:p>
          </table:table-cell>
          <table:table-cell office:value-type="float" office:value="0" table:style-name="ce1">
            <text:p>0</text:p>
          </table:table-cell>
          <table:table-cell office:value-type="float" office:value="3.2421875" table:style-name="ce1">
            <text:p>3.2421875</text:p>
          </table:table-cell>
          <table:table-cell office:value-type="float" office:value="931.29339599609398" table:style-name="ce1">
            <text:p>931.293396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8" table:style-name="ce1">
            <text:p>548</text:p>
          </table:table-cell>
          <table:table-cell office:value-type="float" office:value="8333.85" table:style-name="ce1">
            <text:p>8333.85</text:p>
          </table:table-cell>
          <table:table-cell table:number-columns-repeated="16373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18.663194656372099" table:style-name="ce1">
            <text:p>18.66319466</text:p>
          </table:table-cell>
          <table:table-cell office:value-type="float" office:value="30.2662029266357" table:style-name="ce1">
            <text:p>30.26620293</text:p>
          </table:table-cell>
          <table:table-cell office:value-type="float" office:value="0" table:style-name="ce1">
            <text:p>0</text:p>
          </table:table-cell>
          <table:table-cell office:value-type="float" office:value="3.125" table:style-name="ce1">
            <text:p>3.125</text:p>
          </table:table-cell>
          <table:table-cell office:value-type="float" office:value="932.00518798828102" table:style-name="ce1">
            <text:p>932.005188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43" table:style-name="ce1">
            <text:p>8343</text:p>
          </table:table-cell>
          <table:table-cell table:number-columns-repeated="16373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17.1296291351318" table:style-name="ce1">
            <text:p>17.12962914</text:p>
          </table:table-cell>
          <table:table-cell office:value-type="float" office:value="30.353010177612301" table:style-name="ce1">
            <text:p>30.35301018</text:p>
          </table:table-cell>
          <table:table-cell office:value-type="float" office:value="0" table:style-name="ce1">
            <text:p>0</text:p>
          </table:table-cell>
          <table:table-cell office:value-type="float" office:value="2.9340276718139702" table:style-name="ce1">
            <text:p>2.934027672</text:p>
          </table:table-cell>
          <table:table-cell office:value-type="float" office:value="934.140625" table:style-name="ce1">
            <text:p>934.140625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52.15" table:style-name="ce1">
            <text:p>8352.15</text:p>
          </table:table-cell>
          <table:table-cell table:number-columns-repeated="16373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16.3483791351318" table:style-name="ce1">
            <text:p>16.34837914</text:p>
          </table:table-cell>
          <table:table-cell office:value-type="float" office:value="30.4108791351318" table:style-name="ce1">
            <text:p>30.41087914</text:p>
          </table:table-cell>
          <table:table-cell office:value-type="float" office:value="0" table:style-name="ce1">
            <text:p>0</text:p>
          </table:table-cell>
          <table:table-cell office:value-type="float" office:value="2.88628482818604" table:style-name="ce1">
            <text:p>2.886284828</text:p>
          </table:table-cell>
          <table:table-cell office:value-type="float" office:value="934.140625" table:style-name="ce1">
            <text:p>934.140625</text:p>
          </table:table-cell>
          <table:table-cell office:value-type="float" office:value="-30.0925903320313" table:style-name="ce1">
            <text:p>-30.09259033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50" table:style-name="ce1">
            <text:p>550</text:p>
          </table:table-cell>
          <table:table-cell office:value-type="float" office:value="8361.3166666666693" table:style-name="ce1">
            <text:p>8361.316667</text:p>
          </table:table-cell>
          <table:table-cell table:number-columns-repeated="16373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15.9143514633179" table:style-name="ce1">
            <text:p>15.91435146</text:p>
          </table:table-cell>
          <table:table-cell office:value-type="float" office:value="30.497684478759801" table:style-name="ce1">
            <text:p>30.49768448</text:p>
          </table:table-cell>
          <table:table-cell office:value-type="float" office:value="0" table:style-name="ce1">
            <text:p>0</text:p>
          </table:table-cell>
          <table:table-cell office:value-type="float" office:value="2.7083332538604701" table:style-name="ce1">
            <text:p>2.708333254</text:p>
          </table:table-cell>
          <table:table-cell office:value-type="float" office:value="936.63195800781295" table:style-name="ce1">
            <text:p>936.631958</text:p>
          </table:table-cell>
          <table:table-cell office:value-type="float" office:value="-30.6713256835938" table:style-name="ce1">
            <text:p>-30.67132568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70.4666666666708" table:style-name="ce1">
            <text:p>8370.466667</text:p>
          </table:table-cell>
          <table:table-cell table:number-columns-repeated="16373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14.641203880310099" table:style-name="ce1">
            <text:p>14.64120388</text:p>
          </table:table-cell>
          <table:table-cell office:value-type="float" office:value="30.5266208648682" table:style-name="ce1">
            <text:p>30.52662086</text:p>
          </table:table-cell>
          <table:table-cell office:value-type="float" office:value="0" table:style-name="ce1">
            <text:p>0</text:p>
          </table:table-cell>
          <table:table-cell office:value-type="float" office:value="2.6736111640930198" table:style-name="ce1">
            <text:p>2.673611164</text:p>
          </table:table-cell>
          <table:table-cell office:value-type="float" office:value="936.98785400390602" table:style-name="ce1">
            <text:p>936.987854</text:p>
          </table:table-cell>
          <table:table-cell office:value-type="float" office:value="-32.4074096679688" table:style-name="ce1">
            <text:p>-32.40740967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79.6166666666704" table:style-name="ce1">
            <text:p>8379.616667</text:p>
          </table:table-cell>
          <table:table-cell table:number-columns-repeated="16373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14.178240776061999" table:style-name="ce1">
            <text:p>14.17824078</text:p>
          </table:table-cell>
          <table:table-cell office:value-type="float" office:value="30.5266208648682" table:style-name="ce1">
            <text:p>30.52662086</text:p>
          </table:table-cell>
          <table:table-cell office:value-type="float" office:value="0" table:style-name="ce1">
            <text:p>0</text:p>
          </table:table-cell>
          <table:table-cell office:value-type="float" office:value="2.5911457538604701" table:style-name="ce1">
            <text:p>2.591145754</text:p>
          </table:table-cell>
          <table:table-cell office:value-type="float" office:value="938.767333984375" table:style-name="ce1">
            <text:p>938.767334</text:p>
          </table:table-cell>
          <table:table-cell office:value-type="float" office:value="-33.5648193359375" table:style-name="ce1">
            <text:p>-33.56481934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88.7666666666701" table:style-name="ce1">
            <text:p>8388.766667</text:p>
          </table:table-cell>
          <table:table-cell table:number-columns-repeated="16373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13.7731485366821" table:style-name="ce1">
            <text:p>13.77314854</text:p>
          </table:table-cell>
          <table:table-cell office:value-type="float" office:value="30.584489822387699" table:style-name="ce1">
            <text:p>30.58448982</text:p>
          </table:table-cell>
          <table:table-cell office:value-type="float" office:value="0" table:style-name="ce1">
            <text:p>0</text:p>
          </table:table-cell>
          <table:table-cell office:value-type="float" office:value="2.5130207538604701" table:style-name="ce1">
            <text:p>2.513020754</text:p>
          </table:table-cell>
          <table:table-cell office:value-type="float" office:value="940.19097900390602" table:style-name="ce1">
            <text:p>940.190979</text:p>
          </table:table-cell>
          <table:table-cell office:value-type="float" office:value="-35.3009033203125" table:style-name="ce1">
            <text:p>-35.30090332</text:p>
          </table:table-cell>
          <table:table-cell office:value-type="float" office:value="115.6" table:style-name="ce1">
            <text:p>115.6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397.9166666666606" table:style-name="ce1">
            <text:p>8397.916667</text:p>
          </table:table-cell>
          <table:table-cell table:number-columns-repeated="16373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4.0335645675659" table:style-name="ce1">
            <text:p>14.03356457</text:p>
          </table:table-cell>
          <table:table-cell office:value-type="float" office:value="30.815971374511701" table:style-name="ce1">
            <text:p>30.81597137</text:p>
          </table:table-cell>
          <table:table-cell office:value-type="float" office:value="0" table:style-name="ce1">
            <text:p>0</text:p>
          </table:table-cell>
          <table:table-cell office:value-type="float" office:value="2.53472232818604" table:style-name="ce1">
            <text:p>2.534722328</text:p>
          </table:table-cell>
          <table:table-cell office:value-type="float" office:value="942.326416015625" table:style-name="ce1">
            <text:p>942.326416</text:p>
          </table:table-cell>
          <table:table-cell office:value-type="float" office:value="-36.4583129882813" table:style-name="ce1">
            <text:p>-36.45831299</text:p>
          </table:table-cell>
          <table:table-cell office:value-type="float" office:value="116.4" table:style-name="ce1">
            <text:p>116.4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9" table:style-name="ce1">
            <text:p>549</text:p>
          </table:table-cell>
          <table:table-cell office:value-type="float" office:value="8407.0666666666602" table:style-name="ce1">
            <text:p>8407.066667</text:p>
          </table:table-cell>
          <table:table-cell table:number-columns-repeated="16373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15.827546119689901" table:style-name="ce1">
            <text:p>15.82754612</text:p>
          </table:table-cell>
          <table:table-cell office:value-type="float" office:value="30.9895839691162" table:style-name="ce1">
            <text:p>30.98958397</text:p>
          </table:table-cell>
          <table:table-cell office:value-type="float" office:value="0" table:style-name="ce1">
            <text:p>0</text:p>
          </table:table-cell>
          <table:table-cell office:value-type="float" office:value="2.5868055820465101" table:style-name="ce1">
            <text:p>2.586805582</text:p>
          </table:table-cell>
          <table:table-cell office:value-type="float" office:value="942.68231201171898" table:style-name="ce1">
            <text:p>942.682312</text:p>
          </table:table-cell>
          <table:table-cell office:value-type="float" office:value="-35.879638671875" table:style-name="ce1">
            <text:p>-35.87963867</text:p>
          </table:table-cell>
          <table:table-cell office:value-type="float" office:value="118.2" table:style-name="ce1">
            <text:p>118.2</text:p>
          </table:table-cell>
          <table:table-cell office:value-type="float" office:value="88.488136291503906" table:style-name="ce1">
            <text:p>88.48813629</text:p>
          </table:table-cell>
          <table:table-cell office:value-type="float" office:value="544" table:style-name="ce1">
            <text:p>544</text:p>
          </table:table-cell>
          <table:table-cell office:value-type="float" office:value="8416.1333333333296" table:style-name="ce1">
            <text:p>8416.133333</text:p>
          </table:table-cell>
          <table:table-cell table:number-columns-repeated="16373"/>
        </table:table-row>
        <table:table-row table:number-rows-repeated="10475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11-28T10:32:46Z</meta:creation-date>
    <dc:date>2025-03-18T18:42:44Z</dc:date>
  </office:meta>
</office:document-meta>
</file>